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4"/>
          <table:table-cell table:formula="of:=&quot;nom&quot; &amp; ROW()" office:value-type="string" office:string-value="nom1" calcext:value-type="string">
            <text:p>nom1</text:p>
          </table:table-cell>
          <table:table-cell table:formula="of:=&quot;prenom&quot;&amp;ROW()" office:value-type="string" office:string-value="prenom1" calcext:value-type="string">
            <text:p>prenom1</text:p>
          </table:table-cell>
          <table:table-cell table:formula="of:=ROW()" office:value-type="float" office:value="1" calcext:value-type="float">
            <text:p>1</text:p>
          </table:table-cell>
          <table:table-cell/>
          <table:table-cell table:formula="of:=&quot;array('nom' =&gt; '&quot;&amp;[.E1]&amp;&quot;' , 'prenom' =&gt; '&quot;&amp;[.F1]&amp;&quot;' , 'age' =&gt; &quot;&amp;[.G1]&amp;&quot; , 'id_formulaire' =&gt; 1 ),&quot;" office:value-type="string" office:string-value="array('nom' =&gt; 'nom1' , 'prenom' =&gt; 'prenom1' , 'age' =&gt; 1 , 'id_formulaire' =&gt; 1 )," calcext:value-type="string">
            <text:p>array('nom' =&gt; 'nom1' , 'prenom' =&gt; 'prenom1' , 'age' =&gt; 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" calcext:value-type="string">
            <text:p>nom2</text:p>
          </table:table-cell>
          <table:table-cell table:formula="of:=&quot;prenom&quot;&amp;ROW()" office:value-type="string" office:string-value="prenom2" calcext:value-type="string">
            <text:p>prenom2</text:p>
          </table:table-cell>
          <table:table-cell table:formula="of:=ROW()" office:value-type="float" office:value="2" calcext:value-type="float">
            <text:p>2</text:p>
          </table:table-cell>
          <table:table-cell/>
          <table:table-cell table:formula="of:=&quot;array('nom' =&gt; '&quot;&amp;[.E2]&amp;&quot;' , 'prenom' =&gt; '&quot;&amp;[.F2]&amp;&quot;' , 'age' =&gt; &quot;&amp;[.G2]&amp;&quot; , 'id_formulaire' =&gt; 1 ),&quot;" office:value-type="string" office:string-value="array('nom' =&gt; 'nom2' , 'prenom' =&gt; 'prenom2' , 'age' =&gt; 2 , 'id_formulaire' =&gt; 1 )," calcext:value-type="string">
            <text:p>array('nom' =&gt; 'nom2' , 'prenom' =&gt; 'prenom2' , 'age' =&gt; 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" calcext:value-type="string">
            <text:p>nom3</text:p>
          </table:table-cell>
          <table:table-cell table:formula="of:=&quot;prenom&quot;&amp;ROW()" office:value-type="string" office:string-value="prenom3" calcext:value-type="string">
            <text:p>prenom3</text:p>
          </table:table-cell>
          <table:table-cell table:formula="of:=ROW()" office:value-type="float" office:value="3" calcext:value-type="float">
            <text:p>3</text:p>
          </table:table-cell>
          <table:table-cell/>
          <table:table-cell table:formula="of:=&quot;array('nom' =&gt; '&quot;&amp;[.E3]&amp;&quot;' , 'prenom' =&gt; '&quot;&amp;[.F3]&amp;&quot;' , 'age' =&gt; &quot;&amp;[.G3]&amp;&quot; , 'id_formulaire' =&gt; 1 ),&quot;" office:value-type="string" office:string-value="array('nom' =&gt; 'nom3' , 'prenom' =&gt; 'prenom3' , 'age' =&gt; 3 , 'id_formulaire' =&gt; 1 )," calcext:value-type="string">
            <text:p>array('nom' =&gt; 'nom3' , 'prenom' =&gt; 'prenom3' , 'age' =&gt; 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" calcext:value-type="string">
            <text:p>nom4</text:p>
          </table:table-cell>
          <table:table-cell table:formula="of:=&quot;prenom&quot;&amp;ROW()" office:value-type="string" office:string-value="prenom4" calcext:value-type="string">
            <text:p>prenom4</text:p>
          </table:table-cell>
          <table:table-cell table:formula="of:=ROW()" office:value-type="float" office:value="4" calcext:value-type="float">
            <text:p>4</text:p>
          </table:table-cell>
          <table:table-cell/>
          <table:table-cell table:formula="of:=&quot;array('nom' =&gt; '&quot;&amp;[.E4]&amp;&quot;' , 'prenom' =&gt; '&quot;&amp;[.F4]&amp;&quot;' , 'age' =&gt; &quot;&amp;[.G4]&amp;&quot; , 'id_formulaire' =&gt; 1 ),&quot;" office:value-type="string" office:string-value="array('nom' =&gt; 'nom4' , 'prenom' =&gt; 'prenom4' , 'age' =&gt; 4 , 'id_formulaire' =&gt; 1 )," calcext:value-type="string">
            <text:p>array('nom' =&gt; 'nom4' , 'prenom' =&gt; 'prenom4' , 'age' =&gt; 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" calcext:value-type="string">
            <text:p>nom5</text:p>
          </table:table-cell>
          <table:table-cell table:formula="of:=&quot;prenom&quot;&amp;ROW()" office:value-type="string" office:string-value="prenom5" calcext:value-type="string">
            <text:p>prenom5</text:p>
          </table:table-cell>
          <table:table-cell table:formula="of:=ROW()" office:value-type="float" office:value="5" calcext:value-type="float">
            <text:p>5</text:p>
          </table:table-cell>
          <table:table-cell/>
          <table:table-cell table:formula="of:=&quot;array('nom' =&gt; '&quot;&amp;[.E5]&amp;&quot;' , 'prenom' =&gt; '&quot;&amp;[.F5]&amp;&quot;' , 'age' =&gt; &quot;&amp;[.G5]&amp;&quot; , 'id_formulaire' =&gt; 1 ),&quot;" office:value-type="string" office:string-value="array('nom' =&gt; 'nom5' , 'prenom' =&gt; 'prenom5' , 'age' =&gt; 5 , 'id_formulaire' =&gt; 1 )," calcext:value-type="string">
            <text:p>array('nom' =&gt; 'nom5' , 'prenom' =&gt; 'prenom5' , 'age' =&gt; 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" calcext:value-type="string">
            <text:p>nom6</text:p>
          </table:table-cell>
          <table:table-cell table:formula="of:=&quot;prenom&quot;&amp;ROW()" office:value-type="string" office:string-value="prenom6" calcext:value-type="string">
            <text:p>prenom6</text:p>
          </table:table-cell>
          <table:table-cell table:formula="of:=ROW()" office:value-type="float" office:value="6" calcext:value-type="float">
            <text:p>6</text:p>
          </table:table-cell>
          <table:table-cell/>
          <table:table-cell table:formula="of:=&quot;array('nom' =&gt; '&quot;&amp;[.E6]&amp;&quot;' , 'prenom' =&gt; '&quot;&amp;[.F6]&amp;&quot;' , 'age' =&gt; &quot;&amp;[.G6]&amp;&quot; , 'id_formulaire' =&gt; 1 ),&quot;" office:value-type="string" office:string-value="array('nom' =&gt; 'nom6' , 'prenom' =&gt; 'prenom6' , 'age' =&gt; 6 , 'id_formulaire' =&gt; 1 )," calcext:value-type="string">
            <text:p>array('nom' =&gt; 'nom6' , 'prenom' =&gt; 'prenom6' , 'age' =&gt; 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" calcext:value-type="string">
            <text:p>nom7</text:p>
          </table:table-cell>
          <table:table-cell table:formula="of:=&quot;prenom&quot;&amp;ROW()" office:value-type="string" office:string-value="prenom7" calcext:value-type="string">
            <text:p>prenom7</text:p>
          </table:table-cell>
          <table:table-cell table:formula="of:=ROW()" office:value-type="float" office:value="7" calcext:value-type="float">
            <text:p>7</text:p>
          </table:table-cell>
          <table:table-cell/>
          <table:table-cell table:formula="of:=&quot;array('nom' =&gt; '&quot;&amp;[.E7]&amp;&quot;' , 'prenom' =&gt; '&quot;&amp;[.F7]&amp;&quot;' , 'age' =&gt; &quot;&amp;[.G7]&amp;&quot; , 'id_formulaire' =&gt; 1 ),&quot;" office:value-type="string" office:string-value="array('nom' =&gt; 'nom7' , 'prenom' =&gt; 'prenom7' , 'age' =&gt; 7 , 'id_formulaire' =&gt; 1 )," calcext:value-type="string">
            <text:p>array('nom' =&gt; 'nom7' , 'prenom' =&gt; 'prenom7' , 'age' =&gt; 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" calcext:value-type="string">
            <text:p>nom8</text:p>
          </table:table-cell>
          <table:table-cell table:formula="of:=&quot;prenom&quot;&amp;ROW()" office:value-type="string" office:string-value="prenom8" calcext:value-type="string">
            <text:p>prenom8</text:p>
          </table:table-cell>
          <table:table-cell table:formula="of:=ROW()" office:value-type="float" office:value="8" calcext:value-type="float">
            <text:p>8</text:p>
          </table:table-cell>
          <table:table-cell/>
          <table:table-cell table:formula="of:=&quot;array('nom' =&gt; '&quot;&amp;[.E8]&amp;&quot;' , 'prenom' =&gt; '&quot;&amp;[.F8]&amp;&quot;' , 'age' =&gt; &quot;&amp;[.G8]&amp;&quot; , 'id_formulaire' =&gt; 1 ),&quot;" office:value-type="string" office:string-value="array('nom' =&gt; 'nom8' , 'prenom' =&gt; 'prenom8' , 'age' =&gt; 8 , 'id_formulaire' =&gt; 1 )," calcext:value-type="string">
            <text:p>array('nom' =&gt; 'nom8' , 'prenom' =&gt; 'prenom8' , 'age' =&gt; 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" calcext:value-type="string">
            <text:p>nom9</text:p>
          </table:table-cell>
          <table:table-cell table:formula="of:=&quot;prenom&quot;&amp;ROW()" office:value-type="string" office:string-value="prenom9" calcext:value-type="string">
            <text:p>prenom9</text:p>
          </table:table-cell>
          <table:table-cell table:formula="of:=ROW()" office:value-type="float" office:value="9" calcext:value-type="float">
            <text:p>9</text:p>
          </table:table-cell>
          <table:table-cell/>
          <table:table-cell table:formula="of:=&quot;array('nom' =&gt; '&quot;&amp;[.E9]&amp;&quot;' , 'prenom' =&gt; '&quot;&amp;[.F9]&amp;&quot;' , 'age' =&gt; &quot;&amp;[.G9]&amp;&quot; , 'id_formulaire' =&gt; 1 ),&quot;" office:value-type="string" office:string-value="array('nom' =&gt; 'nom9' , 'prenom' =&gt; 'prenom9' , 'age' =&gt; 9 , 'id_formulaire' =&gt; 1 )," calcext:value-type="string">
            <text:p>array('nom' =&gt; 'nom9' , 'prenom' =&gt; 'prenom9' , 'age' =&gt; 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" calcext:value-type="string">
            <text:p>nom10</text:p>
          </table:table-cell>
          <table:table-cell table:formula="of:=&quot;prenom&quot;&amp;ROW()" office:value-type="string" office:string-value="prenom10" calcext:value-type="string">
            <text:p>prenom10</text:p>
          </table:table-cell>
          <table:table-cell table:formula="of:=ROW()" office:value-type="float" office:value="10" calcext:value-type="float">
            <text:p>10</text:p>
          </table:table-cell>
          <table:table-cell/>
          <table:table-cell table:formula="of:=&quot;array('nom' =&gt; '&quot;&amp;[.E10]&amp;&quot;' , 'prenom' =&gt; '&quot;&amp;[.F10]&amp;&quot;' , 'age' =&gt; &quot;&amp;[.G10]&amp;&quot; , 'id_formulaire' =&gt; 1 ),&quot;" office:value-type="string" office:string-value="array('nom' =&gt; 'nom10' , 'prenom' =&gt; 'prenom10' , 'age' =&gt; 10 , 'id_formulaire' =&gt; 1 )," calcext:value-type="string">
            <text:p>array('nom' =&gt; 'nom10' , 'prenom' =&gt; 'prenom10' , 'age' =&gt; 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" calcext:value-type="string">
            <text:p>nom11</text:p>
          </table:table-cell>
          <table:table-cell table:formula="of:=&quot;prenom&quot;&amp;ROW()" office:value-type="string" office:string-value="prenom11" calcext:value-type="string">
            <text:p>prenom11</text:p>
          </table:table-cell>
          <table:table-cell table:formula="of:=ROW()" office:value-type="float" office:value="11" calcext:value-type="float">
            <text:p>11</text:p>
          </table:table-cell>
          <table:table-cell/>
          <table:table-cell table:formula="of:=&quot;array('nom' =&gt; '&quot;&amp;[.E11]&amp;&quot;' , 'prenom' =&gt; '&quot;&amp;[.F11]&amp;&quot;' , 'age' =&gt; &quot;&amp;[.G11]&amp;&quot; , 'id_formulaire' =&gt; 1 ),&quot;" office:value-type="string" office:string-value="array('nom' =&gt; 'nom11' , 'prenom' =&gt; 'prenom11' , 'age' =&gt; 11 , 'id_formulaire' =&gt; 1 )," calcext:value-type="string">
            <text:p>array('nom' =&gt; 'nom11' , 'prenom' =&gt; 'prenom11' , 'age' =&gt; 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" calcext:value-type="string">
            <text:p>nom12</text:p>
          </table:table-cell>
          <table:table-cell table:formula="of:=&quot;prenom&quot;&amp;ROW()" office:value-type="string" office:string-value="prenom12" calcext:value-type="string">
            <text:p>prenom12</text:p>
          </table:table-cell>
          <table:table-cell table:formula="of:=ROW()" office:value-type="float" office:value="12" calcext:value-type="float">
            <text:p>12</text:p>
          </table:table-cell>
          <table:table-cell/>
          <table:table-cell table:formula="of:=&quot;array('nom' =&gt; '&quot;&amp;[.E12]&amp;&quot;' , 'prenom' =&gt; '&quot;&amp;[.F12]&amp;&quot;' , 'age' =&gt; &quot;&amp;[.G12]&amp;&quot; , 'id_formulaire' =&gt; 1 ),&quot;" office:value-type="string" office:string-value="array('nom' =&gt; 'nom12' , 'prenom' =&gt; 'prenom12' , 'age' =&gt; 12 , 'id_formulaire' =&gt; 1 )," calcext:value-type="string">
            <text:p>array('nom' =&gt; 'nom12' , 'prenom' =&gt; 'prenom12' , 'age' =&gt; 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" calcext:value-type="string">
            <text:p>nom13</text:p>
          </table:table-cell>
          <table:table-cell table:formula="of:=&quot;prenom&quot;&amp;ROW()" office:value-type="string" office:string-value="prenom13" calcext:value-type="string">
            <text:p>prenom13</text:p>
          </table:table-cell>
          <table:table-cell table:formula="of:=ROW()" office:value-type="float" office:value="13" calcext:value-type="float">
            <text:p>13</text:p>
          </table:table-cell>
          <table:table-cell/>
          <table:table-cell table:formula="of:=&quot;array('nom' =&gt; '&quot;&amp;[.E13]&amp;&quot;' , 'prenom' =&gt; '&quot;&amp;[.F13]&amp;&quot;' , 'age' =&gt; &quot;&amp;[.G13]&amp;&quot; , 'id_formulaire' =&gt; 1 ),&quot;" office:value-type="string" office:string-value="array('nom' =&gt; 'nom13' , 'prenom' =&gt; 'prenom13' , 'age' =&gt; 13 , 'id_formulaire' =&gt; 1 )," calcext:value-type="string">
            <text:p>array('nom' =&gt; 'nom13' , 'prenom' =&gt; 'prenom13' , 'age' =&gt; 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" calcext:value-type="string">
            <text:p>nom14</text:p>
          </table:table-cell>
          <table:table-cell table:formula="of:=&quot;prenom&quot;&amp;ROW()" office:value-type="string" office:string-value="prenom14" calcext:value-type="string">
            <text:p>prenom14</text:p>
          </table:table-cell>
          <table:table-cell table:formula="of:=ROW()" office:value-type="float" office:value="14" calcext:value-type="float">
            <text:p>14</text:p>
          </table:table-cell>
          <table:table-cell/>
          <table:table-cell table:formula="of:=&quot;array('nom' =&gt; '&quot;&amp;[.E14]&amp;&quot;' , 'prenom' =&gt; '&quot;&amp;[.F14]&amp;&quot;' , 'age' =&gt; &quot;&amp;[.G14]&amp;&quot; , 'id_formulaire' =&gt; 1 ),&quot;" office:value-type="string" office:string-value="array('nom' =&gt; 'nom14' , 'prenom' =&gt; 'prenom14' , 'age' =&gt; 14 , 'id_formulaire' =&gt; 1 )," calcext:value-type="string">
            <text:p>array('nom' =&gt; 'nom14' , 'prenom' =&gt; 'prenom14' , 'age' =&gt; 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" calcext:value-type="string">
            <text:p>nom15</text:p>
          </table:table-cell>
          <table:table-cell table:formula="of:=&quot;prenom&quot;&amp;ROW()" office:value-type="string" office:string-value="prenom15" calcext:value-type="string">
            <text:p>prenom15</text:p>
          </table:table-cell>
          <table:table-cell table:formula="of:=ROW()" office:value-type="float" office:value="15" calcext:value-type="float">
            <text:p>15</text:p>
          </table:table-cell>
          <table:table-cell/>
          <table:table-cell table:formula="of:=&quot;array('nom' =&gt; '&quot;&amp;[.E15]&amp;&quot;' , 'prenom' =&gt; '&quot;&amp;[.F15]&amp;&quot;' , 'age' =&gt; &quot;&amp;[.G15]&amp;&quot; , 'id_formulaire' =&gt; 1 ),&quot;" office:value-type="string" office:string-value="array('nom' =&gt; 'nom15' , 'prenom' =&gt; 'prenom15' , 'age' =&gt; 15 , 'id_formulaire' =&gt; 1 )," calcext:value-type="string">
            <text:p>array('nom' =&gt; 'nom15' , 'prenom' =&gt; 'prenom15' , 'age' =&gt; 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" calcext:value-type="string">
            <text:p>nom16</text:p>
          </table:table-cell>
          <table:table-cell table:formula="of:=&quot;prenom&quot;&amp;ROW()" office:value-type="string" office:string-value="prenom16" calcext:value-type="string">
            <text:p>prenom16</text:p>
          </table:table-cell>
          <table:table-cell table:formula="of:=ROW()" office:value-type="float" office:value="16" calcext:value-type="float">
            <text:p>16</text:p>
          </table:table-cell>
          <table:table-cell/>
          <table:table-cell table:formula="of:=&quot;array('nom' =&gt; '&quot;&amp;[.E16]&amp;&quot;' , 'prenom' =&gt; '&quot;&amp;[.F16]&amp;&quot;' , 'age' =&gt; &quot;&amp;[.G16]&amp;&quot; , 'id_formulaire' =&gt; 1 ),&quot;" office:value-type="string" office:string-value="array('nom' =&gt; 'nom16' , 'prenom' =&gt; 'prenom16' , 'age' =&gt; 16 , 'id_formulaire' =&gt; 1 )," calcext:value-type="string">
            <text:p>array('nom' =&gt; 'nom16' , 'prenom' =&gt; 'prenom16' , 'age' =&gt; 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" calcext:value-type="string">
            <text:p>nom17</text:p>
          </table:table-cell>
          <table:table-cell table:formula="of:=&quot;prenom&quot;&amp;ROW()" office:value-type="string" office:string-value="prenom17" calcext:value-type="string">
            <text:p>prenom17</text:p>
          </table:table-cell>
          <table:table-cell table:formula="of:=ROW()" office:value-type="float" office:value="17" calcext:value-type="float">
            <text:p>17</text:p>
          </table:table-cell>
          <table:table-cell/>
          <table:table-cell table:formula="of:=&quot;array('nom' =&gt; '&quot;&amp;[.E17]&amp;&quot;' , 'prenom' =&gt; '&quot;&amp;[.F17]&amp;&quot;' , 'age' =&gt; &quot;&amp;[.G17]&amp;&quot; , 'id_formulaire' =&gt; 1 ),&quot;" office:value-type="string" office:string-value="array('nom' =&gt; 'nom17' , 'prenom' =&gt; 'prenom17' , 'age' =&gt; 17 , 'id_formulaire' =&gt; 1 )," calcext:value-type="string">
            <text:p>array('nom' =&gt; 'nom17' , 'prenom' =&gt; 'prenom17' , 'age' =&gt; 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" calcext:value-type="string">
            <text:p>nom18</text:p>
          </table:table-cell>
          <table:table-cell table:formula="of:=&quot;prenom&quot;&amp;ROW()" office:value-type="string" office:string-value="prenom18" calcext:value-type="string">
            <text:p>prenom18</text:p>
          </table:table-cell>
          <table:table-cell table:formula="of:=ROW()" office:value-type="float" office:value="18" calcext:value-type="float">
            <text:p>18</text:p>
          </table:table-cell>
          <table:table-cell/>
          <table:table-cell table:formula="of:=&quot;array('nom' =&gt; '&quot;&amp;[.E18]&amp;&quot;' , 'prenom' =&gt; '&quot;&amp;[.F18]&amp;&quot;' , 'age' =&gt; &quot;&amp;[.G18]&amp;&quot; , 'id_formulaire' =&gt; 1 ),&quot;" office:value-type="string" office:string-value="array('nom' =&gt; 'nom18' , 'prenom' =&gt; 'prenom18' , 'age' =&gt; 18 , 'id_formulaire' =&gt; 1 )," calcext:value-type="string">
            <text:p>array('nom' =&gt; 'nom18' , 'prenom' =&gt; 'prenom18' , 'age' =&gt; 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" calcext:value-type="string">
            <text:p>nom19</text:p>
          </table:table-cell>
          <table:table-cell table:formula="of:=&quot;prenom&quot;&amp;ROW()" office:value-type="string" office:string-value="prenom19" calcext:value-type="string">
            <text:p>prenom19</text:p>
          </table:table-cell>
          <table:table-cell table:formula="of:=ROW()" office:value-type="float" office:value="19" calcext:value-type="float">
            <text:p>19</text:p>
          </table:table-cell>
          <table:table-cell/>
          <table:table-cell table:formula="of:=&quot;array('nom' =&gt; '&quot;&amp;[.E19]&amp;&quot;' , 'prenom' =&gt; '&quot;&amp;[.F19]&amp;&quot;' , 'age' =&gt; &quot;&amp;[.G19]&amp;&quot; , 'id_formulaire' =&gt; 1 ),&quot;" office:value-type="string" office:string-value="array('nom' =&gt; 'nom19' , 'prenom' =&gt; 'prenom19' , 'age' =&gt; 19 , 'id_formulaire' =&gt; 1 )," calcext:value-type="string">
            <text:p>array('nom' =&gt; 'nom19' , 'prenom' =&gt; 'prenom19' , 'age' =&gt; 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" calcext:value-type="string">
            <text:p>nom20</text:p>
          </table:table-cell>
          <table:table-cell table:formula="of:=&quot;prenom&quot;&amp;ROW()" office:value-type="string" office:string-value="prenom20" calcext:value-type="string">
            <text:p>prenom20</text:p>
          </table:table-cell>
          <table:table-cell table:formula="of:=ROW()" office:value-type="float" office:value="20" calcext:value-type="float">
            <text:p>20</text:p>
          </table:table-cell>
          <table:table-cell/>
          <table:table-cell table:formula="of:=&quot;array('nom' =&gt; '&quot;&amp;[.E20]&amp;&quot;' , 'prenom' =&gt; '&quot;&amp;[.F20]&amp;&quot;' , 'age' =&gt; &quot;&amp;[.G20]&amp;&quot; , 'id_formulaire' =&gt; 1 ),&quot;" office:value-type="string" office:string-value="array('nom' =&gt; 'nom20' , 'prenom' =&gt; 'prenom20' , 'age' =&gt; 20 , 'id_formulaire' =&gt; 1 )," calcext:value-type="string">
            <text:p>array('nom' =&gt; 'nom20' , 'prenom' =&gt; 'prenom20' , 'age' =&gt; 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" calcext:value-type="string">
            <text:p>nom21</text:p>
          </table:table-cell>
          <table:table-cell table:formula="of:=&quot;prenom&quot;&amp;ROW()" office:value-type="string" office:string-value="prenom21" calcext:value-type="string">
            <text:p>prenom21</text:p>
          </table:table-cell>
          <table:table-cell table:formula="of:=ROW()" office:value-type="float" office:value="21" calcext:value-type="float">
            <text:p>21</text:p>
          </table:table-cell>
          <table:table-cell/>
          <table:table-cell table:formula="of:=&quot;array('nom' =&gt; '&quot;&amp;[.E21]&amp;&quot;' , 'prenom' =&gt; '&quot;&amp;[.F21]&amp;&quot;' , 'age' =&gt; &quot;&amp;[.G21]&amp;&quot; , 'id_formulaire' =&gt; 1 ),&quot;" office:value-type="string" office:string-value="array('nom' =&gt; 'nom21' , 'prenom' =&gt; 'prenom21' , 'age' =&gt; 21 , 'id_formulaire' =&gt; 1 )," calcext:value-type="string">
            <text:p>array('nom' =&gt; 'nom21' , 'prenom' =&gt; 'prenom21' , 'age' =&gt; 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" calcext:value-type="string">
            <text:p>nom22</text:p>
          </table:table-cell>
          <table:table-cell table:formula="of:=&quot;prenom&quot;&amp;ROW()" office:value-type="string" office:string-value="prenom22" calcext:value-type="string">
            <text:p>prenom22</text:p>
          </table:table-cell>
          <table:table-cell table:formula="of:=ROW()" office:value-type="float" office:value="22" calcext:value-type="float">
            <text:p>22</text:p>
          </table:table-cell>
          <table:table-cell/>
          <table:table-cell table:formula="of:=&quot;array('nom' =&gt; '&quot;&amp;[.E22]&amp;&quot;' , 'prenom' =&gt; '&quot;&amp;[.F22]&amp;&quot;' , 'age' =&gt; &quot;&amp;[.G22]&amp;&quot; , 'id_formulaire' =&gt; 1 ),&quot;" office:value-type="string" office:string-value="array('nom' =&gt; 'nom22' , 'prenom' =&gt; 'prenom22' , 'age' =&gt; 22 , 'id_formulaire' =&gt; 1 )," calcext:value-type="string">
            <text:p>array('nom' =&gt; 'nom22' , 'prenom' =&gt; 'prenom22' , 'age' =&gt; 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" calcext:value-type="string">
            <text:p>nom23</text:p>
          </table:table-cell>
          <table:table-cell table:formula="of:=&quot;prenom&quot;&amp;ROW()" office:value-type="string" office:string-value="prenom23" calcext:value-type="string">
            <text:p>prenom23</text:p>
          </table:table-cell>
          <table:table-cell table:formula="of:=ROW()" office:value-type="float" office:value="23" calcext:value-type="float">
            <text:p>23</text:p>
          </table:table-cell>
          <table:table-cell/>
          <table:table-cell table:formula="of:=&quot;array('nom' =&gt; '&quot;&amp;[.E23]&amp;&quot;' , 'prenom' =&gt; '&quot;&amp;[.F23]&amp;&quot;' , 'age' =&gt; &quot;&amp;[.G23]&amp;&quot; , 'id_formulaire' =&gt; 1 ),&quot;" office:value-type="string" office:string-value="array('nom' =&gt; 'nom23' , 'prenom' =&gt; 'prenom23' , 'age' =&gt; 23 , 'id_formulaire' =&gt; 1 )," calcext:value-type="string">
            <text:p>array('nom' =&gt; 'nom23' , 'prenom' =&gt; 'prenom23' , 'age' =&gt; 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" calcext:value-type="string">
            <text:p>nom24</text:p>
          </table:table-cell>
          <table:table-cell table:formula="of:=&quot;prenom&quot;&amp;ROW()" office:value-type="string" office:string-value="prenom24" calcext:value-type="string">
            <text:p>prenom24</text:p>
          </table:table-cell>
          <table:table-cell table:formula="of:=ROW()" office:value-type="float" office:value="24" calcext:value-type="float">
            <text:p>24</text:p>
          </table:table-cell>
          <table:table-cell/>
          <table:table-cell table:formula="of:=&quot;array('nom' =&gt; '&quot;&amp;[.E24]&amp;&quot;' , 'prenom' =&gt; '&quot;&amp;[.F24]&amp;&quot;' , 'age' =&gt; &quot;&amp;[.G24]&amp;&quot; , 'id_formulaire' =&gt; 1 ),&quot;" office:value-type="string" office:string-value="array('nom' =&gt; 'nom24' , 'prenom' =&gt; 'prenom24' , 'age' =&gt; 24 , 'id_formulaire' =&gt; 1 )," calcext:value-type="string">
            <text:p>array('nom' =&gt; 'nom24' , 'prenom' =&gt; 'prenom24' , 'age' =&gt; 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" calcext:value-type="string">
            <text:p>nom25</text:p>
          </table:table-cell>
          <table:table-cell table:formula="of:=&quot;prenom&quot;&amp;ROW()" office:value-type="string" office:string-value="prenom25" calcext:value-type="string">
            <text:p>prenom25</text:p>
          </table:table-cell>
          <table:table-cell table:formula="of:=ROW()" office:value-type="float" office:value="25" calcext:value-type="float">
            <text:p>25</text:p>
          </table:table-cell>
          <table:table-cell/>
          <table:table-cell table:formula="of:=&quot;array('nom' =&gt; '&quot;&amp;[.E25]&amp;&quot;' , 'prenom' =&gt; '&quot;&amp;[.F25]&amp;&quot;' , 'age' =&gt; &quot;&amp;[.G25]&amp;&quot; , 'id_formulaire' =&gt; 1 ),&quot;" office:value-type="string" office:string-value="array('nom' =&gt; 'nom25' , 'prenom' =&gt; 'prenom25' , 'age' =&gt; 25 , 'id_formulaire' =&gt; 1 )," calcext:value-type="string">
            <text:p>array('nom' =&gt; 'nom25' , 'prenom' =&gt; 'prenom25' , 'age' =&gt; 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" calcext:value-type="string">
            <text:p>nom26</text:p>
          </table:table-cell>
          <table:table-cell table:formula="of:=&quot;prenom&quot;&amp;ROW()" office:value-type="string" office:string-value="prenom26" calcext:value-type="string">
            <text:p>prenom26</text:p>
          </table:table-cell>
          <table:table-cell table:formula="of:=ROW()" office:value-type="float" office:value="26" calcext:value-type="float">
            <text:p>26</text:p>
          </table:table-cell>
          <table:table-cell/>
          <table:table-cell table:formula="of:=&quot;array('nom' =&gt; '&quot;&amp;[.E26]&amp;&quot;' , 'prenom' =&gt; '&quot;&amp;[.F26]&amp;&quot;' , 'age' =&gt; &quot;&amp;[.G26]&amp;&quot; , 'id_formulaire' =&gt; 1 ),&quot;" office:value-type="string" office:string-value="array('nom' =&gt; 'nom26' , 'prenom' =&gt; 'prenom26' , 'age' =&gt; 26 , 'id_formulaire' =&gt; 1 )," calcext:value-type="string">
            <text:p>array('nom' =&gt; 'nom26' , 'prenom' =&gt; 'prenom26' , 'age' =&gt; 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" calcext:value-type="string">
            <text:p>nom27</text:p>
          </table:table-cell>
          <table:table-cell table:formula="of:=&quot;prenom&quot;&amp;ROW()" office:value-type="string" office:string-value="prenom27" calcext:value-type="string">
            <text:p>prenom27</text:p>
          </table:table-cell>
          <table:table-cell table:formula="of:=ROW()" office:value-type="float" office:value="27" calcext:value-type="float">
            <text:p>27</text:p>
          </table:table-cell>
          <table:table-cell/>
          <table:table-cell table:formula="of:=&quot;array('nom' =&gt; '&quot;&amp;[.E27]&amp;&quot;' , 'prenom' =&gt; '&quot;&amp;[.F27]&amp;&quot;' , 'age' =&gt; &quot;&amp;[.G27]&amp;&quot; , 'id_formulaire' =&gt; 1 ),&quot;" office:value-type="string" office:string-value="array('nom' =&gt; 'nom27' , 'prenom' =&gt; 'prenom27' , 'age' =&gt; 27 , 'id_formulaire' =&gt; 1 )," calcext:value-type="string">
            <text:p>array('nom' =&gt; 'nom27' , 'prenom' =&gt; 'prenom27' , 'age' =&gt; 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" calcext:value-type="string">
            <text:p>nom28</text:p>
          </table:table-cell>
          <table:table-cell table:formula="of:=&quot;prenom&quot;&amp;ROW()" office:value-type="string" office:string-value="prenom28" calcext:value-type="string">
            <text:p>prenom28</text:p>
          </table:table-cell>
          <table:table-cell table:formula="of:=ROW()" office:value-type="float" office:value="28" calcext:value-type="float">
            <text:p>28</text:p>
          </table:table-cell>
          <table:table-cell/>
          <table:table-cell table:formula="of:=&quot;array('nom' =&gt; '&quot;&amp;[.E28]&amp;&quot;' , 'prenom' =&gt; '&quot;&amp;[.F28]&amp;&quot;' , 'age' =&gt; &quot;&amp;[.G28]&amp;&quot; , 'id_formulaire' =&gt; 1 ),&quot;" office:value-type="string" office:string-value="array('nom' =&gt; 'nom28' , 'prenom' =&gt; 'prenom28' , 'age' =&gt; 28 , 'id_formulaire' =&gt; 1 )," calcext:value-type="string">
            <text:p>array('nom' =&gt; 'nom28' , 'prenom' =&gt; 'prenom28' , 'age' =&gt; 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" calcext:value-type="string">
            <text:p>nom29</text:p>
          </table:table-cell>
          <table:table-cell table:formula="of:=&quot;prenom&quot;&amp;ROW()" office:value-type="string" office:string-value="prenom29" calcext:value-type="string">
            <text:p>prenom29</text:p>
          </table:table-cell>
          <table:table-cell table:formula="of:=ROW()" office:value-type="float" office:value="29" calcext:value-type="float">
            <text:p>29</text:p>
          </table:table-cell>
          <table:table-cell/>
          <table:table-cell table:formula="of:=&quot;array('nom' =&gt; '&quot;&amp;[.E29]&amp;&quot;' , 'prenom' =&gt; '&quot;&amp;[.F29]&amp;&quot;' , 'age' =&gt; &quot;&amp;[.G29]&amp;&quot; , 'id_formulaire' =&gt; 1 ),&quot;" office:value-type="string" office:string-value="array('nom' =&gt; 'nom29' , 'prenom' =&gt; 'prenom29' , 'age' =&gt; 29 , 'id_formulaire' =&gt; 1 )," calcext:value-type="string">
            <text:p>array('nom' =&gt; 'nom29' , 'prenom' =&gt; 'prenom29' , 'age' =&gt; 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" calcext:value-type="string">
            <text:p>nom30</text:p>
          </table:table-cell>
          <table:table-cell table:formula="of:=&quot;prenom&quot;&amp;ROW()" office:value-type="string" office:string-value="prenom30" calcext:value-type="string">
            <text:p>prenom30</text:p>
          </table:table-cell>
          <table:table-cell table:formula="of:=ROW()" office:value-type="float" office:value="30" calcext:value-type="float">
            <text:p>30</text:p>
          </table:table-cell>
          <table:table-cell/>
          <table:table-cell table:formula="of:=&quot;array('nom' =&gt; '&quot;&amp;[.E30]&amp;&quot;' , 'prenom' =&gt; '&quot;&amp;[.F30]&amp;&quot;' , 'age' =&gt; &quot;&amp;[.G30]&amp;&quot; , 'id_formulaire' =&gt; 1 ),&quot;" office:value-type="string" office:string-value="array('nom' =&gt; 'nom30' , 'prenom' =&gt; 'prenom30' , 'age' =&gt; 30 , 'id_formulaire' =&gt; 1 )," calcext:value-type="string">
            <text:p>array('nom' =&gt; 'nom30' , 'prenom' =&gt; 'prenom30' , 'age' =&gt; 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" calcext:value-type="string">
            <text:p>nom31</text:p>
          </table:table-cell>
          <table:table-cell table:formula="of:=&quot;prenom&quot;&amp;ROW()" office:value-type="string" office:string-value="prenom31" calcext:value-type="string">
            <text:p>prenom31</text:p>
          </table:table-cell>
          <table:table-cell table:formula="of:=ROW()" office:value-type="float" office:value="31" calcext:value-type="float">
            <text:p>31</text:p>
          </table:table-cell>
          <table:table-cell/>
          <table:table-cell table:formula="of:=&quot;array('nom' =&gt; '&quot;&amp;[.E31]&amp;&quot;' , 'prenom' =&gt; '&quot;&amp;[.F31]&amp;&quot;' , 'age' =&gt; &quot;&amp;[.G31]&amp;&quot; , 'id_formulaire' =&gt; 1 ),&quot;" office:value-type="string" office:string-value="array('nom' =&gt; 'nom31' , 'prenom' =&gt; 'prenom31' , 'age' =&gt; 31 , 'id_formulaire' =&gt; 1 )," calcext:value-type="string">
            <text:p>array('nom' =&gt; 'nom31' , 'prenom' =&gt; 'prenom31' , 'age' =&gt; 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" calcext:value-type="string">
            <text:p>nom32</text:p>
          </table:table-cell>
          <table:table-cell table:formula="of:=&quot;prenom&quot;&amp;ROW()" office:value-type="string" office:string-value="prenom32" calcext:value-type="string">
            <text:p>prenom32</text:p>
          </table:table-cell>
          <table:table-cell table:formula="of:=ROW()" office:value-type="float" office:value="32" calcext:value-type="float">
            <text:p>32</text:p>
          </table:table-cell>
          <table:table-cell/>
          <table:table-cell table:formula="of:=&quot;array('nom' =&gt; '&quot;&amp;[.E32]&amp;&quot;' , 'prenom' =&gt; '&quot;&amp;[.F32]&amp;&quot;' , 'age' =&gt; &quot;&amp;[.G32]&amp;&quot; , 'id_formulaire' =&gt; 1 ),&quot;" office:value-type="string" office:string-value="array('nom' =&gt; 'nom32' , 'prenom' =&gt; 'prenom32' , 'age' =&gt; 32 , 'id_formulaire' =&gt; 1 )," calcext:value-type="string">
            <text:p>array('nom' =&gt; 'nom32' , 'prenom' =&gt; 'prenom32' , 'age' =&gt; 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" calcext:value-type="string">
            <text:p>nom33</text:p>
          </table:table-cell>
          <table:table-cell table:formula="of:=&quot;prenom&quot;&amp;ROW()" office:value-type="string" office:string-value="prenom33" calcext:value-type="string">
            <text:p>prenom33</text:p>
          </table:table-cell>
          <table:table-cell table:formula="of:=ROW()" office:value-type="float" office:value="33" calcext:value-type="float">
            <text:p>33</text:p>
          </table:table-cell>
          <table:table-cell/>
          <table:table-cell table:formula="of:=&quot;array('nom' =&gt; '&quot;&amp;[.E33]&amp;&quot;' , 'prenom' =&gt; '&quot;&amp;[.F33]&amp;&quot;' , 'age' =&gt; &quot;&amp;[.G33]&amp;&quot; , 'id_formulaire' =&gt; 1 ),&quot;" office:value-type="string" office:string-value="array('nom' =&gt; 'nom33' , 'prenom' =&gt; 'prenom33' , 'age' =&gt; 33 , 'id_formulaire' =&gt; 1 )," calcext:value-type="string">
            <text:p>array('nom' =&gt; 'nom33' , 'prenom' =&gt; 'prenom33' , 'age' =&gt; 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" calcext:value-type="string">
            <text:p>nom34</text:p>
          </table:table-cell>
          <table:table-cell table:formula="of:=&quot;prenom&quot;&amp;ROW()" office:value-type="string" office:string-value="prenom34" calcext:value-type="string">
            <text:p>prenom34</text:p>
          </table:table-cell>
          <table:table-cell table:formula="of:=ROW()" office:value-type="float" office:value="34" calcext:value-type="float">
            <text:p>34</text:p>
          </table:table-cell>
          <table:table-cell/>
          <table:table-cell table:formula="of:=&quot;array('nom' =&gt; '&quot;&amp;[.E34]&amp;&quot;' , 'prenom' =&gt; '&quot;&amp;[.F34]&amp;&quot;' , 'age' =&gt; &quot;&amp;[.G34]&amp;&quot; , 'id_formulaire' =&gt; 1 ),&quot;" office:value-type="string" office:string-value="array('nom' =&gt; 'nom34' , 'prenom' =&gt; 'prenom34' , 'age' =&gt; 34 , 'id_formulaire' =&gt; 1 )," calcext:value-type="string">
            <text:p>array('nom' =&gt; 'nom34' , 'prenom' =&gt; 'prenom34' , 'age' =&gt; 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" calcext:value-type="string">
            <text:p>nom35</text:p>
          </table:table-cell>
          <table:table-cell table:formula="of:=&quot;prenom&quot;&amp;ROW()" office:value-type="string" office:string-value="prenom35" calcext:value-type="string">
            <text:p>prenom35</text:p>
          </table:table-cell>
          <table:table-cell table:formula="of:=ROW()" office:value-type="float" office:value="35" calcext:value-type="float">
            <text:p>35</text:p>
          </table:table-cell>
          <table:table-cell/>
          <table:table-cell table:formula="of:=&quot;array('nom' =&gt; '&quot;&amp;[.E35]&amp;&quot;' , 'prenom' =&gt; '&quot;&amp;[.F35]&amp;&quot;' , 'age' =&gt; &quot;&amp;[.G35]&amp;&quot; , 'id_formulaire' =&gt; 1 ),&quot;" office:value-type="string" office:string-value="array('nom' =&gt; 'nom35' , 'prenom' =&gt; 'prenom35' , 'age' =&gt; 35 , 'id_formulaire' =&gt; 1 )," calcext:value-type="string">
            <text:p>array('nom' =&gt; 'nom35' , 'prenom' =&gt; 'prenom35' , 'age' =&gt; 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" calcext:value-type="string">
            <text:p>nom36</text:p>
          </table:table-cell>
          <table:table-cell table:formula="of:=&quot;prenom&quot;&amp;ROW()" office:value-type="string" office:string-value="prenom36" calcext:value-type="string">
            <text:p>prenom36</text:p>
          </table:table-cell>
          <table:table-cell table:formula="of:=ROW()" office:value-type="float" office:value="36" calcext:value-type="float">
            <text:p>36</text:p>
          </table:table-cell>
          <table:table-cell/>
          <table:table-cell table:formula="of:=&quot;array('nom' =&gt; '&quot;&amp;[.E36]&amp;&quot;' , 'prenom' =&gt; '&quot;&amp;[.F36]&amp;&quot;' , 'age' =&gt; &quot;&amp;[.G36]&amp;&quot; , 'id_formulaire' =&gt; 1 ),&quot;" office:value-type="string" office:string-value="array('nom' =&gt; 'nom36' , 'prenom' =&gt; 'prenom36' , 'age' =&gt; 36 , 'id_formulaire' =&gt; 1 )," calcext:value-type="string">
            <text:p>array('nom' =&gt; 'nom36' , 'prenom' =&gt; 'prenom36' , 'age' =&gt; 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" calcext:value-type="string">
            <text:p>nom37</text:p>
          </table:table-cell>
          <table:table-cell table:formula="of:=&quot;prenom&quot;&amp;ROW()" office:value-type="string" office:string-value="prenom37" calcext:value-type="string">
            <text:p>prenom37</text:p>
          </table:table-cell>
          <table:table-cell table:formula="of:=ROW()" office:value-type="float" office:value="37" calcext:value-type="float">
            <text:p>37</text:p>
          </table:table-cell>
          <table:table-cell/>
          <table:table-cell table:formula="of:=&quot;array('nom' =&gt; '&quot;&amp;[.E37]&amp;&quot;' , 'prenom' =&gt; '&quot;&amp;[.F37]&amp;&quot;' , 'age' =&gt; &quot;&amp;[.G37]&amp;&quot; , 'id_formulaire' =&gt; 1 ),&quot;" office:value-type="string" office:string-value="array('nom' =&gt; 'nom37' , 'prenom' =&gt; 'prenom37' , 'age' =&gt; 37 , 'id_formulaire' =&gt; 1 )," calcext:value-type="string">
            <text:p>array('nom' =&gt; 'nom37' , 'prenom' =&gt; 'prenom37' , 'age' =&gt; 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" calcext:value-type="string">
            <text:p>nom38</text:p>
          </table:table-cell>
          <table:table-cell table:formula="of:=&quot;prenom&quot;&amp;ROW()" office:value-type="string" office:string-value="prenom38" calcext:value-type="string">
            <text:p>prenom38</text:p>
          </table:table-cell>
          <table:table-cell table:formula="of:=ROW()" office:value-type="float" office:value="38" calcext:value-type="float">
            <text:p>38</text:p>
          </table:table-cell>
          <table:table-cell/>
          <table:table-cell table:formula="of:=&quot;array('nom' =&gt; '&quot;&amp;[.E38]&amp;&quot;' , 'prenom' =&gt; '&quot;&amp;[.F38]&amp;&quot;' , 'age' =&gt; &quot;&amp;[.G38]&amp;&quot; , 'id_formulaire' =&gt; 1 ),&quot;" office:value-type="string" office:string-value="array('nom' =&gt; 'nom38' , 'prenom' =&gt; 'prenom38' , 'age' =&gt; 38 , 'id_formulaire' =&gt; 1 )," calcext:value-type="string">
            <text:p>array('nom' =&gt; 'nom38' , 'prenom' =&gt; 'prenom38' , 'age' =&gt; 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" calcext:value-type="string">
            <text:p>nom39</text:p>
          </table:table-cell>
          <table:table-cell table:formula="of:=&quot;prenom&quot;&amp;ROW()" office:value-type="string" office:string-value="prenom39" calcext:value-type="string">
            <text:p>prenom39</text:p>
          </table:table-cell>
          <table:table-cell table:formula="of:=ROW()" office:value-type="float" office:value="39" calcext:value-type="float">
            <text:p>39</text:p>
          </table:table-cell>
          <table:table-cell/>
          <table:table-cell table:formula="of:=&quot;array('nom' =&gt; '&quot;&amp;[.E39]&amp;&quot;' , 'prenom' =&gt; '&quot;&amp;[.F39]&amp;&quot;' , 'age' =&gt; &quot;&amp;[.G39]&amp;&quot; , 'id_formulaire' =&gt; 1 ),&quot;" office:value-type="string" office:string-value="array('nom' =&gt; 'nom39' , 'prenom' =&gt; 'prenom39' , 'age' =&gt; 39 , 'id_formulaire' =&gt; 1 )," calcext:value-type="string">
            <text:p>array('nom' =&gt; 'nom39' , 'prenom' =&gt; 'prenom39' , 'age' =&gt; 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" calcext:value-type="string">
            <text:p>nom40</text:p>
          </table:table-cell>
          <table:table-cell table:formula="of:=&quot;prenom&quot;&amp;ROW()" office:value-type="string" office:string-value="prenom40" calcext:value-type="string">
            <text:p>prenom40</text:p>
          </table:table-cell>
          <table:table-cell table:formula="of:=ROW()" office:value-type="float" office:value="40" calcext:value-type="float">
            <text:p>40</text:p>
          </table:table-cell>
          <table:table-cell/>
          <table:table-cell table:formula="of:=&quot;array('nom' =&gt; '&quot;&amp;[.E40]&amp;&quot;' , 'prenom' =&gt; '&quot;&amp;[.F40]&amp;&quot;' , 'age' =&gt; &quot;&amp;[.G40]&amp;&quot; , 'id_formulaire' =&gt; 1 ),&quot;" office:value-type="string" office:string-value="array('nom' =&gt; 'nom40' , 'prenom' =&gt; 'prenom40' , 'age' =&gt; 40 , 'id_formulaire' =&gt; 1 )," calcext:value-type="string">
            <text:p>array('nom' =&gt; 'nom40' , 'prenom' =&gt; 'prenom40' , 'age' =&gt; 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" calcext:value-type="string">
            <text:p>nom41</text:p>
          </table:table-cell>
          <table:table-cell table:formula="of:=&quot;prenom&quot;&amp;ROW()" office:value-type="string" office:string-value="prenom41" calcext:value-type="string">
            <text:p>prenom41</text:p>
          </table:table-cell>
          <table:table-cell table:formula="of:=ROW()" office:value-type="float" office:value="41" calcext:value-type="float">
            <text:p>41</text:p>
          </table:table-cell>
          <table:table-cell/>
          <table:table-cell table:formula="of:=&quot;array('nom' =&gt; '&quot;&amp;[.E41]&amp;&quot;' , 'prenom' =&gt; '&quot;&amp;[.F41]&amp;&quot;' , 'age' =&gt; &quot;&amp;[.G41]&amp;&quot; , 'id_formulaire' =&gt; 1 ),&quot;" office:value-type="string" office:string-value="array('nom' =&gt; 'nom41' , 'prenom' =&gt; 'prenom41' , 'age' =&gt; 41 , 'id_formulaire' =&gt; 1 )," calcext:value-type="string">
            <text:p>array('nom' =&gt; 'nom41' , 'prenom' =&gt; 'prenom41' , 'age' =&gt; 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" calcext:value-type="string">
            <text:p>nom42</text:p>
          </table:table-cell>
          <table:table-cell table:formula="of:=&quot;prenom&quot;&amp;ROW()" office:value-type="string" office:string-value="prenom42" calcext:value-type="string">
            <text:p>prenom42</text:p>
          </table:table-cell>
          <table:table-cell table:formula="of:=ROW()" office:value-type="float" office:value="42" calcext:value-type="float">
            <text:p>42</text:p>
          </table:table-cell>
          <table:table-cell/>
          <table:table-cell table:formula="of:=&quot;array('nom' =&gt; '&quot;&amp;[.E42]&amp;&quot;' , 'prenom' =&gt; '&quot;&amp;[.F42]&amp;&quot;' , 'age' =&gt; &quot;&amp;[.G42]&amp;&quot; , 'id_formulaire' =&gt; 1 ),&quot;" office:value-type="string" office:string-value="array('nom' =&gt; 'nom42' , 'prenom' =&gt; 'prenom42' , 'age' =&gt; 42 , 'id_formulaire' =&gt; 1 )," calcext:value-type="string">
            <text:p>array('nom' =&gt; 'nom42' , 'prenom' =&gt; 'prenom42' , 'age' =&gt; 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" calcext:value-type="string">
            <text:p>nom43</text:p>
          </table:table-cell>
          <table:table-cell table:formula="of:=&quot;prenom&quot;&amp;ROW()" office:value-type="string" office:string-value="prenom43" calcext:value-type="string">
            <text:p>prenom43</text:p>
          </table:table-cell>
          <table:table-cell table:formula="of:=ROW()" office:value-type="float" office:value="43" calcext:value-type="float">
            <text:p>43</text:p>
          </table:table-cell>
          <table:table-cell/>
          <table:table-cell table:formula="of:=&quot;array('nom' =&gt; '&quot;&amp;[.E43]&amp;&quot;' , 'prenom' =&gt; '&quot;&amp;[.F43]&amp;&quot;' , 'age' =&gt; &quot;&amp;[.G43]&amp;&quot; , 'id_formulaire' =&gt; 1 ),&quot;" office:value-type="string" office:string-value="array('nom' =&gt; 'nom43' , 'prenom' =&gt; 'prenom43' , 'age' =&gt; 43 , 'id_formulaire' =&gt; 1 )," calcext:value-type="string">
            <text:p>array('nom' =&gt; 'nom43' , 'prenom' =&gt; 'prenom43' , 'age' =&gt; 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" calcext:value-type="string">
            <text:p>nom44</text:p>
          </table:table-cell>
          <table:table-cell table:formula="of:=&quot;prenom&quot;&amp;ROW()" office:value-type="string" office:string-value="prenom44" calcext:value-type="string">
            <text:p>prenom44</text:p>
          </table:table-cell>
          <table:table-cell table:formula="of:=ROW()" office:value-type="float" office:value="44" calcext:value-type="float">
            <text:p>44</text:p>
          </table:table-cell>
          <table:table-cell/>
          <table:table-cell table:formula="of:=&quot;array('nom' =&gt; '&quot;&amp;[.E44]&amp;&quot;' , 'prenom' =&gt; '&quot;&amp;[.F44]&amp;&quot;' , 'age' =&gt; &quot;&amp;[.G44]&amp;&quot; , 'id_formulaire' =&gt; 1 ),&quot;" office:value-type="string" office:string-value="array('nom' =&gt; 'nom44' , 'prenom' =&gt; 'prenom44' , 'age' =&gt; 44 , 'id_formulaire' =&gt; 1 )," calcext:value-type="string">
            <text:p>array('nom' =&gt; 'nom44' , 'prenom' =&gt; 'prenom44' , 'age' =&gt; 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" calcext:value-type="string">
            <text:p>nom45</text:p>
          </table:table-cell>
          <table:table-cell table:formula="of:=&quot;prenom&quot;&amp;ROW()" office:value-type="string" office:string-value="prenom45" calcext:value-type="string">
            <text:p>prenom45</text:p>
          </table:table-cell>
          <table:table-cell table:formula="of:=ROW()" office:value-type="float" office:value="45" calcext:value-type="float">
            <text:p>45</text:p>
          </table:table-cell>
          <table:table-cell/>
          <table:table-cell table:formula="of:=&quot;array('nom' =&gt; '&quot;&amp;[.E45]&amp;&quot;' , 'prenom' =&gt; '&quot;&amp;[.F45]&amp;&quot;' , 'age' =&gt; &quot;&amp;[.G45]&amp;&quot; , 'id_formulaire' =&gt; 1 ),&quot;" office:value-type="string" office:string-value="array('nom' =&gt; 'nom45' , 'prenom' =&gt; 'prenom45' , 'age' =&gt; 45 , 'id_formulaire' =&gt; 1 )," calcext:value-type="string">
            <text:p>array('nom' =&gt; 'nom45' , 'prenom' =&gt; 'prenom45' , 'age' =&gt; 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" calcext:value-type="string">
            <text:p>nom46</text:p>
          </table:table-cell>
          <table:table-cell table:formula="of:=&quot;prenom&quot;&amp;ROW()" office:value-type="string" office:string-value="prenom46" calcext:value-type="string">
            <text:p>prenom46</text:p>
          </table:table-cell>
          <table:table-cell table:formula="of:=ROW()" office:value-type="float" office:value="46" calcext:value-type="float">
            <text:p>46</text:p>
          </table:table-cell>
          <table:table-cell/>
          <table:table-cell table:formula="of:=&quot;array('nom' =&gt; '&quot;&amp;[.E46]&amp;&quot;' , 'prenom' =&gt; '&quot;&amp;[.F46]&amp;&quot;' , 'age' =&gt; &quot;&amp;[.G46]&amp;&quot; , 'id_formulaire' =&gt; 1 ),&quot;" office:value-type="string" office:string-value="array('nom' =&gt; 'nom46' , 'prenom' =&gt; 'prenom46' , 'age' =&gt; 46 , 'id_formulaire' =&gt; 1 )," calcext:value-type="string">
            <text:p>array('nom' =&gt; 'nom46' , 'prenom' =&gt; 'prenom46' , 'age' =&gt; 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" calcext:value-type="string">
            <text:p>nom47</text:p>
          </table:table-cell>
          <table:table-cell table:formula="of:=&quot;prenom&quot;&amp;ROW()" office:value-type="string" office:string-value="prenom47" calcext:value-type="string">
            <text:p>prenom47</text:p>
          </table:table-cell>
          <table:table-cell table:formula="of:=ROW()" office:value-type="float" office:value="47" calcext:value-type="float">
            <text:p>47</text:p>
          </table:table-cell>
          <table:table-cell/>
          <table:table-cell table:formula="of:=&quot;array('nom' =&gt; '&quot;&amp;[.E47]&amp;&quot;' , 'prenom' =&gt; '&quot;&amp;[.F47]&amp;&quot;' , 'age' =&gt; &quot;&amp;[.G47]&amp;&quot; , 'id_formulaire' =&gt; 1 ),&quot;" office:value-type="string" office:string-value="array('nom' =&gt; 'nom47' , 'prenom' =&gt; 'prenom47' , 'age' =&gt; 47 , 'id_formulaire' =&gt; 1 )," calcext:value-type="string">
            <text:p>array('nom' =&gt; 'nom47' , 'prenom' =&gt; 'prenom47' , 'age' =&gt; 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" calcext:value-type="string">
            <text:p>nom48</text:p>
          </table:table-cell>
          <table:table-cell table:formula="of:=&quot;prenom&quot;&amp;ROW()" office:value-type="string" office:string-value="prenom48" calcext:value-type="string">
            <text:p>prenom48</text:p>
          </table:table-cell>
          <table:table-cell table:formula="of:=ROW()" office:value-type="float" office:value="48" calcext:value-type="float">
            <text:p>48</text:p>
          </table:table-cell>
          <table:table-cell/>
          <table:table-cell table:formula="of:=&quot;array('nom' =&gt; '&quot;&amp;[.E48]&amp;&quot;' , 'prenom' =&gt; '&quot;&amp;[.F48]&amp;&quot;' , 'age' =&gt; &quot;&amp;[.G48]&amp;&quot; , 'id_formulaire' =&gt; 1 ),&quot;" office:value-type="string" office:string-value="array('nom' =&gt; 'nom48' , 'prenom' =&gt; 'prenom48' , 'age' =&gt; 48 , 'id_formulaire' =&gt; 1 )," calcext:value-type="string">
            <text:p>array('nom' =&gt; 'nom48' , 'prenom' =&gt; 'prenom48' , 'age' =&gt; 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" calcext:value-type="string">
            <text:p>nom49</text:p>
          </table:table-cell>
          <table:table-cell table:formula="of:=&quot;prenom&quot;&amp;ROW()" office:value-type="string" office:string-value="prenom49" calcext:value-type="string">
            <text:p>prenom49</text:p>
          </table:table-cell>
          <table:table-cell table:formula="of:=ROW()" office:value-type="float" office:value="49" calcext:value-type="float">
            <text:p>49</text:p>
          </table:table-cell>
          <table:table-cell/>
          <table:table-cell table:formula="of:=&quot;array('nom' =&gt; '&quot;&amp;[.E49]&amp;&quot;' , 'prenom' =&gt; '&quot;&amp;[.F49]&amp;&quot;' , 'age' =&gt; &quot;&amp;[.G49]&amp;&quot; , 'id_formulaire' =&gt; 1 ),&quot;" office:value-type="string" office:string-value="array('nom' =&gt; 'nom49' , 'prenom' =&gt; 'prenom49' , 'age' =&gt; 49 , 'id_formulaire' =&gt; 1 )," calcext:value-type="string">
            <text:p>array('nom' =&gt; 'nom49' , 'prenom' =&gt; 'prenom49' , 'age' =&gt; 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" calcext:value-type="string">
            <text:p>nom50</text:p>
          </table:table-cell>
          <table:table-cell table:formula="of:=&quot;prenom&quot;&amp;ROW()" office:value-type="string" office:string-value="prenom50" calcext:value-type="string">
            <text:p>prenom50</text:p>
          </table:table-cell>
          <table:table-cell table:formula="of:=ROW()" office:value-type="float" office:value="50" calcext:value-type="float">
            <text:p>50</text:p>
          </table:table-cell>
          <table:table-cell/>
          <table:table-cell table:formula="of:=&quot;array('nom' =&gt; '&quot;&amp;[.E50]&amp;&quot;' , 'prenom' =&gt; '&quot;&amp;[.F50]&amp;&quot;' , 'age' =&gt; &quot;&amp;[.G50]&amp;&quot; , 'id_formulaire' =&gt; 1 ),&quot;" office:value-type="string" office:string-value="array('nom' =&gt; 'nom50' , 'prenom' =&gt; 'prenom50' , 'age' =&gt; 50 , 'id_formulaire' =&gt; 1 )," calcext:value-type="string">
            <text:p>array('nom' =&gt; 'nom50' , 'prenom' =&gt; 'prenom50' , 'age' =&gt; 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" calcext:value-type="string">
            <text:p>nom51</text:p>
          </table:table-cell>
          <table:table-cell table:formula="of:=&quot;prenom&quot;&amp;ROW()" office:value-type="string" office:string-value="prenom51" calcext:value-type="string">
            <text:p>prenom51</text:p>
          </table:table-cell>
          <table:table-cell table:formula="of:=ROW()" office:value-type="float" office:value="51" calcext:value-type="float">
            <text:p>51</text:p>
          </table:table-cell>
          <table:table-cell/>
          <table:table-cell table:formula="of:=&quot;array('nom' =&gt; '&quot;&amp;[.E51]&amp;&quot;' , 'prenom' =&gt; '&quot;&amp;[.F51]&amp;&quot;' , 'age' =&gt; &quot;&amp;[.G51]&amp;&quot; , 'id_formulaire' =&gt; 1 ),&quot;" office:value-type="string" office:string-value="array('nom' =&gt; 'nom51' , 'prenom' =&gt; 'prenom51' , 'age' =&gt; 51 , 'id_formulaire' =&gt; 1 )," calcext:value-type="string">
            <text:p>array('nom' =&gt; 'nom51' , 'prenom' =&gt; 'prenom51' , 'age' =&gt; 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" calcext:value-type="string">
            <text:p>nom52</text:p>
          </table:table-cell>
          <table:table-cell table:formula="of:=&quot;prenom&quot;&amp;ROW()" office:value-type="string" office:string-value="prenom52" calcext:value-type="string">
            <text:p>prenom52</text:p>
          </table:table-cell>
          <table:table-cell table:formula="of:=ROW()" office:value-type="float" office:value="52" calcext:value-type="float">
            <text:p>52</text:p>
          </table:table-cell>
          <table:table-cell/>
          <table:table-cell table:formula="of:=&quot;array('nom' =&gt; '&quot;&amp;[.E52]&amp;&quot;' , 'prenom' =&gt; '&quot;&amp;[.F52]&amp;&quot;' , 'age' =&gt; &quot;&amp;[.G52]&amp;&quot; , 'id_formulaire' =&gt; 1 ),&quot;" office:value-type="string" office:string-value="array('nom' =&gt; 'nom52' , 'prenom' =&gt; 'prenom52' , 'age' =&gt; 52 , 'id_formulaire' =&gt; 1 )," calcext:value-type="string">
            <text:p>array('nom' =&gt; 'nom52' , 'prenom' =&gt; 'prenom52' , 'age' =&gt; 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" calcext:value-type="string">
            <text:p>nom53</text:p>
          </table:table-cell>
          <table:table-cell table:formula="of:=&quot;prenom&quot;&amp;ROW()" office:value-type="string" office:string-value="prenom53" calcext:value-type="string">
            <text:p>prenom53</text:p>
          </table:table-cell>
          <table:table-cell table:formula="of:=ROW()" office:value-type="float" office:value="53" calcext:value-type="float">
            <text:p>53</text:p>
          </table:table-cell>
          <table:table-cell/>
          <table:table-cell table:formula="of:=&quot;array('nom' =&gt; '&quot;&amp;[.E53]&amp;&quot;' , 'prenom' =&gt; '&quot;&amp;[.F53]&amp;&quot;' , 'age' =&gt; &quot;&amp;[.G53]&amp;&quot; , 'id_formulaire' =&gt; 1 ),&quot;" office:value-type="string" office:string-value="array('nom' =&gt; 'nom53' , 'prenom' =&gt; 'prenom53' , 'age' =&gt; 53 , 'id_formulaire' =&gt; 1 )," calcext:value-type="string">
            <text:p>array('nom' =&gt; 'nom53' , 'prenom' =&gt; 'prenom53' , 'age' =&gt; 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" calcext:value-type="string">
            <text:p>nom54</text:p>
          </table:table-cell>
          <table:table-cell table:formula="of:=&quot;prenom&quot;&amp;ROW()" office:value-type="string" office:string-value="prenom54" calcext:value-type="string">
            <text:p>prenom54</text:p>
          </table:table-cell>
          <table:table-cell table:formula="of:=ROW()" office:value-type="float" office:value="54" calcext:value-type="float">
            <text:p>54</text:p>
          </table:table-cell>
          <table:table-cell/>
          <table:table-cell table:formula="of:=&quot;array('nom' =&gt; '&quot;&amp;[.E54]&amp;&quot;' , 'prenom' =&gt; '&quot;&amp;[.F54]&amp;&quot;' , 'age' =&gt; &quot;&amp;[.G54]&amp;&quot; , 'id_formulaire' =&gt; 1 ),&quot;" office:value-type="string" office:string-value="array('nom' =&gt; 'nom54' , 'prenom' =&gt; 'prenom54' , 'age' =&gt; 54 , 'id_formulaire' =&gt; 1 )," calcext:value-type="string">
            <text:p>array('nom' =&gt; 'nom54' , 'prenom' =&gt; 'prenom54' , 'age' =&gt; 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" calcext:value-type="string">
            <text:p>nom55</text:p>
          </table:table-cell>
          <table:table-cell table:formula="of:=&quot;prenom&quot;&amp;ROW()" office:value-type="string" office:string-value="prenom55" calcext:value-type="string">
            <text:p>prenom55</text:p>
          </table:table-cell>
          <table:table-cell table:formula="of:=ROW()" office:value-type="float" office:value="55" calcext:value-type="float">
            <text:p>55</text:p>
          </table:table-cell>
          <table:table-cell/>
          <table:table-cell table:formula="of:=&quot;array('nom' =&gt; '&quot;&amp;[.E55]&amp;&quot;' , 'prenom' =&gt; '&quot;&amp;[.F55]&amp;&quot;' , 'age' =&gt; &quot;&amp;[.G55]&amp;&quot; , 'id_formulaire' =&gt; 1 ),&quot;" office:value-type="string" office:string-value="array('nom' =&gt; 'nom55' , 'prenom' =&gt; 'prenom55' , 'age' =&gt; 55 , 'id_formulaire' =&gt; 1 )," calcext:value-type="string">
            <text:p>array('nom' =&gt; 'nom55' , 'prenom' =&gt; 'prenom55' , 'age' =&gt; 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" calcext:value-type="string">
            <text:p>nom56</text:p>
          </table:table-cell>
          <table:table-cell table:formula="of:=&quot;prenom&quot;&amp;ROW()" office:value-type="string" office:string-value="prenom56" calcext:value-type="string">
            <text:p>prenom56</text:p>
          </table:table-cell>
          <table:table-cell table:formula="of:=ROW()" office:value-type="float" office:value="56" calcext:value-type="float">
            <text:p>56</text:p>
          </table:table-cell>
          <table:table-cell/>
          <table:table-cell table:formula="of:=&quot;array('nom' =&gt; '&quot;&amp;[.E56]&amp;&quot;' , 'prenom' =&gt; '&quot;&amp;[.F56]&amp;&quot;' , 'age' =&gt; &quot;&amp;[.G56]&amp;&quot; , 'id_formulaire' =&gt; 1 ),&quot;" office:value-type="string" office:string-value="array('nom' =&gt; 'nom56' , 'prenom' =&gt; 'prenom56' , 'age' =&gt; 56 , 'id_formulaire' =&gt; 1 )," calcext:value-type="string">
            <text:p>array('nom' =&gt; 'nom56' , 'prenom' =&gt; 'prenom56' , 'age' =&gt; 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" calcext:value-type="string">
            <text:p>nom57</text:p>
          </table:table-cell>
          <table:table-cell table:formula="of:=&quot;prenom&quot;&amp;ROW()" office:value-type="string" office:string-value="prenom57" calcext:value-type="string">
            <text:p>prenom57</text:p>
          </table:table-cell>
          <table:table-cell table:formula="of:=ROW()" office:value-type="float" office:value="57" calcext:value-type="float">
            <text:p>57</text:p>
          </table:table-cell>
          <table:table-cell/>
          <table:table-cell table:formula="of:=&quot;array('nom' =&gt; '&quot;&amp;[.E57]&amp;&quot;' , 'prenom' =&gt; '&quot;&amp;[.F57]&amp;&quot;' , 'age' =&gt; &quot;&amp;[.G57]&amp;&quot; , 'id_formulaire' =&gt; 1 ),&quot;" office:value-type="string" office:string-value="array('nom' =&gt; 'nom57' , 'prenom' =&gt; 'prenom57' , 'age' =&gt; 57 , 'id_formulaire' =&gt; 1 )," calcext:value-type="string">
            <text:p>array('nom' =&gt; 'nom57' , 'prenom' =&gt; 'prenom57' , 'age' =&gt; 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" calcext:value-type="string">
            <text:p>nom58</text:p>
          </table:table-cell>
          <table:table-cell table:formula="of:=&quot;prenom&quot;&amp;ROW()" office:value-type="string" office:string-value="prenom58" calcext:value-type="string">
            <text:p>prenom58</text:p>
          </table:table-cell>
          <table:table-cell table:formula="of:=ROW()" office:value-type="float" office:value="58" calcext:value-type="float">
            <text:p>58</text:p>
          </table:table-cell>
          <table:table-cell/>
          <table:table-cell table:formula="of:=&quot;array('nom' =&gt; '&quot;&amp;[.E58]&amp;&quot;' , 'prenom' =&gt; '&quot;&amp;[.F58]&amp;&quot;' , 'age' =&gt; &quot;&amp;[.G58]&amp;&quot; , 'id_formulaire' =&gt; 1 ),&quot;" office:value-type="string" office:string-value="array('nom' =&gt; 'nom58' , 'prenom' =&gt; 'prenom58' , 'age' =&gt; 58 , 'id_formulaire' =&gt; 1 )," calcext:value-type="string">
            <text:p>array('nom' =&gt; 'nom58' , 'prenom' =&gt; 'prenom58' , 'age' =&gt; 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" calcext:value-type="string">
            <text:p>nom59</text:p>
          </table:table-cell>
          <table:table-cell table:formula="of:=&quot;prenom&quot;&amp;ROW()" office:value-type="string" office:string-value="prenom59" calcext:value-type="string">
            <text:p>prenom59</text:p>
          </table:table-cell>
          <table:table-cell table:formula="of:=ROW()" office:value-type="float" office:value="59" calcext:value-type="float">
            <text:p>59</text:p>
          </table:table-cell>
          <table:table-cell/>
          <table:table-cell table:formula="of:=&quot;array('nom' =&gt; '&quot;&amp;[.E59]&amp;&quot;' , 'prenom' =&gt; '&quot;&amp;[.F59]&amp;&quot;' , 'age' =&gt; &quot;&amp;[.G59]&amp;&quot; , 'id_formulaire' =&gt; 1 ),&quot;" office:value-type="string" office:string-value="array('nom' =&gt; 'nom59' , 'prenom' =&gt; 'prenom59' , 'age' =&gt; 59 , 'id_formulaire' =&gt; 1 )," calcext:value-type="string">
            <text:p>array('nom' =&gt; 'nom59' , 'prenom' =&gt; 'prenom59' , 'age' =&gt; 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" calcext:value-type="string">
            <text:p>nom60</text:p>
          </table:table-cell>
          <table:table-cell table:formula="of:=&quot;prenom&quot;&amp;ROW()" office:value-type="string" office:string-value="prenom60" calcext:value-type="string">
            <text:p>prenom60</text:p>
          </table:table-cell>
          <table:table-cell table:formula="of:=ROW()" office:value-type="float" office:value="60" calcext:value-type="float">
            <text:p>60</text:p>
          </table:table-cell>
          <table:table-cell/>
          <table:table-cell table:formula="of:=&quot;array('nom' =&gt; '&quot;&amp;[.E60]&amp;&quot;' , 'prenom' =&gt; '&quot;&amp;[.F60]&amp;&quot;' , 'age' =&gt; &quot;&amp;[.G60]&amp;&quot; , 'id_formulaire' =&gt; 1 ),&quot;" office:value-type="string" office:string-value="array('nom' =&gt; 'nom60' , 'prenom' =&gt; 'prenom60' , 'age' =&gt; 60 , 'id_formulaire' =&gt; 1 )," calcext:value-type="string">
            <text:p>array('nom' =&gt; 'nom60' , 'prenom' =&gt; 'prenom60' , 'age' =&gt; 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" calcext:value-type="string">
            <text:p>nom61</text:p>
          </table:table-cell>
          <table:table-cell table:formula="of:=&quot;prenom&quot;&amp;ROW()" office:value-type="string" office:string-value="prenom61" calcext:value-type="string">
            <text:p>prenom61</text:p>
          </table:table-cell>
          <table:table-cell table:formula="of:=ROW()" office:value-type="float" office:value="61" calcext:value-type="float">
            <text:p>61</text:p>
          </table:table-cell>
          <table:table-cell/>
          <table:table-cell table:formula="of:=&quot;array('nom' =&gt; '&quot;&amp;[.E61]&amp;&quot;' , 'prenom' =&gt; '&quot;&amp;[.F61]&amp;&quot;' , 'age' =&gt; &quot;&amp;[.G61]&amp;&quot; , 'id_formulaire' =&gt; 1 ),&quot;" office:value-type="string" office:string-value="array('nom' =&gt; 'nom61' , 'prenom' =&gt; 'prenom61' , 'age' =&gt; 61 , 'id_formulaire' =&gt; 1 )," calcext:value-type="string">
            <text:p>array('nom' =&gt; 'nom61' , 'prenom' =&gt; 'prenom61' , 'age' =&gt; 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" calcext:value-type="string">
            <text:p>nom62</text:p>
          </table:table-cell>
          <table:table-cell table:formula="of:=&quot;prenom&quot;&amp;ROW()" office:value-type="string" office:string-value="prenom62" calcext:value-type="string">
            <text:p>prenom62</text:p>
          </table:table-cell>
          <table:table-cell table:formula="of:=ROW()" office:value-type="float" office:value="62" calcext:value-type="float">
            <text:p>62</text:p>
          </table:table-cell>
          <table:table-cell/>
          <table:table-cell table:formula="of:=&quot;array('nom' =&gt; '&quot;&amp;[.E62]&amp;&quot;' , 'prenom' =&gt; '&quot;&amp;[.F62]&amp;&quot;' , 'age' =&gt; &quot;&amp;[.G62]&amp;&quot; , 'id_formulaire' =&gt; 1 ),&quot;" office:value-type="string" office:string-value="array('nom' =&gt; 'nom62' , 'prenom' =&gt; 'prenom62' , 'age' =&gt; 62 , 'id_formulaire' =&gt; 1 )," calcext:value-type="string">
            <text:p>array('nom' =&gt; 'nom62' , 'prenom' =&gt; 'prenom62' , 'age' =&gt; 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" calcext:value-type="string">
            <text:p>nom63</text:p>
          </table:table-cell>
          <table:table-cell table:formula="of:=&quot;prenom&quot;&amp;ROW()" office:value-type="string" office:string-value="prenom63" calcext:value-type="string">
            <text:p>prenom63</text:p>
          </table:table-cell>
          <table:table-cell table:formula="of:=ROW()" office:value-type="float" office:value="63" calcext:value-type="float">
            <text:p>63</text:p>
          </table:table-cell>
          <table:table-cell/>
          <table:table-cell table:formula="of:=&quot;array('nom' =&gt; '&quot;&amp;[.E63]&amp;&quot;' , 'prenom' =&gt; '&quot;&amp;[.F63]&amp;&quot;' , 'age' =&gt; &quot;&amp;[.G63]&amp;&quot; , 'id_formulaire' =&gt; 1 ),&quot;" office:value-type="string" office:string-value="array('nom' =&gt; 'nom63' , 'prenom' =&gt; 'prenom63' , 'age' =&gt; 63 , 'id_formulaire' =&gt; 1 )," calcext:value-type="string">
            <text:p>array('nom' =&gt; 'nom63' , 'prenom' =&gt; 'prenom63' , 'age' =&gt; 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" calcext:value-type="string">
            <text:p>nom64</text:p>
          </table:table-cell>
          <table:table-cell table:formula="of:=&quot;prenom&quot;&amp;ROW()" office:value-type="string" office:string-value="prenom64" calcext:value-type="string">
            <text:p>prenom64</text:p>
          </table:table-cell>
          <table:table-cell table:formula="of:=ROW()" office:value-type="float" office:value="64" calcext:value-type="float">
            <text:p>64</text:p>
          </table:table-cell>
          <table:table-cell/>
          <table:table-cell table:formula="of:=&quot;array('nom' =&gt; '&quot;&amp;[.E64]&amp;&quot;' , 'prenom' =&gt; '&quot;&amp;[.F64]&amp;&quot;' , 'age' =&gt; &quot;&amp;[.G64]&amp;&quot; , 'id_formulaire' =&gt; 1 ),&quot;" office:value-type="string" office:string-value="array('nom' =&gt; 'nom64' , 'prenom' =&gt; 'prenom64' , 'age' =&gt; 64 , 'id_formulaire' =&gt; 1 )," calcext:value-type="string">
            <text:p>array('nom' =&gt; 'nom64' , 'prenom' =&gt; 'prenom64' , 'age' =&gt; 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" calcext:value-type="string">
            <text:p>nom65</text:p>
          </table:table-cell>
          <table:table-cell table:formula="of:=&quot;prenom&quot;&amp;ROW()" office:value-type="string" office:string-value="prenom65" calcext:value-type="string">
            <text:p>prenom65</text:p>
          </table:table-cell>
          <table:table-cell table:formula="of:=ROW()" office:value-type="float" office:value="65" calcext:value-type="float">
            <text:p>65</text:p>
          </table:table-cell>
          <table:table-cell/>
          <table:table-cell table:formula="of:=&quot;array('nom' =&gt; '&quot;&amp;[.E65]&amp;&quot;' , 'prenom' =&gt; '&quot;&amp;[.F65]&amp;&quot;' , 'age' =&gt; &quot;&amp;[.G65]&amp;&quot; , 'id_formulaire' =&gt; 1 ),&quot;" office:value-type="string" office:string-value="array('nom' =&gt; 'nom65' , 'prenom' =&gt; 'prenom65' , 'age' =&gt; 65 , 'id_formulaire' =&gt; 1 )," calcext:value-type="string">
            <text:p>array('nom' =&gt; 'nom65' , 'prenom' =&gt; 'prenom65' , 'age' =&gt; 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" calcext:value-type="string">
            <text:p>nom66</text:p>
          </table:table-cell>
          <table:table-cell table:formula="of:=&quot;prenom&quot;&amp;ROW()" office:value-type="string" office:string-value="prenom66" calcext:value-type="string">
            <text:p>prenom66</text:p>
          </table:table-cell>
          <table:table-cell table:formula="of:=ROW()" office:value-type="float" office:value="66" calcext:value-type="float">
            <text:p>66</text:p>
          </table:table-cell>
          <table:table-cell/>
          <table:table-cell table:formula="of:=&quot;array('nom' =&gt; '&quot;&amp;[.E66]&amp;&quot;' , 'prenom' =&gt; '&quot;&amp;[.F66]&amp;&quot;' , 'age' =&gt; &quot;&amp;[.G66]&amp;&quot; , 'id_formulaire' =&gt; 1 ),&quot;" office:value-type="string" office:string-value="array('nom' =&gt; 'nom66' , 'prenom' =&gt; 'prenom66' , 'age' =&gt; 66 , 'id_formulaire' =&gt; 1 )," calcext:value-type="string">
            <text:p>array('nom' =&gt; 'nom66' , 'prenom' =&gt; 'prenom66' , 'age' =&gt; 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" calcext:value-type="string">
            <text:p>nom67</text:p>
          </table:table-cell>
          <table:table-cell table:formula="of:=&quot;prenom&quot;&amp;ROW()" office:value-type="string" office:string-value="prenom67" calcext:value-type="string">
            <text:p>prenom67</text:p>
          </table:table-cell>
          <table:table-cell table:formula="of:=ROW()" office:value-type="float" office:value="67" calcext:value-type="float">
            <text:p>67</text:p>
          </table:table-cell>
          <table:table-cell/>
          <table:table-cell table:formula="of:=&quot;array('nom' =&gt; '&quot;&amp;[.E67]&amp;&quot;' , 'prenom' =&gt; '&quot;&amp;[.F67]&amp;&quot;' , 'age' =&gt; &quot;&amp;[.G67]&amp;&quot; , 'id_formulaire' =&gt; 1 ),&quot;" office:value-type="string" office:string-value="array('nom' =&gt; 'nom67' , 'prenom' =&gt; 'prenom67' , 'age' =&gt; 67 , 'id_formulaire' =&gt; 1 )," calcext:value-type="string">
            <text:p>array('nom' =&gt; 'nom67' , 'prenom' =&gt; 'prenom67' , 'age' =&gt; 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" calcext:value-type="string">
            <text:p>nom68</text:p>
          </table:table-cell>
          <table:table-cell table:formula="of:=&quot;prenom&quot;&amp;ROW()" office:value-type="string" office:string-value="prenom68" calcext:value-type="string">
            <text:p>prenom68</text:p>
          </table:table-cell>
          <table:table-cell table:formula="of:=ROW()" office:value-type="float" office:value="68" calcext:value-type="float">
            <text:p>68</text:p>
          </table:table-cell>
          <table:table-cell/>
          <table:table-cell table:formula="of:=&quot;array('nom' =&gt; '&quot;&amp;[.E68]&amp;&quot;' , 'prenom' =&gt; '&quot;&amp;[.F68]&amp;&quot;' , 'age' =&gt; &quot;&amp;[.G68]&amp;&quot; , 'id_formulaire' =&gt; 1 ),&quot;" office:value-type="string" office:string-value="array('nom' =&gt; 'nom68' , 'prenom' =&gt; 'prenom68' , 'age' =&gt; 68 , 'id_formulaire' =&gt; 1 )," calcext:value-type="string">
            <text:p>array('nom' =&gt; 'nom68' , 'prenom' =&gt; 'prenom68' , 'age' =&gt; 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" calcext:value-type="string">
            <text:p>nom69</text:p>
          </table:table-cell>
          <table:table-cell table:formula="of:=&quot;prenom&quot;&amp;ROW()" office:value-type="string" office:string-value="prenom69" calcext:value-type="string">
            <text:p>prenom69</text:p>
          </table:table-cell>
          <table:table-cell table:formula="of:=ROW()" office:value-type="float" office:value="69" calcext:value-type="float">
            <text:p>69</text:p>
          </table:table-cell>
          <table:table-cell/>
          <table:table-cell table:formula="of:=&quot;array('nom' =&gt; '&quot;&amp;[.E69]&amp;&quot;' , 'prenom' =&gt; '&quot;&amp;[.F69]&amp;&quot;' , 'age' =&gt; &quot;&amp;[.G69]&amp;&quot; , 'id_formulaire' =&gt; 1 ),&quot;" office:value-type="string" office:string-value="array('nom' =&gt; 'nom69' , 'prenom' =&gt; 'prenom69' , 'age' =&gt; 69 , 'id_formulaire' =&gt; 1 )," calcext:value-type="string">
            <text:p>array('nom' =&gt; 'nom69' , 'prenom' =&gt; 'prenom69' , 'age' =&gt; 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" calcext:value-type="string">
            <text:p>nom70</text:p>
          </table:table-cell>
          <table:table-cell table:formula="of:=&quot;prenom&quot;&amp;ROW()" office:value-type="string" office:string-value="prenom70" calcext:value-type="string">
            <text:p>prenom70</text:p>
          </table:table-cell>
          <table:table-cell table:formula="of:=ROW()" office:value-type="float" office:value="70" calcext:value-type="float">
            <text:p>70</text:p>
          </table:table-cell>
          <table:table-cell/>
          <table:table-cell table:formula="of:=&quot;array('nom' =&gt; '&quot;&amp;[.E70]&amp;&quot;' , 'prenom' =&gt; '&quot;&amp;[.F70]&amp;&quot;' , 'age' =&gt; &quot;&amp;[.G70]&amp;&quot; , 'id_formulaire' =&gt; 1 ),&quot;" office:value-type="string" office:string-value="array('nom' =&gt; 'nom70' , 'prenom' =&gt; 'prenom70' , 'age' =&gt; 70 , 'id_formulaire' =&gt; 1 )," calcext:value-type="string">
            <text:p>array('nom' =&gt; 'nom70' , 'prenom' =&gt; 'prenom70' , 'age' =&gt; 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" calcext:value-type="string">
            <text:p>nom71</text:p>
          </table:table-cell>
          <table:table-cell table:formula="of:=&quot;prenom&quot;&amp;ROW()" office:value-type="string" office:string-value="prenom71" calcext:value-type="string">
            <text:p>prenom71</text:p>
          </table:table-cell>
          <table:table-cell table:formula="of:=ROW()" office:value-type="float" office:value="71" calcext:value-type="float">
            <text:p>71</text:p>
          </table:table-cell>
          <table:table-cell/>
          <table:table-cell table:formula="of:=&quot;array('nom' =&gt; '&quot;&amp;[.E71]&amp;&quot;' , 'prenom' =&gt; '&quot;&amp;[.F71]&amp;&quot;' , 'age' =&gt; &quot;&amp;[.G71]&amp;&quot; , 'id_formulaire' =&gt; 1 ),&quot;" office:value-type="string" office:string-value="array('nom' =&gt; 'nom71' , 'prenom' =&gt; 'prenom71' , 'age' =&gt; 71 , 'id_formulaire' =&gt; 1 )," calcext:value-type="string">
            <text:p>array('nom' =&gt; 'nom71' , 'prenom' =&gt; 'prenom71' , 'age' =&gt; 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" calcext:value-type="string">
            <text:p>nom72</text:p>
          </table:table-cell>
          <table:table-cell table:formula="of:=&quot;prenom&quot;&amp;ROW()" office:value-type="string" office:string-value="prenom72" calcext:value-type="string">
            <text:p>prenom72</text:p>
          </table:table-cell>
          <table:table-cell table:formula="of:=ROW()" office:value-type="float" office:value="72" calcext:value-type="float">
            <text:p>72</text:p>
          </table:table-cell>
          <table:table-cell/>
          <table:table-cell table:formula="of:=&quot;array('nom' =&gt; '&quot;&amp;[.E72]&amp;&quot;' , 'prenom' =&gt; '&quot;&amp;[.F72]&amp;&quot;' , 'age' =&gt; &quot;&amp;[.G72]&amp;&quot; , 'id_formulaire' =&gt; 1 ),&quot;" office:value-type="string" office:string-value="array('nom' =&gt; 'nom72' , 'prenom' =&gt; 'prenom72' , 'age' =&gt; 72 , 'id_formulaire' =&gt; 1 )," calcext:value-type="string">
            <text:p>array('nom' =&gt; 'nom72' , 'prenom' =&gt; 'prenom72' , 'age' =&gt; 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" calcext:value-type="string">
            <text:p>nom73</text:p>
          </table:table-cell>
          <table:table-cell table:formula="of:=&quot;prenom&quot;&amp;ROW()" office:value-type="string" office:string-value="prenom73" calcext:value-type="string">
            <text:p>prenom73</text:p>
          </table:table-cell>
          <table:table-cell table:formula="of:=ROW()" office:value-type="float" office:value="73" calcext:value-type="float">
            <text:p>73</text:p>
          </table:table-cell>
          <table:table-cell/>
          <table:table-cell table:formula="of:=&quot;array('nom' =&gt; '&quot;&amp;[.E73]&amp;&quot;' , 'prenom' =&gt; '&quot;&amp;[.F73]&amp;&quot;' , 'age' =&gt; &quot;&amp;[.G73]&amp;&quot; , 'id_formulaire' =&gt; 1 ),&quot;" office:value-type="string" office:string-value="array('nom' =&gt; 'nom73' , 'prenom' =&gt; 'prenom73' , 'age' =&gt; 73 , 'id_formulaire' =&gt; 1 )," calcext:value-type="string">
            <text:p>array('nom' =&gt; 'nom73' , 'prenom' =&gt; 'prenom73' , 'age' =&gt; 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" calcext:value-type="string">
            <text:p>nom74</text:p>
          </table:table-cell>
          <table:table-cell table:formula="of:=&quot;prenom&quot;&amp;ROW()" office:value-type="string" office:string-value="prenom74" calcext:value-type="string">
            <text:p>prenom74</text:p>
          </table:table-cell>
          <table:table-cell table:formula="of:=ROW()" office:value-type="float" office:value="74" calcext:value-type="float">
            <text:p>74</text:p>
          </table:table-cell>
          <table:table-cell/>
          <table:table-cell table:formula="of:=&quot;array('nom' =&gt; '&quot;&amp;[.E74]&amp;&quot;' , 'prenom' =&gt; '&quot;&amp;[.F74]&amp;&quot;' , 'age' =&gt; &quot;&amp;[.G74]&amp;&quot; , 'id_formulaire' =&gt; 1 ),&quot;" office:value-type="string" office:string-value="array('nom' =&gt; 'nom74' , 'prenom' =&gt; 'prenom74' , 'age' =&gt; 74 , 'id_formulaire' =&gt; 1 )," calcext:value-type="string">
            <text:p>array('nom' =&gt; 'nom74' , 'prenom' =&gt; 'prenom74' , 'age' =&gt; 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" calcext:value-type="string">
            <text:p>nom75</text:p>
          </table:table-cell>
          <table:table-cell table:formula="of:=&quot;prenom&quot;&amp;ROW()" office:value-type="string" office:string-value="prenom75" calcext:value-type="string">
            <text:p>prenom75</text:p>
          </table:table-cell>
          <table:table-cell table:formula="of:=ROW()" office:value-type="float" office:value="75" calcext:value-type="float">
            <text:p>75</text:p>
          </table:table-cell>
          <table:table-cell/>
          <table:table-cell table:formula="of:=&quot;array('nom' =&gt; '&quot;&amp;[.E75]&amp;&quot;' , 'prenom' =&gt; '&quot;&amp;[.F75]&amp;&quot;' , 'age' =&gt; &quot;&amp;[.G75]&amp;&quot; , 'id_formulaire' =&gt; 1 ),&quot;" office:value-type="string" office:string-value="array('nom' =&gt; 'nom75' , 'prenom' =&gt; 'prenom75' , 'age' =&gt; 75 , 'id_formulaire' =&gt; 1 )," calcext:value-type="string">
            <text:p>array('nom' =&gt; 'nom75' , 'prenom' =&gt; 'prenom75' , 'age' =&gt; 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" calcext:value-type="string">
            <text:p>nom76</text:p>
          </table:table-cell>
          <table:table-cell table:formula="of:=&quot;prenom&quot;&amp;ROW()" office:value-type="string" office:string-value="prenom76" calcext:value-type="string">
            <text:p>prenom76</text:p>
          </table:table-cell>
          <table:table-cell table:formula="of:=ROW()" office:value-type="float" office:value="76" calcext:value-type="float">
            <text:p>76</text:p>
          </table:table-cell>
          <table:table-cell/>
          <table:table-cell table:formula="of:=&quot;array('nom' =&gt; '&quot;&amp;[.E76]&amp;&quot;' , 'prenom' =&gt; '&quot;&amp;[.F76]&amp;&quot;' , 'age' =&gt; &quot;&amp;[.G76]&amp;&quot; , 'id_formulaire' =&gt; 1 ),&quot;" office:value-type="string" office:string-value="array('nom' =&gt; 'nom76' , 'prenom' =&gt; 'prenom76' , 'age' =&gt; 76 , 'id_formulaire' =&gt; 1 )," calcext:value-type="string">
            <text:p>array('nom' =&gt; 'nom76' , 'prenom' =&gt; 'prenom76' , 'age' =&gt; 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" calcext:value-type="string">
            <text:p>nom77</text:p>
          </table:table-cell>
          <table:table-cell table:formula="of:=&quot;prenom&quot;&amp;ROW()" office:value-type="string" office:string-value="prenom77" calcext:value-type="string">
            <text:p>prenom77</text:p>
          </table:table-cell>
          <table:table-cell table:formula="of:=ROW()" office:value-type="float" office:value="77" calcext:value-type="float">
            <text:p>77</text:p>
          </table:table-cell>
          <table:table-cell/>
          <table:table-cell table:formula="of:=&quot;array('nom' =&gt; '&quot;&amp;[.E77]&amp;&quot;' , 'prenom' =&gt; '&quot;&amp;[.F77]&amp;&quot;' , 'age' =&gt; &quot;&amp;[.G77]&amp;&quot; , 'id_formulaire' =&gt; 1 ),&quot;" office:value-type="string" office:string-value="array('nom' =&gt; 'nom77' , 'prenom' =&gt; 'prenom77' , 'age' =&gt; 77 , 'id_formulaire' =&gt; 1 )," calcext:value-type="string">
            <text:p>array('nom' =&gt; 'nom77' , 'prenom' =&gt; 'prenom77' , 'age' =&gt; 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" calcext:value-type="string">
            <text:p>nom78</text:p>
          </table:table-cell>
          <table:table-cell table:formula="of:=&quot;prenom&quot;&amp;ROW()" office:value-type="string" office:string-value="prenom78" calcext:value-type="string">
            <text:p>prenom78</text:p>
          </table:table-cell>
          <table:table-cell table:formula="of:=ROW()" office:value-type="float" office:value="78" calcext:value-type="float">
            <text:p>78</text:p>
          </table:table-cell>
          <table:table-cell/>
          <table:table-cell table:formula="of:=&quot;array('nom' =&gt; '&quot;&amp;[.E78]&amp;&quot;' , 'prenom' =&gt; '&quot;&amp;[.F78]&amp;&quot;' , 'age' =&gt; &quot;&amp;[.G78]&amp;&quot; , 'id_formulaire' =&gt; 1 ),&quot;" office:value-type="string" office:string-value="array('nom' =&gt; 'nom78' , 'prenom' =&gt; 'prenom78' , 'age' =&gt; 78 , 'id_formulaire' =&gt; 1 )," calcext:value-type="string">
            <text:p>array('nom' =&gt; 'nom78' , 'prenom' =&gt; 'prenom78' , 'age' =&gt; 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" calcext:value-type="string">
            <text:p>nom79</text:p>
          </table:table-cell>
          <table:table-cell table:formula="of:=&quot;prenom&quot;&amp;ROW()" office:value-type="string" office:string-value="prenom79" calcext:value-type="string">
            <text:p>prenom79</text:p>
          </table:table-cell>
          <table:table-cell table:formula="of:=ROW()" office:value-type="float" office:value="79" calcext:value-type="float">
            <text:p>79</text:p>
          </table:table-cell>
          <table:table-cell/>
          <table:table-cell table:formula="of:=&quot;array('nom' =&gt; '&quot;&amp;[.E79]&amp;&quot;' , 'prenom' =&gt; '&quot;&amp;[.F79]&amp;&quot;' , 'age' =&gt; &quot;&amp;[.G79]&amp;&quot; , 'id_formulaire' =&gt; 1 ),&quot;" office:value-type="string" office:string-value="array('nom' =&gt; 'nom79' , 'prenom' =&gt; 'prenom79' , 'age' =&gt; 79 , 'id_formulaire' =&gt; 1 )," calcext:value-type="string">
            <text:p>array('nom' =&gt; 'nom79' , 'prenom' =&gt; 'prenom79' , 'age' =&gt; 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" calcext:value-type="string">
            <text:p>nom80</text:p>
          </table:table-cell>
          <table:table-cell table:formula="of:=&quot;prenom&quot;&amp;ROW()" office:value-type="string" office:string-value="prenom80" calcext:value-type="string">
            <text:p>prenom80</text:p>
          </table:table-cell>
          <table:table-cell table:formula="of:=ROW()" office:value-type="float" office:value="80" calcext:value-type="float">
            <text:p>80</text:p>
          </table:table-cell>
          <table:table-cell/>
          <table:table-cell table:formula="of:=&quot;array('nom' =&gt; '&quot;&amp;[.E80]&amp;&quot;' , 'prenom' =&gt; '&quot;&amp;[.F80]&amp;&quot;' , 'age' =&gt; &quot;&amp;[.G80]&amp;&quot; , 'id_formulaire' =&gt; 1 ),&quot;" office:value-type="string" office:string-value="array('nom' =&gt; 'nom80' , 'prenom' =&gt; 'prenom80' , 'age' =&gt; 80 , 'id_formulaire' =&gt; 1 )," calcext:value-type="string">
            <text:p>array('nom' =&gt; 'nom80' , 'prenom' =&gt; 'prenom80' , 'age' =&gt; 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" calcext:value-type="string">
            <text:p>nom81</text:p>
          </table:table-cell>
          <table:table-cell table:formula="of:=&quot;prenom&quot;&amp;ROW()" office:value-type="string" office:string-value="prenom81" calcext:value-type="string">
            <text:p>prenom81</text:p>
          </table:table-cell>
          <table:table-cell table:formula="of:=ROW()" office:value-type="float" office:value="81" calcext:value-type="float">
            <text:p>81</text:p>
          </table:table-cell>
          <table:table-cell/>
          <table:table-cell table:formula="of:=&quot;array('nom' =&gt; '&quot;&amp;[.E81]&amp;&quot;' , 'prenom' =&gt; '&quot;&amp;[.F81]&amp;&quot;' , 'age' =&gt; &quot;&amp;[.G81]&amp;&quot; , 'id_formulaire' =&gt; 1 ),&quot;" office:value-type="string" office:string-value="array('nom' =&gt; 'nom81' , 'prenom' =&gt; 'prenom81' , 'age' =&gt; 81 , 'id_formulaire' =&gt; 1 )," calcext:value-type="string">
            <text:p>array('nom' =&gt; 'nom81' , 'prenom' =&gt; 'prenom81' , 'age' =&gt; 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" calcext:value-type="string">
            <text:p>nom82</text:p>
          </table:table-cell>
          <table:table-cell table:formula="of:=&quot;prenom&quot;&amp;ROW()" office:value-type="string" office:string-value="prenom82" calcext:value-type="string">
            <text:p>prenom82</text:p>
          </table:table-cell>
          <table:table-cell table:formula="of:=ROW()" office:value-type="float" office:value="82" calcext:value-type="float">
            <text:p>82</text:p>
          </table:table-cell>
          <table:table-cell/>
          <table:table-cell table:formula="of:=&quot;array('nom' =&gt; '&quot;&amp;[.E82]&amp;&quot;' , 'prenom' =&gt; '&quot;&amp;[.F82]&amp;&quot;' , 'age' =&gt; &quot;&amp;[.G82]&amp;&quot; , 'id_formulaire' =&gt; 1 ),&quot;" office:value-type="string" office:string-value="array('nom' =&gt; 'nom82' , 'prenom' =&gt; 'prenom82' , 'age' =&gt; 82 , 'id_formulaire' =&gt; 1 )," calcext:value-type="string">
            <text:p>array('nom' =&gt; 'nom82' , 'prenom' =&gt; 'prenom82' , 'age' =&gt; 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" calcext:value-type="string">
            <text:p>nom83</text:p>
          </table:table-cell>
          <table:table-cell table:formula="of:=&quot;prenom&quot;&amp;ROW()" office:value-type="string" office:string-value="prenom83" calcext:value-type="string">
            <text:p>prenom83</text:p>
          </table:table-cell>
          <table:table-cell table:formula="of:=ROW()" office:value-type="float" office:value="83" calcext:value-type="float">
            <text:p>83</text:p>
          </table:table-cell>
          <table:table-cell/>
          <table:table-cell table:formula="of:=&quot;array('nom' =&gt; '&quot;&amp;[.E83]&amp;&quot;' , 'prenom' =&gt; '&quot;&amp;[.F83]&amp;&quot;' , 'age' =&gt; &quot;&amp;[.G83]&amp;&quot; , 'id_formulaire' =&gt; 1 ),&quot;" office:value-type="string" office:string-value="array('nom' =&gt; 'nom83' , 'prenom' =&gt; 'prenom83' , 'age' =&gt; 83 , 'id_formulaire' =&gt; 1 )," calcext:value-type="string">
            <text:p>array('nom' =&gt; 'nom83' , 'prenom' =&gt; 'prenom83' , 'age' =&gt; 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" calcext:value-type="string">
            <text:p>nom84</text:p>
          </table:table-cell>
          <table:table-cell table:formula="of:=&quot;prenom&quot;&amp;ROW()" office:value-type="string" office:string-value="prenom84" calcext:value-type="string">
            <text:p>prenom84</text:p>
          </table:table-cell>
          <table:table-cell table:formula="of:=ROW()" office:value-type="float" office:value="84" calcext:value-type="float">
            <text:p>84</text:p>
          </table:table-cell>
          <table:table-cell/>
          <table:table-cell table:formula="of:=&quot;array('nom' =&gt; '&quot;&amp;[.E84]&amp;&quot;' , 'prenom' =&gt; '&quot;&amp;[.F84]&amp;&quot;' , 'age' =&gt; &quot;&amp;[.G84]&amp;&quot; , 'id_formulaire' =&gt; 1 ),&quot;" office:value-type="string" office:string-value="array('nom' =&gt; 'nom84' , 'prenom' =&gt; 'prenom84' , 'age' =&gt; 84 , 'id_formulaire' =&gt; 1 )," calcext:value-type="string">
            <text:p>array('nom' =&gt; 'nom84' , 'prenom' =&gt; 'prenom84' , 'age' =&gt; 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" calcext:value-type="string">
            <text:p>nom85</text:p>
          </table:table-cell>
          <table:table-cell table:formula="of:=&quot;prenom&quot;&amp;ROW()" office:value-type="string" office:string-value="prenom85" calcext:value-type="string">
            <text:p>prenom85</text:p>
          </table:table-cell>
          <table:table-cell table:formula="of:=ROW()" office:value-type="float" office:value="85" calcext:value-type="float">
            <text:p>85</text:p>
          </table:table-cell>
          <table:table-cell/>
          <table:table-cell table:formula="of:=&quot;array('nom' =&gt; '&quot;&amp;[.E85]&amp;&quot;' , 'prenom' =&gt; '&quot;&amp;[.F85]&amp;&quot;' , 'age' =&gt; &quot;&amp;[.G85]&amp;&quot; , 'id_formulaire' =&gt; 1 ),&quot;" office:value-type="string" office:string-value="array('nom' =&gt; 'nom85' , 'prenom' =&gt; 'prenom85' , 'age' =&gt; 85 , 'id_formulaire' =&gt; 1 )," calcext:value-type="string">
            <text:p>array('nom' =&gt; 'nom85' , 'prenom' =&gt; 'prenom85' , 'age' =&gt; 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" calcext:value-type="string">
            <text:p>nom86</text:p>
          </table:table-cell>
          <table:table-cell table:formula="of:=&quot;prenom&quot;&amp;ROW()" office:value-type="string" office:string-value="prenom86" calcext:value-type="string">
            <text:p>prenom86</text:p>
          </table:table-cell>
          <table:table-cell table:formula="of:=ROW()" office:value-type="float" office:value="86" calcext:value-type="float">
            <text:p>86</text:p>
          </table:table-cell>
          <table:table-cell/>
          <table:table-cell table:formula="of:=&quot;array('nom' =&gt; '&quot;&amp;[.E86]&amp;&quot;' , 'prenom' =&gt; '&quot;&amp;[.F86]&amp;&quot;' , 'age' =&gt; &quot;&amp;[.G86]&amp;&quot; , 'id_formulaire' =&gt; 1 ),&quot;" office:value-type="string" office:string-value="array('nom' =&gt; 'nom86' , 'prenom' =&gt; 'prenom86' , 'age' =&gt; 86 , 'id_formulaire' =&gt; 1 )," calcext:value-type="string">
            <text:p>array('nom' =&gt; 'nom86' , 'prenom' =&gt; 'prenom86' , 'age' =&gt; 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" calcext:value-type="string">
            <text:p>nom87</text:p>
          </table:table-cell>
          <table:table-cell table:formula="of:=&quot;prenom&quot;&amp;ROW()" office:value-type="string" office:string-value="prenom87" calcext:value-type="string">
            <text:p>prenom87</text:p>
          </table:table-cell>
          <table:table-cell table:formula="of:=ROW()" office:value-type="float" office:value="87" calcext:value-type="float">
            <text:p>87</text:p>
          </table:table-cell>
          <table:table-cell/>
          <table:table-cell table:formula="of:=&quot;array('nom' =&gt; '&quot;&amp;[.E87]&amp;&quot;' , 'prenom' =&gt; '&quot;&amp;[.F87]&amp;&quot;' , 'age' =&gt; &quot;&amp;[.G87]&amp;&quot; , 'id_formulaire' =&gt; 1 ),&quot;" office:value-type="string" office:string-value="array('nom' =&gt; 'nom87' , 'prenom' =&gt; 'prenom87' , 'age' =&gt; 87 , 'id_formulaire' =&gt; 1 )," calcext:value-type="string">
            <text:p>array('nom' =&gt; 'nom87' , 'prenom' =&gt; 'prenom87' , 'age' =&gt; 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" calcext:value-type="string">
            <text:p>nom88</text:p>
          </table:table-cell>
          <table:table-cell table:formula="of:=&quot;prenom&quot;&amp;ROW()" office:value-type="string" office:string-value="prenom88" calcext:value-type="string">
            <text:p>prenom88</text:p>
          </table:table-cell>
          <table:table-cell table:formula="of:=ROW()" office:value-type="float" office:value="88" calcext:value-type="float">
            <text:p>88</text:p>
          </table:table-cell>
          <table:table-cell/>
          <table:table-cell table:formula="of:=&quot;array('nom' =&gt; '&quot;&amp;[.E88]&amp;&quot;' , 'prenom' =&gt; '&quot;&amp;[.F88]&amp;&quot;' , 'age' =&gt; &quot;&amp;[.G88]&amp;&quot; , 'id_formulaire' =&gt; 1 ),&quot;" office:value-type="string" office:string-value="array('nom' =&gt; 'nom88' , 'prenom' =&gt; 'prenom88' , 'age' =&gt; 88 , 'id_formulaire' =&gt; 1 )," calcext:value-type="string">
            <text:p>array('nom' =&gt; 'nom88' , 'prenom' =&gt; 'prenom88' , 'age' =&gt; 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" calcext:value-type="string">
            <text:p>nom89</text:p>
          </table:table-cell>
          <table:table-cell table:formula="of:=&quot;prenom&quot;&amp;ROW()" office:value-type="string" office:string-value="prenom89" calcext:value-type="string">
            <text:p>prenom89</text:p>
          </table:table-cell>
          <table:table-cell table:formula="of:=ROW()" office:value-type="float" office:value="89" calcext:value-type="float">
            <text:p>89</text:p>
          </table:table-cell>
          <table:table-cell/>
          <table:table-cell table:formula="of:=&quot;array('nom' =&gt; '&quot;&amp;[.E89]&amp;&quot;' , 'prenom' =&gt; '&quot;&amp;[.F89]&amp;&quot;' , 'age' =&gt; &quot;&amp;[.G89]&amp;&quot; , 'id_formulaire' =&gt; 1 ),&quot;" office:value-type="string" office:string-value="array('nom' =&gt; 'nom89' , 'prenom' =&gt; 'prenom89' , 'age' =&gt; 89 , 'id_formulaire' =&gt; 1 )," calcext:value-type="string">
            <text:p>array('nom' =&gt; 'nom89' , 'prenom' =&gt; 'prenom89' , 'age' =&gt; 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" calcext:value-type="string">
            <text:p>nom90</text:p>
          </table:table-cell>
          <table:table-cell table:formula="of:=&quot;prenom&quot;&amp;ROW()" office:value-type="string" office:string-value="prenom90" calcext:value-type="string">
            <text:p>prenom90</text:p>
          </table:table-cell>
          <table:table-cell table:formula="of:=ROW()" office:value-type="float" office:value="90" calcext:value-type="float">
            <text:p>90</text:p>
          </table:table-cell>
          <table:table-cell/>
          <table:table-cell table:formula="of:=&quot;array('nom' =&gt; '&quot;&amp;[.E90]&amp;&quot;' , 'prenom' =&gt; '&quot;&amp;[.F90]&amp;&quot;' , 'age' =&gt; &quot;&amp;[.G90]&amp;&quot; , 'id_formulaire' =&gt; 1 ),&quot;" office:value-type="string" office:string-value="array('nom' =&gt; 'nom90' , 'prenom' =&gt; 'prenom90' , 'age' =&gt; 90 , 'id_formulaire' =&gt; 1 )," calcext:value-type="string">
            <text:p>array('nom' =&gt; 'nom90' , 'prenom' =&gt; 'prenom90' , 'age' =&gt; 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" calcext:value-type="string">
            <text:p>nom91</text:p>
          </table:table-cell>
          <table:table-cell table:formula="of:=&quot;prenom&quot;&amp;ROW()" office:value-type="string" office:string-value="prenom91" calcext:value-type="string">
            <text:p>prenom91</text:p>
          </table:table-cell>
          <table:table-cell table:formula="of:=ROW()" office:value-type="float" office:value="91" calcext:value-type="float">
            <text:p>91</text:p>
          </table:table-cell>
          <table:table-cell/>
          <table:table-cell table:formula="of:=&quot;array('nom' =&gt; '&quot;&amp;[.E91]&amp;&quot;' , 'prenom' =&gt; '&quot;&amp;[.F91]&amp;&quot;' , 'age' =&gt; &quot;&amp;[.G91]&amp;&quot; , 'id_formulaire' =&gt; 1 ),&quot;" office:value-type="string" office:string-value="array('nom' =&gt; 'nom91' , 'prenom' =&gt; 'prenom91' , 'age' =&gt; 91 , 'id_formulaire' =&gt; 1 )," calcext:value-type="string">
            <text:p>array('nom' =&gt; 'nom91' , 'prenom' =&gt; 'prenom91' , 'age' =&gt; 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" calcext:value-type="string">
            <text:p>nom92</text:p>
          </table:table-cell>
          <table:table-cell table:formula="of:=&quot;prenom&quot;&amp;ROW()" office:value-type="string" office:string-value="prenom92" calcext:value-type="string">
            <text:p>prenom92</text:p>
          </table:table-cell>
          <table:table-cell table:formula="of:=ROW()" office:value-type="float" office:value="92" calcext:value-type="float">
            <text:p>92</text:p>
          </table:table-cell>
          <table:table-cell/>
          <table:table-cell table:formula="of:=&quot;array('nom' =&gt; '&quot;&amp;[.E92]&amp;&quot;' , 'prenom' =&gt; '&quot;&amp;[.F92]&amp;&quot;' , 'age' =&gt; &quot;&amp;[.G92]&amp;&quot; , 'id_formulaire' =&gt; 1 ),&quot;" office:value-type="string" office:string-value="array('nom' =&gt; 'nom92' , 'prenom' =&gt; 'prenom92' , 'age' =&gt; 92 , 'id_formulaire' =&gt; 1 )," calcext:value-type="string">
            <text:p>array('nom' =&gt; 'nom92' , 'prenom' =&gt; 'prenom92' , 'age' =&gt; 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" calcext:value-type="string">
            <text:p>nom93</text:p>
          </table:table-cell>
          <table:table-cell table:formula="of:=&quot;prenom&quot;&amp;ROW()" office:value-type="string" office:string-value="prenom93" calcext:value-type="string">
            <text:p>prenom93</text:p>
          </table:table-cell>
          <table:table-cell table:formula="of:=ROW()" office:value-type="float" office:value="93" calcext:value-type="float">
            <text:p>93</text:p>
          </table:table-cell>
          <table:table-cell/>
          <table:table-cell table:formula="of:=&quot;array('nom' =&gt; '&quot;&amp;[.E93]&amp;&quot;' , 'prenom' =&gt; '&quot;&amp;[.F93]&amp;&quot;' , 'age' =&gt; &quot;&amp;[.G93]&amp;&quot; , 'id_formulaire' =&gt; 1 ),&quot;" office:value-type="string" office:string-value="array('nom' =&gt; 'nom93' , 'prenom' =&gt; 'prenom93' , 'age' =&gt; 93 , 'id_formulaire' =&gt; 1 )," calcext:value-type="string">
            <text:p>array('nom' =&gt; 'nom93' , 'prenom' =&gt; 'prenom93' , 'age' =&gt; 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" calcext:value-type="string">
            <text:p>nom94</text:p>
          </table:table-cell>
          <table:table-cell table:formula="of:=&quot;prenom&quot;&amp;ROW()" office:value-type="string" office:string-value="prenom94" calcext:value-type="string">
            <text:p>prenom94</text:p>
          </table:table-cell>
          <table:table-cell table:formula="of:=ROW()" office:value-type="float" office:value="94" calcext:value-type="float">
            <text:p>94</text:p>
          </table:table-cell>
          <table:table-cell/>
          <table:table-cell table:formula="of:=&quot;array('nom' =&gt; '&quot;&amp;[.E94]&amp;&quot;' , 'prenom' =&gt; '&quot;&amp;[.F94]&amp;&quot;' , 'age' =&gt; &quot;&amp;[.G94]&amp;&quot; , 'id_formulaire' =&gt; 1 ),&quot;" office:value-type="string" office:string-value="array('nom' =&gt; 'nom94' , 'prenom' =&gt; 'prenom94' , 'age' =&gt; 94 , 'id_formulaire' =&gt; 1 )," calcext:value-type="string">
            <text:p>array('nom' =&gt; 'nom94' , 'prenom' =&gt; 'prenom94' , 'age' =&gt; 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" calcext:value-type="string">
            <text:p>nom95</text:p>
          </table:table-cell>
          <table:table-cell table:formula="of:=&quot;prenom&quot;&amp;ROW()" office:value-type="string" office:string-value="prenom95" calcext:value-type="string">
            <text:p>prenom95</text:p>
          </table:table-cell>
          <table:table-cell table:formula="of:=ROW()" office:value-type="float" office:value="95" calcext:value-type="float">
            <text:p>95</text:p>
          </table:table-cell>
          <table:table-cell/>
          <table:table-cell table:formula="of:=&quot;array('nom' =&gt; '&quot;&amp;[.E95]&amp;&quot;' , 'prenom' =&gt; '&quot;&amp;[.F95]&amp;&quot;' , 'age' =&gt; &quot;&amp;[.G95]&amp;&quot; , 'id_formulaire' =&gt; 1 ),&quot;" office:value-type="string" office:string-value="array('nom' =&gt; 'nom95' , 'prenom' =&gt; 'prenom95' , 'age' =&gt; 95 , 'id_formulaire' =&gt; 1 )," calcext:value-type="string">
            <text:p>array('nom' =&gt; 'nom95' , 'prenom' =&gt; 'prenom95' , 'age' =&gt; 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" calcext:value-type="string">
            <text:p>nom96</text:p>
          </table:table-cell>
          <table:table-cell table:formula="of:=&quot;prenom&quot;&amp;ROW()" office:value-type="string" office:string-value="prenom96" calcext:value-type="string">
            <text:p>prenom96</text:p>
          </table:table-cell>
          <table:table-cell table:formula="of:=ROW()" office:value-type="float" office:value="96" calcext:value-type="float">
            <text:p>96</text:p>
          </table:table-cell>
          <table:table-cell/>
          <table:table-cell table:formula="of:=&quot;array('nom' =&gt; '&quot;&amp;[.E96]&amp;&quot;' , 'prenom' =&gt; '&quot;&amp;[.F96]&amp;&quot;' , 'age' =&gt; &quot;&amp;[.G96]&amp;&quot; , 'id_formulaire' =&gt; 1 ),&quot;" office:value-type="string" office:string-value="array('nom' =&gt; 'nom96' , 'prenom' =&gt; 'prenom96' , 'age' =&gt; 96 , 'id_formulaire' =&gt; 1 )," calcext:value-type="string">
            <text:p>array('nom' =&gt; 'nom96' , 'prenom' =&gt; 'prenom96' , 'age' =&gt; 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" calcext:value-type="string">
            <text:p>nom97</text:p>
          </table:table-cell>
          <table:table-cell table:formula="of:=&quot;prenom&quot;&amp;ROW()" office:value-type="string" office:string-value="prenom97" calcext:value-type="string">
            <text:p>prenom97</text:p>
          </table:table-cell>
          <table:table-cell table:formula="of:=ROW()" office:value-type="float" office:value="97" calcext:value-type="float">
            <text:p>97</text:p>
          </table:table-cell>
          <table:table-cell/>
          <table:table-cell table:formula="of:=&quot;array('nom' =&gt; '&quot;&amp;[.E97]&amp;&quot;' , 'prenom' =&gt; '&quot;&amp;[.F97]&amp;&quot;' , 'age' =&gt; &quot;&amp;[.G97]&amp;&quot; , 'id_formulaire' =&gt; 1 ),&quot;" office:value-type="string" office:string-value="array('nom' =&gt; 'nom97' , 'prenom' =&gt; 'prenom97' , 'age' =&gt; 97 , 'id_formulaire' =&gt; 1 )," calcext:value-type="string">
            <text:p>array('nom' =&gt; 'nom97' , 'prenom' =&gt; 'prenom97' , 'age' =&gt; 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" calcext:value-type="string">
            <text:p>nom98</text:p>
          </table:table-cell>
          <table:table-cell table:formula="of:=&quot;prenom&quot;&amp;ROW()" office:value-type="string" office:string-value="prenom98" calcext:value-type="string">
            <text:p>prenom98</text:p>
          </table:table-cell>
          <table:table-cell table:formula="of:=ROW()" office:value-type="float" office:value="98" calcext:value-type="float">
            <text:p>98</text:p>
          </table:table-cell>
          <table:table-cell/>
          <table:table-cell table:formula="of:=&quot;array('nom' =&gt; '&quot;&amp;[.E98]&amp;&quot;' , 'prenom' =&gt; '&quot;&amp;[.F98]&amp;&quot;' , 'age' =&gt; &quot;&amp;[.G98]&amp;&quot; , 'id_formulaire' =&gt; 1 ),&quot;" office:value-type="string" office:string-value="array('nom' =&gt; 'nom98' , 'prenom' =&gt; 'prenom98' , 'age' =&gt; 98 , 'id_formulaire' =&gt; 1 )," calcext:value-type="string">
            <text:p>array('nom' =&gt; 'nom98' , 'prenom' =&gt; 'prenom98' , 'age' =&gt; 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" calcext:value-type="string">
            <text:p>nom99</text:p>
          </table:table-cell>
          <table:table-cell table:formula="of:=&quot;prenom&quot;&amp;ROW()" office:value-type="string" office:string-value="prenom99" calcext:value-type="string">
            <text:p>prenom99</text:p>
          </table:table-cell>
          <table:table-cell table:formula="of:=ROW()" office:value-type="float" office:value="99" calcext:value-type="float">
            <text:p>99</text:p>
          </table:table-cell>
          <table:table-cell/>
          <table:table-cell table:formula="of:=&quot;array('nom' =&gt; '&quot;&amp;[.E99]&amp;&quot;' , 'prenom' =&gt; '&quot;&amp;[.F99]&amp;&quot;' , 'age' =&gt; &quot;&amp;[.G99]&amp;&quot; , 'id_formulaire' =&gt; 1 ),&quot;" office:value-type="string" office:string-value="array('nom' =&gt; 'nom99' , 'prenom' =&gt; 'prenom99' , 'age' =&gt; 99 , 'id_formulaire' =&gt; 1 )," calcext:value-type="string">
            <text:p>array('nom' =&gt; 'nom99' , 'prenom' =&gt; 'prenom99' , 'age' =&gt; 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0" calcext:value-type="string">
            <text:p>nom100</text:p>
          </table:table-cell>
          <table:table-cell table:formula="of:=&quot;prenom&quot;&amp;ROW()" office:value-type="string" office:string-value="prenom100" calcext:value-type="string">
            <text:p>prenom100</text:p>
          </table:table-cell>
          <table:table-cell table:formula="of:=ROW()" office:value-type="float" office:value="100" calcext:value-type="float">
            <text:p>100</text:p>
          </table:table-cell>
          <table:table-cell/>
          <table:table-cell table:formula="of:=&quot;array('nom' =&gt; '&quot;&amp;[.E100]&amp;&quot;' , 'prenom' =&gt; '&quot;&amp;[.F100]&amp;&quot;' , 'age' =&gt; &quot;&amp;[.G100]&amp;&quot; , 'id_formulaire' =&gt; 1 ),&quot;" office:value-type="string" office:string-value="array('nom' =&gt; 'nom100' , 'prenom' =&gt; 'prenom100' , 'age' =&gt; 100 , 'id_formulaire' =&gt; 1 )," calcext:value-type="string">
            <text:p>array('nom' =&gt; 'nom100' , 'prenom' =&gt; 'prenom100' , 'age' =&gt; 1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1" calcext:value-type="string">
            <text:p>nom101</text:p>
          </table:table-cell>
          <table:table-cell table:formula="of:=&quot;prenom&quot;&amp;ROW()" office:value-type="string" office:string-value="prenom101" calcext:value-type="string">
            <text:p>prenom101</text:p>
          </table:table-cell>
          <table:table-cell table:formula="of:=ROW()" office:value-type="float" office:value="101" calcext:value-type="float">
            <text:p>101</text:p>
          </table:table-cell>
          <table:table-cell/>
          <table:table-cell table:formula="of:=&quot;array('nom' =&gt; '&quot;&amp;[.E101]&amp;&quot;' , 'prenom' =&gt; '&quot;&amp;[.F101]&amp;&quot;' , 'age' =&gt; &quot;&amp;[.G101]&amp;&quot; , 'id_formulaire' =&gt; 1 ),&quot;" office:value-type="string" office:string-value="array('nom' =&gt; 'nom101' , 'prenom' =&gt; 'prenom101' , 'age' =&gt; 101 , 'id_formulaire' =&gt; 1 )," calcext:value-type="string">
            <text:p>array('nom' =&gt; 'nom101' , 'prenom' =&gt; 'prenom101' , 'age' =&gt; 1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2" calcext:value-type="string">
            <text:p>nom102</text:p>
          </table:table-cell>
          <table:table-cell table:formula="of:=&quot;prenom&quot;&amp;ROW()" office:value-type="string" office:string-value="prenom102" calcext:value-type="string">
            <text:p>prenom102</text:p>
          </table:table-cell>
          <table:table-cell table:formula="of:=ROW()" office:value-type="float" office:value="102" calcext:value-type="float">
            <text:p>102</text:p>
          </table:table-cell>
          <table:table-cell/>
          <table:table-cell table:formula="of:=&quot;array('nom' =&gt; '&quot;&amp;[.E102]&amp;&quot;' , 'prenom' =&gt; '&quot;&amp;[.F102]&amp;&quot;' , 'age' =&gt; &quot;&amp;[.G102]&amp;&quot; , 'id_formulaire' =&gt; 1 ),&quot;" office:value-type="string" office:string-value="array('nom' =&gt; 'nom102' , 'prenom' =&gt; 'prenom102' , 'age' =&gt; 102 , 'id_formulaire' =&gt; 1 )," calcext:value-type="string">
            <text:p>array('nom' =&gt; 'nom102' , 'prenom' =&gt; 'prenom102' , 'age' =&gt; 1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3" calcext:value-type="string">
            <text:p>nom103</text:p>
          </table:table-cell>
          <table:table-cell table:formula="of:=&quot;prenom&quot;&amp;ROW()" office:value-type="string" office:string-value="prenom103" calcext:value-type="string">
            <text:p>prenom103</text:p>
          </table:table-cell>
          <table:table-cell table:formula="of:=ROW()" office:value-type="float" office:value="103" calcext:value-type="float">
            <text:p>103</text:p>
          </table:table-cell>
          <table:table-cell/>
          <table:table-cell table:formula="of:=&quot;array('nom' =&gt; '&quot;&amp;[.E103]&amp;&quot;' , 'prenom' =&gt; '&quot;&amp;[.F103]&amp;&quot;' , 'age' =&gt; &quot;&amp;[.G103]&amp;&quot; , 'id_formulaire' =&gt; 1 ),&quot;" office:value-type="string" office:string-value="array('nom' =&gt; 'nom103' , 'prenom' =&gt; 'prenom103' , 'age' =&gt; 103 , 'id_formulaire' =&gt; 1 )," calcext:value-type="string">
            <text:p>array('nom' =&gt; 'nom103' , 'prenom' =&gt; 'prenom103' , 'age' =&gt; 1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4" calcext:value-type="string">
            <text:p>nom104</text:p>
          </table:table-cell>
          <table:table-cell table:formula="of:=&quot;prenom&quot;&amp;ROW()" office:value-type="string" office:string-value="prenom104" calcext:value-type="string">
            <text:p>prenom104</text:p>
          </table:table-cell>
          <table:table-cell table:formula="of:=ROW()" office:value-type="float" office:value="104" calcext:value-type="float">
            <text:p>104</text:p>
          </table:table-cell>
          <table:table-cell/>
          <table:table-cell table:formula="of:=&quot;array('nom' =&gt; '&quot;&amp;[.E104]&amp;&quot;' , 'prenom' =&gt; '&quot;&amp;[.F104]&amp;&quot;' , 'age' =&gt; &quot;&amp;[.G104]&amp;&quot; , 'id_formulaire' =&gt; 1 ),&quot;" office:value-type="string" office:string-value="array('nom' =&gt; 'nom104' , 'prenom' =&gt; 'prenom104' , 'age' =&gt; 104 , 'id_formulaire' =&gt; 1 )," calcext:value-type="string">
            <text:p>array('nom' =&gt; 'nom104' , 'prenom' =&gt; 'prenom104' , 'age' =&gt; 1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5" calcext:value-type="string">
            <text:p>nom105</text:p>
          </table:table-cell>
          <table:table-cell table:formula="of:=&quot;prenom&quot;&amp;ROW()" office:value-type="string" office:string-value="prenom105" calcext:value-type="string">
            <text:p>prenom105</text:p>
          </table:table-cell>
          <table:table-cell table:formula="of:=ROW()" office:value-type="float" office:value="105" calcext:value-type="float">
            <text:p>105</text:p>
          </table:table-cell>
          <table:table-cell/>
          <table:table-cell table:formula="of:=&quot;array('nom' =&gt; '&quot;&amp;[.E105]&amp;&quot;' , 'prenom' =&gt; '&quot;&amp;[.F105]&amp;&quot;' , 'age' =&gt; &quot;&amp;[.G105]&amp;&quot; , 'id_formulaire' =&gt; 1 ),&quot;" office:value-type="string" office:string-value="array('nom' =&gt; 'nom105' , 'prenom' =&gt; 'prenom105' , 'age' =&gt; 105 , 'id_formulaire' =&gt; 1 )," calcext:value-type="string">
            <text:p>array('nom' =&gt; 'nom105' , 'prenom' =&gt; 'prenom105' , 'age' =&gt; 1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6" calcext:value-type="string">
            <text:p>nom106</text:p>
          </table:table-cell>
          <table:table-cell table:formula="of:=&quot;prenom&quot;&amp;ROW()" office:value-type="string" office:string-value="prenom106" calcext:value-type="string">
            <text:p>prenom106</text:p>
          </table:table-cell>
          <table:table-cell table:formula="of:=ROW()" office:value-type="float" office:value="106" calcext:value-type="float">
            <text:p>106</text:p>
          </table:table-cell>
          <table:table-cell/>
          <table:table-cell table:formula="of:=&quot;array('nom' =&gt; '&quot;&amp;[.E106]&amp;&quot;' , 'prenom' =&gt; '&quot;&amp;[.F106]&amp;&quot;' , 'age' =&gt; &quot;&amp;[.G106]&amp;&quot; , 'id_formulaire' =&gt; 1 ),&quot;" office:value-type="string" office:string-value="array('nom' =&gt; 'nom106' , 'prenom' =&gt; 'prenom106' , 'age' =&gt; 106 , 'id_formulaire' =&gt; 1 )," calcext:value-type="string">
            <text:p>array('nom' =&gt; 'nom106' , 'prenom' =&gt; 'prenom106' , 'age' =&gt; 1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7" calcext:value-type="string">
            <text:p>nom107</text:p>
          </table:table-cell>
          <table:table-cell table:formula="of:=&quot;prenom&quot;&amp;ROW()" office:value-type="string" office:string-value="prenom107" calcext:value-type="string">
            <text:p>prenom107</text:p>
          </table:table-cell>
          <table:table-cell table:formula="of:=ROW()" office:value-type="float" office:value="107" calcext:value-type="float">
            <text:p>107</text:p>
          </table:table-cell>
          <table:table-cell/>
          <table:table-cell table:formula="of:=&quot;array('nom' =&gt; '&quot;&amp;[.E107]&amp;&quot;' , 'prenom' =&gt; '&quot;&amp;[.F107]&amp;&quot;' , 'age' =&gt; &quot;&amp;[.G107]&amp;&quot; , 'id_formulaire' =&gt; 1 ),&quot;" office:value-type="string" office:string-value="array('nom' =&gt; 'nom107' , 'prenom' =&gt; 'prenom107' , 'age' =&gt; 107 , 'id_formulaire' =&gt; 1 )," calcext:value-type="string">
            <text:p>array('nom' =&gt; 'nom107' , 'prenom' =&gt; 'prenom107' , 'age' =&gt; 1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8" calcext:value-type="string">
            <text:p>nom108</text:p>
          </table:table-cell>
          <table:table-cell table:formula="of:=&quot;prenom&quot;&amp;ROW()" office:value-type="string" office:string-value="prenom108" calcext:value-type="string">
            <text:p>prenom108</text:p>
          </table:table-cell>
          <table:table-cell table:formula="of:=ROW()" office:value-type="float" office:value="108" calcext:value-type="float">
            <text:p>108</text:p>
          </table:table-cell>
          <table:table-cell/>
          <table:table-cell table:formula="of:=&quot;array('nom' =&gt; '&quot;&amp;[.E108]&amp;&quot;' , 'prenom' =&gt; '&quot;&amp;[.F108]&amp;&quot;' , 'age' =&gt; &quot;&amp;[.G108]&amp;&quot; , 'id_formulaire' =&gt; 1 ),&quot;" office:value-type="string" office:string-value="array('nom' =&gt; 'nom108' , 'prenom' =&gt; 'prenom108' , 'age' =&gt; 108 , 'id_formulaire' =&gt; 1 )," calcext:value-type="string">
            <text:p>array('nom' =&gt; 'nom108' , 'prenom' =&gt; 'prenom108' , 'age' =&gt; 1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9" calcext:value-type="string">
            <text:p>nom109</text:p>
          </table:table-cell>
          <table:table-cell table:formula="of:=&quot;prenom&quot;&amp;ROW()" office:value-type="string" office:string-value="prenom109" calcext:value-type="string">
            <text:p>prenom109</text:p>
          </table:table-cell>
          <table:table-cell table:formula="of:=ROW()" office:value-type="float" office:value="109" calcext:value-type="float">
            <text:p>109</text:p>
          </table:table-cell>
          <table:table-cell/>
          <table:table-cell table:formula="of:=&quot;array('nom' =&gt; '&quot;&amp;[.E109]&amp;&quot;' , 'prenom' =&gt; '&quot;&amp;[.F109]&amp;&quot;' , 'age' =&gt; &quot;&amp;[.G109]&amp;&quot; , 'id_formulaire' =&gt; 1 ),&quot;" office:value-type="string" office:string-value="array('nom' =&gt; 'nom109' , 'prenom' =&gt; 'prenom109' , 'age' =&gt; 109 , 'id_formulaire' =&gt; 1 )," calcext:value-type="string">
            <text:p>array('nom' =&gt; 'nom109' , 'prenom' =&gt; 'prenom109' , 'age' =&gt; 1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0" calcext:value-type="string">
            <text:p>nom110</text:p>
          </table:table-cell>
          <table:table-cell table:formula="of:=&quot;prenom&quot;&amp;ROW()" office:value-type="string" office:string-value="prenom110" calcext:value-type="string">
            <text:p>prenom110</text:p>
          </table:table-cell>
          <table:table-cell table:formula="of:=ROW()" office:value-type="float" office:value="110" calcext:value-type="float">
            <text:p>110</text:p>
          </table:table-cell>
          <table:table-cell/>
          <table:table-cell table:formula="of:=&quot;array('nom' =&gt; '&quot;&amp;[.E110]&amp;&quot;' , 'prenom' =&gt; '&quot;&amp;[.F110]&amp;&quot;' , 'age' =&gt; &quot;&amp;[.G110]&amp;&quot; , 'id_formulaire' =&gt; 1 ),&quot;" office:value-type="string" office:string-value="array('nom' =&gt; 'nom110' , 'prenom' =&gt; 'prenom110' , 'age' =&gt; 110 , 'id_formulaire' =&gt; 1 )," calcext:value-type="string">
            <text:p>array('nom' =&gt; 'nom110' , 'prenom' =&gt; 'prenom110' , 'age' =&gt; 1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1" calcext:value-type="string">
            <text:p>nom111</text:p>
          </table:table-cell>
          <table:table-cell table:formula="of:=&quot;prenom&quot;&amp;ROW()" office:value-type="string" office:string-value="prenom111" calcext:value-type="string">
            <text:p>prenom111</text:p>
          </table:table-cell>
          <table:table-cell table:formula="of:=ROW()" office:value-type="float" office:value="111" calcext:value-type="float">
            <text:p>111</text:p>
          </table:table-cell>
          <table:table-cell/>
          <table:table-cell table:formula="of:=&quot;array('nom' =&gt; '&quot;&amp;[.E111]&amp;&quot;' , 'prenom' =&gt; '&quot;&amp;[.F111]&amp;&quot;' , 'age' =&gt; &quot;&amp;[.G111]&amp;&quot; , 'id_formulaire' =&gt; 1 ),&quot;" office:value-type="string" office:string-value="array('nom' =&gt; 'nom111' , 'prenom' =&gt; 'prenom111' , 'age' =&gt; 111 , 'id_formulaire' =&gt; 1 )," calcext:value-type="string">
            <text:p>array('nom' =&gt; 'nom111' , 'prenom' =&gt; 'prenom111' , 'age' =&gt; 1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2" calcext:value-type="string">
            <text:p>nom112</text:p>
          </table:table-cell>
          <table:table-cell table:formula="of:=&quot;prenom&quot;&amp;ROW()" office:value-type="string" office:string-value="prenom112" calcext:value-type="string">
            <text:p>prenom112</text:p>
          </table:table-cell>
          <table:table-cell table:formula="of:=ROW()" office:value-type="float" office:value="112" calcext:value-type="float">
            <text:p>112</text:p>
          </table:table-cell>
          <table:table-cell/>
          <table:table-cell table:formula="of:=&quot;array('nom' =&gt; '&quot;&amp;[.E112]&amp;&quot;' , 'prenom' =&gt; '&quot;&amp;[.F112]&amp;&quot;' , 'age' =&gt; &quot;&amp;[.G112]&amp;&quot; , 'id_formulaire' =&gt; 1 ),&quot;" office:value-type="string" office:string-value="array('nom' =&gt; 'nom112' , 'prenom' =&gt; 'prenom112' , 'age' =&gt; 112 , 'id_formulaire' =&gt; 1 )," calcext:value-type="string">
            <text:p>array('nom' =&gt; 'nom112' , 'prenom' =&gt; 'prenom112' , 'age' =&gt; 1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3" calcext:value-type="string">
            <text:p>nom113</text:p>
          </table:table-cell>
          <table:table-cell table:formula="of:=&quot;prenom&quot;&amp;ROW()" office:value-type="string" office:string-value="prenom113" calcext:value-type="string">
            <text:p>prenom113</text:p>
          </table:table-cell>
          <table:table-cell table:formula="of:=ROW()" office:value-type="float" office:value="113" calcext:value-type="float">
            <text:p>113</text:p>
          </table:table-cell>
          <table:table-cell/>
          <table:table-cell table:formula="of:=&quot;array('nom' =&gt; '&quot;&amp;[.E113]&amp;&quot;' , 'prenom' =&gt; '&quot;&amp;[.F113]&amp;&quot;' , 'age' =&gt; &quot;&amp;[.G113]&amp;&quot; , 'id_formulaire' =&gt; 1 ),&quot;" office:value-type="string" office:string-value="array('nom' =&gt; 'nom113' , 'prenom' =&gt; 'prenom113' , 'age' =&gt; 113 , 'id_formulaire' =&gt; 1 )," calcext:value-type="string">
            <text:p>array('nom' =&gt; 'nom113' , 'prenom' =&gt; 'prenom113' , 'age' =&gt; 1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4" calcext:value-type="string">
            <text:p>nom114</text:p>
          </table:table-cell>
          <table:table-cell table:formula="of:=&quot;prenom&quot;&amp;ROW()" office:value-type="string" office:string-value="prenom114" calcext:value-type="string">
            <text:p>prenom114</text:p>
          </table:table-cell>
          <table:table-cell table:formula="of:=ROW()" office:value-type="float" office:value="114" calcext:value-type="float">
            <text:p>114</text:p>
          </table:table-cell>
          <table:table-cell/>
          <table:table-cell table:formula="of:=&quot;array('nom' =&gt; '&quot;&amp;[.E114]&amp;&quot;' , 'prenom' =&gt; '&quot;&amp;[.F114]&amp;&quot;' , 'age' =&gt; &quot;&amp;[.G114]&amp;&quot; , 'id_formulaire' =&gt; 1 ),&quot;" office:value-type="string" office:string-value="array('nom' =&gt; 'nom114' , 'prenom' =&gt; 'prenom114' , 'age' =&gt; 114 , 'id_formulaire' =&gt; 1 )," calcext:value-type="string">
            <text:p>array('nom' =&gt; 'nom114' , 'prenom' =&gt; 'prenom114' , 'age' =&gt; 1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5" calcext:value-type="string">
            <text:p>nom115</text:p>
          </table:table-cell>
          <table:table-cell table:formula="of:=&quot;prenom&quot;&amp;ROW()" office:value-type="string" office:string-value="prenom115" calcext:value-type="string">
            <text:p>prenom115</text:p>
          </table:table-cell>
          <table:table-cell table:formula="of:=ROW()" office:value-type="float" office:value="115" calcext:value-type="float">
            <text:p>115</text:p>
          </table:table-cell>
          <table:table-cell/>
          <table:table-cell table:formula="of:=&quot;array('nom' =&gt; '&quot;&amp;[.E115]&amp;&quot;' , 'prenom' =&gt; '&quot;&amp;[.F115]&amp;&quot;' , 'age' =&gt; &quot;&amp;[.G115]&amp;&quot; , 'id_formulaire' =&gt; 1 ),&quot;" office:value-type="string" office:string-value="array('nom' =&gt; 'nom115' , 'prenom' =&gt; 'prenom115' , 'age' =&gt; 115 , 'id_formulaire' =&gt; 1 )," calcext:value-type="string">
            <text:p>array('nom' =&gt; 'nom115' , 'prenom' =&gt; 'prenom115' , 'age' =&gt; 1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6" calcext:value-type="string">
            <text:p>nom116</text:p>
          </table:table-cell>
          <table:table-cell table:formula="of:=&quot;prenom&quot;&amp;ROW()" office:value-type="string" office:string-value="prenom116" calcext:value-type="string">
            <text:p>prenom116</text:p>
          </table:table-cell>
          <table:table-cell table:formula="of:=ROW()" office:value-type="float" office:value="116" calcext:value-type="float">
            <text:p>116</text:p>
          </table:table-cell>
          <table:table-cell/>
          <table:table-cell table:formula="of:=&quot;array('nom' =&gt; '&quot;&amp;[.E116]&amp;&quot;' , 'prenom' =&gt; '&quot;&amp;[.F116]&amp;&quot;' , 'age' =&gt; &quot;&amp;[.G116]&amp;&quot; , 'id_formulaire' =&gt; 1 ),&quot;" office:value-type="string" office:string-value="array('nom' =&gt; 'nom116' , 'prenom' =&gt; 'prenom116' , 'age' =&gt; 116 , 'id_formulaire' =&gt; 1 )," calcext:value-type="string">
            <text:p>array('nom' =&gt; 'nom116' , 'prenom' =&gt; 'prenom116' , 'age' =&gt; 1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7" calcext:value-type="string">
            <text:p>nom117</text:p>
          </table:table-cell>
          <table:table-cell table:formula="of:=&quot;prenom&quot;&amp;ROW()" office:value-type="string" office:string-value="prenom117" calcext:value-type="string">
            <text:p>prenom117</text:p>
          </table:table-cell>
          <table:table-cell table:formula="of:=ROW()" office:value-type="float" office:value="117" calcext:value-type="float">
            <text:p>117</text:p>
          </table:table-cell>
          <table:table-cell/>
          <table:table-cell table:formula="of:=&quot;array('nom' =&gt; '&quot;&amp;[.E117]&amp;&quot;' , 'prenom' =&gt; '&quot;&amp;[.F117]&amp;&quot;' , 'age' =&gt; &quot;&amp;[.G117]&amp;&quot; , 'id_formulaire' =&gt; 1 ),&quot;" office:value-type="string" office:string-value="array('nom' =&gt; 'nom117' , 'prenom' =&gt; 'prenom117' , 'age' =&gt; 117 , 'id_formulaire' =&gt; 1 )," calcext:value-type="string">
            <text:p>array('nom' =&gt; 'nom117' , 'prenom' =&gt; 'prenom117' , 'age' =&gt; 1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8" calcext:value-type="string">
            <text:p>nom118</text:p>
          </table:table-cell>
          <table:table-cell table:formula="of:=&quot;prenom&quot;&amp;ROW()" office:value-type="string" office:string-value="prenom118" calcext:value-type="string">
            <text:p>prenom118</text:p>
          </table:table-cell>
          <table:table-cell table:formula="of:=ROW()" office:value-type="float" office:value="118" calcext:value-type="float">
            <text:p>118</text:p>
          </table:table-cell>
          <table:table-cell/>
          <table:table-cell table:formula="of:=&quot;array('nom' =&gt; '&quot;&amp;[.E118]&amp;&quot;' , 'prenom' =&gt; '&quot;&amp;[.F118]&amp;&quot;' , 'age' =&gt; &quot;&amp;[.G118]&amp;&quot; , 'id_formulaire' =&gt; 1 ),&quot;" office:value-type="string" office:string-value="array('nom' =&gt; 'nom118' , 'prenom' =&gt; 'prenom118' , 'age' =&gt; 118 , 'id_formulaire' =&gt; 1 )," calcext:value-type="string">
            <text:p>array('nom' =&gt; 'nom118' , 'prenom' =&gt; 'prenom118' , 'age' =&gt; 1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19" calcext:value-type="string">
            <text:p>nom119</text:p>
          </table:table-cell>
          <table:table-cell table:formula="of:=&quot;prenom&quot;&amp;ROW()" office:value-type="string" office:string-value="prenom119" calcext:value-type="string">
            <text:p>prenom119</text:p>
          </table:table-cell>
          <table:table-cell table:formula="of:=ROW()" office:value-type="float" office:value="119" calcext:value-type="float">
            <text:p>119</text:p>
          </table:table-cell>
          <table:table-cell/>
          <table:table-cell table:formula="of:=&quot;array('nom' =&gt; '&quot;&amp;[.E119]&amp;&quot;' , 'prenom' =&gt; '&quot;&amp;[.F119]&amp;&quot;' , 'age' =&gt; &quot;&amp;[.G119]&amp;&quot; , 'id_formulaire' =&gt; 1 ),&quot;" office:value-type="string" office:string-value="array('nom' =&gt; 'nom119' , 'prenom' =&gt; 'prenom119' , 'age' =&gt; 119 , 'id_formulaire' =&gt; 1 )," calcext:value-type="string">
            <text:p>array('nom' =&gt; 'nom119' , 'prenom' =&gt; 'prenom119' , 'age' =&gt; 1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0" calcext:value-type="string">
            <text:p>nom120</text:p>
          </table:table-cell>
          <table:table-cell table:formula="of:=&quot;prenom&quot;&amp;ROW()" office:value-type="string" office:string-value="prenom120" calcext:value-type="string">
            <text:p>prenom120</text:p>
          </table:table-cell>
          <table:table-cell table:formula="of:=ROW()" office:value-type="float" office:value="120" calcext:value-type="float">
            <text:p>120</text:p>
          </table:table-cell>
          <table:table-cell/>
          <table:table-cell table:formula="of:=&quot;array('nom' =&gt; '&quot;&amp;[.E120]&amp;&quot;' , 'prenom' =&gt; '&quot;&amp;[.F120]&amp;&quot;' , 'age' =&gt; &quot;&amp;[.G120]&amp;&quot; , 'id_formulaire' =&gt; 1 ),&quot;" office:value-type="string" office:string-value="array('nom' =&gt; 'nom120' , 'prenom' =&gt; 'prenom120' , 'age' =&gt; 120 , 'id_formulaire' =&gt; 1 )," calcext:value-type="string">
            <text:p>array('nom' =&gt; 'nom120' , 'prenom' =&gt; 'prenom120' , 'age' =&gt; 1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1" calcext:value-type="string">
            <text:p>nom121</text:p>
          </table:table-cell>
          <table:table-cell table:formula="of:=&quot;prenom&quot;&amp;ROW()" office:value-type="string" office:string-value="prenom121" calcext:value-type="string">
            <text:p>prenom121</text:p>
          </table:table-cell>
          <table:table-cell table:formula="of:=ROW()" office:value-type="float" office:value="121" calcext:value-type="float">
            <text:p>121</text:p>
          </table:table-cell>
          <table:table-cell/>
          <table:table-cell table:formula="of:=&quot;array('nom' =&gt; '&quot;&amp;[.E121]&amp;&quot;' , 'prenom' =&gt; '&quot;&amp;[.F121]&amp;&quot;' , 'age' =&gt; &quot;&amp;[.G121]&amp;&quot; , 'id_formulaire' =&gt; 1 ),&quot;" office:value-type="string" office:string-value="array('nom' =&gt; 'nom121' , 'prenom' =&gt; 'prenom121' , 'age' =&gt; 121 , 'id_formulaire' =&gt; 1 )," calcext:value-type="string">
            <text:p>array('nom' =&gt; 'nom121' , 'prenom' =&gt; 'prenom121' , 'age' =&gt; 1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2" calcext:value-type="string">
            <text:p>nom122</text:p>
          </table:table-cell>
          <table:table-cell table:formula="of:=&quot;prenom&quot;&amp;ROW()" office:value-type="string" office:string-value="prenom122" calcext:value-type="string">
            <text:p>prenom122</text:p>
          </table:table-cell>
          <table:table-cell table:formula="of:=ROW()" office:value-type="float" office:value="122" calcext:value-type="float">
            <text:p>122</text:p>
          </table:table-cell>
          <table:table-cell/>
          <table:table-cell table:formula="of:=&quot;array('nom' =&gt; '&quot;&amp;[.E122]&amp;&quot;' , 'prenom' =&gt; '&quot;&amp;[.F122]&amp;&quot;' , 'age' =&gt; &quot;&amp;[.G122]&amp;&quot; , 'id_formulaire' =&gt; 1 ),&quot;" office:value-type="string" office:string-value="array('nom' =&gt; 'nom122' , 'prenom' =&gt; 'prenom122' , 'age' =&gt; 122 , 'id_formulaire' =&gt; 1 )," calcext:value-type="string">
            <text:p>array('nom' =&gt; 'nom122' , 'prenom' =&gt; 'prenom122' , 'age' =&gt; 1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3" calcext:value-type="string">
            <text:p>nom123</text:p>
          </table:table-cell>
          <table:table-cell table:formula="of:=&quot;prenom&quot;&amp;ROW()" office:value-type="string" office:string-value="prenom123" calcext:value-type="string">
            <text:p>prenom123</text:p>
          </table:table-cell>
          <table:table-cell table:formula="of:=ROW()" office:value-type="float" office:value="123" calcext:value-type="float">
            <text:p>123</text:p>
          </table:table-cell>
          <table:table-cell/>
          <table:table-cell table:formula="of:=&quot;array('nom' =&gt; '&quot;&amp;[.E123]&amp;&quot;' , 'prenom' =&gt; '&quot;&amp;[.F123]&amp;&quot;' , 'age' =&gt; &quot;&amp;[.G123]&amp;&quot; , 'id_formulaire' =&gt; 1 ),&quot;" office:value-type="string" office:string-value="array('nom' =&gt; 'nom123' , 'prenom' =&gt; 'prenom123' , 'age' =&gt; 123 , 'id_formulaire' =&gt; 1 )," calcext:value-type="string">
            <text:p>array('nom' =&gt; 'nom123' , 'prenom' =&gt; 'prenom123' , 'age' =&gt; 1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4" calcext:value-type="string">
            <text:p>nom124</text:p>
          </table:table-cell>
          <table:table-cell table:formula="of:=&quot;prenom&quot;&amp;ROW()" office:value-type="string" office:string-value="prenom124" calcext:value-type="string">
            <text:p>prenom124</text:p>
          </table:table-cell>
          <table:table-cell table:formula="of:=ROW()" office:value-type="float" office:value="124" calcext:value-type="float">
            <text:p>124</text:p>
          </table:table-cell>
          <table:table-cell/>
          <table:table-cell table:formula="of:=&quot;array('nom' =&gt; '&quot;&amp;[.E124]&amp;&quot;' , 'prenom' =&gt; '&quot;&amp;[.F124]&amp;&quot;' , 'age' =&gt; &quot;&amp;[.G124]&amp;&quot; , 'id_formulaire' =&gt; 1 ),&quot;" office:value-type="string" office:string-value="array('nom' =&gt; 'nom124' , 'prenom' =&gt; 'prenom124' , 'age' =&gt; 124 , 'id_formulaire' =&gt; 1 )," calcext:value-type="string">
            <text:p>array('nom' =&gt; 'nom124' , 'prenom' =&gt; 'prenom124' , 'age' =&gt; 1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5" calcext:value-type="string">
            <text:p>nom125</text:p>
          </table:table-cell>
          <table:table-cell table:formula="of:=&quot;prenom&quot;&amp;ROW()" office:value-type="string" office:string-value="prenom125" calcext:value-type="string">
            <text:p>prenom125</text:p>
          </table:table-cell>
          <table:table-cell table:formula="of:=ROW()" office:value-type="float" office:value="125" calcext:value-type="float">
            <text:p>125</text:p>
          </table:table-cell>
          <table:table-cell/>
          <table:table-cell table:formula="of:=&quot;array('nom' =&gt; '&quot;&amp;[.E125]&amp;&quot;' , 'prenom' =&gt; '&quot;&amp;[.F125]&amp;&quot;' , 'age' =&gt; &quot;&amp;[.G125]&amp;&quot; , 'id_formulaire' =&gt; 1 ),&quot;" office:value-type="string" office:string-value="array('nom' =&gt; 'nom125' , 'prenom' =&gt; 'prenom125' , 'age' =&gt; 125 , 'id_formulaire' =&gt; 1 )," calcext:value-type="string">
            <text:p>array('nom' =&gt; 'nom125' , 'prenom' =&gt; 'prenom125' , 'age' =&gt; 1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6" calcext:value-type="string">
            <text:p>nom126</text:p>
          </table:table-cell>
          <table:table-cell table:formula="of:=&quot;prenom&quot;&amp;ROW()" office:value-type="string" office:string-value="prenom126" calcext:value-type="string">
            <text:p>prenom126</text:p>
          </table:table-cell>
          <table:table-cell table:formula="of:=ROW()" office:value-type="float" office:value="126" calcext:value-type="float">
            <text:p>126</text:p>
          </table:table-cell>
          <table:table-cell/>
          <table:table-cell table:formula="of:=&quot;array('nom' =&gt; '&quot;&amp;[.E126]&amp;&quot;' , 'prenom' =&gt; '&quot;&amp;[.F126]&amp;&quot;' , 'age' =&gt; &quot;&amp;[.G126]&amp;&quot; , 'id_formulaire' =&gt; 1 ),&quot;" office:value-type="string" office:string-value="array('nom' =&gt; 'nom126' , 'prenom' =&gt; 'prenom126' , 'age' =&gt; 126 , 'id_formulaire' =&gt; 1 )," calcext:value-type="string">
            <text:p>array('nom' =&gt; 'nom126' , 'prenom' =&gt; 'prenom126' , 'age' =&gt; 1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7" calcext:value-type="string">
            <text:p>nom127</text:p>
          </table:table-cell>
          <table:table-cell table:formula="of:=&quot;prenom&quot;&amp;ROW()" office:value-type="string" office:string-value="prenom127" calcext:value-type="string">
            <text:p>prenom127</text:p>
          </table:table-cell>
          <table:table-cell table:formula="of:=ROW()" office:value-type="float" office:value="127" calcext:value-type="float">
            <text:p>127</text:p>
          </table:table-cell>
          <table:table-cell/>
          <table:table-cell table:formula="of:=&quot;array('nom' =&gt; '&quot;&amp;[.E127]&amp;&quot;' , 'prenom' =&gt; '&quot;&amp;[.F127]&amp;&quot;' , 'age' =&gt; &quot;&amp;[.G127]&amp;&quot; , 'id_formulaire' =&gt; 1 ),&quot;" office:value-type="string" office:string-value="array('nom' =&gt; 'nom127' , 'prenom' =&gt; 'prenom127' , 'age' =&gt; 127 , 'id_formulaire' =&gt; 1 )," calcext:value-type="string">
            <text:p>array('nom' =&gt; 'nom127' , 'prenom' =&gt; 'prenom127' , 'age' =&gt; 1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8" calcext:value-type="string">
            <text:p>nom128</text:p>
          </table:table-cell>
          <table:table-cell table:formula="of:=&quot;prenom&quot;&amp;ROW()" office:value-type="string" office:string-value="prenom128" calcext:value-type="string">
            <text:p>prenom128</text:p>
          </table:table-cell>
          <table:table-cell table:formula="of:=ROW()" office:value-type="float" office:value="128" calcext:value-type="float">
            <text:p>128</text:p>
          </table:table-cell>
          <table:table-cell/>
          <table:table-cell table:formula="of:=&quot;array('nom' =&gt; '&quot;&amp;[.E128]&amp;&quot;' , 'prenom' =&gt; '&quot;&amp;[.F128]&amp;&quot;' , 'age' =&gt; &quot;&amp;[.G128]&amp;&quot; , 'id_formulaire' =&gt; 1 ),&quot;" office:value-type="string" office:string-value="array('nom' =&gt; 'nom128' , 'prenom' =&gt; 'prenom128' , 'age' =&gt; 128 , 'id_formulaire' =&gt; 1 )," calcext:value-type="string">
            <text:p>array('nom' =&gt; 'nom128' , 'prenom' =&gt; 'prenom128' , 'age' =&gt; 1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29" calcext:value-type="string">
            <text:p>nom129</text:p>
          </table:table-cell>
          <table:table-cell table:formula="of:=&quot;prenom&quot;&amp;ROW()" office:value-type="string" office:string-value="prenom129" calcext:value-type="string">
            <text:p>prenom129</text:p>
          </table:table-cell>
          <table:table-cell table:formula="of:=ROW()" office:value-type="float" office:value="129" calcext:value-type="float">
            <text:p>129</text:p>
          </table:table-cell>
          <table:table-cell/>
          <table:table-cell table:formula="of:=&quot;array('nom' =&gt; '&quot;&amp;[.E129]&amp;&quot;' , 'prenom' =&gt; '&quot;&amp;[.F129]&amp;&quot;' , 'age' =&gt; &quot;&amp;[.G129]&amp;&quot; , 'id_formulaire' =&gt; 1 ),&quot;" office:value-type="string" office:string-value="array('nom' =&gt; 'nom129' , 'prenom' =&gt; 'prenom129' , 'age' =&gt; 129 , 'id_formulaire' =&gt; 1 )," calcext:value-type="string">
            <text:p>array('nom' =&gt; 'nom129' , 'prenom' =&gt; 'prenom129' , 'age' =&gt; 1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0" calcext:value-type="string">
            <text:p>nom130</text:p>
          </table:table-cell>
          <table:table-cell table:formula="of:=&quot;prenom&quot;&amp;ROW()" office:value-type="string" office:string-value="prenom130" calcext:value-type="string">
            <text:p>prenom130</text:p>
          </table:table-cell>
          <table:table-cell table:formula="of:=ROW()" office:value-type="float" office:value="130" calcext:value-type="float">
            <text:p>130</text:p>
          </table:table-cell>
          <table:table-cell/>
          <table:table-cell table:formula="of:=&quot;array('nom' =&gt; '&quot;&amp;[.E130]&amp;&quot;' , 'prenom' =&gt; '&quot;&amp;[.F130]&amp;&quot;' , 'age' =&gt; &quot;&amp;[.G130]&amp;&quot; , 'id_formulaire' =&gt; 1 ),&quot;" office:value-type="string" office:string-value="array('nom' =&gt; 'nom130' , 'prenom' =&gt; 'prenom130' , 'age' =&gt; 130 , 'id_formulaire' =&gt; 1 )," calcext:value-type="string">
            <text:p>array('nom' =&gt; 'nom130' , 'prenom' =&gt; 'prenom130' , 'age' =&gt; 1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1" calcext:value-type="string">
            <text:p>nom131</text:p>
          </table:table-cell>
          <table:table-cell table:formula="of:=&quot;prenom&quot;&amp;ROW()" office:value-type="string" office:string-value="prenom131" calcext:value-type="string">
            <text:p>prenom131</text:p>
          </table:table-cell>
          <table:table-cell table:formula="of:=ROW()" office:value-type="float" office:value="131" calcext:value-type="float">
            <text:p>131</text:p>
          </table:table-cell>
          <table:table-cell/>
          <table:table-cell table:formula="of:=&quot;array('nom' =&gt; '&quot;&amp;[.E131]&amp;&quot;' , 'prenom' =&gt; '&quot;&amp;[.F131]&amp;&quot;' , 'age' =&gt; &quot;&amp;[.G131]&amp;&quot; , 'id_formulaire' =&gt; 1 ),&quot;" office:value-type="string" office:string-value="array('nom' =&gt; 'nom131' , 'prenom' =&gt; 'prenom131' , 'age' =&gt; 131 , 'id_formulaire' =&gt; 1 )," calcext:value-type="string">
            <text:p>array('nom' =&gt; 'nom131' , 'prenom' =&gt; 'prenom131' , 'age' =&gt; 1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2" calcext:value-type="string">
            <text:p>nom132</text:p>
          </table:table-cell>
          <table:table-cell table:formula="of:=&quot;prenom&quot;&amp;ROW()" office:value-type="string" office:string-value="prenom132" calcext:value-type="string">
            <text:p>prenom132</text:p>
          </table:table-cell>
          <table:table-cell table:formula="of:=ROW()" office:value-type="float" office:value="132" calcext:value-type="float">
            <text:p>132</text:p>
          </table:table-cell>
          <table:table-cell/>
          <table:table-cell table:formula="of:=&quot;array('nom' =&gt; '&quot;&amp;[.E132]&amp;&quot;' , 'prenom' =&gt; '&quot;&amp;[.F132]&amp;&quot;' , 'age' =&gt; &quot;&amp;[.G132]&amp;&quot; , 'id_formulaire' =&gt; 1 ),&quot;" office:value-type="string" office:string-value="array('nom' =&gt; 'nom132' , 'prenom' =&gt; 'prenom132' , 'age' =&gt; 132 , 'id_formulaire' =&gt; 1 )," calcext:value-type="string">
            <text:p>array('nom' =&gt; 'nom132' , 'prenom' =&gt; 'prenom132' , 'age' =&gt; 1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3" calcext:value-type="string">
            <text:p>nom133</text:p>
          </table:table-cell>
          <table:table-cell table:formula="of:=&quot;prenom&quot;&amp;ROW()" office:value-type="string" office:string-value="prenom133" calcext:value-type="string">
            <text:p>prenom133</text:p>
          </table:table-cell>
          <table:table-cell table:formula="of:=ROW()" office:value-type="float" office:value="133" calcext:value-type="float">
            <text:p>133</text:p>
          </table:table-cell>
          <table:table-cell/>
          <table:table-cell table:formula="of:=&quot;array('nom' =&gt; '&quot;&amp;[.E133]&amp;&quot;' , 'prenom' =&gt; '&quot;&amp;[.F133]&amp;&quot;' , 'age' =&gt; &quot;&amp;[.G133]&amp;&quot; , 'id_formulaire' =&gt; 1 ),&quot;" office:value-type="string" office:string-value="array('nom' =&gt; 'nom133' , 'prenom' =&gt; 'prenom133' , 'age' =&gt; 133 , 'id_formulaire' =&gt; 1 )," calcext:value-type="string">
            <text:p>array('nom' =&gt; 'nom133' , 'prenom' =&gt; 'prenom133' , 'age' =&gt; 1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4" calcext:value-type="string">
            <text:p>nom134</text:p>
          </table:table-cell>
          <table:table-cell table:formula="of:=&quot;prenom&quot;&amp;ROW()" office:value-type="string" office:string-value="prenom134" calcext:value-type="string">
            <text:p>prenom134</text:p>
          </table:table-cell>
          <table:table-cell table:formula="of:=ROW()" office:value-type="float" office:value="134" calcext:value-type="float">
            <text:p>134</text:p>
          </table:table-cell>
          <table:table-cell/>
          <table:table-cell table:formula="of:=&quot;array('nom' =&gt; '&quot;&amp;[.E134]&amp;&quot;' , 'prenom' =&gt; '&quot;&amp;[.F134]&amp;&quot;' , 'age' =&gt; &quot;&amp;[.G134]&amp;&quot; , 'id_formulaire' =&gt; 1 ),&quot;" office:value-type="string" office:string-value="array('nom' =&gt; 'nom134' , 'prenom' =&gt; 'prenom134' , 'age' =&gt; 134 , 'id_formulaire' =&gt; 1 )," calcext:value-type="string">
            <text:p>array('nom' =&gt; 'nom134' , 'prenom' =&gt; 'prenom134' , 'age' =&gt; 1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5" calcext:value-type="string">
            <text:p>nom135</text:p>
          </table:table-cell>
          <table:table-cell table:formula="of:=&quot;prenom&quot;&amp;ROW()" office:value-type="string" office:string-value="prenom135" calcext:value-type="string">
            <text:p>prenom135</text:p>
          </table:table-cell>
          <table:table-cell table:formula="of:=ROW()" office:value-type="float" office:value="135" calcext:value-type="float">
            <text:p>135</text:p>
          </table:table-cell>
          <table:table-cell/>
          <table:table-cell table:formula="of:=&quot;array('nom' =&gt; '&quot;&amp;[.E135]&amp;&quot;' , 'prenom' =&gt; '&quot;&amp;[.F135]&amp;&quot;' , 'age' =&gt; &quot;&amp;[.G135]&amp;&quot; , 'id_formulaire' =&gt; 1 ),&quot;" office:value-type="string" office:string-value="array('nom' =&gt; 'nom135' , 'prenom' =&gt; 'prenom135' , 'age' =&gt; 135 , 'id_formulaire' =&gt; 1 )," calcext:value-type="string">
            <text:p>array('nom' =&gt; 'nom135' , 'prenom' =&gt; 'prenom135' , 'age' =&gt; 1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6" calcext:value-type="string">
            <text:p>nom136</text:p>
          </table:table-cell>
          <table:table-cell table:formula="of:=&quot;prenom&quot;&amp;ROW()" office:value-type="string" office:string-value="prenom136" calcext:value-type="string">
            <text:p>prenom136</text:p>
          </table:table-cell>
          <table:table-cell table:formula="of:=ROW()" office:value-type="float" office:value="136" calcext:value-type="float">
            <text:p>136</text:p>
          </table:table-cell>
          <table:table-cell/>
          <table:table-cell table:formula="of:=&quot;array('nom' =&gt; '&quot;&amp;[.E136]&amp;&quot;' , 'prenom' =&gt; '&quot;&amp;[.F136]&amp;&quot;' , 'age' =&gt; &quot;&amp;[.G136]&amp;&quot; , 'id_formulaire' =&gt; 1 ),&quot;" office:value-type="string" office:string-value="array('nom' =&gt; 'nom136' , 'prenom' =&gt; 'prenom136' , 'age' =&gt; 136 , 'id_formulaire' =&gt; 1 )," calcext:value-type="string">
            <text:p>array('nom' =&gt; 'nom136' , 'prenom' =&gt; 'prenom136' , 'age' =&gt; 1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7" calcext:value-type="string">
            <text:p>nom137</text:p>
          </table:table-cell>
          <table:table-cell table:formula="of:=&quot;prenom&quot;&amp;ROW()" office:value-type="string" office:string-value="prenom137" calcext:value-type="string">
            <text:p>prenom137</text:p>
          </table:table-cell>
          <table:table-cell table:formula="of:=ROW()" office:value-type="float" office:value="137" calcext:value-type="float">
            <text:p>137</text:p>
          </table:table-cell>
          <table:table-cell/>
          <table:table-cell table:formula="of:=&quot;array('nom' =&gt; '&quot;&amp;[.E137]&amp;&quot;' , 'prenom' =&gt; '&quot;&amp;[.F137]&amp;&quot;' , 'age' =&gt; &quot;&amp;[.G137]&amp;&quot; , 'id_formulaire' =&gt; 1 ),&quot;" office:value-type="string" office:string-value="array('nom' =&gt; 'nom137' , 'prenom' =&gt; 'prenom137' , 'age' =&gt; 137 , 'id_formulaire' =&gt; 1 )," calcext:value-type="string">
            <text:p>array('nom' =&gt; 'nom137' , 'prenom' =&gt; 'prenom137' , 'age' =&gt; 1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8" calcext:value-type="string">
            <text:p>nom138</text:p>
          </table:table-cell>
          <table:table-cell table:formula="of:=&quot;prenom&quot;&amp;ROW()" office:value-type="string" office:string-value="prenom138" calcext:value-type="string">
            <text:p>prenom138</text:p>
          </table:table-cell>
          <table:table-cell table:formula="of:=ROW()" office:value-type="float" office:value="138" calcext:value-type="float">
            <text:p>138</text:p>
          </table:table-cell>
          <table:table-cell/>
          <table:table-cell table:formula="of:=&quot;array('nom' =&gt; '&quot;&amp;[.E138]&amp;&quot;' , 'prenom' =&gt; '&quot;&amp;[.F138]&amp;&quot;' , 'age' =&gt; &quot;&amp;[.G138]&amp;&quot; , 'id_formulaire' =&gt; 1 ),&quot;" office:value-type="string" office:string-value="array('nom' =&gt; 'nom138' , 'prenom' =&gt; 'prenom138' , 'age' =&gt; 138 , 'id_formulaire' =&gt; 1 )," calcext:value-type="string">
            <text:p>array('nom' =&gt; 'nom138' , 'prenom' =&gt; 'prenom138' , 'age' =&gt; 1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39" calcext:value-type="string">
            <text:p>nom139</text:p>
          </table:table-cell>
          <table:table-cell table:formula="of:=&quot;prenom&quot;&amp;ROW()" office:value-type="string" office:string-value="prenom139" calcext:value-type="string">
            <text:p>prenom139</text:p>
          </table:table-cell>
          <table:table-cell table:formula="of:=ROW()" office:value-type="float" office:value="139" calcext:value-type="float">
            <text:p>139</text:p>
          </table:table-cell>
          <table:table-cell/>
          <table:table-cell table:formula="of:=&quot;array('nom' =&gt; '&quot;&amp;[.E139]&amp;&quot;' , 'prenom' =&gt; '&quot;&amp;[.F139]&amp;&quot;' , 'age' =&gt; &quot;&amp;[.G139]&amp;&quot; , 'id_formulaire' =&gt; 1 ),&quot;" office:value-type="string" office:string-value="array('nom' =&gt; 'nom139' , 'prenom' =&gt; 'prenom139' , 'age' =&gt; 139 , 'id_formulaire' =&gt; 1 )," calcext:value-type="string">
            <text:p>array('nom' =&gt; 'nom139' , 'prenom' =&gt; 'prenom139' , 'age' =&gt; 1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0" calcext:value-type="string">
            <text:p>nom140</text:p>
          </table:table-cell>
          <table:table-cell table:formula="of:=&quot;prenom&quot;&amp;ROW()" office:value-type="string" office:string-value="prenom140" calcext:value-type="string">
            <text:p>prenom140</text:p>
          </table:table-cell>
          <table:table-cell table:formula="of:=ROW()" office:value-type="float" office:value="140" calcext:value-type="float">
            <text:p>140</text:p>
          </table:table-cell>
          <table:table-cell/>
          <table:table-cell table:formula="of:=&quot;array('nom' =&gt; '&quot;&amp;[.E140]&amp;&quot;' , 'prenom' =&gt; '&quot;&amp;[.F140]&amp;&quot;' , 'age' =&gt; &quot;&amp;[.G140]&amp;&quot; , 'id_formulaire' =&gt; 1 ),&quot;" office:value-type="string" office:string-value="array('nom' =&gt; 'nom140' , 'prenom' =&gt; 'prenom140' , 'age' =&gt; 140 , 'id_formulaire' =&gt; 1 )," calcext:value-type="string">
            <text:p>array('nom' =&gt; 'nom140' , 'prenom' =&gt; 'prenom140' , 'age' =&gt; 1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1" calcext:value-type="string">
            <text:p>nom141</text:p>
          </table:table-cell>
          <table:table-cell table:formula="of:=&quot;prenom&quot;&amp;ROW()" office:value-type="string" office:string-value="prenom141" calcext:value-type="string">
            <text:p>prenom141</text:p>
          </table:table-cell>
          <table:table-cell table:formula="of:=ROW()" office:value-type="float" office:value="141" calcext:value-type="float">
            <text:p>141</text:p>
          </table:table-cell>
          <table:table-cell/>
          <table:table-cell table:formula="of:=&quot;array('nom' =&gt; '&quot;&amp;[.E141]&amp;&quot;' , 'prenom' =&gt; '&quot;&amp;[.F141]&amp;&quot;' , 'age' =&gt; &quot;&amp;[.G141]&amp;&quot; , 'id_formulaire' =&gt; 1 ),&quot;" office:value-type="string" office:string-value="array('nom' =&gt; 'nom141' , 'prenom' =&gt; 'prenom141' , 'age' =&gt; 141 , 'id_formulaire' =&gt; 1 )," calcext:value-type="string">
            <text:p>array('nom' =&gt; 'nom141' , 'prenom' =&gt; 'prenom141' , 'age' =&gt; 1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2" calcext:value-type="string">
            <text:p>nom142</text:p>
          </table:table-cell>
          <table:table-cell table:formula="of:=&quot;prenom&quot;&amp;ROW()" office:value-type="string" office:string-value="prenom142" calcext:value-type="string">
            <text:p>prenom142</text:p>
          </table:table-cell>
          <table:table-cell table:formula="of:=ROW()" office:value-type="float" office:value="142" calcext:value-type="float">
            <text:p>142</text:p>
          </table:table-cell>
          <table:table-cell/>
          <table:table-cell table:formula="of:=&quot;array('nom' =&gt; '&quot;&amp;[.E142]&amp;&quot;' , 'prenom' =&gt; '&quot;&amp;[.F142]&amp;&quot;' , 'age' =&gt; &quot;&amp;[.G142]&amp;&quot; , 'id_formulaire' =&gt; 1 ),&quot;" office:value-type="string" office:string-value="array('nom' =&gt; 'nom142' , 'prenom' =&gt; 'prenom142' , 'age' =&gt; 142 , 'id_formulaire' =&gt; 1 )," calcext:value-type="string">
            <text:p>array('nom' =&gt; 'nom142' , 'prenom' =&gt; 'prenom142' , 'age' =&gt; 1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3" calcext:value-type="string">
            <text:p>nom143</text:p>
          </table:table-cell>
          <table:table-cell table:formula="of:=&quot;prenom&quot;&amp;ROW()" office:value-type="string" office:string-value="prenom143" calcext:value-type="string">
            <text:p>prenom143</text:p>
          </table:table-cell>
          <table:table-cell table:formula="of:=ROW()" office:value-type="float" office:value="143" calcext:value-type="float">
            <text:p>143</text:p>
          </table:table-cell>
          <table:table-cell/>
          <table:table-cell table:formula="of:=&quot;array('nom' =&gt; '&quot;&amp;[.E143]&amp;&quot;' , 'prenom' =&gt; '&quot;&amp;[.F143]&amp;&quot;' , 'age' =&gt; &quot;&amp;[.G143]&amp;&quot; , 'id_formulaire' =&gt; 1 ),&quot;" office:value-type="string" office:string-value="array('nom' =&gt; 'nom143' , 'prenom' =&gt; 'prenom143' , 'age' =&gt; 143 , 'id_formulaire' =&gt; 1 )," calcext:value-type="string">
            <text:p>array('nom' =&gt; 'nom143' , 'prenom' =&gt; 'prenom143' , 'age' =&gt; 1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4" calcext:value-type="string">
            <text:p>nom144</text:p>
          </table:table-cell>
          <table:table-cell table:formula="of:=&quot;prenom&quot;&amp;ROW()" office:value-type="string" office:string-value="prenom144" calcext:value-type="string">
            <text:p>prenom144</text:p>
          </table:table-cell>
          <table:table-cell table:formula="of:=ROW()" office:value-type="float" office:value="144" calcext:value-type="float">
            <text:p>144</text:p>
          </table:table-cell>
          <table:table-cell/>
          <table:table-cell table:formula="of:=&quot;array('nom' =&gt; '&quot;&amp;[.E144]&amp;&quot;' , 'prenom' =&gt; '&quot;&amp;[.F144]&amp;&quot;' , 'age' =&gt; &quot;&amp;[.G144]&amp;&quot; , 'id_formulaire' =&gt; 1 ),&quot;" office:value-type="string" office:string-value="array('nom' =&gt; 'nom144' , 'prenom' =&gt; 'prenom144' , 'age' =&gt; 144 , 'id_formulaire' =&gt; 1 )," calcext:value-type="string">
            <text:p>array('nom' =&gt; 'nom144' , 'prenom' =&gt; 'prenom144' , 'age' =&gt; 1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5" calcext:value-type="string">
            <text:p>nom145</text:p>
          </table:table-cell>
          <table:table-cell table:formula="of:=&quot;prenom&quot;&amp;ROW()" office:value-type="string" office:string-value="prenom145" calcext:value-type="string">
            <text:p>prenom145</text:p>
          </table:table-cell>
          <table:table-cell table:formula="of:=ROW()" office:value-type="float" office:value="145" calcext:value-type="float">
            <text:p>145</text:p>
          </table:table-cell>
          <table:table-cell/>
          <table:table-cell table:formula="of:=&quot;array('nom' =&gt; '&quot;&amp;[.E145]&amp;&quot;' , 'prenom' =&gt; '&quot;&amp;[.F145]&amp;&quot;' , 'age' =&gt; &quot;&amp;[.G145]&amp;&quot; , 'id_formulaire' =&gt; 1 ),&quot;" office:value-type="string" office:string-value="array('nom' =&gt; 'nom145' , 'prenom' =&gt; 'prenom145' , 'age' =&gt; 145 , 'id_formulaire' =&gt; 1 )," calcext:value-type="string">
            <text:p>array('nom' =&gt; 'nom145' , 'prenom' =&gt; 'prenom145' , 'age' =&gt; 1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6" calcext:value-type="string">
            <text:p>nom146</text:p>
          </table:table-cell>
          <table:table-cell table:formula="of:=&quot;prenom&quot;&amp;ROW()" office:value-type="string" office:string-value="prenom146" calcext:value-type="string">
            <text:p>prenom146</text:p>
          </table:table-cell>
          <table:table-cell table:formula="of:=ROW()" office:value-type="float" office:value="146" calcext:value-type="float">
            <text:p>146</text:p>
          </table:table-cell>
          <table:table-cell/>
          <table:table-cell table:formula="of:=&quot;array('nom' =&gt; '&quot;&amp;[.E146]&amp;&quot;' , 'prenom' =&gt; '&quot;&amp;[.F146]&amp;&quot;' , 'age' =&gt; &quot;&amp;[.G146]&amp;&quot; , 'id_formulaire' =&gt; 1 ),&quot;" office:value-type="string" office:string-value="array('nom' =&gt; 'nom146' , 'prenom' =&gt; 'prenom146' , 'age' =&gt; 146 , 'id_formulaire' =&gt; 1 )," calcext:value-type="string">
            <text:p>array('nom' =&gt; 'nom146' , 'prenom' =&gt; 'prenom146' , 'age' =&gt; 1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7" calcext:value-type="string">
            <text:p>nom147</text:p>
          </table:table-cell>
          <table:table-cell table:formula="of:=&quot;prenom&quot;&amp;ROW()" office:value-type="string" office:string-value="prenom147" calcext:value-type="string">
            <text:p>prenom147</text:p>
          </table:table-cell>
          <table:table-cell table:formula="of:=ROW()" office:value-type="float" office:value="147" calcext:value-type="float">
            <text:p>147</text:p>
          </table:table-cell>
          <table:table-cell/>
          <table:table-cell table:formula="of:=&quot;array('nom' =&gt; '&quot;&amp;[.E147]&amp;&quot;' , 'prenom' =&gt; '&quot;&amp;[.F147]&amp;&quot;' , 'age' =&gt; &quot;&amp;[.G147]&amp;&quot; , 'id_formulaire' =&gt; 1 ),&quot;" office:value-type="string" office:string-value="array('nom' =&gt; 'nom147' , 'prenom' =&gt; 'prenom147' , 'age' =&gt; 147 , 'id_formulaire' =&gt; 1 )," calcext:value-type="string">
            <text:p>array('nom' =&gt; 'nom147' , 'prenom' =&gt; 'prenom147' , 'age' =&gt; 1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8" calcext:value-type="string">
            <text:p>nom148</text:p>
          </table:table-cell>
          <table:table-cell table:formula="of:=&quot;prenom&quot;&amp;ROW()" office:value-type="string" office:string-value="prenom148" calcext:value-type="string">
            <text:p>prenom148</text:p>
          </table:table-cell>
          <table:table-cell table:formula="of:=ROW()" office:value-type="float" office:value="148" calcext:value-type="float">
            <text:p>148</text:p>
          </table:table-cell>
          <table:table-cell/>
          <table:table-cell table:formula="of:=&quot;array('nom' =&gt; '&quot;&amp;[.E148]&amp;&quot;' , 'prenom' =&gt; '&quot;&amp;[.F148]&amp;&quot;' , 'age' =&gt; &quot;&amp;[.G148]&amp;&quot; , 'id_formulaire' =&gt; 1 ),&quot;" office:value-type="string" office:string-value="array('nom' =&gt; 'nom148' , 'prenom' =&gt; 'prenom148' , 'age' =&gt; 148 , 'id_formulaire' =&gt; 1 )," calcext:value-type="string">
            <text:p>array('nom' =&gt; 'nom148' , 'prenom' =&gt; 'prenom148' , 'age' =&gt; 1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49" calcext:value-type="string">
            <text:p>nom149</text:p>
          </table:table-cell>
          <table:table-cell table:formula="of:=&quot;prenom&quot;&amp;ROW()" office:value-type="string" office:string-value="prenom149" calcext:value-type="string">
            <text:p>prenom149</text:p>
          </table:table-cell>
          <table:table-cell table:formula="of:=ROW()" office:value-type="float" office:value="149" calcext:value-type="float">
            <text:p>149</text:p>
          </table:table-cell>
          <table:table-cell/>
          <table:table-cell table:formula="of:=&quot;array('nom' =&gt; '&quot;&amp;[.E149]&amp;&quot;' , 'prenom' =&gt; '&quot;&amp;[.F149]&amp;&quot;' , 'age' =&gt; &quot;&amp;[.G149]&amp;&quot; , 'id_formulaire' =&gt; 1 ),&quot;" office:value-type="string" office:string-value="array('nom' =&gt; 'nom149' , 'prenom' =&gt; 'prenom149' , 'age' =&gt; 149 , 'id_formulaire' =&gt; 1 )," calcext:value-type="string">
            <text:p>array('nom' =&gt; 'nom149' , 'prenom' =&gt; 'prenom149' , 'age' =&gt; 1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0" calcext:value-type="string">
            <text:p>nom150</text:p>
          </table:table-cell>
          <table:table-cell table:formula="of:=&quot;prenom&quot;&amp;ROW()" office:value-type="string" office:string-value="prenom150" calcext:value-type="string">
            <text:p>prenom150</text:p>
          </table:table-cell>
          <table:table-cell table:formula="of:=ROW()" office:value-type="float" office:value="150" calcext:value-type="float">
            <text:p>150</text:p>
          </table:table-cell>
          <table:table-cell/>
          <table:table-cell table:formula="of:=&quot;array('nom' =&gt; '&quot;&amp;[.E150]&amp;&quot;' , 'prenom' =&gt; '&quot;&amp;[.F150]&amp;&quot;' , 'age' =&gt; &quot;&amp;[.G150]&amp;&quot; , 'id_formulaire' =&gt; 1 ),&quot;" office:value-type="string" office:string-value="array('nom' =&gt; 'nom150' , 'prenom' =&gt; 'prenom150' , 'age' =&gt; 150 , 'id_formulaire' =&gt; 1 )," calcext:value-type="string">
            <text:p>array('nom' =&gt; 'nom150' , 'prenom' =&gt; 'prenom150' , 'age' =&gt; 1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1" calcext:value-type="string">
            <text:p>nom151</text:p>
          </table:table-cell>
          <table:table-cell table:formula="of:=&quot;prenom&quot;&amp;ROW()" office:value-type="string" office:string-value="prenom151" calcext:value-type="string">
            <text:p>prenom151</text:p>
          </table:table-cell>
          <table:table-cell table:formula="of:=ROW()" office:value-type="float" office:value="151" calcext:value-type="float">
            <text:p>151</text:p>
          </table:table-cell>
          <table:table-cell/>
          <table:table-cell table:formula="of:=&quot;array('nom' =&gt; '&quot;&amp;[.E151]&amp;&quot;' , 'prenom' =&gt; '&quot;&amp;[.F151]&amp;&quot;' , 'age' =&gt; &quot;&amp;[.G151]&amp;&quot; , 'id_formulaire' =&gt; 1 ),&quot;" office:value-type="string" office:string-value="array('nom' =&gt; 'nom151' , 'prenom' =&gt; 'prenom151' , 'age' =&gt; 151 , 'id_formulaire' =&gt; 1 )," calcext:value-type="string">
            <text:p>array('nom' =&gt; 'nom151' , 'prenom' =&gt; 'prenom151' , 'age' =&gt; 1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2" calcext:value-type="string">
            <text:p>nom152</text:p>
          </table:table-cell>
          <table:table-cell table:formula="of:=&quot;prenom&quot;&amp;ROW()" office:value-type="string" office:string-value="prenom152" calcext:value-type="string">
            <text:p>prenom152</text:p>
          </table:table-cell>
          <table:table-cell table:formula="of:=ROW()" office:value-type="float" office:value="152" calcext:value-type="float">
            <text:p>152</text:p>
          </table:table-cell>
          <table:table-cell/>
          <table:table-cell table:formula="of:=&quot;array('nom' =&gt; '&quot;&amp;[.E152]&amp;&quot;' , 'prenom' =&gt; '&quot;&amp;[.F152]&amp;&quot;' , 'age' =&gt; &quot;&amp;[.G152]&amp;&quot; , 'id_formulaire' =&gt; 1 ),&quot;" office:value-type="string" office:string-value="array('nom' =&gt; 'nom152' , 'prenom' =&gt; 'prenom152' , 'age' =&gt; 152 , 'id_formulaire' =&gt; 1 )," calcext:value-type="string">
            <text:p>array('nom' =&gt; 'nom152' , 'prenom' =&gt; 'prenom152' , 'age' =&gt; 1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3" calcext:value-type="string">
            <text:p>nom153</text:p>
          </table:table-cell>
          <table:table-cell table:formula="of:=&quot;prenom&quot;&amp;ROW()" office:value-type="string" office:string-value="prenom153" calcext:value-type="string">
            <text:p>prenom153</text:p>
          </table:table-cell>
          <table:table-cell table:formula="of:=ROW()" office:value-type="float" office:value="153" calcext:value-type="float">
            <text:p>153</text:p>
          </table:table-cell>
          <table:table-cell/>
          <table:table-cell table:formula="of:=&quot;array('nom' =&gt; '&quot;&amp;[.E153]&amp;&quot;' , 'prenom' =&gt; '&quot;&amp;[.F153]&amp;&quot;' , 'age' =&gt; &quot;&amp;[.G153]&amp;&quot; , 'id_formulaire' =&gt; 1 ),&quot;" office:value-type="string" office:string-value="array('nom' =&gt; 'nom153' , 'prenom' =&gt; 'prenom153' , 'age' =&gt; 153 , 'id_formulaire' =&gt; 1 )," calcext:value-type="string">
            <text:p>array('nom' =&gt; 'nom153' , 'prenom' =&gt; 'prenom153' , 'age' =&gt; 1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4" calcext:value-type="string">
            <text:p>nom154</text:p>
          </table:table-cell>
          <table:table-cell table:formula="of:=&quot;prenom&quot;&amp;ROW()" office:value-type="string" office:string-value="prenom154" calcext:value-type="string">
            <text:p>prenom154</text:p>
          </table:table-cell>
          <table:table-cell table:formula="of:=ROW()" office:value-type="float" office:value="154" calcext:value-type="float">
            <text:p>154</text:p>
          </table:table-cell>
          <table:table-cell/>
          <table:table-cell table:formula="of:=&quot;array('nom' =&gt; '&quot;&amp;[.E154]&amp;&quot;' , 'prenom' =&gt; '&quot;&amp;[.F154]&amp;&quot;' , 'age' =&gt; &quot;&amp;[.G154]&amp;&quot; , 'id_formulaire' =&gt; 1 ),&quot;" office:value-type="string" office:string-value="array('nom' =&gt; 'nom154' , 'prenom' =&gt; 'prenom154' , 'age' =&gt; 154 , 'id_formulaire' =&gt; 1 )," calcext:value-type="string">
            <text:p>array('nom' =&gt; 'nom154' , 'prenom' =&gt; 'prenom154' , 'age' =&gt; 1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5" calcext:value-type="string">
            <text:p>nom155</text:p>
          </table:table-cell>
          <table:table-cell table:formula="of:=&quot;prenom&quot;&amp;ROW()" office:value-type="string" office:string-value="prenom155" calcext:value-type="string">
            <text:p>prenom155</text:p>
          </table:table-cell>
          <table:table-cell table:formula="of:=ROW()" office:value-type="float" office:value="155" calcext:value-type="float">
            <text:p>155</text:p>
          </table:table-cell>
          <table:table-cell/>
          <table:table-cell table:formula="of:=&quot;array('nom' =&gt; '&quot;&amp;[.E155]&amp;&quot;' , 'prenom' =&gt; '&quot;&amp;[.F155]&amp;&quot;' , 'age' =&gt; &quot;&amp;[.G155]&amp;&quot; , 'id_formulaire' =&gt; 1 ),&quot;" office:value-type="string" office:string-value="array('nom' =&gt; 'nom155' , 'prenom' =&gt; 'prenom155' , 'age' =&gt; 155 , 'id_formulaire' =&gt; 1 )," calcext:value-type="string">
            <text:p>array('nom' =&gt; 'nom155' , 'prenom' =&gt; 'prenom155' , 'age' =&gt; 1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6" calcext:value-type="string">
            <text:p>nom156</text:p>
          </table:table-cell>
          <table:table-cell table:formula="of:=&quot;prenom&quot;&amp;ROW()" office:value-type="string" office:string-value="prenom156" calcext:value-type="string">
            <text:p>prenom156</text:p>
          </table:table-cell>
          <table:table-cell table:formula="of:=ROW()" office:value-type="float" office:value="156" calcext:value-type="float">
            <text:p>156</text:p>
          </table:table-cell>
          <table:table-cell/>
          <table:table-cell table:formula="of:=&quot;array('nom' =&gt; '&quot;&amp;[.E156]&amp;&quot;' , 'prenom' =&gt; '&quot;&amp;[.F156]&amp;&quot;' , 'age' =&gt; &quot;&amp;[.G156]&amp;&quot; , 'id_formulaire' =&gt; 1 ),&quot;" office:value-type="string" office:string-value="array('nom' =&gt; 'nom156' , 'prenom' =&gt; 'prenom156' , 'age' =&gt; 156 , 'id_formulaire' =&gt; 1 )," calcext:value-type="string">
            <text:p>array('nom' =&gt; 'nom156' , 'prenom' =&gt; 'prenom156' , 'age' =&gt; 1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7" calcext:value-type="string">
            <text:p>nom157</text:p>
          </table:table-cell>
          <table:table-cell table:formula="of:=&quot;prenom&quot;&amp;ROW()" office:value-type="string" office:string-value="prenom157" calcext:value-type="string">
            <text:p>prenom157</text:p>
          </table:table-cell>
          <table:table-cell table:formula="of:=ROW()" office:value-type="float" office:value="157" calcext:value-type="float">
            <text:p>157</text:p>
          </table:table-cell>
          <table:table-cell/>
          <table:table-cell table:formula="of:=&quot;array('nom' =&gt; '&quot;&amp;[.E157]&amp;&quot;' , 'prenom' =&gt; '&quot;&amp;[.F157]&amp;&quot;' , 'age' =&gt; &quot;&amp;[.G157]&amp;&quot; , 'id_formulaire' =&gt; 1 ),&quot;" office:value-type="string" office:string-value="array('nom' =&gt; 'nom157' , 'prenom' =&gt; 'prenom157' , 'age' =&gt; 157 , 'id_formulaire' =&gt; 1 )," calcext:value-type="string">
            <text:p>array('nom' =&gt; 'nom157' , 'prenom' =&gt; 'prenom157' , 'age' =&gt; 1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8" calcext:value-type="string">
            <text:p>nom158</text:p>
          </table:table-cell>
          <table:table-cell table:formula="of:=&quot;prenom&quot;&amp;ROW()" office:value-type="string" office:string-value="prenom158" calcext:value-type="string">
            <text:p>prenom158</text:p>
          </table:table-cell>
          <table:table-cell table:formula="of:=ROW()" office:value-type="float" office:value="158" calcext:value-type="float">
            <text:p>158</text:p>
          </table:table-cell>
          <table:table-cell/>
          <table:table-cell table:formula="of:=&quot;array('nom' =&gt; '&quot;&amp;[.E158]&amp;&quot;' , 'prenom' =&gt; '&quot;&amp;[.F158]&amp;&quot;' , 'age' =&gt; &quot;&amp;[.G158]&amp;&quot; , 'id_formulaire' =&gt; 1 ),&quot;" office:value-type="string" office:string-value="array('nom' =&gt; 'nom158' , 'prenom' =&gt; 'prenom158' , 'age' =&gt; 158 , 'id_formulaire' =&gt; 1 )," calcext:value-type="string">
            <text:p>array('nom' =&gt; 'nom158' , 'prenom' =&gt; 'prenom158' , 'age' =&gt; 1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59" calcext:value-type="string">
            <text:p>nom159</text:p>
          </table:table-cell>
          <table:table-cell table:formula="of:=&quot;prenom&quot;&amp;ROW()" office:value-type="string" office:string-value="prenom159" calcext:value-type="string">
            <text:p>prenom159</text:p>
          </table:table-cell>
          <table:table-cell table:formula="of:=ROW()" office:value-type="float" office:value="159" calcext:value-type="float">
            <text:p>159</text:p>
          </table:table-cell>
          <table:table-cell/>
          <table:table-cell table:formula="of:=&quot;array('nom' =&gt; '&quot;&amp;[.E159]&amp;&quot;' , 'prenom' =&gt; '&quot;&amp;[.F159]&amp;&quot;' , 'age' =&gt; &quot;&amp;[.G159]&amp;&quot; , 'id_formulaire' =&gt; 1 ),&quot;" office:value-type="string" office:string-value="array('nom' =&gt; 'nom159' , 'prenom' =&gt; 'prenom159' , 'age' =&gt; 159 , 'id_formulaire' =&gt; 1 )," calcext:value-type="string">
            <text:p>array('nom' =&gt; 'nom159' , 'prenom' =&gt; 'prenom159' , 'age' =&gt; 1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0" calcext:value-type="string">
            <text:p>nom160</text:p>
          </table:table-cell>
          <table:table-cell table:formula="of:=&quot;prenom&quot;&amp;ROW()" office:value-type="string" office:string-value="prenom160" calcext:value-type="string">
            <text:p>prenom160</text:p>
          </table:table-cell>
          <table:table-cell table:formula="of:=ROW()" office:value-type="float" office:value="160" calcext:value-type="float">
            <text:p>160</text:p>
          </table:table-cell>
          <table:table-cell/>
          <table:table-cell table:formula="of:=&quot;array('nom' =&gt; '&quot;&amp;[.E160]&amp;&quot;' , 'prenom' =&gt; '&quot;&amp;[.F160]&amp;&quot;' , 'age' =&gt; &quot;&amp;[.G160]&amp;&quot; , 'id_formulaire' =&gt; 1 ),&quot;" office:value-type="string" office:string-value="array('nom' =&gt; 'nom160' , 'prenom' =&gt; 'prenom160' , 'age' =&gt; 160 , 'id_formulaire' =&gt; 1 )," calcext:value-type="string">
            <text:p>array('nom' =&gt; 'nom160' , 'prenom' =&gt; 'prenom160' , 'age' =&gt; 1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1" calcext:value-type="string">
            <text:p>nom161</text:p>
          </table:table-cell>
          <table:table-cell table:formula="of:=&quot;prenom&quot;&amp;ROW()" office:value-type="string" office:string-value="prenom161" calcext:value-type="string">
            <text:p>prenom161</text:p>
          </table:table-cell>
          <table:table-cell table:formula="of:=ROW()" office:value-type="float" office:value="161" calcext:value-type="float">
            <text:p>161</text:p>
          </table:table-cell>
          <table:table-cell/>
          <table:table-cell table:formula="of:=&quot;array('nom' =&gt; '&quot;&amp;[.E161]&amp;&quot;' , 'prenom' =&gt; '&quot;&amp;[.F161]&amp;&quot;' , 'age' =&gt; &quot;&amp;[.G161]&amp;&quot; , 'id_formulaire' =&gt; 1 ),&quot;" office:value-type="string" office:string-value="array('nom' =&gt; 'nom161' , 'prenom' =&gt; 'prenom161' , 'age' =&gt; 161 , 'id_formulaire' =&gt; 1 )," calcext:value-type="string">
            <text:p>array('nom' =&gt; 'nom161' , 'prenom' =&gt; 'prenom161' , 'age' =&gt; 1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2" calcext:value-type="string">
            <text:p>nom162</text:p>
          </table:table-cell>
          <table:table-cell table:formula="of:=&quot;prenom&quot;&amp;ROW()" office:value-type="string" office:string-value="prenom162" calcext:value-type="string">
            <text:p>prenom162</text:p>
          </table:table-cell>
          <table:table-cell table:formula="of:=ROW()" office:value-type="float" office:value="162" calcext:value-type="float">
            <text:p>162</text:p>
          </table:table-cell>
          <table:table-cell/>
          <table:table-cell table:formula="of:=&quot;array('nom' =&gt; '&quot;&amp;[.E162]&amp;&quot;' , 'prenom' =&gt; '&quot;&amp;[.F162]&amp;&quot;' , 'age' =&gt; &quot;&amp;[.G162]&amp;&quot; , 'id_formulaire' =&gt; 1 ),&quot;" office:value-type="string" office:string-value="array('nom' =&gt; 'nom162' , 'prenom' =&gt; 'prenom162' , 'age' =&gt; 162 , 'id_formulaire' =&gt; 1 )," calcext:value-type="string">
            <text:p>array('nom' =&gt; 'nom162' , 'prenom' =&gt; 'prenom162' , 'age' =&gt; 1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3" calcext:value-type="string">
            <text:p>nom163</text:p>
          </table:table-cell>
          <table:table-cell table:formula="of:=&quot;prenom&quot;&amp;ROW()" office:value-type="string" office:string-value="prenom163" calcext:value-type="string">
            <text:p>prenom163</text:p>
          </table:table-cell>
          <table:table-cell table:formula="of:=ROW()" office:value-type="float" office:value="163" calcext:value-type="float">
            <text:p>163</text:p>
          </table:table-cell>
          <table:table-cell/>
          <table:table-cell table:formula="of:=&quot;array('nom' =&gt; '&quot;&amp;[.E163]&amp;&quot;' , 'prenom' =&gt; '&quot;&amp;[.F163]&amp;&quot;' , 'age' =&gt; &quot;&amp;[.G163]&amp;&quot; , 'id_formulaire' =&gt; 1 ),&quot;" office:value-type="string" office:string-value="array('nom' =&gt; 'nom163' , 'prenom' =&gt; 'prenom163' , 'age' =&gt; 163 , 'id_formulaire' =&gt; 1 )," calcext:value-type="string">
            <text:p>array('nom' =&gt; 'nom163' , 'prenom' =&gt; 'prenom163' , 'age' =&gt; 1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4" calcext:value-type="string">
            <text:p>nom164</text:p>
          </table:table-cell>
          <table:table-cell table:formula="of:=&quot;prenom&quot;&amp;ROW()" office:value-type="string" office:string-value="prenom164" calcext:value-type="string">
            <text:p>prenom164</text:p>
          </table:table-cell>
          <table:table-cell table:formula="of:=ROW()" office:value-type="float" office:value="164" calcext:value-type="float">
            <text:p>164</text:p>
          </table:table-cell>
          <table:table-cell/>
          <table:table-cell table:formula="of:=&quot;array('nom' =&gt; '&quot;&amp;[.E164]&amp;&quot;' , 'prenom' =&gt; '&quot;&amp;[.F164]&amp;&quot;' , 'age' =&gt; &quot;&amp;[.G164]&amp;&quot; , 'id_formulaire' =&gt; 1 ),&quot;" office:value-type="string" office:string-value="array('nom' =&gt; 'nom164' , 'prenom' =&gt; 'prenom164' , 'age' =&gt; 164 , 'id_formulaire' =&gt; 1 )," calcext:value-type="string">
            <text:p>array('nom' =&gt; 'nom164' , 'prenom' =&gt; 'prenom164' , 'age' =&gt; 1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5" calcext:value-type="string">
            <text:p>nom165</text:p>
          </table:table-cell>
          <table:table-cell table:formula="of:=&quot;prenom&quot;&amp;ROW()" office:value-type="string" office:string-value="prenom165" calcext:value-type="string">
            <text:p>prenom165</text:p>
          </table:table-cell>
          <table:table-cell table:formula="of:=ROW()" office:value-type="float" office:value="165" calcext:value-type="float">
            <text:p>165</text:p>
          </table:table-cell>
          <table:table-cell/>
          <table:table-cell table:formula="of:=&quot;array('nom' =&gt; '&quot;&amp;[.E165]&amp;&quot;' , 'prenom' =&gt; '&quot;&amp;[.F165]&amp;&quot;' , 'age' =&gt; &quot;&amp;[.G165]&amp;&quot; , 'id_formulaire' =&gt; 1 ),&quot;" office:value-type="string" office:string-value="array('nom' =&gt; 'nom165' , 'prenom' =&gt; 'prenom165' , 'age' =&gt; 165 , 'id_formulaire' =&gt; 1 )," calcext:value-type="string">
            <text:p>array('nom' =&gt; 'nom165' , 'prenom' =&gt; 'prenom165' , 'age' =&gt; 1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6" calcext:value-type="string">
            <text:p>nom166</text:p>
          </table:table-cell>
          <table:table-cell table:formula="of:=&quot;prenom&quot;&amp;ROW()" office:value-type="string" office:string-value="prenom166" calcext:value-type="string">
            <text:p>prenom166</text:p>
          </table:table-cell>
          <table:table-cell table:formula="of:=ROW()" office:value-type="float" office:value="166" calcext:value-type="float">
            <text:p>166</text:p>
          </table:table-cell>
          <table:table-cell/>
          <table:table-cell table:formula="of:=&quot;array('nom' =&gt; '&quot;&amp;[.E166]&amp;&quot;' , 'prenom' =&gt; '&quot;&amp;[.F166]&amp;&quot;' , 'age' =&gt; &quot;&amp;[.G166]&amp;&quot; , 'id_formulaire' =&gt; 1 ),&quot;" office:value-type="string" office:string-value="array('nom' =&gt; 'nom166' , 'prenom' =&gt; 'prenom166' , 'age' =&gt; 166 , 'id_formulaire' =&gt; 1 )," calcext:value-type="string">
            <text:p>array('nom' =&gt; 'nom166' , 'prenom' =&gt; 'prenom166' , 'age' =&gt; 1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7" calcext:value-type="string">
            <text:p>nom167</text:p>
          </table:table-cell>
          <table:table-cell table:formula="of:=&quot;prenom&quot;&amp;ROW()" office:value-type="string" office:string-value="prenom167" calcext:value-type="string">
            <text:p>prenom167</text:p>
          </table:table-cell>
          <table:table-cell table:formula="of:=ROW()" office:value-type="float" office:value="167" calcext:value-type="float">
            <text:p>167</text:p>
          </table:table-cell>
          <table:table-cell/>
          <table:table-cell table:formula="of:=&quot;array('nom' =&gt; '&quot;&amp;[.E167]&amp;&quot;' , 'prenom' =&gt; '&quot;&amp;[.F167]&amp;&quot;' , 'age' =&gt; &quot;&amp;[.G167]&amp;&quot; , 'id_formulaire' =&gt; 1 ),&quot;" office:value-type="string" office:string-value="array('nom' =&gt; 'nom167' , 'prenom' =&gt; 'prenom167' , 'age' =&gt; 167 , 'id_formulaire' =&gt; 1 )," calcext:value-type="string">
            <text:p>array('nom' =&gt; 'nom167' , 'prenom' =&gt; 'prenom167' , 'age' =&gt; 1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8" calcext:value-type="string">
            <text:p>nom168</text:p>
          </table:table-cell>
          <table:table-cell table:formula="of:=&quot;prenom&quot;&amp;ROW()" office:value-type="string" office:string-value="prenom168" calcext:value-type="string">
            <text:p>prenom168</text:p>
          </table:table-cell>
          <table:table-cell table:formula="of:=ROW()" office:value-type="float" office:value="168" calcext:value-type="float">
            <text:p>168</text:p>
          </table:table-cell>
          <table:table-cell/>
          <table:table-cell table:formula="of:=&quot;array('nom' =&gt; '&quot;&amp;[.E168]&amp;&quot;' , 'prenom' =&gt; '&quot;&amp;[.F168]&amp;&quot;' , 'age' =&gt; &quot;&amp;[.G168]&amp;&quot; , 'id_formulaire' =&gt; 1 ),&quot;" office:value-type="string" office:string-value="array('nom' =&gt; 'nom168' , 'prenom' =&gt; 'prenom168' , 'age' =&gt; 168 , 'id_formulaire' =&gt; 1 )," calcext:value-type="string">
            <text:p>array('nom' =&gt; 'nom168' , 'prenom' =&gt; 'prenom168' , 'age' =&gt; 1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69" calcext:value-type="string">
            <text:p>nom169</text:p>
          </table:table-cell>
          <table:table-cell table:formula="of:=&quot;prenom&quot;&amp;ROW()" office:value-type="string" office:string-value="prenom169" calcext:value-type="string">
            <text:p>prenom169</text:p>
          </table:table-cell>
          <table:table-cell table:formula="of:=ROW()" office:value-type="float" office:value="169" calcext:value-type="float">
            <text:p>169</text:p>
          </table:table-cell>
          <table:table-cell/>
          <table:table-cell table:formula="of:=&quot;array('nom' =&gt; '&quot;&amp;[.E169]&amp;&quot;' , 'prenom' =&gt; '&quot;&amp;[.F169]&amp;&quot;' , 'age' =&gt; &quot;&amp;[.G169]&amp;&quot; , 'id_formulaire' =&gt; 1 ),&quot;" office:value-type="string" office:string-value="array('nom' =&gt; 'nom169' , 'prenom' =&gt; 'prenom169' , 'age' =&gt; 169 , 'id_formulaire' =&gt; 1 )," calcext:value-type="string">
            <text:p>array('nom' =&gt; 'nom169' , 'prenom' =&gt; 'prenom169' , 'age' =&gt; 1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0" calcext:value-type="string">
            <text:p>nom170</text:p>
          </table:table-cell>
          <table:table-cell table:formula="of:=&quot;prenom&quot;&amp;ROW()" office:value-type="string" office:string-value="prenom170" calcext:value-type="string">
            <text:p>prenom170</text:p>
          </table:table-cell>
          <table:table-cell table:formula="of:=ROW()" office:value-type="float" office:value="170" calcext:value-type="float">
            <text:p>170</text:p>
          </table:table-cell>
          <table:table-cell/>
          <table:table-cell table:formula="of:=&quot;array('nom' =&gt; '&quot;&amp;[.E170]&amp;&quot;' , 'prenom' =&gt; '&quot;&amp;[.F170]&amp;&quot;' , 'age' =&gt; &quot;&amp;[.G170]&amp;&quot; , 'id_formulaire' =&gt; 1 ),&quot;" office:value-type="string" office:string-value="array('nom' =&gt; 'nom170' , 'prenom' =&gt; 'prenom170' , 'age' =&gt; 170 , 'id_formulaire' =&gt; 1 )," calcext:value-type="string">
            <text:p>array('nom' =&gt; 'nom170' , 'prenom' =&gt; 'prenom170' , 'age' =&gt; 1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1" calcext:value-type="string">
            <text:p>nom171</text:p>
          </table:table-cell>
          <table:table-cell table:formula="of:=&quot;prenom&quot;&amp;ROW()" office:value-type="string" office:string-value="prenom171" calcext:value-type="string">
            <text:p>prenom171</text:p>
          </table:table-cell>
          <table:table-cell table:formula="of:=ROW()" office:value-type="float" office:value="171" calcext:value-type="float">
            <text:p>171</text:p>
          </table:table-cell>
          <table:table-cell/>
          <table:table-cell table:formula="of:=&quot;array('nom' =&gt; '&quot;&amp;[.E171]&amp;&quot;' , 'prenom' =&gt; '&quot;&amp;[.F171]&amp;&quot;' , 'age' =&gt; &quot;&amp;[.G171]&amp;&quot; , 'id_formulaire' =&gt; 1 ),&quot;" office:value-type="string" office:string-value="array('nom' =&gt; 'nom171' , 'prenom' =&gt; 'prenom171' , 'age' =&gt; 171 , 'id_formulaire' =&gt; 1 )," calcext:value-type="string">
            <text:p>array('nom' =&gt; 'nom171' , 'prenom' =&gt; 'prenom171' , 'age' =&gt; 1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2" calcext:value-type="string">
            <text:p>nom172</text:p>
          </table:table-cell>
          <table:table-cell table:formula="of:=&quot;prenom&quot;&amp;ROW()" office:value-type="string" office:string-value="prenom172" calcext:value-type="string">
            <text:p>prenom172</text:p>
          </table:table-cell>
          <table:table-cell table:formula="of:=ROW()" office:value-type="float" office:value="172" calcext:value-type="float">
            <text:p>172</text:p>
          </table:table-cell>
          <table:table-cell/>
          <table:table-cell table:formula="of:=&quot;array('nom' =&gt; '&quot;&amp;[.E172]&amp;&quot;' , 'prenom' =&gt; '&quot;&amp;[.F172]&amp;&quot;' , 'age' =&gt; &quot;&amp;[.G172]&amp;&quot; , 'id_formulaire' =&gt; 1 ),&quot;" office:value-type="string" office:string-value="array('nom' =&gt; 'nom172' , 'prenom' =&gt; 'prenom172' , 'age' =&gt; 172 , 'id_formulaire' =&gt; 1 )," calcext:value-type="string">
            <text:p>array('nom' =&gt; 'nom172' , 'prenom' =&gt; 'prenom172' , 'age' =&gt; 1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3" calcext:value-type="string">
            <text:p>nom173</text:p>
          </table:table-cell>
          <table:table-cell table:formula="of:=&quot;prenom&quot;&amp;ROW()" office:value-type="string" office:string-value="prenom173" calcext:value-type="string">
            <text:p>prenom173</text:p>
          </table:table-cell>
          <table:table-cell table:formula="of:=ROW()" office:value-type="float" office:value="173" calcext:value-type="float">
            <text:p>173</text:p>
          </table:table-cell>
          <table:table-cell/>
          <table:table-cell table:formula="of:=&quot;array('nom' =&gt; '&quot;&amp;[.E173]&amp;&quot;' , 'prenom' =&gt; '&quot;&amp;[.F173]&amp;&quot;' , 'age' =&gt; &quot;&amp;[.G173]&amp;&quot; , 'id_formulaire' =&gt; 1 ),&quot;" office:value-type="string" office:string-value="array('nom' =&gt; 'nom173' , 'prenom' =&gt; 'prenom173' , 'age' =&gt; 173 , 'id_formulaire' =&gt; 1 )," calcext:value-type="string">
            <text:p>array('nom' =&gt; 'nom173' , 'prenom' =&gt; 'prenom173' , 'age' =&gt; 1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4" calcext:value-type="string">
            <text:p>nom174</text:p>
          </table:table-cell>
          <table:table-cell table:formula="of:=&quot;prenom&quot;&amp;ROW()" office:value-type="string" office:string-value="prenom174" calcext:value-type="string">
            <text:p>prenom174</text:p>
          </table:table-cell>
          <table:table-cell table:formula="of:=ROW()" office:value-type="float" office:value="174" calcext:value-type="float">
            <text:p>174</text:p>
          </table:table-cell>
          <table:table-cell/>
          <table:table-cell table:formula="of:=&quot;array('nom' =&gt; '&quot;&amp;[.E174]&amp;&quot;' , 'prenom' =&gt; '&quot;&amp;[.F174]&amp;&quot;' , 'age' =&gt; &quot;&amp;[.G174]&amp;&quot; , 'id_formulaire' =&gt; 1 ),&quot;" office:value-type="string" office:string-value="array('nom' =&gt; 'nom174' , 'prenom' =&gt; 'prenom174' , 'age' =&gt; 174 , 'id_formulaire' =&gt; 1 )," calcext:value-type="string">
            <text:p>array('nom' =&gt; 'nom174' , 'prenom' =&gt; 'prenom174' , 'age' =&gt; 1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5" calcext:value-type="string">
            <text:p>nom175</text:p>
          </table:table-cell>
          <table:table-cell table:formula="of:=&quot;prenom&quot;&amp;ROW()" office:value-type="string" office:string-value="prenom175" calcext:value-type="string">
            <text:p>prenom175</text:p>
          </table:table-cell>
          <table:table-cell table:formula="of:=ROW()" office:value-type="float" office:value="175" calcext:value-type="float">
            <text:p>175</text:p>
          </table:table-cell>
          <table:table-cell/>
          <table:table-cell table:formula="of:=&quot;array('nom' =&gt; '&quot;&amp;[.E175]&amp;&quot;' , 'prenom' =&gt; '&quot;&amp;[.F175]&amp;&quot;' , 'age' =&gt; &quot;&amp;[.G175]&amp;&quot; , 'id_formulaire' =&gt; 1 ),&quot;" office:value-type="string" office:string-value="array('nom' =&gt; 'nom175' , 'prenom' =&gt; 'prenom175' , 'age' =&gt; 175 , 'id_formulaire' =&gt; 1 )," calcext:value-type="string">
            <text:p>array('nom' =&gt; 'nom175' , 'prenom' =&gt; 'prenom175' , 'age' =&gt; 1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6" calcext:value-type="string">
            <text:p>nom176</text:p>
          </table:table-cell>
          <table:table-cell table:formula="of:=&quot;prenom&quot;&amp;ROW()" office:value-type="string" office:string-value="prenom176" calcext:value-type="string">
            <text:p>prenom176</text:p>
          </table:table-cell>
          <table:table-cell table:formula="of:=ROW()" office:value-type="float" office:value="176" calcext:value-type="float">
            <text:p>176</text:p>
          </table:table-cell>
          <table:table-cell/>
          <table:table-cell table:formula="of:=&quot;array('nom' =&gt; '&quot;&amp;[.E176]&amp;&quot;' , 'prenom' =&gt; '&quot;&amp;[.F176]&amp;&quot;' , 'age' =&gt; &quot;&amp;[.G176]&amp;&quot; , 'id_formulaire' =&gt; 1 ),&quot;" office:value-type="string" office:string-value="array('nom' =&gt; 'nom176' , 'prenom' =&gt; 'prenom176' , 'age' =&gt; 176 , 'id_formulaire' =&gt; 1 )," calcext:value-type="string">
            <text:p>array('nom' =&gt; 'nom176' , 'prenom' =&gt; 'prenom176' , 'age' =&gt; 1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7" calcext:value-type="string">
            <text:p>nom177</text:p>
          </table:table-cell>
          <table:table-cell table:formula="of:=&quot;prenom&quot;&amp;ROW()" office:value-type="string" office:string-value="prenom177" calcext:value-type="string">
            <text:p>prenom177</text:p>
          </table:table-cell>
          <table:table-cell table:formula="of:=ROW()" office:value-type="float" office:value="177" calcext:value-type="float">
            <text:p>177</text:p>
          </table:table-cell>
          <table:table-cell/>
          <table:table-cell table:formula="of:=&quot;array('nom' =&gt; '&quot;&amp;[.E177]&amp;&quot;' , 'prenom' =&gt; '&quot;&amp;[.F177]&amp;&quot;' , 'age' =&gt; &quot;&amp;[.G177]&amp;&quot; , 'id_formulaire' =&gt; 1 ),&quot;" office:value-type="string" office:string-value="array('nom' =&gt; 'nom177' , 'prenom' =&gt; 'prenom177' , 'age' =&gt; 177 , 'id_formulaire' =&gt; 1 )," calcext:value-type="string">
            <text:p>array('nom' =&gt; 'nom177' , 'prenom' =&gt; 'prenom177' , 'age' =&gt; 1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8" calcext:value-type="string">
            <text:p>nom178</text:p>
          </table:table-cell>
          <table:table-cell table:formula="of:=&quot;prenom&quot;&amp;ROW()" office:value-type="string" office:string-value="prenom178" calcext:value-type="string">
            <text:p>prenom178</text:p>
          </table:table-cell>
          <table:table-cell table:formula="of:=ROW()" office:value-type="float" office:value="178" calcext:value-type="float">
            <text:p>178</text:p>
          </table:table-cell>
          <table:table-cell/>
          <table:table-cell table:formula="of:=&quot;array('nom' =&gt; '&quot;&amp;[.E178]&amp;&quot;' , 'prenom' =&gt; '&quot;&amp;[.F178]&amp;&quot;' , 'age' =&gt; &quot;&amp;[.G178]&amp;&quot; , 'id_formulaire' =&gt; 1 ),&quot;" office:value-type="string" office:string-value="array('nom' =&gt; 'nom178' , 'prenom' =&gt; 'prenom178' , 'age' =&gt; 178 , 'id_formulaire' =&gt; 1 )," calcext:value-type="string">
            <text:p>array('nom' =&gt; 'nom178' , 'prenom' =&gt; 'prenom178' , 'age' =&gt; 1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79" calcext:value-type="string">
            <text:p>nom179</text:p>
          </table:table-cell>
          <table:table-cell table:formula="of:=&quot;prenom&quot;&amp;ROW()" office:value-type="string" office:string-value="prenom179" calcext:value-type="string">
            <text:p>prenom179</text:p>
          </table:table-cell>
          <table:table-cell table:formula="of:=ROW()" office:value-type="float" office:value="179" calcext:value-type="float">
            <text:p>179</text:p>
          </table:table-cell>
          <table:table-cell/>
          <table:table-cell table:formula="of:=&quot;array('nom' =&gt; '&quot;&amp;[.E179]&amp;&quot;' , 'prenom' =&gt; '&quot;&amp;[.F179]&amp;&quot;' , 'age' =&gt; &quot;&amp;[.G179]&amp;&quot; , 'id_formulaire' =&gt; 1 ),&quot;" office:value-type="string" office:string-value="array('nom' =&gt; 'nom179' , 'prenom' =&gt; 'prenom179' , 'age' =&gt; 179 , 'id_formulaire' =&gt; 1 )," calcext:value-type="string">
            <text:p>array('nom' =&gt; 'nom179' , 'prenom' =&gt; 'prenom179' , 'age' =&gt; 1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0" calcext:value-type="string">
            <text:p>nom180</text:p>
          </table:table-cell>
          <table:table-cell table:formula="of:=&quot;prenom&quot;&amp;ROW()" office:value-type="string" office:string-value="prenom180" calcext:value-type="string">
            <text:p>prenom180</text:p>
          </table:table-cell>
          <table:table-cell table:formula="of:=ROW()" office:value-type="float" office:value="180" calcext:value-type="float">
            <text:p>180</text:p>
          </table:table-cell>
          <table:table-cell/>
          <table:table-cell table:formula="of:=&quot;array('nom' =&gt; '&quot;&amp;[.E180]&amp;&quot;' , 'prenom' =&gt; '&quot;&amp;[.F180]&amp;&quot;' , 'age' =&gt; &quot;&amp;[.G180]&amp;&quot; , 'id_formulaire' =&gt; 1 ),&quot;" office:value-type="string" office:string-value="array('nom' =&gt; 'nom180' , 'prenom' =&gt; 'prenom180' , 'age' =&gt; 180 , 'id_formulaire' =&gt; 1 )," calcext:value-type="string">
            <text:p>array('nom' =&gt; 'nom180' , 'prenom' =&gt; 'prenom180' , 'age' =&gt; 1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1" calcext:value-type="string">
            <text:p>nom181</text:p>
          </table:table-cell>
          <table:table-cell table:formula="of:=&quot;prenom&quot;&amp;ROW()" office:value-type="string" office:string-value="prenom181" calcext:value-type="string">
            <text:p>prenom181</text:p>
          </table:table-cell>
          <table:table-cell table:formula="of:=ROW()" office:value-type="float" office:value="181" calcext:value-type="float">
            <text:p>181</text:p>
          </table:table-cell>
          <table:table-cell/>
          <table:table-cell table:formula="of:=&quot;array('nom' =&gt; '&quot;&amp;[.E181]&amp;&quot;' , 'prenom' =&gt; '&quot;&amp;[.F181]&amp;&quot;' , 'age' =&gt; &quot;&amp;[.G181]&amp;&quot; , 'id_formulaire' =&gt; 1 ),&quot;" office:value-type="string" office:string-value="array('nom' =&gt; 'nom181' , 'prenom' =&gt; 'prenom181' , 'age' =&gt; 181 , 'id_formulaire' =&gt; 1 )," calcext:value-type="string">
            <text:p>array('nom' =&gt; 'nom181' , 'prenom' =&gt; 'prenom181' , 'age' =&gt; 1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2" calcext:value-type="string">
            <text:p>nom182</text:p>
          </table:table-cell>
          <table:table-cell table:formula="of:=&quot;prenom&quot;&amp;ROW()" office:value-type="string" office:string-value="prenom182" calcext:value-type="string">
            <text:p>prenom182</text:p>
          </table:table-cell>
          <table:table-cell table:formula="of:=ROW()" office:value-type="float" office:value="182" calcext:value-type="float">
            <text:p>182</text:p>
          </table:table-cell>
          <table:table-cell/>
          <table:table-cell table:formula="of:=&quot;array('nom' =&gt; '&quot;&amp;[.E182]&amp;&quot;' , 'prenom' =&gt; '&quot;&amp;[.F182]&amp;&quot;' , 'age' =&gt; &quot;&amp;[.G182]&amp;&quot; , 'id_formulaire' =&gt; 1 ),&quot;" office:value-type="string" office:string-value="array('nom' =&gt; 'nom182' , 'prenom' =&gt; 'prenom182' , 'age' =&gt; 182 , 'id_formulaire' =&gt; 1 )," calcext:value-type="string">
            <text:p>array('nom' =&gt; 'nom182' , 'prenom' =&gt; 'prenom182' , 'age' =&gt; 1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3" calcext:value-type="string">
            <text:p>nom183</text:p>
          </table:table-cell>
          <table:table-cell table:formula="of:=&quot;prenom&quot;&amp;ROW()" office:value-type="string" office:string-value="prenom183" calcext:value-type="string">
            <text:p>prenom183</text:p>
          </table:table-cell>
          <table:table-cell table:formula="of:=ROW()" office:value-type="float" office:value="183" calcext:value-type="float">
            <text:p>183</text:p>
          </table:table-cell>
          <table:table-cell/>
          <table:table-cell table:formula="of:=&quot;array('nom' =&gt; '&quot;&amp;[.E183]&amp;&quot;' , 'prenom' =&gt; '&quot;&amp;[.F183]&amp;&quot;' , 'age' =&gt; &quot;&amp;[.G183]&amp;&quot; , 'id_formulaire' =&gt; 1 ),&quot;" office:value-type="string" office:string-value="array('nom' =&gt; 'nom183' , 'prenom' =&gt; 'prenom183' , 'age' =&gt; 183 , 'id_formulaire' =&gt; 1 )," calcext:value-type="string">
            <text:p>array('nom' =&gt; 'nom183' , 'prenom' =&gt; 'prenom183' , 'age' =&gt; 1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4" calcext:value-type="string">
            <text:p>nom184</text:p>
          </table:table-cell>
          <table:table-cell table:formula="of:=&quot;prenom&quot;&amp;ROW()" office:value-type="string" office:string-value="prenom184" calcext:value-type="string">
            <text:p>prenom184</text:p>
          </table:table-cell>
          <table:table-cell table:formula="of:=ROW()" office:value-type="float" office:value="184" calcext:value-type="float">
            <text:p>184</text:p>
          </table:table-cell>
          <table:table-cell/>
          <table:table-cell table:formula="of:=&quot;array('nom' =&gt; '&quot;&amp;[.E184]&amp;&quot;' , 'prenom' =&gt; '&quot;&amp;[.F184]&amp;&quot;' , 'age' =&gt; &quot;&amp;[.G184]&amp;&quot; , 'id_formulaire' =&gt; 1 ),&quot;" office:value-type="string" office:string-value="array('nom' =&gt; 'nom184' , 'prenom' =&gt; 'prenom184' , 'age' =&gt; 184 , 'id_formulaire' =&gt; 1 )," calcext:value-type="string">
            <text:p>array('nom' =&gt; 'nom184' , 'prenom' =&gt; 'prenom184' , 'age' =&gt; 1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5" calcext:value-type="string">
            <text:p>nom185</text:p>
          </table:table-cell>
          <table:table-cell table:formula="of:=&quot;prenom&quot;&amp;ROW()" office:value-type="string" office:string-value="prenom185" calcext:value-type="string">
            <text:p>prenom185</text:p>
          </table:table-cell>
          <table:table-cell table:formula="of:=ROW()" office:value-type="float" office:value="185" calcext:value-type="float">
            <text:p>185</text:p>
          </table:table-cell>
          <table:table-cell/>
          <table:table-cell table:formula="of:=&quot;array('nom' =&gt; '&quot;&amp;[.E185]&amp;&quot;' , 'prenom' =&gt; '&quot;&amp;[.F185]&amp;&quot;' , 'age' =&gt; &quot;&amp;[.G185]&amp;&quot; , 'id_formulaire' =&gt; 1 ),&quot;" office:value-type="string" office:string-value="array('nom' =&gt; 'nom185' , 'prenom' =&gt; 'prenom185' , 'age' =&gt; 185 , 'id_formulaire' =&gt; 1 )," calcext:value-type="string">
            <text:p>array('nom' =&gt; 'nom185' , 'prenom' =&gt; 'prenom185' , 'age' =&gt; 1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6" calcext:value-type="string">
            <text:p>nom186</text:p>
          </table:table-cell>
          <table:table-cell table:formula="of:=&quot;prenom&quot;&amp;ROW()" office:value-type="string" office:string-value="prenom186" calcext:value-type="string">
            <text:p>prenom186</text:p>
          </table:table-cell>
          <table:table-cell table:formula="of:=ROW()" office:value-type="float" office:value="186" calcext:value-type="float">
            <text:p>186</text:p>
          </table:table-cell>
          <table:table-cell/>
          <table:table-cell table:formula="of:=&quot;array('nom' =&gt; '&quot;&amp;[.E186]&amp;&quot;' , 'prenom' =&gt; '&quot;&amp;[.F186]&amp;&quot;' , 'age' =&gt; &quot;&amp;[.G186]&amp;&quot; , 'id_formulaire' =&gt; 1 ),&quot;" office:value-type="string" office:string-value="array('nom' =&gt; 'nom186' , 'prenom' =&gt; 'prenom186' , 'age' =&gt; 186 , 'id_formulaire' =&gt; 1 )," calcext:value-type="string">
            <text:p>array('nom' =&gt; 'nom186' , 'prenom' =&gt; 'prenom186' , 'age' =&gt; 1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7" calcext:value-type="string">
            <text:p>nom187</text:p>
          </table:table-cell>
          <table:table-cell table:formula="of:=&quot;prenom&quot;&amp;ROW()" office:value-type="string" office:string-value="prenom187" calcext:value-type="string">
            <text:p>prenom187</text:p>
          </table:table-cell>
          <table:table-cell table:formula="of:=ROW()" office:value-type="float" office:value="187" calcext:value-type="float">
            <text:p>187</text:p>
          </table:table-cell>
          <table:table-cell/>
          <table:table-cell table:formula="of:=&quot;array('nom' =&gt; '&quot;&amp;[.E187]&amp;&quot;' , 'prenom' =&gt; '&quot;&amp;[.F187]&amp;&quot;' , 'age' =&gt; &quot;&amp;[.G187]&amp;&quot; , 'id_formulaire' =&gt; 1 ),&quot;" office:value-type="string" office:string-value="array('nom' =&gt; 'nom187' , 'prenom' =&gt; 'prenom187' , 'age' =&gt; 187 , 'id_formulaire' =&gt; 1 )," calcext:value-type="string">
            <text:p>array('nom' =&gt; 'nom187' , 'prenom' =&gt; 'prenom187' , 'age' =&gt; 1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8" calcext:value-type="string">
            <text:p>nom188</text:p>
          </table:table-cell>
          <table:table-cell table:formula="of:=&quot;prenom&quot;&amp;ROW()" office:value-type="string" office:string-value="prenom188" calcext:value-type="string">
            <text:p>prenom188</text:p>
          </table:table-cell>
          <table:table-cell table:formula="of:=ROW()" office:value-type="float" office:value="188" calcext:value-type="float">
            <text:p>188</text:p>
          </table:table-cell>
          <table:table-cell/>
          <table:table-cell table:formula="of:=&quot;array('nom' =&gt; '&quot;&amp;[.E188]&amp;&quot;' , 'prenom' =&gt; '&quot;&amp;[.F188]&amp;&quot;' , 'age' =&gt; &quot;&amp;[.G188]&amp;&quot; , 'id_formulaire' =&gt; 1 ),&quot;" office:value-type="string" office:string-value="array('nom' =&gt; 'nom188' , 'prenom' =&gt; 'prenom188' , 'age' =&gt; 188 , 'id_formulaire' =&gt; 1 )," calcext:value-type="string">
            <text:p>array('nom' =&gt; 'nom188' , 'prenom' =&gt; 'prenom188' , 'age' =&gt; 1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89" calcext:value-type="string">
            <text:p>nom189</text:p>
          </table:table-cell>
          <table:table-cell table:formula="of:=&quot;prenom&quot;&amp;ROW()" office:value-type="string" office:string-value="prenom189" calcext:value-type="string">
            <text:p>prenom189</text:p>
          </table:table-cell>
          <table:table-cell table:formula="of:=ROW()" office:value-type="float" office:value="189" calcext:value-type="float">
            <text:p>189</text:p>
          </table:table-cell>
          <table:table-cell/>
          <table:table-cell table:formula="of:=&quot;array('nom' =&gt; '&quot;&amp;[.E189]&amp;&quot;' , 'prenom' =&gt; '&quot;&amp;[.F189]&amp;&quot;' , 'age' =&gt; &quot;&amp;[.G189]&amp;&quot; , 'id_formulaire' =&gt; 1 ),&quot;" office:value-type="string" office:string-value="array('nom' =&gt; 'nom189' , 'prenom' =&gt; 'prenom189' , 'age' =&gt; 189 , 'id_formulaire' =&gt; 1 )," calcext:value-type="string">
            <text:p>array('nom' =&gt; 'nom189' , 'prenom' =&gt; 'prenom189' , 'age' =&gt; 1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0" calcext:value-type="string">
            <text:p>nom190</text:p>
          </table:table-cell>
          <table:table-cell table:formula="of:=&quot;prenom&quot;&amp;ROW()" office:value-type="string" office:string-value="prenom190" calcext:value-type="string">
            <text:p>prenom190</text:p>
          </table:table-cell>
          <table:table-cell table:formula="of:=ROW()" office:value-type="float" office:value="190" calcext:value-type="float">
            <text:p>190</text:p>
          </table:table-cell>
          <table:table-cell/>
          <table:table-cell table:formula="of:=&quot;array('nom' =&gt; '&quot;&amp;[.E190]&amp;&quot;' , 'prenom' =&gt; '&quot;&amp;[.F190]&amp;&quot;' , 'age' =&gt; &quot;&amp;[.G190]&amp;&quot; , 'id_formulaire' =&gt; 1 ),&quot;" office:value-type="string" office:string-value="array('nom' =&gt; 'nom190' , 'prenom' =&gt; 'prenom190' , 'age' =&gt; 190 , 'id_formulaire' =&gt; 1 )," calcext:value-type="string">
            <text:p>array('nom' =&gt; 'nom190' , 'prenom' =&gt; 'prenom190' , 'age' =&gt; 1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1" calcext:value-type="string">
            <text:p>nom191</text:p>
          </table:table-cell>
          <table:table-cell table:formula="of:=&quot;prenom&quot;&amp;ROW()" office:value-type="string" office:string-value="prenom191" calcext:value-type="string">
            <text:p>prenom191</text:p>
          </table:table-cell>
          <table:table-cell table:formula="of:=ROW()" office:value-type="float" office:value="191" calcext:value-type="float">
            <text:p>191</text:p>
          </table:table-cell>
          <table:table-cell/>
          <table:table-cell table:formula="of:=&quot;array('nom' =&gt; '&quot;&amp;[.E191]&amp;&quot;' , 'prenom' =&gt; '&quot;&amp;[.F191]&amp;&quot;' , 'age' =&gt; &quot;&amp;[.G191]&amp;&quot; , 'id_formulaire' =&gt; 1 ),&quot;" office:value-type="string" office:string-value="array('nom' =&gt; 'nom191' , 'prenom' =&gt; 'prenom191' , 'age' =&gt; 191 , 'id_formulaire' =&gt; 1 )," calcext:value-type="string">
            <text:p>array('nom' =&gt; 'nom191' , 'prenom' =&gt; 'prenom191' , 'age' =&gt; 1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2" calcext:value-type="string">
            <text:p>nom192</text:p>
          </table:table-cell>
          <table:table-cell table:formula="of:=&quot;prenom&quot;&amp;ROW()" office:value-type="string" office:string-value="prenom192" calcext:value-type="string">
            <text:p>prenom192</text:p>
          </table:table-cell>
          <table:table-cell table:formula="of:=ROW()" office:value-type="float" office:value="192" calcext:value-type="float">
            <text:p>192</text:p>
          </table:table-cell>
          <table:table-cell/>
          <table:table-cell table:formula="of:=&quot;array('nom' =&gt; '&quot;&amp;[.E192]&amp;&quot;' , 'prenom' =&gt; '&quot;&amp;[.F192]&amp;&quot;' , 'age' =&gt; &quot;&amp;[.G192]&amp;&quot; , 'id_formulaire' =&gt; 1 ),&quot;" office:value-type="string" office:string-value="array('nom' =&gt; 'nom192' , 'prenom' =&gt; 'prenom192' , 'age' =&gt; 192 , 'id_formulaire' =&gt; 1 )," calcext:value-type="string">
            <text:p>array('nom' =&gt; 'nom192' , 'prenom' =&gt; 'prenom192' , 'age' =&gt; 1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3" calcext:value-type="string">
            <text:p>nom193</text:p>
          </table:table-cell>
          <table:table-cell table:formula="of:=&quot;prenom&quot;&amp;ROW()" office:value-type="string" office:string-value="prenom193" calcext:value-type="string">
            <text:p>prenom193</text:p>
          </table:table-cell>
          <table:table-cell table:formula="of:=ROW()" office:value-type="float" office:value="193" calcext:value-type="float">
            <text:p>193</text:p>
          </table:table-cell>
          <table:table-cell/>
          <table:table-cell table:formula="of:=&quot;array('nom' =&gt; '&quot;&amp;[.E193]&amp;&quot;' , 'prenom' =&gt; '&quot;&amp;[.F193]&amp;&quot;' , 'age' =&gt; &quot;&amp;[.G193]&amp;&quot; , 'id_formulaire' =&gt; 1 ),&quot;" office:value-type="string" office:string-value="array('nom' =&gt; 'nom193' , 'prenom' =&gt; 'prenom193' , 'age' =&gt; 193 , 'id_formulaire' =&gt; 1 )," calcext:value-type="string">
            <text:p>array('nom' =&gt; 'nom193' , 'prenom' =&gt; 'prenom193' , 'age' =&gt; 1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4" calcext:value-type="string">
            <text:p>nom194</text:p>
          </table:table-cell>
          <table:table-cell table:formula="of:=&quot;prenom&quot;&amp;ROW()" office:value-type="string" office:string-value="prenom194" calcext:value-type="string">
            <text:p>prenom194</text:p>
          </table:table-cell>
          <table:table-cell table:formula="of:=ROW()" office:value-type="float" office:value="194" calcext:value-type="float">
            <text:p>194</text:p>
          </table:table-cell>
          <table:table-cell/>
          <table:table-cell table:formula="of:=&quot;array('nom' =&gt; '&quot;&amp;[.E194]&amp;&quot;' , 'prenom' =&gt; '&quot;&amp;[.F194]&amp;&quot;' , 'age' =&gt; &quot;&amp;[.G194]&amp;&quot; , 'id_formulaire' =&gt; 1 ),&quot;" office:value-type="string" office:string-value="array('nom' =&gt; 'nom194' , 'prenom' =&gt; 'prenom194' , 'age' =&gt; 194 , 'id_formulaire' =&gt; 1 )," calcext:value-type="string">
            <text:p>array('nom' =&gt; 'nom194' , 'prenom' =&gt; 'prenom194' , 'age' =&gt; 1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5" calcext:value-type="string">
            <text:p>nom195</text:p>
          </table:table-cell>
          <table:table-cell table:formula="of:=&quot;prenom&quot;&amp;ROW()" office:value-type="string" office:string-value="prenom195" calcext:value-type="string">
            <text:p>prenom195</text:p>
          </table:table-cell>
          <table:table-cell table:formula="of:=ROW()" office:value-type="float" office:value="195" calcext:value-type="float">
            <text:p>195</text:p>
          </table:table-cell>
          <table:table-cell/>
          <table:table-cell table:formula="of:=&quot;array('nom' =&gt; '&quot;&amp;[.E195]&amp;&quot;' , 'prenom' =&gt; '&quot;&amp;[.F195]&amp;&quot;' , 'age' =&gt; &quot;&amp;[.G195]&amp;&quot; , 'id_formulaire' =&gt; 1 ),&quot;" office:value-type="string" office:string-value="array('nom' =&gt; 'nom195' , 'prenom' =&gt; 'prenom195' , 'age' =&gt; 195 , 'id_formulaire' =&gt; 1 )," calcext:value-type="string">
            <text:p>array('nom' =&gt; 'nom195' , 'prenom' =&gt; 'prenom195' , 'age' =&gt; 1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6" calcext:value-type="string">
            <text:p>nom196</text:p>
          </table:table-cell>
          <table:table-cell table:formula="of:=&quot;prenom&quot;&amp;ROW()" office:value-type="string" office:string-value="prenom196" calcext:value-type="string">
            <text:p>prenom196</text:p>
          </table:table-cell>
          <table:table-cell table:formula="of:=ROW()" office:value-type="float" office:value="196" calcext:value-type="float">
            <text:p>196</text:p>
          </table:table-cell>
          <table:table-cell/>
          <table:table-cell table:formula="of:=&quot;array('nom' =&gt; '&quot;&amp;[.E196]&amp;&quot;' , 'prenom' =&gt; '&quot;&amp;[.F196]&amp;&quot;' , 'age' =&gt; &quot;&amp;[.G196]&amp;&quot; , 'id_formulaire' =&gt; 1 ),&quot;" office:value-type="string" office:string-value="array('nom' =&gt; 'nom196' , 'prenom' =&gt; 'prenom196' , 'age' =&gt; 196 , 'id_formulaire' =&gt; 1 )," calcext:value-type="string">
            <text:p>array('nom' =&gt; 'nom196' , 'prenom' =&gt; 'prenom196' , 'age' =&gt; 1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7" calcext:value-type="string">
            <text:p>nom197</text:p>
          </table:table-cell>
          <table:table-cell table:formula="of:=&quot;prenom&quot;&amp;ROW()" office:value-type="string" office:string-value="prenom197" calcext:value-type="string">
            <text:p>prenom197</text:p>
          </table:table-cell>
          <table:table-cell table:formula="of:=ROW()" office:value-type="float" office:value="197" calcext:value-type="float">
            <text:p>197</text:p>
          </table:table-cell>
          <table:table-cell/>
          <table:table-cell table:formula="of:=&quot;array('nom' =&gt; '&quot;&amp;[.E197]&amp;&quot;' , 'prenom' =&gt; '&quot;&amp;[.F197]&amp;&quot;' , 'age' =&gt; &quot;&amp;[.G197]&amp;&quot; , 'id_formulaire' =&gt; 1 ),&quot;" office:value-type="string" office:string-value="array('nom' =&gt; 'nom197' , 'prenom' =&gt; 'prenom197' , 'age' =&gt; 197 , 'id_formulaire' =&gt; 1 )," calcext:value-type="string">
            <text:p>array('nom' =&gt; 'nom197' , 'prenom' =&gt; 'prenom197' , 'age' =&gt; 1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8" calcext:value-type="string">
            <text:p>nom198</text:p>
          </table:table-cell>
          <table:table-cell table:formula="of:=&quot;prenom&quot;&amp;ROW()" office:value-type="string" office:string-value="prenom198" calcext:value-type="string">
            <text:p>prenom198</text:p>
          </table:table-cell>
          <table:table-cell table:formula="of:=ROW()" office:value-type="float" office:value="198" calcext:value-type="float">
            <text:p>198</text:p>
          </table:table-cell>
          <table:table-cell/>
          <table:table-cell table:formula="of:=&quot;array('nom' =&gt; '&quot;&amp;[.E198]&amp;&quot;' , 'prenom' =&gt; '&quot;&amp;[.F198]&amp;&quot;' , 'age' =&gt; &quot;&amp;[.G198]&amp;&quot; , 'id_formulaire' =&gt; 1 ),&quot;" office:value-type="string" office:string-value="array('nom' =&gt; 'nom198' , 'prenom' =&gt; 'prenom198' , 'age' =&gt; 198 , 'id_formulaire' =&gt; 1 )," calcext:value-type="string">
            <text:p>array('nom' =&gt; 'nom198' , 'prenom' =&gt; 'prenom198' , 'age' =&gt; 1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99" calcext:value-type="string">
            <text:p>nom199</text:p>
          </table:table-cell>
          <table:table-cell table:formula="of:=&quot;prenom&quot;&amp;ROW()" office:value-type="string" office:string-value="prenom199" calcext:value-type="string">
            <text:p>prenom199</text:p>
          </table:table-cell>
          <table:table-cell table:formula="of:=ROW()" office:value-type="float" office:value="199" calcext:value-type="float">
            <text:p>199</text:p>
          </table:table-cell>
          <table:table-cell/>
          <table:table-cell table:formula="of:=&quot;array('nom' =&gt; '&quot;&amp;[.E199]&amp;&quot;' , 'prenom' =&gt; '&quot;&amp;[.F199]&amp;&quot;' , 'age' =&gt; &quot;&amp;[.G199]&amp;&quot; , 'id_formulaire' =&gt; 1 ),&quot;" office:value-type="string" office:string-value="array('nom' =&gt; 'nom199' , 'prenom' =&gt; 'prenom199' , 'age' =&gt; 199 , 'id_formulaire' =&gt; 1 )," calcext:value-type="string">
            <text:p>array('nom' =&gt; 'nom199' , 'prenom' =&gt; 'prenom199' , 'age' =&gt; 1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0" calcext:value-type="string">
            <text:p>nom200</text:p>
          </table:table-cell>
          <table:table-cell table:formula="of:=&quot;prenom&quot;&amp;ROW()" office:value-type="string" office:string-value="prenom200" calcext:value-type="string">
            <text:p>prenom200</text:p>
          </table:table-cell>
          <table:table-cell table:formula="of:=ROW()" office:value-type="float" office:value="200" calcext:value-type="float">
            <text:p>200</text:p>
          </table:table-cell>
          <table:table-cell/>
          <table:table-cell table:formula="of:=&quot;array('nom' =&gt; '&quot;&amp;[.E200]&amp;&quot;' , 'prenom' =&gt; '&quot;&amp;[.F200]&amp;&quot;' , 'age' =&gt; &quot;&amp;[.G200]&amp;&quot; , 'id_formulaire' =&gt; 1 ),&quot;" office:value-type="string" office:string-value="array('nom' =&gt; 'nom200' , 'prenom' =&gt; 'prenom200' , 'age' =&gt; 200 , 'id_formulaire' =&gt; 1 )," calcext:value-type="string">
            <text:p>array('nom' =&gt; 'nom200' , 'prenom' =&gt; 'prenom200' , 'age' =&gt; 2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1" calcext:value-type="string">
            <text:p>nom201</text:p>
          </table:table-cell>
          <table:table-cell table:formula="of:=&quot;prenom&quot;&amp;ROW()" office:value-type="string" office:string-value="prenom201" calcext:value-type="string">
            <text:p>prenom201</text:p>
          </table:table-cell>
          <table:table-cell table:formula="of:=ROW()" office:value-type="float" office:value="201" calcext:value-type="float">
            <text:p>201</text:p>
          </table:table-cell>
          <table:table-cell/>
          <table:table-cell table:formula="of:=&quot;array('nom' =&gt; '&quot;&amp;[.E201]&amp;&quot;' , 'prenom' =&gt; '&quot;&amp;[.F201]&amp;&quot;' , 'age' =&gt; &quot;&amp;[.G201]&amp;&quot; , 'id_formulaire' =&gt; 1 ),&quot;" office:value-type="string" office:string-value="array('nom' =&gt; 'nom201' , 'prenom' =&gt; 'prenom201' , 'age' =&gt; 201 , 'id_formulaire' =&gt; 1 )," calcext:value-type="string">
            <text:p>array('nom' =&gt; 'nom201' , 'prenom' =&gt; 'prenom201' , 'age' =&gt; 2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2" calcext:value-type="string">
            <text:p>nom202</text:p>
          </table:table-cell>
          <table:table-cell table:formula="of:=&quot;prenom&quot;&amp;ROW()" office:value-type="string" office:string-value="prenom202" calcext:value-type="string">
            <text:p>prenom202</text:p>
          </table:table-cell>
          <table:table-cell table:formula="of:=ROW()" office:value-type="float" office:value="202" calcext:value-type="float">
            <text:p>202</text:p>
          </table:table-cell>
          <table:table-cell/>
          <table:table-cell table:formula="of:=&quot;array('nom' =&gt; '&quot;&amp;[.E202]&amp;&quot;' , 'prenom' =&gt; '&quot;&amp;[.F202]&amp;&quot;' , 'age' =&gt; &quot;&amp;[.G202]&amp;&quot; , 'id_formulaire' =&gt; 1 ),&quot;" office:value-type="string" office:string-value="array('nom' =&gt; 'nom202' , 'prenom' =&gt; 'prenom202' , 'age' =&gt; 202 , 'id_formulaire' =&gt; 1 )," calcext:value-type="string">
            <text:p>array('nom' =&gt; 'nom202' , 'prenom' =&gt; 'prenom202' , 'age' =&gt; 2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3" calcext:value-type="string">
            <text:p>nom203</text:p>
          </table:table-cell>
          <table:table-cell table:formula="of:=&quot;prenom&quot;&amp;ROW()" office:value-type="string" office:string-value="prenom203" calcext:value-type="string">
            <text:p>prenom203</text:p>
          </table:table-cell>
          <table:table-cell table:formula="of:=ROW()" office:value-type="float" office:value="203" calcext:value-type="float">
            <text:p>203</text:p>
          </table:table-cell>
          <table:table-cell/>
          <table:table-cell table:formula="of:=&quot;array('nom' =&gt; '&quot;&amp;[.E203]&amp;&quot;' , 'prenom' =&gt; '&quot;&amp;[.F203]&amp;&quot;' , 'age' =&gt; &quot;&amp;[.G203]&amp;&quot; , 'id_formulaire' =&gt; 1 ),&quot;" office:value-type="string" office:string-value="array('nom' =&gt; 'nom203' , 'prenom' =&gt; 'prenom203' , 'age' =&gt; 203 , 'id_formulaire' =&gt; 1 )," calcext:value-type="string">
            <text:p>array('nom' =&gt; 'nom203' , 'prenom' =&gt; 'prenom203' , 'age' =&gt; 2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4" calcext:value-type="string">
            <text:p>nom204</text:p>
          </table:table-cell>
          <table:table-cell table:formula="of:=&quot;prenom&quot;&amp;ROW()" office:value-type="string" office:string-value="prenom204" calcext:value-type="string">
            <text:p>prenom204</text:p>
          </table:table-cell>
          <table:table-cell table:formula="of:=ROW()" office:value-type="float" office:value="204" calcext:value-type="float">
            <text:p>204</text:p>
          </table:table-cell>
          <table:table-cell/>
          <table:table-cell table:formula="of:=&quot;array('nom' =&gt; '&quot;&amp;[.E204]&amp;&quot;' , 'prenom' =&gt; '&quot;&amp;[.F204]&amp;&quot;' , 'age' =&gt; &quot;&amp;[.G204]&amp;&quot; , 'id_formulaire' =&gt; 1 ),&quot;" office:value-type="string" office:string-value="array('nom' =&gt; 'nom204' , 'prenom' =&gt; 'prenom204' , 'age' =&gt; 204 , 'id_formulaire' =&gt; 1 )," calcext:value-type="string">
            <text:p>array('nom' =&gt; 'nom204' , 'prenom' =&gt; 'prenom204' , 'age' =&gt; 2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5" calcext:value-type="string">
            <text:p>nom205</text:p>
          </table:table-cell>
          <table:table-cell table:formula="of:=&quot;prenom&quot;&amp;ROW()" office:value-type="string" office:string-value="prenom205" calcext:value-type="string">
            <text:p>prenom205</text:p>
          </table:table-cell>
          <table:table-cell table:formula="of:=ROW()" office:value-type="float" office:value="205" calcext:value-type="float">
            <text:p>205</text:p>
          </table:table-cell>
          <table:table-cell/>
          <table:table-cell table:formula="of:=&quot;array('nom' =&gt; '&quot;&amp;[.E205]&amp;&quot;' , 'prenom' =&gt; '&quot;&amp;[.F205]&amp;&quot;' , 'age' =&gt; &quot;&amp;[.G205]&amp;&quot; , 'id_formulaire' =&gt; 1 ),&quot;" office:value-type="string" office:string-value="array('nom' =&gt; 'nom205' , 'prenom' =&gt; 'prenom205' , 'age' =&gt; 205 , 'id_formulaire' =&gt; 1 )," calcext:value-type="string">
            <text:p>array('nom' =&gt; 'nom205' , 'prenom' =&gt; 'prenom205' , 'age' =&gt; 2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6" calcext:value-type="string">
            <text:p>nom206</text:p>
          </table:table-cell>
          <table:table-cell table:formula="of:=&quot;prenom&quot;&amp;ROW()" office:value-type="string" office:string-value="prenom206" calcext:value-type="string">
            <text:p>prenom206</text:p>
          </table:table-cell>
          <table:table-cell table:formula="of:=ROW()" office:value-type="float" office:value="206" calcext:value-type="float">
            <text:p>206</text:p>
          </table:table-cell>
          <table:table-cell/>
          <table:table-cell table:formula="of:=&quot;array('nom' =&gt; '&quot;&amp;[.E206]&amp;&quot;' , 'prenom' =&gt; '&quot;&amp;[.F206]&amp;&quot;' , 'age' =&gt; &quot;&amp;[.G206]&amp;&quot; , 'id_formulaire' =&gt; 1 ),&quot;" office:value-type="string" office:string-value="array('nom' =&gt; 'nom206' , 'prenom' =&gt; 'prenom206' , 'age' =&gt; 206 , 'id_formulaire' =&gt; 1 )," calcext:value-type="string">
            <text:p>array('nom' =&gt; 'nom206' , 'prenom' =&gt; 'prenom206' , 'age' =&gt; 2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7" calcext:value-type="string">
            <text:p>nom207</text:p>
          </table:table-cell>
          <table:table-cell table:formula="of:=&quot;prenom&quot;&amp;ROW()" office:value-type="string" office:string-value="prenom207" calcext:value-type="string">
            <text:p>prenom207</text:p>
          </table:table-cell>
          <table:table-cell table:formula="of:=ROW()" office:value-type="float" office:value="207" calcext:value-type="float">
            <text:p>207</text:p>
          </table:table-cell>
          <table:table-cell/>
          <table:table-cell table:formula="of:=&quot;array('nom' =&gt; '&quot;&amp;[.E207]&amp;&quot;' , 'prenom' =&gt; '&quot;&amp;[.F207]&amp;&quot;' , 'age' =&gt; &quot;&amp;[.G207]&amp;&quot; , 'id_formulaire' =&gt; 1 ),&quot;" office:value-type="string" office:string-value="array('nom' =&gt; 'nom207' , 'prenom' =&gt; 'prenom207' , 'age' =&gt; 207 , 'id_formulaire' =&gt; 1 )," calcext:value-type="string">
            <text:p>array('nom' =&gt; 'nom207' , 'prenom' =&gt; 'prenom207' , 'age' =&gt; 2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8" calcext:value-type="string">
            <text:p>nom208</text:p>
          </table:table-cell>
          <table:table-cell table:formula="of:=&quot;prenom&quot;&amp;ROW()" office:value-type="string" office:string-value="prenom208" calcext:value-type="string">
            <text:p>prenom208</text:p>
          </table:table-cell>
          <table:table-cell table:formula="of:=ROW()" office:value-type="float" office:value="208" calcext:value-type="float">
            <text:p>208</text:p>
          </table:table-cell>
          <table:table-cell/>
          <table:table-cell table:formula="of:=&quot;array('nom' =&gt; '&quot;&amp;[.E208]&amp;&quot;' , 'prenom' =&gt; '&quot;&amp;[.F208]&amp;&quot;' , 'age' =&gt; &quot;&amp;[.G208]&amp;&quot; , 'id_formulaire' =&gt; 1 ),&quot;" office:value-type="string" office:string-value="array('nom' =&gt; 'nom208' , 'prenom' =&gt; 'prenom208' , 'age' =&gt; 208 , 'id_formulaire' =&gt; 1 )," calcext:value-type="string">
            <text:p>array('nom' =&gt; 'nom208' , 'prenom' =&gt; 'prenom208' , 'age' =&gt; 2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09" calcext:value-type="string">
            <text:p>nom209</text:p>
          </table:table-cell>
          <table:table-cell table:formula="of:=&quot;prenom&quot;&amp;ROW()" office:value-type="string" office:string-value="prenom209" calcext:value-type="string">
            <text:p>prenom209</text:p>
          </table:table-cell>
          <table:table-cell table:formula="of:=ROW()" office:value-type="float" office:value="209" calcext:value-type="float">
            <text:p>209</text:p>
          </table:table-cell>
          <table:table-cell/>
          <table:table-cell table:formula="of:=&quot;array('nom' =&gt; '&quot;&amp;[.E209]&amp;&quot;' , 'prenom' =&gt; '&quot;&amp;[.F209]&amp;&quot;' , 'age' =&gt; &quot;&amp;[.G209]&amp;&quot; , 'id_formulaire' =&gt; 1 ),&quot;" office:value-type="string" office:string-value="array('nom' =&gt; 'nom209' , 'prenom' =&gt; 'prenom209' , 'age' =&gt; 209 , 'id_formulaire' =&gt; 1 )," calcext:value-type="string">
            <text:p>array('nom' =&gt; 'nom209' , 'prenom' =&gt; 'prenom209' , 'age' =&gt; 2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0" calcext:value-type="string">
            <text:p>nom210</text:p>
          </table:table-cell>
          <table:table-cell table:formula="of:=&quot;prenom&quot;&amp;ROW()" office:value-type="string" office:string-value="prenom210" calcext:value-type="string">
            <text:p>prenom210</text:p>
          </table:table-cell>
          <table:table-cell table:formula="of:=ROW()" office:value-type="float" office:value="210" calcext:value-type="float">
            <text:p>210</text:p>
          </table:table-cell>
          <table:table-cell/>
          <table:table-cell table:formula="of:=&quot;array('nom' =&gt; '&quot;&amp;[.E210]&amp;&quot;' , 'prenom' =&gt; '&quot;&amp;[.F210]&amp;&quot;' , 'age' =&gt; &quot;&amp;[.G210]&amp;&quot; , 'id_formulaire' =&gt; 1 ),&quot;" office:value-type="string" office:string-value="array('nom' =&gt; 'nom210' , 'prenom' =&gt; 'prenom210' , 'age' =&gt; 210 , 'id_formulaire' =&gt; 1 )," calcext:value-type="string">
            <text:p>array('nom' =&gt; 'nom210' , 'prenom' =&gt; 'prenom210' , 'age' =&gt; 2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1" calcext:value-type="string">
            <text:p>nom211</text:p>
          </table:table-cell>
          <table:table-cell table:formula="of:=&quot;prenom&quot;&amp;ROW()" office:value-type="string" office:string-value="prenom211" calcext:value-type="string">
            <text:p>prenom211</text:p>
          </table:table-cell>
          <table:table-cell table:formula="of:=ROW()" office:value-type="float" office:value="211" calcext:value-type="float">
            <text:p>211</text:p>
          </table:table-cell>
          <table:table-cell/>
          <table:table-cell table:formula="of:=&quot;array('nom' =&gt; '&quot;&amp;[.E211]&amp;&quot;' , 'prenom' =&gt; '&quot;&amp;[.F211]&amp;&quot;' , 'age' =&gt; &quot;&amp;[.G211]&amp;&quot; , 'id_formulaire' =&gt; 1 ),&quot;" office:value-type="string" office:string-value="array('nom' =&gt; 'nom211' , 'prenom' =&gt; 'prenom211' , 'age' =&gt; 211 , 'id_formulaire' =&gt; 1 )," calcext:value-type="string">
            <text:p>array('nom' =&gt; 'nom211' , 'prenom' =&gt; 'prenom211' , 'age' =&gt; 2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2" calcext:value-type="string">
            <text:p>nom212</text:p>
          </table:table-cell>
          <table:table-cell table:formula="of:=&quot;prenom&quot;&amp;ROW()" office:value-type="string" office:string-value="prenom212" calcext:value-type="string">
            <text:p>prenom212</text:p>
          </table:table-cell>
          <table:table-cell table:formula="of:=ROW()" office:value-type="float" office:value="212" calcext:value-type="float">
            <text:p>212</text:p>
          </table:table-cell>
          <table:table-cell/>
          <table:table-cell table:formula="of:=&quot;array('nom' =&gt; '&quot;&amp;[.E212]&amp;&quot;' , 'prenom' =&gt; '&quot;&amp;[.F212]&amp;&quot;' , 'age' =&gt; &quot;&amp;[.G212]&amp;&quot; , 'id_formulaire' =&gt; 1 ),&quot;" office:value-type="string" office:string-value="array('nom' =&gt; 'nom212' , 'prenom' =&gt; 'prenom212' , 'age' =&gt; 212 , 'id_formulaire' =&gt; 1 )," calcext:value-type="string">
            <text:p>array('nom' =&gt; 'nom212' , 'prenom' =&gt; 'prenom212' , 'age' =&gt; 2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3" calcext:value-type="string">
            <text:p>nom213</text:p>
          </table:table-cell>
          <table:table-cell table:formula="of:=&quot;prenom&quot;&amp;ROW()" office:value-type="string" office:string-value="prenom213" calcext:value-type="string">
            <text:p>prenom213</text:p>
          </table:table-cell>
          <table:table-cell table:formula="of:=ROW()" office:value-type="float" office:value="213" calcext:value-type="float">
            <text:p>213</text:p>
          </table:table-cell>
          <table:table-cell/>
          <table:table-cell table:formula="of:=&quot;array('nom' =&gt; '&quot;&amp;[.E213]&amp;&quot;' , 'prenom' =&gt; '&quot;&amp;[.F213]&amp;&quot;' , 'age' =&gt; &quot;&amp;[.G213]&amp;&quot; , 'id_formulaire' =&gt; 1 ),&quot;" office:value-type="string" office:string-value="array('nom' =&gt; 'nom213' , 'prenom' =&gt; 'prenom213' , 'age' =&gt; 213 , 'id_formulaire' =&gt; 1 )," calcext:value-type="string">
            <text:p>array('nom' =&gt; 'nom213' , 'prenom' =&gt; 'prenom213' , 'age' =&gt; 2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4" calcext:value-type="string">
            <text:p>nom214</text:p>
          </table:table-cell>
          <table:table-cell table:formula="of:=&quot;prenom&quot;&amp;ROW()" office:value-type="string" office:string-value="prenom214" calcext:value-type="string">
            <text:p>prenom214</text:p>
          </table:table-cell>
          <table:table-cell table:formula="of:=ROW()" office:value-type="float" office:value="214" calcext:value-type="float">
            <text:p>214</text:p>
          </table:table-cell>
          <table:table-cell/>
          <table:table-cell table:formula="of:=&quot;array('nom' =&gt; '&quot;&amp;[.E214]&amp;&quot;' , 'prenom' =&gt; '&quot;&amp;[.F214]&amp;&quot;' , 'age' =&gt; &quot;&amp;[.G214]&amp;&quot; , 'id_formulaire' =&gt; 1 ),&quot;" office:value-type="string" office:string-value="array('nom' =&gt; 'nom214' , 'prenom' =&gt; 'prenom214' , 'age' =&gt; 214 , 'id_formulaire' =&gt; 1 )," calcext:value-type="string">
            <text:p>array('nom' =&gt; 'nom214' , 'prenom' =&gt; 'prenom214' , 'age' =&gt; 2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5" calcext:value-type="string">
            <text:p>nom215</text:p>
          </table:table-cell>
          <table:table-cell table:formula="of:=&quot;prenom&quot;&amp;ROW()" office:value-type="string" office:string-value="prenom215" calcext:value-type="string">
            <text:p>prenom215</text:p>
          </table:table-cell>
          <table:table-cell table:formula="of:=ROW()" office:value-type="float" office:value="215" calcext:value-type="float">
            <text:p>215</text:p>
          </table:table-cell>
          <table:table-cell/>
          <table:table-cell table:formula="of:=&quot;array('nom' =&gt; '&quot;&amp;[.E215]&amp;&quot;' , 'prenom' =&gt; '&quot;&amp;[.F215]&amp;&quot;' , 'age' =&gt; &quot;&amp;[.G215]&amp;&quot; , 'id_formulaire' =&gt; 1 ),&quot;" office:value-type="string" office:string-value="array('nom' =&gt; 'nom215' , 'prenom' =&gt; 'prenom215' , 'age' =&gt; 215 , 'id_formulaire' =&gt; 1 )," calcext:value-type="string">
            <text:p>array('nom' =&gt; 'nom215' , 'prenom' =&gt; 'prenom215' , 'age' =&gt; 2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6" calcext:value-type="string">
            <text:p>nom216</text:p>
          </table:table-cell>
          <table:table-cell table:formula="of:=&quot;prenom&quot;&amp;ROW()" office:value-type="string" office:string-value="prenom216" calcext:value-type="string">
            <text:p>prenom216</text:p>
          </table:table-cell>
          <table:table-cell table:formula="of:=ROW()" office:value-type="float" office:value="216" calcext:value-type="float">
            <text:p>216</text:p>
          </table:table-cell>
          <table:table-cell/>
          <table:table-cell table:formula="of:=&quot;array('nom' =&gt; '&quot;&amp;[.E216]&amp;&quot;' , 'prenom' =&gt; '&quot;&amp;[.F216]&amp;&quot;' , 'age' =&gt; &quot;&amp;[.G216]&amp;&quot; , 'id_formulaire' =&gt; 1 ),&quot;" office:value-type="string" office:string-value="array('nom' =&gt; 'nom216' , 'prenom' =&gt; 'prenom216' , 'age' =&gt; 216 , 'id_formulaire' =&gt; 1 )," calcext:value-type="string">
            <text:p>array('nom' =&gt; 'nom216' , 'prenom' =&gt; 'prenom216' , 'age' =&gt; 2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7" calcext:value-type="string">
            <text:p>nom217</text:p>
          </table:table-cell>
          <table:table-cell table:formula="of:=&quot;prenom&quot;&amp;ROW()" office:value-type="string" office:string-value="prenom217" calcext:value-type="string">
            <text:p>prenom217</text:p>
          </table:table-cell>
          <table:table-cell table:formula="of:=ROW()" office:value-type="float" office:value="217" calcext:value-type="float">
            <text:p>217</text:p>
          </table:table-cell>
          <table:table-cell/>
          <table:table-cell table:formula="of:=&quot;array('nom' =&gt; '&quot;&amp;[.E217]&amp;&quot;' , 'prenom' =&gt; '&quot;&amp;[.F217]&amp;&quot;' , 'age' =&gt; &quot;&amp;[.G217]&amp;&quot; , 'id_formulaire' =&gt; 1 ),&quot;" office:value-type="string" office:string-value="array('nom' =&gt; 'nom217' , 'prenom' =&gt; 'prenom217' , 'age' =&gt; 217 , 'id_formulaire' =&gt; 1 )," calcext:value-type="string">
            <text:p>array('nom' =&gt; 'nom217' , 'prenom' =&gt; 'prenom217' , 'age' =&gt; 2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8" calcext:value-type="string">
            <text:p>nom218</text:p>
          </table:table-cell>
          <table:table-cell table:formula="of:=&quot;prenom&quot;&amp;ROW()" office:value-type="string" office:string-value="prenom218" calcext:value-type="string">
            <text:p>prenom218</text:p>
          </table:table-cell>
          <table:table-cell table:formula="of:=ROW()" office:value-type="float" office:value="218" calcext:value-type="float">
            <text:p>218</text:p>
          </table:table-cell>
          <table:table-cell/>
          <table:table-cell table:formula="of:=&quot;array('nom' =&gt; '&quot;&amp;[.E218]&amp;&quot;' , 'prenom' =&gt; '&quot;&amp;[.F218]&amp;&quot;' , 'age' =&gt; &quot;&amp;[.G218]&amp;&quot; , 'id_formulaire' =&gt; 1 ),&quot;" office:value-type="string" office:string-value="array('nom' =&gt; 'nom218' , 'prenom' =&gt; 'prenom218' , 'age' =&gt; 218 , 'id_formulaire' =&gt; 1 )," calcext:value-type="string">
            <text:p>array('nom' =&gt; 'nom218' , 'prenom' =&gt; 'prenom218' , 'age' =&gt; 2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19" calcext:value-type="string">
            <text:p>nom219</text:p>
          </table:table-cell>
          <table:table-cell table:formula="of:=&quot;prenom&quot;&amp;ROW()" office:value-type="string" office:string-value="prenom219" calcext:value-type="string">
            <text:p>prenom219</text:p>
          </table:table-cell>
          <table:table-cell table:formula="of:=ROW()" office:value-type="float" office:value="219" calcext:value-type="float">
            <text:p>219</text:p>
          </table:table-cell>
          <table:table-cell/>
          <table:table-cell table:formula="of:=&quot;array('nom' =&gt; '&quot;&amp;[.E219]&amp;&quot;' , 'prenom' =&gt; '&quot;&amp;[.F219]&amp;&quot;' , 'age' =&gt; &quot;&amp;[.G219]&amp;&quot; , 'id_formulaire' =&gt; 1 ),&quot;" office:value-type="string" office:string-value="array('nom' =&gt; 'nom219' , 'prenom' =&gt; 'prenom219' , 'age' =&gt; 219 , 'id_formulaire' =&gt; 1 )," calcext:value-type="string">
            <text:p>array('nom' =&gt; 'nom219' , 'prenom' =&gt; 'prenom219' , 'age' =&gt; 2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0" calcext:value-type="string">
            <text:p>nom220</text:p>
          </table:table-cell>
          <table:table-cell table:formula="of:=&quot;prenom&quot;&amp;ROW()" office:value-type="string" office:string-value="prenom220" calcext:value-type="string">
            <text:p>prenom220</text:p>
          </table:table-cell>
          <table:table-cell table:formula="of:=ROW()" office:value-type="float" office:value="220" calcext:value-type="float">
            <text:p>220</text:p>
          </table:table-cell>
          <table:table-cell/>
          <table:table-cell table:formula="of:=&quot;array('nom' =&gt; '&quot;&amp;[.E220]&amp;&quot;' , 'prenom' =&gt; '&quot;&amp;[.F220]&amp;&quot;' , 'age' =&gt; &quot;&amp;[.G220]&amp;&quot; , 'id_formulaire' =&gt; 1 ),&quot;" office:value-type="string" office:string-value="array('nom' =&gt; 'nom220' , 'prenom' =&gt; 'prenom220' , 'age' =&gt; 220 , 'id_formulaire' =&gt; 1 )," calcext:value-type="string">
            <text:p>array('nom' =&gt; 'nom220' , 'prenom' =&gt; 'prenom220' , 'age' =&gt; 2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1" calcext:value-type="string">
            <text:p>nom221</text:p>
          </table:table-cell>
          <table:table-cell table:formula="of:=&quot;prenom&quot;&amp;ROW()" office:value-type="string" office:string-value="prenom221" calcext:value-type="string">
            <text:p>prenom221</text:p>
          </table:table-cell>
          <table:table-cell table:formula="of:=ROW()" office:value-type="float" office:value="221" calcext:value-type="float">
            <text:p>221</text:p>
          </table:table-cell>
          <table:table-cell/>
          <table:table-cell table:formula="of:=&quot;array('nom' =&gt; '&quot;&amp;[.E221]&amp;&quot;' , 'prenom' =&gt; '&quot;&amp;[.F221]&amp;&quot;' , 'age' =&gt; &quot;&amp;[.G221]&amp;&quot; , 'id_formulaire' =&gt; 1 ),&quot;" office:value-type="string" office:string-value="array('nom' =&gt; 'nom221' , 'prenom' =&gt; 'prenom221' , 'age' =&gt; 221 , 'id_formulaire' =&gt; 1 )," calcext:value-type="string">
            <text:p>array('nom' =&gt; 'nom221' , 'prenom' =&gt; 'prenom221' , 'age' =&gt; 2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2" calcext:value-type="string">
            <text:p>nom222</text:p>
          </table:table-cell>
          <table:table-cell table:formula="of:=&quot;prenom&quot;&amp;ROW()" office:value-type="string" office:string-value="prenom222" calcext:value-type="string">
            <text:p>prenom222</text:p>
          </table:table-cell>
          <table:table-cell table:formula="of:=ROW()" office:value-type="float" office:value="222" calcext:value-type="float">
            <text:p>222</text:p>
          </table:table-cell>
          <table:table-cell/>
          <table:table-cell table:formula="of:=&quot;array('nom' =&gt; '&quot;&amp;[.E222]&amp;&quot;' , 'prenom' =&gt; '&quot;&amp;[.F222]&amp;&quot;' , 'age' =&gt; &quot;&amp;[.G222]&amp;&quot; , 'id_formulaire' =&gt; 1 ),&quot;" office:value-type="string" office:string-value="array('nom' =&gt; 'nom222' , 'prenom' =&gt; 'prenom222' , 'age' =&gt; 222 , 'id_formulaire' =&gt; 1 )," calcext:value-type="string">
            <text:p>array('nom' =&gt; 'nom222' , 'prenom' =&gt; 'prenom222' , 'age' =&gt; 2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3" calcext:value-type="string">
            <text:p>nom223</text:p>
          </table:table-cell>
          <table:table-cell table:formula="of:=&quot;prenom&quot;&amp;ROW()" office:value-type="string" office:string-value="prenom223" calcext:value-type="string">
            <text:p>prenom223</text:p>
          </table:table-cell>
          <table:table-cell table:formula="of:=ROW()" office:value-type="float" office:value="223" calcext:value-type="float">
            <text:p>223</text:p>
          </table:table-cell>
          <table:table-cell/>
          <table:table-cell table:formula="of:=&quot;array('nom' =&gt; '&quot;&amp;[.E223]&amp;&quot;' , 'prenom' =&gt; '&quot;&amp;[.F223]&amp;&quot;' , 'age' =&gt; &quot;&amp;[.G223]&amp;&quot; , 'id_formulaire' =&gt; 1 ),&quot;" office:value-type="string" office:string-value="array('nom' =&gt; 'nom223' , 'prenom' =&gt; 'prenom223' , 'age' =&gt; 223 , 'id_formulaire' =&gt; 1 )," calcext:value-type="string">
            <text:p>array('nom' =&gt; 'nom223' , 'prenom' =&gt; 'prenom223' , 'age' =&gt; 2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4" calcext:value-type="string">
            <text:p>nom224</text:p>
          </table:table-cell>
          <table:table-cell table:formula="of:=&quot;prenom&quot;&amp;ROW()" office:value-type="string" office:string-value="prenom224" calcext:value-type="string">
            <text:p>prenom224</text:p>
          </table:table-cell>
          <table:table-cell table:formula="of:=ROW()" office:value-type="float" office:value="224" calcext:value-type="float">
            <text:p>224</text:p>
          </table:table-cell>
          <table:table-cell/>
          <table:table-cell table:formula="of:=&quot;array('nom' =&gt; '&quot;&amp;[.E224]&amp;&quot;' , 'prenom' =&gt; '&quot;&amp;[.F224]&amp;&quot;' , 'age' =&gt; &quot;&amp;[.G224]&amp;&quot; , 'id_formulaire' =&gt; 1 ),&quot;" office:value-type="string" office:string-value="array('nom' =&gt; 'nom224' , 'prenom' =&gt; 'prenom224' , 'age' =&gt; 224 , 'id_formulaire' =&gt; 1 )," calcext:value-type="string">
            <text:p>array('nom' =&gt; 'nom224' , 'prenom' =&gt; 'prenom224' , 'age' =&gt; 2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5" calcext:value-type="string">
            <text:p>nom225</text:p>
          </table:table-cell>
          <table:table-cell table:formula="of:=&quot;prenom&quot;&amp;ROW()" office:value-type="string" office:string-value="prenom225" calcext:value-type="string">
            <text:p>prenom225</text:p>
          </table:table-cell>
          <table:table-cell table:formula="of:=ROW()" office:value-type="float" office:value="225" calcext:value-type="float">
            <text:p>225</text:p>
          </table:table-cell>
          <table:table-cell/>
          <table:table-cell table:formula="of:=&quot;array('nom' =&gt; '&quot;&amp;[.E225]&amp;&quot;' , 'prenom' =&gt; '&quot;&amp;[.F225]&amp;&quot;' , 'age' =&gt; &quot;&amp;[.G225]&amp;&quot; , 'id_formulaire' =&gt; 1 ),&quot;" office:value-type="string" office:string-value="array('nom' =&gt; 'nom225' , 'prenom' =&gt; 'prenom225' , 'age' =&gt; 225 , 'id_formulaire' =&gt; 1 )," calcext:value-type="string">
            <text:p>array('nom' =&gt; 'nom225' , 'prenom' =&gt; 'prenom225' , 'age' =&gt; 2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6" calcext:value-type="string">
            <text:p>nom226</text:p>
          </table:table-cell>
          <table:table-cell table:formula="of:=&quot;prenom&quot;&amp;ROW()" office:value-type="string" office:string-value="prenom226" calcext:value-type="string">
            <text:p>prenom226</text:p>
          </table:table-cell>
          <table:table-cell table:formula="of:=ROW()" office:value-type="float" office:value="226" calcext:value-type="float">
            <text:p>226</text:p>
          </table:table-cell>
          <table:table-cell/>
          <table:table-cell table:formula="of:=&quot;array('nom' =&gt; '&quot;&amp;[.E226]&amp;&quot;' , 'prenom' =&gt; '&quot;&amp;[.F226]&amp;&quot;' , 'age' =&gt; &quot;&amp;[.G226]&amp;&quot; , 'id_formulaire' =&gt; 1 ),&quot;" office:value-type="string" office:string-value="array('nom' =&gt; 'nom226' , 'prenom' =&gt; 'prenom226' , 'age' =&gt; 226 , 'id_formulaire' =&gt; 1 )," calcext:value-type="string">
            <text:p>array('nom' =&gt; 'nom226' , 'prenom' =&gt; 'prenom226' , 'age' =&gt; 2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7" calcext:value-type="string">
            <text:p>nom227</text:p>
          </table:table-cell>
          <table:table-cell table:formula="of:=&quot;prenom&quot;&amp;ROW()" office:value-type="string" office:string-value="prenom227" calcext:value-type="string">
            <text:p>prenom227</text:p>
          </table:table-cell>
          <table:table-cell table:formula="of:=ROW()" office:value-type="float" office:value="227" calcext:value-type="float">
            <text:p>227</text:p>
          </table:table-cell>
          <table:table-cell/>
          <table:table-cell table:formula="of:=&quot;array('nom' =&gt; '&quot;&amp;[.E227]&amp;&quot;' , 'prenom' =&gt; '&quot;&amp;[.F227]&amp;&quot;' , 'age' =&gt; &quot;&amp;[.G227]&amp;&quot; , 'id_formulaire' =&gt; 1 ),&quot;" office:value-type="string" office:string-value="array('nom' =&gt; 'nom227' , 'prenom' =&gt; 'prenom227' , 'age' =&gt; 227 , 'id_formulaire' =&gt; 1 )," calcext:value-type="string">
            <text:p>array('nom' =&gt; 'nom227' , 'prenom' =&gt; 'prenom227' , 'age' =&gt; 2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8" calcext:value-type="string">
            <text:p>nom228</text:p>
          </table:table-cell>
          <table:table-cell table:formula="of:=&quot;prenom&quot;&amp;ROW()" office:value-type="string" office:string-value="prenom228" calcext:value-type="string">
            <text:p>prenom228</text:p>
          </table:table-cell>
          <table:table-cell table:formula="of:=ROW()" office:value-type="float" office:value="228" calcext:value-type="float">
            <text:p>228</text:p>
          </table:table-cell>
          <table:table-cell/>
          <table:table-cell table:formula="of:=&quot;array('nom' =&gt; '&quot;&amp;[.E228]&amp;&quot;' , 'prenom' =&gt; '&quot;&amp;[.F228]&amp;&quot;' , 'age' =&gt; &quot;&amp;[.G228]&amp;&quot; , 'id_formulaire' =&gt; 1 ),&quot;" office:value-type="string" office:string-value="array('nom' =&gt; 'nom228' , 'prenom' =&gt; 'prenom228' , 'age' =&gt; 228 , 'id_formulaire' =&gt; 1 )," calcext:value-type="string">
            <text:p>array('nom' =&gt; 'nom228' , 'prenom' =&gt; 'prenom228' , 'age' =&gt; 2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29" calcext:value-type="string">
            <text:p>nom229</text:p>
          </table:table-cell>
          <table:table-cell table:formula="of:=&quot;prenom&quot;&amp;ROW()" office:value-type="string" office:string-value="prenom229" calcext:value-type="string">
            <text:p>prenom229</text:p>
          </table:table-cell>
          <table:table-cell table:formula="of:=ROW()" office:value-type="float" office:value="229" calcext:value-type="float">
            <text:p>229</text:p>
          </table:table-cell>
          <table:table-cell/>
          <table:table-cell table:formula="of:=&quot;array('nom' =&gt; '&quot;&amp;[.E229]&amp;&quot;' , 'prenom' =&gt; '&quot;&amp;[.F229]&amp;&quot;' , 'age' =&gt; &quot;&amp;[.G229]&amp;&quot; , 'id_formulaire' =&gt; 1 ),&quot;" office:value-type="string" office:string-value="array('nom' =&gt; 'nom229' , 'prenom' =&gt; 'prenom229' , 'age' =&gt; 229 , 'id_formulaire' =&gt; 1 )," calcext:value-type="string">
            <text:p>array('nom' =&gt; 'nom229' , 'prenom' =&gt; 'prenom229' , 'age' =&gt; 2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0" calcext:value-type="string">
            <text:p>nom230</text:p>
          </table:table-cell>
          <table:table-cell table:formula="of:=&quot;prenom&quot;&amp;ROW()" office:value-type="string" office:string-value="prenom230" calcext:value-type="string">
            <text:p>prenom230</text:p>
          </table:table-cell>
          <table:table-cell table:formula="of:=ROW()" office:value-type="float" office:value="230" calcext:value-type="float">
            <text:p>230</text:p>
          </table:table-cell>
          <table:table-cell/>
          <table:table-cell table:formula="of:=&quot;array('nom' =&gt; '&quot;&amp;[.E230]&amp;&quot;' , 'prenom' =&gt; '&quot;&amp;[.F230]&amp;&quot;' , 'age' =&gt; &quot;&amp;[.G230]&amp;&quot; , 'id_formulaire' =&gt; 1 ),&quot;" office:value-type="string" office:string-value="array('nom' =&gt; 'nom230' , 'prenom' =&gt; 'prenom230' , 'age' =&gt; 230 , 'id_formulaire' =&gt; 1 )," calcext:value-type="string">
            <text:p>array('nom' =&gt; 'nom230' , 'prenom' =&gt; 'prenom230' , 'age' =&gt; 2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1" calcext:value-type="string">
            <text:p>nom231</text:p>
          </table:table-cell>
          <table:table-cell table:formula="of:=&quot;prenom&quot;&amp;ROW()" office:value-type="string" office:string-value="prenom231" calcext:value-type="string">
            <text:p>prenom231</text:p>
          </table:table-cell>
          <table:table-cell table:formula="of:=ROW()" office:value-type="float" office:value="231" calcext:value-type="float">
            <text:p>231</text:p>
          </table:table-cell>
          <table:table-cell/>
          <table:table-cell table:formula="of:=&quot;array('nom' =&gt; '&quot;&amp;[.E231]&amp;&quot;' , 'prenom' =&gt; '&quot;&amp;[.F231]&amp;&quot;' , 'age' =&gt; &quot;&amp;[.G231]&amp;&quot; , 'id_formulaire' =&gt; 1 ),&quot;" office:value-type="string" office:string-value="array('nom' =&gt; 'nom231' , 'prenom' =&gt; 'prenom231' , 'age' =&gt; 231 , 'id_formulaire' =&gt; 1 )," calcext:value-type="string">
            <text:p>array('nom' =&gt; 'nom231' , 'prenom' =&gt; 'prenom231' , 'age' =&gt; 2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2" calcext:value-type="string">
            <text:p>nom232</text:p>
          </table:table-cell>
          <table:table-cell table:formula="of:=&quot;prenom&quot;&amp;ROW()" office:value-type="string" office:string-value="prenom232" calcext:value-type="string">
            <text:p>prenom232</text:p>
          </table:table-cell>
          <table:table-cell table:formula="of:=ROW()" office:value-type="float" office:value="232" calcext:value-type="float">
            <text:p>232</text:p>
          </table:table-cell>
          <table:table-cell/>
          <table:table-cell table:formula="of:=&quot;array('nom' =&gt; '&quot;&amp;[.E232]&amp;&quot;' , 'prenom' =&gt; '&quot;&amp;[.F232]&amp;&quot;' , 'age' =&gt; &quot;&amp;[.G232]&amp;&quot; , 'id_formulaire' =&gt; 1 ),&quot;" office:value-type="string" office:string-value="array('nom' =&gt; 'nom232' , 'prenom' =&gt; 'prenom232' , 'age' =&gt; 232 , 'id_formulaire' =&gt; 1 )," calcext:value-type="string">
            <text:p>array('nom' =&gt; 'nom232' , 'prenom' =&gt; 'prenom232' , 'age' =&gt; 2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3" calcext:value-type="string">
            <text:p>nom233</text:p>
          </table:table-cell>
          <table:table-cell table:formula="of:=&quot;prenom&quot;&amp;ROW()" office:value-type="string" office:string-value="prenom233" calcext:value-type="string">
            <text:p>prenom233</text:p>
          </table:table-cell>
          <table:table-cell table:formula="of:=ROW()" office:value-type="float" office:value="233" calcext:value-type="float">
            <text:p>233</text:p>
          </table:table-cell>
          <table:table-cell/>
          <table:table-cell table:formula="of:=&quot;array('nom' =&gt; '&quot;&amp;[.E233]&amp;&quot;' , 'prenom' =&gt; '&quot;&amp;[.F233]&amp;&quot;' , 'age' =&gt; &quot;&amp;[.G233]&amp;&quot; , 'id_formulaire' =&gt; 1 ),&quot;" office:value-type="string" office:string-value="array('nom' =&gt; 'nom233' , 'prenom' =&gt; 'prenom233' , 'age' =&gt; 233 , 'id_formulaire' =&gt; 1 )," calcext:value-type="string">
            <text:p>array('nom' =&gt; 'nom233' , 'prenom' =&gt; 'prenom233' , 'age' =&gt; 2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4" calcext:value-type="string">
            <text:p>nom234</text:p>
          </table:table-cell>
          <table:table-cell table:formula="of:=&quot;prenom&quot;&amp;ROW()" office:value-type="string" office:string-value="prenom234" calcext:value-type="string">
            <text:p>prenom234</text:p>
          </table:table-cell>
          <table:table-cell table:formula="of:=ROW()" office:value-type="float" office:value="234" calcext:value-type="float">
            <text:p>234</text:p>
          </table:table-cell>
          <table:table-cell/>
          <table:table-cell table:formula="of:=&quot;array('nom' =&gt; '&quot;&amp;[.E234]&amp;&quot;' , 'prenom' =&gt; '&quot;&amp;[.F234]&amp;&quot;' , 'age' =&gt; &quot;&amp;[.G234]&amp;&quot; , 'id_formulaire' =&gt; 1 ),&quot;" office:value-type="string" office:string-value="array('nom' =&gt; 'nom234' , 'prenom' =&gt; 'prenom234' , 'age' =&gt; 234 , 'id_formulaire' =&gt; 1 )," calcext:value-type="string">
            <text:p>array('nom' =&gt; 'nom234' , 'prenom' =&gt; 'prenom234' , 'age' =&gt; 2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5" calcext:value-type="string">
            <text:p>nom235</text:p>
          </table:table-cell>
          <table:table-cell table:formula="of:=&quot;prenom&quot;&amp;ROW()" office:value-type="string" office:string-value="prenom235" calcext:value-type="string">
            <text:p>prenom235</text:p>
          </table:table-cell>
          <table:table-cell table:formula="of:=ROW()" office:value-type="float" office:value="235" calcext:value-type="float">
            <text:p>235</text:p>
          </table:table-cell>
          <table:table-cell/>
          <table:table-cell table:formula="of:=&quot;array('nom' =&gt; '&quot;&amp;[.E235]&amp;&quot;' , 'prenom' =&gt; '&quot;&amp;[.F235]&amp;&quot;' , 'age' =&gt; &quot;&amp;[.G235]&amp;&quot; , 'id_formulaire' =&gt; 1 ),&quot;" office:value-type="string" office:string-value="array('nom' =&gt; 'nom235' , 'prenom' =&gt; 'prenom235' , 'age' =&gt; 235 , 'id_formulaire' =&gt; 1 )," calcext:value-type="string">
            <text:p>array('nom' =&gt; 'nom235' , 'prenom' =&gt; 'prenom235' , 'age' =&gt; 2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6" calcext:value-type="string">
            <text:p>nom236</text:p>
          </table:table-cell>
          <table:table-cell table:formula="of:=&quot;prenom&quot;&amp;ROW()" office:value-type="string" office:string-value="prenom236" calcext:value-type="string">
            <text:p>prenom236</text:p>
          </table:table-cell>
          <table:table-cell table:formula="of:=ROW()" office:value-type="float" office:value="236" calcext:value-type="float">
            <text:p>236</text:p>
          </table:table-cell>
          <table:table-cell/>
          <table:table-cell table:formula="of:=&quot;array('nom' =&gt; '&quot;&amp;[.E236]&amp;&quot;' , 'prenom' =&gt; '&quot;&amp;[.F236]&amp;&quot;' , 'age' =&gt; &quot;&amp;[.G236]&amp;&quot; , 'id_formulaire' =&gt; 1 ),&quot;" office:value-type="string" office:string-value="array('nom' =&gt; 'nom236' , 'prenom' =&gt; 'prenom236' , 'age' =&gt; 236 , 'id_formulaire' =&gt; 1 )," calcext:value-type="string">
            <text:p>array('nom' =&gt; 'nom236' , 'prenom' =&gt; 'prenom236' , 'age' =&gt; 2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7" calcext:value-type="string">
            <text:p>nom237</text:p>
          </table:table-cell>
          <table:table-cell table:formula="of:=&quot;prenom&quot;&amp;ROW()" office:value-type="string" office:string-value="prenom237" calcext:value-type="string">
            <text:p>prenom237</text:p>
          </table:table-cell>
          <table:table-cell table:formula="of:=ROW()" office:value-type="float" office:value="237" calcext:value-type="float">
            <text:p>237</text:p>
          </table:table-cell>
          <table:table-cell/>
          <table:table-cell table:formula="of:=&quot;array('nom' =&gt; '&quot;&amp;[.E237]&amp;&quot;' , 'prenom' =&gt; '&quot;&amp;[.F237]&amp;&quot;' , 'age' =&gt; &quot;&amp;[.G237]&amp;&quot; , 'id_formulaire' =&gt; 1 ),&quot;" office:value-type="string" office:string-value="array('nom' =&gt; 'nom237' , 'prenom' =&gt; 'prenom237' , 'age' =&gt; 237 , 'id_formulaire' =&gt; 1 )," calcext:value-type="string">
            <text:p>array('nom' =&gt; 'nom237' , 'prenom' =&gt; 'prenom237' , 'age' =&gt; 2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8" calcext:value-type="string">
            <text:p>nom238</text:p>
          </table:table-cell>
          <table:table-cell table:formula="of:=&quot;prenom&quot;&amp;ROW()" office:value-type="string" office:string-value="prenom238" calcext:value-type="string">
            <text:p>prenom238</text:p>
          </table:table-cell>
          <table:table-cell table:formula="of:=ROW()" office:value-type="float" office:value="238" calcext:value-type="float">
            <text:p>238</text:p>
          </table:table-cell>
          <table:table-cell/>
          <table:table-cell table:formula="of:=&quot;array('nom' =&gt; '&quot;&amp;[.E238]&amp;&quot;' , 'prenom' =&gt; '&quot;&amp;[.F238]&amp;&quot;' , 'age' =&gt; &quot;&amp;[.G238]&amp;&quot; , 'id_formulaire' =&gt; 1 ),&quot;" office:value-type="string" office:string-value="array('nom' =&gt; 'nom238' , 'prenom' =&gt; 'prenom238' , 'age' =&gt; 238 , 'id_formulaire' =&gt; 1 )," calcext:value-type="string">
            <text:p>array('nom' =&gt; 'nom238' , 'prenom' =&gt; 'prenom238' , 'age' =&gt; 2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39" calcext:value-type="string">
            <text:p>nom239</text:p>
          </table:table-cell>
          <table:table-cell table:formula="of:=&quot;prenom&quot;&amp;ROW()" office:value-type="string" office:string-value="prenom239" calcext:value-type="string">
            <text:p>prenom239</text:p>
          </table:table-cell>
          <table:table-cell table:formula="of:=ROW()" office:value-type="float" office:value="239" calcext:value-type="float">
            <text:p>239</text:p>
          </table:table-cell>
          <table:table-cell/>
          <table:table-cell table:formula="of:=&quot;array('nom' =&gt; '&quot;&amp;[.E239]&amp;&quot;' , 'prenom' =&gt; '&quot;&amp;[.F239]&amp;&quot;' , 'age' =&gt; &quot;&amp;[.G239]&amp;&quot; , 'id_formulaire' =&gt; 1 ),&quot;" office:value-type="string" office:string-value="array('nom' =&gt; 'nom239' , 'prenom' =&gt; 'prenom239' , 'age' =&gt; 239 , 'id_formulaire' =&gt; 1 )," calcext:value-type="string">
            <text:p>array('nom' =&gt; 'nom239' , 'prenom' =&gt; 'prenom239' , 'age' =&gt; 2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0" calcext:value-type="string">
            <text:p>nom240</text:p>
          </table:table-cell>
          <table:table-cell table:formula="of:=&quot;prenom&quot;&amp;ROW()" office:value-type="string" office:string-value="prenom240" calcext:value-type="string">
            <text:p>prenom240</text:p>
          </table:table-cell>
          <table:table-cell table:formula="of:=ROW()" office:value-type="float" office:value="240" calcext:value-type="float">
            <text:p>240</text:p>
          </table:table-cell>
          <table:table-cell/>
          <table:table-cell table:formula="of:=&quot;array('nom' =&gt; '&quot;&amp;[.E240]&amp;&quot;' , 'prenom' =&gt; '&quot;&amp;[.F240]&amp;&quot;' , 'age' =&gt; &quot;&amp;[.G240]&amp;&quot; , 'id_formulaire' =&gt; 1 ),&quot;" office:value-type="string" office:string-value="array('nom' =&gt; 'nom240' , 'prenom' =&gt; 'prenom240' , 'age' =&gt; 240 , 'id_formulaire' =&gt; 1 )," calcext:value-type="string">
            <text:p>array('nom' =&gt; 'nom240' , 'prenom' =&gt; 'prenom240' , 'age' =&gt; 2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1" calcext:value-type="string">
            <text:p>nom241</text:p>
          </table:table-cell>
          <table:table-cell table:formula="of:=&quot;prenom&quot;&amp;ROW()" office:value-type="string" office:string-value="prenom241" calcext:value-type="string">
            <text:p>prenom241</text:p>
          </table:table-cell>
          <table:table-cell table:formula="of:=ROW()" office:value-type="float" office:value="241" calcext:value-type="float">
            <text:p>241</text:p>
          </table:table-cell>
          <table:table-cell/>
          <table:table-cell table:formula="of:=&quot;array('nom' =&gt; '&quot;&amp;[.E241]&amp;&quot;' , 'prenom' =&gt; '&quot;&amp;[.F241]&amp;&quot;' , 'age' =&gt; &quot;&amp;[.G241]&amp;&quot; , 'id_formulaire' =&gt; 1 ),&quot;" office:value-type="string" office:string-value="array('nom' =&gt; 'nom241' , 'prenom' =&gt; 'prenom241' , 'age' =&gt; 241 , 'id_formulaire' =&gt; 1 )," calcext:value-type="string">
            <text:p>array('nom' =&gt; 'nom241' , 'prenom' =&gt; 'prenom241' , 'age' =&gt; 2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2" calcext:value-type="string">
            <text:p>nom242</text:p>
          </table:table-cell>
          <table:table-cell table:formula="of:=&quot;prenom&quot;&amp;ROW()" office:value-type="string" office:string-value="prenom242" calcext:value-type="string">
            <text:p>prenom242</text:p>
          </table:table-cell>
          <table:table-cell table:formula="of:=ROW()" office:value-type="float" office:value="242" calcext:value-type="float">
            <text:p>242</text:p>
          </table:table-cell>
          <table:table-cell/>
          <table:table-cell table:formula="of:=&quot;array('nom' =&gt; '&quot;&amp;[.E242]&amp;&quot;' , 'prenom' =&gt; '&quot;&amp;[.F242]&amp;&quot;' , 'age' =&gt; &quot;&amp;[.G242]&amp;&quot; , 'id_formulaire' =&gt; 1 ),&quot;" office:value-type="string" office:string-value="array('nom' =&gt; 'nom242' , 'prenom' =&gt; 'prenom242' , 'age' =&gt; 242 , 'id_formulaire' =&gt; 1 )," calcext:value-type="string">
            <text:p>array('nom' =&gt; 'nom242' , 'prenom' =&gt; 'prenom242' , 'age' =&gt; 2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3" calcext:value-type="string">
            <text:p>nom243</text:p>
          </table:table-cell>
          <table:table-cell table:formula="of:=&quot;prenom&quot;&amp;ROW()" office:value-type="string" office:string-value="prenom243" calcext:value-type="string">
            <text:p>prenom243</text:p>
          </table:table-cell>
          <table:table-cell table:formula="of:=ROW()" office:value-type="float" office:value="243" calcext:value-type="float">
            <text:p>243</text:p>
          </table:table-cell>
          <table:table-cell/>
          <table:table-cell table:formula="of:=&quot;array('nom' =&gt; '&quot;&amp;[.E243]&amp;&quot;' , 'prenom' =&gt; '&quot;&amp;[.F243]&amp;&quot;' , 'age' =&gt; &quot;&amp;[.G243]&amp;&quot; , 'id_formulaire' =&gt; 1 ),&quot;" office:value-type="string" office:string-value="array('nom' =&gt; 'nom243' , 'prenom' =&gt; 'prenom243' , 'age' =&gt; 243 , 'id_formulaire' =&gt; 1 )," calcext:value-type="string">
            <text:p>array('nom' =&gt; 'nom243' , 'prenom' =&gt; 'prenom243' , 'age' =&gt; 2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4" calcext:value-type="string">
            <text:p>nom244</text:p>
          </table:table-cell>
          <table:table-cell table:formula="of:=&quot;prenom&quot;&amp;ROW()" office:value-type="string" office:string-value="prenom244" calcext:value-type="string">
            <text:p>prenom244</text:p>
          </table:table-cell>
          <table:table-cell table:formula="of:=ROW()" office:value-type="float" office:value="244" calcext:value-type="float">
            <text:p>244</text:p>
          </table:table-cell>
          <table:table-cell/>
          <table:table-cell table:formula="of:=&quot;array('nom' =&gt; '&quot;&amp;[.E244]&amp;&quot;' , 'prenom' =&gt; '&quot;&amp;[.F244]&amp;&quot;' , 'age' =&gt; &quot;&amp;[.G244]&amp;&quot; , 'id_formulaire' =&gt; 1 ),&quot;" office:value-type="string" office:string-value="array('nom' =&gt; 'nom244' , 'prenom' =&gt; 'prenom244' , 'age' =&gt; 244 , 'id_formulaire' =&gt; 1 )," calcext:value-type="string">
            <text:p>array('nom' =&gt; 'nom244' , 'prenom' =&gt; 'prenom244' , 'age' =&gt; 2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5" calcext:value-type="string">
            <text:p>nom245</text:p>
          </table:table-cell>
          <table:table-cell table:formula="of:=&quot;prenom&quot;&amp;ROW()" office:value-type="string" office:string-value="prenom245" calcext:value-type="string">
            <text:p>prenom245</text:p>
          </table:table-cell>
          <table:table-cell table:formula="of:=ROW()" office:value-type="float" office:value="245" calcext:value-type="float">
            <text:p>245</text:p>
          </table:table-cell>
          <table:table-cell/>
          <table:table-cell table:formula="of:=&quot;array('nom' =&gt; '&quot;&amp;[.E245]&amp;&quot;' , 'prenom' =&gt; '&quot;&amp;[.F245]&amp;&quot;' , 'age' =&gt; &quot;&amp;[.G245]&amp;&quot; , 'id_formulaire' =&gt; 1 ),&quot;" office:value-type="string" office:string-value="array('nom' =&gt; 'nom245' , 'prenom' =&gt; 'prenom245' , 'age' =&gt; 245 , 'id_formulaire' =&gt; 1 )," calcext:value-type="string">
            <text:p>array('nom' =&gt; 'nom245' , 'prenom' =&gt; 'prenom245' , 'age' =&gt; 2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6" calcext:value-type="string">
            <text:p>nom246</text:p>
          </table:table-cell>
          <table:table-cell table:formula="of:=&quot;prenom&quot;&amp;ROW()" office:value-type="string" office:string-value="prenom246" calcext:value-type="string">
            <text:p>prenom246</text:p>
          </table:table-cell>
          <table:table-cell table:formula="of:=ROW()" office:value-type="float" office:value="246" calcext:value-type="float">
            <text:p>246</text:p>
          </table:table-cell>
          <table:table-cell/>
          <table:table-cell table:formula="of:=&quot;array('nom' =&gt; '&quot;&amp;[.E246]&amp;&quot;' , 'prenom' =&gt; '&quot;&amp;[.F246]&amp;&quot;' , 'age' =&gt; &quot;&amp;[.G246]&amp;&quot; , 'id_formulaire' =&gt; 1 ),&quot;" office:value-type="string" office:string-value="array('nom' =&gt; 'nom246' , 'prenom' =&gt; 'prenom246' , 'age' =&gt; 246 , 'id_formulaire' =&gt; 1 )," calcext:value-type="string">
            <text:p>array('nom' =&gt; 'nom246' , 'prenom' =&gt; 'prenom246' , 'age' =&gt; 2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7" calcext:value-type="string">
            <text:p>nom247</text:p>
          </table:table-cell>
          <table:table-cell table:formula="of:=&quot;prenom&quot;&amp;ROW()" office:value-type="string" office:string-value="prenom247" calcext:value-type="string">
            <text:p>prenom247</text:p>
          </table:table-cell>
          <table:table-cell table:formula="of:=ROW()" office:value-type="float" office:value="247" calcext:value-type="float">
            <text:p>247</text:p>
          </table:table-cell>
          <table:table-cell/>
          <table:table-cell table:formula="of:=&quot;array('nom' =&gt; '&quot;&amp;[.E247]&amp;&quot;' , 'prenom' =&gt; '&quot;&amp;[.F247]&amp;&quot;' , 'age' =&gt; &quot;&amp;[.G247]&amp;&quot; , 'id_formulaire' =&gt; 1 ),&quot;" office:value-type="string" office:string-value="array('nom' =&gt; 'nom247' , 'prenom' =&gt; 'prenom247' , 'age' =&gt; 247 , 'id_formulaire' =&gt; 1 )," calcext:value-type="string">
            <text:p>array('nom' =&gt; 'nom247' , 'prenom' =&gt; 'prenom247' , 'age' =&gt; 2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8" calcext:value-type="string">
            <text:p>nom248</text:p>
          </table:table-cell>
          <table:table-cell table:formula="of:=&quot;prenom&quot;&amp;ROW()" office:value-type="string" office:string-value="prenom248" calcext:value-type="string">
            <text:p>prenom248</text:p>
          </table:table-cell>
          <table:table-cell table:formula="of:=ROW()" office:value-type="float" office:value="248" calcext:value-type="float">
            <text:p>248</text:p>
          </table:table-cell>
          <table:table-cell/>
          <table:table-cell table:formula="of:=&quot;array('nom' =&gt; '&quot;&amp;[.E248]&amp;&quot;' , 'prenom' =&gt; '&quot;&amp;[.F248]&amp;&quot;' , 'age' =&gt; &quot;&amp;[.G248]&amp;&quot; , 'id_formulaire' =&gt; 1 ),&quot;" office:value-type="string" office:string-value="array('nom' =&gt; 'nom248' , 'prenom' =&gt; 'prenom248' , 'age' =&gt; 248 , 'id_formulaire' =&gt; 1 )," calcext:value-type="string">
            <text:p>array('nom' =&gt; 'nom248' , 'prenom' =&gt; 'prenom248' , 'age' =&gt; 2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49" calcext:value-type="string">
            <text:p>nom249</text:p>
          </table:table-cell>
          <table:table-cell table:formula="of:=&quot;prenom&quot;&amp;ROW()" office:value-type="string" office:string-value="prenom249" calcext:value-type="string">
            <text:p>prenom249</text:p>
          </table:table-cell>
          <table:table-cell table:formula="of:=ROW()" office:value-type="float" office:value="249" calcext:value-type="float">
            <text:p>249</text:p>
          </table:table-cell>
          <table:table-cell/>
          <table:table-cell table:formula="of:=&quot;array('nom' =&gt; '&quot;&amp;[.E249]&amp;&quot;' , 'prenom' =&gt; '&quot;&amp;[.F249]&amp;&quot;' , 'age' =&gt; &quot;&amp;[.G249]&amp;&quot; , 'id_formulaire' =&gt; 1 ),&quot;" office:value-type="string" office:string-value="array('nom' =&gt; 'nom249' , 'prenom' =&gt; 'prenom249' , 'age' =&gt; 249 , 'id_formulaire' =&gt; 1 )," calcext:value-type="string">
            <text:p>array('nom' =&gt; 'nom249' , 'prenom' =&gt; 'prenom249' , 'age' =&gt; 2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0" calcext:value-type="string">
            <text:p>nom250</text:p>
          </table:table-cell>
          <table:table-cell table:formula="of:=&quot;prenom&quot;&amp;ROW()" office:value-type="string" office:string-value="prenom250" calcext:value-type="string">
            <text:p>prenom250</text:p>
          </table:table-cell>
          <table:table-cell table:formula="of:=ROW()" office:value-type="float" office:value="250" calcext:value-type="float">
            <text:p>250</text:p>
          </table:table-cell>
          <table:table-cell/>
          <table:table-cell table:formula="of:=&quot;array('nom' =&gt; '&quot;&amp;[.E250]&amp;&quot;' , 'prenom' =&gt; '&quot;&amp;[.F250]&amp;&quot;' , 'age' =&gt; &quot;&amp;[.G250]&amp;&quot; , 'id_formulaire' =&gt; 1 ),&quot;" office:value-type="string" office:string-value="array('nom' =&gt; 'nom250' , 'prenom' =&gt; 'prenom250' , 'age' =&gt; 250 , 'id_formulaire' =&gt; 1 )," calcext:value-type="string">
            <text:p>array('nom' =&gt; 'nom250' , 'prenom' =&gt; 'prenom250' , 'age' =&gt; 2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1" calcext:value-type="string">
            <text:p>nom251</text:p>
          </table:table-cell>
          <table:table-cell table:formula="of:=&quot;prenom&quot;&amp;ROW()" office:value-type="string" office:string-value="prenom251" calcext:value-type="string">
            <text:p>prenom251</text:p>
          </table:table-cell>
          <table:table-cell table:formula="of:=ROW()" office:value-type="float" office:value="251" calcext:value-type="float">
            <text:p>251</text:p>
          </table:table-cell>
          <table:table-cell/>
          <table:table-cell table:formula="of:=&quot;array('nom' =&gt; '&quot;&amp;[.E251]&amp;&quot;' , 'prenom' =&gt; '&quot;&amp;[.F251]&amp;&quot;' , 'age' =&gt; &quot;&amp;[.G251]&amp;&quot; , 'id_formulaire' =&gt; 1 ),&quot;" office:value-type="string" office:string-value="array('nom' =&gt; 'nom251' , 'prenom' =&gt; 'prenom251' , 'age' =&gt; 251 , 'id_formulaire' =&gt; 1 )," calcext:value-type="string">
            <text:p>array('nom' =&gt; 'nom251' , 'prenom' =&gt; 'prenom251' , 'age' =&gt; 2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2" calcext:value-type="string">
            <text:p>nom252</text:p>
          </table:table-cell>
          <table:table-cell table:formula="of:=&quot;prenom&quot;&amp;ROW()" office:value-type="string" office:string-value="prenom252" calcext:value-type="string">
            <text:p>prenom252</text:p>
          </table:table-cell>
          <table:table-cell table:formula="of:=ROW()" office:value-type="float" office:value="252" calcext:value-type="float">
            <text:p>252</text:p>
          </table:table-cell>
          <table:table-cell/>
          <table:table-cell table:formula="of:=&quot;array('nom' =&gt; '&quot;&amp;[.E252]&amp;&quot;' , 'prenom' =&gt; '&quot;&amp;[.F252]&amp;&quot;' , 'age' =&gt; &quot;&amp;[.G252]&amp;&quot; , 'id_formulaire' =&gt; 1 ),&quot;" office:value-type="string" office:string-value="array('nom' =&gt; 'nom252' , 'prenom' =&gt; 'prenom252' , 'age' =&gt; 252 , 'id_formulaire' =&gt; 1 )," calcext:value-type="string">
            <text:p>array('nom' =&gt; 'nom252' , 'prenom' =&gt; 'prenom252' , 'age' =&gt; 2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3" calcext:value-type="string">
            <text:p>nom253</text:p>
          </table:table-cell>
          <table:table-cell table:formula="of:=&quot;prenom&quot;&amp;ROW()" office:value-type="string" office:string-value="prenom253" calcext:value-type="string">
            <text:p>prenom253</text:p>
          </table:table-cell>
          <table:table-cell table:formula="of:=ROW()" office:value-type="float" office:value="253" calcext:value-type="float">
            <text:p>253</text:p>
          </table:table-cell>
          <table:table-cell/>
          <table:table-cell table:formula="of:=&quot;array('nom' =&gt; '&quot;&amp;[.E253]&amp;&quot;' , 'prenom' =&gt; '&quot;&amp;[.F253]&amp;&quot;' , 'age' =&gt; &quot;&amp;[.G253]&amp;&quot; , 'id_formulaire' =&gt; 1 ),&quot;" office:value-type="string" office:string-value="array('nom' =&gt; 'nom253' , 'prenom' =&gt; 'prenom253' , 'age' =&gt; 253 , 'id_formulaire' =&gt; 1 )," calcext:value-type="string">
            <text:p>array('nom' =&gt; 'nom253' , 'prenom' =&gt; 'prenom253' , 'age' =&gt; 2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4" calcext:value-type="string">
            <text:p>nom254</text:p>
          </table:table-cell>
          <table:table-cell table:formula="of:=&quot;prenom&quot;&amp;ROW()" office:value-type="string" office:string-value="prenom254" calcext:value-type="string">
            <text:p>prenom254</text:p>
          </table:table-cell>
          <table:table-cell table:formula="of:=ROW()" office:value-type="float" office:value="254" calcext:value-type="float">
            <text:p>254</text:p>
          </table:table-cell>
          <table:table-cell/>
          <table:table-cell table:formula="of:=&quot;array('nom' =&gt; '&quot;&amp;[.E254]&amp;&quot;' , 'prenom' =&gt; '&quot;&amp;[.F254]&amp;&quot;' , 'age' =&gt; &quot;&amp;[.G254]&amp;&quot; , 'id_formulaire' =&gt; 1 ),&quot;" office:value-type="string" office:string-value="array('nom' =&gt; 'nom254' , 'prenom' =&gt; 'prenom254' , 'age' =&gt; 254 , 'id_formulaire' =&gt; 1 )," calcext:value-type="string">
            <text:p>array('nom' =&gt; 'nom254' , 'prenom' =&gt; 'prenom254' , 'age' =&gt; 2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5" calcext:value-type="string">
            <text:p>nom255</text:p>
          </table:table-cell>
          <table:table-cell table:formula="of:=&quot;prenom&quot;&amp;ROW()" office:value-type="string" office:string-value="prenom255" calcext:value-type="string">
            <text:p>prenom255</text:p>
          </table:table-cell>
          <table:table-cell table:formula="of:=ROW()" office:value-type="float" office:value="255" calcext:value-type="float">
            <text:p>255</text:p>
          </table:table-cell>
          <table:table-cell/>
          <table:table-cell table:formula="of:=&quot;array('nom' =&gt; '&quot;&amp;[.E255]&amp;&quot;' , 'prenom' =&gt; '&quot;&amp;[.F255]&amp;&quot;' , 'age' =&gt; &quot;&amp;[.G255]&amp;&quot; , 'id_formulaire' =&gt; 1 ),&quot;" office:value-type="string" office:string-value="array('nom' =&gt; 'nom255' , 'prenom' =&gt; 'prenom255' , 'age' =&gt; 255 , 'id_formulaire' =&gt; 1 )," calcext:value-type="string">
            <text:p>array('nom' =&gt; 'nom255' , 'prenom' =&gt; 'prenom255' , 'age' =&gt; 2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6" calcext:value-type="string">
            <text:p>nom256</text:p>
          </table:table-cell>
          <table:table-cell table:formula="of:=&quot;prenom&quot;&amp;ROW()" office:value-type="string" office:string-value="prenom256" calcext:value-type="string">
            <text:p>prenom256</text:p>
          </table:table-cell>
          <table:table-cell table:formula="of:=ROW()" office:value-type="float" office:value="256" calcext:value-type="float">
            <text:p>256</text:p>
          </table:table-cell>
          <table:table-cell/>
          <table:table-cell table:formula="of:=&quot;array('nom' =&gt; '&quot;&amp;[.E256]&amp;&quot;' , 'prenom' =&gt; '&quot;&amp;[.F256]&amp;&quot;' , 'age' =&gt; &quot;&amp;[.G256]&amp;&quot; , 'id_formulaire' =&gt; 1 ),&quot;" office:value-type="string" office:string-value="array('nom' =&gt; 'nom256' , 'prenom' =&gt; 'prenom256' , 'age' =&gt; 256 , 'id_formulaire' =&gt; 1 )," calcext:value-type="string">
            <text:p>array('nom' =&gt; 'nom256' , 'prenom' =&gt; 'prenom256' , 'age' =&gt; 2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7" calcext:value-type="string">
            <text:p>nom257</text:p>
          </table:table-cell>
          <table:table-cell table:formula="of:=&quot;prenom&quot;&amp;ROW()" office:value-type="string" office:string-value="prenom257" calcext:value-type="string">
            <text:p>prenom257</text:p>
          </table:table-cell>
          <table:table-cell table:formula="of:=ROW()" office:value-type="float" office:value="257" calcext:value-type="float">
            <text:p>257</text:p>
          </table:table-cell>
          <table:table-cell/>
          <table:table-cell table:formula="of:=&quot;array('nom' =&gt; '&quot;&amp;[.E257]&amp;&quot;' , 'prenom' =&gt; '&quot;&amp;[.F257]&amp;&quot;' , 'age' =&gt; &quot;&amp;[.G257]&amp;&quot; , 'id_formulaire' =&gt; 1 ),&quot;" office:value-type="string" office:string-value="array('nom' =&gt; 'nom257' , 'prenom' =&gt; 'prenom257' , 'age' =&gt; 257 , 'id_formulaire' =&gt; 1 )," calcext:value-type="string">
            <text:p>array('nom' =&gt; 'nom257' , 'prenom' =&gt; 'prenom257' , 'age' =&gt; 2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8" calcext:value-type="string">
            <text:p>nom258</text:p>
          </table:table-cell>
          <table:table-cell table:formula="of:=&quot;prenom&quot;&amp;ROW()" office:value-type="string" office:string-value="prenom258" calcext:value-type="string">
            <text:p>prenom258</text:p>
          </table:table-cell>
          <table:table-cell table:formula="of:=ROW()" office:value-type="float" office:value="258" calcext:value-type="float">
            <text:p>258</text:p>
          </table:table-cell>
          <table:table-cell/>
          <table:table-cell table:formula="of:=&quot;array('nom' =&gt; '&quot;&amp;[.E258]&amp;&quot;' , 'prenom' =&gt; '&quot;&amp;[.F258]&amp;&quot;' , 'age' =&gt; &quot;&amp;[.G258]&amp;&quot; , 'id_formulaire' =&gt; 1 ),&quot;" office:value-type="string" office:string-value="array('nom' =&gt; 'nom258' , 'prenom' =&gt; 'prenom258' , 'age' =&gt; 258 , 'id_formulaire' =&gt; 1 )," calcext:value-type="string">
            <text:p>array('nom' =&gt; 'nom258' , 'prenom' =&gt; 'prenom258' , 'age' =&gt; 2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59" calcext:value-type="string">
            <text:p>nom259</text:p>
          </table:table-cell>
          <table:table-cell table:formula="of:=&quot;prenom&quot;&amp;ROW()" office:value-type="string" office:string-value="prenom259" calcext:value-type="string">
            <text:p>prenom259</text:p>
          </table:table-cell>
          <table:table-cell table:formula="of:=ROW()" office:value-type="float" office:value="259" calcext:value-type="float">
            <text:p>259</text:p>
          </table:table-cell>
          <table:table-cell/>
          <table:table-cell table:formula="of:=&quot;array('nom' =&gt; '&quot;&amp;[.E259]&amp;&quot;' , 'prenom' =&gt; '&quot;&amp;[.F259]&amp;&quot;' , 'age' =&gt; &quot;&amp;[.G259]&amp;&quot; , 'id_formulaire' =&gt; 1 ),&quot;" office:value-type="string" office:string-value="array('nom' =&gt; 'nom259' , 'prenom' =&gt; 'prenom259' , 'age' =&gt; 259 , 'id_formulaire' =&gt; 1 )," calcext:value-type="string">
            <text:p>array('nom' =&gt; 'nom259' , 'prenom' =&gt; 'prenom259' , 'age' =&gt; 2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0" calcext:value-type="string">
            <text:p>nom260</text:p>
          </table:table-cell>
          <table:table-cell table:formula="of:=&quot;prenom&quot;&amp;ROW()" office:value-type="string" office:string-value="prenom260" calcext:value-type="string">
            <text:p>prenom260</text:p>
          </table:table-cell>
          <table:table-cell table:formula="of:=ROW()" office:value-type="float" office:value="260" calcext:value-type="float">
            <text:p>260</text:p>
          </table:table-cell>
          <table:table-cell/>
          <table:table-cell table:formula="of:=&quot;array('nom' =&gt; '&quot;&amp;[.E260]&amp;&quot;' , 'prenom' =&gt; '&quot;&amp;[.F260]&amp;&quot;' , 'age' =&gt; &quot;&amp;[.G260]&amp;&quot; , 'id_formulaire' =&gt; 1 ),&quot;" office:value-type="string" office:string-value="array('nom' =&gt; 'nom260' , 'prenom' =&gt; 'prenom260' , 'age' =&gt; 260 , 'id_formulaire' =&gt; 1 )," calcext:value-type="string">
            <text:p>array('nom' =&gt; 'nom260' , 'prenom' =&gt; 'prenom260' , 'age' =&gt; 2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1" calcext:value-type="string">
            <text:p>nom261</text:p>
          </table:table-cell>
          <table:table-cell table:formula="of:=&quot;prenom&quot;&amp;ROW()" office:value-type="string" office:string-value="prenom261" calcext:value-type="string">
            <text:p>prenom261</text:p>
          </table:table-cell>
          <table:table-cell table:formula="of:=ROW()" office:value-type="float" office:value="261" calcext:value-type="float">
            <text:p>261</text:p>
          </table:table-cell>
          <table:table-cell/>
          <table:table-cell table:formula="of:=&quot;array('nom' =&gt; '&quot;&amp;[.E261]&amp;&quot;' , 'prenom' =&gt; '&quot;&amp;[.F261]&amp;&quot;' , 'age' =&gt; &quot;&amp;[.G261]&amp;&quot; , 'id_formulaire' =&gt; 1 ),&quot;" office:value-type="string" office:string-value="array('nom' =&gt; 'nom261' , 'prenom' =&gt; 'prenom261' , 'age' =&gt; 261 , 'id_formulaire' =&gt; 1 )," calcext:value-type="string">
            <text:p>array('nom' =&gt; 'nom261' , 'prenom' =&gt; 'prenom261' , 'age' =&gt; 2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2" calcext:value-type="string">
            <text:p>nom262</text:p>
          </table:table-cell>
          <table:table-cell table:formula="of:=&quot;prenom&quot;&amp;ROW()" office:value-type="string" office:string-value="prenom262" calcext:value-type="string">
            <text:p>prenom262</text:p>
          </table:table-cell>
          <table:table-cell table:formula="of:=ROW()" office:value-type="float" office:value="262" calcext:value-type="float">
            <text:p>262</text:p>
          </table:table-cell>
          <table:table-cell/>
          <table:table-cell table:formula="of:=&quot;array('nom' =&gt; '&quot;&amp;[.E262]&amp;&quot;' , 'prenom' =&gt; '&quot;&amp;[.F262]&amp;&quot;' , 'age' =&gt; &quot;&amp;[.G262]&amp;&quot; , 'id_formulaire' =&gt; 1 ),&quot;" office:value-type="string" office:string-value="array('nom' =&gt; 'nom262' , 'prenom' =&gt; 'prenom262' , 'age' =&gt; 262 , 'id_formulaire' =&gt; 1 )," calcext:value-type="string">
            <text:p>array('nom' =&gt; 'nom262' , 'prenom' =&gt; 'prenom262' , 'age' =&gt; 2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3" calcext:value-type="string">
            <text:p>nom263</text:p>
          </table:table-cell>
          <table:table-cell table:formula="of:=&quot;prenom&quot;&amp;ROW()" office:value-type="string" office:string-value="prenom263" calcext:value-type="string">
            <text:p>prenom263</text:p>
          </table:table-cell>
          <table:table-cell table:formula="of:=ROW()" office:value-type="float" office:value="263" calcext:value-type="float">
            <text:p>263</text:p>
          </table:table-cell>
          <table:table-cell/>
          <table:table-cell table:formula="of:=&quot;array('nom' =&gt; '&quot;&amp;[.E263]&amp;&quot;' , 'prenom' =&gt; '&quot;&amp;[.F263]&amp;&quot;' , 'age' =&gt; &quot;&amp;[.G263]&amp;&quot; , 'id_formulaire' =&gt; 1 ),&quot;" office:value-type="string" office:string-value="array('nom' =&gt; 'nom263' , 'prenom' =&gt; 'prenom263' , 'age' =&gt; 263 , 'id_formulaire' =&gt; 1 )," calcext:value-type="string">
            <text:p>array('nom' =&gt; 'nom263' , 'prenom' =&gt; 'prenom263' , 'age' =&gt; 2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4" calcext:value-type="string">
            <text:p>nom264</text:p>
          </table:table-cell>
          <table:table-cell table:formula="of:=&quot;prenom&quot;&amp;ROW()" office:value-type="string" office:string-value="prenom264" calcext:value-type="string">
            <text:p>prenom264</text:p>
          </table:table-cell>
          <table:table-cell table:formula="of:=ROW()" office:value-type="float" office:value="264" calcext:value-type="float">
            <text:p>264</text:p>
          </table:table-cell>
          <table:table-cell/>
          <table:table-cell table:formula="of:=&quot;array('nom' =&gt; '&quot;&amp;[.E264]&amp;&quot;' , 'prenom' =&gt; '&quot;&amp;[.F264]&amp;&quot;' , 'age' =&gt; &quot;&amp;[.G264]&amp;&quot; , 'id_formulaire' =&gt; 1 ),&quot;" office:value-type="string" office:string-value="array('nom' =&gt; 'nom264' , 'prenom' =&gt; 'prenom264' , 'age' =&gt; 264 , 'id_formulaire' =&gt; 1 )," calcext:value-type="string">
            <text:p>array('nom' =&gt; 'nom264' , 'prenom' =&gt; 'prenom264' , 'age' =&gt; 2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5" calcext:value-type="string">
            <text:p>nom265</text:p>
          </table:table-cell>
          <table:table-cell table:formula="of:=&quot;prenom&quot;&amp;ROW()" office:value-type="string" office:string-value="prenom265" calcext:value-type="string">
            <text:p>prenom265</text:p>
          </table:table-cell>
          <table:table-cell table:formula="of:=ROW()" office:value-type="float" office:value="265" calcext:value-type="float">
            <text:p>265</text:p>
          </table:table-cell>
          <table:table-cell/>
          <table:table-cell table:formula="of:=&quot;array('nom' =&gt; '&quot;&amp;[.E265]&amp;&quot;' , 'prenom' =&gt; '&quot;&amp;[.F265]&amp;&quot;' , 'age' =&gt; &quot;&amp;[.G265]&amp;&quot; , 'id_formulaire' =&gt; 1 ),&quot;" office:value-type="string" office:string-value="array('nom' =&gt; 'nom265' , 'prenom' =&gt; 'prenom265' , 'age' =&gt; 265 , 'id_formulaire' =&gt; 1 )," calcext:value-type="string">
            <text:p>array('nom' =&gt; 'nom265' , 'prenom' =&gt; 'prenom265' , 'age' =&gt; 2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6" calcext:value-type="string">
            <text:p>nom266</text:p>
          </table:table-cell>
          <table:table-cell table:formula="of:=&quot;prenom&quot;&amp;ROW()" office:value-type="string" office:string-value="prenom266" calcext:value-type="string">
            <text:p>prenom266</text:p>
          </table:table-cell>
          <table:table-cell table:formula="of:=ROW()" office:value-type="float" office:value="266" calcext:value-type="float">
            <text:p>266</text:p>
          </table:table-cell>
          <table:table-cell/>
          <table:table-cell table:formula="of:=&quot;array('nom' =&gt; '&quot;&amp;[.E266]&amp;&quot;' , 'prenom' =&gt; '&quot;&amp;[.F266]&amp;&quot;' , 'age' =&gt; &quot;&amp;[.G266]&amp;&quot; , 'id_formulaire' =&gt; 1 ),&quot;" office:value-type="string" office:string-value="array('nom' =&gt; 'nom266' , 'prenom' =&gt; 'prenom266' , 'age' =&gt; 266 , 'id_formulaire' =&gt; 1 )," calcext:value-type="string">
            <text:p>array('nom' =&gt; 'nom266' , 'prenom' =&gt; 'prenom266' , 'age' =&gt; 2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7" calcext:value-type="string">
            <text:p>nom267</text:p>
          </table:table-cell>
          <table:table-cell table:formula="of:=&quot;prenom&quot;&amp;ROW()" office:value-type="string" office:string-value="prenom267" calcext:value-type="string">
            <text:p>prenom267</text:p>
          </table:table-cell>
          <table:table-cell table:formula="of:=ROW()" office:value-type="float" office:value="267" calcext:value-type="float">
            <text:p>267</text:p>
          </table:table-cell>
          <table:table-cell/>
          <table:table-cell table:formula="of:=&quot;array('nom' =&gt; '&quot;&amp;[.E267]&amp;&quot;' , 'prenom' =&gt; '&quot;&amp;[.F267]&amp;&quot;' , 'age' =&gt; &quot;&amp;[.G267]&amp;&quot; , 'id_formulaire' =&gt; 1 ),&quot;" office:value-type="string" office:string-value="array('nom' =&gt; 'nom267' , 'prenom' =&gt; 'prenom267' , 'age' =&gt; 267 , 'id_formulaire' =&gt; 1 )," calcext:value-type="string">
            <text:p>array('nom' =&gt; 'nom267' , 'prenom' =&gt; 'prenom267' , 'age' =&gt; 2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8" calcext:value-type="string">
            <text:p>nom268</text:p>
          </table:table-cell>
          <table:table-cell table:formula="of:=&quot;prenom&quot;&amp;ROW()" office:value-type="string" office:string-value="prenom268" calcext:value-type="string">
            <text:p>prenom268</text:p>
          </table:table-cell>
          <table:table-cell table:formula="of:=ROW()" office:value-type="float" office:value="268" calcext:value-type="float">
            <text:p>268</text:p>
          </table:table-cell>
          <table:table-cell/>
          <table:table-cell table:formula="of:=&quot;array('nom' =&gt; '&quot;&amp;[.E268]&amp;&quot;' , 'prenom' =&gt; '&quot;&amp;[.F268]&amp;&quot;' , 'age' =&gt; &quot;&amp;[.G268]&amp;&quot; , 'id_formulaire' =&gt; 1 ),&quot;" office:value-type="string" office:string-value="array('nom' =&gt; 'nom268' , 'prenom' =&gt; 'prenom268' , 'age' =&gt; 268 , 'id_formulaire' =&gt; 1 )," calcext:value-type="string">
            <text:p>array('nom' =&gt; 'nom268' , 'prenom' =&gt; 'prenom268' , 'age' =&gt; 2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69" calcext:value-type="string">
            <text:p>nom269</text:p>
          </table:table-cell>
          <table:table-cell table:formula="of:=&quot;prenom&quot;&amp;ROW()" office:value-type="string" office:string-value="prenom269" calcext:value-type="string">
            <text:p>prenom269</text:p>
          </table:table-cell>
          <table:table-cell table:formula="of:=ROW()" office:value-type="float" office:value="269" calcext:value-type="float">
            <text:p>269</text:p>
          </table:table-cell>
          <table:table-cell/>
          <table:table-cell table:formula="of:=&quot;array('nom' =&gt; '&quot;&amp;[.E269]&amp;&quot;' , 'prenom' =&gt; '&quot;&amp;[.F269]&amp;&quot;' , 'age' =&gt; &quot;&amp;[.G269]&amp;&quot; , 'id_formulaire' =&gt; 1 ),&quot;" office:value-type="string" office:string-value="array('nom' =&gt; 'nom269' , 'prenom' =&gt; 'prenom269' , 'age' =&gt; 269 , 'id_formulaire' =&gt; 1 )," calcext:value-type="string">
            <text:p>array('nom' =&gt; 'nom269' , 'prenom' =&gt; 'prenom269' , 'age' =&gt; 2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0" calcext:value-type="string">
            <text:p>nom270</text:p>
          </table:table-cell>
          <table:table-cell table:formula="of:=&quot;prenom&quot;&amp;ROW()" office:value-type="string" office:string-value="prenom270" calcext:value-type="string">
            <text:p>prenom270</text:p>
          </table:table-cell>
          <table:table-cell table:formula="of:=ROW()" office:value-type="float" office:value="270" calcext:value-type="float">
            <text:p>270</text:p>
          </table:table-cell>
          <table:table-cell/>
          <table:table-cell table:formula="of:=&quot;array('nom' =&gt; '&quot;&amp;[.E270]&amp;&quot;' , 'prenom' =&gt; '&quot;&amp;[.F270]&amp;&quot;' , 'age' =&gt; &quot;&amp;[.G270]&amp;&quot; , 'id_formulaire' =&gt; 1 ),&quot;" office:value-type="string" office:string-value="array('nom' =&gt; 'nom270' , 'prenom' =&gt; 'prenom270' , 'age' =&gt; 270 , 'id_formulaire' =&gt; 1 )," calcext:value-type="string">
            <text:p>array('nom' =&gt; 'nom270' , 'prenom' =&gt; 'prenom270' , 'age' =&gt; 2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1" calcext:value-type="string">
            <text:p>nom271</text:p>
          </table:table-cell>
          <table:table-cell table:formula="of:=&quot;prenom&quot;&amp;ROW()" office:value-type="string" office:string-value="prenom271" calcext:value-type="string">
            <text:p>prenom271</text:p>
          </table:table-cell>
          <table:table-cell table:formula="of:=ROW()" office:value-type="float" office:value="271" calcext:value-type="float">
            <text:p>271</text:p>
          </table:table-cell>
          <table:table-cell/>
          <table:table-cell table:formula="of:=&quot;array('nom' =&gt; '&quot;&amp;[.E271]&amp;&quot;' , 'prenom' =&gt; '&quot;&amp;[.F271]&amp;&quot;' , 'age' =&gt; &quot;&amp;[.G271]&amp;&quot; , 'id_formulaire' =&gt; 1 ),&quot;" office:value-type="string" office:string-value="array('nom' =&gt; 'nom271' , 'prenom' =&gt; 'prenom271' , 'age' =&gt; 271 , 'id_formulaire' =&gt; 1 )," calcext:value-type="string">
            <text:p>array('nom' =&gt; 'nom271' , 'prenom' =&gt; 'prenom271' , 'age' =&gt; 2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2" calcext:value-type="string">
            <text:p>nom272</text:p>
          </table:table-cell>
          <table:table-cell table:formula="of:=&quot;prenom&quot;&amp;ROW()" office:value-type="string" office:string-value="prenom272" calcext:value-type="string">
            <text:p>prenom272</text:p>
          </table:table-cell>
          <table:table-cell table:formula="of:=ROW()" office:value-type="float" office:value="272" calcext:value-type="float">
            <text:p>272</text:p>
          </table:table-cell>
          <table:table-cell/>
          <table:table-cell table:formula="of:=&quot;array('nom' =&gt; '&quot;&amp;[.E272]&amp;&quot;' , 'prenom' =&gt; '&quot;&amp;[.F272]&amp;&quot;' , 'age' =&gt; &quot;&amp;[.G272]&amp;&quot; , 'id_formulaire' =&gt; 1 ),&quot;" office:value-type="string" office:string-value="array('nom' =&gt; 'nom272' , 'prenom' =&gt; 'prenom272' , 'age' =&gt; 272 , 'id_formulaire' =&gt; 1 )," calcext:value-type="string">
            <text:p>array('nom' =&gt; 'nom272' , 'prenom' =&gt; 'prenom272' , 'age' =&gt; 2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3" calcext:value-type="string">
            <text:p>nom273</text:p>
          </table:table-cell>
          <table:table-cell table:formula="of:=&quot;prenom&quot;&amp;ROW()" office:value-type="string" office:string-value="prenom273" calcext:value-type="string">
            <text:p>prenom273</text:p>
          </table:table-cell>
          <table:table-cell table:formula="of:=ROW()" office:value-type="float" office:value="273" calcext:value-type="float">
            <text:p>273</text:p>
          </table:table-cell>
          <table:table-cell/>
          <table:table-cell table:formula="of:=&quot;array('nom' =&gt; '&quot;&amp;[.E273]&amp;&quot;' , 'prenom' =&gt; '&quot;&amp;[.F273]&amp;&quot;' , 'age' =&gt; &quot;&amp;[.G273]&amp;&quot; , 'id_formulaire' =&gt; 1 ),&quot;" office:value-type="string" office:string-value="array('nom' =&gt; 'nom273' , 'prenom' =&gt; 'prenom273' , 'age' =&gt; 273 , 'id_formulaire' =&gt; 1 )," calcext:value-type="string">
            <text:p>array('nom' =&gt; 'nom273' , 'prenom' =&gt; 'prenom273' , 'age' =&gt; 2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4" calcext:value-type="string">
            <text:p>nom274</text:p>
          </table:table-cell>
          <table:table-cell table:formula="of:=&quot;prenom&quot;&amp;ROW()" office:value-type="string" office:string-value="prenom274" calcext:value-type="string">
            <text:p>prenom274</text:p>
          </table:table-cell>
          <table:table-cell table:formula="of:=ROW()" office:value-type="float" office:value="274" calcext:value-type="float">
            <text:p>274</text:p>
          </table:table-cell>
          <table:table-cell/>
          <table:table-cell table:formula="of:=&quot;array('nom' =&gt; '&quot;&amp;[.E274]&amp;&quot;' , 'prenom' =&gt; '&quot;&amp;[.F274]&amp;&quot;' , 'age' =&gt; &quot;&amp;[.G274]&amp;&quot; , 'id_formulaire' =&gt; 1 ),&quot;" office:value-type="string" office:string-value="array('nom' =&gt; 'nom274' , 'prenom' =&gt; 'prenom274' , 'age' =&gt; 274 , 'id_formulaire' =&gt; 1 )," calcext:value-type="string">
            <text:p>array('nom' =&gt; 'nom274' , 'prenom' =&gt; 'prenom274' , 'age' =&gt; 2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5" calcext:value-type="string">
            <text:p>nom275</text:p>
          </table:table-cell>
          <table:table-cell table:formula="of:=&quot;prenom&quot;&amp;ROW()" office:value-type="string" office:string-value="prenom275" calcext:value-type="string">
            <text:p>prenom275</text:p>
          </table:table-cell>
          <table:table-cell table:formula="of:=ROW()" office:value-type="float" office:value="275" calcext:value-type="float">
            <text:p>275</text:p>
          </table:table-cell>
          <table:table-cell/>
          <table:table-cell table:formula="of:=&quot;array('nom' =&gt; '&quot;&amp;[.E275]&amp;&quot;' , 'prenom' =&gt; '&quot;&amp;[.F275]&amp;&quot;' , 'age' =&gt; &quot;&amp;[.G275]&amp;&quot; , 'id_formulaire' =&gt; 1 ),&quot;" office:value-type="string" office:string-value="array('nom' =&gt; 'nom275' , 'prenom' =&gt; 'prenom275' , 'age' =&gt; 275 , 'id_formulaire' =&gt; 1 )," calcext:value-type="string">
            <text:p>array('nom' =&gt; 'nom275' , 'prenom' =&gt; 'prenom275' , 'age' =&gt; 2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6" calcext:value-type="string">
            <text:p>nom276</text:p>
          </table:table-cell>
          <table:table-cell table:formula="of:=&quot;prenom&quot;&amp;ROW()" office:value-type="string" office:string-value="prenom276" calcext:value-type="string">
            <text:p>prenom276</text:p>
          </table:table-cell>
          <table:table-cell table:formula="of:=ROW()" office:value-type="float" office:value="276" calcext:value-type="float">
            <text:p>276</text:p>
          </table:table-cell>
          <table:table-cell/>
          <table:table-cell table:formula="of:=&quot;array('nom' =&gt; '&quot;&amp;[.E276]&amp;&quot;' , 'prenom' =&gt; '&quot;&amp;[.F276]&amp;&quot;' , 'age' =&gt; &quot;&amp;[.G276]&amp;&quot; , 'id_formulaire' =&gt; 1 ),&quot;" office:value-type="string" office:string-value="array('nom' =&gt; 'nom276' , 'prenom' =&gt; 'prenom276' , 'age' =&gt; 276 , 'id_formulaire' =&gt; 1 )," calcext:value-type="string">
            <text:p>array('nom' =&gt; 'nom276' , 'prenom' =&gt; 'prenom276' , 'age' =&gt; 2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7" calcext:value-type="string">
            <text:p>nom277</text:p>
          </table:table-cell>
          <table:table-cell table:formula="of:=&quot;prenom&quot;&amp;ROW()" office:value-type="string" office:string-value="prenom277" calcext:value-type="string">
            <text:p>prenom277</text:p>
          </table:table-cell>
          <table:table-cell table:formula="of:=ROW()" office:value-type="float" office:value="277" calcext:value-type="float">
            <text:p>277</text:p>
          </table:table-cell>
          <table:table-cell/>
          <table:table-cell table:formula="of:=&quot;array('nom' =&gt; '&quot;&amp;[.E277]&amp;&quot;' , 'prenom' =&gt; '&quot;&amp;[.F277]&amp;&quot;' , 'age' =&gt; &quot;&amp;[.G277]&amp;&quot; , 'id_formulaire' =&gt; 1 ),&quot;" office:value-type="string" office:string-value="array('nom' =&gt; 'nom277' , 'prenom' =&gt; 'prenom277' , 'age' =&gt; 277 , 'id_formulaire' =&gt; 1 )," calcext:value-type="string">
            <text:p>array('nom' =&gt; 'nom277' , 'prenom' =&gt; 'prenom277' , 'age' =&gt; 2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8" calcext:value-type="string">
            <text:p>nom278</text:p>
          </table:table-cell>
          <table:table-cell table:formula="of:=&quot;prenom&quot;&amp;ROW()" office:value-type="string" office:string-value="prenom278" calcext:value-type="string">
            <text:p>prenom278</text:p>
          </table:table-cell>
          <table:table-cell table:formula="of:=ROW()" office:value-type="float" office:value="278" calcext:value-type="float">
            <text:p>278</text:p>
          </table:table-cell>
          <table:table-cell/>
          <table:table-cell table:formula="of:=&quot;array('nom' =&gt; '&quot;&amp;[.E278]&amp;&quot;' , 'prenom' =&gt; '&quot;&amp;[.F278]&amp;&quot;' , 'age' =&gt; &quot;&amp;[.G278]&amp;&quot; , 'id_formulaire' =&gt; 1 ),&quot;" office:value-type="string" office:string-value="array('nom' =&gt; 'nom278' , 'prenom' =&gt; 'prenom278' , 'age' =&gt; 278 , 'id_formulaire' =&gt; 1 )," calcext:value-type="string">
            <text:p>array('nom' =&gt; 'nom278' , 'prenom' =&gt; 'prenom278' , 'age' =&gt; 2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79" calcext:value-type="string">
            <text:p>nom279</text:p>
          </table:table-cell>
          <table:table-cell table:formula="of:=&quot;prenom&quot;&amp;ROW()" office:value-type="string" office:string-value="prenom279" calcext:value-type="string">
            <text:p>prenom279</text:p>
          </table:table-cell>
          <table:table-cell table:formula="of:=ROW()" office:value-type="float" office:value="279" calcext:value-type="float">
            <text:p>279</text:p>
          </table:table-cell>
          <table:table-cell/>
          <table:table-cell table:formula="of:=&quot;array('nom' =&gt; '&quot;&amp;[.E279]&amp;&quot;' , 'prenom' =&gt; '&quot;&amp;[.F279]&amp;&quot;' , 'age' =&gt; &quot;&amp;[.G279]&amp;&quot; , 'id_formulaire' =&gt; 1 ),&quot;" office:value-type="string" office:string-value="array('nom' =&gt; 'nom279' , 'prenom' =&gt; 'prenom279' , 'age' =&gt; 279 , 'id_formulaire' =&gt; 1 )," calcext:value-type="string">
            <text:p>array('nom' =&gt; 'nom279' , 'prenom' =&gt; 'prenom279' , 'age' =&gt; 2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0" calcext:value-type="string">
            <text:p>nom280</text:p>
          </table:table-cell>
          <table:table-cell table:formula="of:=&quot;prenom&quot;&amp;ROW()" office:value-type="string" office:string-value="prenom280" calcext:value-type="string">
            <text:p>prenom280</text:p>
          </table:table-cell>
          <table:table-cell table:formula="of:=ROW()" office:value-type="float" office:value="280" calcext:value-type="float">
            <text:p>280</text:p>
          </table:table-cell>
          <table:table-cell/>
          <table:table-cell table:formula="of:=&quot;array('nom' =&gt; '&quot;&amp;[.E280]&amp;&quot;' , 'prenom' =&gt; '&quot;&amp;[.F280]&amp;&quot;' , 'age' =&gt; &quot;&amp;[.G280]&amp;&quot; , 'id_formulaire' =&gt; 1 ),&quot;" office:value-type="string" office:string-value="array('nom' =&gt; 'nom280' , 'prenom' =&gt; 'prenom280' , 'age' =&gt; 280 , 'id_formulaire' =&gt; 1 )," calcext:value-type="string">
            <text:p>array('nom' =&gt; 'nom280' , 'prenom' =&gt; 'prenom280' , 'age' =&gt; 2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1" calcext:value-type="string">
            <text:p>nom281</text:p>
          </table:table-cell>
          <table:table-cell table:formula="of:=&quot;prenom&quot;&amp;ROW()" office:value-type="string" office:string-value="prenom281" calcext:value-type="string">
            <text:p>prenom281</text:p>
          </table:table-cell>
          <table:table-cell table:formula="of:=ROW()" office:value-type="float" office:value="281" calcext:value-type="float">
            <text:p>281</text:p>
          </table:table-cell>
          <table:table-cell/>
          <table:table-cell table:formula="of:=&quot;array('nom' =&gt; '&quot;&amp;[.E281]&amp;&quot;' , 'prenom' =&gt; '&quot;&amp;[.F281]&amp;&quot;' , 'age' =&gt; &quot;&amp;[.G281]&amp;&quot; , 'id_formulaire' =&gt; 1 ),&quot;" office:value-type="string" office:string-value="array('nom' =&gt; 'nom281' , 'prenom' =&gt; 'prenom281' , 'age' =&gt; 281 , 'id_formulaire' =&gt; 1 )," calcext:value-type="string">
            <text:p>array('nom' =&gt; 'nom281' , 'prenom' =&gt; 'prenom281' , 'age' =&gt; 2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2" calcext:value-type="string">
            <text:p>nom282</text:p>
          </table:table-cell>
          <table:table-cell table:formula="of:=&quot;prenom&quot;&amp;ROW()" office:value-type="string" office:string-value="prenom282" calcext:value-type="string">
            <text:p>prenom282</text:p>
          </table:table-cell>
          <table:table-cell table:formula="of:=ROW()" office:value-type="float" office:value="282" calcext:value-type="float">
            <text:p>282</text:p>
          </table:table-cell>
          <table:table-cell/>
          <table:table-cell table:formula="of:=&quot;array('nom' =&gt; '&quot;&amp;[.E282]&amp;&quot;' , 'prenom' =&gt; '&quot;&amp;[.F282]&amp;&quot;' , 'age' =&gt; &quot;&amp;[.G282]&amp;&quot; , 'id_formulaire' =&gt; 1 ),&quot;" office:value-type="string" office:string-value="array('nom' =&gt; 'nom282' , 'prenom' =&gt; 'prenom282' , 'age' =&gt; 282 , 'id_formulaire' =&gt; 1 )," calcext:value-type="string">
            <text:p>array('nom' =&gt; 'nom282' , 'prenom' =&gt; 'prenom282' , 'age' =&gt; 2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3" calcext:value-type="string">
            <text:p>nom283</text:p>
          </table:table-cell>
          <table:table-cell table:formula="of:=&quot;prenom&quot;&amp;ROW()" office:value-type="string" office:string-value="prenom283" calcext:value-type="string">
            <text:p>prenom283</text:p>
          </table:table-cell>
          <table:table-cell table:formula="of:=ROW()" office:value-type="float" office:value="283" calcext:value-type="float">
            <text:p>283</text:p>
          </table:table-cell>
          <table:table-cell/>
          <table:table-cell table:formula="of:=&quot;array('nom' =&gt; '&quot;&amp;[.E283]&amp;&quot;' , 'prenom' =&gt; '&quot;&amp;[.F283]&amp;&quot;' , 'age' =&gt; &quot;&amp;[.G283]&amp;&quot; , 'id_formulaire' =&gt; 1 ),&quot;" office:value-type="string" office:string-value="array('nom' =&gt; 'nom283' , 'prenom' =&gt; 'prenom283' , 'age' =&gt; 283 , 'id_formulaire' =&gt; 1 )," calcext:value-type="string">
            <text:p>array('nom' =&gt; 'nom283' , 'prenom' =&gt; 'prenom283' , 'age' =&gt; 2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4" calcext:value-type="string">
            <text:p>nom284</text:p>
          </table:table-cell>
          <table:table-cell table:formula="of:=&quot;prenom&quot;&amp;ROW()" office:value-type="string" office:string-value="prenom284" calcext:value-type="string">
            <text:p>prenom284</text:p>
          </table:table-cell>
          <table:table-cell table:formula="of:=ROW()" office:value-type="float" office:value="284" calcext:value-type="float">
            <text:p>284</text:p>
          </table:table-cell>
          <table:table-cell/>
          <table:table-cell table:formula="of:=&quot;array('nom' =&gt; '&quot;&amp;[.E284]&amp;&quot;' , 'prenom' =&gt; '&quot;&amp;[.F284]&amp;&quot;' , 'age' =&gt; &quot;&amp;[.G284]&amp;&quot; , 'id_formulaire' =&gt; 1 ),&quot;" office:value-type="string" office:string-value="array('nom' =&gt; 'nom284' , 'prenom' =&gt; 'prenom284' , 'age' =&gt; 284 , 'id_formulaire' =&gt; 1 )," calcext:value-type="string">
            <text:p>array('nom' =&gt; 'nom284' , 'prenom' =&gt; 'prenom284' , 'age' =&gt; 2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5" calcext:value-type="string">
            <text:p>nom285</text:p>
          </table:table-cell>
          <table:table-cell table:formula="of:=&quot;prenom&quot;&amp;ROW()" office:value-type="string" office:string-value="prenom285" calcext:value-type="string">
            <text:p>prenom285</text:p>
          </table:table-cell>
          <table:table-cell table:formula="of:=ROW()" office:value-type="float" office:value="285" calcext:value-type="float">
            <text:p>285</text:p>
          </table:table-cell>
          <table:table-cell/>
          <table:table-cell table:formula="of:=&quot;array('nom' =&gt; '&quot;&amp;[.E285]&amp;&quot;' , 'prenom' =&gt; '&quot;&amp;[.F285]&amp;&quot;' , 'age' =&gt; &quot;&amp;[.G285]&amp;&quot; , 'id_formulaire' =&gt; 1 ),&quot;" office:value-type="string" office:string-value="array('nom' =&gt; 'nom285' , 'prenom' =&gt; 'prenom285' , 'age' =&gt; 285 , 'id_formulaire' =&gt; 1 )," calcext:value-type="string">
            <text:p>array('nom' =&gt; 'nom285' , 'prenom' =&gt; 'prenom285' , 'age' =&gt; 2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6" calcext:value-type="string">
            <text:p>nom286</text:p>
          </table:table-cell>
          <table:table-cell table:formula="of:=&quot;prenom&quot;&amp;ROW()" office:value-type="string" office:string-value="prenom286" calcext:value-type="string">
            <text:p>prenom286</text:p>
          </table:table-cell>
          <table:table-cell table:formula="of:=ROW()" office:value-type="float" office:value="286" calcext:value-type="float">
            <text:p>286</text:p>
          </table:table-cell>
          <table:table-cell/>
          <table:table-cell table:formula="of:=&quot;array('nom' =&gt; '&quot;&amp;[.E286]&amp;&quot;' , 'prenom' =&gt; '&quot;&amp;[.F286]&amp;&quot;' , 'age' =&gt; &quot;&amp;[.G286]&amp;&quot; , 'id_formulaire' =&gt; 1 ),&quot;" office:value-type="string" office:string-value="array('nom' =&gt; 'nom286' , 'prenom' =&gt; 'prenom286' , 'age' =&gt; 286 , 'id_formulaire' =&gt; 1 )," calcext:value-type="string">
            <text:p>array('nom' =&gt; 'nom286' , 'prenom' =&gt; 'prenom286' , 'age' =&gt; 2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7" calcext:value-type="string">
            <text:p>nom287</text:p>
          </table:table-cell>
          <table:table-cell table:formula="of:=&quot;prenom&quot;&amp;ROW()" office:value-type="string" office:string-value="prenom287" calcext:value-type="string">
            <text:p>prenom287</text:p>
          </table:table-cell>
          <table:table-cell table:formula="of:=ROW()" office:value-type="float" office:value="287" calcext:value-type="float">
            <text:p>287</text:p>
          </table:table-cell>
          <table:table-cell/>
          <table:table-cell table:formula="of:=&quot;array('nom' =&gt; '&quot;&amp;[.E287]&amp;&quot;' , 'prenom' =&gt; '&quot;&amp;[.F287]&amp;&quot;' , 'age' =&gt; &quot;&amp;[.G287]&amp;&quot; , 'id_formulaire' =&gt; 1 ),&quot;" office:value-type="string" office:string-value="array('nom' =&gt; 'nom287' , 'prenom' =&gt; 'prenom287' , 'age' =&gt; 287 , 'id_formulaire' =&gt; 1 )," calcext:value-type="string">
            <text:p>array('nom' =&gt; 'nom287' , 'prenom' =&gt; 'prenom287' , 'age' =&gt; 2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8" calcext:value-type="string">
            <text:p>nom288</text:p>
          </table:table-cell>
          <table:table-cell table:formula="of:=&quot;prenom&quot;&amp;ROW()" office:value-type="string" office:string-value="prenom288" calcext:value-type="string">
            <text:p>prenom288</text:p>
          </table:table-cell>
          <table:table-cell table:formula="of:=ROW()" office:value-type="float" office:value="288" calcext:value-type="float">
            <text:p>288</text:p>
          </table:table-cell>
          <table:table-cell/>
          <table:table-cell table:formula="of:=&quot;array('nom' =&gt; '&quot;&amp;[.E288]&amp;&quot;' , 'prenom' =&gt; '&quot;&amp;[.F288]&amp;&quot;' , 'age' =&gt; &quot;&amp;[.G288]&amp;&quot; , 'id_formulaire' =&gt; 1 ),&quot;" office:value-type="string" office:string-value="array('nom' =&gt; 'nom288' , 'prenom' =&gt; 'prenom288' , 'age' =&gt; 288 , 'id_formulaire' =&gt; 1 )," calcext:value-type="string">
            <text:p>array('nom' =&gt; 'nom288' , 'prenom' =&gt; 'prenom288' , 'age' =&gt; 2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89" calcext:value-type="string">
            <text:p>nom289</text:p>
          </table:table-cell>
          <table:table-cell table:formula="of:=&quot;prenom&quot;&amp;ROW()" office:value-type="string" office:string-value="prenom289" calcext:value-type="string">
            <text:p>prenom289</text:p>
          </table:table-cell>
          <table:table-cell table:formula="of:=ROW()" office:value-type="float" office:value="289" calcext:value-type="float">
            <text:p>289</text:p>
          </table:table-cell>
          <table:table-cell/>
          <table:table-cell table:formula="of:=&quot;array('nom' =&gt; '&quot;&amp;[.E289]&amp;&quot;' , 'prenom' =&gt; '&quot;&amp;[.F289]&amp;&quot;' , 'age' =&gt; &quot;&amp;[.G289]&amp;&quot; , 'id_formulaire' =&gt; 1 ),&quot;" office:value-type="string" office:string-value="array('nom' =&gt; 'nom289' , 'prenom' =&gt; 'prenom289' , 'age' =&gt; 289 , 'id_formulaire' =&gt; 1 )," calcext:value-type="string">
            <text:p>array('nom' =&gt; 'nom289' , 'prenom' =&gt; 'prenom289' , 'age' =&gt; 2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0" calcext:value-type="string">
            <text:p>nom290</text:p>
          </table:table-cell>
          <table:table-cell table:formula="of:=&quot;prenom&quot;&amp;ROW()" office:value-type="string" office:string-value="prenom290" calcext:value-type="string">
            <text:p>prenom290</text:p>
          </table:table-cell>
          <table:table-cell table:formula="of:=ROW()" office:value-type="float" office:value="290" calcext:value-type="float">
            <text:p>290</text:p>
          </table:table-cell>
          <table:table-cell/>
          <table:table-cell table:formula="of:=&quot;array('nom' =&gt; '&quot;&amp;[.E290]&amp;&quot;' , 'prenom' =&gt; '&quot;&amp;[.F290]&amp;&quot;' , 'age' =&gt; &quot;&amp;[.G290]&amp;&quot; , 'id_formulaire' =&gt; 1 ),&quot;" office:value-type="string" office:string-value="array('nom' =&gt; 'nom290' , 'prenom' =&gt; 'prenom290' , 'age' =&gt; 290 , 'id_formulaire' =&gt; 1 )," calcext:value-type="string">
            <text:p>array('nom' =&gt; 'nom290' , 'prenom' =&gt; 'prenom290' , 'age' =&gt; 2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1" calcext:value-type="string">
            <text:p>nom291</text:p>
          </table:table-cell>
          <table:table-cell table:formula="of:=&quot;prenom&quot;&amp;ROW()" office:value-type="string" office:string-value="prenom291" calcext:value-type="string">
            <text:p>prenom291</text:p>
          </table:table-cell>
          <table:table-cell table:formula="of:=ROW()" office:value-type="float" office:value="291" calcext:value-type="float">
            <text:p>291</text:p>
          </table:table-cell>
          <table:table-cell/>
          <table:table-cell table:formula="of:=&quot;array('nom' =&gt; '&quot;&amp;[.E291]&amp;&quot;' , 'prenom' =&gt; '&quot;&amp;[.F291]&amp;&quot;' , 'age' =&gt; &quot;&amp;[.G291]&amp;&quot; , 'id_formulaire' =&gt; 1 ),&quot;" office:value-type="string" office:string-value="array('nom' =&gt; 'nom291' , 'prenom' =&gt; 'prenom291' , 'age' =&gt; 291 , 'id_formulaire' =&gt; 1 )," calcext:value-type="string">
            <text:p>array('nom' =&gt; 'nom291' , 'prenom' =&gt; 'prenom291' , 'age' =&gt; 2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2" calcext:value-type="string">
            <text:p>nom292</text:p>
          </table:table-cell>
          <table:table-cell table:formula="of:=&quot;prenom&quot;&amp;ROW()" office:value-type="string" office:string-value="prenom292" calcext:value-type="string">
            <text:p>prenom292</text:p>
          </table:table-cell>
          <table:table-cell table:formula="of:=ROW()" office:value-type="float" office:value="292" calcext:value-type="float">
            <text:p>292</text:p>
          </table:table-cell>
          <table:table-cell/>
          <table:table-cell table:formula="of:=&quot;array('nom' =&gt; '&quot;&amp;[.E292]&amp;&quot;' , 'prenom' =&gt; '&quot;&amp;[.F292]&amp;&quot;' , 'age' =&gt; &quot;&amp;[.G292]&amp;&quot; , 'id_formulaire' =&gt; 1 ),&quot;" office:value-type="string" office:string-value="array('nom' =&gt; 'nom292' , 'prenom' =&gt; 'prenom292' , 'age' =&gt; 292 , 'id_formulaire' =&gt; 1 )," calcext:value-type="string">
            <text:p>array('nom' =&gt; 'nom292' , 'prenom' =&gt; 'prenom292' , 'age' =&gt; 2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3" calcext:value-type="string">
            <text:p>nom293</text:p>
          </table:table-cell>
          <table:table-cell table:formula="of:=&quot;prenom&quot;&amp;ROW()" office:value-type="string" office:string-value="prenom293" calcext:value-type="string">
            <text:p>prenom293</text:p>
          </table:table-cell>
          <table:table-cell table:formula="of:=ROW()" office:value-type="float" office:value="293" calcext:value-type="float">
            <text:p>293</text:p>
          </table:table-cell>
          <table:table-cell/>
          <table:table-cell table:formula="of:=&quot;array('nom' =&gt; '&quot;&amp;[.E293]&amp;&quot;' , 'prenom' =&gt; '&quot;&amp;[.F293]&amp;&quot;' , 'age' =&gt; &quot;&amp;[.G293]&amp;&quot; , 'id_formulaire' =&gt; 1 ),&quot;" office:value-type="string" office:string-value="array('nom' =&gt; 'nom293' , 'prenom' =&gt; 'prenom293' , 'age' =&gt; 293 , 'id_formulaire' =&gt; 1 )," calcext:value-type="string">
            <text:p>array('nom' =&gt; 'nom293' , 'prenom' =&gt; 'prenom293' , 'age' =&gt; 2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4" calcext:value-type="string">
            <text:p>nom294</text:p>
          </table:table-cell>
          <table:table-cell table:formula="of:=&quot;prenom&quot;&amp;ROW()" office:value-type="string" office:string-value="prenom294" calcext:value-type="string">
            <text:p>prenom294</text:p>
          </table:table-cell>
          <table:table-cell table:formula="of:=ROW()" office:value-type="float" office:value="294" calcext:value-type="float">
            <text:p>294</text:p>
          </table:table-cell>
          <table:table-cell/>
          <table:table-cell table:formula="of:=&quot;array('nom' =&gt; '&quot;&amp;[.E294]&amp;&quot;' , 'prenom' =&gt; '&quot;&amp;[.F294]&amp;&quot;' , 'age' =&gt; &quot;&amp;[.G294]&amp;&quot; , 'id_formulaire' =&gt; 1 ),&quot;" office:value-type="string" office:string-value="array('nom' =&gt; 'nom294' , 'prenom' =&gt; 'prenom294' , 'age' =&gt; 294 , 'id_formulaire' =&gt; 1 )," calcext:value-type="string">
            <text:p>array('nom' =&gt; 'nom294' , 'prenom' =&gt; 'prenom294' , 'age' =&gt; 2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5" calcext:value-type="string">
            <text:p>nom295</text:p>
          </table:table-cell>
          <table:table-cell table:formula="of:=&quot;prenom&quot;&amp;ROW()" office:value-type="string" office:string-value="prenom295" calcext:value-type="string">
            <text:p>prenom295</text:p>
          </table:table-cell>
          <table:table-cell table:formula="of:=ROW()" office:value-type="float" office:value="295" calcext:value-type="float">
            <text:p>295</text:p>
          </table:table-cell>
          <table:table-cell/>
          <table:table-cell table:formula="of:=&quot;array('nom' =&gt; '&quot;&amp;[.E295]&amp;&quot;' , 'prenom' =&gt; '&quot;&amp;[.F295]&amp;&quot;' , 'age' =&gt; &quot;&amp;[.G295]&amp;&quot; , 'id_formulaire' =&gt; 1 ),&quot;" office:value-type="string" office:string-value="array('nom' =&gt; 'nom295' , 'prenom' =&gt; 'prenom295' , 'age' =&gt; 295 , 'id_formulaire' =&gt; 1 )," calcext:value-type="string">
            <text:p>array('nom' =&gt; 'nom295' , 'prenom' =&gt; 'prenom295' , 'age' =&gt; 2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6" calcext:value-type="string">
            <text:p>nom296</text:p>
          </table:table-cell>
          <table:table-cell table:formula="of:=&quot;prenom&quot;&amp;ROW()" office:value-type="string" office:string-value="prenom296" calcext:value-type="string">
            <text:p>prenom296</text:p>
          </table:table-cell>
          <table:table-cell table:formula="of:=ROW()" office:value-type="float" office:value="296" calcext:value-type="float">
            <text:p>296</text:p>
          </table:table-cell>
          <table:table-cell/>
          <table:table-cell table:formula="of:=&quot;array('nom' =&gt; '&quot;&amp;[.E296]&amp;&quot;' , 'prenom' =&gt; '&quot;&amp;[.F296]&amp;&quot;' , 'age' =&gt; &quot;&amp;[.G296]&amp;&quot; , 'id_formulaire' =&gt; 1 ),&quot;" office:value-type="string" office:string-value="array('nom' =&gt; 'nom296' , 'prenom' =&gt; 'prenom296' , 'age' =&gt; 296 , 'id_formulaire' =&gt; 1 )," calcext:value-type="string">
            <text:p>array('nom' =&gt; 'nom296' , 'prenom' =&gt; 'prenom296' , 'age' =&gt; 2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7" calcext:value-type="string">
            <text:p>nom297</text:p>
          </table:table-cell>
          <table:table-cell table:formula="of:=&quot;prenom&quot;&amp;ROW()" office:value-type="string" office:string-value="prenom297" calcext:value-type="string">
            <text:p>prenom297</text:p>
          </table:table-cell>
          <table:table-cell table:formula="of:=ROW()" office:value-type="float" office:value="297" calcext:value-type="float">
            <text:p>297</text:p>
          </table:table-cell>
          <table:table-cell/>
          <table:table-cell table:formula="of:=&quot;array('nom' =&gt; '&quot;&amp;[.E297]&amp;&quot;' , 'prenom' =&gt; '&quot;&amp;[.F297]&amp;&quot;' , 'age' =&gt; &quot;&amp;[.G297]&amp;&quot; , 'id_formulaire' =&gt; 1 ),&quot;" office:value-type="string" office:string-value="array('nom' =&gt; 'nom297' , 'prenom' =&gt; 'prenom297' , 'age' =&gt; 297 , 'id_formulaire' =&gt; 1 )," calcext:value-type="string">
            <text:p>array('nom' =&gt; 'nom297' , 'prenom' =&gt; 'prenom297' , 'age' =&gt; 2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8" calcext:value-type="string">
            <text:p>nom298</text:p>
          </table:table-cell>
          <table:table-cell table:formula="of:=&quot;prenom&quot;&amp;ROW()" office:value-type="string" office:string-value="prenom298" calcext:value-type="string">
            <text:p>prenom298</text:p>
          </table:table-cell>
          <table:table-cell table:formula="of:=ROW()" office:value-type="float" office:value="298" calcext:value-type="float">
            <text:p>298</text:p>
          </table:table-cell>
          <table:table-cell/>
          <table:table-cell table:formula="of:=&quot;array('nom' =&gt; '&quot;&amp;[.E298]&amp;&quot;' , 'prenom' =&gt; '&quot;&amp;[.F298]&amp;&quot;' , 'age' =&gt; &quot;&amp;[.G298]&amp;&quot; , 'id_formulaire' =&gt; 1 ),&quot;" office:value-type="string" office:string-value="array('nom' =&gt; 'nom298' , 'prenom' =&gt; 'prenom298' , 'age' =&gt; 298 , 'id_formulaire' =&gt; 1 )," calcext:value-type="string">
            <text:p>array('nom' =&gt; 'nom298' , 'prenom' =&gt; 'prenom298' , 'age' =&gt; 2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299" calcext:value-type="string">
            <text:p>nom299</text:p>
          </table:table-cell>
          <table:table-cell table:formula="of:=&quot;prenom&quot;&amp;ROW()" office:value-type="string" office:string-value="prenom299" calcext:value-type="string">
            <text:p>prenom299</text:p>
          </table:table-cell>
          <table:table-cell table:formula="of:=ROW()" office:value-type="float" office:value="299" calcext:value-type="float">
            <text:p>299</text:p>
          </table:table-cell>
          <table:table-cell/>
          <table:table-cell table:formula="of:=&quot;array('nom' =&gt; '&quot;&amp;[.E299]&amp;&quot;' , 'prenom' =&gt; '&quot;&amp;[.F299]&amp;&quot;' , 'age' =&gt; &quot;&amp;[.G299]&amp;&quot; , 'id_formulaire' =&gt; 1 ),&quot;" office:value-type="string" office:string-value="array('nom' =&gt; 'nom299' , 'prenom' =&gt; 'prenom299' , 'age' =&gt; 299 , 'id_formulaire' =&gt; 1 )," calcext:value-type="string">
            <text:p>array('nom' =&gt; 'nom299' , 'prenom' =&gt; 'prenom299' , 'age' =&gt; 2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0" calcext:value-type="string">
            <text:p>nom300</text:p>
          </table:table-cell>
          <table:table-cell table:formula="of:=&quot;prenom&quot;&amp;ROW()" office:value-type="string" office:string-value="prenom300" calcext:value-type="string">
            <text:p>prenom300</text:p>
          </table:table-cell>
          <table:table-cell table:formula="of:=ROW()" office:value-type="float" office:value="300" calcext:value-type="float">
            <text:p>300</text:p>
          </table:table-cell>
          <table:table-cell/>
          <table:table-cell table:formula="of:=&quot;array('nom' =&gt; '&quot;&amp;[.E300]&amp;&quot;' , 'prenom' =&gt; '&quot;&amp;[.F300]&amp;&quot;' , 'age' =&gt; &quot;&amp;[.G300]&amp;&quot; , 'id_formulaire' =&gt; 1 ),&quot;" office:value-type="string" office:string-value="array('nom' =&gt; 'nom300' , 'prenom' =&gt; 'prenom300' , 'age' =&gt; 300 , 'id_formulaire' =&gt; 1 )," calcext:value-type="string">
            <text:p>array('nom' =&gt; 'nom300' , 'prenom' =&gt; 'prenom300' , 'age' =&gt; 3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1" calcext:value-type="string">
            <text:p>nom301</text:p>
          </table:table-cell>
          <table:table-cell table:formula="of:=&quot;prenom&quot;&amp;ROW()" office:value-type="string" office:string-value="prenom301" calcext:value-type="string">
            <text:p>prenom301</text:p>
          </table:table-cell>
          <table:table-cell table:formula="of:=ROW()" office:value-type="float" office:value="301" calcext:value-type="float">
            <text:p>301</text:p>
          </table:table-cell>
          <table:table-cell/>
          <table:table-cell table:formula="of:=&quot;array('nom' =&gt; '&quot;&amp;[.E301]&amp;&quot;' , 'prenom' =&gt; '&quot;&amp;[.F301]&amp;&quot;' , 'age' =&gt; &quot;&amp;[.G301]&amp;&quot; , 'id_formulaire' =&gt; 1 ),&quot;" office:value-type="string" office:string-value="array('nom' =&gt; 'nom301' , 'prenom' =&gt; 'prenom301' , 'age' =&gt; 301 , 'id_formulaire' =&gt; 1 )," calcext:value-type="string">
            <text:p>array('nom' =&gt; 'nom301' , 'prenom' =&gt; 'prenom301' , 'age' =&gt; 3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2" calcext:value-type="string">
            <text:p>nom302</text:p>
          </table:table-cell>
          <table:table-cell table:formula="of:=&quot;prenom&quot;&amp;ROW()" office:value-type="string" office:string-value="prenom302" calcext:value-type="string">
            <text:p>prenom302</text:p>
          </table:table-cell>
          <table:table-cell table:formula="of:=ROW()" office:value-type="float" office:value="302" calcext:value-type="float">
            <text:p>302</text:p>
          </table:table-cell>
          <table:table-cell/>
          <table:table-cell table:formula="of:=&quot;array('nom' =&gt; '&quot;&amp;[.E302]&amp;&quot;' , 'prenom' =&gt; '&quot;&amp;[.F302]&amp;&quot;' , 'age' =&gt; &quot;&amp;[.G302]&amp;&quot; , 'id_formulaire' =&gt; 1 ),&quot;" office:value-type="string" office:string-value="array('nom' =&gt; 'nom302' , 'prenom' =&gt; 'prenom302' , 'age' =&gt; 302 , 'id_formulaire' =&gt; 1 )," calcext:value-type="string">
            <text:p>array('nom' =&gt; 'nom302' , 'prenom' =&gt; 'prenom302' , 'age' =&gt; 3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3" calcext:value-type="string">
            <text:p>nom303</text:p>
          </table:table-cell>
          <table:table-cell table:formula="of:=&quot;prenom&quot;&amp;ROW()" office:value-type="string" office:string-value="prenom303" calcext:value-type="string">
            <text:p>prenom303</text:p>
          </table:table-cell>
          <table:table-cell table:formula="of:=ROW()" office:value-type="float" office:value="303" calcext:value-type="float">
            <text:p>303</text:p>
          </table:table-cell>
          <table:table-cell/>
          <table:table-cell table:formula="of:=&quot;array('nom' =&gt; '&quot;&amp;[.E303]&amp;&quot;' , 'prenom' =&gt; '&quot;&amp;[.F303]&amp;&quot;' , 'age' =&gt; &quot;&amp;[.G303]&amp;&quot; , 'id_formulaire' =&gt; 1 ),&quot;" office:value-type="string" office:string-value="array('nom' =&gt; 'nom303' , 'prenom' =&gt; 'prenom303' , 'age' =&gt; 303 , 'id_formulaire' =&gt; 1 )," calcext:value-type="string">
            <text:p>array('nom' =&gt; 'nom303' , 'prenom' =&gt; 'prenom303' , 'age' =&gt; 3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4" calcext:value-type="string">
            <text:p>nom304</text:p>
          </table:table-cell>
          <table:table-cell table:formula="of:=&quot;prenom&quot;&amp;ROW()" office:value-type="string" office:string-value="prenom304" calcext:value-type="string">
            <text:p>prenom304</text:p>
          </table:table-cell>
          <table:table-cell table:formula="of:=ROW()" office:value-type="float" office:value="304" calcext:value-type="float">
            <text:p>304</text:p>
          </table:table-cell>
          <table:table-cell/>
          <table:table-cell table:formula="of:=&quot;array('nom' =&gt; '&quot;&amp;[.E304]&amp;&quot;' , 'prenom' =&gt; '&quot;&amp;[.F304]&amp;&quot;' , 'age' =&gt; &quot;&amp;[.G304]&amp;&quot; , 'id_formulaire' =&gt; 1 ),&quot;" office:value-type="string" office:string-value="array('nom' =&gt; 'nom304' , 'prenom' =&gt; 'prenom304' , 'age' =&gt; 304 , 'id_formulaire' =&gt; 1 )," calcext:value-type="string">
            <text:p>array('nom' =&gt; 'nom304' , 'prenom' =&gt; 'prenom304' , 'age' =&gt; 3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5" calcext:value-type="string">
            <text:p>nom305</text:p>
          </table:table-cell>
          <table:table-cell table:formula="of:=&quot;prenom&quot;&amp;ROW()" office:value-type="string" office:string-value="prenom305" calcext:value-type="string">
            <text:p>prenom305</text:p>
          </table:table-cell>
          <table:table-cell table:formula="of:=ROW()" office:value-type="float" office:value="305" calcext:value-type="float">
            <text:p>305</text:p>
          </table:table-cell>
          <table:table-cell/>
          <table:table-cell table:formula="of:=&quot;array('nom' =&gt; '&quot;&amp;[.E305]&amp;&quot;' , 'prenom' =&gt; '&quot;&amp;[.F305]&amp;&quot;' , 'age' =&gt; &quot;&amp;[.G305]&amp;&quot; , 'id_formulaire' =&gt; 1 ),&quot;" office:value-type="string" office:string-value="array('nom' =&gt; 'nom305' , 'prenom' =&gt; 'prenom305' , 'age' =&gt; 305 , 'id_formulaire' =&gt; 1 )," calcext:value-type="string">
            <text:p>array('nom' =&gt; 'nom305' , 'prenom' =&gt; 'prenom305' , 'age' =&gt; 3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6" calcext:value-type="string">
            <text:p>nom306</text:p>
          </table:table-cell>
          <table:table-cell table:formula="of:=&quot;prenom&quot;&amp;ROW()" office:value-type="string" office:string-value="prenom306" calcext:value-type="string">
            <text:p>prenom306</text:p>
          </table:table-cell>
          <table:table-cell table:formula="of:=ROW()" office:value-type="float" office:value="306" calcext:value-type="float">
            <text:p>306</text:p>
          </table:table-cell>
          <table:table-cell/>
          <table:table-cell table:formula="of:=&quot;array('nom' =&gt; '&quot;&amp;[.E306]&amp;&quot;' , 'prenom' =&gt; '&quot;&amp;[.F306]&amp;&quot;' , 'age' =&gt; &quot;&amp;[.G306]&amp;&quot; , 'id_formulaire' =&gt; 1 ),&quot;" office:value-type="string" office:string-value="array('nom' =&gt; 'nom306' , 'prenom' =&gt; 'prenom306' , 'age' =&gt; 306 , 'id_formulaire' =&gt; 1 )," calcext:value-type="string">
            <text:p>array('nom' =&gt; 'nom306' , 'prenom' =&gt; 'prenom306' , 'age' =&gt; 3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7" calcext:value-type="string">
            <text:p>nom307</text:p>
          </table:table-cell>
          <table:table-cell table:formula="of:=&quot;prenom&quot;&amp;ROW()" office:value-type="string" office:string-value="prenom307" calcext:value-type="string">
            <text:p>prenom307</text:p>
          </table:table-cell>
          <table:table-cell table:formula="of:=ROW()" office:value-type="float" office:value="307" calcext:value-type="float">
            <text:p>307</text:p>
          </table:table-cell>
          <table:table-cell/>
          <table:table-cell table:formula="of:=&quot;array('nom' =&gt; '&quot;&amp;[.E307]&amp;&quot;' , 'prenom' =&gt; '&quot;&amp;[.F307]&amp;&quot;' , 'age' =&gt; &quot;&amp;[.G307]&amp;&quot; , 'id_formulaire' =&gt; 1 ),&quot;" office:value-type="string" office:string-value="array('nom' =&gt; 'nom307' , 'prenom' =&gt; 'prenom307' , 'age' =&gt; 307 , 'id_formulaire' =&gt; 1 )," calcext:value-type="string">
            <text:p>array('nom' =&gt; 'nom307' , 'prenom' =&gt; 'prenom307' , 'age' =&gt; 3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8" calcext:value-type="string">
            <text:p>nom308</text:p>
          </table:table-cell>
          <table:table-cell table:formula="of:=&quot;prenom&quot;&amp;ROW()" office:value-type="string" office:string-value="prenom308" calcext:value-type="string">
            <text:p>prenom308</text:p>
          </table:table-cell>
          <table:table-cell table:formula="of:=ROW()" office:value-type="float" office:value="308" calcext:value-type="float">
            <text:p>308</text:p>
          </table:table-cell>
          <table:table-cell/>
          <table:table-cell table:formula="of:=&quot;array('nom' =&gt; '&quot;&amp;[.E308]&amp;&quot;' , 'prenom' =&gt; '&quot;&amp;[.F308]&amp;&quot;' , 'age' =&gt; &quot;&amp;[.G308]&amp;&quot; , 'id_formulaire' =&gt; 1 ),&quot;" office:value-type="string" office:string-value="array('nom' =&gt; 'nom308' , 'prenom' =&gt; 'prenom308' , 'age' =&gt; 308 , 'id_formulaire' =&gt; 1 )," calcext:value-type="string">
            <text:p>array('nom' =&gt; 'nom308' , 'prenom' =&gt; 'prenom308' , 'age' =&gt; 3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09" calcext:value-type="string">
            <text:p>nom309</text:p>
          </table:table-cell>
          <table:table-cell table:formula="of:=&quot;prenom&quot;&amp;ROW()" office:value-type="string" office:string-value="prenom309" calcext:value-type="string">
            <text:p>prenom309</text:p>
          </table:table-cell>
          <table:table-cell table:formula="of:=ROW()" office:value-type="float" office:value="309" calcext:value-type="float">
            <text:p>309</text:p>
          </table:table-cell>
          <table:table-cell/>
          <table:table-cell table:formula="of:=&quot;array('nom' =&gt; '&quot;&amp;[.E309]&amp;&quot;' , 'prenom' =&gt; '&quot;&amp;[.F309]&amp;&quot;' , 'age' =&gt; &quot;&amp;[.G309]&amp;&quot; , 'id_formulaire' =&gt; 1 ),&quot;" office:value-type="string" office:string-value="array('nom' =&gt; 'nom309' , 'prenom' =&gt; 'prenom309' , 'age' =&gt; 309 , 'id_formulaire' =&gt; 1 )," calcext:value-type="string">
            <text:p>array('nom' =&gt; 'nom309' , 'prenom' =&gt; 'prenom309' , 'age' =&gt; 3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0" calcext:value-type="string">
            <text:p>nom310</text:p>
          </table:table-cell>
          <table:table-cell table:formula="of:=&quot;prenom&quot;&amp;ROW()" office:value-type="string" office:string-value="prenom310" calcext:value-type="string">
            <text:p>prenom310</text:p>
          </table:table-cell>
          <table:table-cell table:formula="of:=ROW()" office:value-type="float" office:value="310" calcext:value-type="float">
            <text:p>310</text:p>
          </table:table-cell>
          <table:table-cell/>
          <table:table-cell table:formula="of:=&quot;array('nom' =&gt; '&quot;&amp;[.E310]&amp;&quot;' , 'prenom' =&gt; '&quot;&amp;[.F310]&amp;&quot;' , 'age' =&gt; &quot;&amp;[.G310]&amp;&quot; , 'id_formulaire' =&gt; 1 ),&quot;" office:value-type="string" office:string-value="array('nom' =&gt; 'nom310' , 'prenom' =&gt; 'prenom310' , 'age' =&gt; 310 , 'id_formulaire' =&gt; 1 )," calcext:value-type="string">
            <text:p>array('nom' =&gt; 'nom310' , 'prenom' =&gt; 'prenom310' , 'age' =&gt; 3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1" calcext:value-type="string">
            <text:p>nom311</text:p>
          </table:table-cell>
          <table:table-cell table:formula="of:=&quot;prenom&quot;&amp;ROW()" office:value-type="string" office:string-value="prenom311" calcext:value-type="string">
            <text:p>prenom311</text:p>
          </table:table-cell>
          <table:table-cell table:formula="of:=ROW()" office:value-type="float" office:value="311" calcext:value-type="float">
            <text:p>311</text:p>
          </table:table-cell>
          <table:table-cell/>
          <table:table-cell table:formula="of:=&quot;array('nom' =&gt; '&quot;&amp;[.E311]&amp;&quot;' , 'prenom' =&gt; '&quot;&amp;[.F311]&amp;&quot;' , 'age' =&gt; &quot;&amp;[.G311]&amp;&quot; , 'id_formulaire' =&gt; 1 ),&quot;" office:value-type="string" office:string-value="array('nom' =&gt; 'nom311' , 'prenom' =&gt; 'prenom311' , 'age' =&gt; 311 , 'id_formulaire' =&gt; 1 )," calcext:value-type="string">
            <text:p>array('nom' =&gt; 'nom311' , 'prenom' =&gt; 'prenom311' , 'age' =&gt; 3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2" calcext:value-type="string">
            <text:p>nom312</text:p>
          </table:table-cell>
          <table:table-cell table:formula="of:=&quot;prenom&quot;&amp;ROW()" office:value-type="string" office:string-value="prenom312" calcext:value-type="string">
            <text:p>prenom312</text:p>
          </table:table-cell>
          <table:table-cell table:formula="of:=ROW()" office:value-type="float" office:value="312" calcext:value-type="float">
            <text:p>312</text:p>
          </table:table-cell>
          <table:table-cell/>
          <table:table-cell table:formula="of:=&quot;array('nom' =&gt; '&quot;&amp;[.E312]&amp;&quot;' , 'prenom' =&gt; '&quot;&amp;[.F312]&amp;&quot;' , 'age' =&gt; &quot;&amp;[.G312]&amp;&quot; , 'id_formulaire' =&gt; 1 ),&quot;" office:value-type="string" office:string-value="array('nom' =&gt; 'nom312' , 'prenom' =&gt; 'prenom312' , 'age' =&gt; 312 , 'id_formulaire' =&gt; 1 )," calcext:value-type="string">
            <text:p>array('nom' =&gt; 'nom312' , 'prenom' =&gt; 'prenom312' , 'age' =&gt; 3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3" calcext:value-type="string">
            <text:p>nom313</text:p>
          </table:table-cell>
          <table:table-cell table:formula="of:=&quot;prenom&quot;&amp;ROW()" office:value-type="string" office:string-value="prenom313" calcext:value-type="string">
            <text:p>prenom313</text:p>
          </table:table-cell>
          <table:table-cell table:formula="of:=ROW()" office:value-type="float" office:value="313" calcext:value-type="float">
            <text:p>313</text:p>
          </table:table-cell>
          <table:table-cell/>
          <table:table-cell table:formula="of:=&quot;array('nom' =&gt; '&quot;&amp;[.E313]&amp;&quot;' , 'prenom' =&gt; '&quot;&amp;[.F313]&amp;&quot;' , 'age' =&gt; &quot;&amp;[.G313]&amp;&quot; , 'id_formulaire' =&gt; 1 ),&quot;" office:value-type="string" office:string-value="array('nom' =&gt; 'nom313' , 'prenom' =&gt; 'prenom313' , 'age' =&gt; 313 , 'id_formulaire' =&gt; 1 )," calcext:value-type="string">
            <text:p>array('nom' =&gt; 'nom313' , 'prenom' =&gt; 'prenom313' , 'age' =&gt; 3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4" calcext:value-type="string">
            <text:p>nom314</text:p>
          </table:table-cell>
          <table:table-cell table:formula="of:=&quot;prenom&quot;&amp;ROW()" office:value-type="string" office:string-value="prenom314" calcext:value-type="string">
            <text:p>prenom314</text:p>
          </table:table-cell>
          <table:table-cell table:formula="of:=ROW()" office:value-type="float" office:value="314" calcext:value-type="float">
            <text:p>314</text:p>
          </table:table-cell>
          <table:table-cell/>
          <table:table-cell table:formula="of:=&quot;array('nom' =&gt; '&quot;&amp;[.E314]&amp;&quot;' , 'prenom' =&gt; '&quot;&amp;[.F314]&amp;&quot;' , 'age' =&gt; &quot;&amp;[.G314]&amp;&quot; , 'id_formulaire' =&gt; 1 ),&quot;" office:value-type="string" office:string-value="array('nom' =&gt; 'nom314' , 'prenom' =&gt; 'prenom314' , 'age' =&gt; 314 , 'id_formulaire' =&gt; 1 )," calcext:value-type="string">
            <text:p>array('nom' =&gt; 'nom314' , 'prenom' =&gt; 'prenom314' , 'age' =&gt; 3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5" calcext:value-type="string">
            <text:p>nom315</text:p>
          </table:table-cell>
          <table:table-cell table:formula="of:=&quot;prenom&quot;&amp;ROW()" office:value-type="string" office:string-value="prenom315" calcext:value-type="string">
            <text:p>prenom315</text:p>
          </table:table-cell>
          <table:table-cell table:formula="of:=ROW()" office:value-type="float" office:value="315" calcext:value-type="float">
            <text:p>315</text:p>
          </table:table-cell>
          <table:table-cell/>
          <table:table-cell table:formula="of:=&quot;array('nom' =&gt; '&quot;&amp;[.E315]&amp;&quot;' , 'prenom' =&gt; '&quot;&amp;[.F315]&amp;&quot;' , 'age' =&gt; &quot;&amp;[.G315]&amp;&quot; , 'id_formulaire' =&gt; 1 ),&quot;" office:value-type="string" office:string-value="array('nom' =&gt; 'nom315' , 'prenom' =&gt; 'prenom315' , 'age' =&gt; 315 , 'id_formulaire' =&gt; 1 )," calcext:value-type="string">
            <text:p>array('nom' =&gt; 'nom315' , 'prenom' =&gt; 'prenom315' , 'age' =&gt; 3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6" calcext:value-type="string">
            <text:p>nom316</text:p>
          </table:table-cell>
          <table:table-cell table:formula="of:=&quot;prenom&quot;&amp;ROW()" office:value-type="string" office:string-value="prenom316" calcext:value-type="string">
            <text:p>prenom316</text:p>
          </table:table-cell>
          <table:table-cell table:formula="of:=ROW()" office:value-type="float" office:value="316" calcext:value-type="float">
            <text:p>316</text:p>
          </table:table-cell>
          <table:table-cell/>
          <table:table-cell table:formula="of:=&quot;array('nom' =&gt; '&quot;&amp;[.E316]&amp;&quot;' , 'prenom' =&gt; '&quot;&amp;[.F316]&amp;&quot;' , 'age' =&gt; &quot;&amp;[.G316]&amp;&quot; , 'id_formulaire' =&gt; 1 ),&quot;" office:value-type="string" office:string-value="array('nom' =&gt; 'nom316' , 'prenom' =&gt; 'prenom316' , 'age' =&gt; 316 , 'id_formulaire' =&gt; 1 )," calcext:value-type="string">
            <text:p>array('nom' =&gt; 'nom316' , 'prenom' =&gt; 'prenom316' , 'age' =&gt; 3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7" calcext:value-type="string">
            <text:p>nom317</text:p>
          </table:table-cell>
          <table:table-cell table:formula="of:=&quot;prenom&quot;&amp;ROW()" office:value-type="string" office:string-value="prenom317" calcext:value-type="string">
            <text:p>prenom317</text:p>
          </table:table-cell>
          <table:table-cell table:formula="of:=ROW()" office:value-type="float" office:value="317" calcext:value-type="float">
            <text:p>317</text:p>
          </table:table-cell>
          <table:table-cell/>
          <table:table-cell table:formula="of:=&quot;array('nom' =&gt; '&quot;&amp;[.E317]&amp;&quot;' , 'prenom' =&gt; '&quot;&amp;[.F317]&amp;&quot;' , 'age' =&gt; &quot;&amp;[.G317]&amp;&quot; , 'id_formulaire' =&gt; 1 ),&quot;" office:value-type="string" office:string-value="array('nom' =&gt; 'nom317' , 'prenom' =&gt; 'prenom317' , 'age' =&gt; 317 , 'id_formulaire' =&gt; 1 )," calcext:value-type="string">
            <text:p>array('nom' =&gt; 'nom317' , 'prenom' =&gt; 'prenom317' , 'age' =&gt; 3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8" calcext:value-type="string">
            <text:p>nom318</text:p>
          </table:table-cell>
          <table:table-cell table:formula="of:=&quot;prenom&quot;&amp;ROW()" office:value-type="string" office:string-value="prenom318" calcext:value-type="string">
            <text:p>prenom318</text:p>
          </table:table-cell>
          <table:table-cell table:formula="of:=ROW()" office:value-type="float" office:value="318" calcext:value-type="float">
            <text:p>318</text:p>
          </table:table-cell>
          <table:table-cell/>
          <table:table-cell table:formula="of:=&quot;array('nom' =&gt; '&quot;&amp;[.E318]&amp;&quot;' , 'prenom' =&gt; '&quot;&amp;[.F318]&amp;&quot;' , 'age' =&gt; &quot;&amp;[.G318]&amp;&quot; , 'id_formulaire' =&gt; 1 ),&quot;" office:value-type="string" office:string-value="array('nom' =&gt; 'nom318' , 'prenom' =&gt; 'prenom318' , 'age' =&gt; 318 , 'id_formulaire' =&gt; 1 )," calcext:value-type="string">
            <text:p>array('nom' =&gt; 'nom318' , 'prenom' =&gt; 'prenom318' , 'age' =&gt; 3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19" calcext:value-type="string">
            <text:p>nom319</text:p>
          </table:table-cell>
          <table:table-cell table:formula="of:=&quot;prenom&quot;&amp;ROW()" office:value-type="string" office:string-value="prenom319" calcext:value-type="string">
            <text:p>prenom319</text:p>
          </table:table-cell>
          <table:table-cell table:formula="of:=ROW()" office:value-type="float" office:value="319" calcext:value-type="float">
            <text:p>319</text:p>
          </table:table-cell>
          <table:table-cell/>
          <table:table-cell table:formula="of:=&quot;array('nom' =&gt; '&quot;&amp;[.E319]&amp;&quot;' , 'prenom' =&gt; '&quot;&amp;[.F319]&amp;&quot;' , 'age' =&gt; &quot;&amp;[.G319]&amp;&quot; , 'id_formulaire' =&gt; 1 ),&quot;" office:value-type="string" office:string-value="array('nom' =&gt; 'nom319' , 'prenom' =&gt; 'prenom319' , 'age' =&gt; 319 , 'id_formulaire' =&gt; 1 )," calcext:value-type="string">
            <text:p>array('nom' =&gt; 'nom319' , 'prenom' =&gt; 'prenom319' , 'age' =&gt; 3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0" calcext:value-type="string">
            <text:p>nom320</text:p>
          </table:table-cell>
          <table:table-cell table:formula="of:=&quot;prenom&quot;&amp;ROW()" office:value-type="string" office:string-value="prenom320" calcext:value-type="string">
            <text:p>prenom320</text:p>
          </table:table-cell>
          <table:table-cell table:formula="of:=ROW()" office:value-type="float" office:value="320" calcext:value-type="float">
            <text:p>320</text:p>
          </table:table-cell>
          <table:table-cell/>
          <table:table-cell table:formula="of:=&quot;array('nom' =&gt; '&quot;&amp;[.E320]&amp;&quot;' , 'prenom' =&gt; '&quot;&amp;[.F320]&amp;&quot;' , 'age' =&gt; &quot;&amp;[.G320]&amp;&quot; , 'id_formulaire' =&gt; 1 ),&quot;" office:value-type="string" office:string-value="array('nom' =&gt; 'nom320' , 'prenom' =&gt; 'prenom320' , 'age' =&gt; 320 , 'id_formulaire' =&gt; 1 )," calcext:value-type="string">
            <text:p>array('nom' =&gt; 'nom320' , 'prenom' =&gt; 'prenom320' , 'age' =&gt; 3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1" calcext:value-type="string">
            <text:p>nom321</text:p>
          </table:table-cell>
          <table:table-cell table:formula="of:=&quot;prenom&quot;&amp;ROW()" office:value-type="string" office:string-value="prenom321" calcext:value-type="string">
            <text:p>prenom321</text:p>
          </table:table-cell>
          <table:table-cell table:formula="of:=ROW()" office:value-type="float" office:value="321" calcext:value-type="float">
            <text:p>321</text:p>
          </table:table-cell>
          <table:table-cell/>
          <table:table-cell table:formula="of:=&quot;array('nom' =&gt; '&quot;&amp;[.E321]&amp;&quot;' , 'prenom' =&gt; '&quot;&amp;[.F321]&amp;&quot;' , 'age' =&gt; &quot;&amp;[.G321]&amp;&quot; , 'id_formulaire' =&gt; 1 ),&quot;" office:value-type="string" office:string-value="array('nom' =&gt; 'nom321' , 'prenom' =&gt; 'prenom321' , 'age' =&gt; 321 , 'id_formulaire' =&gt; 1 )," calcext:value-type="string">
            <text:p>array('nom' =&gt; 'nom321' , 'prenom' =&gt; 'prenom321' , 'age' =&gt; 3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2" calcext:value-type="string">
            <text:p>nom322</text:p>
          </table:table-cell>
          <table:table-cell table:formula="of:=&quot;prenom&quot;&amp;ROW()" office:value-type="string" office:string-value="prenom322" calcext:value-type="string">
            <text:p>prenom322</text:p>
          </table:table-cell>
          <table:table-cell table:formula="of:=ROW()" office:value-type="float" office:value="322" calcext:value-type="float">
            <text:p>322</text:p>
          </table:table-cell>
          <table:table-cell/>
          <table:table-cell table:formula="of:=&quot;array('nom' =&gt; '&quot;&amp;[.E322]&amp;&quot;' , 'prenom' =&gt; '&quot;&amp;[.F322]&amp;&quot;' , 'age' =&gt; &quot;&amp;[.G322]&amp;&quot; , 'id_formulaire' =&gt; 1 ),&quot;" office:value-type="string" office:string-value="array('nom' =&gt; 'nom322' , 'prenom' =&gt; 'prenom322' , 'age' =&gt; 322 , 'id_formulaire' =&gt; 1 )," calcext:value-type="string">
            <text:p>array('nom' =&gt; 'nom322' , 'prenom' =&gt; 'prenom322' , 'age' =&gt; 3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3" calcext:value-type="string">
            <text:p>nom323</text:p>
          </table:table-cell>
          <table:table-cell table:formula="of:=&quot;prenom&quot;&amp;ROW()" office:value-type="string" office:string-value="prenom323" calcext:value-type="string">
            <text:p>prenom323</text:p>
          </table:table-cell>
          <table:table-cell table:formula="of:=ROW()" office:value-type="float" office:value="323" calcext:value-type="float">
            <text:p>323</text:p>
          </table:table-cell>
          <table:table-cell/>
          <table:table-cell table:formula="of:=&quot;array('nom' =&gt; '&quot;&amp;[.E323]&amp;&quot;' , 'prenom' =&gt; '&quot;&amp;[.F323]&amp;&quot;' , 'age' =&gt; &quot;&amp;[.G323]&amp;&quot; , 'id_formulaire' =&gt; 1 ),&quot;" office:value-type="string" office:string-value="array('nom' =&gt; 'nom323' , 'prenom' =&gt; 'prenom323' , 'age' =&gt; 323 , 'id_formulaire' =&gt; 1 )," calcext:value-type="string">
            <text:p>array('nom' =&gt; 'nom323' , 'prenom' =&gt; 'prenom323' , 'age' =&gt; 3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4" calcext:value-type="string">
            <text:p>nom324</text:p>
          </table:table-cell>
          <table:table-cell table:formula="of:=&quot;prenom&quot;&amp;ROW()" office:value-type="string" office:string-value="prenom324" calcext:value-type="string">
            <text:p>prenom324</text:p>
          </table:table-cell>
          <table:table-cell table:formula="of:=ROW()" office:value-type="float" office:value="324" calcext:value-type="float">
            <text:p>324</text:p>
          </table:table-cell>
          <table:table-cell/>
          <table:table-cell table:formula="of:=&quot;array('nom' =&gt; '&quot;&amp;[.E324]&amp;&quot;' , 'prenom' =&gt; '&quot;&amp;[.F324]&amp;&quot;' , 'age' =&gt; &quot;&amp;[.G324]&amp;&quot; , 'id_formulaire' =&gt; 1 ),&quot;" office:value-type="string" office:string-value="array('nom' =&gt; 'nom324' , 'prenom' =&gt; 'prenom324' , 'age' =&gt; 324 , 'id_formulaire' =&gt; 1 )," calcext:value-type="string">
            <text:p>array('nom' =&gt; 'nom324' , 'prenom' =&gt; 'prenom324' , 'age' =&gt; 3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5" calcext:value-type="string">
            <text:p>nom325</text:p>
          </table:table-cell>
          <table:table-cell table:formula="of:=&quot;prenom&quot;&amp;ROW()" office:value-type="string" office:string-value="prenom325" calcext:value-type="string">
            <text:p>prenom325</text:p>
          </table:table-cell>
          <table:table-cell table:formula="of:=ROW()" office:value-type="float" office:value="325" calcext:value-type="float">
            <text:p>325</text:p>
          </table:table-cell>
          <table:table-cell/>
          <table:table-cell table:formula="of:=&quot;array('nom' =&gt; '&quot;&amp;[.E325]&amp;&quot;' , 'prenom' =&gt; '&quot;&amp;[.F325]&amp;&quot;' , 'age' =&gt; &quot;&amp;[.G325]&amp;&quot; , 'id_formulaire' =&gt; 1 ),&quot;" office:value-type="string" office:string-value="array('nom' =&gt; 'nom325' , 'prenom' =&gt; 'prenom325' , 'age' =&gt; 325 , 'id_formulaire' =&gt; 1 )," calcext:value-type="string">
            <text:p>array('nom' =&gt; 'nom325' , 'prenom' =&gt; 'prenom325' , 'age' =&gt; 3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6" calcext:value-type="string">
            <text:p>nom326</text:p>
          </table:table-cell>
          <table:table-cell table:formula="of:=&quot;prenom&quot;&amp;ROW()" office:value-type="string" office:string-value="prenom326" calcext:value-type="string">
            <text:p>prenom326</text:p>
          </table:table-cell>
          <table:table-cell table:formula="of:=ROW()" office:value-type="float" office:value="326" calcext:value-type="float">
            <text:p>326</text:p>
          </table:table-cell>
          <table:table-cell/>
          <table:table-cell table:formula="of:=&quot;array('nom' =&gt; '&quot;&amp;[.E326]&amp;&quot;' , 'prenom' =&gt; '&quot;&amp;[.F326]&amp;&quot;' , 'age' =&gt; &quot;&amp;[.G326]&amp;&quot; , 'id_formulaire' =&gt; 1 ),&quot;" office:value-type="string" office:string-value="array('nom' =&gt; 'nom326' , 'prenom' =&gt; 'prenom326' , 'age' =&gt; 326 , 'id_formulaire' =&gt; 1 )," calcext:value-type="string">
            <text:p>array('nom' =&gt; 'nom326' , 'prenom' =&gt; 'prenom326' , 'age' =&gt; 3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7" calcext:value-type="string">
            <text:p>nom327</text:p>
          </table:table-cell>
          <table:table-cell table:formula="of:=&quot;prenom&quot;&amp;ROW()" office:value-type="string" office:string-value="prenom327" calcext:value-type="string">
            <text:p>prenom327</text:p>
          </table:table-cell>
          <table:table-cell table:formula="of:=ROW()" office:value-type="float" office:value="327" calcext:value-type="float">
            <text:p>327</text:p>
          </table:table-cell>
          <table:table-cell/>
          <table:table-cell table:formula="of:=&quot;array('nom' =&gt; '&quot;&amp;[.E327]&amp;&quot;' , 'prenom' =&gt; '&quot;&amp;[.F327]&amp;&quot;' , 'age' =&gt; &quot;&amp;[.G327]&amp;&quot; , 'id_formulaire' =&gt; 1 ),&quot;" office:value-type="string" office:string-value="array('nom' =&gt; 'nom327' , 'prenom' =&gt; 'prenom327' , 'age' =&gt; 327 , 'id_formulaire' =&gt; 1 )," calcext:value-type="string">
            <text:p>array('nom' =&gt; 'nom327' , 'prenom' =&gt; 'prenom327' , 'age' =&gt; 3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8" calcext:value-type="string">
            <text:p>nom328</text:p>
          </table:table-cell>
          <table:table-cell table:formula="of:=&quot;prenom&quot;&amp;ROW()" office:value-type="string" office:string-value="prenom328" calcext:value-type="string">
            <text:p>prenom328</text:p>
          </table:table-cell>
          <table:table-cell table:formula="of:=ROW()" office:value-type="float" office:value="328" calcext:value-type="float">
            <text:p>328</text:p>
          </table:table-cell>
          <table:table-cell/>
          <table:table-cell table:formula="of:=&quot;array('nom' =&gt; '&quot;&amp;[.E328]&amp;&quot;' , 'prenom' =&gt; '&quot;&amp;[.F328]&amp;&quot;' , 'age' =&gt; &quot;&amp;[.G328]&amp;&quot; , 'id_formulaire' =&gt; 1 ),&quot;" office:value-type="string" office:string-value="array('nom' =&gt; 'nom328' , 'prenom' =&gt; 'prenom328' , 'age' =&gt; 328 , 'id_formulaire' =&gt; 1 )," calcext:value-type="string">
            <text:p>array('nom' =&gt; 'nom328' , 'prenom' =&gt; 'prenom328' , 'age' =&gt; 3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29" calcext:value-type="string">
            <text:p>nom329</text:p>
          </table:table-cell>
          <table:table-cell table:formula="of:=&quot;prenom&quot;&amp;ROW()" office:value-type="string" office:string-value="prenom329" calcext:value-type="string">
            <text:p>prenom329</text:p>
          </table:table-cell>
          <table:table-cell table:formula="of:=ROW()" office:value-type="float" office:value="329" calcext:value-type="float">
            <text:p>329</text:p>
          </table:table-cell>
          <table:table-cell/>
          <table:table-cell table:formula="of:=&quot;array('nom' =&gt; '&quot;&amp;[.E329]&amp;&quot;' , 'prenom' =&gt; '&quot;&amp;[.F329]&amp;&quot;' , 'age' =&gt; &quot;&amp;[.G329]&amp;&quot; , 'id_formulaire' =&gt; 1 ),&quot;" office:value-type="string" office:string-value="array('nom' =&gt; 'nom329' , 'prenom' =&gt; 'prenom329' , 'age' =&gt; 329 , 'id_formulaire' =&gt; 1 )," calcext:value-type="string">
            <text:p>array('nom' =&gt; 'nom329' , 'prenom' =&gt; 'prenom329' , 'age' =&gt; 3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0" calcext:value-type="string">
            <text:p>nom330</text:p>
          </table:table-cell>
          <table:table-cell table:formula="of:=&quot;prenom&quot;&amp;ROW()" office:value-type="string" office:string-value="prenom330" calcext:value-type="string">
            <text:p>prenom330</text:p>
          </table:table-cell>
          <table:table-cell table:formula="of:=ROW()" office:value-type="float" office:value="330" calcext:value-type="float">
            <text:p>330</text:p>
          </table:table-cell>
          <table:table-cell/>
          <table:table-cell table:formula="of:=&quot;array('nom' =&gt; '&quot;&amp;[.E330]&amp;&quot;' , 'prenom' =&gt; '&quot;&amp;[.F330]&amp;&quot;' , 'age' =&gt; &quot;&amp;[.G330]&amp;&quot; , 'id_formulaire' =&gt; 1 ),&quot;" office:value-type="string" office:string-value="array('nom' =&gt; 'nom330' , 'prenom' =&gt; 'prenom330' , 'age' =&gt; 330 , 'id_formulaire' =&gt; 1 )," calcext:value-type="string">
            <text:p>array('nom' =&gt; 'nom330' , 'prenom' =&gt; 'prenom330' , 'age' =&gt; 3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1" calcext:value-type="string">
            <text:p>nom331</text:p>
          </table:table-cell>
          <table:table-cell table:formula="of:=&quot;prenom&quot;&amp;ROW()" office:value-type="string" office:string-value="prenom331" calcext:value-type="string">
            <text:p>prenom331</text:p>
          </table:table-cell>
          <table:table-cell table:formula="of:=ROW()" office:value-type="float" office:value="331" calcext:value-type="float">
            <text:p>331</text:p>
          </table:table-cell>
          <table:table-cell/>
          <table:table-cell table:formula="of:=&quot;array('nom' =&gt; '&quot;&amp;[.E331]&amp;&quot;' , 'prenom' =&gt; '&quot;&amp;[.F331]&amp;&quot;' , 'age' =&gt; &quot;&amp;[.G331]&amp;&quot; , 'id_formulaire' =&gt; 1 ),&quot;" office:value-type="string" office:string-value="array('nom' =&gt; 'nom331' , 'prenom' =&gt; 'prenom331' , 'age' =&gt; 331 , 'id_formulaire' =&gt; 1 )," calcext:value-type="string">
            <text:p>array('nom' =&gt; 'nom331' , 'prenom' =&gt; 'prenom331' , 'age' =&gt; 3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2" calcext:value-type="string">
            <text:p>nom332</text:p>
          </table:table-cell>
          <table:table-cell table:formula="of:=&quot;prenom&quot;&amp;ROW()" office:value-type="string" office:string-value="prenom332" calcext:value-type="string">
            <text:p>prenom332</text:p>
          </table:table-cell>
          <table:table-cell table:formula="of:=ROW()" office:value-type="float" office:value="332" calcext:value-type="float">
            <text:p>332</text:p>
          </table:table-cell>
          <table:table-cell/>
          <table:table-cell table:formula="of:=&quot;array('nom' =&gt; '&quot;&amp;[.E332]&amp;&quot;' , 'prenom' =&gt; '&quot;&amp;[.F332]&amp;&quot;' , 'age' =&gt; &quot;&amp;[.G332]&amp;&quot; , 'id_formulaire' =&gt; 1 ),&quot;" office:value-type="string" office:string-value="array('nom' =&gt; 'nom332' , 'prenom' =&gt; 'prenom332' , 'age' =&gt; 332 , 'id_formulaire' =&gt; 1 )," calcext:value-type="string">
            <text:p>array('nom' =&gt; 'nom332' , 'prenom' =&gt; 'prenom332' , 'age' =&gt; 3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3" calcext:value-type="string">
            <text:p>nom333</text:p>
          </table:table-cell>
          <table:table-cell table:formula="of:=&quot;prenom&quot;&amp;ROW()" office:value-type="string" office:string-value="prenom333" calcext:value-type="string">
            <text:p>prenom333</text:p>
          </table:table-cell>
          <table:table-cell table:formula="of:=ROW()" office:value-type="float" office:value="333" calcext:value-type="float">
            <text:p>333</text:p>
          </table:table-cell>
          <table:table-cell/>
          <table:table-cell table:formula="of:=&quot;array('nom' =&gt; '&quot;&amp;[.E333]&amp;&quot;' , 'prenom' =&gt; '&quot;&amp;[.F333]&amp;&quot;' , 'age' =&gt; &quot;&amp;[.G333]&amp;&quot; , 'id_formulaire' =&gt; 1 ),&quot;" office:value-type="string" office:string-value="array('nom' =&gt; 'nom333' , 'prenom' =&gt; 'prenom333' , 'age' =&gt; 333 , 'id_formulaire' =&gt; 1 )," calcext:value-type="string">
            <text:p>array('nom' =&gt; 'nom333' , 'prenom' =&gt; 'prenom333' , 'age' =&gt; 3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4" calcext:value-type="string">
            <text:p>nom334</text:p>
          </table:table-cell>
          <table:table-cell table:formula="of:=&quot;prenom&quot;&amp;ROW()" office:value-type="string" office:string-value="prenom334" calcext:value-type="string">
            <text:p>prenom334</text:p>
          </table:table-cell>
          <table:table-cell table:formula="of:=ROW()" office:value-type="float" office:value="334" calcext:value-type="float">
            <text:p>334</text:p>
          </table:table-cell>
          <table:table-cell/>
          <table:table-cell table:formula="of:=&quot;array('nom' =&gt; '&quot;&amp;[.E334]&amp;&quot;' , 'prenom' =&gt; '&quot;&amp;[.F334]&amp;&quot;' , 'age' =&gt; &quot;&amp;[.G334]&amp;&quot; , 'id_formulaire' =&gt; 1 ),&quot;" office:value-type="string" office:string-value="array('nom' =&gt; 'nom334' , 'prenom' =&gt; 'prenom334' , 'age' =&gt; 334 , 'id_formulaire' =&gt; 1 )," calcext:value-type="string">
            <text:p>array('nom' =&gt; 'nom334' , 'prenom' =&gt; 'prenom334' , 'age' =&gt; 3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5" calcext:value-type="string">
            <text:p>nom335</text:p>
          </table:table-cell>
          <table:table-cell table:formula="of:=&quot;prenom&quot;&amp;ROW()" office:value-type="string" office:string-value="prenom335" calcext:value-type="string">
            <text:p>prenom335</text:p>
          </table:table-cell>
          <table:table-cell table:formula="of:=ROW()" office:value-type="float" office:value="335" calcext:value-type="float">
            <text:p>335</text:p>
          </table:table-cell>
          <table:table-cell/>
          <table:table-cell table:formula="of:=&quot;array('nom' =&gt; '&quot;&amp;[.E335]&amp;&quot;' , 'prenom' =&gt; '&quot;&amp;[.F335]&amp;&quot;' , 'age' =&gt; &quot;&amp;[.G335]&amp;&quot; , 'id_formulaire' =&gt; 1 ),&quot;" office:value-type="string" office:string-value="array('nom' =&gt; 'nom335' , 'prenom' =&gt; 'prenom335' , 'age' =&gt; 335 , 'id_formulaire' =&gt; 1 )," calcext:value-type="string">
            <text:p>array('nom' =&gt; 'nom335' , 'prenom' =&gt; 'prenom335' , 'age' =&gt; 3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6" calcext:value-type="string">
            <text:p>nom336</text:p>
          </table:table-cell>
          <table:table-cell table:formula="of:=&quot;prenom&quot;&amp;ROW()" office:value-type="string" office:string-value="prenom336" calcext:value-type="string">
            <text:p>prenom336</text:p>
          </table:table-cell>
          <table:table-cell table:formula="of:=ROW()" office:value-type="float" office:value="336" calcext:value-type="float">
            <text:p>336</text:p>
          </table:table-cell>
          <table:table-cell/>
          <table:table-cell table:formula="of:=&quot;array('nom' =&gt; '&quot;&amp;[.E336]&amp;&quot;' , 'prenom' =&gt; '&quot;&amp;[.F336]&amp;&quot;' , 'age' =&gt; &quot;&amp;[.G336]&amp;&quot; , 'id_formulaire' =&gt; 1 ),&quot;" office:value-type="string" office:string-value="array('nom' =&gt; 'nom336' , 'prenom' =&gt; 'prenom336' , 'age' =&gt; 336 , 'id_formulaire' =&gt; 1 )," calcext:value-type="string">
            <text:p>array('nom' =&gt; 'nom336' , 'prenom' =&gt; 'prenom336' , 'age' =&gt; 3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7" calcext:value-type="string">
            <text:p>nom337</text:p>
          </table:table-cell>
          <table:table-cell table:formula="of:=&quot;prenom&quot;&amp;ROW()" office:value-type="string" office:string-value="prenom337" calcext:value-type="string">
            <text:p>prenom337</text:p>
          </table:table-cell>
          <table:table-cell table:formula="of:=ROW()" office:value-type="float" office:value="337" calcext:value-type="float">
            <text:p>337</text:p>
          </table:table-cell>
          <table:table-cell/>
          <table:table-cell table:formula="of:=&quot;array('nom' =&gt; '&quot;&amp;[.E337]&amp;&quot;' , 'prenom' =&gt; '&quot;&amp;[.F337]&amp;&quot;' , 'age' =&gt; &quot;&amp;[.G337]&amp;&quot; , 'id_formulaire' =&gt; 1 ),&quot;" office:value-type="string" office:string-value="array('nom' =&gt; 'nom337' , 'prenom' =&gt; 'prenom337' , 'age' =&gt; 337 , 'id_formulaire' =&gt; 1 )," calcext:value-type="string">
            <text:p>array('nom' =&gt; 'nom337' , 'prenom' =&gt; 'prenom337' , 'age' =&gt; 3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8" calcext:value-type="string">
            <text:p>nom338</text:p>
          </table:table-cell>
          <table:table-cell table:formula="of:=&quot;prenom&quot;&amp;ROW()" office:value-type="string" office:string-value="prenom338" calcext:value-type="string">
            <text:p>prenom338</text:p>
          </table:table-cell>
          <table:table-cell table:formula="of:=ROW()" office:value-type="float" office:value="338" calcext:value-type="float">
            <text:p>338</text:p>
          </table:table-cell>
          <table:table-cell/>
          <table:table-cell table:formula="of:=&quot;array('nom' =&gt; '&quot;&amp;[.E338]&amp;&quot;' , 'prenom' =&gt; '&quot;&amp;[.F338]&amp;&quot;' , 'age' =&gt; &quot;&amp;[.G338]&amp;&quot; , 'id_formulaire' =&gt; 1 ),&quot;" office:value-type="string" office:string-value="array('nom' =&gt; 'nom338' , 'prenom' =&gt; 'prenom338' , 'age' =&gt; 338 , 'id_formulaire' =&gt; 1 )," calcext:value-type="string">
            <text:p>array('nom' =&gt; 'nom338' , 'prenom' =&gt; 'prenom338' , 'age' =&gt; 3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39" calcext:value-type="string">
            <text:p>nom339</text:p>
          </table:table-cell>
          <table:table-cell table:formula="of:=&quot;prenom&quot;&amp;ROW()" office:value-type="string" office:string-value="prenom339" calcext:value-type="string">
            <text:p>prenom339</text:p>
          </table:table-cell>
          <table:table-cell table:formula="of:=ROW()" office:value-type="float" office:value="339" calcext:value-type="float">
            <text:p>339</text:p>
          </table:table-cell>
          <table:table-cell/>
          <table:table-cell table:formula="of:=&quot;array('nom' =&gt; '&quot;&amp;[.E339]&amp;&quot;' , 'prenom' =&gt; '&quot;&amp;[.F339]&amp;&quot;' , 'age' =&gt; &quot;&amp;[.G339]&amp;&quot; , 'id_formulaire' =&gt; 1 ),&quot;" office:value-type="string" office:string-value="array('nom' =&gt; 'nom339' , 'prenom' =&gt; 'prenom339' , 'age' =&gt; 339 , 'id_formulaire' =&gt; 1 )," calcext:value-type="string">
            <text:p>array('nom' =&gt; 'nom339' , 'prenom' =&gt; 'prenom339' , 'age' =&gt; 3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0" calcext:value-type="string">
            <text:p>nom340</text:p>
          </table:table-cell>
          <table:table-cell table:formula="of:=&quot;prenom&quot;&amp;ROW()" office:value-type="string" office:string-value="prenom340" calcext:value-type="string">
            <text:p>prenom340</text:p>
          </table:table-cell>
          <table:table-cell table:formula="of:=ROW()" office:value-type="float" office:value="340" calcext:value-type="float">
            <text:p>340</text:p>
          </table:table-cell>
          <table:table-cell/>
          <table:table-cell table:formula="of:=&quot;array('nom' =&gt; '&quot;&amp;[.E340]&amp;&quot;' , 'prenom' =&gt; '&quot;&amp;[.F340]&amp;&quot;' , 'age' =&gt; &quot;&amp;[.G340]&amp;&quot; , 'id_formulaire' =&gt; 1 ),&quot;" office:value-type="string" office:string-value="array('nom' =&gt; 'nom340' , 'prenom' =&gt; 'prenom340' , 'age' =&gt; 340 , 'id_formulaire' =&gt; 1 )," calcext:value-type="string">
            <text:p>array('nom' =&gt; 'nom340' , 'prenom' =&gt; 'prenom340' , 'age' =&gt; 3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1" calcext:value-type="string">
            <text:p>nom341</text:p>
          </table:table-cell>
          <table:table-cell table:formula="of:=&quot;prenom&quot;&amp;ROW()" office:value-type="string" office:string-value="prenom341" calcext:value-type="string">
            <text:p>prenom341</text:p>
          </table:table-cell>
          <table:table-cell table:formula="of:=ROW()" office:value-type="float" office:value="341" calcext:value-type="float">
            <text:p>341</text:p>
          </table:table-cell>
          <table:table-cell/>
          <table:table-cell table:formula="of:=&quot;array('nom' =&gt; '&quot;&amp;[.E341]&amp;&quot;' , 'prenom' =&gt; '&quot;&amp;[.F341]&amp;&quot;' , 'age' =&gt; &quot;&amp;[.G341]&amp;&quot; , 'id_formulaire' =&gt; 1 ),&quot;" office:value-type="string" office:string-value="array('nom' =&gt; 'nom341' , 'prenom' =&gt; 'prenom341' , 'age' =&gt; 341 , 'id_formulaire' =&gt; 1 )," calcext:value-type="string">
            <text:p>array('nom' =&gt; 'nom341' , 'prenom' =&gt; 'prenom341' , 'age' =&gt; 3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2" calcext:value-type="string">
            <text:p>nom342</text:p>
          </table:table-cell>
          <table:table-cell table:formula="of:=&quot;prenom&quot;&amp;ROW()" office:value-type="string" office:string-value="prenom342" calcext:value-type="string">
            <text:p>prenom342</text:p>
          </table:table-cell>
          <table:table-cell table:formula="of:=ROW()" office:value-type="float" office:value="342" calcext:value-type="float">
            <text:p>342</text:p>
          </table:table-cell>
          <table:table-cell/>
          <table:table-cell table:formula="of:=&quot;array('nom' =&gt; '&quot;&amp;[.E342]&amp;&quot;' , 'prenom' =&gt; '&quot;&amp;[.F342]&amp;&quot;' , 'age' =&gt; &quot;&amp;[.G342]&amp;&quot; , 'id_formulaire' =&gt; 1 ),&quot;" office:value-type="string" office:string-value="array('nom' =&gt; 'nom342' , 'prenom' =&gt; 'prenom342' , 'age' =&gt; 342 , 'id_formulaire' =&gt; 1 )," calcext:value-type="string">
            <text:p>array('nom' =&gt; 'nom342' , 'prenom' =&gt; 'prenom342' , 'age' =&gt; 3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3" calcext:value-type="string">
            <text:p>nom343</text:p>
          </table:table-cell>
          <table:table-cell table:formula="of:=&quot;prenom&quot;&amp;ROW()" office:value-type="string" office:string-value="prenom343" calcext:value-type="string">
            <text:p>prenom343</text:p>
          </table:table-cell>
          <table:table-cell table:formula="of:=ROW()" office:value-type="float" office:value="343" calcext:value-type="float">
            <text:p>343</text:p>
          </table:table-cell>
          <table:table-cell/>
          <table:table-cell table:formula="of:=&quot;array('nom' =&gt; '&quot;&amp;[.E343]&amp;&quot;' , 'prenom' =&gt; '&quot;&amp;[.F343]&amp;&quot;' , 'age' =&gt; &quot;&amp;[.G343]&amp;&quot; , 'id_formulaire' =&gt; 1 ),&quot;" office:value-type="string" office:string-value="array('nom' =&gt; 'nom343' , 'prenom' =&gt; 'prenom343' , 'age' =&gt; 343 , 'id_formulaire' =&gt; 1 )," calcext:value-type="string">
            <text:p>array('nom' =&gt; 'nom343' , 'prenom' =&gt; 'prenom343' , 'age' =&gt; 3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4" calcext:value-type="string">
            <text:p>nom344</text:p>
          </table:table-cell>
          <table:table-cell table:formula="of:=&quot;prenom&quot;&amp;ROW()" office:value-type="string" office:string-value="prenom344" calcext:value-type="string">
            <text:p>prenom344</text:p>
          </table:table-cell>
          <table:table-cell table:formula="of:=ROW()" office:value-type="float" office:value="344" calcext:value-type="float">
            <text:p>344</text:p>
          </table:table-cell>
          <table:table-cell/>
          <table:table-cell table:formula="of:=&quot;array('nom' =&gt; '&quot;&amp;[.E344]&amp;&quot;' , 'prenom' =&gt; '&quot;&amp;[.F344]&amp;&quot;' , 'age' =&gt; &quot;&amp;[.G344]&amp;&quot; , 'id_formulaire' =&gt; 1 ),&quot;" office:value-type="string" office:string-value="array('nom' =&gt; 'nom344' , 'prenom' =&gt; 'prenom344' , 'age' =&gt; 344 , 'id_formulaire' =&gt; 1 )," calcext:value-type="string">
            <text:p>array('nom' =&gt; 'nom344' , 'prenom' =&gt; 'prenom344' , 'age' =&gt; 3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5" calcext:value-type="string">
            <text:p>nom345</text:p>
          </table:table-cell>
          <table:table-cell table:formula="of:=&quot;prenom&quot;&amp;ROW()" office:value-type="string" office:string-value="prenom345" calcext:value-type="string">
            <text:p>prenom345</text:p>
          </table:table-cell>
          <table:table-cell table:formula="of:=ROW()" office:value-type="float" office:value="345" calcext:value-type="float">
            <text:p>345</text:p>
          </table:table-cell>
          <table:table-cell/>
          <table:table-cell table:formula="of:=&quot;array('nom' =&gt; '&quot;&amp;[.E345]&amp;&quot;' , 'prenom' =&gt; '&quot;&amp;[.F345]&amp;&quot;' , 'age' =&gt; &quot;&amp;[.G345]&amp;&quot; , 'id_formulaire' =&gt; 1 ),&quot;" office:value-type="string" office:string-value="array('nom' =&gt; 'nom345' , 'prenom' =&gt; 'prenom345' , 'age' =&gt; 345 , 'id_formulaire' =&gt; 1 )," calcext:value-type="string">
            <text:p>array('nom' =&gt; 'nom345' , 'prenom' =&gt; 'prenom345' , 'age' =&gt; 3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6" calcext:value-type="string">
            <text:p>nom346</text:p>
          </table:table-cell>
          <table:table-cell table:formula="of:=&quot;prenom&quot;&amp;ROW()" office:value-type="string" office:string-value="prenom346" calcext:value-type="string">
            <text:p>prenom346</text:p>
          </table:table-cell>
          <table:table-cell table:formula="of:=ROW()" office:value-type="float" office:value="346" calcext:value-type="float">
            <text:p>346</text:p>
          </table:table-cell>
          <table:table-cell/>
          <table:table-cell table:formula="of:=&quot;array('nom' =&gt; '&quot;&amp;[.E346]&amp;&quot;' , 'prenom' =&gt; '&quot;&amp;[.F346]&amp;&quot;' , 'age' =&gt; &quot;&amp;[.G346]&amp;&quot; , 'id_formulaire' =&gt; 1 ),&quot;" office:value-type="string" office:string-value="array('nom' =&gt; 'nom346' , 'prenom' =&gt; 'prenom346' , 'age' =&gt; 346 , 'id_formulaire' =&gt; 1 )," calcext:value-type="string">
            <text:p>array('nom' =&gt; 'nom346' , 'prenom' =&gt; 'prenom346' , 'age' =&gt; 3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7" calcext:value-type="string">
            <text:p>nom347</text:p>
          </table:table-cell>
          <table:table-cell table:formula="of:=&quot;prenom&quot;&amp;ROW()" office:value-type="string" office:string-value="prenom347" calcext:value-type="string">
            <text:p>prenom347</text:p>
          </table:table-cell>
          <table:table-cell table:formula="of:=ROW()" office:value-type="float" office:value="347" calcext:value-type="float">
            <text:p>347</text:p>
          </table:table-cell>
          <table:table-cell/>
          <table:table-cell table:formula="of:=&quot;array('nom' =&gt; '&quot;&amp;[.E347]&amp;&quot;' , 'prenom' =&gt; '&quot;&amp;[.F347]&amp;&quot;' , 'age' =&gt; &quot;&amp;[.G347]&amp;&quot; , 'id_formulaire' =&gt; 1 ),&quot;" office:value-type="string" office:string-value="array('nom' =&gt; 'nom347' , 'prenom' =&gt; 'prenom347' , 'age' =&gt; 347 , 'id_formulaire' =&gt; 1 )," calcext:value-type="string">
            <text:p>array('nom' =&gt; 'nom347' , 'prenom' =&gt; 'prenom347' , 'age' =&gt; 3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8" calcext:value-type="string">
            <text:p>nom348</text:p>
          </table:table-cell>
          <table:table-cell table:formula="of:=&quot;prenom&quot;&amp;ROW()" office:value-type="string" office:string-value="prenom348" calcext:value-type="string">
            <text:p>prenom348</text:p>
          </table:table-cell>
          <table:table-cell table:formula="of:=ROW()" office:value-type="float" office:value="348" calcext:value-type="float">
            <text:p>348</text:p>
          </table:table-cell>
          <table:table-cell/>
          <table:table-cell table:formula="of:=&quot;array('nom' =&gt; '&quot;&amp;[.E348]&amp;&quot;' , 'prenom' =&gt; '&quot;&amp;[.F348]&amp;&quot;' , 'age' =&gt; &quot;&amp;[.G348]&amp;&quot; , 'id_formulaire' =&gt; 1 ),&quot;" office:value-type="string" office:string-value="array('nom' =&gt; 'nom348' , 'prenom' =&gt; 'prenom348' , 'age' =&gt; 348 , 'id_formulaire' =&gt; 1 )," calcext:value-type="string">
            <text:p>array('nom' =&gt; 'nom348' , 'prenom' =&gt; 'prenom348' , 'age' =&gt; 3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49" calcext:value-type="string">
            <text:p>nom349</text:p>
          </table:table-cell>
          <table:table-cell table:formula="of:=&quot;prenom&quot;&amp;ROW()" office:value-type="string" office:string-value="prenom349" calcext:value-type="string">
            <text:p>prenom349</text:p>
          </table:table-cell>
          <table:table-cell table:formula="of:=ROW()" office:value-type="float" office:value="349" calcext:value-type="float">
            <text:p>349</text:p>
          </table:table-cell>
          <table:table-cell/>
          <table:table-cell table:formula="of:=&quot;array('nom' =&gt; '&quot;&amp;[.E349]&amp;&quot;' , 'prenom' =&gt; '&quot;&amp;[.F349]&amp;&quot;' , 'age' =&gt; &quot;&amp;[.G349]&amp;&quot; , 'id_formulaire' =&gt; 1 ),&quot;" office:value-type="string" office:string-value="array('nom' =&gt; 'nom349' , 'prenom' =&gt; 'prenom349' , 'age' =&gt; 349 , 'id_formulaire' =&gt; 1 )," calcext:value-type="string">
            <text:p>array('nom' =&gt; 'nom349' , 'prenom' =&gt; 'prenom349' , 'age' =&gt; 3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0" calcext:value-type="string">
            <text:p>nom350</text:p>
          </table:table-cell>
          <table:table-cell table:formula="of:=&quot;prenom&quot;&amp;ROW()" office:value-type="string" office:string-value="prenom350" calcext:value-type="string">
            <text:p>prenom350</text:p>
          </table:table-cell>
          <table:table-cell table:formula="of:=ROW()" office:value-type="float" office:value="350" calcext:value-type="float">
            <text:p>350</text:p>
          </table:table-cell>
          <table:table-cell/>
          <table:table-cell table:formula="of:=&quot;array('nom' =&gt; '&quot;&amp;[.E350]&amp;&quot;' , 'prenom' =&gt; '&quot;&amp;[.F350]&amp;&quot;' , 'age' =&gt; &quot;&amp;[.G350]&amp;&quot; , 'id_formulaire' =&gt; 1 ),&quot;" office:value-type="string" office:string-value="array('nom' =&gt; 'nom350' , 'prenom' =&gt; 'prenom350' , 'age' =&gt; 350 , 'id_formulaire' =&gt; 1 )," calcext:value-type="string">
            <text:p>array('nom' =&gt; 'nom350' , 'prenom' =&gt; 'prenom350' , 'age' =&gt; 3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1" calcext:value-type="string">
            <text:p>nom351</text:p>
          </table:table-cell>
          <table:table-cell table:formula="of:=&quot;prenom&quot;&amp;ROW()" office:value-type="string" office:string-value="prenom351" calcext:value-type="string">
            <text:p>prenom351</text:p>
          </table:table-cell>
          <table:table-cell table:formula="of:=ROW()" office:value-type="float" office:value="351" calcext:value-type="float">
            <text:p>351</text:p>
          </table:table-cell>
          <table:table-cell/>
          <table:table-cell table:formula="of:=&quot;array('nom' =&gt; '&quot;&amp;[.E351]&amp;&quot;' , 'prenom' =&gt; '&quot;&amp;[.F351]&amp;&quot;' , 'age' =&gt; &quot;&amp;[.G351]&amp;&quot; , 'id_formulaire' =&gt; 1 ),&quot;" office:value-type="string" office:string-value="array('nom' =&gt; 'nom351' , 'prenom' =&gt; 'prenom351' , 'age' =&gt; 351 , 'id_formulaire' =&gt; 1 )," calcext:value-type="string">
            <text:p>array('nom' =&gt; 'nom351' , 'prenom' =&gt; 'prenom351' , 'age' =&gt; 3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2" calcext:value-type="string">
            <text:p>nom352</text:p>
          </table:table-cell>
          <table:table-cell table:formula="of:=&quot;prenom&quot;&amp;ROW()" office:value-type="string" office:string-value="prenom352" calcext:value-type="string">
            <text:p>prenom352</text:p>
          </table:table-cell>
          <table:table-cell table:formula="of:=ROW()" office:value-type="float" office:value="352" calcext:value-type="float">
            <text:p>352</text:p>
          </table:table-cell>
          <table:table-cell/>
          <table:table-cell table:formula="of:=&quot;array('nom' =&gt; '&quot;&amp;[.E352]&amp;&quot;' , 'prenom' =&gt; '&quot;&amp;[.F352]&amp;&quot;' , 'age' =&gt; &quot;&amp;[.G352]&amp;&quot; , 'id_formulaire' =&gt; 1 ),&quot;" office:value-type="string" office:string-value="array('nom' =&gt; 'nom352' , 'prenom' =&gt; 'prenom352' , 'age' =&gt; 352 , 'id_formulaire' =&gt; 1 )," calcext:value-type="string">
            <text:p>array('nom' =&gt; 'nom352' , 'prenom' =&gt; 'prenom352' , 'age' =&gt; 3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3" calcext:value-type="string">
            <text:p>nom353</text:p>
          </table:table-cell>
          <table:table-cell table:formula="of:=&quot;prenom&quot;&amp;ROW()" office:value-type="string" office:string-value="prenom353" calcext:value-type="string">
            <text:p>prenom353</text:p>
          </table:table-cell>
          <table:table-cell table:formula="of:=ROW()" office:value-type="float" office:value="353" calcext:value-type="float">
            <text:p>353</text:p>
          </table:table-cell>
          <table:table-cell/>
          <table:table-cell table:formula="of:=&quot;array('nom' =&gt; '&quot;&amp;[.E353]&amp;&quot;' , 'prenom' =&gt; '&quot;&amp;[.F353]&amp;&quot;' , 'age' =&gt; &quot;&amp;[.G353]&amp;&quot; , 'id_formulaire' =&gt; 1 ),&quot;" office:value-type="string" office:string-value="array('nom' =&gt; 'nom353' , 'prenom' =&gt; 'prenom353' , 'age' =&gt; 353 , 'id_formulaire' =&gt; 1 )," calcext:value-type="string">
            <text:p>array('nom' =&gt; 'nom353' , 'prenom' =&gt; 'prenom353' , 'age' =&gt; 3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4" calcext:value-type="string">
            <text:p>nom354</text:p>
          </table:table-cell>
          <table:table-cell table:formula="of:=&quot;prenom&quot;&amp;ROW()" office:value-type="string" office:string-value="prenom354" calcext:value-type="string">
            <text:p>prenom354</text:p>
          </table:table-cell>
          <table:table-cell table:formula="of:=ROW()" office:value-type="float" office:value="354" calcext:value-type="float">
            <text:p>354</text:p>
          </table:table-cell>
          <table:table-cell/>
          <table:table-cell table:formula="of:=&quot;array('nom' =&gt; '&quot;&amp;[.E354]&amp;&quot;' , 'prenom' =&gt; '&quot;&amp;[.F354]&amp;&quot;' , 'age' =&gt; &quot;&amp;[.G354]&amp;&quot; , 'id_formulaire' =&gt; 1 ),&quot;" office:value-type="string" office:string-value="array('nom' =&gt; 'nom354' , 'prenom' =&gt; 'prenom354' , 'age' =&gt; 354 , 'id_formulaire' =&gt; 1 )," calcext:value-type="string">
            <text:p>array('nom' =&gt; 'nom354' , 'prenom' =&gt; 'prenom354' , 'age' =&gt; 3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5" calcext:value-type="string">
            <text:p>nom355</text:p>
          </table:table-cell>
          <table:table-cell table:formula="of:=&quot;prenom&quot;&amp;ROW()" office:value-type="string" office:string-value="prenom355" calcext:value-type="string">
            <text:p>prenom355</text:p>
          </table:table-cell>
          <table:table-cell table:formula="of:=ROW()" office:value-type="float" office:value="355" calcext:value-type="float">
            <text:p>355</text:p>
          </table:table-cell>
          <table:table-cell/>
          <table:table-cell table:formula="of:=&quot;array('nom' =&gt; '&quot;&amp;[.E355]&amp;&quot;' , 'prenom' =&gt; '&quot;&amp;[.F355]&amp;&quot;' , 'age' =&gt; &quot;&amp;[.G355]&amp;&quot; , 'id_formulaire' =&gt; 1 ),&quot;" office:value-type="string" office:string-value="array('nom' =&gt; 'nom355' , 'prenom' =&gt; 'prenom355' , 'age' =&gt; 355 , 'id_formulaire' =&gt; 1 )," calcext:value-type="string">
            <text:p>array('nom' =&gt; 'nom355' , 'prenom' =&gt; 'prenom355' , 'age' =&gt; 3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6" calcext:value-type="string">
            <text:p>nom356</text:p>
          </table:table-cell>
          <table:table-cell table:formula="of:=&quot;prenom&quot;&amp;ROW()" office:value-type="string" office:string-value="prenom356" calcext:value-type="string">
            <text:p>prenom356</text:p>
          </table:table-cell>
          <table:table-cell table:formula="of:=ROW()" office:value-type="float" office:value="356" calcext:value-type="float">
            <text:p>356</text:p>
          </table:table-cell>
          <table:table-cell/>
          <table:table-cell table:formula="of:=&quot;array('nom' =&gt; '&quot;&amp;[.E356]&amp;&quot;' , 'prenom' =&gt; '&quot;&amp;[.F356]&amp;&quot;' , 'age' =&gt; &quot;&amp;[.G356]&amp;&quot; , 'id_formulaire' =&gt; 1 ),&quot;" office:value-type="string" office:string-value="array('nom' =&gt; 'nom356' , 'prenom' =&gt; 'prenom356' , 'age' =&gt; 356 , 'id_formulaire' =&gt; 1 )," calcext:value-type="string">
            <text:p>array('nom' =&gt; 'nom356' , 'prenom' =&gt; 'prenom356' , 'age' =&gt; 3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7" calcext:value-type="string">
            <text:p>nom357</text:p>
          </table:table-cell>
          <table:table-cell table:formula="of:=&quot;prenom&quot;&amp;ROW()" office:value-type="string" office:string-value="prenom357" calcext:value-type="string">
            <text:p>prenom357</text:p>
          </table:table-cell>
          <table:table-cell table:formula="of:=ROW()" office:value-type="float" office:value="357" calcext:value-type="float">
            <text:p>357</text:p>
          </table:table-cell>
          <table:table-cell/>
          <table:table-cell table:formula="of:=&quot;array('nom' =&gt; '&quot;&amp;[.E357]&amp;&quot;' , 'prenom' =&gt; '&quot;&amp;[.F357]&amp;&quot;' , 'age' =&gt; &quot;&amp;[.G357]&amp;&quot; , 'id_formulaire' =&gt; 1 ),&quot;" office:value-type="string" office:string-value="array('nom' =&gt; 'nom357' , 'prenom' =&gt; 'prenom357' , 'age' =&gt; 357 , 'id_formulaire' =&gt; 1 )," calcext:value-type="string">
            <text:p>array('nom' =&gt; 'nom357' , 'prenom' =&gt; 'prenom357' , 'age' =&gt; 3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8" calcext:value-type="string">
            <text:p>nom358</text:p>
          </table:table-cell>
          <table:table-cell table:formula="of:=&quot;prenom&quot;&amp;ROW()" office:value-type="string" office:string-value="prenom358" calcext:value-type="string">
            <text:p>prenom358</text:p>
          </table:table-cell>
          <table:table-cell table:formula="of:=ROW()" office:value-type="float" office:value="358" calcext:value-type="float">
            <text:p>358</text:p>
          </table:table-cell>
          <table:table-cell/>
          <table:table-cell table:formula="of:=&quot;array('nom' =&gt; '&quot;&amp;[.E358]&amp;&quot;' , 'prenom' =&gt; '&quot;&amp;[.F358]&amp;&quot;' , 'age' =&gt; &quot;&amp;[.G358]&amp;&quot; , 'id_formulaire' =&gt; 1 ),&quot;" office:value-type="string" office:string-value="array('nom' =&gt; 'nom358' , 'prenom' =&gt; 'prenom358' , 'age' =&gt; 358 , 'id_formulaire' =&gt; 1 )," calcext:value-type="string">
            <text:p>array('nom' =&gt; 'nom358' , 'prenom' =&gt; 'prenom358' , 'age' =&gt; 3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59" calcext:value-type="string">
            <text:p>nom359</text:p>
          </table:table-cell>
          <table:table-cell table:formula="of:=&quot;prenom&quot;&amp;ROW()" office:value-type="string" office:string-value="prenom359" calcext:value-type="string">
            <text:p>prenom359</text:p>
          </table:table-cell>
          <table:table-cell table:formula="of:=ROW()" office:value-type="float" office:value="359" calcext:value-type="float">
            <text:p>359</text:p>
          </table:table-cell>
          <table:table-cell/>
          <table:table-cell table:formula="of:=&quot;array('nom' =&gt; '&quot;&amp;[.E359]&amp;&quot;' , 'prenom' =&gt; '&quot;&amp;[.F359]&amp;&quot;' , 'age' =&gt; &quot;&amp;[.G359]&amp;&quot; , 'id_formulaire' =&gt; 1 ),&quot;" office:value-type="string" office:string-value="array('nom' =&gt; 'nom359' , 'prenom' =&gt; 'prenom359' , 'age' =&gt; 359 , 'id_formulaire' =&gt; 1 )," calcext:value-type="string">
            <text:p>array('nom' =&gt; 'nom359' , 'prenom' =&gt; 'prenom359' , 'age' =&gt; 3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0" calcext:value-type="string">
            <text:p>nom360</text:p>
          </table:table-cell>
          <table:table-cell table:formula="of:=&quot;prenom&quot;&amp;ROW()" office:value-type="string" office:string-value="prenom360" calcext:value-type="string">
            <text:p>prenom360</text:p>
          </table:table-cell>
          <table:table-cell table:formula="of:=ROW()" office:value-type="float" office:value="360" calcext:value-type="float">
            <text:p>360</text:p>
          </table:table-cell>
          <table:table-cell/>
          <table:table-cell table:formula="of:=&quot;array('nom' =&gt; '&quot;&amp;[.E360]&amp;&quot;' , 'prenom' =&gt; '&quot;&amp;[.F360]&amp;&quot;' , 'age' =&gt; &quot;&amp;[.G360]&amp;&quot; , 'id_formulaire' =&gt; 1 ),&quot;" office:value-type="string" office:string-value="array('nom' =&gt; 'nom360' , 'prenom' =&gt; 'prenom360' , 'age' =&gt; 360 , 'id_formulaire' =&gt; 1 )," calcext:value-type="string">
            <text:p>array('nom' =&gt; 'nom360' , 'prenom' =&gt; 'prenom360' , 'age' =&gt; 3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1" calcext:value-type="string">
            <text:p>nom361</text:p>
          </table:table-cell>
          <table:table-cell table:formula="of:=&quot;prenom&quot;&amp;ROW()" office:value-type="string" office:string-value="prenom361" calcext:value-type="string">
            <text:p>prenom361</text:p>
          </table:table-cell>
          <table:table-cell table:formula="of:=ROW()" office:value-type="float" office:value="361" calcext:value-type="float">
            <text:p>361</text:p>
          </table:table-cell>
          <table:table-cell/>
          <table:table-cell table:formula="of:=&quot;array('nom' =&gt; '&quot;&amp;[.E361]&amp;&quot;' , 'prenom' =&gt; '&quot;&amp;[.F361]&amp;&quot;' , 'age' =&gt; &quot;&amp;[.G361]&amp;&quot; , 'id_formulaire' =&gt; 1 ),&quot;" office:value-type="string" office:string-value="array('nom' =&gt; 'nom361' , 'prenom' =&gt; 'prenom361' , 'age' =&gt; 361 , 'id_formulaire' =&gt; 1 )," calcext:value-type="string">
            <text:p>array('nom' =&gt; 'nom361' , 'prenom' =&gt; 'prenom361' , 'age' =&gt; 3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2" calcext:value-type="string">
            <text:p>nom362</text:p>
          </table:table-cell>
          <table:table-cell table:formula="of:=&quot;prenom&quot;&amp;ROW()" office:value-type="string" office:string-value="prenom362" calcext:value-type="string">
            <text:p>prenom362</text:p>
          </table:table-cell>
          <table:table-cell table:formula="of:=ROW()" office:value-type="float" office:value="362" calcext:value-type="float">
            <text:p>362</text:p>
          </table:table-cell>
          <table:table-cell/>
          <table:table-cell table:formula="of:=&quot;array('nom' =&gt; '&quot;&amp;[.E362]&amp;&quot;' , 'prenom' =&gt; '&quot;&amp;[.F362]&amp;&quot;' , 'age' =&gt; &quot;&amp;[.G362]&amp;&quot; , 'id_formulaire' =&gt; 1 ),&quot;" office:value-type="string" office:string-value="array('nom' =&gt; 'nom362' , 'prenom' =&gt; 'prenom362' , 'age' =&gt; 362 , 'id_formulaire' =&gt; 1 )," calcext:value-type="string">
            <text:p>array('nom' =&gt; 'nom362' , 'prenom' =&gt; 'prenom362' , 'age' =&gt; 3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3" calcext:value-type="string">
            <text:p>nom363</text:p>
          </table:table-cell>
          <table:table-cell table:formula="of:=&quot;prenom&quot;&amp;ROW()" office:value-type="string" office:string-value="prenom363" calcext:value-type="string">
            <text:p>prenom363</text:p>
          </table:table-cell>
          <table:table-cell table:formula="of:=ROW()" office:value-type="float" office:value="363" calcext:value-type="float">
            <text:p>363</text:p>
          </table:table-cell>
          <table:table-cell/>
          <table:table-cell table:formula="of:=&quot;array('nom' =&gt; '&quot;&amp;[.E363]&amp;&quot;' , 'prenom' =&gt; '&quot;&amp;[.F363]&amp;&quot;' , 'age' =&gt; &quot;&amp;[.G363]&amp;&quot; , 'id_formulaire' =&gt; 1 ),&quot;" office:value-type="string" office:string-value="array('nom' =&gt; 'nom363' , 'prenom' =&gt; 'prenom363' , 'age' =&gt; 363 , 'id_formulaire' =&gt; 1 )," calcext:value-type="string">
            <text:p>array('nom' =&gt; 'nom363' , 'prenom' =&gt; 'prenom363' , 'age' =&gt; 3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4" calcext:value-type="string">
            <text:p>nom364</text:p>
          </table:table-cell>
          <table:table-cell table:formula="of:=&quot;prenom&quot;&amp;ROW()" office:value-type="string" office:string-value="prenom364" calcext:value-type="string">
            <text:p>prenom364</text:p>
          </table:table-cell>
          <table:table-cell table:formula="of:=ROW()" office:value-type="float" office:value="364" calcext:value-type="float">
            <text:p>364</text:p>
          </table:table-cell>
          <table:table-cell/>
          <table:table-cell table:formula="of:=&quot;array('nom' =&gt; '&quot;&amp;[.E364]&amp;&quot;' , 'prenom' =&gt; '&quot;&amp;[.F364]&amp;&quot;' , 'age' =&gt; &quot;&amp;[.G364]&amp;&quot; , 'id_formulaire' =&gt; 1 ),&quot;" office:value-type="string" office:string-value="array('nom' =&gt; 'nom364' , 'prenom' =&gt; 'prenom364' , 'age' =&gt; 364 , 'id_formulaire' =&gt; 1 )," calcext:value-type="string">
            <text:p>array('nom' =&gt; 'nom364' , 'prenom' =&gt; 'prenom364' , 'age' =&gt; 3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5" calcext:value-type="string">
            <text:p>nom365</text:p>
          </table:table-cell>
          <table:table-cell table:formula="of:=&quot;prenom&quot;&amp;ROW()" office:value-type="string" office:string-value="prenom365" calcext:value-type="string">
            <text:p>prenom365</text:p>
          </table:table-cell>
          <table:table-cell table:formula="of:=ROW()" office:value-type="float" office:value="365" calcext:value-type="float">
            <text:p>365</text:p>
          </table:table-cell>
          <table:table-cell/>
          <table:table-cell table:formula="of:=&quot;array('nom' =&gt; '&quot;&amp;[.E365]&amp;&quot;' , 'prenom' =&gt; '&quot;&amp;[.F365]&amp;&quot;' , 'age' =&gt; &quot;&amp;[.G365]&amp;&quot; , 'id_formulaire' =&gt; 1 ),&quot;" office:value-type="string" office:string-value="array('nom' =&gt; 'nom365' , 'prenom' =&gt; 'prenom365' , 'age' =&gt; 365 , 'id_formulaire' =&gt; 1 )," calcext:value-type="string">
            <text:p>array('nom' =&gt; 'nom365' , 'prenom' =&gt; 'prenom365' , 'age' =&gt; 3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6" calcext:value-type="string">
            <text:p>nom366</text:p>
          </table:table-cell>
          <table:table-cell table:formula="of:=&quot;prenom&quot;&amp;ROW()" office:value-type="string" office:string-value="prenom366" calcext:value-type="string">
            <text:p>prenom366</text:p>
          </table:table-cell>
          <table:table-cell table:formula="of:=ROW()" office:value-type="float" office:value="366" calcext:value-type="float">
            <text:p>366</text:p>
          </table:table-cell>
          <table:table-cell/>
          <table:table-cell table:formula="of:=&quot;array('nom' =&gt; '&quot;&amp;[.E366]&amp;&quot;' , 'prenom' =&gt; '&quot;&amp;[.F366]&amp;&quot;' , 'age' =&gt; &quot;&amp;[.G366]&amp;&quot; , 'id_formulaire' =&gt; 1 ),&quot;" office:value-type="string" office:string-value="array('nom' =&gt; 'nom366' , 'prenom' =&gt; 'prenom366' , 'age' =&gt; 366 , 'id_formulaire' =&gt; 1 )," calcext:value-type="string">
            <text:p>array('nom' =&gt; 'nom366' , 'prenom' =&gt; 'prenom366' , 'age' =&gt; 3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7" calcext:value-type="string">
            <text:p>nom367</text:p>
          </table:table-cell>
          <table:table-cell table:formula="of:=&quot;prenom&quot;&amp;ROW()" office:value-type="string" office:string-value="prenom367" calcext:value-type="string">
            <text:p>prenom367</text:p>
          </table:table-cell>
          <table:table-cell table:formula="of:=ROW()" office:value-type="float" office:value="367" calcext:value-type="float">
            <text:p>367</text:p>
          </table:table-cell>
          <table:table-cell/>
          <table:table-cell table:formula="of:=&quot;array('nom' =&gt; '&quot;&amp;[.E367]&amp;&quot;' , 'prenom' =&gt; '&quot;&amp;[.F367]&amp;&quot;' , 'age' =&gt; &quot;&amp;[.G367]&amp;&quot; , 'id_formulaire' =&gt; 1 ),&quot;" office:value-type="string" office:string-value="array('nom' =&gt; 'nom367' , 'prenom' =&gt; 'prenom367' , 'age' =&gt; 367 , 'id_formulaire' =&gt; 1 )," calcext:value-type="string">
            <text:p>array('nom' =&gt; 'nom367' , 'prenom' =&gt; 'prenom367' , 'age' =&gt; 3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8" calcext:value-type="string">
            <text:p>nom368</text:p>
          </table:table-cell>
          <table:table-cell table:formula="of:=&quot;prenom&quot;&amp;ROW()" office:value-type="string" office:string-value="prenom368" calcext:value-type="string">
            <text:p>prenom368</text:p>
          </table:table-cell>
          <table:table-cell table:formula="of:=ROW()" office:value-type="float" office:value="368" calcext:value-type="float">
            <text:p>368</text:p>
          </table:table-cell>
          <table:table-cell/>
          <table:table-cell table:formula="of:=&quot;array('nom' =&gt; '&quot;&amp;[.E368]&amp;&quot;' , 'prenom' =&gt; '&quot;&amp;[.F368]&amp;&quot;' , 'age' =&gt; &quot;&amp;[.G368]&amp;&quot; , 'id_formulaire' =&gt; 1 ),&quot;" office:value-type="string" office:string-value="array('nom' =&gt; 'nom368' , 'prenom' =&gt; 'prenom368' , 'age' =&gt; 368 , 'id_formulaire' =&gt; 1 )," calcext:value-type="string">
            <text:p>array('nom' =&gt; 'nom368' , 'prenom' =&gt; 'prenom368' , 'age' =&gt; 3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69" calcext:value-type="string">
            <text:p>nom369</text:p>
          </table:table-cell>
          <table:table-cell table:formula="of:=&quot;prenom&quot;&amp;ROW()" office:value-type="string" office:string-value="prenom369" calcext:value-type="string">
            <text:p>prenom369</text:p>
          </table:table-cell>
          <table:table-cell table:formula="of:=ROW()" office:value-type="float" office:value="369" calcext:value-type="float">
            <text:p>369</text:p>
          </table:table-cell>
          <table:table-cell/>
          <table:table-cell table:formula="of:=&quot;array('nom' =&gt; '&quot;&amp;[.E369]&amp;&quot;' , 'prenom' =&gt; '&quot;&amp;[.F369]&amp;&quot;' , 'age' =&gt; &quot;&amp;[.G369]&amp;&quot; , 'id_formulaire' =&gt; 1 ),&quot;" office:value-type="string" office:string-value="array('nom' =&gt; 'nom369' , 'prenom' =&gt; 'prenom369' , 'age' =&gt; 369 , 'id_formulaire' =&gt; 1 )," calcext:value-type="string">
            <text:p>array('nom' =&gt; 'nom369' , 'prenom' =&gt; 'prenom369' , 'age' =&gt; 3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0" calcext:value-type="string">
            <text:p>nom370</text:p>
          </table:table-cell>
          <table:table-cell table:formula="of:=&quot;prenom&quot;&amp;ROW()" office:value-type="string" office:string-value="prenom370" calcext:value-type="string">
            <text:p>prenom370</text:p>
          </table:table-cell>
          <table:table-cell table:formula="of:=ROW()" office:value-type="float" office:value="370" calcext:value-type="float">
            <text:p>370</text:p>
          </table:table-cell>
          <table:table-cell/>
          <table:table-cell table:formula="of:=&quot;array('nom' =&gt; '&quot;&amp;[.E370]&amp;&quot;' , 'prenom' =&gt; '&quot;&amp;[.F370]&amp;&quot;' , 'age' =&gt; &quot;&amp;[.G370]&amp;&quot; , 'id_formulaire' =&gt; 1 ),&quot;" office:value-type="string" office:string-value="array('nom' =&gt; 'nom370' , 'prenom' =&gt; 'prenom370' , 'age' =&gt; 370 , 'id_formulaire' =&gt; 1 )," calcext:value-type="string">
            <text:p>array('nom' =&gt; 'nom370' , 'prenom' =&gt; 'prenom370' , 'age' =&gt; 3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1" calcext:value-type="string">
            <text:p>nom371</text:p>
          </table:table-cell>
          <table:table-cell table:formula="of:=&quot;prenom&quot;&amp;ROW()" office:value-type="string" office:string-value="prenom371" calcext:value-type="string">
            <text:p>prenom371</text:p>
          </table:table-cell>
          <table:table-cell table:formula="of:=ROW()" office:value-type="float" office:value="371" calcext:value-type="float">
            <text:p>371</text:p>
          </table:table-cell>
          <table:table-cell/>
          <table:table-cell table:formula="of:=&quot;array('nom' =&gt; '&quot;&amp;[.E371]&amp;&quot;' , 'prenom' =&gt; '&quot;&amp;[.F371]&amp;&quot;' , 'age' =&gt; &quot;&amp;[.G371]&amp;&quot; , 'id_formulaire' =&gt; 1 ),&quot;" office:value-type="string" office:string-value="array('nom' =&gt; 'nom371' , 'prenom' =&gt; 'prenom371' , 'age' =&gt; 371 , 'id_formulaire' =&gt; 1 )," calcext:value-type="string">
            <text:p>array('nom' =&gt; 'nom371' , 'prenom' =&gt; 'prenom371' , 'age' =&gt; 3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2" calcext:value-type="string">
            <text:p>nom372</text:p>
          </table:table-cell>
          <table:table-cell table:formula="of:=&quot;prenom&quot;&amp;ROW()" office:value-type="string" office:string-value="prenom372" calcext:value-type="string">
            <text:p>prenom372</text:p>
          </table:table-cell>
          <table:table-cell table:formula="of:=ROW()" office:value-type="float" office:value="372" calcext:value-type="float">
            <text:p>372</text:p>
          </table:table-cell>
          <table:table-cell/>
          <table:table-cell table:formula="of:=&quot;array('nom' =&gt; '&quot;&amp;[.E372]&amp;&quot;' , 'prenom' =&gt; '&quot;&amp;[.F372]&amp;&quot;' , 'age' =&gt; &quot;&amp;[.G372]&amp;&quot; , 'id_formulaire' =&gt; 1 ),&quot;" office:value-type="string" office:string-value="array('nom' =&gt; 'nom372' , 'prenom' =&gt; 'prenom372' , 'age' =&gt; 372 , 'id_formulaire' =&gt; 1 )," calcext:value-type="string">
            <text:p>array('nom' =&gt; 'nom372' , 'prenom' =&gt; 'prenom372' , 'age' =&gt; 3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3" calcext:value-type="string">
            <text:p>nom373</text:p>
          </table:table-cell>
          <table:table-cell table:formula="of:=&quot;prenom&quot;&amp;ROW()" office:value-type="string" office:string-value="prenom373" calcext:value-type="string">
            <text:p>prenom373</text:p>
          </table:table-cell>
          <table:table-cell table:formula="of:=ROW()" office:value-type="float" office:value="373" calcext:value-type="float">
            <text:p>373</text:p>
          </table:table-cell>
          <table:table-cell/>
          <table:table-cell table:formula="of:=&quot;array('nom' =&gt; '&quot;&amp;[.E373]&amp;&quot;' , 'prenom' =&gt; '&quot;&amp;[.F373]&amp;&quot;' , 'age' =&gt; &quot;&amp;[.G373]&amp;&quot; , 'id_formulaire' =&gt; 1 ),&quot;" office:value-type="string" office:string-value="array('nom' =&gt; 'nom373' , 'prenom' =&gt; 'prenom373' , 'age' =&gt; 373 , 'id_formulaire' =&gt; 1 )," calcext:value-type="string">
            <text:p>array('nom' =&gt; 'nom373' , 'prenom' =&gt; 'prenom373' , 'age' =&gt; 3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4" calcext:value-type="string">
            <text:p>nom374</text:p>
          </table:table-cell>
          <table:table-cell table:formula="of:=&quot;prenom&quot;&amp;ROW()" office:value-type="string" office:string-value="prenom374" calcext:value-type="string">
            <text:p>prenom374</text:p>
          </table:table-cell>
          <table:table-cell table:formula="of:=ROW()" office:value-type="float" office:value="374" calcext:value-type="float">
            <text:p>374</text:p>
          </table:table-cell>
          <table:table-cell/>
          <table:table-cell table:formula="of:=&quot;array('nom' =&gt; '&quot;&amp;[.E374]&amp;&quot;' , 'prenom' =&gt; '&quot;&amp;[.F374]&amp;&quot;' , 'age' =&gt; &quot;&amp;[.G374]&amp;&quot; , 'id_formulaire' =&gt; 1 ),&quot;" office:value-type="string" office:string-value="array('nom' =&gt; 'nom374' , 'prenom' =&gt; 'prenom374' , 'age' =&gt; 374 , 'id_formulaire' =&gt; 1 )," calcext:value-type="string">
            <text:p>array('nom' =&gt; 'nom374' , 'prenom' =&gt; 'prenom374' , 'age' =&gt; 3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5" calcext:value-type="string">
            <text:p>nom375</text:p>
          </table:table-cell>
          <table:table-cell table:formula="of:=&quot;prenom&quot;&amp;ROW()" office:value-type="string" office:string-value="prenom375" calcext:value-type="string">
            <text:p>prenom375</text:p>
          </table:table-cell>
          <table:table-cell table:formula="of:=ROW()" office:value-type="float" office:value="375" calcext:value-type="float">
            <text:p>375</text:p>
          </table:table-cell>
          <table:table-cell/>
          <table:table-cell table:formula="of:=&quot;array('nom' =&gt; '&quot;&amp;[.E375]&amp;&quot;' , 'prenom' =&gt; '&quot;&amp;[.F375]&amp;&quot;' , 'age' =&gt; &quot;&amp;[.G375]&amp;&quot; , 'id_formulaire' =&gt; 1 ),&quot;" office:value-type="string" office:string-value="array('nom' =&gt; 'nom375' , 'prenom' =&gt; 'prenom375' , 'age' =&gt; 375 , 'id_formulaire' =&gt; 1 )," calcext:value-type="string">
            <text:p>array('nom' =&gt; 'nom375' , 'prenom' =&gt; 'prenom375' , 'age' =&gt; 3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6" calcext:value-type="string">
            <text:p>nom376</text:p>
          </table:table-cell>
          <table:table-cell table:formula="of:=&quot;prenom&quot;&amp;ROW()" office:value-type="string" office:string-value="prenom376" calcext:value-type="string">
            <text:p>prenom376</text:p>
          </table:table-cell>
          <table:table-cell table:formula="of:=ROW()" office:value-type="float" office:value="376" calcext:value-type="float">
            <text:p>376</text:p>
          </table:table-cell>
          <table:table-cell/>
          <table:table-cell table:formula="of:=&quot;array('nom' =&gt; '&quot;&amp;[.E376]&amp;&quot;' , 'prenom' =&gt; '&quot;&amp;[.F376]&amp;&quot;' , 'age' =&gt; &quot;&amp;[.G376]&amp;&quot; , 'id_formulaire' =&gt; 1 ),&quot;" office:value-type="string" office:string-value="array('nom' =&gt; 'nom376' , 'prenom' =&gt; 'prenom376' , 'age' =&gt; 376 , 'id_formulaire' =&gt; 1 )," calcext:value-type="string">
            <text:p>array('nom' =&gt; 'nom376' , 'prenom' =&gt; 'prenom376' , 'age' =&gt; 3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7" calcext:value-type="string">
            <text:p>nom377</text:p>
          </table:table-cell>
          <table:table-cell table:formula="of:=&quot;prenom&quot;&amp;ROW()" office:value-type="string" office:string-value="prenom377" calcext:value-type="string">
            <text:p>prenom377</text:p>
          </table:table-cell>
          <table:table-cell table:formula="of:=ROW()" office:value-type="float" office:value="377" calcext:value-type="float">
            <text:p>377</text:p>
          </table:table-cell>
          <table:table-cell/>
          <table:table-cell table:formula="of:=&quot;array('nom' =&gt; '&quot;&amp;[.E377]&amp;&quot;' , 'prenom' =&gt; '&quot;&amp;[.F377]&amp;&quot;' , 'age' =&gt; &quot;&amp;[.G377]&amp;&quot; , 'id_formulaire' =&gt; 1 ),&quot;" office:value-type="string" office:string-value="array('nom' =&gt; 'nom377' , 'prenom' =&gt; 'prenom377' , 'age' =&gt; 377 , 'id_formulaire' =&gt; 1 )," calcext:value-type="string">
            <text:p>array('nom' =&gt; 'nom377' , 'prenom' =&gt; 'prenom377' , 'age' =&gt; 3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8" calcext:value-type="string">
            <text:p>nom378</text:p>
          </table:table-cell>
          <table:table-cell table:formula="of:=&quot;prenom&quot;&amp;ROW()" office:value-type="string" office:string-value="prenom378" calcext:value-type="string">
            <text:p>prenom378</text:p>
          </table:table-cell>
          <table:table-cell table:formula="of:=ROW()" office:value-type="float" office:value="378" calcext:value-type="float">
            <text:p>378</text:p>
          </table:table-cell>
          <table:table-cell/>
          <table:table-cell table:formula="of:=&quot;array('nom' =&gt; '&quot;&amp;[.E378]&amp;&quot;' , 'prenom' =&gt; '&quot;&amp;[.F378]&amp;&quot;' , 'age' =&gt; &quot;&amp;[.G378]&amp;&quot; , 'id_formulaire' =&gt; 1 ),&quot;" office:value-type="string" office:string-value="array('nom' =&gt; 'nom378' , 'prenom' =&gt; 'prenom378' , 'age' =&gt; 378 , 'id_formulaire' =&gt; 1 )," calcext:value-type="string">
            <text:p>array('nom' =&gt; 'nom378' , 'prenom' =&gt; 'prenom378' , 'age' =&gt; 3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79" calcext:value-type="string">
            <text:p>nom379</text:p>
          </table:table-cell>
          <table:table-cell table:formula="of:=&quot;prenom&quot;&amp;ROW()" office:value-type="string" office:string-value="prenom379" calcext:value-type="string">
            <text:p>prenom379</text:p>
          </table:table-cell>
          <table:table-cell table:formula="of:=ROW()" office:value-type="float" office:value="379" calcext:value-type="float">
            <text:p>379</text:p>
          </table:table-cell>
          <table:table-cell/>
          <table:table-cell table:formula="of:=&quot;array('nom' =&gt; '&quot;&amp;[.E379]&amp;&quot;' , 'prenom' =&gt; '&quot;&amp;[.F379]&amp;&quot;' , 'age' =&gt; &quot;&amp;[.G379]&amp;&quot; , 'id_formulaire' =&gt; 1 ),&quot;" office:value-type="string" office:string-value="array('nom' =&gt; 'nom379' , 'prenom' =&gt; 'prenom379' , 'age' =&gt; 379 , 'id_formulaire' =&gt; 1 )," calcext:value-type="string">
            <text:p>array('nom' =&gt; 'nom379' , 'prenom' =&gt; 'prenom379' , 'age' =&gt; 3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0" calcext:value-type="string">
            <text:p>nom380</text:p>
          </table:table-cell>
          <table:table-cell table:formula="of:=&quot;prenom&quot;&amp;ROW()" office:value-type="string" office:string-value="prenom380" calcext:value-type="string">
            <text:p>prenom380</text:p>
          </table:table-cell>
          <table:table-cell table:formula="of:=ROW()" office:value-type="float" office:value="380" calcext:value-type="float">
            <text:p>380</text:p>
          </table:table-cell>
          <table:table-cell/>
          <table:table-cell table:formula="of:=&quot;array('nom' =&gt; '&quot;&amp;[.E380]&amp;&quot;' , 'prenom' =&gt; '&quot;&amp;[.F380]&amp;&quot;' , 'age' =&gt; &quot;&amp;[.G380]&amp;&quot; , 'id_formulaire' =&gt; 1 ),&quot;" office:value-type="string" office:string-value="array('nom' =&gt; 'nom380' , 'prenom' =&gt; 'prenom380' , 'age' =&gt; 380 , 'id_formulaire' =&gt; 1 )," calcext:value-type="string">
            <text:p>array('nom' =&gt; 'nom380' , 'prenom' =&gt; 'prenom380' , 'age' =&gt; 3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1" calcext:value-type="string">
            <text:p>nom381</text:p>
          </table:table-cell>
          <table:table-cell table:formula="of:=&quot;prenom&quot;&amp;ROW()" office:value-type="string" office:string-value="prenom381" calcext:value-type="string">
            <text:p>prenom381</text:p>
          </table:table-cell>
          <table:table-cell table:formula="of:=ROW()" office:value-type="float" office:value="381" calcext:value-type="float">
            <text:p>381</text:p>
          </table:table-cell>
          <table:table-cell/>
          <table:table-cell table:formula="of:=&quot;array('nom' =&gt; '&quot;&amp;[.E381]&amp;&quot;' , 'prenom' =&gt; '&quot;&amp;[.F381]&amp;&quot;' , 'age' =&gt; &quot;&amp;[.G381]&amp;&quot; , 'id_formulaire' =&gt; 1 ),&quot;" office:value-type="string" office:string-value="array('nom' =&gt; 'nom381' , 'prenom' =&gt; 'prenom381' , 'age' =&gt; 381 , 'id_formulaire' =&gt; 1 )," calcext:value-type="string">
            <text:p>array('nom' =&gt; 'nom381' , 'prenom' =&gt; 'prenom381' , 'age' =&gt; 3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2" calcext:value-type="string">
            <text:p>nom382</text:p>
          </table:table-cell>
          <table:table-cell table:formula="of:=&quot;prenom&quot;&amp;ROW()" office:value-type="string" office:string-value="prenom382" calcext:value-type="string">
            <text:p>prenom382</text:p>
          </table:table-cell>
          <table:table-cell table:formula="of:=ROW()" office:value-type="float" office:value="382" calcext:value-type="float">
            <text:p>382</text:p>
          </table:table-cell>
          <table:table-cell/>
          <table:table-cell table:formula="of:=&quot;array('nom' =&gt; '&quot;&amp;[.E382]&amp;&quot;' , 'prenom' =&gt; '&quot;&amp;[.F382]&amp;&quot;' , 'age' =&gt; &quot;&amp;[.G382]&amp;&quot; , 'id_formulaire' =&gt; 1 ),&quot;" office:value-type="string" office:string-value="array('nom' =&gt; 'nom382' , 'prenom' =&gt; 'prenom382' , 'age' =&gt; 382 , 'id_formulaire' =&gt; 1 )," calcext:value-type="string">
            <text:p>array('nom' =&gt; 'nom382' , 'prenom' =&gt; 'prenom382' , 'age' =&gt; 3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3" calcext:value-type="string">
            <text:p>nom383</text:p>
          </table:table-cell>
          <table:table-cell table:formula="of:=&quot;prenom&quot;&amp;ROW()" office:value-type="string" office:string-value="prenom383" calcext:value-type="string">
            <text:p>prenom383</text:p>
          </table:table-cell>
          <table:table-cell table:formula="of:=ROW()" office:value-type="float" office:value="383" calcext:value-type="float">
            <text:p>383</text:p>
          </table:table-cell>
          <table:table-cell/>
          <table:table-cell table:formula="of:=&quot;array('nom' =&gt; '&quot;&amp;[.E383]&amp;&quot;' , 'prenom' =&gt; '&quot;&amp;[.F383]&amp;&quot;' , 'age' =&gt; &quot;&amp;[.G383]&amp;&quot; , 'id_formulaire' =&gt; 1 ),&quot;" office:value-type="string" office:string-value="array('nom' =&gt; 'nom383' , 'prenom' =&gt; 'prenom383' , 'age' =&gt; 383 , 'id_formulaire' =&gt; 1 )," calcext:value-type="string">
            <text:p>array('nom' =&gt; 'nom383' , 'prenom' =&gt; 'prenom383' , 'age' =&gt; 3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4" calcext:value-type="string">
            <text:p>nom384</text:p>
          </table:table-cell>
          <table:table-cell table:formula="of:=&quot;prenom&quot;&amp;ROW()" office:value-type="string" office:string-value="prenom384" calcext:value-type="string">
            <text:p>prenom384</text:p>
          </table:table-cell>
          <table:table-cell table:formula="of:=ROW()" office:value-type="float" office:value="384" calcext:value-type="float">
            <text:p>384</text:p>
          </table:table-cell>
          <table:table-cell/>
          <table:table-cell table:formula="of:=&quot;array('nom' =&gt; '&quot;&amp;[.E384]&amp;&quot;' , 'prenom' =&gt; '&quot;&amp;[.F384]&amp;&quot;' , 'age' =&gt; &quot;&amp;[.G384]&amp;&quot; , 'id_formulaire' =&gt; 1 ),&quot;" office:value-type="string" office:string-value="array('nom' =&gt; 'nom384' , 'prenom' =&gt; 'prenom384' , 'age' =&gt; 384 , 'id_formulaire' =&gt; 1 )," calcext:value-type="string">
            <text:p>array('nom' =&gt; 'nom384' , 'prenom' =&gt; 'prenom384' , 'age' =&gt; 3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5" calcext:value-type="string">
            <text:p>nom385</text:p>
          </table:table-cell>
          <table:table-cell table:formula="of:=&quot;prenom&quot;&amp;ROW()" office:value-type="string" office:string-value="prenom385" calcext:value-type="string">
            <text:p>prenom385</text:p>
          </table:table-cell>
          <table:table-cell table:formula="of:=ROW()" office:value-type="float" office:value="385" calcext:value-type="float">
            <text:p>385</text:p>
          </table:table-cell>
          <table:table-cell/>
          <table:table-cell table:formula="of:=&quot;array('nom' =&gt; '&quot;&amp;[.E385]&amp;&quot;' , 'prenom' =&gt; '&quot;&amp;[.F385]&amp;&quot;' , 'age' =&gt; &quot;&amp;[.G385]&amp;&quot; , 'id_formulaire' =&gt; 1 ),&quot;" office:value-type="string" office:string-value="array('nom' =&gt; 'nom385' , 'prenom' =&gt; 'prenom385' , 'age' =&gt; 385 , 'id_formulaire' =&gt; 1 )," calcext:value-type="string">
            <text:p>array('nom' =&gt; 'nom385' , 'prenom' =&gt; 'prenom385' , 'age' =&gt; 3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6" calcext:value-type="string">
            <text:p>nom386</text:p>
          </table:table-cell>
          <table:table-cell table:formula="of:=&quot;prenom&quot;&amp;ROW()" office:value-type="string" office:string-value="prenom386" calcext:value-type="string">
            <text:p>prenom386</text:p>
          </table:table-cell>
          <table:table-cell table:formula="of:=ROW()" office:value-type="float" office:value="386" calcext:value-type="float">
            <text:p>386</text:p>
          </table:table-cell>
          <table:table-cell/>
          <table:table-cell table:formula="of:=&quot;array('nom' =&gt; '&quot;&amp;[.E386]&amp;&quot;' , 'prenom' =&gt; '&quot;&amp;[.F386]&amp;&quot;' , 'age' =&gt; &quot;&amp;[.G386]&amp;&quot; , 'id_formulaire' =&gt; 1 ),&quot;" office:value-type="string" office:string-value="array('nom' =&gt; 'nom386' , 'prenom' =&gt; 'prenom386' , 'age' =&gt; 386 , 'id_formulaire' =&gt; 1 )," calcext:value-type="string">
            <text:p>array('nom' =&gt; 'nom386' , 'prenom' =&gt; 'prenom386' , 'age' =&gt; 3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7" calcext:value-type="string">
            <text:p>nom387</text:p>
          </table:table-cell>
          <table:table-cell table:formula="of:=&quot;prenom&quot;&amp;ROW()" office:value-type="string" office:string-value="prenom387" calcext:value-type="string">
            <text:p>prenom387</text:p>
          </table:table-cell>
          <table:table-cell table:formula="of:=ROW()" office:value-type="float" office:value="387" calcext:value-type="float">
            <text:p>387</text:p>
          </table:table-cell>
          <table:table-cell/>
          <table:table-cell table:formula="of:=&quot;array('nom' =&gt; '&quot;&amp;[.E387]&amp;&quot;' , 'prenom' =&gt; '&quot;&amp;[.F387]&amp;&quot;' , 'age' =&gt; &quot;&amp;[.G387]&amp;&quot; , 'id_formulaire' =&gt; 1 ),&quot;" office:value-type="string" office:string-value="array('nom' =&gt; 'nom387' , 'prenom' =&gt; 'prenom387' , 'age' =&gt; 387 , 'id_formulaire' =&gt; 1 )," calcext:value-type="string">
            <text:p>array('nom' =&gt; 'nom387' , 'prenom' =&gt; 'prenom387' , 'age' =&gt; 3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8" calcext:value-type="string">
            <text:p>nom388</text:p>
          </table:table-cell>
          <table:table-cell table:formula="of:=&quot;prenom&quot;&amp;ROW()" office:value-type="string" office:string-value="prenom388" calcext:value-type="string">
            <text:p>prenom388</text:p>
          </table:table-cell>
          <table:table-cell table:formula="of:=ROW()" office:value-type="float" office:value="388" calcext:value-type="float">
            <text:p>388</text:p>
          </table:table-cell>
          <table:table-cell/>
          <table:table-cell table:formula="of:=&quot;array('nom' =&gt; '&quot;&amp;[.E388]&amp;&quot;' , 'prenom' =&gt; '&quot;&amp;[.F388]&amp;&quot;' , 'age' =&gt; &quot;&amp;[.G388]&amp;&quot; , 'id_formulaire' =&gt; 1 ),&quot;" office:value-type="string" office:string-value="array('nom' =&gt; 'nom388' , 'prenom' =&gt; 'prenom388' , 'age' =&gt; 388 , 'id_formulaire' =&gt; 1 )," calcext:value-type="string">
            <text:p>array('nom' =&gt; 'nom388' , 'prenom' =&gt; 'prenom388' , 'age' =&gt; 3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89" calcext:value-type="string">
            <text:p>nom389</text:p>
          </table:table-cell>
          <table:table-cell table:formula="of:=&quot;prenom&quot;&amp;ROW()" office:value-type="string" office:string-value="prenom389" calcext:value-type="string">
            <text:p>prenom389</text:p>
          </table:table-cell>
          <table:table-cell table:formula="of:=ROW()" office:value-type="float" office:value="389" calcext:value-type="float">
            <text:p>389</text:p>
          </table:table-cell>
          <table:table-cell/>
          <table:table-cell table:formula="of:=&quot;array('nom' =&gt; '&quot;&amp;[.E389]&amp;&quot;' , 'prenom' =&gt; '&quot;&amp;[.F389]&amp;&quot;' , 'age' =&gt; &quot;&amp;[.G389]&amp;&quot; , 'id_formulaire' =&gt; 1 ),&quot;" office:value-type="string" office:string-value="array('nom' =&gt; 'nom389' , 'prenom' =&gt; 'prenom389' , 'age' =&gt; 389 , 'id_formulaire' =&gt; 1 )," calcext:value-type="string">
            <text:p>array('nom' =&gt; 'nom389' , 'prenom' =&gt; 'prenom389' , 'age' =&gt; 3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0" calcext:value-type="string">
            <text:p>nom390</text:p>
          </table:table-cell>
          <table:table-cell table:formula="of:=&quot;prenom&quot;&amp;ROW()" office:value-type="string" office:string-value="prenom390" calcext:value-type="string">
            <text:p>prenom390</text:p>
          </table:table-cell>
          <table:table-cell table:formula="of:=ROW()" office:value-type="float" office:value="390" calcext:value-type="float">
            <text:p>390</text:p>
          </table:table-cell>
          <table:table-cell/>
          <table:table-cell table:formula="of:=&quot;array('nom' =&gt; '&quot;&amp;[.E390]&amp;&quot;' , 'prenom' =&gt; '&quot;&amp;[.F390]&amp;&quot;' , 'age' =&gt; &quot;&amp;[.G390]&amp;&quot; , 'id_formulaire' =&gt; 1 ),&quot;" office:value-type="string" office:string-value="array('nom' =&gt; 'nom390' , 'prenom' =&gt; 'prenom390' , 'age' =&gt; 390 , 'id_formulaire' =&gt; 1 )," calcext:value-type="string">
            <text:p>array('nom' =&gt; 'nom390' , 'prenom' =&gt; 'prenom390' , 'age' =&gt; 3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1" calcext:value-type="string">
            <text:p>nom391</text:p>
          </table:table-cell>
          <table:table-cell table:formula="of:=&quot;prenom&quot;&amp;ROW()" office:value-type="string" office:string-value="prenom391" calcext:value-type="string">
            <text:p>prenom391</text:p>
          </table:table-cell>
          <table:table-cell table:formula="of:=ROW()" office:value-type="float" office:value="391" calcext:value-type="float">
            <text:p>391</text:p>
          </table:table-cell>
          <table:table-cell/>
          <table:table-cell table:formula="of:=&quot;array('nom' =&gt; '&quot;&amp;[.E391]&amp;&quot;' , 'prenom' =&gt; '&quot;&amp;[.F391]&amp;&quot;' , 'age' =&gt; &quot;&amp;[.G391]&amp;&quot; , 'id_formulaire' =&gt; 1 ),&quot;" office:value-type="string" office:string-value="array('nom' =&gt; 'nom391' , 'prenom' =&gt; 'prenom391' , 'age' =&gt; 391 , 'id_formulaire' =&gt; 1 )," calcext:value-type="string">
            <text:p>array('nom' =&gt; 'nom391' , 'prenom' =&gt; 'prenom391' , 'age' =&gt; 3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2" calcext:value-type="string">
            <text:p>nom392</text:p>
          </table:table-cell>
          <table:table-cell table:formula="of:=&quot;prenom&quot;&amp;ROW()" office:value-type="string" office:string-value="prenom392" calcext:value-type="string">
            <text:p>prenom392</text:p>
          </table:table-cell>
          <table:table-cell table:formula="of:=ROW()" office:value-type="float" office:value="392" calcext:value-type="float">
            <text:p>392</text:p>
          </table:table-cell>
          <table:table-cell/>
          <table:table-cell table:formula="of:=&quot;array('nom' =&gt; '&quot;&amp;[.E392]&amp;&quot;' , 'prenom' =&gt; '&quot;&amp;[.F392]&amp;&quot;' , 'age' =&gt; &quot;&amp;[.G392]&amp;&quot; , 'id_formulaire' =&gt; 1 ),&quot;" office:value-type="string" office:string-value="array('nom' =&gt; 'nom392' , 'prenom' =&gt; 'prenom392' , 'age' =&gt; 392 , 'id_formulaire' =&gt; 1 )," calcext:value-type="string">
            <text:p>array('nom' =&gt; 'nom392' , 'prenom' =&gt; 'prenom392' , 'age' =&gt; 3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3" calcext:value-type="string">
            <text:p>nom393</text:p>
          </table:table-cell>
          <table:table-cell table:formula="of:=&quot;prenom&quot;&amp;ROW()" office:value-type="string" office:string-value="prenom393" calcext:value-type="string">
            <text:p>prenom393</text:p>
          </table:table-cell>
          <table:table-cell table:formula="of:=ROW()" office:value-type="float" office:value="393" calcext:value-type="float">
            <text:p>393</text:p>
          </table:table-cell>
          <table:table-cell/>
          <table:table-cell table:formula="of:=&quot;array('nom' =&gt; '&quot;&amp;[.E393]&amp;&quot;' , 'prenom' =&gt; '&quot;&amp;[.F393]&amp;&quot;' , 'age' =&gt; &quot;&amp;[.G393]&amp;&quot; , 'id_formulaire' =&gt; 1 ),&quot;" office:value-type="string" office:string-value="array('nom' =&gt; 'nom393' , 'prenom' =&gt; 'prenom393' , 'age' =&gt; 393 , 'id_formulaire' =&gt; 1 )," calcext:value-type="string">
            <text:p>array('nom' =&gt; 'nom393' , 'prenom' =&gt; 'prenom393' , 'age' =&gt; 3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4" calcext:value-type="string">
            <text:p>nom394</text:p>
          </table:table-cell>
          <table:table-cell table:formula="of:=&quot;prenom&quot;&amp;ROW()" office:value-type="string" office:string-value="prenom394" calcext:value-type="string">
            <text:p>prenom394</text:p>
          </table:table-cell>
          <table:table-cell table:formula="of:=ROW()" office:value-type="float" office:value="394" calcext:value-type="float">
            <text:p>394</text:p>
          </table:table-cell>
          <table:table-cell/>
          <table:table-cell table:formula="of:=&quot;array('nom' =&gt; '&quot;&amp;[.E394]&amp;&quot;' , 'prenom' =&gt; '&quot;&amp;[.F394]&amp;&quot;' , 'age' =&gt; &quot;&amp;[.G394]&amp;&quot; , 'id_formulaire' =&gt; 1 ),&quot;" office:value-type="string" office:string-value="array('nom' =&gt; 'nom394' , 'prenom' =&gt; 'prenom394' , 'age' =&gt; 394 , 'id_formulaire' =&gt; 1 )," calcext:value-type="string">
            <text:p>array('nom' =&gt; 'nom394' , 'prenom' =&gt; 'prenom394' , 'age' =&gt; 3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5" calcext:value-type="string">
            <text:p>nom395</text:p>
          </table:table-cell>
          <table:table-cell table:formula="of:=&quot;prenom&quot;&amp;ROW()" office:value-type="string" office:string-value="prenom395" calcext:value-type="string">
            <text:p>prenom395</text:p>
          </table:table-cell>
          <table:table-cell table:formula="of:=ROW()" office:value-type="float" office:value="395" calcext:value-type="float">
            <text:p>395</text:p>
          </table:table-cell>
          <table:table-cell/>
          <table:table-cell table:formula="of:=&quot;array('nom' =&gt; '&quot;&amp;[.E395]&amp;&quot;' , 'prenom' =&gt; '&quot;&amp;[.F395]&amp;&quot;' , 'age' =&gt; &quot;&amp;[.G395]&amp;&quot; , 'id_formulaire' =&gt; 1 ),&quot;" office:value-type="string" office:string-value="array('nom' =&gt; 'nom395' , 'prenom' =&gt; 'prenom395' , 'age' =&gt; 395 , 'id_formulaire' =&gt; 1 )," calcext:value-type="string">
            <text:p>array('nom' =&gt; 'nom395' , 'prenom' =&gt; 'prenom395' , 'age' =&gt; 3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6" calcext:value-type="string">
            <text:p>nom396</text:p>
          </table:table-cell>
          <table:table-cell table:formula="of:=&quot;prenom&quot;&amp;ROW()" office:value-type="string" office:string-value="prenom396" calcext:value-type="string">
            <text:p>prenom396</text:p>
          </table:table-cell>
          <table:table-cell table:formula="of:=ROW()" office:value-type="float" office:value="396" calcext:value-type="float">
            <text:p>396</text:p>
          </table:table-cell>
          <table:table-cell/>
          <table:table-cell table:formula="of:=&quot;array('nom' =&gt; '&quot;&amp;[.E396]&amp;&quot;' , 'prenom' =&gt; '&quot;&amp;[.F396]&amp;&quot;' , 'age' =&gt; &quot;&amp;[.G396]&amp;&quot; , 'id_formulaire' =&gt; 1 ),&quot;" office:value-type="string" office:string-value="array('nom' =&gt; 'nom396' , 'prenom' =&gt; 'prenom396' , 'age' =&gt; 396 , 'id_formulaire' =&gt; 1 )," calcext:value-type="string">
            <text:p>array('nom' =&gt; 'nom396' , 'prenom' =&gt; 'prenom396' , 'age' =&gt; 3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7" calcext:value-type="string">
            <text:p>nom397</text:p>
          </table:table-cell>
          <table:table-cell table:formula="of:=&quot;prenom&quot;&amp;ROW()" office:value-type="string" office:string-value="prenom397" calcext:value-type="string">
            <text:p>prenom397</text:p>
          </table:table-cell>
          <table:table-cell table:formula="of:=ROW()" office:value-type="float" office:value="397" calcext:value-type="float">
            <text:p>397</text:p>
          </table:table-cell>
          <table:table-cell/>
          <table:table-cell table:formula="of:=&quot;array('nom' =&gt; '&quot;&amp;[.E397]&amp;&quot;' , 'prenom' =&gt; '&quot;&amp;[.F397]&amp;&quot;' , 'age' =&gt; &quot;&amp;[.G397]&amp;&quot; , 'id_formulaire' =&gt; 1 ),&quot;" office:value-type="string" office:string-value="array('nom' =&gt; 'nom397' , 'prenom' =&gt; 'prenom397' , 'age' =&gt; 397 , 'id_formulaire' =&gt; 1 )," calcext:value-type="string">
            <text:p>array('nom' =&gt; 'nom397' , 'prenom' =&gt; 'prenom397' , 'age' =&gt; 3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8" calcext:value-type="string">
            <text:p>nom398</text:p>
          </table:table-cell>
          <table:table-cell table:formula="of:=&quot;prenom&quot;&amp;ROW()" office:value-type="string" office:string-value="prenom398" calcext:value-type="string">
            <text:p>prenom398</text:p>
          </table:table-cell>
          <table:table-cell table:formula="of:=ROW()" office:value-type="float" office:value="398" calcext:value-type="float">
            <text:p>398</text:p>
          </table:table-cell>
          <table:table-cell/>
          <table:table-cell table:formula="of:=&quot;array('nom' =&gt; '&quot;&amp;[.E398]&amp;&quot;' , 'prenom' =&gt; '&quot;&amp;[.F398]&amp;&quot;' , 'age' =&gt; &quot;&amp;[.G398]&amp;&quot; , 'id_formulaire' =&gt; 1 ),&quot;" office:value-type="string" office:string-value="array('nom' =&gt; 'nom398' , 'prenom' =&gt; 'prenom398' , 'age' =&gt; 398 , 'id_formulaire' =&gt; 1 )," calcext:value-type="string">
            <text:p>array('nom' =&gt; 'nom398' , 'prenom' =&gt; 'prenom398' , 'age' =&gt; 3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399" calcext:value-type="string">
            <text:p>nom399</text:p>
          </table:table-cell>
          <table:table-cell table:formula="of:=&quot;prenom&quot;&amp;ROW()" office:value-type="string" office:string-value="prenom399" calcext:value-type="string">
            <text:p>prenom399</text:p>
          </table:table-cell>
          <table:table-cell table:formula="of:=ROW()" office:value-type="float" office:value="399" calcext:value-type="float">
            <text:p>399</text:p>
          </table:table-cell>
          <table:table-cell/>
          <table:table-cell table:formula="of:=&quot;array('nom' =&gt; '&quot;&amp;[.E399]&amp;&quot;' , 'prenom' =&gt; '&quot;&amp;[.F399]&amp;&quot;' , 'age' =&gt; &quot;&amp;[.G399]&amp;&quot; , 'id_formulaire' =&gt; 1 ),&quot;" office:value-type="string" office:string-value="array('nom' =&gt; 'nom399' , 'prenom' =&gt; 'prenom399' , 'age' =&gt; 399 , 'id_formulaire' =&gt; 1 )," calcext:value-type="string">
            <text:p>array('nom' =&gt; 'nom399' , 'prenom' =&gt; 'prenom399' , 'age' =&gt; 3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0" calcext:value-type="string">
            <text:p>nom400</text:p>
          </table:table-cell>
          <table:table-cell table:formula="of:=&quot;prenom&quot;&amp;ROW()" office:value-type="string" office:string-value="prenom400" calcext:value-type="string">
            <text:p>prenom400</text:p>
          </table:table-cell>
          <table:table-cell table:formula="of:=ROW()" office:value-type="float" office:value="400" calcext:value-type="float">
            <text:p>400</text:p>
          </table:table-cell>
          <table:table-cell/>
          <table:table-cell table:formula="of:=&quot;array('nom' =&gt; '&quot;&amp;[.E400]&amp;&quot;' , 'prenom' =&gt; '&quot;&amp;[.F400]&amp;&quot;' , 'age' =&gt; &quot;&amp;[.G400]&amp;&quot; , 'id_formulaire' =&gt; 1 ),&quot;" office:value-type="string" office:string-value="array('nom' =&gt; 'nom400' , 'prenom' =&gt; 'prenom400' , 'age' =&gt; 400 , 'id_formulaire' =&gt; 1 )," calcext:value-type="string">
            <text:p>array('nom' =&gt; 'nom400' , 'prenom' =&gt; 'prenom400' , 'age' =&gt; 4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1" calcext:value-type="string">
            <text:p>nom401</text:p>
          </table:table-cell>
          <table:table-cell table:formula="of:=&quot;prenom&quot;&amp;ROW()" office:value-type="string" office:string-value="prenom401" calcext:value-type="string">
            <text:p>prenom401</text:p>
          </table:table-cell>
          <table:table-cell table:formula="of:=ROW()" office:value-type="float" office:value="401" calcext:value-type="float">
            <text:p>401</text:p>
          </table:table-cell>
          <table:table-cell/>
          <table:table-cell table:formula="of:=&quot;array('nom' =&gt; '&quot;&amp;[.E401]&amp;&quot;' , 'prenom' =&gt; '&quot;&amp;[.F401]&amp;&quot;' , 'age' =&gt; &quot;&amp;[.G401]&amp;&quot; , 'id_formulaire' =&gt; 1 ),&quot;" office:value-type="string" office:string-value="array('nom' =&gt; 'nom401' , 'prenom' =&gt; 'prenom401' , 'age' =&gt; 401 , 'id_formulaire' =&gt; 1 )," calcext:value-type="string">
            <text:p>array('nom' =&gt; 'nom401' , 'prenom' =&gt; 'prenom401' , 'age' =&gt; 4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2" calcext:value-type="string">
            <text:p>nom402</text:p>
          </table:table-cell>
          <table:table-cell table:formula="of:=&quot;prenom&quot;&amp;ROW()" office:value-type="string" office:string-value="prenom402" calcext:value-type="string">
            <text:p>prenom402</text:p>
          </table:table-cell>
          <table:table-cell table:formula="of:=ROW()" office:value-type="float" office:value="402" calcext:value-type="float">
            <text:p>402</text:p>
          </table:table-cell>
          <table:table-cell/>
          <table:table-cell table:formula="of:=&quot;array('nom' =&gt; '&quot;&amp;[.E402]&amp;&quot;' , 'prenom' =&gt; '&quot;&amp;[.F402]&amp;&quot;' , 'age' =&gt; &quot;&amp;[.G402]&amp;&quot; , 'id_formulaire' =&gt; 1 ),&quot;" office:value-type="string" office:string-value="array('nom' =&gt; 'nom402' , 'prenom' =&gt; 'prenom402' , 'age' =&gt; 402 , 'id_formulaire' =&gt; 1 )," calcext:value-type="string">
            <text:p>array('nom' =&gt; 'nom402' , 'prenom' =&gt; 'prenom402' , 'age' =&gt; 4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3" calcext:value-type="string">
            <text:p>nom403</text:p>
          </table:table-cell>
          <table:table-cell table:formula="of:=&quot;prenom&quot;&amp;ROW()" office:value-type="string" office:string-value="prenom403" calcext:value-type="string">
            <text:p>prenom403</text:p>
          </table:table-cell>
          <table:table-cell table:formula="of:=ROW()" office:value-type="float" office:value="403" calcext:value-type="float">
            <text:p>403</text:p>
          </table:table-cell>
          <table:table-cell/>
          <table:table-cell table:formula="of:=&quot;array('nom' =&gt; '&quot;&amp;[.E403]&amp;&quot;' , 'prenom' =&gt; '&quot;&amp;[.F403]&amp;&quot;' , 'age' =&gt; &quot;&amp;[.G403]&amp;&quot; , 'id_formulaire' =&gt; 1 ),&quot;" office:value-type="string" office:string-value="array('nom' =&gt; 'nom403' , 'prenom' =&gt; 'prenom403' , 'age' =&gt; 403 , 'id_formulaire' =&gt; 1 )," calcext:value-type="string">
            <text:p>array('nom' =&gt; 'nom403' , 'prenom' =&gt; 'prenom403' , 'age' =&gt; 4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4" calcext:value-type="string">
            <text:p>nom404</text:p>
          </table:table-cell>
          <table:table-cell table:formula="of:=&quot;prenom&quot;&amp;ROW()" office:value-type="string" office:string-value="prenom404" calcext:value-type="string">
            <text:p>prenom404</text:p>
          </table:table-cell>
          <table:table-cell table:formula="of:=ROW()" office:value-type="float" office:value="404" calcext:value-type="float">
            <text:p>404</text:p>
          </table:table-cell>
          <table:table-cell/>
          <table:table-cell table:formula="of:=&quot;array('nom' =&gt; '&quot;&amp;[.E404]&amp;&quot;' , 'prenom' =&gt; '&quot;&amp;[.F404]&amp;&quot;' , 'age' =&gt; &quot;&amp;[.G404]&amp;&quot; , 'id_formulaire' =&gt; 1 ),&quot;" office:value-type="string" office:string-value="array('nom' =&gt; 'nom404' , 'prenom' =&gt; 'prenom404' , 'age' =&gt; 404 , 'id_formulaire' =&gt; 1 )," calcext:value-type="string">
            <text:p>array('nom' =&gt; 'nom404' , 'prenom' =&gt; 'prenom404' , 'age' =&gt; 4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5" calcext:value-type="string">
            <text:p>nom405</text:p>
          </table:table-cell>
          <table:table-cell table:formula="of:=&quot;prenom&quot;&amp;ROW()" office:value-type="string" office:string-value="prenom405" calcext:value-type="string">
            <text:p>prenom405</text:p>
          </table:table-cell>
          <table:table-cell table:formula="of:=ROW()" office:value-type="float" office:value="405" calcext:value-type="float">
            <text:p>405</text:p>
          </table:table-cell>
          <table:table-cell/>
          <table:table-cell table:formula="of:=&quot;array('nom' =&gt; '&quot;&amp;[.E405]&amp;&quot;' , 'prenom' =&gt; '&quot;&amp;[.F405]&amp;&quot;' , 'age' =&gt; &quot;&amp;[.G405]&amp;&quot; , 'id_formulaire' =&gt; 1 ),&quot;" office:value-type="string" office:string-value="array('nom' =&gt; 'nom405' , 'prenom' =&gt; 'prenom405' , 'age' =&gt; 405 , 'id_formulaire' =&gt; 1 )," calcext:value-type="string">
            <text:p>array('nom' =&gt; 'nom405' , 'prenom' =&gt; 'prenom405' , 'age' =&gt; 4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6" calcext:value-type="string">
            <text:p>nom406</text:p>
          </table:table-cell>
          <table:table-cell table:formula="of:=&quot;prenom&quot;&amp;ROW()" office:value-type="string" office:string-value="prenom406" calcext:value-type="string">
            <text:p>prenom406</text:p>
          </table:table-cell>
          <table:table-cell table:formula="of:=ROW()" office:value-type="float" office:value="406" calcext:value-type="float">
            <text:p>406</text:p>
          </table:table-cell>
          <table:table-cell/>
          <table:table-cell table:formula="of:=&quot;array('nom' =&gt; '&quot;&amp;[.E406]&amp;&quot;' , 'prenom' =&gt; '&quot;&amp;[.F406]&amp;&quot;' , 'age' =&gt; &quot;&amp;[.G406]&amp;&quot; , 'id_formulaire' =&gt; 1 ),&quot;" office:value-type="string" office:string-value="array('nom' =&gt; 'nom406' , 'prenom' =&gt; 'prenom406' , 'age' =&gt; 406 , 'id_formulaire' =&gt; 1 )," calcext:value-type="string">
            <text:p>array('nom' =&gt; 'nom406' , 'prenom' =&gt; 'prenom406' , 'age' =&gt; 4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7" calcext:value-type="string">
            <text:p>nom407</text:p>
          </table:table-cell>
          <table:table-cell table:formula="of:=&quot;prenom&quot;&amp;ROW()" office:value-type="string" office:string-value="prenom407" calcext:value-type="string">
            <text:p>prenom407</text:p>
          </table:table-cell>
          <table:table-cell table:formula="of:=ROW()" office:value-type="float" office:value="407" calcext:value-type="float">
            <text:p>407</text:p>
          </table:table-cell>
          <table:table-cell/>
          <table:table-cell table:formula="of:=&quot;array('nom' =&gt; '&quot;&amp;[.E407]&amp;&quot;' , 'prenom' =&gt; '&quot;&amp;[.F407]&amp;&quot;' , 'age' =&gt; &quot;&amp;[.G407]&amp;&quot; , 'id_formulaire' =&gt; 1 ),&quot;" office:value-type="string" office:string-value="array('nom' =&gt; 'nom407' , 'prenom' =&gt; 'prenom407' , 'age' =&gt; 407 , 'id_formulaire' =&gt; 1 )," calcext:value-type="string">
            <text:p>array('nom' =&gt; 'nom407' , 'prenom' =&gt; 'prenom407' , 'age' =&gt; 4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8" calcext:value-type="string">
            <text:p>nom408</text:p>
          </table:table-cell>
          <table:table-cell table:formula="of:=&quot;prenom&quot;&amp;ROW()" office:value-type="string" office:string-value="prenom408" calcext:value-type="string">
            <text:p>prenom408</text:p>
          </table:table-cell>
          <table:table-cell table:formula="of:=ROW()" office:value-type="float" office:value="408" calcext:value-type="float">
            <text:p>408</text:p>
          </table:table-cell>
          <table:table-cell/>
          <table:table-cell table:formula="of:=&quot;array('nom' =&gt; '&quot;&amp;[.E408]&amp;&quot;' , 'prenom' =&gt; '&quot;&amp;[.F408]&amp;&quot;' , 'age' =&gt; &quot;&amp;[.G408]&amp;&quot; , 'id_formulaire' =&gt; 1 ),&quot;" office:value-type="string" office:string-value="array('nom' =&gt; 'nom408' , 'prenom' =&gt; 'prenom408' , 'age' =&gt; 408 , 'id_formulaire' =&gt; 1 )," calcext:value-type="string">
            <text:p>array('nom' =&gt; 'nom408' , 'prenom' =&gt; 'prenom408' , 'age' =&gt; 4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09" calcext:value-type="string">
            <text:p>nom409</text:p>
          </table:table-cell>
          <table:table-cell table:formula="of:=&quot;prenom&quot;&amp;ROW()" office:value-type="string" office:string-value="prenom409" calcext:value-type="string">
            <text:p>prenom409</text:p>
          </table:table-cell>
          <table:table-cell table:formula="of:=ROW()" office:value-type="float" office:value="409" calcext:value-type="float">
            <text:p>409</text:p>
          </table:table-cell>
          <table:table-cell/>
          <table:table-cell table:formula="of:=&quot;array('nom' =&gt; '&quot;&amp;[.E409]&amp;&quot;' , 'prenom' =&gt; '&quot;&amp;[.F409]&amp;&quot;' , 'age' =&gt; &quot;&amp;[.G409]&amp;&quot; , 'id_formulaire' =&gt; 1 ),&quot;" office:value-type="string" office:string-value="array('nom' =&gt; 'nom409' , 'prenom' =&gt; 'prenom409' , 'age' =&gt; 409 , 'id_formulaire' =&gt; 1 )," calcext:value-type="string">
            <text:p>array('nom' =&gt; 'nom409' , 'prenom' =&gt; 'prenom409' , 'age' =&gt; 4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0" calcext:value-type="string">
            <text:p>nom410</text:p>
          </table:table-cell>
          <table:table-cell table:formula="of:=&quot;prenom&quot;&amp;ROW()" office:value-type="string" office:string-value="prenom410" calcext:value-type="string">
            <text:p>prenom410</text:p>
          </table:table-cell>
          <table:table-cell table:formula="of:=ROW()" office:value-type="float" office:value="410" calcext:value-type="float">
            <text:p>410</text:p>
          </table:table-cell>
          <table:table-cell/>
          <table:table-cell table:formula="of:=&quot;array('nom' =&gt; '&quot;&amp;[.E410]&amp;&quot;' , 'prenom' =&gt; '&quot;&amp;[.F410]&amp;&quot;' , 'age' =&gt; &quot;&amp;[.G410]&amp;&quot; , 'id_formulaire' =&gt; 1 ),&quot;" office:value-type="string" office:string-value="array('nom' =&gt; 'nom410' , 'prenom' =&gt; 'prenom410' , 'age' =&gt; 410 , 'id_formulaire' =&gt; 1 )," calcext:value-type="string">
            <text:p>array('nom' =&gt; 'nom410' , 'prenom' =&gt; 'prenom410' , 'age' =&gt; 4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1" calcext:value-type="string">
            <text:p>nom411</text:p>
          </table:table-cell>
          <table:table-cell table:formula="of:=&quot;prenom&quot;&amp;ROW()" office:value-type="string" office:string-value="prenom411" calcext:value-type="string">
            <text:p>prenom411</text:p>
          </table:table-cell>
          <table:table-cell table:formula="of:=ROW()" office:value-type="float" office:value="411" calcext:value-type="float">
            <text:p>411</text:p>
          </table:table-cell>
          <table:table-cell/>
          <table:table-cell table:formula="of:=&quot;array('nom' =&gt; '&quot;&amp;[.E411]&amp;&quot;' , 'prenom' =&gt; '&quot;&amp;[.F411]&amp;&quot;' , 'age' =&gt; &quot;&amp;[.G411]&amp;&quot; , 'id_formulaire' =&gt; 1 ),&quot;" office:value-type="string" office:string-value="array('nom' =&gt; 'nom411' , 'prenom' =&gt; 'prenom411' , 'age' =&gt; 411 , 'id_formulaire' =&gt; 1 )," calcext:value-type="string">
            <text:p>array('nom' =&gt; 'nom411' , 'prenom' =&gt; 'prenom411' , 'age' =&gt; 4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2" calcext:value-type="string">
            <text:p>nom412</text:p>
          </table:table-cell>
          <table:table-cell table:formula="of:=&quot;prenom&quot;&amp;ROW()" office:value-type="string" office:string-value="prenom412" calcext:value-type="string">
            <text:p>prenom412</text:p>
          </table:table-cell>
          <table:table-cell table:formula="of:=ROW()" office:value-type="float" office:value="412" calcext:value-type="float">
            <text:p>412</text:p>
          </table:table-cell>
          <table:table-cell/>
          <table:table-cell table:formula="of:=&quot;array('nom' =&gt; '&quot;&amp;[.E412]&amp;&quot;' , 'prenom' =&gt; '&quot;&amp;[.F412]&amp;&quot;' , 'age' =&gt; &quot;&amp;[.G412]&amp;&quot; , 'id_formulaire' =&gt; 1 ),&quot;" office:value-type="string" office:string-value="array('nom' =&gt; 'nom412' , 'prenom' =&gt; 'prenom412' , 'age' =&gt; 412 , 'id_formulaire' =&gt; 1 )," calcext:value-type="string">
            <text:p>array('nom' =&gt; 'nom412' , 'prenom' =&gt; 'prenom412' , 'age' =&gt; 4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3" calcext:value-type="string">
            <text:p>nom413</text:p>
          </table:table-cell>
          <table:table-cell table:formula="of:=&quot;prenom&quot;&amp;ROW()" office:value-type="string" office:string-value="prenom413" calcext:value-type="string">
            <text:p>prenom413</text:p>
          </table:table-cell>
          <table:table-cell table:formula="of:=ROW()" office:value-type="float" office:value="413" calcext:value-type="float">
            <text:p>413</text:p>
          </table:table-cell>
          <table:table-cell/>
          <table:table-cell table:formula="of:=&quot;array('nom' =&gt; '&quot;&amp;[.E413]&amp;&quot;' , 'prenom' =&gt; '&quot;&amp;[.F413]&amp;&quot;' , 'age' =&gt; &quot;&amp;[.G413]&amp;&quot; , 'id_formulaire' =&gt; 1 ),&quot;" office:value-type="string" office:string-value="array('nom' =&gt; 'nom413' , 'prenom' =&gt; 'prenom413' , 'age' =&gt; 413 , 'id_formulaire' =&gt; 1 )," calcext:value-type="string">
            <text:p>array('nom' =&gt; 'nom413' , 'prenom' =&gt; 'prenom413' , 'age' =&gt; 4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4" calcext:value-type="string">
            <text:p>nom414</text:p>
          </table:table-cell>
          <table:table-cell table:formula="of:=&quot;prenom&quot;&amp;ROW()" office:value-type="string" office:string-value="prenom414" calcext:value-type="string">
            <text:p>prenom414</text:p>
          </table:table-cell>
          <table:table-cell table:formula="of:=ROW()" office:value-type="float" office:value="414" calcext:value-type="float">
            <text:p>414</text:p>
          </table:table-cell>
          <table:table-cell/>
          <table:table-cell table:formula="of:=&quot;array('nom' =&gt; '&quot;&amp;[.E414]&amp;&quot;' , 'prenom' =&gt; '&quot;&amp;[.F414]&amp;&quot;' , 'age' =&gt; &quot;&amp;[.G414]&amp;&quot; , 'id_formulaire' =&gt; 1 ),&quot;" office:value-type="string" office:string-value="array('nom' =&gt; 'nom414' , 'prenom' =&gt; 'prenom414' , 'age' =&gt; 414 , 'id_formulaire' =&gt; 1 )," calcext:value-type="string">
            <text:p>array('nom' =&gt; 'nom414' , 'prenom' =&gt; 'prenom414' , 'age' =&gt; 4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5" calcext:value-type="string">
            <text:p>nom415</text:p>
          </table:table-cell>
          <table:table-cell table:formula="of:=&quot;prenom&quot;&amp;ROW()" office:value-type="string" office:string-value="prenom415" calcext:value-type="string">
            <text:p>prenom415</text:p>
          </table:table-cell>
          <table:table-cell table:formula="of:=ROW()" office:value-type="float" office:value="415" calcext:value-type="float">
            <text:p>415</text:p>
          </table:table-cell>
          <table:table-cell/>
          <table:table-cell table:formula="of:=&quot;array('nom' =&gt; '&quot;&amp;[.E415]&amp;&quot;' , 'prenom' =&gt; '&quot;&amp;[.F415]&amp;&quot;' , 'age' =&gt; &quot;&amp;[.G415]&amp;&quot; , 'id_formulaire' =&gt; 1 ),&quot;" office:value-type="string" office:string-value="array('nom' =&gt; 'nom415' , 'prenom' =&gt; 'prenom415' , 'age' =&gt; 415 , 'id_formulaire' =&gt; 1 )," calcext:value-type="string">
            <text:p>array('nom' =&gt; 'nom415' , 'prenom' =&gt; 'prenom415' , 'age' =&gt; 4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6" calcext:value-type="string">
            <text:p>nom416</text:p>
          </table:table-cell>
          <table:table-cell table:formula="of:=&quot;prenom&quot;&amp;ROW()" office:value-type="string" office:string-value="prenom416" calcext:value-type="string">
            <text:p>prenom416</text:p>
          </table:table-cell>
          <table:table-cell table:formula="of:=ROW()" office:value-type="float" office:value="416" calcext:value-type="float">
            <text:p>416</text:p>
          </table:table-cell>
          <table:table-cell/>
          <table:table-cell table:formula="of:=&quot;array('nom' =&gt; '&quot;&amp;[.E416]&amp;&quot;' , 'prenom' =&gt; '&quot;&amp;[.F416]&amp;&quot;' , 'age' =&gt; &quot;&amp;[.G416]&amp;&quot; , 'id_formulaire' =&gt; 1 ),&quot;" office:value-type="string" office:string-value="array('nom' =&gt; 'nom416' , 'prenom' =&gt; 'prenom416' , 'age' =&gt; 416 , 'id_formulaire' =&gt; 1 )," calcext:value-type="string">
            <text:p>array('nom' =&gt; 'nom416' , 'prenom' =&gt; 'prenom416' , 'age' =&gt; 4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7" calcext:value-type="string">
            <text:p>nom417</text:p>
          </table:table-cell>
          <table:table-cell table:formula="of:=&quot;prenom&quot;&amp;ROW()" office:value-type="string" office:string-value="prenom417" calcext:value-type="string">
            <text:p>prenom417</text:p>
          </table:table-cell>
          <table:table-cell table:formula="of:=ROW()" office:value-type="float" office:value="417" calcext:value-type="float">
            <text:p>417</text:p>
          </table:table-cell>
          <table:table-cell/>
          <table:table-cell table:formula="of:=&quot;array('nom' =&gt; '&quot;&amp;[.E417]&amp;&quot;' , 'prenom' =&gt; '&quot;&amp;[.F417]&amp;&quot;' , 'age' =&gt; &quot;&amp;[.G417]&amp;&quot; , 'id_formulaire' =&gt; 1 ),&quot;" office:value-type="string" office:string-value="array('nom' =&gt; 'nom417' , 'prenom' =&gt; 'prenom417' , 'age' =&gt; 417 , 'id_formulaire' =&gt; 1 )," calcext:value-type="string">
            <text:p>array('nom' =&gt; 'nom417' , 'prenom' =&gt; 'prenom417' , 'age' =&gt; 4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8" calcext:value-type="string">
            <text:p>nom418</text:p>
          </table:table-cell>
          <table:table-cell table:formula="of:=&quot;prenom&quot;&amp;ROW()" office:value-type="string" office:string-value="prenom418" calcext:value-type="string">
            <text:p>prenom418</text:p>
          </table:table-cell>
          <table:table-cell table:formula="of:=ROW()" office:value-type="float" office:value="418" calcext:value-type="float">
            <text:p>418</text:p>
          </table:table-cell>
          <table:table-cell/>
          <table:table-cell table:formula="of:=&quot;array('nom' =&gt; '&quot;&amp;[.E418]&amp;&quot;' , 'prenom' =&gt; '&quot;&amp;[.F418]&amp;&quot;' , 'age' =&gt; &quot;&amp;[.G418]&amp;&quot; , 'id_formulaire' =&gt; 1 ),&quot;" office:value-type="string" office:string-value="array('nom' =&gt; 'nom418' , 'prenom' =&gt; 'prenom418' , 'age' =&gt; 418 , 'id_formulaire' =&gt; 1 )," calcext:value-type="string">
            <text:p>array('nom' =&gt; 'nom418' , 'prenom' =&gt; 'prenom418' , 'age' =&gt; 4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19" calcext:value-type="string">
            <text:p>nom419</text:p>
          </table:table-cell>
          <table:table-cell table:formula="of:=&quot;prenom&quot;&amp;ROW()" office:value-type="string" office:string-value="prenom419" calcext:value-type="string">
            <text:p>prenom419</text:p>
          </table:table-cell>
          <table:table-cell table:formula="of:=ROW()" office:value-type="float" office:value="419" calcext:value-type="float">
            <text:p>419</text:p>
          </table:table-cell>
          <table:table-cell/>
          <table:table-cell table:formula="of:=&quot;array('nom' =&gt; '&quot;&amp;[.E419]&amp;&quot;' , 'prenom' =&gt; '&quot;&amp;[.F419]&amp;&quot;' , 'age' =&gt; &quot;&amp;[.G419]&amp;&quot; , 'id_formulaire' =&gt; 1 ),&quot;" office:value-type="string" office:string-value="array('nom' =&gt; 'nom419' , 'prenom' =&gt; 'prenom419' , 'age' =&gt; 419 , 'id_formulaire' =&gt; 1 )," calcext:value-type="string">
            <text:p>array('nom' =&gt; 'nom419' , 'prenom' =&gt; 'prenom419' , 'age' =&gt; 4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0" calcext:value-type="string">
            <text:p>nom420</text:p>
          </table:table-cell>
          <table:table-cell table:formula="of:=&quot;prenom&quot;&amp;ROW()" office:value-type="string" office:string-value="prenom420" calcext:value-type="string">
            <text:p>prenom420</text:p>
          </table:table-cell>
          <table:table-cell table:formula="of:=ROW()" office:value-type="float" office:value="420" calcext:value-type="float">
            <text:p>420</text:p>
          </table:table-cell>
          <table:table-cell/>
          <table:table-cell table:formula="of:=&quot;array('nom' =&gt; '&quot;&amp;[.E420]&amp;&quot;' , 'prenom' =&gt; '&quot;&amp;[.F420]&amp;&quot;' , 'age' =&gt; &quot;&amp;[.G420]&amp;&quot; , 'id_formulaire' =&gt; 1 ),&quot;" office:value-type="string" office:string-value="array('nom' =&gt; 'nom420' , 'prenom' =&gt; 'prenom420' , 'age' =&gt; 420 , 'id_formulaire' =&gt; 1 )," calcext:value-type="string">
            <text:p>array('nom' =&gt; 'nom420' , 'prenom' =&gt; 'prenom420' , 'age' =&gt; 4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1" calcext:value-type="string">
            <text:p>nom421</text:p>
          </table:table-cell>
          <table:table-cell table:formula="of:=&quot;prenom&quot;&amp;ROW()" office:value-type="string" office:string-value="prenom421" calcext:value-type="string">
            <text:p>prenom421</text:p>
          </table:table-cell>
          <table:table-cell table:formula="of:=ROW()" office:value-type="float" office:value="421" calcext:value-type="float">
            <text:p>421</text:p>
          </table:table-cell>
          <table:table-cell/>
          <table:table-cell table:formula="of:=&quot;array('nom' =&gt; '&quot;&amp;[.E421]&amp;&quot;' , 'prenom' =&gt; '&quot;&amp;[.F421]&amp;&quot;' , 'age' =&gt; &quot;&amp;[.G421]&amp;&quot; , 'id_formulaire' =&gt; 1 ),&quot;" office:value-type="string" office:string-value="array('nom' =&gt; 'nom421' , 'prenom' =&gt; 'prenom421' , 'age' =&gt; 421 , 'id_formulaire' =&gt; 1 )," calcext:value-type="string">
            <text:p>array('nom' =&gt; 'nom421' , 'prenom' =&gt; 'prenom421' , 'age' =&gt; 4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2" calcext:value-type="string">
            <text:p>nom422</text:p>
          </table:table-cell>
          <table:table-cell table:formula="of:=&quot;prenom&quot;&amp;ROW()" office:value-type="string" office:string-value="prenom422" calcext:value-type="string">
            <text:p>prenom422</text:p>
          </table:table-cell>
          <table:table-cell table:formula="of:=ROW()" office:value-type="float" office:value="422" calcext:value-type="float">
            <text:p>422</text:p>
          </table:table-cell>
          <table:table-cell/>
          <table:table-cell table:formula="of:=&quot;array('nom' =&gt; '&quot;&amp;[.E422]&amp;&quot;' , 'prenom' =&gt; '&quot;&amp;[.F422]&amp;&quot;' , 'age' =&gt; &quot;&amp;[.G422]&amp;&quot; , 'id_formulaire' =&gt; 1 ),&quot;" office:value-type="string" office:string-value="array('nom' =&gt; 'nom422' , 'prenom' =&gt; 'prenom422' , 'age' =&gt; 422 , 'id_formulaire' =&gt; 1 )," calcext:value-type="string">
            <text:p>array('nom' =&gt; 'nom422' , 'prenom' =&gt; 'prenom422' , 'age' =&gt; 4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3" calcext:value-type="string">
            <text:p>nom423</text:p>
          </table:table-cell>
          <table:table-cell table:formula="of:=&quot;prenom&quot;&amp;ROW()" office:value-type="string" office:string-value="prenom423" calcext:value-type="string">
            <text:p>prenom423</text:p>
          </table:table-cell>
          <table:table-cell table:formula="of:=ROW()" office:value-type="float" office:value="423" calcext:value-type="float">
            <text:p>423</text:p>
          </table:table-cell>
          <table:table-cell/>
          <table:table-cell table:formula="of:=&quot;array('nom' =&gt; '&quot;&amp;[.E423]&amp;&quot;' , 'prenom' =&gt; '&quot;&amp;[.F423]&amp;&quot;' , 'age' =&gt; &quot;&amp;[.G423]&amp;&quot; , 'id_formulaire' =&gt; 1 ),&quot;" office:value-type="string" office:string-value="array('nom' =&gt; 'nom423' , 'prenom' =&gt; 'prenom423' , 'age' =&gt; 423 , 'id_formulaire' =&gt; 1 )," calcext:value-type="string">
            <text:p>array('nom' =&gt; 'nom423' , 'prenom' =&gt; 'prenom423' , 'age' =&gt; 4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4" calcext:value-type="string">
            <text:p>nom424</text:p>
          </table:table-cell>
          <table:table-cell table:formula="of:=&quot;prenom&quot;&amp;ROW()" office:value-type="string" office:string-value="prenom424" calcext:value-type="string">
            <text:p>prenom424</text:p>
          </table:table-cell>
          <table:table-cell table:formula="of:=ROW()" office:value-type="float" office:value="424" calcext:value-type="float">
            <text:p>424</text:p>
          </table:table-cell>
          <table:table-cell/>
          <table:table-cell table:formula="of:=&quot;array('nom' =&gt; '&quot;&amp;[.E424]&amp;&quot;' , 'prenom' =&gt; '&quot;&amp;[.F424]&amp;&quot;' , 'age' =&gt; &quot;&amp;[.G424]&amp;&quot; , 'id_formulaire' =&gt; 1 ),&quot;" office:value-type="string" office:string-value="array('nom' =&gt; 'nom424' , 'prenom' =&gt; 'prenom424' , 'age' =&gt; 424 , 'id_formulaire' =&gt; 1 )," calcext:value-type="string">
            <text:p>array('nom' =&gt; 'nom424' , 'prenom' =&gt; 'prenom424' , 'age' =&gt; 4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5" calcext:value-type="string">
            <text:p>nom425</text:p>
          </table:table-cell>
          <table:table-cell table:formula="of:=&quot;prenom&quot;&amp;ROW()" office:value-type="string" office:string-value="prenom425" calcext:value-type="string">
            <text:p>prenom425</text:p>
          </table:table-cell>
          <table:table-cell table:formula="of:=ROW()" office:value-type="float" office:value="425" calcext:value-type="float">
            <text:p>425</text:p>
          </table:table-cell>
          <table:table-cell/>
          <table:table-cell table:formula="of:=&quot;array('nom' =&gt; '&quot;&amp;[.E425]&amp;&quot;' , 'prenom' =&gt; '&quot;&amp;[.F425]&amp;&quot;' , 'age' =&gt; &quot;&amp;[.G425]&amp;&quot; , 'id_formulaire' =&gt; 1 ),&quot;" office:value-type="string" office:string-value="array('nom' =&gt; 'nom425' , 'prenom' =&gt; 'prenom425' , 'age' =&gt; 425 , 'id_formulaire' =&gt; 1 )," calcext:value-type="string">
            <text:p>array('nom' =&gt; 'nom425' , 'prenom' =&gt; 'prenom425' , 'age' =&gt; 4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6" calcext:value-type="string">
            <text:p>nom426</text:p>
          </table:table-cell>
          <table:table-cell table:formula="of:=&quot;prenom&quot;&amp;ROW()" office:value-type="string" office:string-value="prenom426" calcext:value-type="string">
            <text:p>prenom426</text:p>
          </table:table-cell>
          <table:table-cell table:formula="of:=ROW()" office:value-type="float" office:value="426" calcext:value-type="float">
            <text:p>426</text:p>
          </table:table-cell>
          <table:table-cell/>
          <table:table-cell table:formula="of:=&quot;array('nom' =&gt; '&quot;&amp;[.E426]&amp;&quot;' , 'prenom' =&gt; '&quot;&amp;[.F426]&amp;&quot;' , 'age' =&gt; &quot;&amp;[.G426]&amp;&quot; , 'id_formulaire' =&gt; 1 ),&quot;" office:value-type="string" office:string-value="array('nom' =&gt; 'nom426' , 'prenom' =&gt; 'prenom426' , 'age' =&gt; 426 , 'id_formulaire' =&gt; 1 )," calcext:value-type="string">
            <text:p>array('nom' =&gt; 'nom426' , 'prenom' =&gt; 'prenom426' , 'age' =&gt; 4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7" calcext:value-type="string">
            <text:p>nom427</text:p>
          </table:table-cell>
          <table:table-cell table:formula="of:=&quot;prenom&quot;&amp;ROW()" office:value-type="string" office:string-value="prenom427" calcext:value-type="string">
            <text:p>prenom427</text:p>
          </table:table-cell>
          <table:table-cell table:formula="of:=ROW()" office:value-type="float" office:value="427" calcext:value-type="float">
            <text:p>427</text:p>
          </table:table-cell>
          <table:table-cell/>
          <table:table-cell table:formula="of:=&quot;array('nom' =&gt; '&quot;&amp;[.E427]&amp;&quot;' , 'prenom' =&gt; '&quot;&amp;[.F427]&amp;&quot;' , 'age' =&gt; &quot;&amp;[.G427]&amp;&quot; , 'id_formulaire' =&gt; 1 ),&quot;" office:value-type="string" office:string-value="array('nom' =&gt; 'nom427' , 'prenom' =&gt; 'prenom427' , 'age' =&gt; 427 , 'id_formulaire' =&gt; 1 )," calcext:value-type="string">
            <text:p>array('nom' =&gt; 'nom427' , 'prenom' =&gt; 'prenom427' , 'age' =&gt; 4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8" calcext:value-type="string">
            <text:p>nom428</text:p>
          </table:table-cell>
          <table:table-cell table:formula="of:=&quot;prenom&quot;&amp;ROW()" office:value-type="string" office:string-value="prenom428" calcext:value-type="string">
            <text:p>prenom428</text:p>
          </table:table-cell>
          <table:table-cell table:formula="of:=ROW()" office:value-type="float" office:value="428" calcext:value-type="float">
            <text:p>428</text:p>
          </table:table-cell>
          <table:table-cell/>
          <table:table-cell table:formula="of:=&quot;array('nom' =&gt; '&quot;&amp;[.E428]&amp;&quot;' , 'prenom' =&gt; '&quot;&amp;[.F428]&amp;&quot;' , 'age' =&gt; &quot;&amp;[.G428]&amp;&quot; , 'id_formulaire' =&gt; 1 ),&quot;" office:value-type="string" office:string-value="array('nom' =&gt; 'nom428' , 'prenom' =&gt; 'prenom428' , 'age' =&gt; 428 , 'id_formulaire' =&gt; 1 )," calcext:value-type="string">
            <text:p>array('nom' =&gt; 'nom428' , 'prenom' =&gt; 'prenom428' , 'age' =&gt; 4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29" calcext:value-type="string">
            <text:p>nom429</text:p>
          </table:table-cell>
          <table:table-cell table:formula="of:=&quot;prenom&quot;&amp;ROW()" office:value-type="string" office:string-value="prenom429" calcext:value-type="string">
            <text:p>prenom429</text:p>
          </table:table-cell>
          <table:table-cell table:formula="of:=ROW()" office:value-type="float" office:value="429" calcext:value-type="float">
            <text:p>429</text:p>
          </table:table-cell>
          <table:table-cell/>
          <table:table-cell table:formula="of:=&quot;array('nom' =&gt; '&quot;&amp;[.E429]&amp;&quot;' , 'prenom' =&gt; '&quot;&amp;[.F429]&amp;&quot;' , 'age' =&gt; &quot;&amp;[.G429]&amp;&quot; , 'id_formulaire' =&gt; 1 ),&quot;" office:value-type="string" office:string-value="array('nom' =&gt; 'nom429' , 'prenom' =&gt; 'prenom429' , 'age' =&gt; 429 , 'id_formulaire' =&gt; 1 )," calcext:value-type="string">
            <text:p>array('nom' =&gt; 'nom429' , 'prenom' =&gt; 'prenom429' , 'age' =&gt; 4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0" calcext:value-type="string">
            <text:p>nom430</text:p>
          </table:table-cell>
          <table:table-cell table:formula="of:=&quot;prenom&quot;&amp;ROW()" office:value-type="string" office:string-value="prenom430" calcext:value-type="string">
            <text:p>prenom430</text:p>
          </table:table-cell>
          <table:table-cell table:formula="of:=ROW()" office:value-type="float" office:value="430" calcext:value-type="float">
            <text:p>430</text:p>
          </table:table-cell>
          <table:table-cell/>
          <table:table-cell table:formula="of:=&quot;array('nom' =&gt; '&quot;&amp;[.E430]&amp;&quot;' , 'prenom' =&gt; '&quot;&amp;[.F430]&amp;&quot;' , 'age' =&gt; &quot;&amp;[.G430]&amp;&quot; , 'id_formulaire' =&gt; 1 ),&quot;" office:value-type="string" office:string-value="array('nom' =&gt; 'nom430' , 'prenom' =&gt; 'prenom430' , 'age' =&gt; 430 , 'id_formulaire' =&gt; 1 )," calcext:value-type="string">
            <text:p>array('nom' =&gt; 'nom430' , 'prenom' =&gt; 'prenom430' , 'age' =&gt; 4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1" calcext:value-type="string">
            <text:p>nom431</text:p>
          </table:table-cell>
          <table:table-cell table:formula="of:=&quot;prenom&quot;&amp;ROW()" office:value-type="string" office:string-value="prenom431" calcext:value-type="string">
            <text:p>prenom431</text:p>
          </table:table-cell>
          <table:table-cell table:formula="of:=ROW()" office:value-type="float" office:value="431" calcext:value-type="float">
            <text:p>431</text:p>
          </table:table-cell>
          <table:table-cell/>
          <table:table-cell table:formula="of:=&quot;array('nom' =&gt; '&quot;&amp;[.E431]&amp;&quot;' , 'prenom' =&gt; '&quot;&amp;[.F431]&amp;&quot;' , 'age' =&gt; &quot;&amp;[.G431]&amp;&quot; , 'id_formulaire' =&gt; 1 ),&quot;" office:value-type="string" office:string-value="array('nom' =&gt; 'nom431' , 'prenom' =&gt; 'prenom431' , 'age' =&gt; 431 , 'id_formulaire' =&gt; 1 )," calcext:value-type="string">
            <text:p>array('nom' =&gt; 'nom431' , 'prenom' =&gt; 'prenom431' , 'age' =&gt; 4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2" calcext:value-type="string">
            <text:p>nom432</text:p>
          </table:table-cell>
          <table:table-cell table:formula="of:=&quot;prenom&quot;&amp;ROW()" office:value-type="string" office:string-value="prenom432" calcext:value-type="string">
            <text:p>prenom432</text:p>
          </table:table-cell>
          <table:table-cell table:formula="of:=ROW()" office:value-type="float" office:value="432" calcext:value-type="float">
            <text:p>432</text:p>
          </table:table-cell>
          <table:table-cell/>
          <table:table-cell table:formula="of:=&quot;array('nom' =&gt; '&quot;&amp;[.E432]&amp;&quot;' , 'prenom' =&gt; '&quot;&amp;[.F432]&amp;&quot;' , 'age' =&gt; &quot;&amp;[.G432]&amp;&quot; , 'id_formulaire' =&gt; 1 ),&quot;" office:value-type="string" office:string-value="array('nom' =&gt; 'nom432' , 'prenom' =&gt; 'prenom432' , 'age' =&gt; 432 , 'id_formulaire' =&gt; 1 )," calcext:value-type="string">
            <text:p>array('nom' =&gt; 'nom432' , 'prenom' =&gt; 'prenom432' , 'age' =&gt; 4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3" calcext:value-type="string">
            <text:p>nom433</text:p>
          </table:table-cell>
          <table:table-cell table:formula="of:=&quot;prenom&quot;&amp;ROW()" office:value-type="string" office:string-value="prenom433" calcext:value-type="string">
            <text:p>prenom433</text:p>
          </table:table-cell>
          <table:table-cell table:formula="of:=ROW()" office:value-type="float" office:value="433" calcext:value-type="float">
            <text:p>433</text:p>
          </table:table-cell>
          <table:table-cell/>
          <table:table-cell table:formula="of:=&quot;array('nom' =&gt; '&quot;&amp;[.E433]&amp;&quot;' , 'prenom' =&gt; '&quot;&amp;[.F433]&amp;&quot;' , 'age' =&gt; &quot;&amp;[.G433]&amp;&quot; , 'id_formulaire' =&gt; 1 ),&quot;" office:value-type="string" office:string-value="array('nom' =&gt; 'nom433' , 'prenom' =&gt; 'prenom433' , 'age' =&gt; 433 , 'id_formulaire' =&gt; 1 )," calcext:value-type="string">
            <text:p>array('nom' =&gt; 'nom433' , 'prenom' =&gt; 'prenom433' , 'age' =&gt; 4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4" calcext:value-type="string">
            <text:p>nom434</text:p>
          </table:table-cell>
          <table:table-cell table:formula="of:=&quot;prenom&quot;&amp;ROW()" office:value-type="string" office:string-value="prenom434" calcext:value-type="string">
            <text:p>prenom434</text:p>
          </table:table-cell>
          <table:table-cell table:formula="of:=ROW()" office:value-type="float" office:value="434" calcext:value-type="float">
            <text:p>434</text:p>
          </table:table-cell>
          <table:table-cell/>
          <table:table-cell table:formula="of:=&quot;array('nom' =&gt; '&quot;&amp;[.E434]&amp;&quot;' , 'prenom' =&gt; '&quot;&amp;[.F434]&amp;&quot;' , 'age' =&gt; &quot;&amp;[.G434]&amp;&quot; , 'id_formulaire' =&gt; 1 ),&quot;" office:value-type="string" office:string-value="array('nom' =&gt; 'nom434' , 'prenom' =&gt; 'prenom434' , 'age' =&gt; 434 , 'id_formulaire' =&gt; 1 )," calcext:value-type="string">
            <text:p>array('nom' =&gt; 'nom434' , 'prenom' =&gt; 'prenom434' , 'age' =&gt; 4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5" calcext:value-type="string">
            <text:p>nom435</text:p>
          </table:table-cell>
          <table:table-cell table:formula="of:=&quot;prenom&quot;&amp;ROW()" office:value-type="string" office:string-value="prenom435" calcext:value-type="string">
            <text:p>prenom435</text:p>
          </table:table-cell>
          <table:table-cell table:formula="of:=ROW()" office:value-type="float" office:value="435" calcext:value-type="float">
            <text:p>435</text:p>
          </table:table-cell>
          <table:table-cell/>
          <table:table-cell table:formula="of:=&quot;array('nom' =&gt; '&quot;&amp;[.E435]&amp;&quot;' , 'prenom' =&gt; '&quot;&amp;[.F435]&amp;&quot;' , 'age' =&gt; &quot;&amp;[.G435]&amp;&quot; , 'id_formulaire' =&gt; 1 ),&quot;" office:value-type="string" office:string-value="array('nom' =&gt; 'nom435' , 'prenom' =&gt; 'prenom435' , 'age' =&gt; 435 , 'id_formulaire' =&gt; 1 )," calcext:value-type="string">
            <text:p>array('nom' =&gt; 'nom435' , 'prenom' =&gt; 'prenom435' , 'age' =&gt; 4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6" calcext:value-type="string">
            <text:p>nom436</text:p>
          </table:table-cell>
          <table:table-cell table:formula="of:=&quot;prenom&quot;&amp;ROW()" office:value-type="string" office:string-value="prenom436" calcext:value-type="string">
            <text:p>prenom436</text:p>
          </table:table-cell>
          <table:table-cell table:formula="of:=ROW()" office:value-type="float" office:value="436" calcext:value-type="float">
            <text:p>436</text:p>
          </table:table-cell>
          <table:table-cell/>
          <table:table-cell table:formula="of:=&quot;array('nom' =&gt; '&quot;&amp;[.E436]&amp;&quot;' , 'prenom' =&gt; '&quot;&amp;[.F436]&amp;&quot;' , 'age' =&gt; &quot;&amp;[.G436]&amp;&quot; , 'id_formulaire' =&gt; 1 ),&quot;" office:value-type="string" office:string-value="array('nom' =&gt; 'nom436' , 'prenom' =&gt; 'prenom436' , 'age' =&gt; 436 , 'id_formulaire' =&gt; 1 )," calcext:value-type="string">
            <text:p>array('nom' =&gt; 'nom436' , 'prenom' =&gt; 'prenom436' , 'age' =&gt; 4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7" calcext:value-type="string">
            <text:p>nom437</text:p>
          </table:table-cell>
          <table:table-cell table:formula="of:=&quot;prenom&quot;&amp;ROW()" office:value-type="string" office:string-value="prenom437" calcext:value-type="string">
            <text:p>prenom437</text:p>
          </table:table-cell>
          <table:table-cell table:formula="of:=ROW()" office:value-type="float" office:value="437" calcext:value-type="float">
            <text:p>437</text:p>
          </table:table-cell>
          <table:table-cell/>
          <table:table-cell table:formula="of:=&quot;array('nom' =&gt; '&quot;&amp;[.E437]&amp;&quot;' , 'prenom' =&gt; '&quot;&amp;[.F437]&amp;&quot;' , 'age' =&gt; &quot;&amp;[.G437]&amp;&quot; , 'id_formulaire' =&gt; 1 ),&quot;" office:value-type="string" office:string-value="array('nom' =&gt; 'nom437' , 'prenom' =&gt; 'prenom437' , 'age' =&gt; 437 , 'id_formulaire' =&gt; 1 )," calcext:value-type="string">
            <text:p>array('nom' =&gt; 'nom437' , 'prenom' =&gt; 'prenom437' , 'age' =&gt; 4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8" calcext:value-type="string">
            <text:p>nom438</text:p>
          </table:table-cell>
          <table:table-cell table:formula="of:=&quot;prenom&quot;&amp;ROW()" office:value-type="string" office:string-value="prenom438" calcext:value-type="string">
            <text:p>prenom438</text:p>
          </table:table-cell>
          <table:table-cell table:formula="of:=ROW()" office:value-type="float" office:value="438" calcext:value-type="float">
            <text:p>438</text:p>
          </table:table-cell>
          <table:table-cell/>
          <table:table-cell table:formula="of:=&quot;array('nom' =&gt; '&quot;&amp;[.E438]&amp;&quot;' , 'prenom' =&gt; '&quot;&amp;[.F438]&amp;&quot;' , 'age' =&gt; &quot;&amp;[.G438]&amp;&quot; , 'id_formulaire' =&gt; 1 ),&quot;" office:value-type="string" office:string-value="array('nom' =&gt; 'nom438' , 'prenom' =&gt; 'prenom438' , 'age' =&gt; 438 , 'id_formulaire' =&gt; 1 )," calcext:value-type="string">
            <text:p>array('nom' =&gt; 'nom438' , 'prenom' =&gt; 'prenom438' , 'age' =&gt; 4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39" calcext:value-type="string">
            <text:p>nom439</text:p>
          </table:table-cell>
          <table:table-cell table:formula="of:=&quot;prenom&quot;&amp;ROW()" office:value-type="string" office:string-value="prenom439" calcext:value-type="string">
            <text:p>prenom439</text:p>
          </table:table-cell>
          <table:table-cell table:formula="of:=ROW()" office:value-type="float" office:value="439" calcext:value-type="float">
            <text:p>439</text:p>
          </table:table-cell>
          <table:table-cell/>
          <table:table-cell table:formula="of:=&quot;array('nom' =&gt; '&quot;&amp;[.E439]&amp;&quot;' , 'prenom' =&gt; '&quot;&amp;[.F439]&amp;&quot;' , 'age' =&gt; &quot;&amp;[.G439]&amp;&quot; , 'id_formulaire' =&gt; 1 ),&quot;" office:value-type="string" office:string-value="array('nom' =&gt; 'nom439' , 'prenom' =&gt; 'prenom439' , 'age' =&gt; 439 , 'id_formulaire' =&gt; 1 )," calcext:value-type="string">
            <text:p>array('nom' =&gt; 'nom439' , 'prenom' =&gt; 'prenom439' , 'age' =&gt; 4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0" calcext:value-type="string">
            <text:p>nom440</text:p>
          </table:table-cell>
          <table:table-cell table:formula="of:=&quot;prenom&quot;&amp;ROW()" office:value-type="string" office:string-value="prenom440" calcext:value-type="string">
            <text:p>prenom440</text:p>
          </table:table-cell>
          <table:table-cell table:formula="of:=ROW()" office:value-type="float" office:value="440" calcext:value-type="float">
            <text:p>440</text:p>
          </table:table-cell>
          <table:table-cell/>
          <table:table-cell table:formula="of:=&quot;array('nom' =&gt; '&quot;&amp;[.E440]&amp;&quot;' , 'prenom' =&gt; '&quot;&amp;[.F440]&amp;&quot;' , 'age' =&gt; &quot;&amp;[.G440]&amp;&quot; , 'id_formulaire' =&gt; 1 ),&quot;" office:value-type="string" office:string-value="array('nom' =&gt; 'nom440' , 'prenom' =&gt; 'prenom440' , 'age' =&gt; 440 , 'id_formulaire' =&gt; 1 )," calcext:value-type="string">
            <text:p>array('nom' =&gt; 'nom440' , 'prenom' =&gt; 'prenom440' , 'age' =&gt; 4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1" calcext:value-type="string">
            <text:p>nom441</text:p>
          </table:table-cell>
          <table:table-cell table:formula="of:=&quot;prenom&quot;&amp;ROW()" office:value-type="string" office:string-value="prenom441" calcext:value-type="string">
            <text:p>prenom441</text:p>
          </table:table-cell>
          <table:table-cell table:formula="of:=ROW()" office:value-type="float" office:value="441" calcext:value-type="float">
            <text:p>441</text:p>
          </table:table-cell>
          <table:table-cell/>
          <table:table-cell table:formula="of:=&quot;array('nom' =&gt; '&quot;&amp;[.E441]&amp;&quot;' , 'prenom' =&gt; '&quot;&amp;[.F441]&amp;&quot;' , 'age' =&gt; &quot;&amp;[.G441]&amp;&quot; , 'id_formulaire' =&gt; 1 ),&quot;" office:value-type="string" office:string-value="array('nom' =&gt; 'nom441' , 'prenom' =&gt; 'prenom441' , 'age' =&gt; 441 , 'id_formulaire' =&gt; 1 )," calcext:value-type="string">
            <text:p>array('nom' =&gt; 'nom441' , 'prenom' =&gt; 'prenom441' , 'age' =&gt; 4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2" calcext:value-type="string">
            <text:p>nom442</text:p>
          </table:table-cell>
          <table:table-cell table:formula="of:=&quot;prenom&quot;&amp;ROW()" office:value-type="string" office:string-value="prenom442" calcext:value-type="string">
            <text:p>prenom442</text:p>
          </table:table-cell>
          <table:table-cell table:formula="of:=ROW()" office:value-type="float" office:value="442" calcext:value-type="float">
            <text:p>442</text:p>
          </table:table-cell>
          <table:table-cell/>
          <table:table-cell table:formula="of:=&quot;array('nom' =&gt; '&quot;&amp;[.E442]&amp;&quot;' , 'prenom' =&gt; '&quot;&amp;[.F442]&amp;&quot;' , 'age' =&gt; &quot;&amp;[.G442]&amp;&quot; , 'id_formulaire' =&gt; 1 ),&quot;" office:value-type="string" office:string-value="array('nom' =&gt; 'nom442' , 'prenom' =&gt; 'prenom442' , 'age' =&gt; 442 , 'id_formulaire' =&gt; 1 )," calcext:value-type="string">
            <text:p>array('nom' =&gt; 'nom442' , 'prenom' =&gt; 'prenom442' , 'age' =&gt; 4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3" calcext:value-type="string">
            <text:p>nom443</text:p>
          </table:table-cell>
          <table:table-cell table:formula="of:=&quot;prenom&quot;&amp;ROW()" office:value-type="string" office:string-value="prenom443" calcext:value-type="string">
            <text:p>prenom443</text:p>
          </table:table-cell>
          <table:table-cell table:formula="of:=ROW()" office:value-type="float" office:value="443" calcext:value-type="float">
            <text:p>443</text:p>
          </table:table-cell>
          <table:table-cell/>
          <table:table-cell table:formula="of:=&quot;array('nom' =&gt; '&quot;&amp;[.E443]&amp;&quot;' , 'prenom' =&gt; '&quot;&amp;[.F443]&amp;&quot;' , 'age' =&gt; &quot;&amp;[.G443]&amp;&quot; , 'id_formulaire' =&gt; 1 ),&quot;" office:value-type="string" office:string-value="array('nom' =&gt; 'nom443' , 'prenom' =&gt; 'prenom443' , 'age' =&gt; 443 , 'id_formulaire' =&gt; 1 )," calcext:value-type="string">
            <text:p>array('nom' =&gt; 'nom443' , 'prenom' =&gt; 'prenom443' , 'age' =&gt; 4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4" calcext:value-type="string">
            <text:p>nom444</text:p>
          </table:table-cell>
          <table:table-cell table:formula="of:=&quot;prenom&quot;&amp;ROW()" office:value-type="string" office:string-value="prenom444" calcext:value-type="string">
            <text:p>prenom444</text:p>
          </table:table-cell>
          <table:table-cell table:formula="of:=ROW()" office:value-type="float" office:value="444" calcext:value-type="float">
            <text:p>444</text:p>
          </table:table-cell>
          <table:table-cell/>
          <table:table-cell table:formula="of:=&quot;array('nom' =&gt; '&quot;&amp;[.E444]&amp;&quot;' , 'prenom' =&gt; '&quot;&amp;[.F444]&amp;&quot;' , 'age' =&gt; &quot;&amp;[.G444]&amp;&quot; , 'id_formulaire' =&gt; 1 ),&quot;" office:value-type="string" office:string-value="array('nom' =&gt; 'nom444' , 'prenom' =&gt; 'prenom444' , 'age' =&gt; 444 , 'id_formulaire' =&gt; 1 )," calcext:value-type="string">
            <text:p>array('nom' =&gt; 'nom444' , 'prenom' =&gt; 'prenom444' , 'age' =&gt; 4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5" calcext:value-type="string">
            <text:p>nom445</text:p>
          </table:table-cell>
          <table:table-cell table:formula="of:=&quot;prenom&quot;&amp;ROW()" office:value-type="string" office:string-value="prenom445" calcext:value-type="string">
            <text:p>prenom445</text:p>
          </table:table-cell>
          <table:table-cell table:formula="of:=ROW()" office:value-type="float" office:value="445" calcext:value-type="float">
            <text:p>445</text:p>
          </table:table-cell>
          <table:table-cell/>
          <table:table-cell table:formula="of:=&quot;array('nom' =&gt; '&quot;&amp;[.E445]&amp;&quot;' , 'prenom' =&gt; '&quot;&amp;[.F445]&amp;&quot;' , 'age' =&gt; &quot;&amp;[.G445]&amp;&quot; , 'id_formulaire' =&gt; 1 ),&quot;" office:value-type="string" office:string-value="array('nom' =&gt; 'nom445' , 'prenom' =&gt; 'prenom445' , 'age' =&gt; 445 , 'id_formulaire' =&gt; 1 )," calcext:value-type="string">
            <text:p>array('nom' =&gt; 'nom445' , 'prenom' =&gt; 'prenom445' , 'age' =&gt; 4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6" calcext:value-type="string">
            <text:p>nom446</text:p>
          </table:table-cell>
          <table:table-cell table:formula="of:=&quot;prenom&quot;&amp;ROW()" office:value-type="string" office:string-value="prenom446" calcext:value-type="string">
            <text:p>prenom446</text:p>
          </table:table-cell>
          <table:table-cell table:formula="of:=ROW()" office:value-type="float" office:value="446" calcext:value-type="float">
            <text:p>446</text:p>
          </table:table-cell>
          <table:table-cell/>
          <table:table-cell table:formula="of:=&quot;array('nom' =&gt; '&quot;&amp;[.E446]&amp;&quot;' , 'prenom' =&gt; '&quot;&amp;[.F446]&amp;&quot;' , 'age' =&gt; &quot;&amp;[.G446]&amp;&quot; , 'id_formulaire' =&gt; 1 ),&quot;" office:value-type="string" office:string-value="array('nom' =&gt; 'nom446' , 'prenom' =&gt; 'prenom446' , 'age' =&gt; 446 , 'id_formulaire' =&gt; 1 )," calcext:value-type="string">
            <text:p>array('nom' =&gt; 'nom446' , 'prenom' =&gt; 'prenom446' , 'age' =&gt; 4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7" calcext:value-type="string">
            <text:p>nom447</text:p>
          </table:table-cell>
          <table:table-cell table:formula="of:=&quot;prenom&quot;&amp;ROW()" office:value-type="string" office:string-value="prenom447" calcext:value-type="string">
            <text:p>prenom447</text:p>
          </table:table-cell>
          <table:table-cell table:formula="of:=ROW()" office:value-type="float" office:value="447" calcext:value-type="float">
            <text:p>447</text:p>
          </table:table-cell>
          <table:table-cell/>
          <table:table-cell table:formula="of:=&quot;array('nom' =&gt; '&quot;&amp;[.E447]&amp;&quot;' , 'prenom' =&gt; '&quot;&amp;[.F447]&amp;&quot;' , 'age' =&gt; &quot;&amp;[.G447]&amp;&quot; , 'id_formulaire' =&gt; 1 ),&quot;" office:value-type="string" office:string-value="array('nom' =&gt; 'nom447' , 'prenom' =&gt; 'prenom447' , 'age' =&gt; 447 , 'id_formulaire' =&gt; 1 )," calcext:value-type="string">
            <text:p>array('nom' =&gt; 'nom447' , 'prenom' =&gt; 'prenom447' , 'age' =&gt; 4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8" calcext:value-type="string">
            <text:p>nom448</text:p>
          </table:table-cell>
          <table:table-cell table:formula="of:=&quot;prenom&quot;&amp;ROW()" office:value-type="string" office:string-value="prenom448" calcext:value-type="string">
            <text:p>prenom448</text:p>
          </table:table-cell>
          <table:table-cell table:formula="of:=ROW()" office:value-type="float" office:value="448" calcext:value-type="float">
            <text:p>448</text:p>
          </table:table-cell>
          <table:table-cell/>
          <table:table-cell table:formula="of:=&quot;array('nom' =&gt; '&quot;&amp;[.E448]&amp;&quot;' , 'prenom' =&gt; '&quot;&amp;[.F448]&amp;&quot;' , 'age' =&gt; &quot;&amp;[.G448]&amp;&quot; , 'id_formulaire' =&gt; 1 ),&quot;" office:value-type="string" office:string-value="array('nom' =&gt; 'nom448' , 'prenom' =&gt; 'prenom448' , 'age' =&gt; 448 , 'id_formulaire' =&gt; 1 )," calcext:value-type="string">
            <text:p>array('nom' =&gt; 'nom448' , 'prenom' =&gt; 'prenom448' , 'age' =&gt; 4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49" calcext:value-type="string">
            <text:p>nom449</text:p>
          </table:table-cell>
          <table:table-cell table:formula="of:=&quot;prenom&quot;&amp;ROW()" office:value-type="string" office:string-value="prenom449" calcext:value-type="string">
            <text:p>prenom449</text:p>
          </table:table-cell>
          <table:table-cell table:formula="of:=ROW()" office:value-type="float" office:value="449" calcext:value-type="float">
            <text:p>449</text:p>
          </table:table-cell>
          <table:table-cell/>
          <table:table-cell table:formula="of:=&quot;array('nom' =&gt; '&quot;&amp;[.E449]&amp;&quot;' , 'prenom' =&gt; '&quot;&amp;[.F449]&amp;&quot;' , 'age' =&gt; &quot;&amp;[.G449]&amp;&quot; , 'id_formulaire' =&gt; 1 ),&quot;" office:value-type="string" office:string-value="array('nom' =&gt; 'nom449' , 'prenom' =&gt; 'prenom449' , 'age' =&gt; 449 , 'id_formulaire' =&gt; 1 )," calcext:value-type="string">
            <text:p>array('nom' =&gt; 'nom449' , 'prenom' =&gt; 'prenom449' , 'age' =&gt; 4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0" calcext:value-type="string">
            <text:p>nom450</text:p>
          </table:table-cell>
          <table:table-cell table:formula="of:=&quot;prenom&quot;&amp;ROW()" office:value-type="string" office:string-value="prenom450" calcext:value-type="string">
            <text:p>prenom450</text:p>
          </table:table-cell>
          <table:table-cell table:formula="of:=ROW()" office:value-type="float" office:value="450" calcext:value-type="float">
            <text:p>450</text:p>
          </table:table-cell>
          <table:table-cell/>
          <table:table-cell table:formula="of:=&quot;array('nom' =&gt; '&quot;&amp;[.E450]&amp;&quot;' , 'prenom' =&gt; '&quot;&amp;[.F450]&amp;&quot;' , 'age' =&gt; &quot;&amp;[.G450]&amp;&quot; , 'id_formulaire' =&gt; 1 ),&quot;" office:value-type="string" office:string-value="array('nom' =&gt; 'nom450' , 'prenom' =&gt; 'prenom450' , 'age' =&gt; 450 , 'id_formulaire' =&gt; 1 )," calcext:value-type="string">
            <text:p>array('nom' =&gt; 'nom450' , 'prenom' =&gt; 'prenom450' , 'age' =&gt; 4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1" calcext:value-type="string">
            <text:p>nom451</text:p>
          </table:table-cell>
          <table:table-cell table:formula="of:=&quot;prenom&quot;&amp;ROW()" office:value-type="string" office:string-value="prenom451" calcext:value-type="string">
            <text:p>prenom451</text:p>
          </table:table-cell>
          <table:table-cell table:formula="of:=ROW()" office:value-type="float" office:value="451" calcext:value-type="float">
            <text:p>451</text:p>
          </table:table-cell>
          <table:table-cell/>
          <table:table-cell table:formula="of:=&quot;array('nom' =&gt; '&quot;&amp;[.E451]&amp;&quot;' , 'prenom' =&gt; '&quot;&amp;[.F451]&amp;&quot;' , 'age' =&gt; &quot;&amp;[.G451]&amp;&quot; , 'id_formulaire' =&gt; 1 ),&quot;" office:value-type="string" office:string-value="array('nom' =&gt; 'nom451' , 'prenom' =&gt; 'prenom451' , 'age' =&gt; 451 , 'id_formulaire' =&gt; 1 )," calcext:value-type="string">
            <text:p>array('nom' =&gt; 'nom451' , 'prenom' =&gt; 'prenom451' , 'age' =&gt; 4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2" calcext:value-type="string">
            <text:p>nom452</text:p>
          </table:table-cell>
          <table:table-cell table:formula="of:=&quot;prenom&quot;&amp;ROW()" office:value-type="string" office:string-value="prenom452" calcext:value-type="string">
            <text:p>prenom452</text:p>
          </table:table-cell>
          <table:table-cell table:formula="of:=ROW()" office:value-type="float" office:value="452" calcext:value-type="float">
            <text:p>452</text:p>
          </table:table-cell>
          <table:table-cell/>
          <table:table-cell table:formula="of:=&quot;array('nom' =&gt; '&quot;&amp;[.E452]&amp;&quot;' , 'prenom' =&gt; '&quot;&amp;[.F452]&amp;&quot;' , 'age' =&gt; &quot;&amp;[.G452]&amp;&quot; , 'id_formulaire' =&gt; 1 ),&quot;" office:value-type="string" office:string-value="array('nom' =&gt; 'nom452' , 'prenom' =&gt; 'prenom452' , 'age' =&gt; 452 , 'id_formulaire' =&gt; 1 )," calcext:value-type="string">
            <text:p>array('nom' =&gt; 'nom452' , 'prenom' =&gt; 'prenom452' , 'age' =&gt; 4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3" calcext:value-type="string">
            <text:p>nom453</text:p>
          </table:table-cell>
          <table:table-cell table:formula="of:=&quot;prenom&quot;&amp;ROW()" office:value-type="string" office:string-value="prenom453" calcext:value-type="string">
            <text:p>prenom453</text:p>
          </table:table-cell>
          <table:table-cell table:formula="of:=ROW()" office:value-type="float" office:value="453" calcext:value-type="float">
            <text:p>453</text:p>
          </table:table-cell>
          <table:table-cell/>
          <table:table-cell table:formula="of:=&quot;array('nom' =&gt; '&quot;&amp;[.E453]&amp;&quot;' , 'prenom' =&gt; '&quot;&amp;[.F453]&amp;&quot;' , 'age' =&gt; &quot;&amp;[.G453]&amp;&quot; , 'id_formulaire' =&gt; 1 ),&quot;" office:value-type="string" office:string-value="array('nom' =&gt; 'nom453' , 'prenom' =&gt; 'prenom453' , 'age' =&gt; 453 , 'id_formulaire' =&gt; 1 )," calcext:value-type="string">
            <text:p>array('nom' =&gt; 'nom453' , 'prenom' =&gt; 'prenom453' , 'age' =&gt; 4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4" calcext:value-type="string">
            <text:p>nom454</text:p>
          </table:table-cell>
          <table:table-cell table:formula="of:=&quot;prenom&quot;&amp;ROW()" office:value-type="string" office:string-value="prenom454" calcext:value-type="string">
            <text:p>prenom454</text:p>
          </table:table-cell>
          <table:table-cell table:formula="of:=ROW()" office:value-type="float" office:value="454" calcext:value-type="float">
            <text:p>454</text:p>
          </table:table-cell>
          <table:table-cell/>
          <table:table-cell table:formula="of:=&quot;array('nom' =&gt; '&quot;&amp;[.E454]&amp;&quot;' , 'prenom' =&gt; '&quot;&amp;[.F454]&amp;&quot;' , 'age' =&gt; &quot;&amp;[.G454]&amp;&quot; , 'id_formulaire' =&gt; 1 ),&quot;" office:value-type="string" office:string-value="array('nom' =&gt; 'nom454' , 'prenom' =&gt; 'prenom454' , 'age' =&gt; 454 , 'id_formulaire' =&gt; 1 )," calcext:value-type="string">
            <text:p>array('nom' =&gt; 'nom454' , 'prenom' =&gt; 'prenom454' , 'age' =&gt; 4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5" calcext:value-type="string">
            <text:p>nom455</text:p>
          </table:table-cell>
          <table:table-cell table:formula="of:=&quot;prenom&quot;&amp;ROW()" office:value-type="string" office:string-value="prenom455" calcext:value-type="string">
            <text:p>prenom455</text:p>
          </table:table-cell>
          <table:table-cell table:formula="of:=ROW()" office:value-type="float" office:value="455" calcext:value-type="float">
            <text:p>455</text:p>
          </table:table-cell>
          <table:table-cell/>
          <table:table-cell table:formula="of:=&quot;array('nom' =&gt; '&quot;&amp;[.E455]&amp;&quot;' , 'prenom' =&gt; '&quot;&amp;[.F455]&amp;&quot;' , 'age' =&gt; &quot;&amp;[.G455]&amp;&quot; , 'id_formulaire' =&gt; 1 ),&quot;" office:value-type="string" office:string-value="array('nom' =&gt; 'nom455' , 'prenom' =&gt; 'prenom455' , 'age' =&gt; 455 , 'id_formulaire' =&gt; 1 )," calcext:value-type="string">
            <text:p>array('nom' =&gt; 'nom455' , 'prenom' =&gt; 'prenom455' , 'age' =&gt; 4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6" calcext:value-type="string">
            <text:p>nom456</text:p>
          </table:table-cell>
          <table:table-cell table:formula="of:=&quot;prenom&quot;&amp;ROW()" office:value-type="string" office:string-value="prenom456" calcext:value-type="string">
            <text:p>prenom456</text:p>
          </table:table-cell>
          <table:table-cell table:formula="of:=ROW()" office:value-type="float" office:value="456" calcext:value-type="float">
            <text:p>456</text:p>
          </table:table-cell>
          <table:table-cell/>
          <table:table-cell table:formula="of:=&quot;array('nom' =&gt; '&quot;&amp;[.E456]&amp;&quot;' , 'prenom' =&gt; '&quot;&amp;[.F456]&amp;&quot;' , 'age' =&gt; &quot;&amp;[.G456]&amp;&quot; , 'id_formulaire' =&gt; 1 ),&quot;" office:value-type="string" office:string-value="array('nom' =&gt; 'nom456' , 'prenom' =&gt; 'prenom456' , 'age' =&gt; 456 , 'id_formulaire' =&gt; 1 )," calcext:value-type="string">
            <text:p>array('nom' =&gt; 'nom456' , 'prenom' =&gt; 'prenom456' , 'age' =&gt; 4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7" calcext:value-type="string">
            <text:p>nom457</text:p>
          </table:table-cell>
          <table:table-cell table:formula="of:=&quot;prenom&quot;&amp;ROW()" office:value-type="string" office:string-value="prenom457" calcext:value-type="string">
            <text:p>prenom457</text:p>
          </table:table-cell>
          <table:table-cell table:formula="of:=ROW()" office:value-type="float" office:value="457" calcext:value-type="float">
            <text:p>457</text:p>
          </table:table-cell>
          <table:table-cell/>
          <table:table-cell table:formula="of:=&quot;array('nom' =&gt; '&quot;&amp;[.E457]&amp;&quot;' , 'prenom' =&gt; '&quot;&amp;[.F457]&amp;&quot;' , 'age' =&gt; &quot;&amp;[.G457]&amp;&quot; , 'id_formulaire' =&gt; 1 ),&quot;" office:value-type="string" office:string-value="array('nom' =&gt; 'nom457' , 'prenom' =&gt; 'prenom457' , 'age' =&gt; 457 , 'id_formulaire' =&gt; 1 )," calcext:value-type="string">
            <text:p>array('nom' =&gt; 'nom457' , 'prenom' =&gt; 'prenom457' , 'age' =&gt; 4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8" calcext:value-type="string">
            <text:p>nom458</text:p>
          </table:table-cell>
          <table:table-cell table:formula="of:=&quot;prenom&quot;&amp;ROW()" office:value-type="string" office:string-value="prenom458" calcext:value-type="string">
            <text:p>prenom458</text:p>
          </table:table-cell>
          <table:table-cell table:formula="of:=ROW()" office:value-type="float" office:value="458" calcext:value-type="float">
            <text:p>458</text:p>
          </table:table-cell>
          <table:table-cell/>
          <table:table-cell table:formula="of:=&quot;array('nom' =&gt; '&quot;&amp;[.E458]&amp;&quot;' , 'prenom' =&gt; '&quot;&amp;[.F458]&amp;&quot;' , 'age' =&gt; &quot;&amp;[.G458]&amp;&quot; , 'id_formulaire' =&gt; 1 ),&quot;" office:value-type="string" office:string-value="array('nom' =&gt; 'nom458' , 'prenom' =&gt; 'prenom458' , 'age' =&gt; 458 , 'id_formulaire' =&gt; 1 )," calcext:value-type="string">
            <text:p>array('nom' =&gt; 'nom458' , 'prenom' =&gt; 'prenom458' , 'age' =&gt; 4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59" calcext:value-type="string">
            <text:p>nom459</text:p>
          </table:table-cell>
          <table:table-cell table:formula="of:=&quot;prenom&quot;&amp;ROW()" office:value-type="string" office:string-value="prenom459" calcext:value-type="string">
            <text:p>prenom459</text:p>
          </table:table-cell>
          <table:table-cell table:formula="of:=ROW()" office:value-type="float" office:value="459" calcext:value-type="float">
            <text:p>459</text:p>
          </table:table-cell>
          <table:table-cell/>
          <table:table-cell table:formula="of:=&quot;array('nom' =&gt; '&quot;&amp;[.E459]&amp;&quot;' , 'prenom' =&gt; '&quot;&amp;[.F459]&amp;&quot;' , 'age' =&gt; &quot;&amp;[.G459]&amp;&quot; , 'id_formulaire' =&gt; 1 ),&quot;" office:value-type="string" office:string-value="array('nom' =&gt; 'nom459' , 'prenom' =&gt; 'prenom459' , 'age' =&gt; 459 , 'id_formulaire' =&gt; 1 )," calcext:value-type="string">
            <text:p>array('nom' =&gt; 'nom459' , 'prenom' =&gt; 'prenom459' , 'age' =&gt; 4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0" calcext:value-type="string">
            <text:p>nom460</text:p>
          </table:table-cell>
          <table:table-cell table:formula="of:=&quot;prenom&quot;&amp;ROW()" office:value-type="string" office:string-value="prenom460" calcext:value-type="string">
            <text:p>prenom460</text:p>
          </table:table-cell>
          <table:table-cell table:formula="of:=ROW()" office:value-type="float" office:value="460" calcext:value-type="float">
            <text:p>460</text:p>
          </table:table-cell>
          <table:table-cell/>
          <table:table-cell table:formula="of:=&quot;array('nom' =&gt; '&quot;&amp;[.E460]&amp;&quot;' , 'prenom' =&gt; '&quot;&amp;[.F460]&amp;&quot;' , 'age' =&gt; &quot;&amp;[.G460]&amp;&quot; , 'id_formulaire' =&gt; 1 ),&quot;" office:value-type="string" office:string-value="array('nom' =&gt; 'nom460' , 'prenom' =&gt; 'prenom460' , 'age' =&gt; 460 , 'id_formulaire' =&gt; 1 )," calcext:value-type="string">
            <text:p>array('nom' =&gt; 'nom460' , 'prenom' =&gt; 'prenom460' , 'age' =&gt; 4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1" calcext:value-type="string">
            <text:p>nom461</text:p>
          </table:table-cell>
          <table:table-cell table:formula="of:=&quot;prenom&quot;&amp;ROW()" office:value-type="string" office:string-value="prenom461" calcext:value-type="string">
            <text:p>prenom461</text:p>
          </table:table-cell>
          <table:table-cell table:formula="of:=ROW()" office:value-type="float" office:value="461" calcext:value-type="float">
            <text:p>461</text:p>
          </table:table-cell>
          <table:table-cell/>
          <table:table-cell table:formula="of:=&quot;array('nom' =&gt; '&quot;&amp;[.E461]&amp;&quot;' , 'prenom' =&gt; '&quot;&amp;[.F461]&amp;&quot;' , 'age' =&gt; &quot;&amp;[.G461]&amp;&quot; , 'id_formulaire' =&gt; 1 ),&quot;" office:value-type="string" office:string-value="array('nom' =&gt; 'nom461' , 'prenom' =&gt; 'prenom461' , 'age' =&gt; 461 , 'id_formulaire' =&gt; 1 )," calcext:value-type="string">
            <text:p>array('nom' =&gt; 'nom461' , 'prenom' =&gt; 'prenom461' , 'age' =&gt; 4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2" calcext:value-type="string">
            <text:p>nom462</text:p>
          </table:table-cell>
          <table:table-cell table:formula="of:=&quot;prenom&quot;&amp;ROW()" office:value-type="string" office:string-value="prenom462" calcext:value-type="string">
            <text:p>prenom462</text:p>
          </table:table-cell>
          <table:table-cell table:formula="of:=ROW()" office:value-type="float" office:value="462" calcext:value-type="float">
            <text:p>462</text:p>
          </table:table-cell>
          <table:table-cell/>
          <table:table-cell table:formula="of:=&quot;array('nom' =&gt; '&quot;&amp;[.E462]&amp;&quot;' , 'prenom' =&gt; '&quot;&amp;[.F462]&amp;&quot;' , 'age' =&gt; &quot;&amp;[.G462]&amp;&quot; , 'id_formulaire' =&gt; 1 ),&quot;" office:value-type="string" office:string-value="array('nom' =&gt; 'nom462' , 'prenom' =&gt; 'prenom462' , 'age' =&gt; 462 , 'id_formulaire' =&gt; 1 )," calcext:value-type="string">
            <text:p>array('nom' =&gt; 'nom462' , 'prenom' =&gt; 'prenom462' , 'age' =&gt; 4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3" calcext:value-type="string">
            <text:p>nom463</text:p>
          </table:table-cell>
          <table:table-cell table:formula="of:=&quot;prenom&quot;&amp;ROW()" office:value-type="string" office:string-value="prenom463" calcext:value-type="string">
            <text:p>prenom463</text:p>
          </table:table-cell>
          <table:table-cell table:formula="of:=ROW()" office:value-type="float" office:value="463" calcext:value-type="float">
            <text:p>463</text:p>
          </table:table-cell>
          <table:table-cell/>
          <table:table-cell table:formula="of:=&quot;array('nom' =&gt; '&quot;&amp;[.E463]&amp;&quot;' , 'prenom' =&gt; '&quot;&amp;[.F463]&amp;&quot;' , 'age' =&gt; &quot;&amp;[.G463]&amp;&quot; , 'id_formulaire' =&gt; 1 ),&quot;" office:value-type="string" office:string-value="array('nom' =&gt; 'nom463' , 'prenom' =&gt; 'prenom463' , 'age' =&gt; 463 , 'id_formulaire' =&gt; 1 )," calcext:value-type="string">
            <text:p>array('nom' =&gt; 'nom463' , 'prenom' =&gt; 'prenom463' , 'age' =&gt; 4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4" calcext:value-type="string">
            <text:p>nom464</text:p>
          </table:table-cell>
          <table:table-cell table:formula="of:=&quot;prenom&quot;&amp;ROW()" office:value-type="string" office:string-value="prenom464" calcext:value-type="string">
            <text:p>prenom464</text:p>
          </table:table-cell>
          <table:table-cell table:formula="of:=ROW()" office:value-type="float" office:value="464" calcext:value-type="float">
            <text:p>464</text:p>
          </table:table-cell>
          <table:table-cell/>
          <table:table-cell table:formula="of:=&quot;array('nom' =&gt; '&quot;&amp;[.E464]&amp;&quot;' , 'prenom' =&gt; '&quot;&amp;[.F464]&amp;&quot;' , 'age' =&gt; &quot;&amp;[.G464]&amp;&quot; , 'id_formulaire' =&gt; 1 ),&quot;" office:value-type="string" office:string-value="array('nom' =&gt; 'nom464' , 'prenom' =&gt; 'prenom464' , 'age' =&gt; 464 , 'id_formulaire' =&gt; 1 )," calcext:value-type="string">
            <text:p>array('nom' =&gt; 'nom464' , 'prenom' =&gt; 'prenom464' , 'age' =&gt; 4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5" calcext:value-type="string">
            <text:p>nom465</text:p>
          </table:table-cell>
          <table:table-cell table:formula="of:=&quot;prenom&quot;&amp;ROW()" office:value-type="string" office:string-value="prenom465" calcext:value-type="string">
            <text:p>prenom465</text:p>
          </table:table-cell>
          <table:table-cell table:formula="of:=ROW()" office:value-type="float" office:value="465" calcext:value-type="float">
            <text:p>465</text:p>
          </table:table-cell>
          <table:table-cell/>
          <table:table-cell table:formula="of:=&quot;array('nom' =&gt; '&quot;&amp;[.E465]&amp;&quot;' , 'prenom' =&gt; '&quot;&amp;[.F465]&amp;&quot;' , 'age' =&gt; &quot;&amp;[.G465]&amp;&quot; , 'id_formulaire' =&gt; 1 ),&quot;" office:value-type="string" office:string-value="array('nom' =&gt; 'nom465' , 'prenom' =&gt; 'prenom465' , 'age' =&gt; 465 , 'id_formulaire' =&gt; 1 )," calcext:value-type="string">
            <text:p>array('nom' =&gt; 'nom465' , 'prenom' =&gt; 'prenom465' , 'age' =&gt; 4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6" calcext:value-type="string">
            <text:p>nom466</text:p>
          </table:table-cell>
          <table:table-cell table:formula="of:=&quot;prenom&quot;&amp;ROW()" office:value-type="string" office:string-value="prenom466" calcext:value-type="string">
            <text:p>prenom466</text:p>
          </table:table-cell>
          <table:table-cell table:formula="of:=ROW()" office:value-type="float" office:value="466" calcext:value-type="float">
            <text:p>466</text:p>
          </table:table-cell>
          <table:table-cell/>
          <table:table-cell table:formula="of:=&quot;array('nom' =&gt; '&quot;&amp;[.E466]&amp;&quot;' , 'prenom' =&gt; '&quot;&amp;[.F466]&amp;&quot;' , 'age' =&gt; &quot;&amp;[.G466]&amp;&quot; , 'id_formulaire' =&gt; 1 ),&quot;" office:value-type="string" office:string-value="array('nom' =&gt; 'nom466' , 'prenom' =&gt; 'prenom466' , 'age' =&gt; 466 , 'id_formulaire' =&gt; 1 )," calcext:value-type="string">
            <text:p>array('nom' =&gt; 'nom466' , 'prenom' =&gt; 'prenom466' , 'age' =&gt; 4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7" calcext:value-type="string">
            <text:p>nom467</text:p>
          </table:table-cell>
          <table:table-cell table:formula="of:=&quot;prenom&quot;&amp;ROW()" office:value-type="string" office:string-value="prenom467" calcext:value-type="string">
            <text:p>prenom467</text:p>
          </table:table-cell>
          <table:table-cell table:formula="of:=ROW()" office:value-type="float" office:value="467" calcext:value-type="float">
            <text:p>467</text:p>
          </table:table-cell>
          <table:table-cell/>
          <table:table-cell table:formula="of:=&quot;array('nom' =&gt; '&quot;&amp;[.E467]&amp;&quot;' , 'prenom' =&gt; '&quot;&amp;[.F467]&amp;&quot;' , 'age' =&gt; &quot;&amp;[.G467]&amp;&quot; , 'id_formulaire' =&gt; 1 ),&quot;" office:value-type="string" office:string-value="array('nom' =&gt; 'nom467' , 'prenom' =&gt; 'prenom467' , 'age' =&gt; 467 , 'id_formulaire' =&gt; 1 )," calcext:value-type="string">
            <text:p>array('nom' =&gt; 'nom467' , 'prenom' =&gt; 'prenom467' , 'age' =&gt; 4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8" calcext:value-type="string">
            <text:p>nom468</text:p>
          </table:table-cell>
          <table:table-cell table:formula="of:=&quot;prenom&quot;&amp;ROW()" office:value-type="string" office:string-value="prenom468" calcext:value-type="string">
            <text:p>prenom468</text:p>
          </table:table-cell>
          <table:table-cell table:formula="of:=ROW()" office:value-type="float" office:value="468" calcext:value-type="float">
            <text:p>468</text:p>
          </table:table-cell>
          <table:table-cell/>
          <table:table-cell table:formula="of:=&quot;array('nom' =&gt; '&quot;&amp;[.E468]&amp;&quot;' , 'prenom' =&gt; '&quot;&amp;[.F468]&amp;&quot;' , 'age' =&gt; &quot;&amp;[.G468]&amp;&quot; , 'id_formulaire' =&gt; 1 ),&quot;" office:value-type="string" office:string-value="array('nom' =&gt; 'nom468' , 'prenom' =&gt; 'prenom468' , 'age' =&gt; 468 , 'id_formulaire' =&gt; 1 )," calcext:value-type="string">
            <text:p>array('nom' =&gt; 'nom468' , 'prenom' =&gt; 'prenom468' , 'age' =&gt; 4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69" calcext:value-type="string">
            <text:p>nom469</text:p>
          </table:table-cell>
          <table:table-cell table:formula="of:=&quot;prenom&quot;&amp;ROW()" office:value-type="string" office:string-value="prenom469" calcext:value-type="string">
            <text:p>prenom469</text:p>
          </table:table-cell>
          <table:table-cell table:formula="of:=ROW()" office:value-type="float" office:value="469" calcext:value-type="float">
            <text:p>469</text:p>
          </table:table-cell>
          <table:table-cell/>
          <table:table-cell table:formula="of:=&quot;array('nom' =&gt; '&quot;&amp;[.E469]&amp;&quot;' , 'prenom' =&gt; '&quot;&amp;[.F469]&amp;&quot;' , 'age' =&gt; &quot;&amp;[.G469]&amp;&quot; , 'id_formulaire' =&gt; 1 ),&quot;" office:value-type="string" office:string-value="array('nom' =&gt; 'nom469' , 'prenom' =&gt; 'prenom469' , 'age' =&gt; 469 , 'id_formulaire' =&gt; 1 )," calcext:value-type="string">
            <text:p>array('nom' =&gt; 'nom469' , 'prenom' =&gt; 'prenom469' , 'age' =&gt; 4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0" calcext:value-type="string">
            <text:p>nom470</text:p>
          </table:table-cell>
          <table:table-cell table:formula="of:=&quot;prenom&quot;&amp;ROW()" office:value-type="string" office:string-value="prenom470" calcext:value-type="string">
            <text:p>prenom470</text:p>
          </table:table-cell>
          <table:table-cell table:formula="of:=ROW()" office:value-type="float" office:value="470" calcext:value-type="float">
            <text:p>470</text:p>
          </table:table-cell>
          <table:table-cell/>
          <table:table-cell table:formula="of:=&quot;array('nom' =&gt; '&quot;&amp;[.E470]&amp;&quot;' , 'prenom' =&gt; '&quot;&amp;[.F470]&amp;&quot;' , 'age' =&gt; &quot;&amp;[.G470]&amp;&quot; , 'id_formulaire' =&gt; 1 ),&quot;" office:value-type="string" office:string-value="array('nom' =&gt; 'nom470' , 'prenom' =&gt; 'prenom470' , 'age' =&gt; 470 , 'id_formulaire' =&gt; 1 )," calcext:value-type="string">
            <text:p>array('nom' =&gt; 'nom470' , 'prenom' =&gt; 'prenom470' , 'age' =&gt; 4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1" calcext:value-type="string">
            <text:p>nom471</text:p>
          </table:table-cell>
          <table:table-cell table:formula="of:=&quot;prenom&quot;&amp;ROW()" office:value-type="string" office:string-value="prenom471" calcext:value-type="string">
            <text:p>prenom471</text:p>
          </table:table-cell>
          <table:table-cell table:formula="of:=ROW()" office:value-type="float" office:value="471" calcext:value-type="float">
            <text:p>471</text:p>
          </table:table-cell>
          <table:table-cell/>
          <table:table-cell table:formula="of:=&quot;array('nom' =&gt; '&quot;&amp;[.E471]&amp;&quot;' , 'prenom' =&gt; '&quot;&amp;[.F471]&amp;&quot;' , 'age' =&gt; &quot;&amp;[.G471]&amp;&quot; , 'id_formulaire' =&gt; 1 ),&quot;" office:value-type="string" office:string-value="array('nom' =&gt; 'nom471' , 'prenom' =&gt; 'prenom471' , 'age' =&gt; 471 , 'id_formulaire' =&gt; 1 )," calcext:value-type="string">
            <text:p>array('nom' =&gt; 'nom471' , 'prenom' =&gt; 'prenom471' , 'age' =&gt; 4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2" calcext:value-type="string">
            <text:p>nom472</text:p>
          </table:table-cell>
          <table:table-cell table:formula="of:=&quot;prenom&quot;&amp;ROW()" office:value-type="string" office:string-value="prenom472" calcext:value-type="string">
            <text:p>prenom472</text:p>
          </table:table-cell>
          <table:table-cell table:formula="of:=ROW()" office:value-type="float" office:value="472" calcext:value-type="float">
            <text:p>472</text:p>
          </table:table-cell>
          <table:table-cell/>
          <table:table-cell table:formula="of:=&quot;array('nom' =&gt; '&quot;&amp;[.E472]&amp;&quot;' , 'prenom' =&gt; '&quot;&amp;[.F472]&amp;&quot;' , 'age' =&gt; &quot;&amp;[.G472]&amp;&quot; , 'id_formulaire' =&gt; 1 ),&quot;" office:value-type="string" office:string-value="array('nom' =&gt; 'nom472' , 'prenom' =&gt; 'prenom472' , 'age' =&gt; 472 , 'id_formulaire' =&gt; 1 )," calcext:value-type="string">
            <text:p>array('nom' =&gt; 'nom472' , 'prenom' =&gt; 'prenom472' , 'age' =&gt; 4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3" calcext:value-type="string">
            <text:p>nom473</text:p>
          </table:table-cell>
          <table:table-cell table:formula="of:=&quot;prenom&quot;&amp;ROW()" office:value-type="string" office:string-value="prenom473" calcext:value-type="string">
            <text:p>prenom473</text:p>
          </table:table-cell>
          <table:table-cell table:formula="of:=ROW()" office:value-type="float" office:value="473" calcext:value-type="float">
            <text:p>473</text:p>
          </table:table-cell>
          <table:table-cell/>
          <table:table-cell table:formula="of:=&quot;array('nom' =&gt; '&quot;&amp;[.E473]&amp;&quot;' , 'prenom' =&gt; '&quot;&amp;[.F473]&amp;&quot;' , 'age' =&gt; &quot;&amp;[.G473]&amp;&quot; , 'id_formulaire' =&gt; 1 ),&quot;" office:value-type="string" office:string-value="array('nom' =&gt; 'nom473' , 'prenom' =&gt; 'prenom473' , 'age' =&gt; 473 , 'id_formulaire' =&gt; 1 )," calcext:value-type="string">
            <text:p>array('nom' =&gt; 'nom473' , 'prenom' =&gt; 'prenom473' , 'age' =&gt; 4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4" calcext:value-type="string">
            <text:p>nom474</text:p>
          </table:table-cell>
          <table:table-cell table:formula="of:=&quot;prenom&quot;&amp;ROW()" office:value-type="string" office:string-value="prenom474" calcext:value-type="string">
            <text:p>prenom474</text:p>
          </table:table-cell>
          <table:table-cell table:formula="of:=ROW()" office:value-type="float" office:value="474" calcext:value-type="float">
            <text:p>474</text:p>
          </table:table-cell>
          <table:table-cell/>
          <table:table-cell table:formula="of:=&quot;array('nom' =&gt; '&quot;&amp;[.E474]&amp;&quot;' , 'prenom' =&gt; '&quot;&amp;[.F474]&amp;&quot;' , 'age' =&gt; &quot;&amp;[.G474]&amp;&quot; , 'id_formulaire' =&gt; 1 ),&quot;" office:value-type="string" office:string-value="array('nom' =&gt; 'nom474' , 'prenom' =&gt; 'prenom474' , 'age' =&gt; 474 , 'id_formulaire' =&gt; 1 )," calcext:value-type="string">
            <text:p>array('nom' =&gt; 'nom474' , 'prenom' =&gt; 'prenom474' , 'age' =&gt; 4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5" calcext:value-type="string">
            <text:p>nom475</text:p>
          </table:table-cell>
          <table:table-cell table:formula="of:=&quot;prenom&quot;&amp;ROW()" office:value-type="string" office:string-value="prenom475" calcext:value-type="string">
            <text:p>prenom475</text:p>
          </table:table-cell>
          <table:table-cell table:formula="of:=ROW()" office:value-type="float" office:value="475" calcext:value-type="float">
            <text:p>475</text:p>
          </table:table-cell>
          <table:table-cell/>
          <table:table-cell table:formula="of:=&quot;array('nom' =&gt; '&quot;&amp;[.E475]&amp;&quot;' , 'prenom' =&gt; '&quot;&amp;[.F475]&amp;&quot;' , 'age' =&gt; &quot;&amp;[.G475]&amp;&quot; , 'id_formulaire' =&gt; 1 ),&quot;" office:value-type="string" office:string-value="array('nom' =&gt; 'nom475' , 'prenom' =&gt; 'prenom475' , 'age' =&gt; 475 , 'id_formulaire' =&gt; 1 )," calcext:value-type="string">
            <text:p>array('nom' =&gt; 'nom475' , 'prenom' =&gt; 'prenom475' , 'age' =&gt; 4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6" calcext:value-type="string">
            <text:p>nom476</text:p>
          </table:table-cell>
          <table:table-cell table:formula="of:=&quot;prenom&quot;&amp;ROW()" office:value-type="string" office:string-value="prenom476" calcext:value-type="string">
            <text:p>prenom476</text:p>
          </table:table-cell>
          <table:table-cell table:formula="of:=ROW()" office:value-type="float" office:value="476" calcext:value-type="float">
            <text:p>476</text:p>
          </table:table-cell>
          <table:table-cell/>
          <table:table-cell table:formula="of:=&quot;array('nom' =&gt; '&quot;&amp;[.E476]&amp;&quot;' , 'prenom' =&gt; '&quot;&amp;[.F476]&amp;&quot;' , 'age' =&gt; &quot;&amp;[.G476]&amp;&quot; , 'id_formulaire' =&gt; 1 ),&quot;" office:value-type="string" office:string-value="array('nom' =&gt; 'nom476' , 'prenom' =&gt; 'prenom476' , 'age' =&gt; 476 , 'id_formulaire' =&gt; 1 )," calcext:value-type="string">
            <text:p>array('nom' =&gt; 'nom476' , 'prenom' =&gt; 'prenom476' , 'age' =&gt; 4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7" calcext:value-type="string">
            <text:p>nom477</text:p>
          </table:table-cell>
          <table:table-cell table:formula="of:=&quot;prenom&quot;&amp;ROW()" office:value-type="string" office:string-value="prenom477" calcext:value-type="string">
            <text:p>prenom477</text:p>
          </table:table-cell>
          <table:table-cell table:formula="of:=ROW()" office:value-type="float" office:value="477" calcext:value-type="float">
            <text:p>477</text:p>
          </table:table-cell>
          <table:table-cell/>
          <table:table-cell table:formula="of:=&quot;array('nom' =&gt; '&quot;&amp;[.E477]&amp;&quot;' , 'prenom' =&gt; '&quot;&amp;[.F477]&amp;&quot;' , 'age' =&gt; &quot;&amp;[.G477]&amp;&quot; , 'id_formulaire' =&gt; 1 ),&quot;" office:value-type="string" office:string-value="array('nom' =&gt; 'nom477' , 'prenom' =&gt; 'prenom477' , 'age' =&gt; 477 , 'id_formulaire' =&gt; 1 )," calcext:value-type="string">
            <text:p>array('nom' =&gt; 'nom477' , 'prenom' =&gt; 'prenom477' , 'age' =&gt; 4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8" calcext:value-type="string">
            <text:p>nom478</text:p>
          </table:table-cell>
          <table:table-cell table:formula="of:=&quot;prenom&quot;&amp;ROW()" office:value-type="string" office:string-value="prenom478" calcext:value-type="string">
            <text:p>prenom478</text:p>
          </table:table-cell>
          <table:table-cell table:formula="of:=ROW()" office:value-type="float" office:value="478" calcext:value-type="float">
            <text:p>478</text:p>
          </table:table-cell>
          <table:table-cell/>
          <table:table-cell table:formula="of:=&quot;array('nom' =&gt; '&quot;&amp;[.E478]&amp;&quot;' , 'prenom' =&gt; '&quot;&amp;[.F478]&amp;&quot;' , 'age' =&gt; &quot;&amp;[.G478]&amp;&quot; , 'id_formulaire' =&gt; 1 ),&quot;" office:value-type="string" office:string-value="array('nom' =&gt; 'nom478' , 'prenom' =&gt; 'prenom478' , 'age' =&gt; 478 , 'id_formulaire' =&gt; 1 )," calcext:value-type="string">
            <text:p>array('nom' =&gt; 'nom478' , 'prenom' =&gt; 'prenom478' , 'age' =&gt; 4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79" calcext:value-type="string">
            <text:p>nom479</text:p>
          </table:table-cell>
          <table:table-cell table:formula="of:=&quot;prenom&quot;&amp;ROW()" office:value-type="string" office:string-value="prenom479" calcext:value-type="string">
            <text:p>prenom479</text:p>
          </table:table-cell>
          <table:table-cell table:formula="of:=ROW()" office:value-type="float" office:value="479" calcext:value-type="float">
            <text:p>479</text:p>
          </table:table-cell>
          <table:table-cell/>
          <table:table-cell table:formula="of:=&quot;array('nom' =&gt; '&quot;&amp;[.E479]&amp;&quot;' , 'prenom' =&gt; '&quot;&amp;[.F479]&amp;&quot;' , 'age' =&gt; &quot;&amp;[.G479]&amp;&quot; , 'id_formulaire' =&gt; 1 ),&quot;" office:value-type="string" office:string-value="array('nom' =&gt; 'nom479' , 'prenom' =&gt; 'prenom479' , 'age' =&gt; 479 , 'id_formulaire' =&gt; 1 )," calcext:value-type="string">
            <text:p>array('nom' =&gt; 'nom479' , 'prenom' =&gt; 'prenom479' , 'age' =&gt; 4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0" calcext:value-type="string">
            <text:p>nom480</text:p>
          </table:table-cell>
          <table:table-cell table:formula="of:=&quot;prenom&quot;&amp;ROW()" office:value-type="string" office:string-value="prenom480" calcext:value-type="string">
            <text:p>prenom480</text:p>
          </table:table-cell>
          <table:table-cell table:formula="of:=ROW()" office:value-type="float" office:value="480" calcext:value-type="float">
            <text:p>480</text:p>
          </table:table-cell>
          <table:table-cell/>
          <table:table-cell table:formula="of:=&quot;array('nom' =&gt; '&quot;&amp;[.E480]&amp;&quot;' , 'prenom' =&gt; '&quot;&amp;[.F480]&amp;&quot;' , 'age' =&gt; &quot;&amp;[.G480]&amp;&quot; , 'id_formulaire' =&gt; 1 ),&quot;" office:value-type="string" office:string-value="array('nom' =&gt; 'nom480' , 'prenom' =&gt; 'prenom480' , 'age' =&gt; 480 , 'id_formulaire' =&gt; 1 )," calcext:value-type="string">
            <text:p>array('nom' =&gt; 'nom480' , 'prenom' =&gt; 'prenom480' , 'age' =&gt; 4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1" calcext:value-type="string">
            <text:p>nom481</text:p>
          </table:table-cell>
          <table:table-cell table:formula="of:=&quot;prenom&quot;&amp;ROW()" office:value-type="string" office:string-value="prenom481" calcext:value-type="string">
            <text:p>prenom481</text:p>
          </table:table-cell>
          <table:table-cell table:formula="of:=ROW()" office:value-type="float" office:value="481" calcext:value-type="float">
            <text:p>481</text:p>
          </table:table-cell>
          <table:table-cell/>
          <table:table-cell table:formula="of:=&quot;array('nom' =&gt; '&quot;&amp;[.E481]&amp;&quot;' , 'prenom' =&gt; '&quot;&amp;[.F481]&amp;&quot;' , 'age' =&gt; &quot;&amp;[.G481]&amp;&quot; , 'id_formulaire' =&gt; 1 ),&quot;" office:value-type="string" office:string-value="array('nom' =&gt; 'nom481' , 'prenom' =&gt; 'prenom481' , 'age' =&gt; 481 , 'id_formulaire' =&gt; 1 )," calcext:value-type="string">
            <text:p>array('nom' =&gt; 'nom481' , 'prenom' =&gt; 'prenom481' , 'age' =&gt; 4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2" calcext:value-type="string">
            <text:p>nom482</text:p>
          </table:table-cell>
          <table:table-cell table:formula="of:=&quot;prenom&quot;&amp;ROW()" office:value-type="string" office:string-value="prenom482" calcext:value-type="string">
            <text:p>prenom482</text:p>
          </table:table-cell>
          <table:table-cell table:formula="of:=ROW()" office:value-type="float" office:value="482" calcext:value-type="float">
            <text:p>482</text:p>
          </table:table-cell>
          <table:table-cell/>
          <table:table-cell table:formula="of:=&quot;array('nom' =&gt; '&quot;&amp;[.E482]&amp;&quot;' , 'prenom' =&gt; '&quot;&amp;[.F482]&amp;&quot;' , 'age' =&gt; &quot;&amp;[.G482]&amp;&quot; , 'id_formulaire' =&gt; 1 ),&quot;" office:value-type="string" office:string-value="array('nom' =&gt; 'nom482' , 'prenom' =&gt; 'prenom482' , 'age' =&gt; 482 , 'id_formulaire' =&gt; 1 )," calcext:value-type="string">
            <text:p>array('nom' =&gt; 'nom482' , 'prenom' =&gt; 'prenom482' , 'age' =&gt; 4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3" calcext:value-type="string">
            <text:p>nom483</text:p>
          </table:table-cell>
          <table:table-cell table:formula="of:=&quot;prenom&quot;&amp;ROW()" office:value-type="string" office:string-value="prenom483" calcext:value-type="string">
            <text:p>prenom483</text:p>
          </table:table-cell>
          <table:table-cell table:formula="of:=ROW()" office:value-type="float" office:value="483" calcext:value-type="float">
            <text:p>483</text:p>
          </table:table-cell>
          <table:table-cell/>
          <table:table-cell table:formula="of:=&quot;array('nom' =&gt; '&quot;&amp;[.E483]&amp;&quot;' , 'prenom' =&gt; '&quot;&amp;[.F483]&amp;&quot;' , 'age' =&gt; &quot;&amp;[.G483]&amp;&quot; , 'id_formulaire' =&gt; 1 ),&quot;" office:value-type="string" office:string-value="array('nom' =&gt; 'nom483' , 'prenom' =&gt; 'prenom483' , 'age' =&gt; 483 , 'id_formulaire' =&gt; 1 )," calcext:value-type="string">
            <text:p>array('nom' =&gt; 'nom483' , 'prenom' =&gt; 'prenom483' , 'age' =&gt; 4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4" calcext:value-type="string">
            <text:p>nom484</text:p>
          </table:table-cell>
          <table:table-cell table:formula="of:=&quot;prenom&quot;&amp;ROW()" office:value-type="string" office:string-value="prenom484" calcext:value-type="string">
            <text:p>prenom484</text:p>
          </table:table-cell>
          <table:table-cell table:formula="of:=ROW()" office:value-type="float" office:value="484" calcext:value-type="float">
            <text:p>484</text:p>
          </table:table-cell>
          <table:table-cell/>
          <table:table-cell table:formula="of:=&quot;array('nom' =&gt; '&quot;&amp;[.E484]&amp;&quot;' , 'prenom' =&gt; '&quot;&amp;[.F484]&amp;&quot;' , 'age' =&gt; &quot;&amp;[.G484]&amp;&quot; , 'id_formulaire' =&gt; 1 ),&quot;" office:value-type="string" office:string-value="array('nom' =&gt; 'nom484' , 'prenom' =&gt; 'prenom484' , 'age' =&gt; 484 , 'id_formulaire' =&gt; 1 )," calcext:value-type="string">
            <text:p>array('nom' =&gt; 'nom484' , 'prenom' =&gt; 'prenom484' , 'age' =&gt; 4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5" calcext:value-type="string">
            <text:p>nom485</text:p>
          </table:table-cell>
          <table:table-cell table:formula="of:=&quot;prenom&quot;&amp;ROW()" office:value-type="string" office:string-value="prenom485" calcext:value-type="string">
            <text:p>prenom485</text:p>
          </table:table-cell>
          <table:table-cell table:formula="of:=ROW()" office:value-type="float" office:value="485" calcext:value-type="float">
            <text:p>485</text:p>
          </table:table-cell>
          <table:table-cell/>
          <table:table-cell table:formula="of:=&quot;array('nom' =&gt; '&quot;&amp;[.E485]&amp;&quot;' , 'prenom' =&gt; '&quot;&amp;[.F485]&amp;&quot;' , 'age' =&gt; &quot;&amp;[.G485]&amp;&quot; , 'id_formulaire' =&gt; 1 ),&quot;" office:value-type="string" office:string-value="array('nom' =&gt; 'nom485' , 'prenom' =&gt; 'prenom485' , 'age' =&gt; 485 , 'id_formulaire' =&gt; 1 )," calcext:value-type="string">
            <text:p>array('nom' =&gt; 'nom485' , 'prenom' =&gt; 'prenom485' , 'age' =&gt; 4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6" calcext:value-type="string">
            <text:p>nom486</text:p>
          </table:table-cell>
          <table:table-cell table:formula="of:=&quot;prenom&quot;&amp;ROW()" office:value-type="string" office:string-value="prenom486" calcext:value-type="string">
            <text:p>prenom486</text:p>
          </table:table-cell>
          <table:table-cell table:formula="of:=ROW()" office:value-type="float" office:value="486" calcext:value-type="float">
            <text:p>486</text:p>
          </table:table-cell>
          <table:table-cell/>
          <table:table-cell table:formula="of:=&quot;array('nom' =&gt; '&quot;&amp;[.E486]&amp;&quot;' , 'prenom' =&gt; '&quot;&amp;[.F486]&amp;&quot;' , 'age' =&gt; &quot;&amp;[.G486]&amp;&quot; , 'id_formulaire' =&gt; 1 ),&quot;" office:value-type="string" office:string-value="array('nom' =&gt; 'nom486' , 'prenom' =&gt; 'prenom486' , 'age' =&gt; 486 , 'id_formulaire' =&gt; 1 )," calcext:value-type="string">
            <text:p>array('nom' =&gt; 'nom486' , 'prenom' =&gt; 'prenom486' , 'age' =&gt; 4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7" calcext:value-type="string">
            <text:p>nom487</text:p>
          </table:table-cell>
          <table:table-cell table:formula="of:=&quot;prenom&quot;&amp;ROW()" office:value-type="string" office:string-value="prenom487" calcext:value-type="string">
            <text:p>prenom487</text:p>
          </table:table-cell>
          <table:table-cell table:formula="of:=ROW()" office:value-type="float" office:value="487" calcext:value-type="float">
            <text:p>487</text:p>
          </table:table-cell>
          <table:table-cell/>
          <table:table-cell table:formula="of:=&quot;array('nom' =&gt; '&quot;&amp;[.E487]&amp;&quot;' , 'prenom' =&gt; '&quot;&amp;[.F487]&amp;&quot;' , 'age' =&gt; &quot;&amp;[.G487]&amp;&quot; , 'id_formulaire' =&gt; 1 ),&quot;" office:value-type="string" office:string-value="array('nom' =&gt; 'nom487' , 'prenom' =&gt; 'prenom487' , 'age' =&gt; 487 , 'id_formulaire' =&gt; 1 )," calcext:value-type="string">
            <text:p>array('nom' =&gt; 'nom487' , 'prenom' =&gt; 'prenom487' , 'age' =&gt; 4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8" calcext:value-type="string">
            <text:p>nom488</text:p>
          </table:table-cell>
          <table:table-cell table:formula="of:=&quot;prenom&quot;&amp;ROW()" office:value-type="string" office:string-value="prenom488" calcext:value-type="string">
            <text:p>prenom488</text:p>
          </table:table-cell>
          <table:table-cell table:formula="of:=ROW()" office:value-type="float" office:value="488" calcext:value-type="float">
            <text:p>488</text:p>
          </table:table-cell>
          <table:table-cell/>
          <table:table-cell table:formula="of:=&quot;array('nom' =&gt; '&quot;&amp;[.E488]&amp;&quot;' , 'prenom' =&gt; '&quot;&amp;[.F488]&amp;&quot;' , 'age' =&gt; &quot;&amp;[.G488]&amp;&quot; , 'id_formulaire' =&gt; 1 ),&quot;" office:value-type="string" office:string-value="array('nom' =&gt; 'nom488' , 'prenom' =&gt; 'prenom488' , 'age' =&gt; 488 , 'id_formulaire' =&gt; 1 )," calcext:value-type="string">
            <text:p>array('nom' =&gt; 'nom488' , 'prenom' =&gt; 'prenom488' , 'age' =&gt; 4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89" calcext:value-type="string">
            <text:p>nom489</text:p>
          </table:table-cell>
          <table:table-cell table:formula="of:=&quot;prenom&quot;&amp;ROW()" office:value-type="string" office:string-value="prenom489" calcext:value-type="string">
            <text:p>prenom489</text:p>
          </table:table-cell>
          <table:table-cell table:formula="of:=ROW()" office:value-type="float" office:value="489" calcext:value-type="float">
            <text:p>489</text:p>
          </table:table-cell>
          <table:table-cell/>
          <table:table-cell table:formula="of:=&quot;array('nom' =&gt; '&quot;&amp;[.E489]&amp;&quot;' , 'prenom' =&gt; '&quot;&amp;[.F489]&amp;&quot;' , 'age' =&gt; &quot;&amp;[.G489]&amp;&quot; , 'id_formulaire' =&gt; 1 ),&quot;" office:value-type="string" office:string-value="array('nom' =&gt; 'nom489' , 'prenom' =&gt; 'prenom489' , 'age' =&gt; 489 , 'id_formulaire' =&gt; 1 )," calcext:value-type="string">
            <text:p>array('nom' =&gt; 'nom489' , 'prenom' =&gt; 'prenom489' , 'age' =&gt; 4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0" calcext:value-type="string">
            <text:p>nom490</text:p>
          </table:table-cell>
          <table:table-cell table:formula="of:=&quot;prenom&quot;&amp;ROW()" office:value-type="string" office:string-value="prenom490" calcext:value-type="string">
            <text:p>prenom490</text:p>
          </table:table-cell>
          <table:table-cell table:formula="of:=ROW()" office:value-type="float" office:value="490" calcext:value-type="float">
            <text:p>490</text:p>
          </table:table-cell>
          <table:table-cell/>
          <table:table-cell table:formula="of:=&quot;array('nom' =&gt; '&quot;&amp;[.E490]&amp;&quot;' , 'prenom' =&gt; '&quot;&amp;[.F490]&amp;&quot;' , 'age' =&gt; &quot;&amp;[.G490]&amp;&quot; , 'id_formulaire' =&gt; 1 ),&quot;" office:value-type="string" office:string-value="array('nom' =&gt; 'nom490' , 'prenom' =&gt; 'prenom490' , 'age' =&gt; 490 , 'id_formulaire' =&gt; 1 )," calcext:value-type="string">
            <text:p>array('nom' =&gt; 'nom490' , 'prenom' =&gt; 'prenom490' , 'age' =&gt; 4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1" calcext:value-type="string">
            <text:p>nom491</text:p>
          </table:table-cell>
          <table:table-cell table:formula="of:=&quot;prenom&quot;&amp;ROW()" office:value-type="string" office:string-value="prenom491" calcext:value-type="string">
            <text:p>prenom491</text:p>
          </table:table-cell>
          <table:table-cell table:formula="of:=ROW()" office:value-type="float" office:value="491" calcext:value-type="float">
            <text:p>491</text:p>
          </table:table-cell>
          <table:table-cell/>
          <table:table-cell table:formula="of:=&quot;array('nom' =&gt; '&quot;&amp;[.E491]&amp;&quot;' , 'prenom' =&gt; '&quot;&amp;[.F491]&amp;&quot;' , 'age' =&gt; &quot;&amp;[.G491]&amp;&quot; , 'id_formulaire' =&gt; 1 ),&quot;" office:value-type="string" office:string-value="array('nom' =&gt; 'nom491' , 'prenom' =&gt; 'prenom491' , 'age' =&gt; 491 , 'id_formulaire' =&gt; 1 )," calcext:value-type="string">
            <text:p>array('nom' =&gt; 'nom491' , 'prenom' =&gt; 'prenom491' , 'age' =&gt; 4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2" calcext:value-type="string">
            <text:p>nom492</text:p>
          </table:table-cell>
          <table:table-cell table:formula="of:=&quot;prenom&quot;&amp;ROW()" office:value-type="string" office:string-value="prenom492" calcext:value-type="string">
            <text:p>prenom492</text:p>
          </table:table-cell>
          <table:table-cell table:formula="of:=ROW()" office:value-type="float" office:value="492" calcext:value-type="float">
            <text:p>492</text:p>
          </table:table-cell>
          <table:table-cell/>
          <table:table-cell table:formula="of:=&quot;array('nom' =&gt; '&quot;&amp;[.E492]&amp;&quot;' , 'prenom' =&gt; '&quot;&amp;[.F492]&amp;&quot;' , 'age' =&gt; &quot;&amp;[.G492]&amp;&quot; , 'id_formulaire' =&gt; 1 ),&quot;" office:value-type="string" office:string-value="array('nom' =&gt; 'nom492' , 'prenom' =&gt; 'prenom492' , 'age' =&gt; 492 , 'id_formulaire' =&gt; 1 )," calcext:value-type="string">
            <text:p>array('nom' =&gt; 'nom492' , 'prenom' =&gt; 'prenom492' , 'age' =&gt; 4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3" calcext:value-type="string">
            <text:p>nom493</text:p>
          </table:table-cell>
          <table:table-cell table:formula="of:=&quot;prenom&quot;&amp;ROW()" office:value-type="string" office:string-value="prenom493" calcext:value-type="string">
            <text:p>prenom493</text:p>
          </table:table-cell>
          <table:table-cell table:formula="of:=ROW()" office:value-type="float" office:value="493" calcext:value-type="float">
            <text:p>493</text:p>
          </table:table-cell>
          <table:table-cell/>
          <table:table-cell table:formula="of:=&quot;array('nom' =&gt; '&quot;&amp;[.E493]&amp;&quot;' , 'prenom' =&gt; '&quot;&amp;[.F493]&amp;&quot;' , 'age' =&gt; &quot;&amp;[.G493]&amp;&quot; , 'id_formulaire' =&gt; 1 ),&quot;" office:value-type="string" office:string-value="array('nom' =&gt; 'nom493' , 'prenom' =&gt; 'prenom493' , 'age' =&gt; 493 , 'id_formulaire' =&gt; 1 )," calcext:value-type="string">
            <text:p>array('nom' =&gt; 'nom493' , 'prenom' =&gt; 'prenom493' , 'age' =&gt; 4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4" calcext:value-type="string">
            <text:p>nom494</text:p>
          </table:table-cell>
          <table:table-cell table:formula="of:=&quot;prenom&quot;&amp;ROW()" office:value-type="string" office:string-value="prenom494" calcext:value-type="string">
            <text:p>prenom494</text:p>
          </table:table-cell>
          <table:table-cell table:formula="of:=ROW()" office:value-type="float" office:value="494" calcext:value-type="float">
            <text:p>494</text:p>
          </table:table-cell>
          <table:table-cell/>
          <table:table-cell table:formula="of:=&quot;array('nom' =&gt; '&quot;&amp;[.E494]&amp;&quot;' , 'prenom' =&gt; '&quot;&amp;[.F494]&amp;&quot;' , 'age' =&gt; &quot;&amp;[.G494]&amp;&quot; , 'id_formulaire' =&gt; 1 ),&quot;" office:value-type="string" office:string-value="array('nom' =&gt; 'nom494' , 'prenom' =&gt; 'prenom494' , 'age' =&gt; 494 , 'id_formulaire' =&gt; 1 )," calcext:value-type="string">
            <text:p>array('nom' =&gt; 'nom494' , 'prenom' =&gt; 'prenom494' , 'age' =&gt; 4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5" calcext:value-type="string">
            <text:p>nom495</text:p>
          </table:table-cell>
          <table:table-cell table:formula="of:=&quot;prenom&quot;&amp;ROW()" office:value-type="string" office:string-value="prenom495" calcext:value-type="string">
            <text:p>prenom495</text:p>
          </table:table-cell>
          <table:table-cell table:formula="of:=ROW()" office:value-type="float" office:value="495" calcext:value-type="float">
            <text:p>495</text:p>
          </table:table-cell>
          <table:table-cell/>
          <table:table-cell table:formula="of:=&quot;array('nom' =&gt; '&quot;&amp;[.E495]&amp;&quot;' , 'prenom' =&gt; '&quot;&amp;[.F495]&amp;&quot;' , 'age' =&gt; &quot;&amp;[.G495]&amp;&quot; , 'id_formulaire' =&gt; 1 ),&quot;" office:value-type="string" office:string-value="array('nom' =&gt; 'nom495' , 'prenom' =&gt; 'prenom495' , 'age' =&gt; 495 , 'id_formulaire' =&gt; 1 )," calcext:value-type="string">
            <text:p>array('nom' =&gt; 'nom495' , 'prenom' =&gt; 'prenom495' , 'age' =&gt; 4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6" calcext:value-type="string">
            <text:p>nom496</text:p>
          </table:table-cell>
          <table:table-cell table:formula="of:=&quot;prenom&quot;&amp;ROW()" office:value-type="string" office:string-value="prenom496" calcext:value-type="string">
            <text:p>prenom496</text:p>
          </table:table-cell>
          <table:table-cell table:formula="of:=ROW()" office:value-type="float" office:value="496" calcext:value-type="float">
            <text:p>496</text:p>
          </table:table-cell>
          <table:table-cell/>
          <table:table-cell table:formula="of:=&quot;array('nom' =&gt; '&quot;&amp;[.E496]&amp;&quot;' , 'prenom' =&gt; '&quot;&amp;[.F496]&amp;&quot;' , 'age' =&gt; &quot;&amp;[.G496]&amp;&quot; , 'id_formulaire' =&gt; 1 ),&quot;" office:value-type="string" office:string-value="array('nom' =&gt; 'nom496' , 'prenom' =&gt; 'prenom496' , 'age' =&gt; 496 , 'id_formulaire' =&gt; 1 )," calcext:value-type="string">
            <text:p>array('nom' =&gt; 'nom496' , 'prenom' =&gt; 'prenom496' , 'age' =&gt; 4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7" calcext:value-type="string">
            <text:p>nom497</text:p>
          </table:table-cell>
          <table:table-cell table:formula="of:=&quot;prenom&quot;&amp;ROW()" office:value-type="string" office:string-value="prenom497" calcext:value-type="string">
            <text:p>prenom497</text:p>
          </table:table-cell>
          <table:table-cell table:formula="of:=ROW()" office:value-type="float" office:value="497" calcext:value-type="float">
            <text:p>497</text:p>
          </table:table-cell>
          <table:table-cell/>
          <table:table-cell table:formula="of:=&quot;array('nom' =&gt; '&quot;&amp;[.E497]&amp;&quot;' , 'prenom' =&gt; '&quot;&amp;[.F497]&amp;&quot;' , 'age' =&gt; &quot;&amp;[.G497]&amp;&quot; , 'id_formulaire' =&gt; 1 ),&quot;" office:value-type="string" office:string-value="array('nom' =&gt; 'nom497' , 'prenom' =&gt; 'prenom497' , 'age' =&gt; 497 , 'id_formulaire' =&gt; 1 )," calcext:value-type="string">
            <text:p>array('nom' =&gt; 'nom497' , 'prenom' =&gt; 'prenom497' , 'age' =&gt; 4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8" calcext:value-type="string">
            <text:p>nom498</text:p>
          </table:table-cell>
          <table:table-cell table:formula="of:=&quot;prenom&quot;&amp;ROW()" office:value-type="string" office:string-value="prenom498" calcext:value-type="string">
            <text:p>prenom498</text:p>
          </table:table-cell>
          <table:table-cell table:formula="of:=ROW()" office:value-type="float" office:value="498" calcext:value-type="float">
            <text:p>498</text:p>
          </table:table-cell>
          <table:table-cell/>
          <table:table-cell table:formula="of:=&quot;array('nom' =&gt; '&quot;&amp;[.E498]&amp;&quot;' , 'prenom' =&gt; '&quot;&amp;[.F498]&amp;&quot;' , 'age' =&gt; &quot;&amp;[.G498]&amp;&quot; , 'id_formulaire' =&gt; 1 ),&quot;" office:value-type="string" office:string-value="array('nom' =&gt; 'nom498' , 'prenom' =&gt; 'prenom498' , 'age' =&gt; 498 , 'id_formulaire' =&gt; 1 )," calcext:value-type="string">
            <text:p>array('nom' =&gt; 'nom498' , 'prenom' =&gt; 'prenom498' , 'age' =&gt; 4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499" calcext:value-type="string">
            <text:p>nom499</text:p>
          </table:table-cell>
          <table:table-cell table:formula="of:=&quot;prenom&quot;&amp;ROW()" office:value-type="string" office:string-value="prenom499" calcext:value-type="string">
            <text:p>prenom499</text:p>
          </table:table-cell>
          <table:table-cell table:formula="of:=ROW()" office:value-type="float" office:value="499" calcext:value-type="float">
            <text:p>499</text:p>
          </table:table-cell>
          <table:table-cell/>
          <table:table-cell table:formula="of:=&quot;array('nom' =&gt; '&quot;&amp;[.E499]&amp;&quot;' , 'prenom' =&gt; '&quot;&amp;[.F499]&amp;&quot;' , 'age' =&gt; &quot;&amp;[.G499]&amp;&quot; , 'id_formulaire' =&gt; 1 ),&quot;" office:value-type="string" office:string-value="array('nom' =&gt; 'nom499' , 'prenom' =&gt; 'prenom499' , 'age' =&gt; 499 , 'id_formulaire' =&gt; 1 )," calcext:value-type="string">
            <text:p>array('nom' =&gt; 'nom499' , 'prenom' =&gt; 'prenom499' , 'age' =&gt; 4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0" calcext:value-type="string">
            <text:p>nom500</text:p>
          </table:table-cell>
          <table:table-cell table:formula="of:=&quot;prenom&quot;&amp;ROW()" office:value-type="string" office:string-value="prenom500" calcext:value-type="string">
            <text:p>prenom500</text:p>
          </table:table-cell>
          <table:table-cell table:formula="of:=ROW()" office:value-type="float" office:value="500" calcext:value-type="float">
            <text:p>500</text:p>
          </table:table-cell>
          <table:table-cell/>
          <table:table-cell table:formula="of:=&quot;array('nom' =&gt; '&quot;&amp;[.E500]&amp;&quot;' , 'prenom' =&gt; '&quot;&amp;[.F500]&amp;&quot;' , 'age' =&gt; &quot;&amp;[.G500]&amp;&quot; , 'id_formulaire' =&gt; 1 ),&quot;" office:value-type="string" office:string-value="array('nom' =&gt; 'nom500' , 'prenom' =&gt; 'prenom500' , 'age' =&gt; 500 , 'id_formulaire' =&gt; 1 )," calcext:value-type="string">
            <text:p>array('nom' =&gt; 'nom500' , 'prenom' =&gt; 'prenom500' , 'age' =&gt; 5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1" calcext:value-type="string">
            <text:p>nom501</text:p>
          </table:table-cell>
          <table:table-cell table:formula="of:=&quot;prenom&quot;&amp;ROW()" office:value-type="string" office:string-value="prenom501" calcext:value-type="string">
            <text:p>prenom501</text:p>
          </table:table-cell>
          <table:table-cell table:formula="of:=ROW()" office:value-type="float" office:value="501" calcext:value-type="float">
            <text:p>501</text:p>
          </table:table-cell>
          <table:table-cell/>
          <table:table-cell table:formula="of:=&quot;array('nom' =&gt; '&quot;&amp;[.E501]&amp;&quot;' , 'prenom' =&gt; '&quot;&amp;[.F501]&amp;&quot;' , 'age' =&gt; &quot;&amp;[.G501]&amp;&quot; , 'id_formulaire' =&gt; 1 ),&quot;" office:value-type="string" office:string-value="array('nom' =&gt; 'nom501' , 'prenom' =&gt; 'prenom501' , 'age' =&gt; 501 , 'id_formulaire' =&gt; 1 )," calcext:value-type="string">
            <text:p>array('nom' =&gt; 'nom501' , 'prenom' =&gt; 'prenom501' , 'age' =&gt; 5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2" calcext:value-type="string">
            <text:p>nom502</text:p>
          </table:table-cell>
          <table:table-cell table:formula="of:=&quot;prenom&quot;&amp;ROW()" office:value-type="string" office:string-value="prenom502" calcext:value-type="string">
            <text:p>prenom502</text:p>
          </table:table-cell>
          <table:table-cell table:formula="of:=ROW()" office:value-type="float" office:value="502" calcext:value-type="float">
            <text:p>502</text:p>
          </table:table-cell>
          <table:table-cell/>
          <table:table-cell table:formula="of:=&quot;array('nom' =&gt; '&quot;&amp;[.E502]&amp;&quot;' , 'prenom' =&gt; '&quot;&amp;[.F502]&amp;&quot;' , 'age' =&gt; &quot;&amp;[.G502]&amp;&quot; , 'id_formulaire' =&gt; 1 ),&quot;" office:value-type="string" office:string-value="array('nom' =&gt; 'nom502' , 'prenom' =&gt; 'prenom502' , 'age' =&gt; 502 , 'id_formulaire' =&gt; 1 )," calcext:value-type="string">
            <text:p>array('nom' =&gt; 'nom502' , 'prenom' =&gt; 'prenom502' , 'age' =&gt; 5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3" calcext:value-type="string">
            <text:p>nom503</text:p>
          </table:table-cell>
          <table:table-cell table:formula="of:=&quot;prenom&quot;&amp;ROW()" office:value-type="string" office:string-value="prenom503" calcext:value-type="string">
            <text:p>prenom503</text:p>
          </table:table-cell>
          <table:table-cell table:formula="of:=ROW()" office:value-type="float" office:value="503" calcext:value-type="float">
            <text:p>503</text:p>
          </table:table-cell>
          <table:table-cell/>
          <table:table-cell table:formula="of:=&quot;array('nom' =&gt; '&quot;&amp;[.E503]&amp;&quot;' , 'prenom' =&gt; '&quot;&amp;[.F503]&amp;&quot;' , 'age' =&gt; &quot;&amp;[.G503]&amp;&quot; , 'id_formulaire' =&gt; 1 ),&quot;" office:value-type="string" office:string-value="array('nom' =&gt; 'nom503' , 'prenom' =&gt; 'prenom503' , 'age' =&gt; 503 , 'id_formulaire' =&gt; 1 )," calcext:value-type="string">
            <text:p>array('nom' =&gt; 'nom503' , 'prenom' =&gt; 'prenom503' , 'age' =&gt; 5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4" calcext:value-type="string">
            <text:p>nom504</text:p>
          </table:table-cell>
          <table:table-cell table:formula="of:=&quot;prenom&quot;&amp;ROW()" office:value-type="string" office:string-value="prenom504" calcext:value-type="string">
            <text:p>prenom504</text:p>
          </table:table-cell>
          <table:table-cell table:formula="of:=ROW()" office:value-type="float" office:value="504" calcext:value-type="float">
            <text:p>504</text:p>
          </table:table-cell>
          <table:table-cell/>
          <table:table-cell table:formula="of:=&quot;array('nom' =&gt; '&quot;&amp;[.E504]&amp;&quot;' , 'prenom' =&gt; '&quot;&amp;[.F504]&amp;&quot;' , 'age' =&gt; &quot;&amp;[.G504]&amp;&quot; , 'id_formulaire' =&gt; 1 ),&quot;" office:value-type="string" office:string-value="array('nom' =&gt; 'nom504' , 'prenom' =&gt; 'prenom504' , 'age' =&gt; 504 , 'id_formulaire' =&gt; 1 )," calcext:value-type="string">
            <text:p>array('nom' =&gt; 'nom504' , 'prenom' =&gt; 'prenom504' , 'age' =&gt; 5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5" calcext:value-type="string">
            <text:p>nom505</text:p>
          </table:table-cell>
          <table:table-cell table:formula="of:=&quot;prenom&quot;&amp;ROW()" office:value-type="string" office:string-value="prenom505" calcext:value-type="string">
            <text:p>prenom505</text:p>
          </table:table-cell>
          <table:table-cell table:formula="of:=ROW()" office:value-type="float" office:value="505" calcext:value-type="float">
            <text:p>505</text:p>
          </table:table-cell>
          <table:table-cell/>
          <table:table-cell table:formula="of:=&quot;array('nom' =&gt; '&quot;&amp;[.E505]&amp;&quot;' , 'prenom' =&gt; '&quot;&amp;[.F505]&amp;&quot;' , 'age' =&gt; &quot;&amp;[.G505]&amp;&quot; , 'id_formulaire' =&gt; 1 ),&quot;" office:value-type="string" office:string-value="array('nom' =&gt; 'nom505' , 'prenom' =&gt; 'prenom505' , 'age' =&gt; 505 , 'id_formulaire' =&gt; 1 )," calcext:value-type="string">
            <text:p>array('nom' =&gt; 'nom505' , 'prenom' =&gt; 'prenom505' , 'age' =&gt; 5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6" calcext:value-type="string">
            <text:p>nom506</text:p>
          </table:table-cell>
          <table:table-cell table:formula="of:=&quot;prenom&quot;&amp;ROW()" office:value-type="string" office:string-value="prenom506" calcext:value-type="string">
            <text:p>prenom506</text:p>
          </table:table-cell>
          <table:table-cell table:formula="of:=ROW()" office:value-type="float" office:value="506" calcext:value-type="float">
            <text:p>506</text:p>
          </table:table-cell>
          <table:table-cell/>
          <table:table-cell table:formula="of:=&quot;array('nom' =&gt; '&quot;&amp;[.E506]&amp;&quot;' , 'prenom' =&gt; '&quot;&amp;[.F506]&amp;&quot;' , 'age' =&gt; &quot;&amp;[.G506]&amp;&quot; , 'id_formulaire' =&gt; 1 ),&quot;" office:value-type="string" office:string-value="array('nom' =&gt; 'nom506' , 'prenom' =&gt; 'prenom506' , 'age' =&gt; 506 , 'id_formulaire' =&gt; 1 )," calcext:value-type="string">
            <text:p>array('nom' =&gt; 'nom506' , 'prenom' =&gt; 'prenom506' , 'age' =&gt; 5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7" calcext:value-type="string">
            <text:p>nom507</text:p>
          </table:table-cell>
          <table:table-cell table:formula="of:=&quot;prenom&quot;&amp;ROW()" office:value-type="string" office:string-value="prenom507" calcext:value-type="string">
            <text:p>prenom507</text:p>
          </table:table-cell>
          <table:table-cell table:formula="of:=ROW()" office:value-type="float" office:value="507" calcext:value-type="float">
            <text:p>507</text:p>
          </table:table-cell>
          <table:table-cell/>
          <table:table-cell table:formula="of:=&quot;array('nom' =&gt; '&quot;&amp;[.E507]&amp;&quot;' , 'prenom' =&gt; '&quot;&amp;[.F507]&amp;&quot;' , 'age' =&gt; &quot;&amp;[.G507]&amp;&quot; , 'id_formulaire' =&gt; 1 ),&quot;" office:value-type="string" office:string-value="array('nom' =&gt; 'nom507' , 'prenom' =&gt; 'prenom507' , 'age' =&gt; 507 , 'id_formulaire' =&gt; 1 )," calcext:value-type="string">
            <text:p>array('nom' =&gt; 'nom507' , 'prenom' =&gt; 'prenom507' , 'age' =&gt; 5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8" calcext:value-type="string">
            <text:p>nom508</text:p>
          </table:table-cell>
          <table:table-cell table:formula="of:=&quot;prenom&quot;&amp;ROW()" office:value-type="string" office:string-value="prenom508" calcext:value-type="string">
            <text:p>prenom508</text:p>
          </table:table-cell>
          <table:table-cell table:formula="of:=ROW()" office:value-type="float" office:value="508" calcext:value-type="float">
            <text:p>508</text:p>
          </table:table-cell>
          <table:table-cell/>
          <table:table-cell table:formula="of:=&quot;array('nom' =&gt; '&quot;&amp;[.E508]&amp;&quot;' , 'prenom' =&gt; '&quot;&amp;[.F508]&amp;&quot;' , 'age' =&gt; &quot;&amp;[.G508]&amp;&quot; , 'id_formulaire' =&gt; 1 ),&quot;" office:value-type="string" office:string-value="array('nom' =&gt; 'nom508' , 'prenom' =&gt; 'prenom508' , 'age' =&gt; 508 , 'id_formulaire' =&gt; 1 )," calcext:value-type="string">
            <text:p>array('nom' =&gt; 'nom508' , 'prenom' =&gt; 'prenom508' , 'age' =&gt; 5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09" calcext:value-type="string">
            <text:p>nom509</text:p>
          </table:table-cell>
          <table:table-cell table:formula="of:=&quot;prenom&quot;&amp;ROW()" office:value-type="string" office:string-value="prenom509" calcext:value-type="string">
            <text:p>prenom509</text:p>
          </table:table-cell>
          <table:table-cell table:formula="of:=ROW()" office:value-type="float" office:value="509" calcext:value-type="float">
            <text:p>509</text:p>
          </table:table-cell>
          <table:table-cell/>
          <table:table-cell table:formula="of:=&quot;array('nom' =&gt; '&quot;&amp;[.E509]&amp;&quot;' , 'prenom' =&gt; '&quot;&amp;[.F509]&amp;&quot;' , 'age' =&gt; &quot;&amp;[.G509]&amp;&quot; , 'id_formulaire' =&gt; 1 ),&quot;" office:value-type="string" office:string-value="array('nom' =&gt; 'nom509' , 'prenom' =&gt; 'prenom509' , 'age' =&gt; 509 , 'id_formulaire' =&gt; 1 )," calcext:value-type="string">
            <text:p>array('nom' =&gt; 'nom509' , 'prenom' =&gt; 'prenom509' , 'age' =&gt; 5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0" calcext:value-type="string">
            <text:p>nom510</text:p>
          </table:table-cell>
          <table:table-cell table:formula="of:=&quot;prenom&quot;&amp;ROW()" office:value-type="string" office:string-value="prenom510" calcext:value-type="string">
            <text:p>prenom510</text:p>
          </table:table-cell>
          <table:table-cell table:formula="of:=ROW()" office:value-type="float" office:value="510" calcext:value-type="float">
            <text:p>510</text:p>
          </table:table-cell>
          <table:table-cell/>
          <table:table-cell table:formula="of:=&quot;array('nom' =&gt; '&quot;&amp;[.E510]&amp;&quot;' , 'prenom' =&gt; '&quot;&amp;[.F510]&amp;&quot;' , 'age' =&gt; &quot;&amp;[.G510]&amp;&quot; , 'id_formulaire' =&gt; 1 ),&quot;" office:value-type="string" office:string-value="array('nom' =&gt; 'nom510' , 'prenom' =&gt; 'prenom510' , 'age' =&gt; 510 , 'id_formulaire' =&gt; 1 )," calcext:value-type="string">
            <text:p>array('nom' =&gt; 'nom510' , 'prenom' =&gt; 'prenom510' , 'age' =&gt; 5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1" calcext:value-type="string">
            <text:p>nom511</text:p>
          </table:table-cell>
          <table:table-cell table:formula="of:=&quot;prenom&quot;&amp;ROW()" office:value-type="string" office:string-value="prenom511" calcext:value-type="string">
            <text:p>prenom511</text:p>
          </table:table-cell>
          <table:table-cell table:formula="of:=ROW()" office:value-type="float" office:value="511" calcext:value-type="float">
            <text:p>511</text:p>
          </table:table-cell>
          <table:table-cell/>
          <table:table-cell table:formula="of:=&quot;array('nom' =&gt; '&quot;&amp;[.E511]&amp;&quot;' , 'prenom' =&gt; '&quot;&amp;[.F511]&amp;&quot;' , 'age' =&gt; &quot;&amp;[.G511]&amp;&quot; , 'id_formulaire' =&gt; 1 ),&quot;" office:value-type="string" office:string-value="array('nom' =&gt; 'nom511' , 'prenom' =&gt; 'prenom511' , 'age' =&gt; 511 , 'id_formulaire' =&gt; 1 )," calcext:value-type="string">
            <text:p>array('nom' =&gt; 'nom511' , 'prenom' =&gt; 'prenom511' , 'age' =&gt; 5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2" calcext:value-type="string">
            <text:p>nom512</text:p>
          </table:table-cell>
          <table:table-cell table:formula="of:=&quot;prenom&quot;&amp;ROW()" office:value-type="string" office:string-value="prenom512" calcext:value-type="string">
            <text:p>prenom512</text:p>
          </table:table-cell>
          <table:table-cell table:formula="of:=ROW()" office:value-type="float" office:value="512" calcext:value-type="float">
            <text:p>512</text:p>
          </table:table-cell>
          <table:table-cell/>
          <table:table-cell table:formula="of:=&quot;array('nom' =&gt; '&quot;&amp;[.E512]&amp;&quot;' , 'prenom' =&gt; '&quot;&amp;[.F512]&amp;&quot;' , 'age' =&gt; &quot;&amp;[.G512]&amp;&quot; , 'id_formulaire' =&gt; 1 ),&quot;" office:value-type="string" office:string-value="array('nom' =&gt; 'nom512' , 'prenom' =&gt; 'prenom512' , 'age' =&gt; 512 , 'id_formulaire' =&gt; 1 )," calcext:value-type="string">
            <text:p>array('nom' =&gt; 'nom512' , 'prenom' =&gt; 'prenom512' , 'age' =&gt; 5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3" calcext:value-type="string">
            <text:p>nom513</text:p>
          </table:table-cell>
          <table:table-cell table:formula="of:=&quot;prenom&quot;&amp;ROW()" office:value-type="string" office:string-value="prenom513" calcext:value-type="string">
            <text:p>prenom513</text:p>
          </table:table-cell>
          <table:table-cell table:formula="of:=ROW()" office:value-type="float" office:value="513" calcext:value-type="float">
            <text:p>513</text:p>
          </table:table-cell>
          <table:table-cell/>
          <table:table-cell table:formula="of:=&quot;array('nom' =&gt; '&quot;&amp;[.E513]&amp;&quot;' , 'prenom' =&gt; '&quot;&amp;[.F513]&amp;&quot;' , 'age' =&gt; &quot;&amp;[.G513]&amp;&quot; , 'id_formulaire' =&gt; 1 ),&quot;" office:value-type="string" office:string-value="array('nom' =&gt; 'nom513' , 'prenom' =&gt; 'prenom513' , 'age' =&gt; 513 , 'id_formulaire' =&gt; 1 )," calcext:value-type="string">
            <text:p>array('nom' =&gt; 'nom513' , 'prenom' =&gt; 'prenom513' , 'age' =&gt; 5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4" calcext:value-type="string">
            <text:p>nom514</text:p>
          </table:table-cell>
          <table:table-cell table:formula="of:=&quot;prenom&quot;&amp;ROW()" office:value-type="string" office:string-value="prenom514" calcext:value-type="string">
            <text:p>prenom514</text:p>
          </table:table-cell>
          <table:table-cell table:formula="of:=ROW()" office:value-type="float" office:value="514" calcext:value-type="float">
            <text:p>514</text:p>
          </table:table-cell>
          <table:table-cell/>
          <table:table-cell table:formula="of:=&quot;array('nom' =&gt; '&quot;&amp;[.E514]&amp;&quot;' , 'prenom' =&gt; '&quot;&amp;[.F514]&amp;&quot;' , 'age' =&gt; &quot;&amp;[.G514]&amp;&quot; , 'id_formulaire' =&gt; 1 ),&quot;" office:value-type="string" office:string-value="array('nom' =&gt; 'nom514' , 'prenom' =&gt; 'prenom514' , 'age' =&gt; 514 , 'id_formulaire' =&gt; 1 )," calcext:value-type="string">
            <text:p>array('nom' =&gt; 'nom514' , 'prenom' =&gt; 'prenom514' , 'age' =&gt; 5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5" calcext:value-type="string">
            <text:p>nom515</text:p>
          </table:table-cell>
          <table:table-cell table:formula="of:=&quot;prenom&quot;&amp;ROW()" office:value-type="string" office:string-value="prenom515" calcext:value-type="string">
            <text:p>prenom515</text:p>
          </table:table-cell>
          <table:table-cell table:formula="of:=ROW()" office:value-type="float" office:value="515" calcext:value-type="float">
            <text:p>515</text:p>
          </table:table-cell>
          <table:table-cell/>
          <table:table-cell table:formula="of:=&quot;array('nom' =&gt; '&quot;&amp;[.E515]&amp;&quot;' , 'prenom' =&gt; '&quot;&amp;[.F515]&amp;&quot;' , 'age' =&gt; &quot;&amp;[.G515]&amp;&quot; , 'id_formulaire' =&gt; 1 ),&quot;" office:value-type="string" office:string-value="array('nom' =&gt; 'nom515' , 'prenom' =&gt; 'prenom515' , 'age' =&gt; 515 , 'id_formulaire' =&gt; 1 )," calcext:value-type="string">
            <text:p>array('nom' =&gt; 'nom515' , 'prenom' =&gt; 'prenom515' , 'age' =&gt; 5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6" calcext:value-type="string">
            <text:p>nom516</text:p>
          </table:table-cell>
          <table:table-cell table:formula="of:=&quot;prenom&quot;&amp;ROW()" office:value-type="string" office:string-value="prenom516" calcext:value-type="string">
            <text:p>prenom516</text:p>
          </table:table-cell>
          <table:table-cell table:formula="of:=ROW()" office:value-type="float" office:value="516" calcext:value-type="float">
            <text:p>516</text:p>
          </table:table-cell>
          <table:table-cell/>
          <table:table-cell table:formula="of:=&quot;array('nom' =&gt; '&quot;&amp;[.E516]&amp;&quot;' , 'prenom' =&gt; '&quot;&amp;[.F516]&amp;&quot;' , 'age' =&gt; &quot;&amp;[.G516]&amp;&quot; , 'id_formulaire' =&gt; 1 ),&quot;" office:value-type="string" office:string-value="array('nom' =&gt; 'nom516' , 'prenom' =&gt; 'prenom516' , 'age' =&gt; 516 , 'id_formulaire' =&gt; 1 )," calcext:value-type="string">
            <text:p>array('nom' =&gt; 'nom516' , 'prenom' =&gt; 'prenom516' , 'age' =&gt; 5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7" calcext:value-type="string">
            <text:p>nom517</text:p>
          </table:table-cell>
          <table:table-cell table:formula="of:=&quot;prenom&quot;&amp;ROW()" office:value-type="string" office:string-value="prenom517" calcext:value-type="string">
            <text:p>prenom517</text:p>
          </table:table-cell>
          <table:table-cell table:formula="of:=ROW()" office:value-type="float" office:value="517" calcext:value-type="float">
            <text:p>517</text:p>
          </table:table-cell>
          <table:table-cell/>
          <table:table-cell table:formula="of:=&quot;array('nom' =&gt; '&quot;&amp;[.E517]&amp;&quot;' , 'prenom' =&gt; '&quot;&amp;[.F517]&amp;&quot;' , 'age' =&gt; &quot;&amp;[.G517]&amp;&quot; , 'id_formulaire' =&gt; 1 ),&quot;" office:value-type="string" office:string-value="array('nom' =&gt; 'nom517' , 'prenom' =&gt; 'prenom517' , 'age' =&gt; 517 , 'id_formulaire' =&gt; 1 )," calcext:value-type="string">
            <text:p>array('nom' =&gt; 'nom517' , 'prenom' =&gt; 'prenom517' , 'age' =&gt; 5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8" calcext:value-type="string">
            <text:p>nom518</text:p>
          </table:table-cell>
          <table:table-cell table:formula="of:=&quot;prenom&quot;&amp;ROW()" office:value-type="string" office:string-value="prenom518" calcext:value-type="string">
            <text:p>prenom518</text:p>
          </table:table-cell>
          <table:table-cell table:formula="of:=ROW()" office:value-type="float" office:value="518" calcext:value-type="float">
            <text:p>518</text:p>
          </table:table-cell>
          <table:table-cell/>
          <table:table-cell table:formula="of:=&quot;array('nom' =&gt; '&quot;&amp;[.E518]&amp;&quot;' , 'prenom' =&gt; '&quot;&amp;[.F518]&amp;&quot;' , 'age' =&gt; &quot;&amp;[.G518]&amp;&quot; , 'id_formulaire' =&gt; 1 ),&quot;" office:value-type="string" office:string-value="array('nom' =&gt; 'nom518' , 'prenom' =&gt; 'prenom518' , 'age' =&gt; 518 , 'id_formulaire' =&gt; 1 )," calcext:value-type="string">
            <text:p>array('nom' =&gt; 'nom518' , 'prenom' =&gt; 'prenom518' , 'age' =&gt; 5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19" calcext:value-type="string">
            <text:p>nom519</text:p>
          </table:table-cell>
          <table:table-cell table:formula="of:=&quot;prenom&quot;&amp;ROW()" office:value-type="string" office:string-value="prenom519" calcext:value-type="string">
            <text:p>prenom519</text:p>
          </table:table-cell>
          <table:table-cell table:formula="of:=ROW()" office:value-type="float" office:value="519" calcext:value-type="float">
            <text:p>519</text:p>
          </table:table-cell>
          <table:table-cell/>
          <table:table-cell table:formula="of:=&quot;array('nom' =&gt; '&quot;&amp;[.E519]&amp;&quot;' , 'prenom' =&gt; '&quot;&amp;[.F519]&amp;&quot;' , 'age' =&gt; &quot;&amp;[.G519]&amp;&quot; , 'id_formulaire' =&gt; 1 ),&quot;" office:value-type="string" office:string-value="array('nom' =&gt; 'nom519' , 'prenom' =&gt; 'prenom519' , 'age' =&gt; 519 , 'id_formulaire' =&gt; 1 )," calcext:value-type="string">
            <text:p>array('nom' =&gt; 'nom519' , 'prenom' =&gt; 'prenom519' , 'age' =&gt; 5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0" calcext:value-type="string">
            <text:p>nom520</text:p>
          </table:table-cell>
          <table:table-cell table:formula="of:=&quot;prenom&quot;&amp;ROW()" office:value-type="string" office:string-value="prenom520" calcext:value-type="string">
            <text:p>prenom520</text:p>
          </table:table-cell>
          <table:table-cell table:formula="of:=ROW()" office:value-type="float" office:value="520" calcext:value-type="float">
            <text:p>520</text:p>
          </table:table-cell>
          <table:table-cell/>
          <table:table-cell table:formula="of:=&quot;array('nom' =&gt; '&quot;&amp;[.E520]&amp;&quot;' , 'prenom' =&gt; '&quot;&amp;[.F520]&amp;&quot;' , 'age' =&gt; &quot;&amp;[.G520]&amp;&quot; , 'id_formulaire' =&gt; 1 ),&quot;" office:value-type="string" office:string-value="array('nom' =&gt; 'nom520' , 'prenom' =&gt; 'prenom520' , 'age' =&gt; 520 , 'id_formulaire' =&gt; 1 )," calcext:value-type="string">
            <text:p>array('nom' =&gt; 'nom520' , 'prenom' =&gt; 'prenom520' , 'age' =&gt; 5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1" calcext:value-type="string">
            <text:p>nom521</text:p>
          </table:table-cell>
          <table:table-cell table:formula="of:=&quot;prenom&quot;&amp;ROW()" office:value-type="string" office:string-value="prenom521" calcext:value-type="string">
            <text:p>prenom521</text:p>
          </table:table-cell>
          <table:table-cell table:formula="of:=ROW()" office:value-type="float" office:value="521" calcext:value-type="float">
            <text:p>521</text:p>
          </table:table-cell>
          <table:table-cell/>
          <table:table-cell table:formula="of:=&quot;array('nom' =&gt; '&quot;&amp;[.E521]&amp;&quot;' , 'prenom' =&gt; '&quot;&amp;[.F521]&amp;&quot;' , 'age' =&gt; &quot;&amp;[.G521]&amp;&quot; , 'id_formulaire' =&gt; 1 ),&quot;" office:value-type="string" office:string-value="array('nom' =&gt; 'nom521' , 'prenom' =&gt; 'prenom521' , 'age' =&gt; 521 , 'id_formulaire' =&gt; 1 )," calcext:value-type="string">
            <text:p>array('nom' =&gt; 'nom521' , 'prenom' =&gt; 'prenom521' , 'age' =&gt; 5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2" calcext:value-type="string">
            <text:p>nom522</text:p>
          </table:table-cell>
          <table:table-cell table:formula="of:=&quot;prenom&quot;&amp;ROW()" office:value-type="string" office:string-value="prenom522" calcext:value-type="string">
            <text:p>prenom522</text:p>
          </table:table-cell>
          <table:table-cell table:formula="of:=ROW()" office:value-type="float" office:value="522" calcext:value-type="float">
            <text:p>522</text:p>
          </table:table-cell>
          <table:table-cell/>
          <table:table-cell table:formula="of:=&quot;array('nom' =&gt; '&quot;&amp;[.E522]&amp;&quot;' , 'prenom' =&gt; '&quot;&amp;[.F522]&amp;&quot;' , 'age' =&gt; &quot;&amp;[.G522]&amp;&quot; , 'id_formulaire' =&gt; 1 ),&quot;" office:value-type="string" office:string-value="array('nom' =&gt; 'nom522' , 'prenom' =&gt; 'prenom522' , 'age' =&gt; 522 , 'id_formulaire' =&gt; 1 )," calcext:value-type="string">
            <text:p>array('nom' =&gt; 'nom522' , 'prenom' =&gt; 'prenom522' , 'age' =&gt; 5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3" calcext:value-type="string">
            <text:p>nom523</text:p>
          </table:table-cell>
          <table:table-cell table:formula="of:=&quot;prenom&quot;&amp;ROW()" office:value-type="string" office:string-value="prenom523" calcext:value-type="string">
            <text:p>prenom523</text:p>
          </table:table-cell>
          <table:table-cell table:formula="of:=ROW()" office:value-type="float" office:value="523" calcext:value-type="float">
            <text:p>523</text:p>
          </table:table-cell>
          <table:table-cell/>
          <table:table-cell table:formula="of:=&quot;array('nom' =&gt; '&quot;&amp;[.E523]&amp;&quot;' , 'prenom' =&gt; '&quot;&amp;[.F523]&amp;&quot;' , 'age' =&gt; &quot;&amp;[.G523]&amp;&quot; , 'id_formulaire' =&gt; 1 ),&quot;" office:value-type="string" office:string-value="array('nom' =&gt; 'nom523' , 'prenom' =&gt; 'prenom523' , 'age' =&gt; 523 , 'id_formulaire' =&gt; 1 )," calcext:value-type="string">
            <text:p>array('nom' =&gt; 'nom523' , 'prenom' =&gt; 'prenom523' , 'age' =&gt; 5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4" calcext:value-type="string">
            <text:p>nom524</text:p>
          </table:table-cell>
          <table:table-cell table:formula="of:=&quot;prenom&quot;&amp;ROW()" office:value-type="string" office:string-value="prenom524" calcext:value-type="string">
            <text:p>prenom524</text:p>
          </table:table-cell>
          <table:table-cell table:formula="of:=ROW()" office:value-type="float" office:value="524" calcext:value-type="float">
            <text:p>524</text:p>
          </table:table-cell>
          <table:table-cell/>
          <table:table-cell table:formula="of:=&quot;array('nom' =&gt; '&quot;&amp;[.E524]&amp;&quot;' , 'prenom' =&gt; '&quot;&amp;[.F524]&amp;&quot;' , 'age' =&gt; &quot;&amp;[.G524]&amp;&quot; , 'id_formulaire' =&gt; 1 ),&quot;" office:value-type="string" office:string-value="array('nom' =&gt; 'nom524' , 'prenom' =&gt; 'prenom524' , 'age' =&gt; 524 , 'id_formulaire' =&gt; 1 )," calcext:value-type="string">
            <text:p>array('nom' =&gt; 'nom524' , 'prenom' =&gt; 'prenom524' , 'age' =&gt; 5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5" calcext:value-type="string">
            <text:p>nom525</text:p>
          </table:table-cell>
          <table:table-cell table:formula="of:=&quot;prenom&quot;&amp;ROW()" office:value-type="string" office:string-value="prenom525" calcext:value-type="string">
            <text:p>prenom525</text:p>
          </table:table-cell>
          <table:table-cell table:formula="of:=ROW()" office:value-type="float" office:value="525" calcext:value-type="float">
            <text:p>525</text:p>
          </table:table-cell>
          <table:table-cell/>
          <table:table-cell table:formula="of:=&quot;array('nom' =&gt; '&quot;&amp;[.E525]&amp;&quot;' , 'prenom' =&gt; '&quot;&amp;[.F525]&amp;&quot;' , 'age' =&gt; &quot;&amp;[.G525]&amp;&quot; , 'id_formulaire' =&gt; 1 ),&quot;" office:value-type="string" office:string-value="array('nom' =&gt; 'nom525' , 'prenom' =&gt; 'prenom525' , 'age' =&gt; 525 , 'id_formulaire' =&gt; 1 )," calcext:value-type="string">
            <text:p>array('nom' =&gt; 'nom525' , 'prenom' =&gt; 'prenom525' , 'age' =&gt; 5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6" calcext:value-type="string">
            <text:p>nom526</text:p>
          </table:table-cell>
          <table:table-cell table:formula="of:=&quot;prenom&quot;&amp;ROW()" office:value-type="string" office:string-value="prenom526" calcext:value-type="string">
            <text:p>prenom526</text:p>
          </table:table-cell>
          <table:table-cell table:formula="of:=ROW()" office:value-type="float" office:value="526" calcext:value-type="float">
            <text:p>526</text:p>
          </table:table-cell>
          <table:table-cell/>
          <table:table-cell table:formula="of:=&quot;array('nom' =&gt; '&quot;&amp;[.E526]&amp;&quot;' , 'prenom' =&gt; '&quot;&amp;[.F526]&amp;&quot;' , 'age' =&gt; &quot;&amp;[.G526]&amp;&quot; , 'id_formulaire' =&gt; 1 ),&quot;" office:value-type="string" office:string-value="array('nom' =&gt; 'nom526' , 'prenom' =&gt; 'prenom526' , 'age' =&gt; 526 , 'id_formulaire' =&gt; 1 )," calcext:value-type="string">
            <text:p>array('nom' =&gt; 'nom526' , 'prenom' =&gt; 'prenom526' , 'age' =&gt; 5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7" calcext:value-type="string">
            <text:p>nom527</text:p>
          </table:table-cell>
          <table:table-cell table:formula="of:=&quot;prenom&quot;&amp;ROW()" office:value-type="string" office:string-value="prenom527" calcext:value-type="string">
            <text:p>prenom527</text:p>
          </table:table-cell>
          <table:table-cell table:formula="of:=ROW()" office:value-type="float" office:value="527" calcext:value-type="float">
            <text:p>527</text:p>
          </table:table-cell>
          <table:table-cell/>
          <table:table-cell table:formula="of:=&quot;array('nom' =&gt; '&quot;&amp;[.E527]&amp;&quot;' , 'prenom' =&gt; '&quot;&amp;[.F527]&amp;&quot;' , 'age' =&gt; &quot;&amp;[.G527]&amp;&quot; , 'id_formulaire' =&gt; 1 ),&quot;" office:value-type="string" office:string-value="array('nom' =&gt; 'nom527' , 'prenom' =&gt; 'prenom527' , 'age' =&gt; 527 , 'id_formulaire' =&gt; 1 )," calcext:value-type="string">
            <text:p>array('nom' =&gt; 'nom527' , 'prenom' =&gt; 'prenom527' , 'age' =&gt; 5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8" calcext:value-type="string">
            <text:p>nom528</text:p>
          </table:table-cell>
          <table:table-cell table:formula="of:=&quot;prenom&quot;&amp;ROW()" office:value-type="string" office:string-value="prenom528" calcext:value-type="string">
            <text:p>prenom528</text:p>
          </table:table-cell>
          <table:table-cell table:formula="of:=ROW()" office:value-type="float" office:value="528" calcext:value-type="float">
            <text:p>528</text:p>
          </table:table-cell>
          <table:table-cell/>
          <table:table-cell table:formula="of:=&quot;array('nom' =&gt; '&quot;&amp;[.E528]&amp;&quot;' , 'prenom' =&gt; '&quot;&amp;[.F528]&amp;&quot;' , 'age' =&gt; &quot;&amp;[.G528]&amp;&quot; , 'id_formulaire' =&gt; 1 ),&quot;" office:value-type="string" office:string-value="array('nom' =&gt; 'nom528' , 'prenom' =&gt; 'prenom528' , 'age' =&gt; 528 , 'id_formulaire' =&gt; 1 )," calcext:value-type="string">
            <text:p>array('nom' =&gt; 'nom528' , 'prenom' =&gt; 'prenom528' , 'age' =&gt; 5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29" calcext:value-type="string">
            <text:p>nom529</text:p>
          </table:table-cell>
          <table:table-cell table:formula="of:=&quot;prenom&quot;&amp;ROW()" office:value-type="string" office:string-value="prenom529" calcext:value-type="string">
            <text:p>prenom529</text:p>
          </table:table-cell>
          <table:table-cell table:formula="of:=ROW()" office:value-type="float" office:value="529" calcext:value-type="float">
            <text:p>529</text:p>
          </table:table-cell>
          <table:table-cell/>
          <table:table-cell table:formula="of:=&quot;array('nom' =&gt; '&quot;&amp;[.E529]&amp;&quot;' , 'prenom' =&gt; '&quot;&amp;[.F529]&amp;&quot;' , 'age' =&gt; &quot;&amp;[.G529]&amp;&quot; , 'id_formulaire' =&gt; 1 ),&quot;" office:value-type="string" office:string-value="array('nom' =&gt; 'nom529' , 'prenom' =&gt; 'prenom529' , 'age' =&gt; 529 , 'id_formulaire' =&gt; 1 )," calcext:value-type="string">
            <text:p>array('nom' =&gt; 'nom529' , 'prenom' =&gt; 'prenom529' , 'age' =&gt; 5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0" calcext:value-type="string">
            <text:p>nom530</text:p>
          </table:table-cell>
          <table:table-cell table:formula="of:=&quot;prenom&quot;&amp;ROW()" office:value-type="string" office:string-value="prenom530" calcext:value-type="string">
            <text:p>prenom530</text:p>
          </table:table-cell>
          <table:table-cell table:formula="of:=ROW()" office:value-type="float" office:value="530" calcext:value-type="float">
            <text:p>530</text:p>
          </table:table-cell>
          <table:table-cell/>
          <table:table-cell table:formula="of:=&quot;array('nom' =&gt; '&quot;&amp;[.E530]&amp;&quot;' , 'prenom' =&gt; '&quot;&amp;[.F530]&amp;&quot;' , 'age' =&gt; &quot;&amp;[.G530]&amp;&quot; , 'id_formulaire' =&gt; 1 ),&quot;" office:value-type="string" office:string-value="array('nom' =&gt; 'nom530' , 'prenom' =&gt; 'prenom530' , 'age' =&gt; 530 , 'id_formulaire' =&gt; 1 )," calcext:value-type="string">
            <text:p>array('nom' =&gt; 'nom530' , 'prenom' =&gt; 'prenom530' , 'age' =&gt; 5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1" calcext:value-type="string">
            <text:p>nom531</text:p>
          </table:table-cell>
          <table:table-cell table:formula="of:=&quot;prenom&quot;&amp;ROW()" office:value-type="string" office:string-value="prenom531" calcext:value-type="string">
            <text:p>prenom531</text:p>
          </table:table-cell>
          <table:table-cell table:formula="of:=ROW()" office:value-type="float" office:value="531" calcext:value-type="float">
            <text:p>531</text:p>
          </table:table-cell>
          <table:table-cell/>
          <table:table-cell table:formula="of:=&quot;array('nom' =&gt; '&quot;&amp;[.E531]&amp;&quot;' , 'prenom' =&gt; '&quot;&amp;[.F531]&amp;&quot;' , 'age' =&gt; &quot;&amp;[.G531]&amp;&quot; , 'id_formulaire' =&gt; 1 ),&quot;" office:value-type="string" office:string-value="array('nom' =&gt; 'nom531' , 'prenom' =&gt; 'prenom531' , 'age' =&gt; 531 , 'id_formulaire' =&gt; 1 )," calcext:value-type="string">
            <text:p>array('nom' =&gt; 'nom531' , 'prenom' =&gt; 'prenom531' , 'age' =&gt; 5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2" calcext:value-type="string">
            <text:p>nom532</text:p>
          </table:table-cell>
          <table:table-cell table:formula="of:=&quot;prenom&quot;&amp;ROW()" office:value-type="string" office:string-value="prenom532" calcext:value-type="string">
            <text:p>prenom532</text:p>
          </table:table-cell>
          <table:table-cell table:formula="of:=ROW()" office:value-type="float" office:value="532" calcext:value-type="float">
            <text:p>532</text:p>
          </table:table-cell>
          <table:table-cell/>
          <table:table-cell table:formula="of:=&quot;array('nom' =&gt; '&quot;&amp;[.E532]&amp;&quot;' , 'prenom' =&gt; '&quot;&amp;[.F532]&amp;&quot;' , 'age' =&gt; &quot;&amp;[.G532]&amp;&quot; , 'id_formulaire' =&gt; 1 ),&quot;" office:value-type="string" office:string-value="array('nom' =&gt; 'nom532' , 'prenom' =&gt; 'prenom532' , 'age' =&gt; 532 , 'id_formulaire' =&gt; 1 )," calcext:value-type="string">
            <text:p>array('nom' =&gt; 'nom532' , 'prenom' =&gt; 'prenom532' , 'age' =&gt; 5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3" calcext:value-type="string">
            <text:p>nom533</text:p>
          </table:table-cell>
          <table:table-cell table:formula="of:=&quot;prenom&quot;&amp;ROW()" office:value-type="string" office:string-value="prenom533" calcext:value-type="string">
            <text:p>prenom533</text:p>
          </table:table-cell>
          <table:table-cell table:formula="of:=ROW()" office:value-type="float" office:value="533" calcext:value-type="float">
            <text:p>533</text:p>
          </table:table-cell>
          <table:table-cell/>
          <table:table-cell table:formula="of:=&quot;array('nom' =&gt; '&quot;&amp;[.E533]&amp;&quot;' , 'prenom' =&gt; '&quot;&amp;[.F533]&amp;&quot;' , 'age' =&gt; &quot;&amp;[.G533]&amp;&quot; , 'id_formulaire' =&gt; 1 ),&quot;" office:value-type="string" office:string-value="array('nom' =&gt; 'nom533' , 'prenom' =&gt; 'prenom533' , 'age' =&gt; 533 , 'id_formulaire' =&gt; 1 )," calcext:value-type="string">
            <text:p>array('nom' =&gt; 'nom533' , 'prenom' =&gt; 'prenom533' , 'age' =&gt; 5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4" calcext:value-type="string">
            <text:p>nom534</text:p>
          </table:table-cell>
          <table:table-cell table:formula="of:=&quot;prenom&quot;&amp;ROW()" office:value-type="string" office:string-value="prenom534" calcext:value-type="string">
            <text:p>prenom534</text:p>
          </table:table-cell>
          <table:table-cell table:formula="of:=ROW()" office:value-type="float" office:value="534" calcext:value-type="float">
            <text:p>534</text:p>
          </table:table-cell>
          <table:table-cell/>
          <table:table-cell table:formula="of:=&quot;array('nom' =&gt; '&quot;&amp;[.E534]&amp;&quot;' , 'prenom' =&gt; '&quot;&amp;[.F534]&amp;&quot;' , 'age' =&gt; &quot;&amp;[.G534]&amp;&quot; , 'id_formulaire' =&gt; 1 ),&quot;" office:value-type="string" office:string-value="array('nom' =&gt; 'nom534' , 'prenom' =&gt; 'prenom534' , 'age' =&gt; 534 , 'id_formulaire' =&gt; 1 )," calcext:value-type="string">
            <text:p>array('nom' =&gt; 'nom534' , 'prenom' =&gt; 'prenom534' , 'age' =&gt; 5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5" calcext:value-type="string">
            <text:p>nom535</text:p>
          </table:table-cell>
          <table:table-cell table:formula="of:=&quot;prenom&quot;&amp;ROW()" office:value-type="string" office:string-value="prenom535" calcext:value-type="string">
            <text:p>prenom535</text:p>
          </table:table-cell>
          <table:table-cell table:formula="of:=ROW()" office:value-type="float" office:value="535" calcext:value-type="float">
            <text:p>535</text:p>
          </table:table-cell>
          <table:table-cell/>
          <table:table-cell table:formula="of:=&quot;array('nom' =&gt; '&quot;&amp;[.E535]&amp;&quot;' , 'prenom' =&gt; '&quot;&amp;[.F535]&amp;&quot;' , 'age' =&gt; &quot;&amp;[.G535]&amp;&quot; , 'id_formulaire' =&gt; 1 ),&quot;" office:value-type="string" office:string-value="array('nom' =&gt; 'nom535' , 'prenom' =&gt; 'prenom535' , 'age' =&gt; 535 , 'id_formulaire' =&gt; 1 )," calcext:value-type="string">
            <text:p>array('nom' =&gt; 'nom535' , 'prenom' =&gt; 'prenom535' , 'age' =&gt; 5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6" calcext:value-type="string">
            <text:p>nom536</text:p>
          </table:table-cell>
          <table:table-cell table:formula="of:=&quot;prenom&quot;&amp;ROW()" office:value-type="string" office:string-value="prenom536" calcext:value-type="string">
            <text:p>prenom536</text:p>
          </table:table-cell>
          <table:table-cell table:formula="of:=ROW()" office:value-type="float" office:value="536" calcext:value-type="float">
            <text:p>536</text:p>
          </table:table-cell>
          <table:table-cell/>
          <table:table-cell table:formula="of:=&quot;array('nom' =&gt; '&quot;&amp;[.E536]&amp;&quot;' , 'prenom' =&gt; '&quot;&amp;[.F536]&amp;&quot;' , 'age' =&gt; &quot;&amp;[.G536]&amp;&quot; , 'id_formulaire' =&gt; 1 ),&quot;" office:value-type="string" office:string-value="array('nom' =&gt; 'nom536' , 'prenom' =&gt; 'prenom536' , 'age' =&gt; 536 , 'id_formulaire' =&gt; 1 )," calcext:value-type="string">
            <text:p>array('nom' =&gt; 'nom536' , 'prenom' =&gt; 'prenom536' , 'age' =&gt; 5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7" calcext:value-type="string">
            <text:p>nom537</text:p>
          </table:table-cell>
          <table:table-cell table:formula="of:=&quot;prenom&quot;&amp;ROW()" office:value-type="string" office:string-value="prenom537" calcext:value-type="string">
            <text:p>prenom537</text:p>
          </table:table-cell>
          <table:table-cell table:formula="of:=ROW()" office:value-type="float" office:value="537" calcext:value-type="float">
            <text:p>537</text:p>
          </table:table-cell>
          <table:table-cell/>
          <table:table-cell table:formula="of:=&quot;array('nom' =&gt; '&quot;&amp;[.E537]&amp;&quot;' , 'prenom' =&gt; '&quot;&amp;[.F537]&amp;&quot;' , 'age' =&gt; &quot;&amp;[.G537]&amp;&quot; , 'id_formulaire' =&gt; 1 ),&quot;" office:value-type="string" office:string-value="array('nom' =&gt; 'nom537' , 'prenom' =&gt; 'prenom537' , 'age' =&gt; 537 , 'id_formulaire' =&gt; 1 )," calcext:value-type="string">
            <text:p>array('nom' =&gt; 'nom537' , 'prenom' =&gt; 'prenom537' , 'age' =&gt; 5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8" calcext:value-type="string">
            <text:p>nom538</text:p>
          </table:table-cell>
          <table:table-cell table:formula="of:=&quot;prenom&quot;&amp;ROW()" office:value-type="string" office:string-value="prenom538" calcext:value-type="string">
            <text:p>prenom538</text:p>
          </table:table-cell>
          <table:table-cell table:formula="of:=ROW()" office:value-type="float" office:value="538" calcext:value-type="float">
            <text:p>538</text:p>
          </table:table-cell>
          <table:table-cell/>
          <table:table-cell table:formula="of:=&quot;array('nom' =&gt; '&quot;&amp;[.E538]&amp;&quot;' , 'prenom' =&gt; '&quot;&amp;[.F538]&amp;&quot;' , 'age' =&gt; &quot;&amp;[.G538]&amp;&quot; , 'id_formulaire' =&gt; 1 ),&quot;" office:value-type="string" office:string-value="array('nom' =&gt; 'nom538' , 'prenom' =&gt; 'prenom538' , 'age' =&gt; 538 , 'id_formulaire' =&gt; 1 )," calcext:value-type="string">
            <text:p>array('nom' =&gt; 'nom538' , 'prenom' =&gt; 'prenom538' , 'age' =&gt; 5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39" calcext:value-type="string">
            <text:p>nom539</text:p>
          </table:table-cell>
          <table:table-cell table:formula="of:=&quot;prenom&quot;&amp;ROW()" office:value-type="string" office:string-value="prenom539" calcext:value-type="string">
            <text:p>prenom539</text:p>
          </table:table-cell>
          <table:table-cell table:formula="of:=ROW()" office:value-type="float" office:value="539" calcext:value-type="float">
            <text:p>539</text:p>
          </table:table-cell>
          <table:table-cell/>
          <table:table-cell table:formula="of:=&quot;array('nom' =&gt; '&quot;&amp;[.E539]&amp;&quot;' , 'prenom' =&gt; '&quot;&amp;[.F539]&amp;&quot;' , 'age' =&gt; &quot;&amp;[.G539]&amp;&quot; , 'id_formulaire' =&gt; 1 ),&quot;" office:value-type="string" office:string-value="array('nom' =&gt; 'nom539' , 'prenom' =&gt; 'prenom539' , 'age' =&gt; 539 , 'id_formulaire' =&gt; 1 )," calcext:value-type="string">
            <text:p>array('nom' =&gt; 'nom539' , 'prenom' =&gt; 'prenom539' , 'age' =&gt; 5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0" calcext:value-type="string">
            <text:p>nom540</text:p>
          </table:table-cell>
          <table:table-cell table:formula="of:=&quot;prenom&quot;&amp;ROW()" office:value-type="string" office:string-value="prenom540" calcext:value-type="string">
            <text:p>prenom540</text:p>
          </table:table-cell>
          <table:table-cell table:formula="of:=ROW()" office:value-type="float" office:value="540" calcext:value-type="float">
            <text:p>540</text:p>
          </table:table-cell>
          <table:table-cell/>
          <table:table-cell table:formula="of:=&quot;array('nom' =&gt; '&quot;&amp;[.E540]&amp;&quot;' , 'prenom' =&gt; '&quot;&amp;[.F540]&amp;&quot;' , 'age' =&gt; &quot;&amp;[.G540]&amp;&quot; , 'id_formulaire' =&gt; 1 ),&quot;" office:value-type="string" office:string-value="array('nom' =&gt; 'nom540' , 'prenom' =&gt; 'prenom540' , 'age' =&gt; 540 , 'id_formulaire' =&gt; 1 )," calcext:value-type="string">
            <text:p>array('nom' =&gt; 'nom540' , 'prenom' =&gt; 'prenom540' , 'age' =&gt; 5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1" calcext:value-type="string">
            <text:p>nom541</text:p>
          </table:table-cell>
          <table:table-cell table:formula="of:=&quot;prenom&quot;&amp;ROW()" office:value-type="string" office:string-value="prenom541" calcext:value-type="string">
            <text:p>prenom541</text:p>
          </table:table-cell>
          <table:table-cell table:formula="of:=ROW()" office:value-type="float" office:value="541" calcext:value-type="float">
            <text:p>541</text:p>
          </table:table-cell>
          <table:table-cell/>
          <table:table-cell table:formula="of:=&quot;array('nom' =&gt; '&quot;&amp;[.E541]&amp;&quot;' , 'prenom' =&gt; '&quot;&amp;[.F541]&amp;&quot;' , 'age' =&gt; &quot;&amp;[.G541]&amp;&quot; , 'id_formulaire' =&gt; 1 ),&quot;" office:value-type="string" office:string-value="array('nom' =&gt; 'nom541' , 'prenom' =&gt; 'prenom541' , 'age' =&gt; 541 , 'id_formulaire' =&gt; 1 )," calcext:value-type="string">
            <text:p>array('nom' =&gt; 'nom541' , 'prenom' =&gt; 'prenom541' , 'age' =&gt; 5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2" calcext:value-type="string">
            <text:p>nom542</text:p>
          </table:table-cell>
          <table:table-cell table:formula="of:=&quot;prenom&quot;&amp;ROW()" office:value-type="string" office:string-value="prenom542" calcext:value-type="string">
            <text:p>prenom542</text:p>
          </table:table-cell>
          <table:table-cell table:formula="of:=ROW()" office:value-type="float" office:value="542" calcext:value-type="float">
            <text:p>542</text:p>
          </table:table-cell>
          <table:table-cell/>
          <table:table-cell table:formula="of:=&quot;array('nom' =&gt; '&quot;&amp;[.E542]&amp;&quot;' , 'prenom' =&gt; '&quot;&amp;[.F542]&amp;&quot;' , 'age' =&gt; &quot;&amp;[.G542]&amp;&quot; , 'id_formulaire' =&gt; 1 ),&quot;" office:value-type="string" office:string-value="array('nom' =&gt; 'nom542' , 'prenom' =&gt; 'prenom542' , 'age' =&gt; 542 , 'id_formulaire' =&gt; 1 )," calcext:value-type="string">
            <text:p>array('nom' =&gt; 'nom542' , 'prenom' =&gt; 'prenom542' , 'age' =&gt; 5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3" calcext:value-type="string">
            <text:p>nom543</text:p>
          </table:table-cell>
          <table:table-cell table:formula="of:=&quot;prenom&quot;&amp;ROW()" office:value-type="string" office:string-value="prenom543" calcext:value-type="string">
            <text:p>prenom543</text:p>
          </table:table-cell>
          <table:table-cell table:formula="of:=ROW()" office:value-type="float" office:value="543" calcext:value-type="float">
            <text:p>543</text:p>
          </table:table-cell>
          <table:table-cell/>
          <table:table-cell table:formula="of:=&quot;array('nom' =&gt; '&quot;&amp;[.E543]&amp;&quot;' , 'prenom' =&gt; '&quot;&amp;[.F543]&amp;&quot;' , 'age' =&gt; &quot;&amp;[.G543]&amp;&quot; , 'id_formulaire' =&gt; 1 ),&quot;" office:value-type="string" office:string-value="array('nom' =&gt; 'nom543' , 'prenom' =&gt; 'prenom543' , 'age' =&gt; 543 , 'id_formulaire' =&gt; 1 )," calcext:value-type="string">
            <text:p>array('nom' =&gt; 'nom543' , 'prenom' =&gt; 'prenom543' , 'age' =&gt; 5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4" calcext:value-type="string">
            <text:p>nom544</text:p>
          </table:table-cell>
          <table:table-cell table:formula="of:=&quot;prenom&quot;&amp;ROW()" office:value-type="string" office:string-value="prenom544" calcext:value-type="string">
            <text:p>prenom544</text:p>
          </table:table-cell>
          <table:table-cell table:formula="of:=ROW()" office:value-type="float" office:value="544" calcext:value-type="float">
            <text:p>544</text:p>
          </table:table-cell>
          <table:table-cell/>
          <table:table-cell table:formula="of:=&quot;array('nom' =&gt; '&quot;&amp;[.E544]&amp;&quot;' , 'prenom' =&gt; '&quot;&amp;[.F544]&amp;&quot;' , 'age' =&gt; &quot;&amp;[.G544]&amp;&quot; , 'id_formulaire' =&gt; 1 ),&quot;" office:value-type="string" office:string-value="array('nom' =&gt; 'nom544' , 'prenom' =&gt; 'prenom544' , 'age' =&gt; 544 , 'id_formulaire' =&gt; 1 )," calcext:value-type="string">
            <text:p>array('nom' =&gt; 'nom544' , 'prenom' =&gt; 'prenom544' , 'age' =&gt; 5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5" calcext:value-type="string">
            <text:p>nom545</text:p>
          </table:table-cell>
          <table:table-cell table:formula="of:=&quot;prenom&quot;&amp;ROW()" office:value-type="string" office:string-value="prenom545" calcext:value-type="string">
            <text:p>prenom545</text:p>
          </table:table-cell>
          <table:table-cell table:formula="of:=ROW()" office:value-type="float" office:value="545" calcext:value-type="float">
            <text:p>545</text:p>
          </table:table-cell>
          <table:table-cell/>
          <table:table-cell table:formula="of:=&quot;array('nom' =&gt; '&quot;&amp;[.E545]&amp;&quot;' , 'prenom' =&gt; '&quot;&amp;[.F545]&amp;&quot;' , 'age' =&gt; &quot;&amp;[.G545]&amp;&quot; , 'id_formulaire' =&gt; 1 ),&quot;" office:value-type="string" office:string-value="array('nom' =&gt; 'nom545' , 'prenom' =&gt; 'prenom545' , 'age' =&gt; 545 , 'id_formulaire' =&gt; 1 )," calcext:value-type="string">
            <text:p>array('nom' =&gt; 'nom545' , 'prenom' =&gt; 'prenom545' , 'age' =&gt; 5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6" calcext:value-type="string">
            <text:p>nom546</text:p>
          </table:table-cell>
          <table:table-cell table:formula="of:=&quot;prenom&quot;&amp;ROW()" office:value-type="string" office:string-value="prenom546" calcext:value-type="string">
            <text:p>prenom546</text:p>
          </table:table-cell>
          <table:table-cell table:formula="of:=ROW()" office:value-type="float" office:value="546" calcext:value-type="float">
            <text:p>546</text:p>
          </table:table-cell>
          <table:table-cell/>
          <table:table-cell table:formula="of:=&quot;array('nom' =&gt; '&quot;&amp;[.E546]&amp;&quot;' , 'prenom' =&gt; '&quot;&amp;[.F546]&amp;&quot;' , 'age' =&gt; &quot;&amp;[.G546]&amp;&quot; , 'id_formulaire' =&gt; 1 ),&quot;" office:value-type="string" office:string-value="array('nom' =&gt; 'nom546' , 'prenom' =&gt; 'prenom546' , 'age' =&gt; 546 , 'id_formulaire' =&gt; 1 )," calcext:value-type="string">
            <text:p>array('nom' =&gt; 'nom546' , 'prenom' =&gt; 'prenom546' , 'age' =&gt; 5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7" calcext:value-type="string">
            <text:p>nom547</text:p>
          </table:table-cell>
          <table:table-cell table:formula="of:=&quot;prenom&quot;&amp;ROW()" office:value-type="string" office:string-value="prenom547" calcext:value-type="string">
            <text:p>prenom547</text:p>
          </table:table-cell>
          <table:table-cell table:formula="of:=ROW()" office:value-type="float" office:value="547" calcext:value-type="float">
            <text:p>547</text:p>
          </table:table-cell>
          <table:table-cell/>
          <table:table-cell table:formula="of:=&quot;array('nom' =&gt; '&quot;&amp;[.E547]&amp;&quot;' , 'prenom' =&gt; '&quot;&amp;[.F547]&amp;&quot;' , 'age' =&gt; &quot;&amp;[.G547]&amp;&quot; , 'id_formulaire' =&gt; 1 ),&quot;" office:value-type="string" office:string-value="array('nom' =&gt; 'nom547' , 'prenom' =&gt; 'prenom547' , 'age' =&gt; 547 , 'id_formulaire' =&gt; 1 )," calcext:value-type="string">
            <text:p>array('nom' =&gt; 'nom547' , 'prenom' =&gt; 'prenom547' , 'age' =&gt; 5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8" calcext:value-type="string">
            <text:p>nom548</text:p>
          </table:table-cell>
          <table:table-cell table:formula="of:=&quot;prenom&quot;&amp;ROW()" office:value-type="string" office:string-value="prenom548" calcext:value-type="string">
            <text:p>prenom548</text:p>
          </table:table-cell>
          <table:table-cell table:formula="of:=ROW()" office:value-type="float" office:value="548" calcext:value-type="float">
            <text:p>548</text:p>
          </table:table-cell>
          <table:table-cell/>
          <table:table-cell table:formula="of:=&quot;array('nom' =&gt; '&quot;&amp;[.E548]&amp;&quot;' , 'prenom' =&gt; '&quot;&amp;[.F548]&amp;&quot;' , 'age' =&gt; &quot;&amp;[.G548]&amp;&quot; , 'id_formulaire' =&gt; 1 ),&quot;" office:value-type="string" office:string-value="array('nom' =&gt; 'nom548' , 'prenom' =&gt; 'prenom548' , 'age' =&gt; 548 , 'id_formulaire' =&gt; 1 )," calcext:value-type="string">
            <text:p>array('nom' =&gt; 'nom548' , 'prenom' =&gt; 'prenom548' , 'age' =&gt; 5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49" calcext:value-type="string">
            <text:p>nom549</text:p>
          </table:table-cell>
          <table:table-cell table:formula="of:=&quot;prenom&quot;&amp;ROW()" office:value-type="string" office:string-value="prenom549" calcext:value-type="string">
            <text:p>prenom549</text:p>
          </table:table-cell>
          <table:table-cell table:formula="of:=ROW()" office:value-type="float" office:value="549" calcext:value-type="float">
            <text:p>549</text:p>
          </table:table-cell>
          <table:table-cell/>
          <table:table-cell table:formula="of:=&quot;array('nom' =&gt; '&quot;&amp;[.E549]&amp;&quot;' , 'prenom' =&gt; '&quot;&amp;[.F549]&amp;&quot;' , 'age' =&gt; &quot;&amp;[.G549]&amp;&quot; , 'id_formulaire' =&gt; 1 ),&quot;" office:value-type="string" office:string-value="array('nom' =&gt; 'nom549' , 'prenom' =&gt; 'prenom549' , 'age' =&gt; 549 , 'id_formulaire' =&gt; 1 )," calcext:value-type="string">
            <text:p>array('nom' =&gt; 'nom549' , 'prenom' =&gt; 'prenom549' , 'age' =&gt; 5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0" calcext:value-type="string">
            <text:p>nom550</text:p>
          </table:table-cell>
          <table:table-cell table:formula="of:=&quot;prenom&quot;&amp;ROW()" office:value-type="string" office:string-value="prenom550" calcext:value-type="string">
            <text:p>prenom550</text:p>
          </table:table-cell>
          <table:table-cell table:formula="of:=ROW()" office:value-type="float" office:value="550" calcext:value-type="float">
            <text:p>550</text:p>
          </table:table-cell>
          <table:table-cell/>
          <table:table-cell table:formula="of:=&quot;array('nom' =&gt; '&quot;&amp;[.E550]&amp;&quot;' , 'prenom' =&gt; '&quot;&amp;[.F550]&amp;&quot;' , 'age' =&gt; &quot;&amp;[.G550]&amp;&quot; , 'id_formulaire' =&gt; 1 ),&quot;" office:value-type="string" office:string-value="array('nom' =&gt; 'nom550' , 'prenom' =&gt; 'prenom550' , 'age' =&gt; 550 , 'id_formulaire' =&gt; 1 )," calcext:value-type="string">
            <text:p>array('nom' =&gt; 'nom550' , 'prenom' =&gt; 'prenom550' , 'age' =&gt; 5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1" calcext:value-type="string">
            <text:p>nom551</text:p>
          </table:table-cell>
          <table:table-cell table:formula="of:=&quot;prenom&quot;&amp;ROW()" office:value-type="string" office:string-value="prenom551" calcext:value-type="string">
            <text:p>prenom551</text:p>
          </table:table-cell>
          <table:table-cell table:formula="of:=ROW()" office:value-type="float" office:value="551" calcext:value-type="float">
            <text:p>551</text:p>
          </table:table-cell>
          <table:table-cell/>
          <table:table-cell table:formula="of:=&quot;array('nom' =&gt; '&quot;&amp;[.E551]&amp;&quot;' , 'prenom' =&gt; '&quot;&amp;[.F551]&amp;&quot;' , 'age' =&gt; &quot;&amp;[.G551]&amp;&quot; , 'id_formulaire' =&gt; 1 ),&quot;" office:value-type="string" office:string-value="array('nom' =&gt; 'nom551' , 'prenom' =&gt; 'prenom551' , 'age' =&gt; 551 , 'id_formulaire' =&gt; 1 )," calcext:value-type="string">
            <text:p>array('nom' =&gt; 'nom551' , 'prenom' =&gt; 'prenom551' , 'age' =&gt; 5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2" calcext:value-type="string">
            <text:p>nom552</text:p>
          </table:table-cell>
          <table:table-cell table:formula="of:=&quot;prenom&quot;&amp;ROW()" office:value-type="string" office:string-value="prenom552" calcext:value-type="string">
            <text:p>prenom552</text:p>
          </table:table-cell>
          <table:table-cell table:formula="of:=ROW()" office:value-type="float" office:value="552" calcext:value-type="float">
            <text:p>552</text:p>
          </table:table-cell>
          <table:table-cell/>
          <table:table-cell table:formula="of:=&quot;array('nom' =&gt; '&quot;&amp;[.E552]&amp;&quot;' , 'prenom' =&gt; '&quot;&amp;[.F552]&amp;&quot;' , 'age' =&gt; &quot;&amp;[.G552]&amp;&quot; , 'id_formulaire' =&gt; 1 ),&quot;" office:value-type="string" office:string-value="array('nom' =&gt; 'nom552' , 'prenom' =&gt; 'prenom552' , 'age' =&gt; 552 , 'id_formulaire' =&gt; 1 )," calcext:value-type="string">
            <text:p>array('nom' =&gt; 'nom552' , 'prenom' =&gt; 'prenom552' , 'age' =&gt; 5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3" calcext:value-type="string">
            <text:p>nom553</text:p>
          </table:table-cell>
          <table:table-cell table:formula="of:=&quot;prenom&quot;&amp;ROW()" office:value-type="string" office:string-value="prenom553" calcext:value-type="string">
            <text:p>prenom553</text:p>
          </table:table-cell>
          <table:table-cell table:formula="of:=ROW()" office:value-type="float" office:value="553" calcext:value-type="float">
            <text:p>553</text:p>
          </table:table-cell>
          <table:table-cell/>
          <table:table-cell table:formula="of:=&quot;array('nom' =&gt; '&quot;&amp;[.E553]&amp;&quot;' , 'prenom' =&gt; '&quot;&amp;[.F553]&amp;&quot;' , 'age' =&gt; &quot;&amp;[.G553]&amp;&quot; , 'id_formulaire' =&gt; 1 ),&quot;" office:value-type="string" office:string-value="array('nom' =&gt; 'nom553' , 'prenom' =&gt; 'prenom553' , 'age' =&gt; 553 , 'id_formulaire' =&gt; 1 )," calcext:value-type="string">
            <text:p>array('nom' =&gt; 'nom553' , 'prenom' =&gt; 'prenom553' , 'age' =&gt; 5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4" calcext:value-type="string">
            <text:p>nom554</text:p>
          </table:table-cell>
          <table:table-cell table:formula="of:=&quot;prenom&quot;&amp;ROW()" office:value-type="string" office:string-value="prenom554" calcext:value-type="string">
            <text:p>prenom554</text:p>
          </table:table-cell>
          <table:table-cell table:formula="of:=ROW()" office:value-type="float" office:value="554" calcext:value-type="float">
            <text:p>554</text:p>
          </table:table-cell>
          <table:table-cell/>
          <table:table-cell table:formula="of:=&quot;array('nom' =&gt; '&quot;&amp;[.E554]&amp;&quot;' , 'prenom' =&gt; '&quot;&amp;[.F554]&amp;&quot;' , 'age' =&gt; &quot;&amp;[.G554]&amp;&quot; , 'id_formulaire' =&gt; 1 ),&quot;" office:value-type="string" office:string-value="array('nom' =&gt; 'nom554' , 'prenom' =&gt; 'prenom554' , 'age' =&gt; 554 , 'id_formulaire' =&gt; 1 )," calcext:value-type="string">
            <text:p>array('nom' =&gt; 'nom554' , 'prenom' =&gt; 'prenom554' , 'age' =&gt; 5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5" calcext:value-type="string">
            <text:p>nom555</text:p>
          </table:table-cell>
          <table:table-cell table:formula="of:=&quot;prenom&quot;&amp;ROW()" office:value-type="string" office:string-value="prenom555" calcext:value-type="string">
            <text:p>prenom555</text:p>
          </table:table-cell>
          <table:table-cell table:formula="of:=ROW()" office:value-type="float" office:value="555" calcext:value-type="float">
            <text:p>555</text:p>
          </table:table-cell>
          <table:table-cell/>
          <table:table-cell table:formula="of:=&quot;array('nom' =&gt; '&quot;&amp;[.E555]&amp;&quot;' , 'prenom' =&gt; '&quot;&amp;[.F555]&amp;&quot;' , 'age' =&gt; &quot;&amp;[.G555]&amp;&quot; , 'id_formulaire' =&gt; 1 ),&quot;" office:value-type="string" office:string-value="array('nom' =&gt; 'nom555' , 'prenom' =&gt; 'prenom555' , 'age' =&gt; 555 , 'id_formulaire' =&gt; 1 )," calcext:value-type="string">
            <text:p>array('nom' =&gt; 'nom555' , 'prenom' =&gt; 'prenom555' , 'age' =&gt; 5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6" calcext:value-type="string">
            <text:p>nom556</text:p>
          </table:table-cell>
          <table:table-cell table:formula="of:=&quot;prenom&quot;&amp;ROW()" office:value-type="string" office:string-value="prenom556" calcext:value-type="string">
            <text:p>prenom556</text:p>
          </table:table-cell>
          <table:table-cell table:formula="of:=ROW()" office:value-type="float" office:value="556" calcext:value-type="float">
            <text:p>556</text:p>
          </table:table-cell>
          <table:table-cell/>
          <table:table-cell table:formula="of:=&quot;array('nom' =&gt; '&quot;&amp;[.E556]&amp;&quot;' , 'prenom' =&gt; '&quot;&amp;[.F556]&amp;&quot;' , 'age' =&gt; &quot;&amp;[.G556]&amp;&quot; , 'id_formulaire' =&gt; 1 ),&quot;" office:value-type="string" office:string-value="array('nom' =&gt; 'nom556' , 'prenom' =&gt; 'prenom556' , 'age' =&gt; 556 , 'id_formulaire' =&gt; 1 )," calcext:value-type="string">
            <text:p>array('nom' =&gt; 'nom556' , 'prenom' =&gt; 'prenom556' , 'age' =&gt; 5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7" calcext:value-type="string">
            <text:p>nom557</text:p>
          </table:table-cell>
          <table:table-cell table:formula="of:=&quot;prenom&quot;&amp;ROW()" office:value-type="string" office:string-value="prenom557" calcext:value-type="string">
            <text:p>prenom557</text:p>
          </table:table-cell>
          <table:table-cell table:formula="of:=ROW()" office:value-type="float" office:value="557" calcext:value-type="float">
            <text:p>557</text:p>
          </table:table-cell>
          <table:table-cell/>
          <table:table-cell table:formula="of:=&quot;array('nom' =&gt; '&quot;&amp;[.E557]&amp;&quot;' , 'prenom' =&gt; '&quot;&amp;[.F557]&amp;&quot;' , 'age' =&gt; &quot;&amp;[.G557]&amp;&quot; , 'id_formulaire' =&gt; 1 ),&quot;" office:value-type="string" office:string-value="array('nom' =&gt; 'nom557' , 'prenom' =&gt; 'prenom557' , 'age' =&gt; 557 , 'id_formulaire' =&gt; 1 )," calcext:value-type="string">
            <text:p>array('nom' =&gt; 'nom557' , 'prenom' =&gt; 'prenom557' , 'age' =&gt; 5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8" calcext:value-type="string">
            <text:p>nom558</text:p>
          </table:table-cell>
          <table:table-cell table:formula="of:=&quot;prenom&quot;&amp;ROW()" office:value-type="string" office:string-value="prenom558" calcext:value-type="string">
            <text:p>prenom558</text:p>
          </table:table-cell>
          <table:table-cell table:formula="of:=ROW()" office:value-type="float" office:value="558" calcext:value-type="float">
            <text:p>558</text:p>
          </table:table-cell>
          <table:table-cell/>
          <table:table-cell table:formula="of:=&quot;array('nom' =&gt; '&quot;&amp;[.E558]&amp;&quot;' , 'prenom' =&gt; '&quot;&amp;[.F558]&amp;&quot;' , 'age' =&gt; &quot;&amp;[.G558]&amp;&quot; , 'id_formulaire' =&gt; 1 ),&quot;" office:value-type="string" office:string-value="array('nom' =&gt; 'nom558' , 'prenom' =&gt; 'prenom558' , 'age' =&gt; 558 , 'id_formulaire' =&gt; 1 )," calcext:value-type="string">
            <text:p>array('nom' =&gt; 'nom558' , 'prenom' =&gt; 'prenom558' , 'age' =&gt; 5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59" calcext:value-type="string">
            <text:p>nom559</text:p>
          </table:table-cell>
          <table:table-cell table:formula="of:=&quot;prenom&quot;&amp;ROW()" office:value-type="string" office:string-value="prenom559" calcext:value-type="string">
            <text:p>prenom559</text:p>
          </table:table-cell>
          <table:table-cell table:formula="of:=ROW()" office:value-type="float" office:value="559" calcext:value-type="float">
            <text:p>559</text:p>
          </table:table-cell>
          <table:table-cell/>
          <table:table-cell table:formula="of:=&quot;array('nom' =&gt; '&quot;&amp;[.E559]&amp;&quot;' , 'prenom' =&gt; '&quot;&amp;[.F559]&amp;&quot;' , 'age' =&gt; &quot;&amp;[.G559]&amp;&quot; , 'id_formulaire' =&gt; 1 ),&quot;" office:value-type="string" office:string-value="array('nom' =&gt; 'nom559' , 'prenom' =&gt; 'prenom559' , 'age' =&gt; 559 , 'id_formulaire' =&gt; 1 )," calcext:value-type="string">
            <text:p>array('nom' =&gt; 'nom559' , 'prenom' =&gt; 'prenom559' , 'age' =&gt; 5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0" calcext:value-type="string">
            <text:p>nom560</text:p>
          </table:table-cell>
          <table:table-cell table:formula="of:=&quot;prenom&quot;&amp;ROW()" office:value-type="string" office:string-value="prenom560" calcext:value-type="string">
            <text:p>prenom560</text:p>
          </table:table-cell>
          <table:table-cell table:formula="of:=ROW()" office:value-type="float" office:value="560" calcext:value-type="float">
            <text:p>560</text:p>
          </table:table-cell>
          <table:table-cell/>
          <table:table-cell table:formula="of:=&quot;array('nom' =&gt; '&quot;&amp;[.E560]&amp;&quot;' , 'prenom' =&gt; '&quot;&amp;[.F560]&amp;&quot;' , 'age' =&gt; &quot;&amp;[.G560]&amp;&quot; , 'id_formulaire' =&gt; 1 ),&quot;" office:value-type="string" office:string-value="array('nom' =&gt; 'nom560' , 'prenom' =&gt; 'prenom560' , 'age' =&gt; 560 , 'id_formulaire' =&gt; 1 )," calcext:value-type="string">
            <text:p>array('nom' =&gt; 'nom560' , 'prenom' =&gt; 'prenom560' , 'age' =&gt; 5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1" calcext:value-type="string">
            <text:p>nom561</text:p>
          </table:table-cell>
          <table:table-cell table:formula="of:=&quot;prenom&quot;&amp;ROW()" office:value-type="string" office:string-value="prenom561" calcext:value-type="string">
            <text:p>prenom561</text:p>
          </table:table-cell>
          <table:table-cell table:formula="of:=ROW()" office:value-type="float" office:value="561" calcext:value-type="float">
            <text:p>561</text:p>
          </table:table-cell>
          <table:table-cell/>
          <table:table-cell table:formula="of:=&quot;array('nom' =&gt; '&quot;&amp;[.E561]&amp;&quot;' , 'prenom' =&gt; '&quot;&amp;[.F561]&amp;&quot;' , 'age' =&gt; &quot;&amp;[.G561]&amp;&quot; , 'id_formulaire' =&gt; 1 ),&quot;" office:value-type="string" office:string-value="array('nom' =&gt; 'nom561' , 'prenom' =&gt; 'prenom561' , 'age' =&gt; 561 , 'id_formulaire' =&gt; 1 )," calcext:value-type="string">
            <text:p>array('nom' =&gt; 'nom561' , 'prenom' =&gt; 'prenom561' , 'age' =&gt; 5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2" calcext:value-type="string">
            <text:p>nom562</text:p>
          </table:table-cell>
          <table:table-cell table:formula="of:=&quot;prenom&quot;&amp;ROW()" office:value-type="string" office:string-value="prenom562" calcext:value-type="string">
            <text:p>prenom562</text:p>
          </table:table-cell>
          <table:table-cell table:formula="of:=ROW()" office:value-type="float" office:value="562" calcext:value-type="float">
            <text:p>562</text:p>
          </table:table-cell>
          <table:table-cell/>
          <table:table-cell table:formula="of:=&quot;array('nom' =&gt; '&quot;&amp;[.E562]&amp;&quot;' , 'prenom' =&gt; '&quot;&amp;[.F562]&amp;&quot;' , 'age' =&gt; &quot;&amp;[.G562]&amp;&quot; , 'id_formulaire' =&gt; 1 ),&quot;" office:value-type="string" office:string-value="array('nom' =&gt; 'nom562' , 'prenom' =&gt; 'prenom562' , 'age' =&gt; 562 , 'id_formulaire' =&gt; 1 )," calcext:value-type="string">
            <text:p>array('nom' =&gt; 'nom562' , 'prenom' =&gt; 'prenom562' , 'age' =&gt; 5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3" calcext:value-type="string">
            <text:p>nom563</text:p>
          </table:table-cell>
          <table:table-cell table:formula="of:=&quot;prenom&quot;&amp;ROW()" office:value-type="string" office:string-value="prenom563" calcext:value-type="string">
            <text:p>prenom563</text:p>
          </table:table-cell>
          <table:table-cell table:formula="of:=ROW()" office:value-type="float" office:value="563" calcext:value-type="float">
            <text:p>563</text:p>
          </table:table-cell>
          <table:table-cell/>
          <table:table-cell table:formula="of:=&quot;array('nom' =&gt; '&quot;&amp;[.E563]&amp;&quot;' , 'prenom' =&gt; '&quot;&amp;[.F563]&amp;&quot;' , 'age' =&gt; &quot;&amp;[.G563]&amp;&quot; , 'id_formulaire' =&gt; 1 ),&quot;" office:value-type="string" office:string-value="array('nom' =&gt; 'nom563' , 'prenom' =&gt; 'prenom563' , 'age' =&gt; 563 , 'id_formulaire' =&gt; 1 )," calcext:value-type="string">
            <text:p>array('nom' =&gt; 'nom563' , 'prenom' =&gt; 'prenom563' , 'age' =&gt; 5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4" calcext:value-type="string">
            <text:p>nom564</text:p>
          </table:table-cell>
          <table:table-cell table:formula="of:=&quot;prenom&quot;&amp;ROW()" office:value-type="string" office:string-value="prenom564" calcext:value-type="string">
            <text:p>prenom564</text:p>
          </table:table-cell>
          <table:table-cell table:formula="of:=ROW()" office:value-type="float" office:value="564" calcext:value-type="float">
            <text:p>564</text:p>
          </table:table-cell>
          <table:table-cell/>
          <table:table-cell table:formula="of:=&quot;array('nom' =&gt; '&quot;&amp;[.E564]&amp;&quot;' , 'prenom' =&gt; '&quot;&amp;[.F564]&amp;&quot;' , 'age' =&gt; &quot;&amp;[.G564]&amp;&quot; , 'id_formulaire' =&gt; 1 ),&quot;" office:value-type="string" office:string-value="array('nom' =&gt; 'nom564' , 'prenom' =&gt; 'prenom564' , 'age' =&gt; 564 , 'id_formulaire' =&gt; 1 )," calcext:value-type="string">
            <text:p>array('nom' =&gt; 'nom564' , 'prenom' =&gt; 'prenom564' , 'age' =&gt; 5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5" calcext:value-type="string">
            <text:p>nom565</text:p>
          </table:table-cell>
          <table:table-cell table:formula="of:=&quot;prenom&quot;&amp;ROW()" office:value-type="string" office:string-value="prenom565" calcext:value-type="string">
            <text:p>prenom565</text:p>
          </table:table-cell>
          <table:table-cell table:formula="of:=ROW()" office:value-type="float" office:value="565" calcext:value-type="float">
            <text:p>565</text:p>
          </table:table-cell>
          <table:table-cell/>
          <table:table-cell table:formula="of:=&quot;array('nom' =&gt; '&quot;&amp;[.E565]&amp;&quot;' , 'prenom' =&gt; '&quot;&amp;[.F565]&amp;&quot;' , 'age' =&gt; &quot;&amp;[.G565]&amp;&quot; , 'id_formulaire' =&gt; 1 ),&quot;" office:value-type="string" office:string-value="array('nom' =&gt; 'nom565' , 'prenom' =&gt; 'prenom565' , 'age' =&gt; 565 , 'id_formulaire' =&gt; 1 )," calcext:value-type="string">
            <text:p>array('nom' =&gt; 'nom565' , 'prenom' =&gt; 'prenom565' , 'age' =&gt; 5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6" calcext:value-type="string">
            <text:p>nom566</text:p>
          </table:table-cell>
          <table:table-cell table:formula="of:=&quot;prenom&quot;&amp;ROW()" office:value-type="string" office:string-value="prenom566" calcext:value-type="string">
            <text:p>prenom566</text:p>
          </table:table-cell>
          <table:table-cell table:formula="of:=ROW()" office:value-type="float" office:value="566" calcext:value-type="float">
            <text:p>566</text:p>
          </table:table-cell>
          <table:table-cell/>
          <table:table-cell table:formula="of:=&quot;array('nom' =&gt; '&quot;&amp;[.E566]&amp;&quot;' , 'prenom' =&gt; '&quot;&amp;[.F566]&amp;&quot;' , 'age' =&gt; &quot;&amp;[.G566]&amp;&quot; , 'id_formulaire' =&gt; 1 ),&quot;" office:value-type="string" office:string-value="array('nom' =&gt; 'nom566' , 'prenom' =&gt; 'prenom566' , 'age' =&gt; 566 , 'id_formulaire' =&gt; 1 )," calcext:value-type="string">
            <text:p>array('nom' =&gt; 'nom566' , 'prenom' =&gt; 'prenom566' , 'age' =&gt; 5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7" calcext:value-type="string">
            <text:p>nom567</text:p>
          </table:table-cell>
          <table:table-cell table:formula="of:=&quot;prenom&quot;&amp;ROW()" office:value-type="string" office:string-value="prenom567" calcext:value-type="string">
            <text:p>prenom567</text:p>
          </table:table-cell>
          <table:table-cell table:formula="of:=ROW()" office:value-type="float" office:value="567" calcext:value-type="float">
            <text:p>567</text:p>
          </table:table-cell>
          <table:table-cell/>
          <table:table-cell table:formula="of:=&quot;array('nom' =&gt; '&quot;&amp;[.E567]&amp;&quot;' , 'prenom' =&gt; '&quot;&amp;[.F567]&amp;&quot;' , 'age' =&gt; &quot;&amp;[.G567]&amp;&quot; , 'id_formulaire' =&gt; 1 ),&quot;" office:value-type="string" office:string-value="array('nom' =&gt; 'nom567' , 'prenom' =&gt; 'prenom567' , 'age' =&gt; 567 , 'id_formulaire' =&gt; 1 )," calcext:value-type="string">
            <text:p>array('nom' =&gt; 'nom567' , 'prenom' =&gt; 'prenom567' , 'age' =&gt; 5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8" calcext:value-type="string">
            <text:p>nom568</text:p>
          </table:table-cell>
          <table:table-cell table:formula="of:=&quot;prenom&quot;&amp;ROW()" office:value-type="string" office:string-value="prenom568" calcext:value-type="string">
            <text:p>prenom568</text:p>
          </table:table-cell>
          <table:table-cell table:formula="of:=ROW()" office:value-type="float" office:value="568" calcext:value-type="float">
            <text:p>568</text:p>
          </table:table-cell>
          <table:table-cell/>
          <table:table-cell table:formula="of:=&quot;array('nom' =&gt; '&quot;&amp;[.E568]&amp;&quot;' , 'prenom' =&gt; '&quot;&amp;[.F568]&amp;&quot;' , 'age' =&gt; &quot;&amp;[.G568]&amp;&quot; , 'id_formulaire' =&gt; 1 ),&quot;" office:value-type="string" office:string-value="array('nom' =&gt; 'nom568' , 'prenom' =&gt; 'prenom568' , 'age' =&gt; 568 , 'id_formulaire' =&gt; 1 )," calcext:value-type="string">
            <text:p>array('nom' =&gt; 'nom568' , 'prenom' =&gt; 'prenom568' , 'age' =&gt; 5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69" calcext:value-type="string">
            <text:p>nom569</text:p>
          </table:table-cell>
          <table:table-cell table:formula="of:=&quot;prenom&quot;&amp;ROW()" office:value-type="string" office:string-value="prenom569" calcext:value-type="string">
            <text:p>prenom569</text:p>
          </table:table-cell>
          <table:table-cell table:formula="of:=ROW()" office:value-type="float" office:value="569" calcext:value-type="float">
            <text:p>569</text:p>
          </table:table-cell>
          <table:table-cell/>
          <table:table-cell table:formula="of:=&quot;array('nom' =&gt; '&quot;&amp;[.E569]&amp;&quot;' , 'prenom' =&gt; '&quot;&amp;[.F569]&amp;&quot;' , 'age' =&gt; &quot;&amp;[.G569]&amp;&quot; , 'id_formulaire' =&gt; 1 ),&quot;" office:value-type="string" office:string-value="array('nom' =&gt; 'nom569' , 'prenom' =&gt; 'prenom569' , 'age' =&gt; 569 , 'id_formulaire' =&gt; 1 )," calcext:value-type="string">
            <text:p>array('nom' =&gt; 'nom569' , 'prenom' =&gt; 'prenom569' , 'age' =&gt; 5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0" calcext:value-type="string">
            <text:p>nom570</text:p>
          </table:table-cell>
          <table:table-cell table:formula="of:=&quot;prenom&quot;&amp;ROW()" office:value-type="string" office:string-value="prenom570" calcext:value-type="string">
            <text:p>prenom570</text:p>
          </table:table-cell>
          <table:table-cell table:formula="of:=ROW()" office:value-type="float" office:value="570" calcext:value-type="float">
            <text:p>570</text:p>
          </table:table-cell>
          <table:table-cell/>
          <table:table-cell table:formula="of:=&quot;array('nom' =&gt; '&quot;&amp;[.E570]&amp;&quot;' , 'prenom' =&gt; '&quot;&amp;[.F570]&amp;&quot;' , 'age' =&gt; &quot;&amp;[.G570]&amp;&quot; , 'id_formulaire' =&gt; 1 ),&quot;" office:value-type="string" office:string-value="array('nom' =&gt; 'nom570' , 'prenom' =&gt; 'prenom570' , 'age' =&gt; 570 , 'id_formulaire' =&gt; 1 )," calcext:value-type="string">
            <text:p>array('nom' =&gt; 'nom570' , 'prenom' =&gt; 'prenom570' , 'age' =&gt; 5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1" calcext:value-type="string">
            <text:p>nom571</text:p>
          </table:table-cell>
          <table:table-cell table:formula="of:=&quot;prenom&quot;&amp;ROW()" office:value-type="string" office:string-value="prenom571" calcext:value-type="string">
            <text:p>prenom571</text:p>
          </table:table-cell>
          <table:table-cell table:formula="of:=ROW()" office:value-type="float" office:value="571" calcext:value-type="float">
            <text:p>571</text:p>
          </table:table-cell>
          <table:table-cell/>
          <table:table-cell table:formula="of:=&quot;array('nom' =&gt; '&quot;&amp;[.E571]&amp;&quot;' , 'prenom' =&gt; '&quot;&amp;[.F571]&amp;&quot;' , 'age' =&gt; &quot;&amp;[.G571]&amp;&quot; , 'id_formulaire' =&gt; 1 ),&quot;" office:value-type="string" office:string-value="array('nom' =&gt; 'nom571' , 'prenom' =&gt; 'prenom571' , 'age' =&gt; 571 , 'id_formulaire' =&gt; 1 )," calcext:value-type="string">
            <text:p>array('nom' =&gt; 'nom571' , 'prenom' =&gt; 'prenom571' , 'age' =&gt; 5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2" calcext:value-type="string">
            <text:p>nom572</text:p>
          </table:table-cell>
          <table:table-cell table:formula="of:=&quot;prenom&quot;&amp;ROW()" office:value-type="string" office:string-value="prenom572" calcext:value-type="string">
            <text:p>prenom572</text:p>
          </table:table-cell>
          <table:table-cell table:formula="of:=ROW()" office:value-type="float" office:value="572" calcext:value-type="float">
            <text:p>572</text:p>
          </table:table-cell>
          <table:table-cell/>
          <table:table-cell table:formula="of:=&quot;array('nom' =&gt; '&quot;&amp;[.E572]&amp;&quot;' , 'prenom' =&gt; '&quot;&amp;[.F572]&amp;&quot;' , 'age' =&gt; &quot;&amp;[.G572]&amp;&quot; , 'id_formulaire' =&gt; 1 ),&quot;" office:value-type="string" office:string-value="array('nom' =&gt; 'nom572' , 'prenom' =&gt; 'prenom572' , 'age' =&gt; 572 , 'id_formulaire' =&gt; 1 )," calcext:value-type="string">
            <text:p>array('nom' =&gt; 'nom572' , 'prenom' =&gt; 'prenom572' , 'age' =&gt; 5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3" calcext:value-type="string">
            <text:p>nom573</text:p>
          </table:table-cell>
          <table:table-cell table:formula="of:=&quot;prenom&quot;&amp;ROW()" office:value-type="string" office:string-value="prenom573" calcext:value-type="string">
            <text:p>prenom573</text:p>
          </table:table-cell>
          <table:table-cell table:formula="of:=ROW()" office:value-type="float" office:value="573" calcext:value-type="float">
            <text:p>573</text:p>
          </table:table-cell>
          <table:table-cell/>
          <table:table-cell table:formula="of:=&quot;array('nom' =&gt; '&quot;&amp;[.E573]&amp;&quot;' , 'prenom' =&gt; '&quot;&amp;[.F573]&amp;&quot;' , 'age' =&gt; &quot;&amp;[.G573]&amp;&quot; , 'id_formulaire' =&gt; 1 ),&quot;" office:value-type="string" office:string-value="array('nom' =&gt; 'nom573' , 'prenom' =&gt; 'prenom573' , 'age' =&gt; 573 , 'id_formulaire' =&gt; 1 )," calcext:value-type="string">
            <text:p>array('nom' =&gt; 'nom573' , 'prenom' =&gt; 'prenom573' , 'age' =&gt; 5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4" calcext:value-type="string">
            <text:p>nom574</text:p>
          </table:table-cell>
          <table:table-cell table:formula="of:=&quot;prenom&quot;&amp;ROW()" office:value-type="string" office:string-value="prenom574" calcext:value-type="string">
            <text:p>prenom574</text:p>
          </table:table-cell>
          <table:table-cell table:formula="of:=ROW()" office:value-type="float" office:value="574" calcext:value-type="float">
            <text:p>574</text:p>
          </table:table-cell>
          <table:table-cell/>
          <table:table-cell table:formula="of:=&quot;array('nom' =&gt; '&quot;&amp;[.E574]&amp;&quot;' , 'prenom' =&gt; '&quot;&amp;[.F574]&amp;&quot;' , 'age' =&gt; &quot;&amp;[.G574]&amp;&quot; , 'id_formulaire' =&gt; 1 ),&quot;" office:value-type="string" office:string-value="array('nom' =&gt; 'nom574' , 'prenom' =&gt; 'prenom574' , 'age' =&gt; 574 , 'id_formulaire' =&gt; 1 )," calcext:value-type="string">
            <text:p>array('nom' =&gt; 'nom574' , 'prenom' =&gt; 'prenom574' , 'age' =&gt; 5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5" calcext:value-type="string">
            <text:p>nom575</text:p>
          </table:table-cell>
          <table:table-cell table:formula="of:=&quot;prenom&quot;&amp;ROW()" office:value-type="string" office:string-value="prenom575" calcext:value-type="string">
            <text:p>prenom575</text:p>
          </table:table-cell>
          <table:table-cell table:formula="of:=ROW()" office:value-type="float" office:value="575" calcext:value-type="float">
            <text:p>575</text:p>
          </table:table-cell>
          <table:table-cell/>
          <table:table-cell table:formula="of:=&quot;array('nom' =&gt; '&quot;&amp;[.E575]&amp;&quot;' , 'prenom' =&gt; '&quot;&amp;[.F575]&amp;&quot;' , 'age' =&gt; &quot;&amp;[.G575]&amp;&quot; , 'id_formulaire' =&gt; 1 ),&quot;" office:value-type="string" office:string-value="array('nom' =&gt; 'nom575' , 'prenom' =&gt; 'prenom575' , 'age' =&gt; 575 , 'id_formulaire' =&gt; 1 )," calcext:value-type="string">
            <text:p>array('nom' =&gt; 'nom575' , 'prenom' =&gt; 'prenom575' , 'age' =&gt; 5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6" calcext:value-type="string">
            <text:p>nom576</text:p>
          </table:table-cell>
          <table:table-cell table:formula="of:=&quot;prenom&quot;&amp;ROW()" office:value-type="string" office:string-value="prenom576" calcext:value-type="string">
            <text:p>prenom576</text:p>
          </table:table-cell>
          <table:table-cell table:formula="of:=ROW()" office:value-type="float" office:value="576" calcext:value-type="float">
            <text:p>576</text:p>
          </table:table-cell>
          <table:table-cell/>
          <table:table-cell table:formula="of:=&quot;array('nom' =&gt; '&quot;&amp;[.E576]&amp;&quot;' , 'prenom' =&gt; '&quot;&amp;[.F576]&amp;&quot;' , 'age' =&gt; &quot;&amp;[.G576]&amp;&quot; , 'id_formulaire' =&gt; 1 ),&quot;" office:value-type="string" office:string-value="array('nom' =&gt; 'nom576' , 'prenom' =&gt; 'prenom576' , 'age' =&gt; 576 , 'id_formulaire' =&gt; 1 )," calcext:value-type="string">
            <text:p>array('nom' =&gt; 'nom576' , 'prenom' =&gt; 'prenom576' , 'age' =&gt; 5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7" calcext:value-type="string">
            <text:p>nom577</text:p>
          </table:table-cell>
          <table:table-cell table:formula="of:=&quot;prenom&quot;&amp;ROW()" office:value-type="string" office:string-value="prenom577" calcext:value-type="string">
            <text:p>prenom577</text:p>
          </table:table-cell>
          <table:table-cell table:formula="of:=ROW()" office:value-type="float" office:value="577" calcext:value-type="float">
            <text:p>577</text:p>
          </table:table-cell>
          <table:table-cell/>
          <table:table-cell table:formula="of:=&quot;array('nom' =&gt; '&quot;&amp;[.E577]&amp;&quot;' , 'prenom' =&gt; '&quot;&amp;[.F577]&amp;&quot;' , 'age' =&gt; &quot;&amp;[.G577]&amp;&quot; , 'id_formulaire' =&gt; 1 ),&quot;" office:value-type="string" office:string-value="array('nom' =&gt; 'nom577' , 'prenom' =&gt; 'prenom577' , 'age' =&gt; 577 , 'id_formulaire' =&gt; 1 )," calcext:value-type="string">
            <text:p>array('nom' =&gt; 'nom577' , 'prenom' =&gt; 'prenom577' , 'age' =&gt; 5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8" calcext:value-type="string">
            <text:p>nom578</text:p>
          </table:table-cell>
          <table:table-cell table:formula="of:=&quot;prenom&quot;&amp;ROW()" office:value-type="string" office:string-value="prenom578" calcext:value-type="string">
            <text:p>prenom578</text:p>
          </table:table-cell>
          <table:table-cell table:formula="of:=ROW()" office:value-type="float" office:value="578" calcext:value-type="float">
            <text:p>578</text:p>
          </table:table-cell>
          <table:table-cell/>
          <table:table-cell table:formula="of:=&quot;array('nom' =&gt; '&quot;&amp;[.E578]&amp;&quot;' , 'prenom' =&gt; '&quot;&amp;[.F578]&amp;&quot;' , 'age' =&gt; &quot;&amp;[.G578]&amp;&quot; , 'id_formulaire' =&gt; 1 ),&quot;" office:value-type="string" office:string-value="array('nom' =&gt; 'nom578' , 'prenom' =&gt; 'prenom578' , 'age' =&gt; 578 , 'id_formulaire' =&gt; 1 )," calcext:value-type="string">
            <text:p>array('nom' =&gt; 'nom578' , 'prenom' =&gt; 'prenom578' , 'age' =&gt; 5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79" calcext:value-type="string">
            <text:p>nom579</text:p>
          </table:table-cell>
          <table:table-cell table:formula="of:=&quot;prenom&quot;&amp;ROW()" office:value-type="string" office:string-value="prenom579" calcext:value-type="string">
            <text:p>prenom579</text:p>
          </table:table-cell>
          <table:table-cell table:formula="of:=ROW()" office:value-type="float" office:value="579" calcext:value-type="float">
            <text:p>579</text:p>
          </table:table-cell>
          <table:table-cell/>
          <table:table-cell table:formula="of:=&quot;array('nom' =&gt; '&quot;&amp;[.E579]&amp;&quot;' , 'prenom' =&gt; '&quot;&amp;[.F579]&amp;&quot;' , 'age' =&gt; &quot;&amp;[.G579]&amp;&quot; , 'id_formulaire' =&gt; 1 ),&quot;" office:value-type="string" office:string-value="array('nom' =&gt; 'nom579' , 'prenom' =&gt; 'prenom579' , 'age' =&gt; 579 , 'id_formulaire' =&gt; 1 )," calcext:value-type="string">
            <text:p>array('nom' =&gt; 'nom579' , 'prenom' =&gt; 'prenom579' , 'age' =&gt; 5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0" calcext:value-type="string">
            <text:p>nom580</text:p>
          </table:table-cell>
          <table:table-cell table:formula="of:=&quot;prenom&quot;&amp;ROW()" office:value-type="string" office:string-value="prenom580" calcext:value-type="string">
            <text:p>prenom580</text:p>
          </table:table-cell>
          <table:table-cell table:formula="of:=ROW()" office:value-type="float" office:value="580" calcext:value-type="float">
            <text:p>580</text:p>
          </table:table-cell>
          <table:table-cell/>
          <table:table-cell table:formula="of:=&quot;array('nom' =&gt; '&quot;&amp;[.E580]&amp;&quot;' , 'prenom' =&gt; '&quot;&amp;[.F580]&amp;&quot;' , 'age' =&gt; &quot;&amp;[.G580]&amp;&quot; , 'id_formulaire' =&gt; 1 ),&quot;" office:value-type="string" office:string-value="array('nom' =&gt; 'nom580' , 'prenom' =&gt; 'prenom580' , 'age' =&gt; 580 , 'id_formulaire' =&gt; 1 )," calcext:value-type="string">
            <text:p>array('nom' =&gt; 'nom580' , 'prenom' =&gt; 'prenom580' , 'age' =&gt; 5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1" calcext:value-type="string">
            <text:p>nom581</text:p>
          </table:table-cell>
          <table:table-cell table:formula="of:=&quot;prenom&quot;&amp;ROW()" office:value-type="string" office:string-value="prenom581" calcext:value-type="string">
            <text:p>prenom581</text:p>
          </table:table-cell>
          <table:table-cell table:formula="of:=ROW()" office:value-type="float" office:value="581" calcext:value-type="float">
            <text:p>581</text:p>
          </table:table-cell>
          <table:table-cell/>
          <table:table-cell table:formula="of:=&quot;array('nom' =&gt; '&quot;&amp;[.E581]&amp;&quot;' , 'prenom' =&gt; '&quot;&amp;[.F581]&amp;&quot;' , 'age' =&gt; &quot;&amp;[.G581]&amp;&quot; , 'id_formulaire' =&gt; 1 ),&quot;" office:value-type="string" office:string-value="array('nom' =&gt; 'nom581' , 'prenom' =&gt; 'prenom581' , 'age' =&gt; 581 , 'id_formulaire' =&gt; 1 )," calcext:value-type="string">
            <text:p>array('nom' =&gt; 'nom581' , 'prenom' =&gt; 'prenom581' , 'age' =&gt; 5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2" calcext:value-type="string">
            <text:p>nom582</text:p>
          </table:table-cell>
          <table:table-cell table:formula="of:=&quot;prenom&quot;&amp;ROW()" office:value-type="string" office:string-value="prenom582" calcext:value-type="string">
            <text:p>prenom582</text:p>
          </table:table-cell>
          <table:table-cell table:formula="of:=ROW()" office:value-type="float" office:value="582" calcext:value-type="float">
            <text:p>582</text:p>
          </table:table-cell>
          <table:table-cell/>
          <table:table-cell table:formula="of:=&quot;array('nom' =&gt; '&quot;&amp;[.E582]&amp;&quot;' , 'prenom' =&gt; '&quot;&amp;[.F582]&amp;&quot;' , 'age' =&gt; &quot;&amp;[.G582]&amp;&quot; , 'id_formulaire' =&gt; 1 ),&quot;" office:value-type="string" office:string-value="array('nom' =&gt; 'nom582' , 'prenom' =&gt; 'prenom582' , 'age' =&gt; 582 , 'id_formulaire' =&gt; 1 )," calcext:value-type="string">
            <text:p>array('nom' =&gt; 'nom582' , 'prenom' =&gt; 'prenom582' , 'age' =&gt; 5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3" calcext:value-type="string">
            <text:p>nom583</text:p>
          </table:table-cell>
          <table:table-cell table:formula="of:=&quot;prenom&quot;&amp;ROW()" office:value-type="string" office:string-value="prenom583" calcext:value-type="string">
            <text:p>prenom583</text:p>
          </table:table-cell>
          <table:table-cell table:formula="of:=ROW()" office:value-type="float" office:value="583" calcext:value-type="float">
            <text:p>583</text:p>
          </table:table-cell>
          <table:table-cell/>
          <table:table-cell table:formula="of:=&quot;array('nom' =&gt; '&quot;&amp;[.E583]&amp;&quot;' , 'prenom' =&gt; '&quot;&amp;[.F583]&amp;&quot;' , 'age' =&gt; &quot;&amp;[.G583]&amp;&quot; , 'id_formulaire' =&gt; 1 ),&quot;" office:value-type="string" office:string-value="array('nom' =&gt; 'nom583' , 'prenom' =&gt; 'prenom583' , 'age' =&gt; 583 , 'id_formulaire' =&gt; 1 )," calcext:value-type="string">
            <text:p>array('nom' =&gt; 'nom583' , 'prenom' =&gt; 'prenom583' , 'age' =&gt; 5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4" calcext:value-type="string">
            <text:p>nom584</text:p>
          </table:table-cell>
          <table:table-cell table:formula="of:=&quot;prenom&quot;&amp;ROW()" office:value-type="string" office:string-value="prenom584" calcext:value-type="string">
            <text:p>prenom584</text:p>
          </table:table-cell>
          <table:table-cell table:formula="of:=ROW()" office:value-type="float" office:value="584" calcext:value-type="float">
            <text:p>584</text:p>
          </table:table-cell>
          <table:table-cell/>
          <table:table-cell table:formula="of:=&quot;array('nom' =&gt; '&quot;&amp;[.E584]&amp;&quot;' , 'prenom' =&gt; '&quot;&amp;[.F584]&amp;&quot;' , 'age' =&gt; &quot;&amp;[.G584]&amp;&quot; , 'id_formulaire' =&gt; 1 ),&quot;" office:value-type="string" office:string-value="array('nom' =&gt; 'nom584' , 'prenom' =&gt; 'prenom584' , 'age' =&gt; 584 , 'id_formulaire' =&gt; 1 )," calcext:value-type="string">
            <text:p>array('nom' =&gt; 'nom584' , 'prenom' =&gt; 'prenom584' , 'age' =&gt; 5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5" calcext:value-type="string">
            <text:p>nom585</text:p>
          </table:table-cell>
          <table:table-cell table:formula="of:=&quot;prenom&quot;&amp;ROW()" office:value-type="string" office:string-value="prenom585" calcext:value-type="string">
            <text:p>prenom585</text:p>
          </table:table-cell>
          <table:table-cell table:formula="of:=ROW()" office:value-type="float" office:value="585" calcext:value-type="float">
            <text:p>585</text:p>
          </table:table-cell>
          <table:table-cell/>
          <table:table-cell table:formula="of:=&quot;array('nom' =&gt; '&quot;&amp;[.E585]&amp;&quot;' , 'prenom' =&gt; '&quot;&amp;[.F585]&amp;&quot;' , 'age' =&gt; &quot;&amp;[.G585]&amp;&quot; , 'id_formulaire' =&gt; 1 ),&quot;" office:value-type="string" office:string-value="array('nom' =&gt; 'nom585' , 'prenom' =&gt; 'prenom585' , 'age' =&gt; 585 , 'id_formulaire' =&gt; 1 )," calcext:value-type="string">
            <text:p>array('nom' =&gt; 'nom585' , 'prenom' =&gt; 'prenom585' , 'age' =&gt; 5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6" calcext:value-type="string">
            <text:p>nom586</text:p>
          </table:table-cell>
          <table:table-cell table:formula="of:=&quot;prenom&quot;&amp;ROW()" office:value-type="string" office:string-value="prenom586" calcext:value-type="string">
            <text:p>prenom586</text:p>
          </table:table-cell>
          <table:table-cell table:formula="of:=ROW()" office:value-type="float" office:value="586" calcext:value-type="float">
            <text:p>586</text:p>
          </table:table-cell>
          <table:table-cell/>
          <table:table-cell table:formula="of:=&quot;array('nom' =&gt; '&quot;&amp;[.E586]&amp;&quot;' , 'prenom' =&gt; '&quot;&amp;[.F586]&amp;&quot;' , 'age' =&gt; &quot;&amp;[.G586]&amp;&quot; , 'id_formulaire' =&gt; 1 ),&quot;" office:value-type="string" office:string-value="array('nom' =&gt; 'nom586' , 'prenom' =&gt; 'prenom586' , 'age' =&gt; 586 , 'id_formulaire' =&gt; 1 )," calcext:value-type="string">
            <text:p>array('nom' =&gt; 'nom586' , 'prenom' =&gt; 'prenom586' , 'age' =&gt; 5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7" calcext:value-type="string">
            <text:p>nom587</text:p>
          </table:table-cell>
          <table:table-cell table:formula="of:=&quot;prenom&quot;&amp;ROW()" office:value-type="string" office:string-value="prenom587" calcext:value-type="string">
            <text:p>prenom587</text:p>
          </table:table-cell>
          <table:table-cell table:formula="of:=ROW()" office:value-type="float" office:value="587" calcext:value-type="float">
            <text:p>587</text:p>
          </table:table-cell>
          <table:table-cell/>
          <table:table-cell table:formula="of:=&quot;array('nom' =&gt; '&quot;&amp;[.E587]&amp;&quot;' , 'prenom' =&gt; '&quot;&amp;[.F587]&amp;&quot;' , 'age' =&gt; &quot;&amp;[.G587]&amp;&quot; , 'id_formulaire' =&gt; 1 ),&quot;" office:value-type="string" office:string-value="array('nom' =&gt; 'nom587' , 'prenom' =&gt; 'prenom587' , 'age' =&gt; 587 , 'id_formulaire' =&gt; 1 )," calcext:value-type="string">
            <text:p>array('nom' =&gt; 'nom587' , 'prenom' =&gt; 'prenom587' , 'age' =&gt; 5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8" calcext:value-type="string">
            <text:p>nom588</text:p>
          </table:table-cell>
          <table:table-cell table:formula="of:=&quot;prenom&quot;&amp;ROW()" office:value-type="string" office:string-value="prenom588" calcext:value-type="string">
            <text:p>prenom588</text:p>
          </table:table-cell>
          <table:table-cell table:formula="of:=ROW()" office:value-type="float" office:value="588" calcext:value-type="float">
            <text:p>588</text:p>
          </table:table-cell>
          <table:table-cell/>
          <table:table-cell table:formula="of:=&quot;array('nom' =&gt; '&quot;&amp;[.E588]&amp;&quot;' , 'prenom' =&gt; '&quot;&amp;[.F588]&amp;&quot;' , 'age' =&gt; &quot;&amp;[.G588]&amp;&quot; , 'id_formulaire' =&gt; 1 ),&quot;" office:value-type="string" office:string-value="array('nom' =&gt; 'nom588' , 'prenom' =&gt; 'prenom588' , 'age' =&gt; 588 , 'id_formulaire' =&gt; 1 )," calcext:value-type="string">
            <text:p>array('nom' =&gt; 'nom588' , 'prenom' =&gt; 'prenom588' , 'age' =&gt; 5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89" calcext:value-type="string">
            <text:p>nom589</text:p>
          </table:table-cell>
          <table:table-cell table:formula="of:=&quot;prenom&quot;&amp;ROW()" office:value-type="string" office:string-value="prenom589" calcext:value-type="string">
            <text:p>prenom589</text:p>
          </table:table-cell>
          <table:table-cell table:formula="of:=ROW()" office:value-type="float" office:value="589" calcext:value-type="float">
            <text:p>589</text:p>
          </table:table-cell>
          <table:table-cell/>
          <table:table-cell table:formula="of:=&quot;array('nom' =&gt; '&quot;&amp;[.E589]&amp;&quot;' , 'prenom' =&gt; '&quot;&amp;[.F589]&amp;&quot;' , 'age' =&gt; &quot;&amp;[.G589]&amp;&quot; , 'id_formulaire' =&gt; 1 ),&quot;" office:value-type="string" office:string-value="array('nom' =&gt; 'nom589' , 'prenom' =&gt; 'prenom589' , 'age' =&gt; 589 , 'id_formulaire' =&gt; 1 )," calcext:value-type="string">
            <text:p>array('nom' =&gt; 'nom589' , 'prenom' =&gt; 'prenom589' , 'age' =&gt; 5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0" calcext:value-type="string">
            <text:p>nom590</text:p>
          </table:table-cell>
          <table:table-cell table:formula="of:=&quot;prenom&quot;&amp;ROW()" office:value-type="string" office:string-value="prenom590" calcext:value-type="string">
            <text:p>prenom590</text:p>
          </table:table-cell>
          <table:table-cell table:formula="of:=ROW()" office:value-type="float" office:value="590" calcext:value-type="float">
            <text:p>590</text:p>
          </table:table-cell>
          <table:table-cell/>
          <table:table-cell table:formula="of:=&quot;array('nom' =&gt; '&quot;&amp;[.E590]&amp;&quot;' , 'prenom' =&gt; '&quot;&amp;[.F590]&amp;&quot;' , 'age' =&gt; &quot;&amp;[.G590]&amp;&quot; , 'id_formulaire' =&gt; 1 ),&quot;" office:value-type="string" office:string-value="array('nom' =&gt; 'nom590' , 'prenom' =&gt; 'prenom590' , 'age' =&gt; 590 , 'id_formulaire' =&gt; 1 )," calcext:value-type="string">
            <text:p>array('nom' =&gt; 'nom590' , 'prenom' =&gt; 'prenom590' , 'age' =&gt; 5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1" calcext:value-type="string">
            <text:p>nom591</text:p>
          </table:table-cell>
          <table:table-cell table:formula="of:=&quot;prenom&quot;&amp;ROW()" office:value-type="string" office:string-value="prenom591" calcext:value-type="string">
            <text:p>prenom591</text:p>
          </table:table-cell>
          <table:table-cell table:formula="of:=ROW()" office:value-type="float" office:value="591" calcext:value-type="float">
            <text:p>591</text:p>
          </table:table-cell>
          <table:table-cell/>
          <table:table-cell table:formula="of:=&quot;array('nom' =&gt; '&quot;&amp;[.E591]&amp;&quot;' , 'prenom' =&gt; '&quot;&amp;[.F591]&amp;&quot;' , 'age' =&gt; &quot;&amp;[.G591]&amp;&quot; , 'id_formulaire' =&gt; 1 ),&quot;" office:value-type="string" office:string-value="array('nom' =&gt; 'nom591' , 'prenom' =&gt; 'prenom591' , 'age' =&gt; 591 , 'id_formulaire' =&gt; 1 )," calcext:value-type="string">
            <text:p>array('nom' =&gt; 'nom591' , 'prenom' =&gt; 'prenom591' , 'age' =&gt; 5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2" calcext:value-type="string">
            <text:p>nom592</text:p>
          </table:table-cell>
          <table:table-cell table:formula="of:=&quot;prenom&quot;&amp;ROW()" office:value-type="string" office:string-value="prenom592" calcext:value-type="string">
            <text:p>prenom592</text:p>
          </table:table-cell>
          <table:table-cell table:formula="of:=ROW()" office:value-type="float" office:value="592" calcext:value-type="float">
            <text:p>592</text:p>
          </table:table-cell>
          <table:table-cell/>
          <table:table-cell table:formula="of:=&quot;array('nom' =&gt; '&quot;&amp;[.E592]&amp;&quot;' , 'prenom' =&gt; '&quot;&amp;[.F592]&amp;&quot;' , 'age' =&gt; &quot;&amp;[.G592]&amp;&quot; , 'id_formulaire' =&gt; 1 ),&quot;" office:value-type="string" office:string-value="array('nom' =&gt; 'nom592' , 'prenom' =&gt; 'prenom592' , 'age' =&gt; 592 , 'id_formulaire' =&gt; 1 )," calcext:value-type="string">
            <text:p>array('nom' =&gt; 'nom592' , 'prenom' =&gt; 'prenom592' , 'age' =&gt; 5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3" calcext:value-type="string">
            <text:p>nom593</text:p>
          </table:table-cell>
          <table:table-cell table:formula="of:=&quot;prenom&quot;&amp;ROW()" office:value-type="string" office:string-value="prenom593" calcext:value-type="string">
            <text:p>prenom593</text:p>
          </table:table-cell>
          <table:table-cell table:formula="of:=ROW()" office:value-type="float" office:value="593" calcext:value-type="float">
            <text:p>593</text:p>
          </table:table-cell>
          <table:table-cell/>
          <table:table-cell table:formula="of:=&quot;array('nom' =&gt; '&quot;&amp;[.E593]&amp;&quot;' , 'prenom' =&gt; '&quot;&amp;[.F593]&amp;&quot;' , 'age' =&gt; &quot;&amp;[.G593]&amp;&quot; , 'id_formulaire' =&gt; 1 ),&quot;" office:value-type="string" office:string-value="array('nom' =&gt; 'nom593' , 'prenom' =&gt; 'prenom593' , 'age' =&gt; 593 , 'id_formulaire' =&gt; 1 )," calcext:value-type="string">
            <text:p>array('nom' =&gt; 'nom593' , 'prenom' =&gt; 'prenom593' , 'age' =&gt; 5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4" calcext:value-type="string">
            <text:p>nom594</text:p>
          </table:table-cell>
          <table:table-cell table:formula="of:=&quot;prenom&quot;&amp;ROW()" office:value-type="string" office:string-value="prenom594" calcext:value-type="string">
            <text:p>prenom594</text:p>
          </table:table-cell>
          <table:table-cell table:formula="of:=ROW()" office:value-type="float" office:value="594" calcext:value-type="float">
            <text:p>594</text:p>
          </table:table-cell>
          <table:table-cell/>
          <table:table-cell table:formula="of:=&quot;array('nom' =&gt; '&quot;&amp;[.E594]&amp;&quot;' , 'prenom' =&gt; '&quot;&amp;[.F594]&amp;&quot;' , 'age' =&gt; &quot;&amp;[.G594]&amp;&quot; , 'id_formulaire' =&gt; 1 ),&quot;" office:value-type="string" office:string-value="array('nom' =&gt; 'nom594' , 'prenom' =&gt; 'prenom594' , 'age' =&gt; 594 , 'id_formulaire' =&gt; 1 )," calcext:value-type="string">
            <text:p>array('nom' =&gt; 'nom594' , 'prenom' =&gt; 'prenom594' , 'age' =&gt; 5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5" calcext:value-type="string">
            <text:p>nom595</text:p>
          </table:table-cell>
          <table:table-cell table:formula="of:=&quot;prenom&quot;&amp;ROW()" office:value-type="string" office:string-value="prenom595" calcext:value-type="string">
            <text:p>prenom595</text:p>
          </table:table-cell>
          <table:table-cell table:formula="of:=ROW()" office:value-type="float" office:value="595" calcext:value-type="float">
            <text:p>595</text:p>
          </table:table-cell>
          <table:table-cell/>
          <table:table-cell table:formula="of:=&quot;array('nom' =&gt; '&quot;&amp;[.E595]&amp;&quot;' , 'prenom' =&gt; '&quot;&amp;[.F595]&amp;&quot;' , 'age' =&gt; &quot;&amp;[.G595]&amp;&quot; , 'id_formulaire' =&gt; 1 ),&quot;" office:value-type="string" office:string-value="array('nom' =&gt; 'nom595' , 'prenom' =&gt; 'prenom595' , 'age' =&gt; 595 , 'id_formulaire' =&gt; 1 )," calcext:value-type="string">
            <text:p>array('nom' =&gt; 'nom595' , 'prenom' =&gt; 'prenom595' , 'age' =&gt; 5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6" calcext:value-type="string">
            <text:p>nom596</text:p>
          </table:table-cell>
          <table:table-cell table:formula="of:=&quot;prenom&quot;&amp;ROW()" office:value-type="string" office:string-value="prenom596" calcext:value-type="string">
            <text:p>prenom596</text:p>
          </table:table-cell>
          <table:table-cell table:formula="of:=ROW()" office:value-type="float" office:value="596" calcext:value-type="float">
            <text:p>596</text:p>
          </table:table-cell>
          <table:table-cell/>
          <table:table-cell table:formula="of:=&quot;array('nom' =&gt; '&quot;&amp;[.E596]&amp;&quot;' , 'prenom' =&gt; '&quot;&amp;[.F596]&amp;&quot;' , 'age' =&gt; &quot;&amp;[.G596]&amp;&quot; , 'id_formulaire' =&gt; 1 ),&quot;" office:value-type="string" office:string-value="array('nom' =&gt; 'nom596' , 'prenom' =&gt; 'prenom596' , 'age' =&gt; 596 , 'id_formulaire' =&gt; 1 )," calcext:value-type="string">
            <text:p>array('nom' =&gt; 'nom596' , 'prenom' =&gt; 'prenom596' , 'age' =&gt; 5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7" calcext:value-type="string">
            <text:p>nom597</text:p>
          </table:table-cell>
          <table:table-cell table:formula="of:=&quot;prenom&quot;&amp;ROW()" office:value-type="string" office:string-value="prenom597" calcext:value-type="string">
            <text:p>prenom597</text:p>
          </table:table-cell>
          <table:table-cell table:formula="of:=ROW()" office:value-type="float" office:value="597" calcext:value-type="float">
            <text:p>597</text:p>
          </table:table-cell>
          <table:table-cell/>
          <table:table-cell table:formula="of:=&quot;array('nom' =&gt; '&quot;&amp;[.E597]&amp;&quot;' , 'prenom' =&gt; '&quot;&amp;[.F597]&amp;&quot;' , 'age' =&gt; &quot;&amp;[.G597]&amp;&quot; , 'id_formulaire' =&gt; 1 ),&quot;" office:value-type="string" office:string-value="array('nom' =&gt; 'nom597' , 'prenom' =&gt; 'prenom597' , 'age' =&gt; 597 , 'id_formulaire' =&gt; 1 )," calcext:value-type="string">
            <text:p>array('nom' =&gt; 'nom597' , 'prenom' =&gt; 'prenom597' , 'age' =&gt; 5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8" calcext:value-type="string">
            <text:p>nom598</text:p>
          </table:table-cell>
          <table:table-cell table:formula="of:=&quot;prenom&quot;&amp;ROW()" office:value-type="string" office:string-value="prenom598" calcext:value-type="string">
            <text:p>prenom598</text:p>
          </table:table-cell>
          <table:table-cell table:formula="of:=ROW()" office:value-type="float" office:value="598" calcext:value-type="float">
            <text:p>598</text:p>
          </table:table-cell>
          <table:table-cell/>
          <table:table-cell table:formula="of:=&quot;array('nom' =&gt; '&quot;&amp;[.E598]&amp;&quot;' , 'prenom' =&gt; '&quot;&amp;[.F598]&amp;&quot;' , 'age' =&gt; &quot;&amp;[.G598]&amp;&quot; , 'id_formulaire' =&gt; 1 ),&quot;" office:value-type="string" office:string-value="array('nom' =&gt; 'nom598' , 'prenom' =&gt; 'prenom598' , 'age' =&gt; 598 , 'id_formulaire' =&gt; 1 )," calcext:value-type="string">
            <text:p>array('nom' =&gt; 'nom598' , 'prenom' =&gt; 'prenom598' , 'age' =&gt; 5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599" calcext:value-type="string">
            <text:p>nom599</text:p>
          </table:table-cell>
          <table:table-cell table:formula="of:=&quot;prenom&quot;&amp;ROW()" office:value-type="string" office:string-value="prenom599" calcext:value-type="string">
            <text:p>prenom599</text:p>
          </table:table-cell>
          <table:table-cell table:formula="of:=ROW()" office:value-type="float" office:value="599" calcext:value-type="float">
            <text:p>599</text:p>
          </table:table-cell>
          <table:table-cell/>
          <table:table-cell table:formula="of:=&quot;array('nom' =&gt; '&quot;&amp;[.E599]&amp;&quot;' , 'prenom' =&gt; '&quot;&amp;[.F599]&amp;&quot;' , 'age' =&gt; &quot;&amp;[.G599]&amp;&quot; , 'id_formulaire' =&gt; 1 ),&quot;" office:value-type="string" office:string-value="array('nom' =&gt; 'nom599' , 'prenom' =&gt; 'prenom599' , 'age' =&gt; 599 , 'id_formulaire' =&gt; 1 )," calcext:value-type="string">
            <text:p>array('nom' =&gt; 'nom599' , 'prenom' =&gt; 'prenom599' , 'age' =&gt; 5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0" calcext:value-type="string">
            <text:p>nom600</text:p>
          </table:table-cell>
          <table:table-cell table:formula="of:=&quot;prenom&quot;&amp;ROW()" office:value-type="string" office:string-value="prenom600" calcext:value-type="string">
            <text:p>prenom600</text:p>
          </table:table-cell>
          <table:table-cell table:formula="of:=ROW()" office:value-type="float" office:value="600" calcext:value-type="float">
            <text:p>600</text:p>
          </table:table-cell>
          <table:table-cell/>
          <table:table-cell table:formula="of:=&quot;array('nom' =&gt; '&quot;&amp;[.E600]&amp;&quot;' , 'prenom' =&gt; '&quot;&amp;[.F600]&amp;&quot;' , 'age' =&gt; &quot;&amp;[.G600]&amp;&quot; , 'id_formulaire' =&gt; 1 ),&quot;" office:value-type="string" office:string-value="array('nom' =&gt; 'nom600' , 'prenom' =&gt; 'prenom600' , 'age' =&gt; 600 , 'id_formulaire' =&gt; 1 )," calcext:value-type="string">
            <text:p>array('nom' =&gt; 'nom600' , 'prenom' =&gt; 'prenom600' , 'age' =&gt; 6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1" calcext:value-type="string">
            <text:p>nom601</text:p>
          </table:table-cell>
          <table:table-cell table:formula="of:=&quot;prenom&quot;&amp;ROW()" office:value-type="string" office:string-value="prenom601" calcext:value-type="string">
            <text:p>prenom601</text:p>
          </table:table-cell>
          <table:table-cell table:formula="of:=ROW()" office:value-type="float" office:value="601" calcext:value-type="float">
            <text:p>601</text:p>
          </table:table-cell>
          <table:table-cell/>
          <table:table-cell table:formula="of:=&quot;array('nom' =&gt; '&quot;&amp;[.E601]&amp;&quot;' , 'prenom' =&gt; '&quot;&amp;[.F601]&amp;&quot;' , 'age' =&gt; &quot;&amp;[.G601]&amp;&quot; , 'id_formulaire' =&gt; 1 ),&quot;" office:value-type="string" office:string-value="array('nom' =&gt; 'nom601' , 'prenom' =&gt; 'prenom601' , 'age' =&gt; 601 , 'id_formulaire' =&gt; 1 )," calcext:value-type="string">
            <text:p>array('nom' =&gt; 'nom601' , 'prenom' =&gt; 'prenom601' , 'age' =&gt; 6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2" calcext:value-type="string">
            <text:p>nom602</text:p>
          </table:table-cell>
          <table:table-cell table:formula="of:=&quot;prenom&quot;&amp;ROW()" office:value-type="string" office:string-value="prenom602" calcext:value-type="string">
            <text:p>prenom602</text:p>
          </table:table-cell>
          <table:table-cell table:formula="of:=ROW()" office:value-type="float" office:value="602" calcext:value-type="float">
            <text:p>602</text:p>
          </table:table-cell>
          <table:table-cell/>
          <table:table-cell table:formula="of:=&quot;array('nom' =&gt; '&quot;&amp;[.E602]&amp;&quot;' , 'prenom' =&gt; '&quot;&amp;[.F602]&amp;&quot;' , 'age' =&gt; &quot;&amp;[.G602]&amp;&quot; , 'id_formulaire' =&gt; 1 ),&quot;" office:value-type="string" office:string-value="array('nom' =&gt; 'nom602' , 'prenom' =&gt; 'prenom602' , 'age' =&gt; 602 , 'id_formulaire' =&gt; 1 )," calcext:value-type="string">
            <text:p>array('nom' =&gt; 'nom602' , 'prenom' =&gt; 'prenom602' , 'age' =&gt; 6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3" calcext:value-type="string">
            <text:p>nom603</text:p>
          </table:table-cell>
          <table:table-cell table:formula="of:=&quot;prenom&quot;&amp;ROW()" office:value-type="string" office:string-value="prenom603" calcext:value-type="string">
            <text:p>prenom603</text:p>
          </table:table-cell>
          <table:table-cell table:formula="of:=ROW()" office:value-type="float" office:value="603" calcext:value-type="float">
            <text:p>603</text:p>
          </table:table-cell>
          <table:table-cell/>
          <table:table-cell table:formula="of:=&quot;array('nom' =&gt; '&quot;&amp;[.E603]&amp;&quot;' , 'prenom' =&gt; '&quot;&amp;[.F603]&amp;&quot;' , 'age' =&gt; &quot;&amp;[.G603]&amp;&quot; , 'id_formulaire' =&gt; 1 ),&quot;" office:value-type="string" office:string-value="array('nom' =&gt; 'nom603' , 'prenom' =&gt; 'prenom603' , 'age' =&gt; 603 , 'id_formulaire' =&gt; 1 )," calcext:value-type="string">
            <text:p>array('nom' =&gt; 'nom603' , 'prenom' =&gt; 'prenom603' , 'age' =&gt; 6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4" calcext:value-type="string">
            <text:p>nom604</text:p>
          </table:table-cell>
          <table:table-cell table:formula="of:=&quot;prenom&quot;&amp;ROW()" office:value-type="string" office:string-value="prenom604" calcext:value-type="string">
            <text:p>prenom604</text:p>
          </table:table-cell>
          <table:table-cell table:formula="of:=ROW()" office:value-type="float" office:value="604" calcext:value-type="float">
            <text:p>604</text:p>
          </table:table-cell>
          <table:table-cell/>
          <table:table-cell table:formula="of:=&quot;array('nom' =&gt; '&quot;&amp;[.E604]&amp;&quot;' , 'prenom' =&gt; '&quot;&amp;[.F604]&amp;&quot;' , 'age' =&gt; &quot;&amp;[.G604]&amp;&quot; , 'id_formulaire' =&gt; 1 ),&quot;" office:value-type="string" office:string-value="array('nom' =&gt; 'nom604' , 'prenom' =&gt; 'prenom604' , 'age' =&gt; 604 , 'id_formulaire' =&gt; 1 )," calcext:value-type="string">
            <text:p>array('nom' =&gt; 'nom604' , 'prenom' =&gt; 'prenom604' , 'age' =&gt; 6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5" calcext:value-type="string">
            <text:p>nom605</text:p>
          </table:table-cell>
          <table:table-cell table:formula="of:=&quot;prenom&quot;&amp;ROW()" office:value-type="string" office:string-value="prenom605" calcext:value-type="string">
            <text:p>prenom605</text:p>
          </table:table-cell>
          <table:table-cell table:formula="of:=ROW()" office:value-type="float" office:value="605" calcext:value-type="float">
            <text:p>605</text:p>
          </table:table-cell>
          <table:table-cell/>
          <table:table-cell table:formula="of:=&quot;array('nom' =&gt; '&quot;&amp;[.E605]&amp;&quot;' , 'prenom' =&gt; '&quot;&amp;[.F605]&amp;&quot;' , 'age' =&gt; &quot;&amp;[.G605]&amp;&quot; , 'id_formulaire' =&gt; 1 ),&quot;" office:value-type="string" office:string-value="array('nom' =&gt; 'nom605' , 'prenom' =&gt; 'prenom605' , 'age' =&gt; 605 , 'id_formulaire' =&gt; 1 )," calcext:value-type="string">
            <text:p>array('nom' =&gt; 'nom605' , 'prenom' =&gt; 'prenom605' , 'age' =&gt; 6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6" calcext:value-type="string">
            <text:p>nom606</text:p>
          </table:table-cell>
          <table:table-cell table:formula="of:=&quot;prenom&quot;&amp;ROW()" office:value-type="string" office:string-value="prenom606" calcext:value-type="string">
            <text:p>prenom606</text:p>
          </table:table-cell>
          <table:table-cell table:formula="of:=ROW()" office:value-type="float" office:value="606" calcext:value-type="float">
            <text:p>606</text:p>
          </table:table-cell>
          <table:table-cell/>
          <table:table-cell table:formula="of:=&quot;array('nom' =&gt; '&quot;&amp;[.E606]&amp;&quot;' , 'prenom' =&gt; '&quot;&amp;[.F606]&amp;&quot;' , 'age' =&gt; &quot;&amp;[.G606]&amp;&quot; , 'id_formulaire' =&gt; 1 ),&quot;" office:value-type="string" office:string-value="array('nom' =&gt; 'nom606' , 'prenom' =&gt; 'prenom606' , 'age' =&gt; 606 , 'id_formulaire' =&gt; 1 )," calcext:value-type="string">
            <text:p>array('nom' =&gt; 'nom606' , 'prenom' =&gt; 'prenom606' , 'age' =&gt; 6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7" calcext:value-type="string">
            <text:p>nom607</text:p>
          </table:table-cell>
          <table:table-cell table:formula="of:=&quot;prenom&quot;&amp;ROW()" office:value-type="string" office:string-value="prenom607" calcext:value-type="string">
            <text:p>prenom607</text:p>
          </table:table-cell>
          <table:table-cell table:formula="of:=ROW()" office:value-type="float" office:value="607" calcext:value-type="float">
            <text:p>607</text:p>
          </table:table-cell>
          <table:table-cell/>
          <table:table-cell table:formula="of:=&quot;array('nom' =&gt; '&quot;&amp;[.E607]&amp;&quot;' , 'prenom' =&gt; '&quot;&amp;[.F607]&amp;&quot;' , 'age' =&gt; &quot;&amp;[.G607]&amp;&quot; , 'id_formulaire' =&gt; 1 ),&quot;" office:value-type="string" office:string-value="array('nom' =&gt; 'nom607' , 'prenom' =&gt; 'prenom607' , 'age' =&gt; 607 , 'id_formulaire' =&gt; 1 )," calcext:value-type="string">
            <text:p>array('nom' =&gt; 'nom607' , 'prenom' =&gt; 'prenom607' , 'age' =&gt; 6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8" calcext:value-type="string">
            <text:p>nom608</text:p>
          </table:table-cell>
          <table:table-cell table:formula="of:=&quot;prenom&quot;&amp;ROW()" office:value-type="string" office:string-value="prenom608" calcext:value-type="string">
            <text:p>prenom608</text:p>
          </table:table-cell>
          <table:table-cell table:formula="of:=ROW()" office:value-type="float" office:value="608" calcext:value-type="float">
            <text:p>608</text:p>
          </table:table-cell>
          <table:table-cell/>
          <table:table-cell table:formula="of:=&quot;array('nom' =&gt; '&quot;&amp;[.E608]&amp;&quot;' , 'prenom' =&gt; '&quot;&amp;[.F608]&amp;&quot;' , 'age' =&gt; &quot;&amp;[.G608]&amp;&quot; , 'id_formulaire' =&gt; 1 ),&quot;" office:value-type="string" office:string-value="array('nom' =&gt; 'nom608' , 'prenom' =&gt; 'prenom608' , 'age' =&gt; 608 , 'id_formulaire' =&gt; 1 )," calcext:value-type="string">
            <text:p>array('nom' =&gt; 'nom608' , 'prenom' =&gt; 'prenom608' , 'age' =&gt; 6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09" calcext:value-type="string">
            <text:p>nom609</text:p>
          </table:table-cell>
          <table:table-cell table:formula="of:=&quot;prenom&quot;&amp;ROW()" office:value-type="string" office:string-value="prenom609" calcext:value-type="string">
            <text:p>prenom609</text:p>
          </table:table-cell>
          <table:table-cell table:formula="of:=ROW()" office:value-type="float" office:value="609" calcext:value-type="float">
            <text:p>609</text:p>
          </table:table-cell>
          <table:table-cell/>
          <table:table-cell table:formula="of:=&quot;array('nom' =&gt; '&quot;&amp;[.E609]&amp;&quot;' , 'prenom' =&gt; '&quot;&amp;[.F609]&amp;&quot;' , 'age' =&gt; &quot;&amp;[.G609]&amp;&quot; , 'id_formulaire' =&gt; 1 ),&quot;" office:value-type="string" office:string-value="array('nom' =&gt; 'nom609' , 'prenom' =&gt; 'prenom609' , 'age' =&gt; 609 , 'id_formulaire' =&gt; 1 )," calcext:value-type="string">
            <text:p>array('nom' =&gt; 'nom609' , 'prenom' =&gt; 'prenom609' , 'age' =&gt; 6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0" calcext:value-type="string">
            <text:p>nom610</text:p>
          </table:table-cell>
          <table:table-cell table:formula="of:=&quot;prenom&quot;&amp;ROW()" office:value-type="string" office:string-value="prenom610" calcext:value-type="string">
            <text:p>prenom610</text:p>
          </table:table-cell>
          <table:table-cell table:formula="of:=ROW()" office:value-type="float" office:value="610" calcext:value-type="float">
            <text:p>610</text:p>
          </table:table-cell>
          <table:table-cell/>
          <table:table-cell table:formula="of:=&quot;array('nom' =&gt; '&quot;&amp;[.E610]&amp;&quot;' , 'prenom' =&gt; '&quot;&amp;[.F610]&amp;&quot;' , 'age' =&gt; &quot;&amp;[.G610]&amp;&quot; , 'id_formulaire' =&gt; 1 ),&quot;" office:value-type="string" office:string-value="array('nom' =&gt; 'nom610' , 'prenom' =&gt; 'prenom610' , 'age' =&gt; 610 , 'id_formulaire' =&gt; 1 )," calcext:value-type="string">
            <text:p>array('nom' =&gt; 'nom610' , 'prenom' =&gt; 'prenom610' , 'age' =&gt; 6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1" calcext:value-type="string">
            <text:p>nom611</text:p>
          </table:table-cell>
          <table:table-cell table:formula="of:=&quot;prenom&quot;&amp;ROW()" office:value-type="string" office:string-value="prenom611" calcext:value-type="string">
            <text:p>prenom611</text:p>
          </table:table-cell>
          <table:table-cell table:formula="of:=ROW()" office:value-type="float" office:value="611" calcext:value-type="float">
            <text:p>611</text:p>
          </table:table-cell>
          <table:table-cell/>
          <table:table-cell table:formula="of:=&quot;array('nom' =&gt; '&quot;&amp;[.E611]&amp;&quot;' , 'prenom' =&gt; '&quot;&amp;[.F611]&amp;&quot;' , 'age' =&gt; &quot;&amp;[.G611]&amp;&quot; , 'id_formulaire' =&gt; 1 ),&quot;" office:value-type="string" office:string-value="array('nom' =&gt; 'nom611' , 'prenom' =&gt; 'prenom611' , 'age' =&gt; 611 , 'id_formulaire' =&gt; 1 )," calcext:value-type="string">
            <text:p>array('nom' =&gt; 'nom611' , 'prenom' =&gt; 'prenom611' , 'age' =&gt; 6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2" calcext:value-type="string">
            <text:p>nom612</text:p>
          </table:table-cell>
          <table:table-cell table:formula="of:=&quot;prenom&quot;&amp;ROW()" office:value-type="string" office:string-value="prenom612" calcext:value-type="string">
            <text:p>prenom612</text:p>
          </table:table-cell>
          <table:table-cell table:formula="of:=ROW()" office:value-type="float" office:value="612" calcext:value-type="float">
            <text:p>612</text:p>
          </table:table-cell>
          <table:table-cell/>
          <table:table-cell table:formula="of:=&quot;array('nom' =&gt; '&quot;&amp;[.E612]&amp;&quot;' , 'prenom' =&gt; '&quot;&amp;[.F612]&amp;&quot;' , 'age' =&gt; &quot;&amp;[.G612]&amp;&quot; , 'id_formulaire' =&gt; 1 ),&quot;" office:value-type="string" office:string-value="array('nom' =&gt; 'nom612' , 'prenom' =&gt; 'prenom612' , 'age' =&gt; 612 , 'id_formulaire' =&gt; 1 )," calcext:value-type="string">
            <text:p>array('nom' =&gt; 'nom612' , 'prenom' =&gt; 'prenom612' , 'age' =&gt; 6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3" calcext:value-type="string">
            <text:p>nom613</text:p>
          </table:table-cell>
          <table:table-cell table:formula="of:=&quot;prenom&quot;&amp;ROW()" office:value-type="string" office:string-value="prenom613" calcext:value-type="string">
            <text:p>prenom613</text:p>
          </table:table-cell>
          <table:table-cell table:formula="of:=ROW()" office:value-type="float" office:value="613" calcext:value-type="float">
            <text:p>613</text:p>
          </table:table-cell>
          <table:table-cell/>
          <table:table-cell table:formula="of:=&quot;array('nom' =&gt; '&quot;&amp;[.E613]&amp;&quot;' , 'prenom' =&gt; '&quot;&amp;[.F613]&amp;&quot;' , 'age' =&gt; &quot;&amp;[.G613]&amp;&quot; , 'id_formulaire' =&gt; 1 ),&quot;" office:value-type="string" office:string-value="array('nom' =&gt; 'nom613' , 'prenom' =&gt; 'prenom613' , 'age' =&gt; 613 , 'id_formulaire' =&gt; 1 )," calcext:value-type="string">
            <text:p>array('nom' =&gt; 'nom613' , 'prenom' =&gt; 'prenom613' , 'age' =&gt; 6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4" calcext:value-type="string">
            <text:p>nom614</text:p>
          </table:table-cell>
          <table:table-cell table:formula="of:=&quot;prenom&quot;&amp;ROW()" office:value-type="string" office:string-value="prenom614" calcext:value-type="string">
            <text:p>prenom614</text:p>
          </table:table-cell>
          <table:table-cell table:formula="of:=ROW()" office:value-type="float" office:value="614" calcext:value-type="float">
            <text:p>614</text:p>
          </table:table-cell>
          <table:table-cell/>
          <table:table-cell table:formula="of:=&quot;array('nom' =&gt; '&quot;&amp;[.E614]&amp;&quot;' , 'prenom' =&gt; '&quot;&amp;[.F614]&amp;&quot;' , 'age' =&gt; &quot;&amp;[.G614]&amp;&quot; , 'id_formulaire' =&gt; 1 ),&quot;" office:value-type="string" office:string-value="array('nom' =&gt; 'nom614' , 'prenom' =&gt; 'prenom614' , 'age' =&gt; 614 , 'id_formulaire' =&gt; 1 )," calcext:value-type="string">
            <text:p>array('nom' =&gt; 'nom614' , 'prenom' =&gt; 'prenom614' , 'age' =&gt; 6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5" calcext:value-type="string">
            <text:p>nom615</text:p>
          </table:table-cell>
          <table:table-cell table:formula="of:=&quot;prenom&quot;&amp;ROW()" office:value-type="string" office:string-value="prenom615" calcext:value-type="string">
            <text:p>prenom615</text:p>
          </table:table-cell>
          <table:table-cell table:formula="of:=ROW()" office:value-type="float" office:value="615" calcext:value-type="float">
            <text:p>615</text:p>
          </table:table-cell>
          <table:table-cell/>
          <table:table-cell table:formula="of:=&quot;array('nom' =&gt; '&quot;&amp;[.E615]&amp;&quot;' , 'prenom' =&gt; '&quot;&amp;[.F615]&amp;&quot;' , 'age' =&gt; &quot;&amp;[.G615]&amp;&quot; , 'id_formulaire' =&gt; 1 ),&quot;" office:value-type="string" office:string-value="array('nom' =&gt; 'nom615' , 'prenom' =&gt; 'prenom615' , 'age' =&gt; 615 , 'id_formulaire' =&gt; 1 )," calcext:value-type="string">
            <text:p>array('nom' =&gt; 'nom615' , 'prenom' =&gt; 'prenom615' , 'age' =&gt; 6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6" calcext:value-type="string">
            <text:p>nom616</text:p>
          </table:table-cell>
          <table:table-cell table:formula="of:=&quot;prenom&quot;&amp;ROW()" office:value-type="string" office:string-value="prenom616" calcext:value-type="string">
            <text:p>prenom616</text:p>
          </table:table-cell>
          <table:table-cell table:formula="of:=ROW()" office:value-type="float" office:value="616" calcext:value-type="float">
            <text:p>616</text:p>
          </table:table-cell>
          <table:table-cell/>
          <table:table-cell table:formula="of:=&quot;array('nom' =&gt; '&quot;&amp;[.E616]&amp;&quot;' , 'prenom' =&gt; '&quot;&amp;[.F616]&amp;&quot;' , 'age' =&gt; &quot;&amp;[.G616]&amp;&quot; , 'id_formulaire' =&gt; 1 ),&quot;" office:value-type="string" office:string-value="array('nom' =&gt; 'nom616' , 'prenom' =&gt; 'prenom616' , 'age' =&gt; 616 , 'id_formulaire' =&gt; 1 )," calcext:value-type="string">
            <text:p>array('nom' =&gt; 'nom616' , 'prenom' =&gt; 'prenom616' , 'age' =&gt; 6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7" calcext:value-type="string">
            <text:p>nom617</text:p>
          </table:table-cell>
          <table:table-cell table:formula="of:=&quot;prenom&quot;&amp;ROW()" office:value-type="string" office:string-value="prenom617" calcext:value-type="string">
            <text:p>prenom617</text:p>
          </table:table-cell>
          <table:table-cell table:formula="of:=ROW()" office:value-type="float" office:value="617" calcext:value-type="float">
            <text:p>617</text:p>
          </table:table-cell>
          <table:table-cell/>
          <table:table-cell table:formula="of:=&quot;array('nom' =&gt; '&quot;&amp;[.E617]&amp;&quot;' , 'prenom' =&gt; '&quot;&amp;[.F617]&amp;&quot;' , 'age' =&gt; &quot;&amp;[.G617]&amp;&quot; , 'id_formulaire' =&gt; 1 ),&quot;" office:value-type="string" office:string-value="array('nom' =&gt; 'nom617' , 'prenom' =&gt; 'prenom617' , 'age' =&gt; 617 , 'id_formulaire' =&gt; 1 )," calcext:value-type="string">
            <text:p>array('nom' =&gt; 'nom617' , 'prenom' =&gt; 'prenom617' , 'age' =&gt; 6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8" calcext:value-type="string">
            <text:p>nom618</text:p>
          </table:table-cell>
          <table:table-cell table:formula="of:=&quot;prenom&quot;&amp;ROW()" office:value-type="string" office:string-value="prenom618" calcext:value-type="string">
            <text:p>prenom618</text:p>
          </table:table-cell>
          <table:table-cell table:formula="of:=ROW()" office:value-type="float" office:value="618" calcext:value-type="float">
            <text:p>618</text:p>
          </table:table-cell>
          <table:table-cell/>
          <table:table-cell table:formula="of:=&quot;array('nom' =&gt; '&quot;&amp;[.E618]&amp;&quot;' , 'prenom' =&gt; '&quot;&amp;[.F618]&amp;&quot;' , 'age' =&gt; &quot;&amp;[.G618]&amp;&quot; , 'id_formulaire' =&gt; 1 ),&quot;" office:value-type="string" office:string-value="array('nom' =&gt; 'nom618' , 'prenom' =&gt; 'prenom618' , 'age' =&gt; 618 , 'id_formulaire' =&gt; 1 )," calcext:value-type="string">
            <text:p>array('nom' =&gt; 'nom618' , 'prenom' =&gt; 'prenom618' , 'age' =&gt; 6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19" calcext:value-type="string">
            <text:p>nom619</text:p>
          </table:table-cell>
          <table:table-cell table:formula="of:=&quot;prenom&quot;&amp;ROW()" office:value-type="string" office:string-value="prenom619" calcext:value-type="string">
            <text:p>prenom619</text:p>
          </table:table-cell>
          <table:table-cell table:formula="of:=ROW()" office:value-type="float" office:value="619" calcext:value-type="float">
            <text:p>619</text:p>
          </table:table-cell>
          <table:table-cell/>
          <table:table-cell table:formula="of:=&quot;array('nom' =&gt; '&quot;&amp;[.E619]&amp;&quot;' , 'prenom' =&gt; '&quot;&amp;[.F619]&amp;&quot;' , 'age' =&gt; &quot;&amp;[.G619]&amp;&quot; , 'id_formulaire' =&gt; 1 ),&quot;" office:value-type="string" office:string-value="array('nom' =&gt; 'nom619' , 'prenom' =&gt; 'prenom619' , 'age' =&gt; 619 , 'id_formulaire' =&gt; 1 )," calcext:value-type="string">
            <text:p>array('nom' =&gt; 'nom619' , 'prenom' =&gt; 'prenom619' , 'age' =&gt; 6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0" calcext:value-type="string">
            <text:p>nom620</text:p>
          </table:table-cell>
          <table:table-cell table:formula="of:=&quot;prenom&quot;&amp;ROW()" office:value-type="string" office:string-value="prenom620" calcext:value-type="string">
            <text:p>prenom620</text:p>
          </table:table-cell>
          <table:table-cell table:formula="of:=ROW()" office:value-type="float" office:value="620" calcext:value-type="float">
            <text:p>620</text:p>
          </table:table-cell>
          <table:table-cell/>
          <table:table-cell table:formula="of:=&quot;array('nom' =&gt; '&quot;&amp;[.E620]&amp;&quot;' , 'prenom' =&gt; '&quot;&amp;[.F620]&amp;&quot;' , 'age' =&gt; &quot;&amp;[.G620]&amp;&quot; , 'id_formulaire' =&gt; 1 ),&quot;" office:value-type="string" office:string-value="array('nom' =&gt; 'nom620' , 'prenom' =&gt; 'prenom620' , 'age' =&gt; 620 , 'id_formulaire' =&gt; 1 )," calcext:value-type="string">
            <text:p>array('nom' =&gt; 'nom620' , 'prenom' =&gt; 'prenom620' , 'age' =&gt; 6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1" calcext:value-type="string">
            <text:p>nom621</text:p>
          </table:table-cell>
          <table:table-cell table:formula="of:=&quot;prenom&quot;&amp;ROW()" office:value-type="string" office:string-value="prenom621" calcext:value-type="string">
            <text:p>prenom621</text:p>
          </table:table-cell>
          <table:table-cell table:formula="of:=ROW()" office:value-type="float" office:value="621" calcext:value-type="float">
            <text:p>621</text:p>
          </table:table-cell>
          <table:table-cell/>
          <table:table-cell table:formula="of:=&quot;array('nom' =&gt; '&quot;&amp;[.E621]&amp;&quot;' , 'prenom' =&gt; '&quot;&amp;[.F621]&amp;&quot;' , 'age' =&gt; &quot;&amp;[.G621]&amp;&quot; , 'id_formulaire' =&gt; 1 ),&quot;" office:value-type="string" office:string-value="array('nom' =&gt; 'nom621' , 'prenom' =&gt; 'prenom621' , 'age' =&gt; 621 , 'id_formulaire' =&gt; 1 )," calcext:value-type="string">
            <text:p>array('nom' =&gt; 'nom621' , 'prenom' =&gt; 'prenom621' , 'age' =&gt; 6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2" calcext:value-type="string">
            <text:p>nom622</text:p>
          </table:table-cell>
          <table:table-cell table:formula="of:=&quot;prenom&quot;&amp;ROW()" office:value-type="string" office:string-value="prenom622" calcext:value-type="string">
            <text:p>prenom622</text:p>
          </table:table-cell>
          <table:table-cell table:formula="of:=ROW()" office:value-type="float" office:value="622" calcext:value-type="float">
            <text:p>622</text:p>
          </table:table-cell>
          <table:table-cell/>
          <table:table-cell table:formula="of:=&quot;array('nom' =&gt; '&quot;&amp;[.E622]&amp;&quot;' , 'prenom' =&gt; '&quot;&amp;[.F622]&amp;&quot;' , 'age' =&gt; &quot;&amp;[.G622]&amp;&quot; , 'id_formulaire' =&gt; 1 ),&quot;" office:value-type="string" office:string-value="array('nom' =&gt; 'nom622' , 'prenom' =&gt; 'prenom622' , 'age' =&gt; 622 , 'id_formulaire' =&gt; 1 )," calcext:value-type="string">
            <text:p>array('nom' =&gt; 'nom622' , 'prenom' =&gt; 'prenom622' , 'age' =&gt; 6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3" calcext:value-type="string">
            <text:p>nom623</text:p>
          </table:table-cell>
          <table:table-cell table:formula="of:=&quot;prenom&quot;&amp;ROW()" office:value-type="string" office:string-value="prenom623" calcext:value-type="string">
            <text:p>prenom623</text:p>
          </table:table-cell>
          <table:table-cell table:formula="of:=ROW()" office:value-type="float" office:value="623" calcext:value-type="float">
            <text:p>623</text:p>
          </table:table-cell>
          <table:table-cell/>
          <table:table-cell table:formula="of:=&quot;array('nom' =&gt; '&quot;&amp;[.E623]&amp;&quot;' , 'prenom' =&gt; '&quot;&amp;[.F623]&amp;&quot;' , 'age' =&gt; &quot;&amp;[.G623]&amp;&quot; , 'id_formulaire' =&gt; 1 ),&quot;" office:value-type="string" office:string-value="array('nom' =&gt; 'nom623' , 'prenom' =&gt; 'prenom623' , 'age' =&gt; 623 , 'id_formulaire' =&gt; 1 )," calcext:value-type="string">
            <text:p>array('nom' =&gt; 'nom623' , 'prenom' =&gt; 'prenom623' , 'age' =&gt; 6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4" calcext:value-type="string">
            <text:p>nom624</text:p>
          </table:table-cell>
          <table:table-cell table:formula="of:=&quot;prenom&quot;&amp;ROW()" office:value-type="string" office:string-value="prenom624" calcext:value-type="string">
            <text:p>prenom624</text:p>
          </table:table-cell>
          <table:table-cell table:formula="of:=ROW()" office:value-type="float" office:value="624" calcext:value-type="float">
            <text:p>624</text:p>
          </table:table-cell>
          <table:table-cell/>
          <table:table-cell table:formula="of:=&quot;array('nom' =&gt; '&quot;&amp;[.E624]&amp;&quot;' , 'prenom' =&gt; '&quot;&amp;[.F624]&amp;&quot;' , 'age' =&gt; &quot;&amp;[.G624]&amp;&quot; , 'id_formulaire' =&gt; 1 ),&quot;" office:value-type="string" office:string-value="array('nom' =&gt; 'nom624' , 'prenom' =&gt; 'prenom624' , 'age' =&gt; 624 , 'id_formulaire' =&gt; 1 )," calcext:value-type="string">
            <text:p>array('nom' =&gt; 'nom624' , 'prenom' =&gt; 'prenom624' , 'age' =&gt; 6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5" calcext:value-type="string">
            <text:p>nom625</text:p>
          </table:table-cell>
          <table:table-cell table:formula="of:=&quot;prenom&quot;&amp;ROW()" office:value-type="string" office:string-value="prenom625" calcext:value-type="string">
            <text:p>prenom625</text:p>
          </table:table-cell>
          <table:table-cell table:formula="of:=ROW()" office:value-type="float" office:value="625" calcext:value-type="float">
            <text:p>625</text:p>
          </table:table-cell>
          <table:table-cell/>
          <table:table-cell table:formula="of:=&quot;array('nom' =&gt; '&quot;&amp;[.E625]&amp;&quot;' , 'prenom' =&gt; '&quot;&amp;[.F625]&amp;&quot;' , 'age' =&gt; &quot;&amp;[.G625]&amp;&quot; , 'id_formulaire' =&gt; 1 ),&quot;" office:value-type="string" office:string-value="array('nom' =&gt; 'nom625' , 'prenom' =&gt; 'prenom625' , 'age' =&gt; 625 , 'id_formulaire' =&gt; 1 )," calcext:value-type="string">
            <text:p>array('nom' =&gt; 'nom625' , 'prenom' =&gt; 'prenom625' , 'age' =&gt; 6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6" calcext:value-type="string">
            <text:p>nom626</text:p>
          </table:table-cell>
          <table:table-cell table:formula="of:=&quot;prenom&quot;&amp;ROW()" office:value-type="string" office:string-value="prenom626" calcext:value-type="string">
            <text:p>prenom626</text:p>
          </table:table-cell>
          <table:table-cell table:formula="of:=ROW()" office:value-type="float" office:value="626" calcext:value-type="float">
            <text:p>626</text:p>
          </table:table-cell>
          <table:table-cell/>
          <table:table-cell table:formula="of:=&quot;array('nom' =&gt; '&quot;&amp;[.E626]&amp;&quot;' , 'prenom' =&gt; '&quot;&amp;[.F626]&amp;&quot;' , 'age' =&gt; &quot;&amp;[.G626]&amp;&quot; , 'id_formulaire' =&gt; 1 ),&quot;" office:value-type="string" office:string-value="array('nom' =&gt; 'nom626' , 'prenom' =&gt; 'prenom626' , 'age' =&gt; 626 , 'id_formulaire' =&gt; 1 )," calcext:value-type="string">
            <text:p>array('nom' =&gt; 'nom626' , 'prenom' =&gt; 'prenom626' , 'age' =&gt; 6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7" calcext:value-type="string">
            <text:p>nom627</text:p>
          </table:table-cell>
          <table:table-cell table:formula="of:=&quot;prenom&quot;&amp;ROW()" office:value-type="string" office:string-value="prenom627" calcext:value-type="string">
            <text:p>prenom627</text:p>
          </table:table-cell>
          <table:table-cell table:formula="of:=ROW()" office:value-type="float" office:value="627" calcext:value-type="float">
            <text:p>627</text:p>
          </table:table-cell>
          <table:table-cell/>
          <table:table-cell table:formula="of:=&quot;array('nom' =&gt; '&quot;&amp;[.E627]&amp;&quot;' , 'prenom' =&gt; '&quot;&amp;[.F627]&amp;&quot;' , 'age' =&gt; &quot;&amp;[.G627]&amp;&quot; , 'id_formulaire' =&gt; 1 ),&quot;" office:value-type="string" office:string-value="array('nom' =&gt; 'nom627' , 'prenom' =&gt; 'prenom627' , 'age' =&gt; 627 , 'id_formulaire' =&gt; 1 )," calcext:value-type="string">
            <text:p>array('nom' =&gt; 'nom627' , 'prenom' =&gt; 'prenom627' , 'age' =&gt; 6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8" calcext:value-type="string">
            <text:p>nom628</text:p>
          </table:table-cell>
          <table:table-cell table:formula="of:=&quot;prenom&quot;&amp;ROW()" office:value-type="string" office:string-value="prenom628" calcext:value-type="string">
            <text:p>prenom628</text:p>
          </table:table-cell>
          <table:table-cell table:formula="of:=ROW()" office:value-type="float" office:value="628" calcext:value-type="float">
            <text:p>628</text:p>
          </table:table-cell>
          <table:table-cell/>
          <table:table-cell table:formula="of:=&quot;array('nom' =&gt; '&quot;&amp;[.E628]&amp;&quot;' , 'prenom' =&gt; '&quot;&amp;[.F628]&amp;&quot;' , 'age' =&gt; &quot;&amp;[.G628]&amp;&quot; , 'id_formulaire' =&gt; 1 ),&quot;" office:value-type="string" office:string-value="array('nom' =&gt; 'nom628' , 'prenom' =&gt; 'prenom628' , 'age' =&gt; 628 , 'id_formulaire' =&gt; 1 )," calcext:value-type="string">
            <text:p>array('nom' =&gt; 'nom628' , 'prenom' =&gt; 'prenom628' , 'age' =&gt; 6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29" calcext:value-type="string">
            <text:p>nom629</text:p>
          </table:table-cell>
          <table:table-cell table:formula="of:=&quot;prenom&quot;&amp;ROW()" office:value-type="string" office:string-value="prenom629" calcext:value-type="string">
            <text:p>prenom629</text:p>
          </table:table-cell>
          <table:table-cell table:formula="of:=ROW()" office:value-type="float" office:value="629" calcext:value-type="float">
            <text:p>629</text:p>
          </table:table-cell>
          <table:table-cell/>
          <table:table-cell table:formula="of:=&quot;array('nom' =&gt; '&quot;&amp;[.E629]&amp;&quot;' , 'prenom' =&gt; '&quot;&amp;[.F629]&amp;&quot;' , 'age' =&gt; &quot;&amp;[.G629]&amp;&quot; , 'id_formulaire' =&gt; 1 ),&quot;" office:value-type="string" office:string-value="array('nom' =&gt; 'nom629' , 'prenom' =&gt; 'prenom629' , 'age' =&gt; 629 , 'id_formulaire' =&gt; 1 )," calcext:value-type="string">
            <text:p>array('nom' =&gt; 'nom629' , 'prenom' =&gt; 'prenom629' , 'age' =&gt; 6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0" calcext:value-type="string">
            <text:p>nom630</text:p>
          </table:table-cell>
          <table:table-cell table:formula="of:=&quot;prenom&quot;&amp;ROW()" office:value-type="string" office:string-value="prenom630" calcext:value-type="string">
            <text:p>prenom630</text:p>
          </table:table-cell>
          <table:table-cell table:formula="of:=ROW()" office:value-type="float" office:value="630" calcext:value-type="float">
            <text:p>630</text:p>
          </table:table-cell>
          <table:table-cell/>
          <table:table-cell table:formula="of:=&quot;array('nom' =&gt; '&quot;&amp;[.E630]&amp;&quot;' , 'prenom' =&gt; '&quot;&amp;[.F630]&amp;&quot;' , 'age' =&gt; &quot;&amp;[.G630]&amp;&quot; , 'id_formulaire' =&gt; 1 ),&quot;" office:value-type="string" office:string-value="array('nom' =&gt; 'nom630' , 'prenom' =&gt; 'prenom630' , 'age' =&gt; 630 , 'id_formulaire' =&gt; 1 )," calcext:value-type="string">
            <text:p>array('nom' =&gt; 'nom630' , 'prenom' =&gt; 'prenom630' , 'age' =&gt; 6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1" calcext:value-type="string">
            <text:p>nom631</text:p>
          </table:table-cell>
          <table:table-cell table:formula="of:=&quot;prenom&quot;&amp;ROW()" office:value-type="string" office:string-value="prenom631" calcext:value-type="string">
            <text:p>prenom631</text:p>
          </table:table-cell>
          <table:table-cell table:formula="of:=ROW()" office:value-type="float" office:value="631" calcext:value-type="float">
            <text:p>631</text:p>
          </table:table-cell>
          <table:table-cell/>
          <table:table-cell table:formula="of:=&quot;array('nom' =&gt; '&quot;&amp;[.E631]&amp;&quot;' , 'prenom' =&gt; '&quot;&amp;[.F631]&amp;&quot;' , 'age' =&gt; &quot;&amp;[.G631]&amp;&quot; , 'id_formulaire' =&gt; 1 ),&quot;" office:value-type="string" office:string-value="array('nom' =&gt; 'nom631' , 'prenom' =&gt; 'prenom631' , 'age' =&gt; 631 , 'id_formulaire' =&gt; 1 )," calcext:value-type="string">
            <text:p>array('nom' =&gt; 'nom631' , 'prenom' =&gt; 'prenom631' , 'age' =&gt; 6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2" calcext:value-type="string">
            <text:p>nom632</text:p>
          </table:table-cell>
          <table:table-cell table:formula="of:=&quot;prenom&quot;&amp;ROW()" office:value-type="string" office:string-value="prenom632" calcext:value-type="string">
            <text:p>prenom632</text:p>
          </table:table-cell>
          <table:table-cell table:formula="of:=ROW()" office:value-type="float" office:value="632" calcext:value-type="float">
            <text:p>632</text:p>
          </table:table-cell>
          <table:table-cell/>
          <table:table-cell table:formula="of:=&quot;array('nom' =&gt; '&quot;&amp;[.E632]&amp;&quot;' , 'prenom' =&gt; '&quot;&amp;[.F632]&amp;&quot;' , 'age' =&gt; &quot;&amp;[.G632]&amp;&quot; , 'id_formulaire' =&gt; 1 ),&quot;" office:value-type="string" office:string-value="array('nom' =&gt; 'nom632' , 'prenom' =&gt; 'prenom632' , 'age' =&gt; 632 , 'id_formulaire' =&gt; 1 )," calcext:value-type="string">
            <text:p>array('nom' =&gt; 'nom632' , 'prenom' =&gt; 'prenom632' , 'age' =&gt; 6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3" calcext:value-type="string">
            <text:p>nom633</text:p>
          </table:table-cell>
          <table:table-cell table:formula="of:=&quot;prenom&quot;&amp;ROW()" office:value-type="string" office:string-value="prenom633" calcext:value-type="string">
            <text:p>prenom633</text:p>
          </table:table-cell>
          <table:table-cell table:formula="of:=ROW()" office:value-type="float" office:value="633" calcext:value-type="float">
            <text:p>633</text:p>
          </table:table-cell>
          <table:table-cell/>
          <table:table-cell table:formula="of:=&quot;array('nom' =&gt; '&quot;&amp;[.E633]&amp;&quot;' , 'prenom' =&gt; '&quot;&amp;[.F633]&amp;&quot;' , 'age' =&gt; &quot;&amp;[.G633]&amp;&quot; , 'id_formulaire' =&gt; 1 ),&quot;" office:value-type="string" office:string-value="array('nom' =&gt; 'nom633' , 'prenom' =&gt; 'prenom633' , 'age' =&gt; 633 , 'id_formulaire' =&gt; 1 )," calcext:value-type="string">
            <text:p>array('nom' =&gt; 'nom633' , 'prenom' =&gt; 'prenom633' , 'age' =&gt; 6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4" calcext:value-type="string">
            <text:p>nom634</text:p>
          </table:table-cell>
          <table:table-cell table:formula="of:=&quot;prenom&quot;&amp;ROW()" office:value-type="string" office:string-value="prenom634" calcext:value-type="string">
            <text:p>prenom634</text:p>
          </table:table-cell>
          <table:table-cell table:formula="of:=ROW()" office:value-type="float" office:value="634" calcext:value-type="float">
            <text:p>634</text:p>
          </table:table-cell>
          <table:table-cell/>
          <table:table-cell table:formula="of:=&quot;array('nom' =&gt; '&quot;&amp;[.E634]&amp;&quot;' , 'prenom' =&gt; '&quot;&amp;[.F634]&amp;&quot;' , 'age' =&gt; &quot;&amp;[.G634]&amp;&quot; , 'id_formulaire' =&gt; 1 ),&quot;" office:value-type="string" office:string-value="array('nom' =&gt; 'nom634' , 'prenom' =&gt; 'prenom634' , 'age' =&gt; 634 , 'id_formulaire' =&gt; 1 )," calcext:value-type="string">
            <text:p>array('nom' =&gt; 'nom634' , 'prenom' =&gt; 'prenom634' , 'age' =&gt; 6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5" calcext:value-type="string">
            <text:p>nom635</text:p>
          </table:table-cell>
          <table:table-cell table:formula="of:=&quot;prenom&quot;&amp;ROW()" office:value-type="string" office:string-value="prenom635" calcext:value-type="string">
            <text:p>prenom635</text:p>
          </table:table-cell>
          <table:table-cell table:formula="of:=ROW()" office:value-type="float" office:value="635" calcext:value-type="float">
            <text:p>635</text:p>
          </table:table-cell>
          <table:table-cell/>
          <table:table-cell table:formula="of:=&quot;array('nom' =&gt; '&quot;&amp;[.E635]&amp;&quot;' , 'prenom' =&gt; '&quot;&amp;[.F635]&amp;&quot;' , 'age' =&gt; &quot;&amp;[.G635]&amp;&quot; , 'id_formulaire' =&gt; 1 ),&quot;" office:value-type="string" office:string-value="array('nom' =&gt; 'nom635' , 'prenom' =&gt; 'prenom635' , 'age' =&gt; 635 , 'id_formulaire' =&gt; 1 )," calcext:value-type="string">
            <text:p>array('nom' =&gt; 'nom635' , 'prenom' =&gt; 'prenom635' , 'age' =&gt; 6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6" calcext:value-type="string">
            <text:p>nom636</text:p>
          </table:table-cell>
          <table:table-cell table:formula="of:=&quot;prenom&quot;&amp;ROW()" office:value-type="string" office:string-value="prenom636" calcext:value-type="string">
            <text:p>prenom636</text:p>
          </table:table-cell>
          <table:table-cell table:formula="of:=ROW()" office:value-type="float" office:value="636" calcext:value-type="float">
            <text:p>636</text:p>
          </table:table-cell>
          <table:table-cell/>
          <table:table-cell table:formula="of:=&quot;array('nom' =&gt; '&quot;&amp;[.E636]&amp;&quot;' , 'prenom' =&gt; '&quot;&amp;[.F636]&amp;&quot;' , 'age' =&gt; &quot;&amp;[.G636]&amp;&quot; , 'id_formulaire' =&gt; 1 ),&quot;" office:value-type="string" office:string-value="array('nom' =&gt; 'nom636' , 'prenom' =&gt; 'prenom636' , 'age' =&gt; 636 , 'id_formulaire' =&gt; 1 )," calcext:value-type="string">
            <text:p>array('nom' =&gt; 'nom636' , 'prenom' =&gt; 'prenom636' , 'age' =&gt; 6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7" calcext:value-type="string">
            <text:p>nom637</text:p>
          </table:table-cell>
          <table:table-cell table:formula="of:=&quot;prenom&quot;&amp;ROW()" office:value-type="string" office:string-value="prenom637" calcext:value-type="string">
            <text:p>prenom637</text:p>
          </table:table-cell>
          <table:table-cell table:formula="of:=ROW()" office:value-type="float" office:value="637" calcext:value-type="float">
            <text:p>637</text:p>
          </table:table-cell>
          <table:table-cell/>
          <table:table-cell table:formula="of:=&quot;array('nom' =&gt; '&quot;&amp;[.E637]&amp;&quot;' , 'prenom' =&gt; '&quot;&amp;[.F637]&amp;&quot;' , 'age' =&gt; &quot;&amp;[.G637]&amp;&quot; , 'id_formulaire' =&gt; 1 ),&quot;" office:value-type="string" office:string-value="array('nom' =&gt; 'nom637' , 'prenom' =&gt; 'prenom637' , 'age' =&gt; 637 , 'id_formulaire' =&gt; 1 )," calcext:value-type="string">
            <text:p>array('nom' =&gt; 'nom637' , 'prenom' =&gt; 'prenom637' , 'age' =&gt; 6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8" calcext:value-type="string">
            <text:p>nom638</text:p>
          </table:table-cell>
          <table:table-cell table:formula="of:=&quot;prenom&quot;&amp;ROW()" office:value-type="string" office:string-value="prenom638" calcext:value-type="string">
            <text:p>prenom638</text:p>
          </table:table-cell>
          <table:table-cell table:formula="of:=ROW()" office:value-type="float" office:value="638" calcext:value-type="float">
            <text:p>638</text:p>
          </table:table-cell>
          <table:table-cell/>
          <table:table-cell table:formula="of:=&quot;array('nom' =&gt; '&quot;&amp;[.E638]&amp;&quot;' , 'prenom' =&gt; '&quot;&amp;[.F638]&amp;&quot;' , 'age' =&gt; &quot;&amp;[.G638]&amp;&quot; , 'id_formulaire' =&gt; 1 ),&quot;" office:value-type="string" office:string-value="array('nom' =&gt; 'nom638' , 'prenom' =&gt; 'prenom638' , 'age' =&gt; 638 , 'id_formulaire' =&gt; 1 )," calcext:value-type="string">
            <text:p>array('nom' =&gt; 'nom638' , 'prenom' =&gt; 'prenom638' , 'age' =&gt; 6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39" calcext:value-type="string">
            <text:p>nom639</text:p>
          </table:table-cell>
          <table:table-cell table:formula="of:=&quot;prenom&quot;&amp;ROW()" office:value-type="string" office:string-value="prenom639" calcext:value-type="string">
            <text:p>prenom639</text:p>
          </table:table-cell>
          <table:table-cell table:formula="of:=ROW()" office:value-type="float" office:value="639" calcext:value-type="float">
            <text:p>639</text:p>
          </table:table-cell>
          <table:table-cell/>
          <table:table-cell table:formula="of:=&quot;array('nom' =&gt; '&quot;&amp;[.E639]&amp;&quot;' , 'prenom' =&gt; '&quot;&amp;[.F639]&amp;&quot;' , 'age' =&gt; &quot;&amp;[.G639]&amp;&quot; , 'id_formulaire' =&gt; 1 ),&quot;" office:value-type="string" office:string-value="array('nom' =&gt; 'nom639' , 'prenom' =&gt; 'prenom639' , 'age' =&gt; 639 , 'id_formulaire' =&gt; 1 )," calcext:value-type="string">
            <text:p>array('nom' =&gt; 'nom639' , 'prenom' =&gt; 'prenom639' , 'age' =&gt; 6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0" calcext:value-type="string">
            <text:p>nom640</text:p>
          </table:table-cell>
          <table:table-cell table:formula="of:=&quot;prenom&quot;&amp;ROW()" office:value-type="string" office:string-value="prenom640" calcext:value-type="string">
            <text:p>prenom640</text:p>
          </table:table-cell>
          <table:table-cell table:formula="of:=ROW()" office:value-type="float" office:value="640" calcext:value-type="float">
            <text:p>640</text:p>
          </table:table-cell>
          <table:table-cell/>
          <table:table-cell table:formula="of:=&quot;array('nom' =&gt; '&quot;&amp;[.E640]&amp;&quot;' , 'prenom' =&gt; '&quot;&amp;[.F640]&amp;&quot;' , 'age' =&gt; &quot;&amp;[.G640]&amp;&quot; , 'id_formulaire' =&gt; 1 ),&quot;" office:value-type="string" office:string-value="array('nom' =&gt; 'nom640' , 'prenom' =&gt; 'prenom640' , 'age' =&gt; 640 , 'id_formulaire' =&gt; 1 )," calcext:value-type="string">
            <text:p>array('nom' =&gt; 'nom640' , 'prenom' =&gt; 'prenom640' , 'age' =&gt; 6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1" calcext:value-type="string">
            <text:p>nom641</text:p>
          </table:table-cell>
          <table:table-cell table:formula="of:=&quot;prenom&quot;&amp;ROW()" office:value-type="string" office:string-value="prenom641" calcext:value-type="string">
            <text:p>prenom641</text:p>
          </table:table-cell>
          <table:table-cell table:formula="of:=ROW()" office:value-type="float" office:value="641" calcext:value-type="float">
            <text:p>641</text:p>
          </table:table-cell>
          <table:table-cell/>
          <table:table-cell table:formula="of:=&quot;array('nom' =&gt; '&quot;&amp;[.E641]&amp;&quot;' , 'prenom' =&gt; '&quot;&amp;[.F641]&amp;&quot;' , 'age' =&gt; &quot;&amp;[.G641]&amp;&quot; , 'id_formulaire' =&gt; 1 ),&quot;" office:value-type="string" office:string-value="array('nom' =&gt; 'nom641' , 'prenom' =&gt; 'prenom641' , 'age' =&gt; 641 , 'id_formulaire' =&gt; 1 )," calcext:value-type="string">
            <text:p>array('nom' =&gt; 'nom641' , 'prenom' =&gt; 'prenom641' , 'age' =&gt; 6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2" calcext:value-type="string">
            <text:p>nom642</text:p>
          </table:table-cell>
          <table:table-cell table:formula="of:=&quot;prenom&quot;&amp;ROW()" office:value-type="string" office:string-value="prenom642" calcext:value-type="string">
            <text:p>prenom642</text:p>
          </table:table-cell>
          <table:table-cell table:formula="of:=ROW()" office:value-type="float" office:value="642" calcext:value-type="float">
            <text:p>642</text:p>
          </table:table-cell>
          <table:table-cell/>
          <table:table-cell table:formula="of:=&quot;array('nom' =&gt; '&quot;&amp;[.E642]&amp;&quot;' , 'prenom' =&gt; '&quot;&amp;[.F642]&amp;&quot;' , 'age' =&gt; &quot;&amp;[.G642]&amp;&quot; , 'id_formulaire' =&gt; 1 ),&quot;" office:value-type="string" office:string-value="array('nom' =&gt; 'nom642' , 'prenom' =&gt; 'prenom642' , 'age' =&gt; 642 , 'id_formulaire' =&gt; 1 )," calcext:value-type="string">
            <text:p>array('nom' =&gt; 'nom642' , 'prenom' =&gt; 'prenom642' , 'age' =&gt; 6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3" calcext:value-type="string">
            <text:p>nom643</text:p>
          </table:table-cell>
          <table:table-cell table:formula="of:=&quot;prenom&quot;&amp;ROW()" office:value-type="string" office:string-value="prenom643" calcext:value-type="string">
            <text:p>prenom643</text:p>
          </table:table-cell>
          <table:table-cell table:formula="of:=ROW()" office:value-type="float" office:value="643" calcext:value-type="float">
            <text:p>643</text:p>
          </table:table-cell>
          <table:table-cell/>
          <table:table-cell table:formula="of:=&quot;array('nom' =&gt; '&quot;&amp;[.E643]&amp;&quot;' , 'prenom' =&gt; '&quot;&amp;[.F643]&amp;&quot;' , 'age' =&gt; &quot;&amp;[.G643]&amp;&quot; , 'id_formulaire' =&gt; 1 ),&quot;" office:value-type="string" office:string-value="array('nom' =&gt; 'nom643' , 'prenom' =&gt; 'prenom643' , 'age' =&gt; 643 , 'id_formulaire' =&gt; 1 )," calcext:value-type="string">
            <text:p>array('nom' =&gt; 'nom643' , 'prenom' =&gt; 'prenom643' , 'age' =&gt; 6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4" calcext:value-type="string">
            <text:p>nom644</text:p>
          </table:table-cell>
          <table:table-cell table:formula="of:=&quot;prenom&quot;&amp;ROW()" office:value-type="string" office:string-value="prenom644" calcext:value-type="string">
            <text:p>prenom644</text:p>
          </table:table-cell>
          <table:table-cell table:formula="of:=ROW()" office:value-type="float" office:value="644" calcext:value-type="float">
            <text:p>644</text:p>
          </table:table-cell>
          <table:table-cell/>
          <table:table-cell table:formula="of:=&quot;array('nom' =&gt; '&quot;&amp;[.E644]&amp;&quot;' , 'prenom' =&gt; '&quot;&amp;[.F644]&amp;&quot;' , 'age' =&gt; &quot;&amp;[.G644]&amp;&quot; , 'id_formulaire' =&gt; 1 ),&quot;" office:value-type="string" office:string-value="array('nom' =&gt; 'nom644' , 'prenom' =&gt; 'prenom644' , 'age' =&gt; 644 , 'id_formulaire' =&gt; 1 )," calcext:value-type="string">
            <text:p>array('nom' =&gt; 'nom644' , 'prenom' =&gt; 'prenom644' , 'age' =&gt; 6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5" calcext:value-type="string">
            <text:p>nom645</text:p>
          </table:table-cell>
          <table:table-cell table:formula="of:=&quot;prenom&quot;&amp;ROW()" office:value-type="string" office:string-value="prenom645" calcext:value-type="string">
            <text:p>prenom645</text:p>
          </table:table-cell>
          <table:table-cell table:formula="of:=ROW()" office:value-type="float" office:value="645" calcext:value-type="float">
            <text:p>645</text:p>
          </table:table-cell>
          <table:table-cell/>
          <table:table-cell table:formula="of:=&quot;array('nom' =&gt; '&quot;&amp;[.E645]&amp;&quot;' , 'prenom' =&gt; '&quot;&amp;[.F645]&amp;&quot;' , 'age' =&gt; &quot;&amp;[.G645]&amp;&quot; , 'id_formulaire' =&gt; 1 ),&quot;" office:value-type="string" office:string-value="array('nom' =&gt; 'nom645' , 'prenom' =&gt; 'prenom645' , 'age' =&gt; 645 , 'id_formulaire' =&gt; 1 )," calcext:value-type="string">
            <text:p>array('nom' =&gt; 'nom645' , 'prenom' =&gt; 'prenom645' , 'age' =&gt; 6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6" calcext:value-type="string">
            <text:p>nom646</text:p>
          </table:table-cell>
          <table:table-cell table:formula="of:=&quot;prenom&quot;&amp;ROW()" office:value-type="string" office:string-value="prenom646" calcext:value-type="string">
            <text:p>prenom646</text:p>
          </table:table-cell>
          <table:table-cell table:formula="of:=ROW()" office:value-type="float" office:value="646" calcext:value-type="float">
            <text:p>646</text:p>
          </table:table-cell>
          <table:table-cell/>
          <table:table-cell table:formula="of:=&quot;array('nom' =&gt; '&quot;&amp;[.E646]&amp;&quot;' , 'prenom' =&gt; '&quot;&amp;[.F646]&amp;&quot;' , 'age' =&gt; &quot;&amp;[.G646]&amp;&quot; , 'id_formulaire' =&gt; 1 ),&quot;" office:value-type="string" office:string-value="array('nom' =&gt; 'nom646' , 'prenom' =&gt; 'prenom646' , 'age' =&gt; 646 , 'id_formulaire' =&gt; 1 )," calcext:value-type="string">
            <text:p>array('nom' =&gt; 'nom646' , 'prenom' =&gt; 'prenom646' , 'age' =&gt; 6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7" calcext:value-type="string">
            <text:p>nom647</text:p>
          </table:table-cell>
          <table:table-cell table:formula="of:=&quot;prenom&quot;&amp;ROW()" office:value-type="string" office:string-value="prenom647" calcext:value-type="string">
            <text:p>prenom647</text:p>
          </table:table-cell>
          <table:table-cell table:formula="of:=ROW()" office:value-type="float" office:value="647" calcext:value-type="float">
            <text:p>647</text:p>
          </table:table-cell>
          <table:table-cell/>
          <table:table-cell table:formula="of:=&quot;array('nom' =&gt; '&quot;&amp;[.E647]&amp;&quot;' , 'prenom' =&gt; '&quot;&amp;[.F647]&amp;&quot;' , 'age' =&gt; &quot;&amp;[.G647]&amp;&quot; , 'id_formulaire' =&gt; 1 ),&quot;" office:value-type="string" office:string-value="array('nom' =&gt; 'nom647' , 'prenom' =&gt; 'prenom647' , 'age' =&gt; 647 , 'id_formulaire' =&gt; 1 )," calcext:value-type="string">
            <text:p>array('nom' =&gt; 'nom647' , 'prenom' =&gt; 'prenom647' , 'age' =&gt; 6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8" calcext:value-type="string">
            <text:p>nom648</text:p>
          </table:table-cell>
          <table:table-cell table:formula="of:=&quot;prenom&quot;&amp;ROW()" office:value-type="string" office:string-value="prenom648" calcext:value-type="string">
            <text:p>prenom648</text:p>
          </table:table-cell>
          <table:table-cell table:formula="of:=ROW()" office:value-type="float" office:value="648" calcext:value-type="float">
            <text:p>648</text:p>
          </table:table-cell>
          <table:table-cell/>
          <table:table-cell table:formula="of:=&quot;array('nom' =&gt; '&quot;&amp;[.E648]&amp;&quot;' , 'prenom' =&gt; '&quot;&amp;[.F648]&amp;&quot;' , 'age' =&gt; &quot;&amp;[.G648]&amp;&quot; , 'id_formulaire' =&gt; 1 ),&quot;" office:value-type="string" office:string-value="array('nom' =&gt; 'nom648' , 'prenom' =&gt; 'prenom648' , 'age' =&gt; 648 , 'id_formulaire' =&gt; 1 )," calcext:value-type="string">
            <text:p>array('nom' =&gt; 'nom648' , 'prenom' =&gt; 'prenom648' , 'age' =&gt; 6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49" calcext:value-type="string">
            <text:p>nom649</text:p>
          </table:table-cell>
          <table:table-cell table:formula="of:=&quot;prenom&quot;&amp;ROW()" office:value-type="string" office:string-value="prenom649" calcext:value-type="string">
            <text:p>prenom649</text:p>
          </table:table-cell>
          <table:table-cell table:formula="of:=ROW()" office:value-type="float" office:value="649" calcext:value-type="float">
            <text:p>649</text:p>
          </table:table-cell>
          <table:table-cell/>
          <table:table-cell table:formula="of:=&quot;array('nom' =&gt; '&quot;&amp;[.E649]&amp;&quot;' , 'prenom' =&gt; '&quot;&amp;[.F649]&amp;&quot;' , 'age' =&gt; &quot;&amp;[.G649]&amp;&quot; , 'id_formulaire' =&gt; 1 ),&quot;" office:value-type="string" office:string-value="array('nom' =&gt; 'nom649' , 'prenom' =&gt; 'prenom649' , 'age' =&gt; 649 , 'id_formulaire' =&gt; 1 )," calcext:value-type="string">
            <text:p>array('nom' =&gt; 'nom649' , 'prenom' =&gt; 'prenom649' , 'age' =&gt; 6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0" calcext:value-type="string">
            <text:p>nom650</text:p>
          </table:table-cell>
          <table:table-cell table:formula="of:=&quot;prenom&quot;&amp;ROW()" office:value-type="string" office:string-value="prenom650" calcext:value-type="string">
            <text:p>prenom650</text:p>
          </table:table-cell>
          <table:table-cell table:formula="of:=ROW()" office:value-type="float" office:value="650" calcext:value-type="float">
            <text:p>650</text:p>
          </table:table-cell>
          <table:table-cell/>
          <table:table-cell table:formula="of:=&quot;array('nom' =&gt; '&quot;&amp;[.E650]&amp;&quot;' , 'prenom' =&gt; '&quot;&amp;[.F650]&amp;&quot;' , 'age' =&gt; &quot;&amp;[.G650]&amp;&quot; , 'id_formulaire' =&gt; 1 ),&quot;" office:value-type="string" office:string-value="array('nom' =&gt; 'nom650' , 'prenom' =&gt; 'prenom650' , 'age' =&gt; 650 , 'id_formulaire' =&gt; 1 )," calcext:value-type="string">
            <text:p>array('nom' =&gt; 'nom650' , 'prenom' =&gt; 'prenom650' , 'age' =&gt; 6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1" calcext:value-type="string">
            <text:p>nom651</text:p>
          </table:table-cell>
          <table:table-cell table:formula="of:=&quot;prenom&quot;&amp;ROW()" office:value-type="string" office:string-value="prenom651" calcext:value-type="string">
            <text:p>prenom651</text:p>
          </table:table-cell>
          <table:table-cell table:formula="of:=ROW()" office:value-type="float" office:value="651" calcext:value-type="float">
            <text:p>651</text:p>
          </table:table-cell>
          <table:table-cell/>
          <table:table-cell table:formula="of:=&quot;array('nom' =&gt; '&quot;&amp;[.E651]&amp;&quot;' , 'prenom' =&gt; '&quot;&amp;[.F651]&amp;&quot;' , 'age' =&gt; &quot;&amp;[.G651]&amp;&quot; , 'id_formulaire' =&gt; 1 ),&quot;" office:value-type="string" office:string-value="array('nom' =&gt; 'nom651' , 'prenom' =&gt; 'prenom651' , 'age' =&gt; 651 , 'id_formulaire' =&gt; 1 )," calcext:value-type="string">
            <text:p>array('nom' =&gt; 'nom651' , 'prenom' =&gt; 'prenom651' , 'age' =&gt; 6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2" calcext:value-type="string">
            <text:p>nom652</text:p>
          </table:table-cell>
          <table:table-cell table:formula="of:=&quot;prenom&quot;&amp;ROW()" office:value-type="string" office:string-value="prenom652" calcext:value-type="string">
            <text:p>prenom652</text:p>
          </table:table-cell>
          <table:table-cell table:formula="of:=ROW()" office:value-type="float" office:value="652" calcext:value-type="float">
            <text:p>652</text:p>
          </table:table-cell>
          <table:table-cell/>
          <table:table-cell table:formula="of:=&quot;array('nom' =&gt; '&quot;&amp;[.E652]&amp;&quot;' , 'prenom' =&gt; '&quot;&amp;[.F652]&amp;&quot;' , 'age' =&gt; &quot;&amp;[.G652]&amp;&quot; , 'id_formulaire' =&gt; 1 ),&quot;" office:value-type="string" office:string-value="array('nom' =&gt; 'nom652' , 'prenom' =&gt; 'prenom652' , 'age' =&gt; 652 , 'id_formulaire' =&gt; 1 )," calcext:value-type="string">
            <text:p>array('nom' =&gt; 'nom652' , 'prenom' =&gt; 'prenom652' , 'age' =&gt; 6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3" calcext:value-type="string">
            <text:p>nom653</text:p>
          </table:table-cell>
          <table:table-cell table:formula="of:=&quot;prenom&quot;&amp;ROW()" office:value-type="string" office:string-value="prenom653" calcext:value-type="string">
            <text:p>prenom653</text:p>
          </table:table-cell>
          <table:table-cell table:formula="of:=ROW()" office:value-type="float" office:value="653" calcext:value-type="float">
            <text:p>653</text:p>
          </table:table-cell>
          <table:table-cell/>
          <table:table-cell table:formula="of:=&quot;array('nom' =&gt; '&quot;&amp;[.E653]&amp;&quot;' , 'prenom' =&gt; '&quot;&amp;[.F653]&amp;&quot;' , 'age' =&gt; &quot;&amp;[.G653]&amp;&quot; , 'id_formulaire' =&gt; 1 ),&quot;" office:value-type="string" office:string-value="array('nom' =&gt; 'nom653' , 'prenom' =&gt; 'prenom653' , 'age' =&gt; 653 , 'id_formulaire' =&gt; 1 )," calcext:value-type="string">
            <text:p>array('nom' =&gt; 'nom653' , 'prenom' =&gt; 'prenom653' , 'age' =&gt; 6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4" calcext:value-type="string">
            <text:p>nom654</text:p>
          </table:table-cell>
          <table:table-cell table:formula="of:=&quot;prenom&quot;&amp;ROW()" office:value-type="string" office:string-value="prenom654" calcext:value-type="string">
            <text:p>prenom654</text:p>
          </table:table-cell>
          <table:table-cell table:formula="of:=ROW()" office:value-type="float" office:value="654" calcext:value-type="float">
            <text:p>654</text:p>
          </table:table-cell>
          <table:table-cell/>
          <table:table-cell table:formula="of:=&quot;array('nom' =&gt; '&quot;&amp;[.E654]&amp;&quot;' , 'prenom' =&gt; '&quot;&amp;[.F654]&amp;&quot;' , 'age' =&gt; &quot;&amp;[.G654]&amp;&quot; , 'id_formulaire' =&gt; 1 ),&quot;" office:value-type="string" office:string-value="array('nom' =&gt; 'nom654' , 'prenom' =&gt; 'prenom654' , 'age' =&gt; 654 , 'id_formulaire' =&gt; 1 )," calcext:value-type="string">
            <text:p>array('nom' =&gt; 'nom654' , 'prenom' =&gt; 'prenom654' , 'age' =&gt; 6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5" calcext:value-type="string">
            <text:p>nom655</text:p>
          </table:table-cell>
          <table:table-cell table:formula="of:=&quot;prenom&quot;&amp;ROW()" office:value-type="string" office:string-value="prenom655" calcext:value-type="string">
            <text:p>prenom655</text:p>
          </table:table-cell>
          <table:table-cell table:formula="of:=ROW()" office:value-type="float" office:value="655" calcext:value-type="float">
            <text:p>655</text:p>
          </table:table-cell>
          <table:table-cell/>
          <table:table-cell table:formula="of:=&quot;array('nom' =&gt; '&quot;&amp;[.E655]&amp;&quot;' , 'prenom' =&gt; '&quot;&amp;[.F655]&amp;&quot;' , 'age' =&gt; &quot;&amp;[.G655]&amp;&quot; , 'id_formulaire' =&gt; 1 ),&quot;" office:value-type="string" office:string-value="array('nom' =&gt; 'nom655' , 'prenom' =&gt; 'prenom655' , 'age' =&gt; 655 , 'id_formulaire' =&gt; 1 )," calcext:value-type="string">
            <text:p>array('nom' =&gt; 'nom655' , 'prenom' =&gt; 'prenom655' , 'age' =&gt; 6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6" calcext:value-type="string">
            <text:p>nom656</text:p>
          </table:table-cell>
          <table:table-cell table:formula="of:=&quot;prenom&quot;&amp;ROW()" office:value-type="string" office:string-value="prenom656" calcext:value-type="string">
            <text:p>prenom656</text:p>
          </table:table-cell>
          <table:table-cell table:formula="of:=ROW()" office:value-type="float" office:value="656" calcext:value-type="float">
            <text:p>656</text:p>
          </table:table-cell>
          <table:table-cell/>
          <table:table-cell table:formula="of:=&quot;array('nom' =&gt; '&quot;&amp;[.E656]&amp;&quot;' , 'prenom' =&gt; '&quot;&amp;[.F656]&amp;&quot;' , 'age' =&gt; &quot;&amp;[.G656]&amp;&quot; , 'id_formulaire' =&gt; 1 ),&quot;" office:value-type="string" office:string-value="array('nom' =&gt; 'nom656' , 'prenom' =&gt; 'prenom656' , 'age' =&gt; 656 , 'id_formulaire' =&gt; 1 )," calcext:value-type="string">
            <text:p>array('nom' =&gt; 'nom656' , 'prenom' =&gt; 'prenom656' , 'age' =&gt; 6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7" calcext:value-type="string">
            <text:p>nom657</text:p>
          </table:table-cell>
          <table:table-cell table:formula="of:=&quot;prenom&quot;&amp;ROW()" office:value-type="string" office:string-value="prenom657" calcext:value-type="string">
            <text:p>prenom657</text:p>
          </table:table-cell>
          <table:table-cell table:formula="of:=ROW()" office:value-type="float" office:value="657" calcext:value-type="float">
            <text:p>657</text:p>
          </table:table-cell>
          <table:table-cell/>
          <table:table-cell table:formula="of:=&quot;array('nom' =&gt; '&quot;&amp;[.E657]&amp;&quot;' , 'prenom' =&gt; '&quot;&amp;[.F657]&amp;&quot;' , 'age' =&gt; &quot;&amp;[.G657]&amp;&quot; , 'id_formulaire' =&gt; 1 ),&quot;" office:value-type="string" office:string-value="array('nom' =&gt; 'nom657' , 'prenom' =&gt; 'prenom657' , 'age' =&gt; 657 , 'id_formulaire' =&gt; 1 )," calcext:value-type="string">
            <text:p>array('nom' =&gt; 'nom657' , 'prenom' =&gt; 'prenom657' , 'age' =&gt; 6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8" calcext:value-type="string">
            <text:p>nom658</text:p>
          </table:table-cell>
          <table:table-cell table:formula="of:=&quot;prenom&quot;&amp;ROW()" office:value-type="string" office:string-value="prenom658" calcext:value-type="string">
            <text:p>prenom658</text:p>
          </table:table-cell>
          <table:table-cell table:formula="of:=ROW()" office:value-type="float" office:value="658" calcext:value-type="float">
            <text:p>658</text:p>
          </table:table-cell>
          <table:table-cell/>
          <table:table-cell table:formula="of:=&quot;array('nom' =&gt; '&quot;&amp;[.E658]&amp;&quot;' , 'prenom' =&gt; '&quot;&amp;[.F658]&amp;&quot;' , 'age' =&gt; &quot;&amp;[.G658]&amp;&quot; , 'id_formulaire' =&gt; 1 ),&quot;" office:value-type="string" office:string-value="array('nom' =&gt; 'nom658' , 'prenom' =&gt; 'prenom658' , 'age' =&gt; 658 , 'id_formulaire' =&gt; 1 )," calcext:value-type="string">
            <text:p>array('nom' =&gt; 'nom658' , 'prenom' =&gt; 'prenom658' , 'age' =&gt; 6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59" calcext:value-type="string">
            <text:p>nom659</text:p>
          </table:table-cell>
          <table:table-cell table:formula="of:=&quot;prenom&quot;&amp;ROW()" office:value-type="string" office:string-value="prenom659" calcext:value-type="string">
            <text:p>prenom659</text:p>
          </table:table-cell>
          <table:table-cell table:formula="of:=ROW()" office:value-type="float" office:value="659" calcext:value-type="float">
            <text:p>659</text:p>
          </table:table-cell>
          <table:table-cell/>
          <table:table-cell table:formula="of:=&quot;array('nom' =&gt; '&quot;&amp;[.E659]&amp;&quot;' , 'prenom' =&gt; '&quot;&amp;[.F659]&amp;&quot;' , 'age' =&gt; &quot;&amp;[.G659]&amp;&quot; , 'id_formulaire' =&gt; 1 ),&quot;" office:value-type="string" office:string-value="array('nom' =&gt; 'nom659' , 'prenom' =&gt; 'prenom659' , 'age' =&gt; 659 , 'id_formulaire' =&gt; 1 )," calcext:value-type="string">
            <text:p>array('nom' =&gt; 'nom659' , 'prenom' =&gt; 'prenom659' , 'age' =&gt; 6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0" calcext:value-type="string">
            <text:p>nom660</text:p>
          </table:table-cell>
          <table:table-cell table:formula="of:=&quot;prenom&quot;&amp;ROW()" office:value-type="string" office:string-value="prenom660" calcext:value-type="string">
            <text:p>prenom660</text:p>
          </table:table-cell>
          <table:table-cell table:formula="of:=ROW()" office:value-type="float" office:value="660" calcext:value-type="float">
            <text:p>660</text:p>
          </table:table-cell>
          <table:table-cell/>
          <table:table-cell table:formula="of:=&quot;array('nom' =&gt; '&quot;&amp;[.E660]&amp;&quot;' , 'prenom' =&gt; '&quot;&amp;[.F660]&amp;&quot;' , 'age' =&gt; &quot;&amp;[.G660]&amp;&quot; , 'id_formulaire' =&gt; 1 ),&quot;" office:value-type="string" office:string-value="array('nom' =&gt; 'nom660' , 'prenom' =&gt; 'prenom660' , 'age' =&gt; 660 , 'id_formulaire' =&gt; 1 )," calcext:value-type="string">
            <text:p>array('nom' =&gt; 'nom660' , 'prenom' =&gt; 'prenom660' , 'age' =&gt; 6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1" calcext:value-type="string">
            <text:p>nom661</text:p>
          </table:table-cell>
          <table:table-cell table:formula="of:=&quot;prenom&quot;&amp;ROW()" office:value-type="string" office:string-value="prenom661" calcext:value-type="string">
            <text:p>prenom661</text:p>
          </table:table-cell>
          <table:table-cell table:formula="of:=ROW()" office:value-type="float" office:value="661" calcext:value-type="float">
            <text:p>661</text:p>
          </table:table-cell>
          <table:table-cell/>
          <table:table-cell table:formula="of:=&quot;array('nom' =&gt; '&quot;&amp;[.E661]&amp;&quot;' , 'prenom' =&gt; '&quot;&amp;[.F661]&amp;&quot;' , 'age' =&gt; &quot;&amp;[.G661]&amp;&quot; , 'id_formulaire' =&gt; 1 ),&quot;" office:value-type="string" office:string-value="array('nom' =&gt; 'nom661' , 'prenom' =&gt; 'prenom661' , 'age' =&gt; 661 , 'id_formulaire' =&gt; 1 )," calcext:value-type="string">
            <text:p>array('nom' =&gt; 'nom661' , 'prenom' =&gt; 'prenom661' , 'age' =&gt; 6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2" calcext:value-type="string">
            <text:p>nom662</text:p>
          </table:table-cell>
          <table:table-cell table:formula="of:=&quot;prenom&quot;&amp;ROW()" office:value-type="string" office:string-value="prenom662" calcext:value-type="string">
            <text:p>prenom662</text:p>
          </table:table-cell>
          <table:table-cell table:formula="of:=ROW()" office:value-type="float" office:value="662" calcext:value-type="float">
            <text:p>662</text:p>
          </table:table-cell>
          <table:table-cell/>
          <table:table-cell table:formula="of:=&quot;array('nom' =&gt; '&quot;&amp;[.E662]&amp;&quot;' , 'prenom' =&gt; '&quot;&amp;[.F662]&amp;&quot;' , 'age' =&gt; &quot;&amp;[.G662]&amp;&quot; , 'id_formulaire' =&gt; 1 ),&quot;" office:value-type="string" office:string-value="array('nom' =&gt; 'nom662' , 'prenom' =&gt; 'prenom662' , 'age' =&gt; 662 , 'id_formulaire' =&gt; 1 )," calcext:value-type="string">
            <text:p>array('nom' =&gt; 'nom662' , 'prenom' =&gt; 'prenom662' , 'age' =&gt; 6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3" calcext:value-type="string">
            <text:p>nom663</text:p>
          </table:table-cell>
          <table:table-cell table:formula="of:=&quot;prenom&quot;&amp;ROW()" office:value-type="string" office:string-value="prenom663" calcext:value-type="string">
            <text:p>prenom663</text:p>
          </table:table-cell>
          <table:table-cell table:formula="of:=ROW()" office:value-type="float" office:value="663" calcext:value-type="float">
            <text:p>663</text:p>
          </table:table-cell>
          <table:table-cell/>
          <table:table-cell table:formula="of:=&quot;array('nom' =&gt; '&quot;&amp;[.E663]&amp;&quot;' , 'prenom' =&gt; '&quot;&amp;[.F663]&amp;&quot;' , 'age' =&gt; &quot;&amp;[.G663]&amp;&quot; , 'id_formulaire' =&gt; 1 ),&quot;" office:value-type="string" office:string-value="array('nom' =&gt; 'nom663' , 'prenom' =&gt; 'prenom663' , 'age' =&gt; 663 , 'id_formulaire' =&gt; 1 )," calcext:value-type="string">
            <text:p>array('nom' =&gt; 'nom663' , 'prenom' =&gt; 'prenom663' , 'age' =&gt; 6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4" calcext:value-type="string">
            <text:p>nom664</text:p>
          </table:table-cell>
          <table:table-cell table:formula="of:=&quot;prenom&quot;&amp;ROW()" office:value-type="string" office:string-value="prenom664" calcext:value-type="string">
            <text:p>prenom664</text:p>
          </table:table-cell>
          <table:table-cell table:formula="of:=ROW()" office:value-type="float" office:value="664" calcext:value-type="float">
            <text:p>664</text:p>
          </table:table-cell>
          <table:table-cell/>
          <table:table-cell table:formula="of:=&quot;array('nom' =&gt; '&quot;&amp;[.E664]&amp;&quot;' , 'prenom' =&gt; '&quot;&amp;[.F664]&amp;&quot;' , 'age' =&gt; &quot;&amp;[.G664]&amp;&quot; , 'id_formulaire' =&gt; 1 ),&quot;" office:value-type="string" office:string-value="array('nom' =&gt; 'nom664' , 'prenom' =&gt; 'prenom664' , 'age' =&gt; 664 , 'id_formulaire' =&gt; 1 )," calcext:value-type="string">
            <text:p>array('nom' =&gt; 'nom664' , 'prenom' =&gt; 'prenom664' , 'age' =&gt; 6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5" calcext:value-type="string">
            <text:p>nom665</text:p>
          </table:table-cell>
          <table:table-cell table:formula="of:=&quot;prenom&quot;&amp;ROW()" office:value-type="string" office:string-value="prenom665" calcext:value-type="string">
            <text:p>prenom665</text:p>
          </table:table-cell>
          <table:table-cell table:formula="of:=ROW()" office:value-type="float" office:value="665" calcext:value-type="float">
            <text:p>665</text:p>
          </table:table-cell>
          <table:table-cell/>
          <table:table-cell table:formula="of:=&quot;array('nom' =&gt; '&quot;&amp;[.E665]&amp;&quot;' , 'prenom' =&gt; '&quot;&amp;[.F665]&amp;&quot;' , 'age' =&gt; &quot;&amp;[.G665]&amp;&quot; , 'id_formulaire' =&gt; 1 ),&quot;" office:value-type="string" office:string-value="array('nom' =&gt; 'nom665' , 'prenom' =&gt; 'prenom665' , 'age' =&gt; 665 , 'id_formulaire' =&gt; 1 )," calcext:value-type="string">
            <text:p>array('nom' =&gt; 'nom665' , 'prenom' =&gt; 'prenom665' , 'age' =&gt; 6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6" calcext:value-type="string">
            <text:p>nom666</text:p>
          </table:table-cell>
          <table:table-cell table:formula="of:=&quot;prenom&quot;&amp;ROW()" office:value-type="string" office:string-value="prenom666" calcext:value-type="string">
            <text:p>prenom666</text:p>
          </table:table-cell>
          <table:table-cell table:formula="of:=ROW()" office:value-type="float" office:value="666" calcext:value-type="float">
            <text:p>666</text:p>
          </table:table-cell>
          <table:table-cell/>
          <table:table-cell table:formula="of:=&quot;array('nom' =&gt; '&quot;&amp;[.E666]&amp;&quot;' , 'prenom' =&gt; '&quot;&amp;[.F666]&amp;&quot;' , 'age' =&gt; &quot;&amp;[.G666]&amp;&quot; , 'id_formulaire' =&gt; 1 ),&quot;" office:value-type="string" office:string-value="array('nom' =&gt; 'nom666' , 'prenom' =&gt; 'prenom666' , 'age' =&gt; 666 , 'id_formulaire' =&gt; 1 )," calcext:value-type="string">
            <text:p>array('nom' =&gt; 'nom666' , 'prenom' =&gt; 'prenom666' , 'age' =&gt; 6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7" calcext:value-type="string">
            <text:p>nom667</text:p>
          </table:table-cell>
          <table:table-cell table:formula="of:=&quot;prenom&quot;&amp;ROW()" office:value-type="string" office:string-value="prenom667" calcext:value-type="string">
            <text:p>prenom667</text:p>
          </table:table-cell>
          <table:table-cell table:formula="of:=ROW()" office:value-type="float" office:value="667" calcext:value-type="float">
            <text:p>667</text:p>
          </table:table-cell>
          <table:table-cell/>
          <table:table-cell table:formula="of:=&quot;array('nom' =&gt; '&quot;&amp;[.E667]&amp;&quot;' , 'prenom' =&gt; '&quot;&amp;[.F667]&amp;&quot;' , 'age' =&gt; &quot;&amp;[.G667]&amp;&quot; , 'id_formulaire' =&gt; 1 ),&quot;" office:value-type="string" office:string-value="array('nom' =&gt; 'nom667' , 'prenom' =&gt; 'prenom667' , 'age' =&gt; 667 , 'id_formulaire' =&gt; 1 )," calcext:value-type="string">
            <text:p>array('nom' =&gt; 'nom667' , 'prenom' =&gt; 'prenom667' , 'age' =&gt; 6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8" calcext:value-type="string">
            <text:p>nom668</text:p>
          </table:table-cell>
          <table:table-cell table:formula="of:=&quot;prenom&quot;&amp;ROW()" office:value-type="string" office:string-value="prenom668" calcext:value-type="string">
            <text:p>prenom668</text:p>
          </table:table-cell>
          <table:table-cell table:formula="of:=ROW()" office:value-type="float" office:value="668" calcext:value-type="float">
            <text:p>668</text:p>
          </table:table-cell>
          <table:table-cell/>
          <table:table-cell table:formula="of:=&quot;array('nom' =&gt; '&quot;&amp;[.E668]&amp;&quot;' , 'prenom' =&gt; '&quot;&amp;[.F668]&amp;&quot;' , 'age' =&gt; &quot;&amp;[.G668]&amp;&quot; , 'id_formulaire' =&gt; 1 ),&quot;" office:value-type="string" office:string-value="array('nom' =&gt; 'nom668' , 'prenom' =&gt; 'prenom668' , 'age' =&gt; 668 , 'id_formulaire' =&gt; 1 )," calcext:value-type="string">
            <text:p>array('nom' =&gt; 'nom668' , 'prenom' =&gt; 'prenom668' , 'age' =&gt; 6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69" calcext:value-type="string">
            <text:p>nom669</text:p>
          </table:table-cell>
          <table:table-cell table:formula="of:=&quot;prenom&quot;&amp;ROW()" office:value-type="string" office:string-value="prenom669" calcext:value-type="string">
            <text:p>prenom669</text:p>
          </table:table-cell>
          <table:table-cell table:formula="of:=ROW()" office:value-type="float" office:value="669" calcext:value-type="float">
            <text:p>669</text:p>
          </table:table-cell>
          <table:table-cell/>
          <table:table-cell table:formula="of:=&quot;array('nom' =&gt; '&quot;&amp;[.E669]&amp;&quot;' , 'prenom' =&gt; '&quot;&amp;[.F669]&amp;&quot;' , 'age' =&gt; &quot;&amp;[.G669]&amp;&quot; , 'id_formulaire' =&gt; 1 ),&quot;" office:value-type="string" office:string-value="array('nom' =&gt; 'nom669' , 'prenom' =&gt; 'prenom669' , 'age' =&gt; 669 , 'id_formulaire' =&gt; 1 )," calcext:value-type="string">
            <text:p>array('nom' =&gt; 'nom669' , 'prenom' =&gt; 'prenom669' , 'age' =&gt; 6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0" calcext:value-type="string">
            <text:p>nom670</text:p>
          </table:table-cell>
          <table:table-cell table:formula="of:=&quot;prenom&quot;&amp;ROW()" office:value-type="string" office:string-value="prenom670" calcext:value-type="string">
            <text:p>prenom670</text:p>
          </table:table-cell>
          <table:table-cell table:formula="of:=ROW()" office:value-type="float" office:value="670" calcext:value-type="float">
            <text:p>670</text:p>
          </table:table-cell>
          <table:table-cell/>
          <table:table-cell table:formula="of:=&quot;array('nom' =&gt; '&quot;&amp;[.E670]&amp;&quot;' , 'prenom' =&gt; '&quot;&amp;[.F670]&amp;&quot;' , 'age' =&gt; &quot;&amp;[.G670]&amp;&quot; , 'id_formulaire' =&gt; 1 ),&quot;" office:value-type="string" office:string-value="array('nom' =&gt; 'nom670' , 'prenom' =&gt; 'prenom670' , 'age' =&gt; 670 , 'id_formulaire' =&gt; 1 )," calcext:value-type="string">
            <text:p>array('nom' =&gt; 'nom670' , 'prenom' =&gt; 'prenom670' , 'age' =&gt; 6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1" calcext:value-type="string">
            <text:p>nom671</text:p>
          </table:table-cell>
          <table:table-cell table:formula="of:=&quot;prenom&quot;&amp;ROW()" office:value-type="string" office:string-value="prenom671" calcext:value-type="string">
            <text:p>prenom671</text:p>
          </table:table-cell>
          <table:table-cell table:formula="of:=ROW()" office:value-type="float" office:value="671" calcext:value-type="float">
            <text:p>671</text:p>
          </table:table-cell>
          <table:table-cell/>
          <table:table-cell table:formula="of:=&quot;array('nom' =&gt; '&quot;&amp;[.E671]&amp;&quot;' , 'prenom' =&gt; '&quot;&amp;[.F671]&amp;&quot;' , 'age' =&gt; &quot;&amp;[.G671]&amp;&quot; , 'id_formulaire' =&gt; 1 ),&quot;" office:value-type="string" office:string-value="array('nom' =&gt; 'nom671' , 'prenom' =&gt; 'prenom671' , 'age' =&gt; 671 , 'id_formulaire' =&gt; 1 )," calcext:value-type="string">
            <text:p>array('nom' =&gt; 'nom671' , 'prenom' =&gt; 'prenom671' , 'age' =&gt; 6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2" calcext:value-type="string">
            <text:p>nom672</text:p>
          </table:table-cell>
          <table:table-cell table:formula="of:=&quot;prenom&quot;&amp;ROW()" office:value-type="string" office:string-value="prenom672" calcext:value-type="string">
            <text:p>prenom672</text:p>
          </table:table-cell>
          <table:table-cell table:formula="of:=ROW()" office:value-type="float" office:value="672" calcext:value-type="float">
            <text:p>672</text:p>
          </table:table-cell>
          <table:table-cell/>
          <table:table-cell table:formula="of:=&quot;array('nom' =&gt; '&quot;&amp;[.E672]&amp;&quot;' , 'prenom' =&gt; '&quot;&amp;[.F672]&amp;&quot;' , 'age' =&gt; &quot;&amp;[.G672]&amp;&quot; , 'id_formulaire' =&gt; 1 ),&quot;" office:value-type="string" office:string-value="array('nom' =&gt; 'nom672' , 'prenom' =&gt; 'prenom672' , 'age' =&gt; 672 , 'id_formulaire' =&gt; 1 )," calcext:value-type="string">
            <text:p>array('nom' =&gt; 'nom672' , 'prenom' =&gt; 'prenom672' , 'age' =&gt; 6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3" calcext:value-type="string">
            <text:p>nom673</text:p>
          </table:table-cell>
          <table:table-cell table:formula="of:=&quot;prenom&quot;&amp;ROW()" office:value-type="string" office:string-value="prenom673" calcext:value-type="string">
            <text:p>prenom673</text:p>
          </table:table-cell>
          <table:table-cell table:formula="of:=ROW()" office:value-type="float" office:value="673" calcext:value-type="float">
            <text:p>673</text:p>
          </table:table-cell>
          <table:table-cell/>
          <table:table-cell table:formula="of:=&quot;array('nom' =&gt; '&quot;&amp;[.E673]&amp;&quot;' , 'prenom' =&gt; '&quot;&amp;[.F673]&amp;&quot;' , 'age' =&gt; &quot;&amp;[.G673]&amp;&quot; , 'id_formulaire' =&gt; 1 ),&quot;" office:value-type="string" office:string-value="array('nom' =&gt; 'nom673' , 'prenom' =&gt; 'prenom673' , 'age' =&gt; 673 , 'id_formulaire' =&gt; 1 )," calcext:value-type="string">
            <text:p>array('nom' =&gt; 'nom673' , 'prenom' =&gt; 'prenom673' , 'age' =&gt; 6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4" calcext:value-type="string">
            <text:p>nom674</text:p>
          </table:table-cell>
          <table:table-cell table:formula="of:=&quot;prenom&quot;&amp;ROW()" office:value-type="string" office:string-value="prenom674" calcext:value-type="string">
            <text:p>prenom674</text:p>
          </table:table-cell>
          <table:table-cell table:formula="of:=ROW()" office:value-type="float" office:value="674" calcext:value-type="float">
            <text:p>674</text:p>
          </table:table-cell>
          <table:table-cell/>
          <table:table-cell table:formula="of:=&quot;array('nom' =&gt; '&quot;&amp;[.E674]&amp;&quot;' , 'prenom' =&gt; '&quot;&amp;[.F674]&amp;&quot;' , 'age' =&gt; &quot;&amp;[.G674]&amp;&quot; , 'id_formulaire' =&gt; 1 ),&quot;" office:value-type="string" office:string-value="array('nom' =&gt; 'nom674' , 'prenom' =&gt; 'prenom674' , 'age' =&gt; 674 , 'id_formulaire' =&gt; 1 )," calcext:value-type="string">
            <text:p>array('nom' =&gt; 'nom674' , 'prenom' =&gt; 'prenom674' , 'age' =&gt; 6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5" calcext:value-type="string">
            <text:p>nom675</text:p>
          </table:table-cell>
          <table:table-cell table:formula="of:=&quot;prenom&quot;&amp;ROW()" office:value-type="string" office:string-value="prenom675" calcext:value-type="string">
            <text:p>prenom675</text:p>
          </table:table-cell>
          <table:table-cell table:formula="of:=ROW()" office:value-type="float" office:value="675" calcext:value-type="float">
            <text:p>675</text:p>
          </table:table-cell>
          <table:table-cell/>
          <table:table-cell table:formula="of:=&quot;array('nom' =&gt; '&quot;&amp;[.E675]&amp;&quot;' , 'prenom' =&gt; '&quot;&amp;[.F675]&amp;&quot;' , 'age' =&gt; &quot;&amp;[.G675]&amp;&quot; , 'id_formulaire' =&gt; 1 ),&quot;" office:value-type="string" office:string-value="array('nom' =&gt; 'nom675' , 'prenom' =&gt; 'prenom675' , 'age' =&gt; 675 , 'id_formulaire' =&gt; 1 )," calcext:value-type="string">
            <text:p>array('nom' =&gt; 'nom675' , 'prenom' =&gt; 'prenom675' , 'age' =&gt; 6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6" calcext:value-type="string">
            <text:p>nom676</text:p>
          </table:table-cell>
          <table:table-cell table:formula="of:=&quot;prenom&quot;&amp;ROW()" office:value-type="string" office:string-value="prenom676" calcext:value-type="string">
            <text:p>prenom676</text:p>
          </table:table-cell>
          <table:table-cell table:formula="of:=ROW()" office:value-type="float" office:value="676" calcext:value-type="float">
            <text:p>676</text:p>
          </table:table-cell>
          <table:table-cell/>
          <table:table-cell table:formula="of:=&quot;array('nom' =&gt; '&quot;&amp;[.E676]&amp;&quot;' , 'prenom' =&gt; '&quot;&amp;[.F676]&amp;&quot;' , 'age' =&gt; &quot;&amp;[.G676]&amp;&quot; , 'id_formulaire' =&gt; 1 ),&quot;" office:value-type="string" office:string-value="array('nom' =&gt; 'nom676' , 'prenom' =&gt; 'prenom676' , 'age' =&gt; 676 , 'id_formulaire' =&gt; 1 )," calcext:value-type="string">
            <text:p>array('nom' =&gt; 'nom676' , 'prenom' =&gt; 'prenom676' , 'age' =&gt; 6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7" calcext:value-type="string">
            <text:p>nom677</text:p>
          </table:table-cell>
          <table:table-cell table:formula="of:=&quot;prenom&quot;&amp;ROW()" office:value-type="string" office:string-value="prenom677" calcext:value-type="string">
            <text:p>prenom677</text:p>
          </table:table-cell>
          <table:table-cell table:formula="of:=ROW()" office:value-type="float" office:value="677" calcext:value-type="float">
            <text:p>677</text:p>
          </table:table-cell>
          <table:table-cell/>
          <table:table-cell table:formula="of:=&quot;array('nom' =&gt; '&quot;&amp;[.E677]&amp;&quot;' , 'prenom' =&gt; '&quot;&amp;[.F677]&amp;&quot;' , 'age' =&gt; &quot;&amp;[.G677]&amp;&quot; , 'id_formulaire' =&gt; 1 ),&quot;" office:value-type="string" office:string-value="array('nom' =&gt; 'nom677' , 'prenom' =&gt; 'prenom677' , 'age' =&gt; 677 , 'id_formulaire' =&gt; 1 )," calcext:value-type="string">
            <text:p>array('nom' =&gt; 'nom677' , 'prenom' =&gt; 'prenom677' , 'age' =&gt; 6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8" calcext:value-type="string">
            <text:p>nom678</text:p>
          </table:table-cell>
          <table:table-cell table:formula="of:=&quot;prenom&quot;&amp;ROW()" office:value-type="string" office:string-value="prenom678" calcext:value-type="string">
            <text:p>prenom678</text:p>
          </table:table-cell>
          <table:table-cell table:formula="of:=ROW()" office:value-type="float" office:value="678" calcext:value-type="float">
            <text:p>678</text:p>
          </table:table-cell>
          <table:table-cell/>
          <table:table-cell table:formula="of:=&quot;array('nom' =&gt; '&quot;&amp;[.E678]&amp;&quot;' , 'prenom' =&gt; '&quot;&amp;[.F678]&amp;&quot;' , 'age' =&gt; &quot;&amp;[.G678]&amp;&quot; , 'id_formulaire' =&gt; 1 ),&quot;" office:value-type="string" office:string-value="array('nom' =&gt; 'nom678' , 'prenom' =&gt; 'prenom678' , 'age' =&gt; 678 , 'id_formulaire' =&gt; 1 )," calcext:value-type="string">
            <text:p>array('nom' =&gt; 'nom678' , 'prenom' =&gt; 'prenom678' , 'age' =&gt; 6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79" calcext:value-type="string">
            <text:p>nom679</text:p>
          </table:table-cell>
          <table:table-cell table:formula="of:=&quot;prenom&quot;&amp;ROW()" office:value-type="string" office:string-value="prenom679" calcext:value-type="string">
            <text:p>prenom679</text:p>
          </table:table-cell>
          <table:table-cell table:formula="of:=ROW()" office:value-type="float" office:value="679" calcext:value-type="float">
            <text:p>679</text:p>
          </table:table-cell>
          <table:table-cell/>
          <table:table-cell table:formula="of:=&quot;array('nom' =&gt; '&quot;&amp;[.E679]&amp;&quot;' , 'prenom' =&gt; '&quot;&amp;[.F679]&amp;&quot;' , 'age' =&gt; &quot;&amp;[.G679]&amp;&quot; , 'id_formulaire' =&gt; 1 ),&quot;" office:value-type="string" office:string-value="array('nom' =&gt; 'nom679' , 'prenom' =&gt; 'prenom679' , 'age' =&gt; 679 , 'id_formulaire' =&gt; 1 )," calcext:value-type="string">
            <text:p>array('nom' =&gt; 'nom679' , 'prenom' =&gt; 'prenom679' , 'age' =&gt; 6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0" calcext:value-type="string">
            <text:p>nom680</text:p>
          </table:table-cell>
          <table:table-cell table:formula="of:=&quot;prenom&quot;&amp;ROW()" office:value-type="string" office:string-value="prenom680" calcext:value-type="string">
            <text:p>prenom680</text:p>
          </table:table-cell>
          <table:table-cell table:formula="of:=ROW()" office:value-type="float" office:value="680" calcext:value-type="float">
            <text:p>680</text:p>
          </table:table-cell>
          <table:table-cell/>
          <table:table-cell table:formula="of:=&quot;array('nom' =&gt; '&quot;&amp;[.E680]&amp;&quot;' , 'prenom' =&gt; '&quot;&amp;[.F680]&amp;&quot;' , 'age' =&gt; &quot;&amp;[.G680]&amp;&quot; , 'id_formulaire' =&gt; 1 ),&quot;" office:value-type="string" office:string-value="array('nom' =&gt; 'nom680' , 'prenom' =&gt; 'prenom680' , 'age' =&gt; 680 , 'id_formulaire' =&gt; 1 )," calcext:value-type="string">
            <text:p>array('nom' =&gt; 'nom680' , 'prenom' =&gt; 'prenom680' , 'age' =&gt; 6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1" calcext:value-type="string">
            <text:p>nom681</text:p>
          </table:table-cell>
          <table:table-cell table:formula="of:=&quot;prenom&quot;&amp;ROW()" office:value-type="string" office:string-value="prenom681" calcext:value-type="string">
            <text:p>prenom681</text:p>
          </table:table-cell>
          <table:table-cell table:formula="of:=ROW()" office:value-type="float" office:value="681" calcext:value-type="float">
            <text:p>681</text:p>
          </table:table-cell>
          <table:table-cell/>
          <table:table-cell table:formula="of:=&quot;array('nom' =&gt; '&quot;&amp;[.E681]&amp;&quot;' , 'prenom' =&gt; '&quot;&amp;[.F681]&amp;&quot;' , 'age' =&gt; &quot;&amp;[.G681]&amp;&quot; , 'id_formulaire' =&gt; 1 ),&quot;" office:value-type="string" office:string-value="array('nom' =&gt; 'nom681' , 'prenom' =&gt; 'prenom681' , 'age' =&gt; 681 , 'id_formulaire' =&gt; 1 )," calcext:value-type="string">
            <text:p>array('nom' =&gt; 'nom681' , 'prenom' =&gt; 'prenom681' , 'age' =&gt; 6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2" calcext:value-type="string">
            <text:p>nom682</text:p>
          </table:table-cell>
          <table:table-cell table:formula="of:=&quot;prenom&quot;&amp;ROW()" office:value-type="string" office:string-value="prenom682" calcext:value-type="string">
            <text:p>prenom682</text:p>
          </table:table-cell>
          <table:table-cell table:formula="of:=ROW()" office:value-type="float" office:value="682" calcext:value-type="float">
            <text:p>682</text:p>
          </table:table-cell>
          <table:table-cell/>
          <table:table-cell table:formula="of:=&quot;array('nom' =&gt; '&quot;&amp;[.E682]&amp;&quot;' , 'prenom' =&gt; '&quot;&amp;[.F682]&amp;&quot;' , 'age' =&gt; &quot;&amp;[.G682]&amp;&quot; , 'id_formulaire' =&gt; 1 ),&quot;" office:value-type="string" office:string-value="array('nom' =&gt; 'nom682' , 'prenom' =&gt; 'prenom682' , 'age' =&gt; 682 , 'id_formulaire' =&gt; 1 )," calcext:value-type="string">
            <text:p>array('nom' =&gt; 'nom682' , 'prenom' =&gt; 'prenom682' , 'age' =&gt; 6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3" calcext:value-type="string">
            <text:p>nom683</text:p>
          </table:table-cell>
          <table:table-cell table:formula="of:=&quot;prenom&quot;&amp;ROW()" office:value-type="string" office:string-value="prenom683" calcext:value-type="string">
            <text:p>prenom683</text:p>
          </table:table-cell>
          <table:table-cell table:formula="of:=ROW()" office:value-type="float" office:value="683" calcext:value-type="float">
            <text:p>683</text:p>
          </table:table-cell>
          <table:table-cell/>
          <table:table-cell table:formula="of:=&quot;array('nom' =&gt; '&quot;&amp;[.E683]&amp;&quot;' , 'prenom' =&gt; '&quot;&amp;[.F683]&amp;&quot;' , 'age' =&gt; &quot;&amp;[.G683]&amp;&quot; , 'id_formulaire' =&gt; 1 ),&quot;" office:value-type="string" office:string-value="array('nom' =&gt; 'nom683' , 'prenom' =&gt; 'prenom683' , 'age' =&gt; 683 , 'id_formulaire' =&gt; 1 )," calcext:value-type="string">
            <text:p>array('nom' =&gt; 'nom683' , 'prenom' =&gt; 'prenom683' , 'age' =&gt; 6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4" calcext:value-type="string">
            <text:p>nom684</text:p>
          </table:table-cell>
          <table:table-cell table:formula="of:=&quot;prenom&quot;&amp;ROW()" office:value-type="string" office:string-value="prenom684" calcext:value-type="string">
            <text:p>prenom684</text:p>
          </table:table-cell>
          <table:table-cell table:formula="of:=ROW()" office:value-type="float" office:value="684" calcext:value-type="float">
            <text:p>684</text:p>
          </table:table-cell>
          <table:table-cell/>
          <table:table-cell table:formula="of:=&quot;array('nom' =&gt; '&quot;&amp;[.E684]&amp;&quot;' , 'prenom' =&gt; '&quot;&amp;[.F684]&amp;&quot;' , 'age' =&gt; &quot;&amp;[.G684]&amp;&quot; , 'id_formulaire' =&gt; 1 ),&quot;" office:value-type="string" office:string-value="array('nom' =&gt; 'nom684' , 'prenom' =&gt; 'prenom684' , 'age' =&gt; 684 , 'id_formulaire' =&gt; 1 )," calcext:value-type="string">
            <text:p>array('nom' =&gt; 'nom684' , 'prenom' =&gt; 'prenom684' , 'age' =&gt; 6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5" calcext:value-type="string">
            <text:p>nom685</text:p>
          </table:table-cell>
          <table:table-cell table:formula="of:=&quot;prenom&quot;&amp;ROW()" office:value-type="string" office:string-value="prenom685" calcext:value-type="string">
            <text:p>prenom685</text:p>
          </table:table-cell>
          <table:table-cell table:formula="of:=ROW()" office:value-type="float" office:value="685" calcext:value-type="float">
            <text:p>685</text:p>
          </table:table-cell>
          <table:table-cell/>
          <table:table-cell table:formula="of:=&quot;array('nom' =&gt; '&quot;&amp;[.E685]&amp;&quot;' , 'prenom' =&gt; '&quot;&amp;[.F685]&amp;&quot;' , 'age' =&gt; &quot;&amp;[.G685]&amp;&quot; , 'id_formulaire' =&gt; 1 ),&quot;" office:value-type="string" office:string-value="array('nom' =&gt; 'nom685' , 'prenom' =&gt; 'prenom685' , 'age' =&gt; 685 , 'id_formulaire' =&gt; 1 )," calcext:value-type="string">
            <text:p>array('nom' =&gt; 'nom685' , 'prenom' =&gt; 'prenom685' , 'age' =&gt; 6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6" calcext:value-type="string">
            <text:p>nom686</text:p>
          </table:table-cell>
          <table:table-cell table:formula="of:=&quot;prenom&quot;&amp;ROW()" office:value-type="string" office:string-value="prenom686" calcext:value-type="string">
            <text:p>prenom686</text:p>
          </table:table-cell>
          <table:table-cell table:formula="of:=ROW()" office:value-type="float" office:value="686" calcext:value-type="float">
            <text:p>686</text:p>
          </table:table-cell>
          <table:table-cell/>
          <table:table-cell table:formula="of:=&quot;array('nom' =&gt; '&quot;&amp;[.E686]&amp;&quot;' , 'prenom' =&gt; '&quot;&amp;[.F686]&amp;&quot;' , 'age' =&gt; &quot;&amp;[.G686]&amp;&quot; , 'id_formulaire' =&gt; 1 ),&quot;" office:value-type="string" office:string-value="array('nom' =&gt; 'nom686' , 'prenom' =&gt; 'prenom686' , 'age' =&gt; 686 , 'id_formulaire' =&gt; 1 )," calcext:value-type="string">
            <text:p>array('nom' =&gt; 'nom686' , 'prenom' =&gt; 'prenom686' , 'age' =&gt; 6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7" calcext:value-type="string">
            <text:p>nom687</text:p>
          </table:table-cell>
          <table:table-cell table:formula="of:=&quot;prenom&quot;&amp;ROW()" office:value-type="string" office:string-value="prenom687" calcext:value-type="string">
            <text:p>prenom687</text:p>
          </table:table-cell>
          <table:table-cell table:formula="of:=ROW()" office:value-type="float" office:value="687" calcext:value-type="float">
            <text:p>687</text:p>
          </table:table-cell>
          <table:table-cell/>
          <table:table-cell table:formula="of:=&quot;array('nom' =&gt; '&quot;&amp;[.E687]&amp;&quot;' , 'prenom' =&gt; '&quot;&amp;[.F687]&amp;&quot;' , 'age' =&gt; &quot;&amp;[.G687]&amp;&quot; , 'id_formulaire' =&gt; 1 ),&quot;" office:value-type="string" office:string-value="array('nom' =&gt; 'nom687' , 'prenom' =&gt; 'prenom687' , 'age' =&gt; 687 , 'id_formulaire' =&gt; 1 )," calcext:value-type="string">
            <text:p>array('nom' =&gt; 'nom687' , 'prenom' =&gt; 'prenom687' , 'age' =&gt; 6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8" calcext:value-type="string">
            <text:p>nom688</text:p>
          </table:table-cell>
          <table:table-cell table:formula="of:=&quot;prenom&quot;&amp;ROW()" office:value-type="string" office:string-value="prenom688" calcext:value-type="string">
            <text:p>prenom688</text:p>
          </table:table-cell>
          <table:table-cell table:formula="of:=ROW()" office:value-type="float" office:value="688" calcext:value-type="float">
            <text:p>688</text:p>
          </table:table-cell>
          <table:table-cell/>
          <table:table-cell table:formula="of:=&quot;array('nom' =&gt; '&quot;&amp;[.E688]&amp;&quot;' , 'prenom' =&gt; '&quot;&amp;[.F688]&amp;&quot;' , 'age' =&gt; &quot;&amp;[.G688]&amp;&quot; , 'id_formulaire' =&gt; 1 ),&quot;" office:value-type="string" office:string-value="array('nom' =&gt; 'nom688' , 'prenom' =&gt; 'prenom688' , 'age' =&gt; 688 , 'id_formulaire' =&gt; 1 )," calcext:value-type="string">
            <text:p>array('nom' =&gt; 'nom688' , 'prenom' =&gt; 'prenom688' , 'age' =&gt; 6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89" calcext:value-type="string">
            <text:p>nom689</text:p>
          </table:table-cell>
          <table:table-cell table:formula="of:=&quot;prenom&quot;&amp;ROW()" office:value-type="string" office:string-value="prenom689" calcext:value-type="string">
            <text:p>prenom689</text:p>
          </table:table-cell>
          <table:table-cell table:formula="of:=ROW()" office:value-type="float" office:value="689" calcext:value-type="float">
            <text:p>689</text:p>
          </table:table-cell>
          <table:table-cell/>
          <table:table-cell table:formula="of:=&quot;array('nom' =&gt; '&quot;&amp;[.E689]&amp;&quot;' , 'prenom' =&gt; '&quot;&amp;[.F689]&amp;&quot;' , 'age' =&gt; &quot;&amp;[.G689]&amp;&quot; , 'id_formulaire' =&gt; 1 ),&quot;" office:value-type="string" office:string-value="array('nom' =&gt; 'nom689' , 'prenom' =&gt; 'prenom689' , 'age' =&gt; 689 , 'id_formulaire' =&gt; 1 )," calcext:value-type="string">
            <text:p>array('nom' =&gt; 'nom689' , 'prenom' =&gt; 'prenom689' , 'age' =&gt; 6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0" calcext:value-type="string">
            <text:p>nom690</text:p>
          </table:table-cell>
          <table:table-cell table:formula="of:=&quot;prenom&quot;&amp;ROW()" office:value-type="string" office:string-value="prenom690" calcext:value-type="string">
            <text:p>prenom690</text:p>
          </table:table-cell>
          <table:table-cell table:formula="of:=ROW()" office:value-type="float" office:value="690" calcext:value-type="float">
            <text:p>690</text:p>
          </table:table-cell>
          <table:table-cell/>
          <table:table-cell table:formula="of:=&quot;array('nom' =&gt; '&quot;&amp;[.E690]&amp;&quot;' , 'prenom' =&gt; '&quot;&amp;[.F690]&amp;&quot;' , 'age' =&gt; &quot;&amp;[.G690]&amp;&quot; , 'id_formulaire' =&gt; 1 ),&quot;" office:value-type="string" office:string-value="array('nom' =&gt; 'nom690' , 'prenom' =&gt; 'prenom690' , 'age' =&gt; 690 , 'id_formulaire' =&gt; 1 )," calcext:value-type="string">
            <text:p>array('nom' =&gt; 'nom690' , 'prenom' =&gt; 'prenom690' , 'age' =&gt; 6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1" calcext:value-type="string">
            <text:p>nom691</text:p>
          </table:table-cell>
          <table:table-cell table:formula="of:=&quot;prenom&quot;&amp;ROW()" office:value-type="string" office:string-value="prenom691" calcext:value-type="string">
            <text:p>prenom691</text:p>
          </table:table-cell>
          <table:table-cell table:formula="of:=ROW()" office:value-type="float" office:value="691" calcext:value-type="float">
            <text:p>691</text:p>
          </table:table-cell>
          <table:table-cell/>
          <table:table-cell table:formula="of:=&quot;array('nom' =&gt; '&quot;&amp;[.E691]&amp;&quot;' , 'prenom' =&gt; '&quot;&amp;[.F691]&amp;&quot;' , 'age' =&gt; &quot;&amp;[.G691]&amp;&quot; , 'id_formulaire' =&gt; 1 ),&quot;" office:value-type="string" office:string-value="array('nom' =&gt; 'nom691' , 'prenom' =&gt; 'prenom691' , 'age' =&gt; 691 , 'id_formulaire' =&gt; 1 )," calcext:value-type="string">
            <text:p>array('nom' =&gt; 'nom691' , 'prenom' =&gt; 'prenom691' , 'age' =&gt; 6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2" calcext:value-type="string">
            <text:p>nom692</text:p>
          </table:table-cell>
          <table:table-cell table:formula="of:=&quot;prenom&quot;&amp;ROW()" office:value-type="string" office:string-value="prenom692" calcext:value-type="string">
            <text:p>prenom692</text:p>
          </table:table-cell>
          <table:table-cell table:formula="of:=ROW()" office:value-type="float" office:value="692" calcext:value-type="float">
            <text:p>692</text:p>
          </table:table-cell>
          <table:table-cell/>
          <table:table-cell table:formula="of:=&quot;array('nom' =&gt; '&quot;&amp;[.E692]&amp;&quot;' , 'prenom' =&gt; '&quot;&amp;[.F692]&amp;&quot;' , 'age' =&gt; &quot;&amp;[.G692]&amp;&quot; , 'id_formulaire' =&gt; 1 ),&quot;" office:value-type="string" office:string-value="array('nom' =&gt; 'nom692' , 'prenom' =&gt; 'prenom692' , 'age' =&gt; 692 , 'id_formulaire' =&gt; 1 )," calcext:value-type="string">
            <text:p>array('nom' =&gt; 'nom692' , 'prenom' =&gt; 'prenom692' , 'age' =&gt; 6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3" calcext:value-type="string">
            <text:p>nom693</text:p>
          </table:table-cell>
          <table:table-cell table:formula="of:=&quot;prenom&quot;&amp;ROW()" office:value-type="string" office:string-value="prenom693" calcext:value-type="string">
            <text:p>prenom693</text:p>
          </table:table-cell>
          <table:table-cell table:formula="of:=ROW()" office:value-type="float" office:value="693" calcext:value-type="float">
            <text:p>693</text:p>
          </table:table-cell>
          <table:table-cell/>
          <table:table-cell table:formula="of:=&quot;array('nom' =&gt; '&quot;&amp;[.E693]&amp;&quot;' , 'prenom' =&gt; '&quot;&amp;[.F693]&amp;&quot;' , 'age' =&gt; &quot;&amp;[.G693]&amp;&quot; , 'id_formulaire' =&gt; 1 ),&quot;" office:value-type="string" office:string-value="array('nom' =&gt; 'nom693' , 'prenom' =&gt; 'prenom693' , 'age' =&gt; 693 , 'id_formulaire' =&gt; 1 )," calcext:value-type="string">
            <text:p>array('nom' =&gt; 'nom693' , 'prenom' =&gt; 'prenom693' , 'age' =&gt; 6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4" calcext:value-type="string">
            <text:p>nom694</text:p>
          </table:table-cell>
          <table:table-cell table:formula="of:=&quot;prenom&quot;&amp;ROW()" office:value-type="string" office:string-value="prenom694" calcext:value-type="string">
            <text:p>prenom694</text:p>
          </table:table-cell>
          <table:table-cell table:formula="of:=ROW()" office:value-type="float" office:value="694" calcext:value-type="float">
            <text:p>694</text:p>
          </table:table-cell>
          <table:table-cell/>
          <table:table-cell table:formula="of:=&quot;array('nom' =&gt; '&quot;&amp;[.E694]&amp;&quot;' , 'prenom' =&gt; '&quot;&amp;[.F694]&amp;&quot;' , 'age' =&gt; &quot;&amp;[.G694]&amp;&quot; , 'id_formulaire' =&gt; 1 ),&quot;" office:value-type="string" office:string-value="array('nom' =&gt; 'nom694' , 'prenom' =&gt; 'prenom694' , 'age' =&gt; 694 , 'id_formulaire' =&gt; 1 )," calcext:value-type="string">
            <text:p>array('nom' =&gt; 'nom694' , 'prenom' =&gt; 'prenom694' , 'age' =&gt; 6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5" calcext:value-type="string">
            <text:p>nom695</text:p>
          </table:table-cell>
          <table:table-cell table:formula="of:=&quot;prenom&quot;&amp;ROW()" office:value-type="string" office:string-value="prenom695" calcext:value-type="string">
            <text:p>prenom695</text:p>
          </table:table-cell>
          <table:table-cell table:formula="of:=ROW()" office:value-type="float" office:value="695" calcext:value-type="float">
            <text:p>695</text:p>
          </table:table-cell>
          <table:table-cell/>
          <table:table-cell table:formula="of:=&quot;array('nom' =&gt; '&quot;&amp;[.E695]&amp;&quot;' , 'prenom' =&gt; '&quot;&amp;[.F695]&amp;&quot;' , 'age' =&gt; &quot;&amp;[.G695]&amp;&quot; , 'id_formulaire' =&gt; 1 ),&quot;" office:value-type="string" office:string-value="array('nom' =&gt; 'nom695' , 'prenom' =&gt; 'prenom695' , 'age' =&gt; 695 , 'id_formulaire' =&gt; 1 )," calcext:value-type="string">
            <text:p>array('nom' =&gt; 'nom695' , 'prenom' =&gt; 'prenom695' , 'age' =&gt; 6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6" calcext:value-type="string">
            <text:p>nom696</text:p>
          </table:table-cell>
          <table:table-cell table:formula="of:=&quot;prenom&quot;&amp;ROW()" office:value-type="string" office:string-value="prenom696" calcext:value-type="string">
            <text:p>prenom696</text:p>
          </table:table-cell>
          <table:table-cell table:formula="of:=ROW()" office:value-type="float" office:value="696" calcext:value-type="float">
            <text:p>696</text:p>
          </table:table-cell>
          <table:table-cell/>
          <table:table-cell table:formula="of:=&quot;array('nom' =&gt; '&quot;&amp;[.E696]&amp;&quot;' , 'prenom' =&gt; '&quot;&amp;[.F696]&amp;&quot;' , 'age' =&gt; &quot;&amp;[.G696]&amp;&quot; , 'id_formulaire' =&gt; 1 ),&quot;" office:value-type="string" office:string-value="array('nom' =&gt; 'nom696' , 'prenom' =&gt; 'prenom696' , 'age' =&gt; 696 , 'id_formulaire' =&gt; 1 )," calcext:value-type="string">
            <text:p>array('nom' =&gt; 'nom696' , 'prenom' =&gt; 'prenom696' , 'age' =&gt; 6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7" calcext:value-type="string">
            <text:p>nom697</text:p>
          </table:table-cell>
          <table:table-cell table:formula="of:=&quot;prenom&quot;&amp;ROW()" office:value-type="string" office:string-value="prenom697" calcext:value-type="string">
            <text:p>prenom697</text:p>
          </table:table-cell>
          <table:table-cell table:formula="of:=ROW()" office:value-type="float" office:value="697" calcext:value-type="float">
            <text:p>697</text:p>
          </table:table-cell>
          <table:table-cell/>
          <table:table-cell table:formula="of:=&quot;array('nom' =&gt; '&quot;&amp;[.E697]&amp;&quot;' , 'prenom' =&gt; '&quot;&amp;[.F697]&amp;&quot;' , 'age' =&gt; &quot;&amp;[.G697]&amp;&quot; , 'id_formulaire' =&gt; 1 ),&quot;" office:value-type="string" office:string-value="array('nom' =&gt; 'nom697' , 'prenom' =&gt; 'prenom697' , 'age' =&gt; 697 , 'id_formulaire' =&gt; 1 )," calcext:value-type="string">
            <text:p>array('nom' =&gt; 'nom697' , 'prenom' =&gt; 'prenom697' , 'age' =&gt; 6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8" calcext:value-type="string">
            <text:p>nom698</text:p>
          </table:table-cell>
          <table:table-cell table:formula="of:=&quot;prenom&quot;&amp;ROW()" office:value-type="string" office:string-value="prenom698" calcext:value-type="string">
            <text:p>prenom698</text:p>
          </table:table-cell>
          <table:table-cell table:formula="of:=ROW()" office:value-type="float" office:value="698" calcext:value-type="float">
            <text:p>698</text:p>
          </table:table-cell>
          <table:table-cell/>
          <table:table-cell table:formula="of:=&quot;array('nom' =&gt; '&quot;&amp;[.E698]&amp;&quot;' , 'prenom' =&gt; '&quot;&amp;[.F698]&amp;&quot;' , 'age' =&gt; &quot;&amp;[.G698]&amp;&quot; , 'id_formulaire' =&gt; 1 ),&quot;" office:value-type="string" office:string-value="array('nom' =&gt; 'nom698' , 'prenom' =&gt; 'prenom698' , 'age' =&gt; 698 , 'id_formulaire' =&gt; 1 )," calcext:value-type="string">
            <text:p>array('nom' =&gt; 'nom698' , 'prenom' =&gt; 'prenom698' , 'age' =&gt; 6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699" calcext:value-type="string">
            <text:p>nom699</text:p>
          </table:table-cell>
          <table:table-cell table:formula="of:=&quot;prenom&quot;&amp;ROW()" office:value-type="string" office:string-value="prenom699" calcext:value-type="string">
            <text:p>prenom699</text:p>
          </table:table-cell>
          <table:table-cell table:formula="of:=ROW()" office:value-type="float" office:value="699" calcext:value-type="float">
            <text:p>699</text:p>
          </table:table-cell>
          <table:table-cell/>
          <table:table-cell table:formula="of:=&quot;array('nom' =&gt; '&quot;&amp;[.E699]&amp;&quot;' , 'prenom' =&gt; '&quot;&amp;[.F699]&amp;&quot;' , 'age' =&gt; &quot;&amp;[.G699]&amp;&quot; , 'id_formulaire' =&gt; 1 ),&quot;" office:value-type="string" office:string-value="array('nom' =&gt; 'nom699' , 'prenom' =&gt; 'prenom699' , 'age' =&gt; 699 , 'id_formulaire' =&gt; 1 )," calcext:value-type="string">
            <text:p>array('nom' =&gt; 'nom699' , 'prenom' =&gt; 'prenom699' , 'age' =&gt; 6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0" calcext:value-type="string">
            <text:p>nom700</text:p>
          </table:table-cell>
          <table:table-cell table:formula="of:=&quot;prenom&quot;&amp;ROW()" office:value-type="string" office:string-value="prenom700" calcext:value-type="string">
            <text:p>prenom700</text:p>
          </table:table-cell>
          <table:table-cell table:formula="of:=ROW()" office:value-type="float" office:value="700" calcext:value-type="float">
            <text:p>700</text:p>
          </table:table-cell>
          <table:table-cell/>
          <table:table-cell table:formula="of:=&quot;array('nom' =&gt; '&quot;&amp;[.E700]&amp;&quot;' , 'prenom' =&gt; '&quot;&amp;[.F700]&amp;&quot;' , 'age' =&gt; &quot;&amp;[.G700]&amp;&quot; , 'id_formulaire' =&gt; 1 ),&quot;" office:value-type="string" office:string-value="array('nom' =&gt; 'nom700' , 'prenom' =&gt; 'prenom700' , 'age' =&gt; 700 , 'id_formulaire' =&gt; 1 )," calcext:value-type="string">
            <text:p>array('nom' =&gt; 'nom700' , 'prenom' =&gt; 'prenom700' , 'age' =&gt; 7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1" calcext:value-type="string">
            <text:p>nom701</text:p>
          </table:table-cell>
          <table:table-cell table:formula="of:=&quot;prenom&quot;&amp;ROW()" office:value-type="string" office:string-value="prenom701" calcext:value-type="string">
            <text:p>prenom701</text:p>
          </table:table-cell>
          <table:table-cell table:formula="of:=ROW()" office:value-type="float" office:value="701" calcext:value-type="float">
            <text:p>701</text:p>
          </table:table-cell>
          <table:table-cell/>
          <table:table-cell table:formula="of:=&quot;array('nom' =&gt; '&quot;&amp;[.E701]&amp;&quot;' , 'prenom' =&gt; '&quot;&amp;[.F701]&amp;&quot;' , 'age' =&gt; &quot;&amp;[.G701]&amp;&quot; , 'id_formulaire' =&gt; 1 ),&quot;" office:value-type="string" office:string-value="array('nom' =&gt; 'nom701' , 'prenom' =&gt; 'prenom701' , 'age' =&gt; 701 , 'id_formulaire' =&gt; 1 )," calcext:value-type="string">
            <text:p>array('nom' =&gt; 'nom701' , 'prenom' =&gt; 'prenom701' , 'age' =&gt; 7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2" calcext:value-type="string">
            <text:p>nom702</text:p>
          </table:table-cell>
          <table:table-cell table:formula="of:=&quot;prenom&quot;&amp;ROW()" office:value-type="string" office:string-value="prenom702" calcext:value-type="string">
            <text:p>prenom702</text:p>
          </table:table-cell>
          <table:table-cell table:formula="of:=ROW()" office:value-type="float" office:value="702" calcext:value-type="float">
            <text:p>702</text:p>
          </table:table-cell>
          <table:table-cell/>
          <table:table-cell table:formula="of:=&quot;array('nom' =&gt; '&quot;&amp;[.E702]&amp;&quot;' , 'prenom' =&gt; '&quot;&amp;[.F702]&amp;&quot;' , 'age' =&gt; &quot;&amp;[.G702]&amp;&quot; , 'id_formulaire' =&gt; 1 ),&quot;" office:value-type="string" office:string-value="array('nom' =&gt; 'nom702' , 'prenom' =&gt; 'prenom702' , 'age' =&gt; 702 , 'id_formulaire' =&gt; 1 )," calcext:value-type="string">
            <text:p>array('nom' =&gt; 'nom702' , 'prenom' =&gt; 'prenom702' , 'age' =&gt; 7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3" calcext:value-type="string">
            <text:p>nom703</text:p>
          </table:table-cell>
          <table:table-cell table:formula="of:=&quot;prenom&quot;&amp;ROW()" office:value-type="string" office:string-value="prenom703" calcext:value-type="string">
            <text:p>prenom703</text:p>
          </table:table-cell>
          <table:table-cell table:formula="of:=ROW()" office:value-type="float" office:value="703" calcext:value-type="float">
            <text:p>703</text:p>
          </table:table-cell>
          <table:table-cell/>
          <table:table-cell table:formula="of:=&quot;array('nom' =&gt; '&quot;&amp;[.E703]&amp;&quot;' , 'prenom' =&gt; '&quot;&amp;[.F703]&amp;&quot;' , 'age' =&gt; &quot;&amp;[.G703]&amp;&quot; , 'id_formulaire' =&gt; 1 ),&quot;" office:value-type="string" office:string-value="array('nom' =&gt; 'nom703' , 'prenom' =&gt; 'prenom703' , 'age' =&gt; 703 , 'id_formulaire' =&gt; 1 )," calcext:value-type="string">
            <text:p>array('nom' =&gt; 'nom703' , 'prenom' =&gt; 'prenom703' , 'age' =&gt; 7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4" calcext:value-type="string">
            <text:p>nom704</text:p>
          </table:table-cell>
          <table:table-cell table:formula="of:=&quot;prenom&quot;&amp;ROW()" office:value-type="string" office:string-value="prenom704" calcext:value-type="string">
            <text:p>prenom704</text:p>
          </table:table-cell>
          <table:table-cell table:formula="of:=ROW()" office:value-type="float" office:value="704" calcext:value-type="float">
            <text:p>704</text:p>
          </table:table-cell>
          <table:table-cell/>
          <table:table-cell table:formula="of:=&quot;array('nom' =&gt; '&quot;&amp;[.E704]&amp;&quot;' , 'prenom' =&gt; '&quot;&amp;[.F704]&amp;&quot;' , 'age' =&gt; &quot;&amp;[.G704]&amp;&quot; , 'id_formulaire' =&gt; 1 ),&quot;" office:value-type="string" office:string-value="array('nom' =&gt; 'nom704' , 'prenom' =&gt; 'prenom704' , 'age' =&gt; 704 , 'id_formulaire' =&gt; 1 )," calcext:value-type="string">
            <text:p>array('nom' =&gt; 'nom704' , 'prenom' =&gt; 'prenom704' , 'age' =&gt; 7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5" calcext:value-type="string">
            <text:p>nom705</text:p>
          </table:table-cell>
          <table:table-cell table:formula="of:=&quot;prenom&quot;&amp;ROW()" office:value-type="string" office:string-value="prenom705" calcext:value-type="string">
            <text:p>prenom705</text:p>
          </table:table-cell>
          <table:table-cell table:formula="of:=ROW()" office:value-type="float" office:value="705" calcext:value-type="float">
            <text:p>705</text:p>
          </table:table-cell>
          <table:table-cell/>
          <table:table-cell table:formula="of:=&quot;array('nom' =&gt; '&quot;&amp;[.E705]&amp;&quot;' , 'prenom' =&gt; '&quot;&amp;[.F705]&amp;&quot;' , 'age' =&gt; &quot;&amp;[.G705]&amp;&quot; , 'id_formulaire' =&gt; 1 ),&quot;" office:value-type="string" office:string-value="array('nom' =&gt; 'nom705' , 'prenom' =&gt; 'prenom705' , 'age' =&gt; 705 , 'id_formulaire' =&gt; 1 )," calcext:value-type="string">
            <text:p>array('nom' =&gt; 'nom705' , 'prenom' =&gt; 'prenom705' , 'age' =&gt; 7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6" calcext:value-type="string">
            <text:p>nom706</text:p>
          </table:table-cell>
          <table:table-cell table:formula="of:=&quot;prenom&quot;&amp;ROW()" office:value-type="string" office:string-value="prenom706" calcext:value-type="string">
            <text:p>prenom706</text:p>
          </table:table-cell>
          <table:table-cell table:formula="of:=ROW()" office:value-type="float" office:value="706" calcext:value-type="float">
            <text:p>706</text:p>
          </table:table-cell>
          <table:table-cell/>
          <table:table-cell table:formula="of:=&quot;array('nom' =&gt; '&quot;&amp;[.E706]&amp;&quot;' , 'prenom' =&gt; '&quot;&amp;[.F706]&amp;&quot;' , 'age' =&gt; &quot;&amp;[.G706]&amp;&quot; , 'id_formulaire' =&gt; 1 ),&quot;" office:value-type="string" office:string-value="array('nom' =&gt; 'nom706' , 'prenom' =&gt; 'prenom706' , 'age' =&gt; 706 , 'id_formulaire' =&gt; 1 )," calcext:value-type="string">
            <text:p>array('nom' =&gt; 'nom706' , 'prenom' =&gt; 'prenom706' , 'age' =&gt; 7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7" calcext:value-type="string">
            <text:p>nom707</text:p>
          </table:table-cell>
          <table:table-cell table:formula="of:=&quot;prenom&quot;&amp;ROW()" office:value-type="string" office:string-value="prenom707" calcext:value-type="string">
            <text:p>prenom707</text:p>
          </table:table-cell>
          <table:table-cell table:formula="of:=ROW()" office:value-type="float" office:value="707" calcext:value-type="float">
            <text:p>707</text:p>
          </table:table-cell>
          <table:table-cell/>
          <table:table-cell table:formula="of:=&quot;array('nom' =&gt; '&quot;&amp;[.E707]&amp;&quot;' , 'prenom' =&gt; '&quot;&amp;[.F707]&amp;&quot;' , 'age' =&gt; &quot;&amp;[.G707]&amp;&quot; , 'id_formulaire' =&gt; 1 ),&quot;" office:value-type="string" office:string-value="array('nom' =&gt; 'nom707' , 'prenom' =&gt; 'prenom707' , 'age' =&gt; 707 , 'id_formulaire' =&gt; 1 )," calcext:value-type="string">
            <text:p>array('nom' =&gt; 'nom707' , 'prenom' =&gt; 'prenom707' , 'age' =&gt; 7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8" calcext:value-type="string">
            <text:p>nom708</text:p>
          </table:table-cell>
          <table:table-cell table:formula="of:=&quot;prenom&quot;&amp;ROW()" office:value-type="string" office:string-value="prenom708" calcext:value-type="string">
            <text:p>prenom708</text:p>
          </table:table-cell>
          <table:table-cell table:formula="of:=ROW()" office:value-type="float" office:value="708" calcext:value-type="float">
            <text:p>708</text:p>
          </table:table-cell>
          <table:table-cell/>
          <table:table-cell table:formula="of:=&quot;array('nom' =&gt; '&quot;&amp;[.E708]&amp;&quot;' , 'prenom' =&gt; '&quot;&amp;[.F708]&amp;&quot;' , 'age' =&gt; &quot;&amp;[.G708]&amp;&quot; , 'id_formulaire' =&gt; 1 ),&quot;" office:value-type="string" office:string-value="array('nom' =&gt; 'nom708' , 'prenom' =&gt; 'prenom708' , 'age' =&gt; 708 , 'id_formulaire' =&gt; 1 )," calcext:value-type="string">
            <text:p>array('nom' =&gt; 'nom708' , 'prenom' =&gt; 'prenom708' , 'age' =&gt; 7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09" calcext:value-type="string">
            <text:p>nom709</text:p>
          </table:table-cell>
          <table:table-cell table:formula="of:=&quot;prenom&quot;&amp;ROW()" office:value-type="string" office:string-value="prenom709" calcext:value-type="string">
            <text:p>prenom709</text:p>
          </table:table-cell>
          <table:table-cell table:formula="of:=ROW()" office:value-type="float" office:value="709" calcext:value-type="float">
            <text:p>709</text:p>
          </table:table-cell>
          <table:table-cell/>
          <table:table-cell table:formula="of:=&quot;array('nom' =&gt; '&quot;&amp;[.E709]&amp;&quot;' , 'prenom' =&gt; '&quot;&amp;[.F709]&amp;&quot;' , 'age' =&gt; &quot;&amp;[.G709]&amp;&quot; , 'id_formulaire' =&gt; 1 ),&quot;" office:value-type="string" office:string-value="array('nom' =&gt; 'nom709' , 'prenom' =&gt; 'prenom709' , 'age' =&gt; 709 , 'id_formulaire' =&gt; 1 )," calcext:value-type="string">
            <text:p>array('nom' =&gt; 'nom709' , 'prenom' =&gt; 'prenom709' , 'age' =&gt; 7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0" calcext:value-type="string">
            <text:p>nom710</text:p>
          </table:table-cell>
          <table:table-cell table:formula="of:=&quot;prenom&quot;&amp;ROW()" office:value-type="string" office:string-value="prenom710" calcext:value-type="string">
            <text:p>prenom710</text:p>
          </table:table-cell>
          <table:table-cell table:formula="of:=ROW()" office:value-type="float" office:value="710" calcext:value-type="float">
            <text:p>710</text:p>
          </table:table-cell>
          <table:table-cell/>
          <table:table-cell table:formula="of:=&quot;array('nom' =&gt; '&quot;&amp;[.E710]&amp;&quot;' , 'prenom' =&gt; '&quot;&amp;[.F710]&amp;&quot;' , 'age' =&gt; &quot;&amp;[.G710]&amp;&quot; , 'id_formulaire' =&gt; 1 ),&quot;" office:value-type="string" office:string-value="array('nom' =&gt; 'nom710' , 'prenom' =&gt; 'prenom710' , 'age' =&gt; 710 , 'id_formulaire' =&gt; 1 )," calcext:value-type="string">
            <text:p>array('nom' =&gt; 'nom710' , 'prenom' =&gt; 'prenom710' , 'age' =&gt; 7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1" calcext:value-type="string">
            <text:p>nom711</text:p>
          </table:table-cell>
          <table:table-cell table:formula="of:=&quot;prenom&quot;&amp;ROW()" office:value-type="string" office:string-value="prenom711" calcext:value-type="string">
            <text:p>prenom711</text:p>
          </table:table-cell>
          <table:table-cell table:formula="of:=ROW()" office:value-type="float" office:value="711" calcext:value-type="float">
            <text:p>711</text:p>
          </table:table-cell>
          <table:table-cell/>
          <table:table-cell table:formula="of:=&quot;array('nom' =&gt; '&quot;&amp;[.E711]&amp;&quot;' , 'prenom' =&gt; '&quot;&amp;[.F711]&amp;&quot;' , 'age' =&gt; &quot;&amp;[.G711]&amp;&quot; , 'id_formulaire' =&gt; 1 ),&quot;" office:value-type="string" office:string-value="array('nom' =&gt; 'nom711' , 'prenom' =&gt; 'prenom711' , 'age' =&gt; 711 , 'id_formulaire' =&gt; 1 )," calcext:value-type="string">
            <text:p>array('nom' =&gt; 'nom711' , 'prenom' =&gt; 'prenom711' , 'age' =&gt; 7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2" calcext:value-type="string">
            <text:p>nom712</text:p>
          </table:table-cell>
          <table:table-cell table:formula="of:=&quot;prenom&quot;&amp;ROW()" office:value-type="string" office:string-value="prenom712" calcext:value-type="string">
            <text:p>prenom712</text:p>
          </table:table-cell>
          <table:table-cell table:formula="of:=ROW()" office:value-type="float" office:value="712" calcext:value-type="float">
            <text:p>712</text:p>
          </table:table-cell>
          <table:table-cell/>
          <table:table-cell table:formula="of:=&quot;array('nom' =&gt; '&quot;&amp;[.E712]&amp;&quot;' , 'prenom' =&gt; '&quot;&amp;[.F712]&amp;&quot;' , 'age' =&gt; &quot;&amp;[.G712]&amp;&quot; , 'id_formulaire' =&gt; 1 ),&quot;" office:value-type="string" office:string-value="array('nom' =&gt; 'nom712' , 'prenom' =&gt; 'prenom712' , 'age' =&gt; 712 , 'id_formulaire' =&gt; 1 )," calcext:value-type="string">
            <text:p>array('nom' =&gt; 'nom712' , 'prenom' =&gt; 'prenom712' , 'age' =&gt; 7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3" calcext:value-type="string">
            <text:p>nom713</text:p>
          </table:table-cell>
          <table:table-cell table:formula="of:=&quot;prenom&quot;&amp;ROW()" office:value-type="string" office:string-value="prenom713" calcext:value-type="string">
            <text:p>prenom713</text:p>
          </table:table-cell>
          <table:table-cell table:formula="of:=ROW()" office:value-type="float" office:value="713" calcext:value-type="float">
            <text:p>713</text:p>
          </table:table-cell>
          <table:table-cell/>
          <table:table-cell table:formula="of:=&quot;array('nom' =&gt; '&quot;&amp;[.E713]&amp;&quot;' , 'prenom' =&gt; '&quot;&amp;[.F713]&amp;&quot;' , 'age' =&gt; &quot;&amp;[.G713]&amp;&quot; , 'id_formulaire' =&gt; 1 ),&quot;" office:value-type="string" office:string-value="array('nom' =&gt; 'nom713' , 'prenom' =&gt; 'prenom713' , 'age' =&gt; 713 , 'id_formulaire' =&gt; 1 )," calcext:value-type="string">
            <text:p>array('nom' =&gt; 'nom713' , 'prenom' =&gt; 'prenom713' , 'age' =&gt; 7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4" calcext:value-type="string">
            <text:p>nom714</text:p>
          </table:table-cell>
          <table:table-cell table:formula="of:=&quot;prenom&quot;&amp;ROW()" office:value-type="string" office:string-value="prenom714" calcext:value-type="string">
            <text:p>prenom714</text:p>
          </table:table-cell>
          <table:table-cell table:formula="of:=ROW()" office:value-type="float" office:value="714" calcext:value-type="float">
            <text:p>714</text:p>
          </table:table-cell>
          <table:table-cell/>
          <table:table-cell table:formula="of:=&quot;array('nom' =&gt; '&quot;&amp;[.E714]&amp;&quot;' , 'prenom' =&gt; '&quot;&amp;[.F714]&amp;&quot;' , 'age' =&gt; &quot;&amp;[.G714]&amp;&quot; , 'id_formulaire' =&gt; 1 ),&quot;" office:value-type="string" office:string-value="array('nom' =&gt; 'nom714' , 'prenom' =&gt; 'prenom714' , 'age' =&gt; 714 , 'id_formulaire' =&gt; 1 )," calcext:value-type="string">
            <text:p>array('nom' =&gt; 'nom714' , 'prenom' =&gt; 'prenom714' , 'age' =&gt; 7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5" calcext:value-type="string">
            <text:p>nom715</text:p>
          </table:table-cell>
          <table:table-cell table:formula="of:=&quot;prenom&quot;&amp;ROW()" office:value-type="string" office:string-value="prenom715" calcext:value-type="string">
            <text:p>prenom715</text:p>
          </table:table-cell>
          <table:table-cell table:formula="of:=ROW()" office:value-type="float" office:value="715" calcext:value-type="float">
            <text:p>715</text:p>
          </table:table-cell>
          <table:table-cell/>
          <table:table-cell table:formula="of:=&quot;array('nom' =&gt; '&quot;&amp;[.E715]&amp;&quot;' , 'prenom' =&gt; '&quot;&amp;[.F715]&amp;&quot;' , 'age' =&gt; &quot;&amp;[.G715]&amp;&quot; , 'id_formulaire' =&gt; 1 ),&quot;" office:value-type="string" office:string-value="array('nom' =&gt; 'nom715' , 'prenom' =&gt; 'prenom715' , 'age' =&gt; 715 , 'id_formulaire' =&gt; 1 )," calcext:value-type="string">
            <text:p>array('nom' =&gt; 'nom715' , 'prenom' =&gt; 'prenom715' , 'age' =&gt; 7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6" calcext:value-type="string">
            <text:p>nom716</text:p>
          </table:table-cell>
          <table:table-cell table:formula="of:=&quot;prenom&quot;&amp;ROW()" office:value-type="string" office:string-value="prenom716" calcext:value-type="string">
            <text:p>prenom716</text:p>
          </table:table-cell>
          <table:table-cell table:formula="of:=ROW()" office:value-type="float" office:value="716" calcext:value-type="float">
            <text:p>716</text:p>
          </table:table-cell>
          <table:table-cell/>
          <table:table-cell table:formula="of:=&quot;array('nom' =&gt; '&quot;&amp;[.E716]&amp;&quot;' , 'prenom' =&gt; '&quot;&amp;[.F716]&amp;&quot;' , 'age' =&gt; &quot;&amp;[.G716]&amp;&quot; , 'id_formulaire' =&gt; 1 ),&quot;" office:value-type="string" office:string-value="array('nom' =&gt; 'nom716' , 'prenom' =&gt; 'prenom716' , 'age' =&gt; 716 , 'id_formulaire' =&gt; 1 )," calcext:value-type="string">
            <text:p>array('nom' =&gt; 'nom716' , 'prenom' =&gt; 'prenom716' , 'age' =&gt; 7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7" calcext:value-type="string">
            <text:p>nom717</text:p>
          </table:table-cell>
          <table:table-cell table:formula="of:=&quot;prenom&quot;&amp;ROW()" office:value-type="string" office:string-value="prenom717" calcext:value-type="string">
            <text:p>prenom717</text:p>
          </table:table-cell>
          <table:table-cell table:formula="of:=ROW()" office:value-type="float" office:value="717" calcext:value-type="float">
            <text:p>717</text:p>
          </table:table-cell>
          <table:table-cell/>
          <table:table-cell table:formula="of:=&quot;array('nom' =&gt; '&quot;&amp;[.E717]&amp;&quot;' , 'prenom' =&gt; '&quot;&amp;[.F717]&amp;&quot;' , 'age' =&gt; &quot;&amp;[.G717]&amp;&quot; , 'id_formulaire' =&gt; 1 ),&quot;" office:value-type="string" office:string-value="array('nom' =&gt; 'nom717' , 'prenom' =&gt; 'prenom717' , 'age' =&gt; 717 , 'id_formulaire' =&gt; 1 )," calcext:value-type="string">
            <text:p>array('nom' =&gt; 'nom717' , 'prenom' =&gt; 'prenom717' , 'age' =&gt; 7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8" calcext:value-type="string">
            <text:p>nom718</text:p>
          </table:table-cell>
          <table:table-cell table:formula="of:=&quot;prenom&quot;&amp;ROW()" office:value-type="string" office:string-value="prenom718" calcext:value-type="string">
            <text:p>prenom718</text:p>
          </table:table-cell>
          <table:table-cell table:formula="of:=ROW()" office:value-type="float" office:value="718" calcext:value-type="float">
            <text:p>718</text:p>
          </table:table-cell>
          <table:table-cell/>
          <table:table-cell table:formula="of:=&quot;array('nom' =&gt; '&quot;&amp;[.E718]&amp;&quot;' , 'prenom' =&gt; '&quot;&amp;[.F718]&amp;&quot;' , 'age' =&gt; &quot;&amp;[.G718]&amp;&quot; , 'id_formulaire' =&gt; 1 ),&quot;" office:value-type="string" office:string-value="array('nom' =&gt; 'nom718' , 'prenom' =&gt; 'prenom718' , 'age' =&gt; 718 , 'id_formulaire' =&gt; 1 )," calcext:value-type="string">
            <text:p>array('nom' =&gt; 'nom718' , 'prenom' =&gt; 'prenom718' , 'age' =&gt; 7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19" calcext:value-type="string">
            <text:p>nom719</text:p>
          </table:table-cell>
          <table:table-cell table:formula="of:=&quot;prenom&quot;&amp;ROW()" office:value-type="string" office:string-value="prenom719" calcext:value-type="string">
            <text:p>prenom719</text:p>
          </table:table-cell>
          <table:table-cell table:formula="of:=ROW()" office:value-type="float" office:value="719" calcext:value-type="float">
            <text:p>719</text:p>
          </table:table-cell>
          <table:table-cell/>
          <table:table-cell table:formula="of:=&quot;array('nom' =&gt; '&quot;&amp;[.E719]&amp;&quot;' , 'prenom' =&gt; '&quot;&amp;[.F719]&amp;&quot;' , 'age' =&gt; &quot;&amp;[.G719]&amp;&quot; , 'id_formulaire' =&gt; 1 ),&quot;" office:value-type="string" office:string-value="array('nom' =&gt; 'nom719' , 'prenom' =&gt; 'prenom719' , 'age' =&gt; 719 , 'id_formulaire' =&gt; 1 )," calcext:value-type="string">
            <text:p>array('nom' =&gt; 'nom719' , 'prenom' =&gt; 'prenom719' , 'age' =&gt; 7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0" calcext:value-type="string">
            <text:p>nom720</text:p>
          </table:table-cell>
          <table:table-cell table:formula="of:=&quot;prenom&quot;&amp;ROW()" office:value-type="string" office:string-value="prenom720" calcext:value-type="string">
            <text:p>prenom720</text:p>
          </table:table-cell>
          <table:table-cell table:formula="of:=ROW()" office:value-type="float" office:value="720" calcext:value-type="float">
            <text:p>720</text:p>
          </table:table-cell>
          <table:table-cell/>
          <table:table-cell table:formula="of:=&quot;array('nom' =&gt; '&quot;&amp;[.E720]&amp;&quot;' , 'prenom' =&gt; '&quot;&amp;[.F720]&amp;&quot;' , 'age' =&gt; &quot;&amp;[.G720]&amp;&quot; , 'id_formulaire' =&gt; 1 ),&quot;" office:value-type="string" office:string-value="array('nom' =&gt; 'nom720' , 'prenom' =&gt; 'prenom720' , 'age' =&gt; 720 , 'id_formulaire' =&gt; 1 )," calcext:value-type="string">
            <text:p>array('nom' =&gt; 'nom720' , 'prenom' =&gt; 'prenom720' , 'age' =&gt; 7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1" calcext:value-type="string">
            <text:p>nom721</text:p>
          </table:table-cell>
          <table:table-cell table:formula="of:=&quot;prenom&quot;&amp;ROW()" office:value-type="string" office:string-value="prenom721" calcext:value-type="string">
            <text:p>prenom721</text:p>
          </table:table-cell>
          <table:table-cell table:formula="of:=ROW()" office:value-type="float" office:value="721" calcext:value-type="float">
            <text:p>721</text:p>
          </table:table-cell>
          <table:table-cell/>
          <table:table-cell table:formula="of:=&quot;array('nom' =&gt; '&quot;&amp;[.E721]&amp;&quot;' , 'prenom' =&gt; '&quot;&amp;[.F721]&amp;&quot;' , 'age' =&gt; &quot;&amp;[.G721]&amp;&quot; , 'id_formulaire' =&gt; 1 ),&quot;" office:value-type="string" office:string-value="array('nom' =&gt; 'nom721' , 'prenom' =&gt; 'prenom721' , 'age' =&gt; 721 , 'id_formulaire' =&gt; 1 )," calcext:value-type="string">
            <text:p>array('nom' =&gt; 'nom721' , 'prenom' =&gt; 'prenom721' , 'age' =&gt; 7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2" calcext:value-type="string">
            <text:p>nom722</text:p>
          </table:table-cell>
          <table:table-cell table:formula="of:=&quot;prenom&quot;&amp;ROW()" office:value-type="string" office:string-value="prenom722" calcext:value-type="string">
            <text:p>prenom722</text:p>
          </table:table-cell>
          <table:table-cell table:formula="of:=ROW()" office:value-type="float" office:value="722" calcext:value-type="float">
            <text:p>722</text:p>
          </table:table-cell>
          <table:table-cell/>
          <table:table-cell table:formula="of:=&quot;array('nom' =&gt; '&quot;&amp;[.E722]&amp;&quot;' , 'prenom' =&gt; '&quot;&amp;[.F722]&amp;&quot;' , 'age' =&gt; &quot;&amp;[.G722]&amp;&quot; , 'id_formulaire' =&gt; 1 ),&quot;" office:value-type="string" office:string-value="array('nom' =&gt; 'nom722' , 'prenom' =&gt; 'prenom722' , 'age' =&gt; 722 , 'id_formulaire' =&gt; 1 )," calcext:value-type="string">
            <text:p>array('nom' =&gt; 'nom722' , 'prenom' =&gt; 'prenom722' , 'age' =&gt; 7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3" calcext:value-type="string">
            <text:p>nom723</text:p>
          </table:table-cell>
          <table:table-cell table:formula="of:=&quot;prenom&quot;&amp;ROW()" office:value-type="string" office:string-value="prenom723" calcext:value-type="string">
            <text:p>prenom723</text:p>
          </table:table-cell>
          <table:table-cell table:formula="of:=ROW()" office:value-type="float" office:value="723" calcext:value-type="float">
            <text:p>723</text:p>
          </table:table-cell>
          <table:table-cell/>
          <table:table-cell table:formula="of:=&quot;array('nom' =&gt; '&quot;&amp;[.E723]&amp;&quot;' , 'prenom' =&gt; '&quot;&amp;[.F723]&amp;&quot;' , 'age' =&gt; &quot;&amp;[.G723]&amp;&quot; , 'id_formulaire' =&gt; 1 ),&quot;" office:value-type="string" office:string-value="array('nom' =&gt; 'nom723' , 'prenom' =&gt; 'prenom723' , 'age' =&gt; 723 , 'id_formulaire' =&gt; 1 )," calcext:value-type="string">
            <text:p>array('nom' =&gt; 'nom723' , 'prenom' =&gt; 'prenom723' , 'age' =&gt; 7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4" calcext:value-type="string">
            <text:p>nom724</text:p>
          </table:table-cell>
          <table:table-cell table:formula="of:=&quot;prenom&quot;&amp;ROW()" office:value-type="string" office:string-value="prenom724" calcext:value-type="string">
            <text:p>prenom724</text:p>
          </table:table-cell>
          <table:table-cell table:formula="of:=ROW()" office:value-type="float" office:value="724" calcext:value-type="float">
            <text:p>724</text:p>
          </table:table-cell>
          <table:table-cell/>
          <table:table-cell table:formula="of:=&quot;array('nom' =&gt; '&quot;&amp;[.E724]&amp;&quot;' , 'prenom' =&gt; '&quot;&amp;[.F724]&amp;&quot;' , 'age' =&gt; &quot;&amp;[.G724]&amp;&quot; , 'id_formulaire' =&gt; 1 ),&quot;" office:value-type="string" office:string-value="array('nom' =&gt; 'nom724' , 'prenom' =&gt; 'prenom724' , 'age' =&gt; 724 , 'id_formulaire' =&gt; 1 )," calcext:value-type="string">
            <text:p>array('nom' =&gt; 'nom724' , 'prenom' =&gt; 'prenom724' , 'age' =&gt; 7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5" calcext:value-type="string">
            <text:p>nom725</text:p>
          </table:table-cell>
          <table:table-cell table:formula="of:=&quot;prenom&quot;&amp;ROW()" office:value-type="string" office:string-value="prenom725" calcext:value-type="string">
            <text:p>prenom725</text:p>
          </table:table-cell>
          <table:table-cell table:formula="of:=ROW()" office:value-type="float" office:value="725" calcext:value-type="float">
            <text:p>725</text:p>
          </table:table-cell>
          <table:table-cell/>
          <table:table-cell table:formula="of:=&quot;array('nom' =&gt; '&quot;&amp;[.E725]&amp;&quot;' , 'prenom' =&gt; '&quot;&amp;[.F725]&amp;&quot;' , 'age' =&gt; &quot;&amp;[.G725]&amp;&quot; , 'id_formulaire' =&gt; 1 ),&quot;" office:value-type="string" office:string-value="array('nom' =&gt; 'nom725' , 'prenom' =&gt; 'prenom725' , 'age' =&gt; 725 , 'id_formulaire' =&gt; 1 )," calcext:value-type="string">
            <text:p>array('nom' =&gt; 'nom725' , 'prenom' =&gt; 'prenom725' , 'age' =&gt; 7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6" calcext:value-type="string">
            <text:p>nom726</text:p>
          </table:table-cell>
          <table:table-cell table:formula="of:=&quot;prenom&quot;&amp;ROW()" office:value-type="string" office:string-value="prenom726" calcext:value-type="string">
            <text:p>prenom726</text:p>
          </table:table-cell>
          <table:table-cell table:formula="of:=ROW()" office:value-type="float" office:value="726" calcext:value-type="float">
            <text:p>726</text:p>
          </table:table-cell>
          <table:table-cell/>
          <table:table-cell table:formula="of:=&quot;array('nom' =&gt; '&quot;&amp;[.E726]&amp;&quot;' , 'prenom' =&gt; '&quot;&amp;[.F726]&amp;&quot;' , 'age' =&gt; &quot;&amp;[.G726]&amp;&quot; , 'id_formulaire' =&gt; 1 ),&quot;" office:value-type="string" office:string-value="array('nom' =&gt; 'nom726' , 'prenom' =&gt; 'prenom726' , 'age' =&gt; 726 , 'id_formulaire' =&gt; 1 )," calcext:value-type="string">
            <text:p>array('nom' =&gt; 'nom726' , 'prenom' =&gt; 'prenom726' , 'age' =&gt; 7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7" calcext:value-type="string">
            <text:p>nom727</text:p>
          </table:table-cell>
          <table:table-cell table:formula="of:=&quot;prenom&quot;&amp;ROW()" office:value-type="string" office:string-value="prenom727" calcext:value-type="string">
            <text:p>prenom727</text:p>
          </table:table-cell>
          <table:table-cell table:formula="of:=ROW()" office:value-type="float" office:value="727" calcext:value-type="float">
            <text:p>727</text:p>
          </table:table-cell>
          <table:table-cell/>
          <table:table-cell table:formula="of:=&quot;array('nom' =&gt; '&quot;&amp;[.E727]&amp;&quot;' , 'prenom' =&gt; '&quot;&amp;[.F727]&amp;&quot;' , 'age' =&gt; &quot;&amp;[.G727]&amp;&quot; , 'id_formulaire' =&gt; 1 ),&quot;" office:value-type="string" office:string-value="array('nom' =&gt; 'nom727' , 'prenom' =&gt; 'prenom727' , 'age' =&gt; 727 , 'id_formulaire' =&gt; 1 )," calcext:value-type="string">
            <text:p>array('nom' =&gt; 'nom727' , 'prenom' =&gt; 'prenom727' , 'age' =&gt; 7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8" calcext:value-type="string">
            <text:p>nom728</text:p>
          </table:table-cell>
          <table:table-cell table:formula="of:=&quot;prenom&quot;&amp;ROW()" office:value-type="string" office:string-value="prenom728" calcext:value-type="string">
            <text:p>prenom728</text:p>
          </table:table-cell>
          <table:table-cell table:formula="of:=ROW()" office:value-type="float" office:value="728" calcext:value-type="float">
            <text:p>728</text:p>
          </table:table-cell>
          <table:table-cell/>
          <table:table-cell table:formula="of:=&quot;array('nom' =&gt; '&quot;&amp;[.E728]&amp;&quot;' , 'prenom' =&gt; '&quot;&amp;[.F728]&amp;&quot;' , 'age' =&gt; &quot;&amp;[.G728]&amp;&quot; , 'id_formulaire' =&gt; 1 ),&quot;" office:value-type="string" office:string-value="array('nom' =&gt; 'nom728' , 'prenom' =&gt; 'prenom728' , 'age' =&gt; 728 , 'id_formulaire' =&gt; 1 )," calcext:value-type="string">
            <text:p>array('nom' =&gt; 'nom728' , 'prenom' =&gt; 'prenom728' , 'age' =&gt; 7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29" calcext:value-type="string">
            <text:p>nom729</text:p>
          </table:table-cell>
          <table:table-cell table:formula="of:=&quot;prenom&quot;&amp;ROW()" office:value-type="string" office:string-value="prenom729" calcext:value-type="string">
            <text:p>prenom729</text:p>
          </table:table-cell>
          <table:table-cell table:formula="of:=ROW()" office:value-type="float" office:value="729" calcext:value-type="float">
            <text:p>729</text:p>
          </table:table-cell>
          <table:table-cell/>
          <table:table-cell table:formula="of:=&quot;array('nom' =&gt; '&quot;&amp;[.E729]&amp;&quot;' , 'prenom' =&gt; '&quot;&amp;[.F729]&amp;&quot;' , 'age' =&gt; &quot;&amp;[.G729]&amp;&quot; , 'id_formulaire' =&gt; 1 ),&quot;" office:value-type="string" office:string-value="array('nom' =&gt; 'nom729' , 'prenom' =&gt; 'prenom729' , 'age' =&gt; 729 , 'id_formulaire' =&gt; 1 )," calcext:value-type="string">
            <text:p>array('nom' =&gt; 'nom729' , 'prenom' =&gt; 'prenom729' , 'age' =&gt; 7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0" calcext:value-type="string">
            <text:p>nom730</text:p>
          </table:table-cell>
          <table:table-cell table:formula="of:=&quot;prenom&quot;&amp;ROW()" office:value-type="string" office:string-value="prenom730" calcext:value-type="string">
            <text:p>prenom730</text:p>
          </table:table-cell>
          <table:table-cell table:formula="of:=ROW()" office:value-type="float" office:value="730" calcext:value-type="float">
            <text:p>730</text:p>
          </table:table-cell>
          <table:table-cell/>
          <table:table-cell table:formula="of:=&quot;array('nom' =&gt; '&quot;&amp;[.E730]&amp;&quot;' , 'prenom' =&gt; '&quot;&amp;[.F730]&amp;&quot;' , 'age' =&gt; &quot;&amp;[.G730]&amp;&quot; , 'id_formulaire' =&gt; 1 ),&quot;" office:value-type="string" office:string-value="array('nom' =&gt; 'nom730' , 'prenom' =&gt; 'prenom730' , 'age' =&gt; 730 , 'id_formulaire' =&gt; 1 )," calcext:value-type="string">
            <text:p>array('nom' =&gt; 'nom730' , 'prenom' =&gt; 'prenom730' , 'age' =&gt; 7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1" calcext:value-type="string">
            <text:p>nom731</text:p>
          </table:table-cell>
          <table:table-cell table:formula="of:=&quot;prenom&quot;&amp;ROW()" office:value-type="string" office:string-value="prenom731" calcext:value-type="string">
            <text:p>prenom731</text:p>
          </table:table-cell>
          <table:table-cell table:formula="of:=ROW()" office:value-type="float" office:value="731" calcext:value-type="float">
            <text:p>731</text:p>
          </table:table-cell>
          <table:table-cell/>
          <table:table-cell table:formula="of:=&quot;array('nom' =&gt; '&quot;&amp;[.E731]&amp;&quot;' , 'prenom' =&gt; '&quot;&amp;[.F731]&amp;&quot;' , 'age' =&gt; &quot;&amp;[.G731]&amp;&quot; , 'id_formulaire' =&gt; 1 ),&quot;" office:value-type="string" office:string-value="array('nom' =&gt; 'nom731' , 'prenom' =&gt; 'prenom731' , 'age' =&gt; 731 , 'id_formulaire' =&gt; 1 )," calcext:value-type="string">
            <text:p>array('nom' =&gt; 'nom731' , 'prenom' =&gt; 'prenom731' , 'age' =&gt; 7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2" calcext:value-type="string">
            <text:p>nom732</text:p>
          </table:table-cell>
          <table:table-cell table:formula="of:=&quot;prenom&quot;&amp;ROW()" office:value-type="string" office:string-value="prenom732" calcext:value-type="string">
            <text:p>prenom732</text:p>
          </table:table-cell>
          <table:table-cell table:formula="of:=ROW()" office:value-type="float" office:value="732" calcext:value-type="float">
            <text:p>732</text:p>
          </table:table-cell>
          <table:table-cell/>
          <table:table-cell table:formula="of:=&quot;array('nom' =&gt; '&quot;&amp;[.E732]&amp;&quot;' , 'prenom' =&gt; '&quot;&amp;[.F732]&amp;&quot;' , 'age' =&gt; &quot;&amp;[.G732]&amp;&quot; , 'id_formulaire' =&gt; 1 ),&quot;" office:value-type="string" office:string-value="array('nom' =&gt; 'nom732' , 'prenom' =&gt; 'prenom732' , 'age' =&gt; 732 , 'id_formulaire' =&gt; 1 )," calcext:value-type="string">
            <text:p>array('nom' =&gt; 'nom732' , 'prenom' =&gt; 'prenom732' , 'age' =&gt; 7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3" calcext:value-type="string">
            <text:p>nom733</text:p>
          </table:table-cell>
          <table:table-cell table:formula="of:=&quot;prenom&quot;&amp;ROW()" office:value-type="string" office:string-value="prenom733" calcext:value-type="string">
            <text:p>prenom733</text:p>
          </table:table-cell>
          <table:table-cell table:formula="of:=ROW()" office:value-type="float" office:value="733" calcext:value-type="float">
            <text:p>733</text:p>
          </table:table-cell>
          <table:table-cell/>
          <table:table-cell table:formula="of:=&quot;array('nom' =&gt; '&quot;&amp;[.E733]&amp;&quot;' , 'prenom' =&gt; '&quot;&amp;[.F733]&amp;&quot;' , 'age' =&gt; &quot;&amp;[.G733]&amp;&quot; , 'id_formulaire' =&gt; 1 ),&quot;" office:value-type="string" office:string-value="array('nom' =&gt; 'nom733' , 'prenom' =&gt; 'prenom733' , 'age' =&gt; 733 , 'id_formulaire' =&gt; 1 )," calcext:value-type="string">
            <text:p>array('nom' =&gt; 'nom733' , 'prenom' =&gt; 'prenom733' , 'age' =&gt; 7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4" calcext:value-type="string">
            <text:p>nom734</text:p>
          </table:table-cell>
          <table:table-cell table:formula="of:=&quot;prenom&quot;&amp;ROW()" office:value-type="string" office:string-value="prenom734" calcext:value-type="string">
            <text:p>prenom734</text:p>
          </table:table-cell>
          <table:table-cell table:formula="of:=ROW()" office:value-type="float" office:value="734" calcext:value-type="float">
            <text:p>734</text:p>
          </table:table-cell>
          <table:table-cell/>
          <table:table-cell table:formula="of:=&quot;array('nom' =&gt; '&quot;&amp;[.E734]&amp;&quot;' , 'prenom' =&gt; '&quot;&amp;[.F734]&amp;&quot;' , 'age' =&gt; &quot;&amp;[.G734]&amp;&quot; , 'id_formulaire' =&gt; 1 ),&quot;" office:value-type="string" office:string-value="array('nom' =&gt; 'nom734' , 'prenom' =&gt; 'prenom734' , 'age' =&gt; 734 , 'id_formulaire' =&gt; 1 )," calcext:value-type="string">
            <text:p>array('nom' =&gt; 'nom734' , 'prenom' =&gt; 'prenom734' , 'age' =&gt; 7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5" calcext:value-type="string">
            <text:p>nom735</text:p>
          </table:table-cell>
          <table:table-cell table:formula="of:=&quot;prenom&quot;&amp;ROW()" office:value-type="string" office:string-value="prenom735" calcext:value-type="string">
            <text:p>prenom735</text:p>
          </table:table-cell>
          <table:table-cell table:formula="of:=ROW()" office:value-type="float" office:value="735" calcext:value-type="float">
            <text:p>735</text:p>
          </table:table-cell>
          <table:table-cell/>
          <table:table-cell table:formula="of:=&quot;array('nom' =&gt; '&quot;&amp;[.E735]&amp;&quot;' , 'prenom' =&gt; '&quot;&amp;[.F735]&amp;&quot;' , 'age' =&gt; &quot;&amp;[.G735]&amp;&quot; , 'id_formulaire' =&gt; 1 ),&quot;" office:value-type="string" office:string-value="array('nom' =&gt; 'nom735' , 'prenom' =&gt; 'prenom735' , 'age' =&gt; 735 , 'id_formulaire' =&gt; 1 )," calcext:value-type="string">
            <text:p>array('nom' =&gt; 'nom735' , 'prenom' =&gt; 'prenom735' , 'age' =&gt; 7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6" calcext:value-type="string">
            <text:p>nom736</text:p>
          </table:table-cell>
          <table:table-cell table:formula="of:=&quot;prenom&quot;&amp;ROW()" office:value-type="string" office:string-value="prenom736" calcext:value-type="string">
            <text:p>prenom736</text:p>
          </table:table-cell>
          <table:table-cell table:formula="of:=ROW()" office:value-type="float" office:value="736" calcext:value-type="float">
            <text:p>736</text:p>
          </table:table-cell>
          <table:table-cell/>
          <table:table-cell table:formula="of:=&quot;array('nom' =&gt; '&quot;&amp;[.E736]&amp;&quot;' , 'prenom' =&gt; '&quot;&amp;[.F736]&amp;&quot;' , 'age' =&gt; &quot;&amp;[.G736]&amp;&quot; , 'id_formulaire' =&gt; 1 ),&quot;" office:value-type="string" office:string-value="array('nom' =&gt; 'nom736' , 'prenom' =&gt; 'prenom736' , 'age' =&gt; 736 , 'id_formulaire' =&gt; 1 )," calcext:value-type="string">
            <text:p>array('nom' =&gt; 'nom736' , 'prenom' =&gt; 'prenom736' , 'age' =&gt; 7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7" calcext:value-type="string">
            <text:p>nom737</text:p>
          </table:table-cell>
          <table:table-cell table:formula="of:=&quot;prenom&quot;&amp;ROW()" office:value-type="string" office:string-value="prenom737" calcext:value-type="string">
            <text:p>prenom737</text:p>
          </table:table-cell>
          <table:table-cell table:formula="of:=ROW()" office:value-type="float" office:value="737" calcext:value-type="float">
            <text:p>737</text:p>
          </table:table-cell>
          <table:table-cell/>
          <table:table-cell table:formula="of:=&quot;array('nom' =&gt; '&quot;&amp;[.E737]&amp;&quot;' , 'prenom' =&gt; '&quot;&amp;[.F737]&amp;&quot;' , 'age' =&gt; &quot;&amp;[.G737]&amp;&quot; , 'id_formulaire' =&gt; 1 ),&quot;" office:value-type="string" office:string-value="array('nom' =&gt; 'nom737' , 'prenom' =&gt; 'prenom737' , 'age' =&gt; 737 , 'id_formulaire' =&gt; 1 )," calcext:value-type="string">
            <text:p>array('nom' =&gt; 'nom737' , 'prenom' =&gt; 'prenom737' , 'age' =&gt; 7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8" calcext:value-type="string">
            <text:p>nom738</text:p>
          </table:table-cell>
          <table:table-cell table:formula="of:=&quot;prenom&quot;&amp;ROW()" office:value-type="string" office:string-value="prenom738" calcext:value-type="string">
            <text:p>prenom738</text:p>
          </table:table-cell>
          <table:table-cell table:formula="of:=ROW()" office:value-type="float" office:value="738" calcext:value-type="float">
            <text:p>738</text:p>
          </table:table-cell>
          <table:table-cell/>
          <table:table-cell table:formula="of:=&quot;array('nom' =&gt; '&quot;&amp;[.E738]&amp;&quot;' , 'prenom' =&gt; '&quot;&amp;[.F738]&amp;&quot;' , 'age' =&gt; &quot;&amp;[.G738]&amp;&quot; , 'id_formulaire' =&gt; 1 ),&quot;" office:value-type="string" office:string-value="array('nom' =&gt; 'nom738' , 'prenom' =&gt; 'prenom738' , 'age' =&gt; 738 , 'id_formulaire' =&gt; 1 )," calcext:value-type="string">
            <text:p>array('nom' =&gt; 'nom738' , 'prenom' =&gt; 'prenom738' , 'age' =&gt; 7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39" calcext:value-type="string">
            <text:p>nom739</text:p>
          </table:table-cell>
          <table:table-cell table:formula="of:=&quot;prenom&quot;&amp;ROW()" office:value-type="string" office:string-value="prenom739" calcext:value-type="string">
            <text:p>prenom739</text:p>
          </table:table-cell>
          <table:table-cell table:formula="of:=ROW()" office:value-type="float" office:value="739" calcext:value-type="float">
            <text:p>739</text:p>
          </table:table-cell>
          <table:table-cell/>
          <table:table-cell table:formula="of:=&quot;array('nom' =&gt; '&quot;&amp;[.E739]&amp;&quot;' , 'prenom' =&gt; '&quot;&amp;[.F739]&amp;&quot;' , 'age' =&gt; &quot;&amp;[.G739]&amp;&quot; , 'id_formulaire' =&gt; 1 ),&quot;" office:value-type="string" office:string-value="array('nom' =&gt; 'nom739' , 'prenom' =&gt; 'prenom739' , 'age' =&gt; 739 , 'id_formulaire' =&gt; 1 )," calcext:value-type="string">
            <text:p>array('nom' =&gt; 'nom739' , 'prenom' =&gt; 'prenom739' , 'age' =&gt; 7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0" calcext:value-type="string">
            <text:p>nom740</text:p>
          </table:table-cell>
          <table:table-cell table:formula="of:=&quot;prenom&quot;&amp;ROW()" office:value-type="string" office:string-value="prenom740" calcext:value-type="string">
            <text:p>prenom740</text:p>
          </table:table-cell>
          <table:table-cell table:formula="of:=ROW()" office:value-type="float" office:value="740" calcext:value-type="float">
            <text:p>740</text:p>
          </table:table-cell>
          <table:table-cell/>
          <table:table-cell table:formula="of:=&quot;array('nom' =&gt; '&quot;&amp;[.E740]&amp;&quot;' , 'prenom' =&gt; '&quot;&amp;[.F740]&amp;&quot;' , 'age' =&gt; &quot;&amp;[.G740]&amp;&quot; , 'id_formulaire' =&gt; 1 ),&quot;" office:value-type="string" office:string-value="array('nom' =&gt; 'nom740' , 'prenom' =&gt; 'prenom740' , 'age' =&gt; 740 , 'id_formulaire' =&gt; 1 )," calcext:value-type="string">
            <text:p>array('nom' =&gt; 'nom740' , 'prenom' =&gt; 'prenom740' , 'age' =&gt; 7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1" calcext:value-type="string">
            <text:p>nom741</text:p>
          </table:table-cell>
          <table:table-cell table:formula="of:=&quot;prenom&quot;&amp;ROW()" office:value-type="string" office:string-value="prenom741" calcext:value-type="string">
            <text:p>prenom741</text:p>
          </table:table-cell>
          <table:table-cell table:formula="of:=ROW()" office:value-type="float" office:value="741" calcext:value-type="float">
            <text:p>741</text:p>
          </table:table-cell>
          <table:table-cell/>
          <table:table-cell table:formula="of:=&quot;array('nom' =&gt; '&quot;&amp;[.E741]&amp;&quot;' , 'prenom' =&gt; '&quot;&amp;[.F741]&amp;&quot;' , 'age' =&gt; &quot;&amp;[.G741]&amp;&quot; , 'id_formulaire' =&gt; 1 ),&quot;" office:value-type="string" office:string-value="array('nom' =&gt; 'nom741' , 'prenom' =&gt; 'prenom741' , 'age' =&gt; 741 , 'id_formulaire' =&gt; 1 )," calcext:value-type="string">
            <text:p>array('nom' =&gt; 'nom741' , 'prenom' =&gt; 'prenom741' , 'age' =&gt; 7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2" calcext:value-type="string">
            <text:p>nom742</text:p>
          </table:table-cell>
          <table:table-cell table:formula="of:=&quot;prenom&quot;&amp;ROW()" office:value-type="string" office:string-value="prenom742" calcext:value-type="string">
            <text:p>prenom742</text:p>
          </table:table-cell>
          <table:table-cell table:formula="of:=ROW()" office:value-type="float" office:value="742" calcext:value-type="float">
            <text:p>742</text:p>
          </table:table-cell>
          <table:table-cell/>
          <table:table-cell table:formula="of:=&quot;array('nom' =&gt; '&quot;&amp;[.E742]&amp;&quot;' , 'prenom' =&gt; '&quot;&amp;[.F742]&amp;&quot;' , 'age' =&gt; &quot;&amp;[.G742]&amp;&quot; , 'id_formulaire' =&gt; 1 ),&quot;" office:value-type="string" office:string-value="array('nom' =&gt; 'nom742' , 'prenom' =&gt; 'prenom742' , 'age' =&gt; 742 , 'id_formulaire' =&gt; 1 )," calcext:value-type="string">
            <text:p>array('nom' =&gt; 'nom742' , 'prenom' =&gt; 'prenom742' , 'age' =&gt; 7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3" calcext:value-type="string">
            <text:p>nom743</text:p>
          </table:table-cell>
          <table:table-cell table:formula="of:=&quot;prenom&quot;&amp;ROW()" office:value-type="string" office:string-value="prenom743" calcext:value-type="string">
            <text:p>prenom743</text:p>
          </table:table-cell>
          <table:table-cell table:formula="of:=ROW()" office:value-type="float" office:value="743" calcext:value-type="float">
            <text:p>743</text:p>
          </table:table-cell>
          <table:table-cell/>
          <table:table-cell table:formula="of:=&quot;array('nom' =&gt; '&quot;&amp;[.E743]&amp;&quot;' , 'prenom' =&gt; '&quot;&amp;[.F743]&amp;&quot;' , 'age' =&gt; &quot;&amp;[.G743]&amp;&quot; , 'id_formulaire' =&gt; 1 ),&quot;" office:value-type="string" office:string-value="array('nom' =&gt; 'nom743' , 'prenom' =&gt; 'prenom743' , 'age' =&gt; 743 , 'id_formulaire' =&gt; 1 )," calcext:value-type="string">
            <text:p>array('nom' =&gt; 'nom743' , 'prenom' =&gt; 'prenom743' , 'age' =&gt; 7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4" calcext:value-type="string">
            <text:p>nom744</text:p>
          </table:table-cell>
          <table:table-cell table:formula="of:=&quot;prenom&quot;&amp;ROW()" office:value-type="string" office:string-value="prenom744" calcext:value-type="string">
            <text:p>prenom744</text:p>
          </table:table-cell>
          <table:table-cell table:formula="of:=ROW()" office:value-type="float" office:value="744" calcext:value-type="float">
            <text:p>744</text:p>
          </table:table-cell>
          <table:table-cell/>
          <table:table-cell table:formula="of:=&quot;array('nom' =&gt; '&quot;&amp;[.E744]&amp;&quot;' , 'prenom' =&gt; '&quot;&amp;[.F744]&amp;&quot;' , 'age' =&gt; &quot;&amp;[.G744]&amp;&quot; , 'id_formulaire' =&gt; 1 ),&quot;" office:value-type="string" office:string-value="array('nom' =&gt; 'nom744' , 'prenom' =&gt; 'prenom744' , 'age' =&gt; 744 , 'id_formulaire' =&gt; 1 )," calcext:value-type="string">
            <text:p>array('nom' =&gt; 'nom744' , 'prenom' =&gt; 'prenom744' , 'age' =&gt; 7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5" calcext:value-type="string">
            <text:p>nom745</text:p>
          </table:table-cell>
          <table:table-cell table:formula="of:=&quot;prenom&quot;&amp;ROW()" office:value-type="string" office:string-value="prenom745" calcext:value-type="string">
            <text:p>prenom745</text:p>
          </table:table-cell>
          <table:table-cell table:formula="of:=ROW()" office:value-type="float" office:value="745" calcext:value-type="float">
            <text:p>745</text:p>
          </table:table-cell>
          <table:table-cell/>
          <table:table-cell table:formula="of:=&quot;array('nom' =&gt; '&quot;&amp;[.E745]&amp;&quot;' , 'prenom' =&gt; '&quot;&amp;[.F745]&amp;&quot;' , 'age' =&gt; &quot;&amp;[.G745]&amp;&quot; , 'id_formulaire' =&gt; 1 ),&quot;" office:value-type="string" office:string-value="array('nom' =&gt; 'nom745' , 'prenom' =&gt; 'prenom745' , 'age' =&gt; 745 , 'id_formulaire' =&gt; 1 )," calcext:value-type="string">
            <text:p>array('nom' =&gt; 'nom745' , 'prenom' =&gt; 'prenom745' , 'age' =&gt; 7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6" calcext:value-type="string">
            <text:p>nom746</text:p>
          </table:table-cell>
          <table:table-cell table:formula="of:=&quot;prenom&quot;&amp;ROW()" office:value-type="string" office:string-value="prenom746" calcext:value-type="string">
            <text:p>prenom746</text:p>
          </table:table-cell>
          <table:table-cell table:formula="of:=ROW()" office:value-type="float" office:value="746" calcext:value-type="float">
            <text:p>746</text:p>
          </table:table-cell>
          <table:table-cell/>
          <table:table-cell table:formula="of:=&quot;array('nom' =&gt; '&quot;&amp;[.E746]&amp;&quot;' , 'prenom' =&gt; '&quot;&amp;[.F746]&amp;&quot;' , 'age' =&gt; &quot;&amp;[.G746]&amp;&quot; , 'id_formulaire' =&gt; 1 ),&quot;" office:value-type="string" office:string-value="array('nom' =&gt; 'nom746' , 'prenom' =&gt; 'prenom746' , 'age' =&gt; 746 , 'id_formulaire' =&gt; 1 )," calcext:value-type="string">
            <text:p>array('nom' =&gt; 'nom746' , 'prenom' =&gt; 'prenom746' , 'age' =&gt; 7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7" calcext:value-type="string">
            <text:p>nom747</text:p>
          </table:table-cell>
          <table:table-cell table:formula="of:=&quot;prenom&quot;&amp;ROW()" office:value-type="string" office:string-value="prenom747" calcext:value-type="string">
            <text:p>prenom747</text:p>
          </table:table-cell>
          <table:table-cell table:formula="of:=ROW()" office:value-type="float" office:value="747" calcext:value-type="float">
            <text:p>747</text:p>
          </table:table-cell>
          <table:table-cell/>
          <table:table-cell table:formula="of:=&quot;array('nom' =&gt; '&quot;&amp;[.E747]&amp;&quot;' , 'prenom' =&gt; '&quot;&amp;[.F747]&amp;&quot;' , 'age' =&gt; &quot;&amp;[.G747]&amp;&quot; , 'id_formulaire' =&gt; 1 ),&quot;" office:value-type="string" office:string-value="array('nom' =&gt; 'nom747' , 'prenom' =&gt; 'prenom747' , 'age' =&gt; 747 , 'id_formulaire' =&gt; 1 )," calcext:value-type="string">
            <text:p>array('nom' =&gt; 'nom747' , 'prenom' =&gt; 'prenom747' , 'age' =&gt; 7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8" calcext:value-type="string">
            <text:p>nom748</text:p>
          </table:table-cell>
          <table:table-cell table:formula="of:=&quot;prenom&quot;&amp;ROW()" office:value-type="string" office:string-value="prenom748" calcext:value-type="string">
            <text:p>prenom748</text:p>
          </table:table-cell>
          <table:table-cell table:formula="of:=ROW()" office:value-type="float" office:value="748" calcext:value-type="float">
            <text:p>748</text:p>
          </table:table-cell>
          <table:table-cell/>
          <table:table-cell table:formula="of:=&quot;array('nom' =&gt; '&quot;&amp;[.E748]&amp;&quot;' , 'prenom' =&gt; '&quot;&amp;[.F748]&amp;&quot;' , 'age' =&gt; &quot;&amp;[.G748]&amp;&quot; , 'id_formulaire' =&gt; 1 ),&quot;" office:value-type="string" office:string-value="array('nom' =&gt; 'nom748' , 'prenom' =&gt; 'prenom748' , 'age' =&gt; 748 , 'id_formulaire' =&gt; 1 )," calcext:value-type="string">
            <text:p>array('nom' =&gt; 'nom748' , 'prenom' =&gt; 'prenom748' , 'age' =&gt; 7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49" calcext:value-type="string">
            <text:p>nom749</text:p>
          </table:table-cell>
          <table:table-cell table:formula="of:=&quot;prenom&quot;&amp;ROW()" office:value-type="string" office:string-value="prenom749" calcext:value-type="string">
            <text:p>prenom749</text:p>
          </table:table-cell>
          <table:table-cell table:formula="of:=ROW()" office:value-type="float" office:value="749" calcext:value-type="float">
            <text:p>749</text:p>
          </table:table-cell>
          <table:table-cell/>
          <table:table-cell table:formula="of:=&quot;array('nom' =&gt; '&quot;&amp;[.E749]&amp;&quot;' , 'prenom' =&gt; '&quot;&amp;[.F749]&amp;&quot;' , 'age' =&gt; &quot;&amp;[.G749]&amp;&quot; , 'id_formulaire' =&gt; 1 ),&quot;" office:value-type="string" office:string-value="array('nom' =&gt; 'nom749' , 'prenom' =&gt; 'prenom749' , 'age' =&gt; 749 , 'id_formulaire' =&gt; 1 )," calcext:value-type="string">
            <text:p>array('nom' =&gt; 'nom749' , 'prenom' =&gt; 'prenom749' , 'age' =&gt; 7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0" calcext:value-type="string">
            <text:p>nom750</text:p>
          </table:table-cell>
          <table:table-cell table:formula="of:=&quot;prenom&quot;&amp;ROW()" office:value-type="string" office:string-value="prenom750" calcext:value-type="string">
            <text:p>prenom750</text:p>
          </table:table-cell>
          <table:table-cell table:formula="of:=ROW()" office:value-type="float" office:value="750" calcext:value-type="float">
            <text:p>750</text:p>
          </table:table-cell>
          <table:table-cell/>
          <table:table-cell table:formula="of:=&quot;array('nom' =&gt; '&quot;&amp;[.E750]&amp;&quot;' , 'prenom' =&gt; '&quot;&amp;[.F750]&amp;&quot;' , 'age' =&gt; &quot;&amp;[.G750]&amp;&quot; , 'id_formulaire' =&gt; 1 ),&quot;" office:value-type="string" office:string-value="array('nom' =&gt; 'nom750' , 'prenom' =&gt; 'prenom750' , 'age' =&gt; 750 , 'id_formulaire' =&gt; 1 )," calcext:value-type="string">
            <text:p>array('nom' =&gt; 'nom750' , 'prenom' =&gt; 'prenom750' , 'age' =&gt; 7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1" calcext:value-type="string">
            <text:p>nom751</text:p>
          </table:table-cell>
          <table:table-cell table:formula="of:=&quot;prenom&quot;&amp;ROW()" office:value-type="string" office:string-value="prenom751" calcext:value-type="string">
            <text:p>prenom751</text:p>
          </table:table-cell>
          <table:table-cell table:formula="of:=ROW()" office:value-type="float" office:value="751" calcext:value-type="float">
            <text:p>751</text:p>
          </table:table-cell>
          <table:table-cell/>
          <table:table-cell table:formula="of:=&quot;array('nom' =&gt; '&quot;&amp;[.E751]&amp;&quot;' , 'prenom' =&gt; '&quot;&amp;[.F751]&amp;&quot;' , 'age' =&gt; &quot;&amp;[.G751]&amp;&quot; , 'id_formulaire' =&gt; 1 ),&quot;" office:value-type="string" office:string-value="array('nom' =&gt; 'nom751' , 'prenom' =&gt; 'prenom751' , 'age' =&gt; 751 , 'id_formulaire' =&gt; 1 )," calcext:value-type="string">
            <text:p>array('nom' =&gt; 'nom751' , 'prenom' =&gt; 'prenom751' , 'age' =&gt; 7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2" calcext:value-type="string">
            <text:p>nom752</text:p>
          </table:table-cell>
          <table:table-cell table:formula="of:=&quot;prenom&quot;&amp;ROW()" office:value-type="string" office:string-value="prenom752" calcext:value-type="string">
            <text:p>prenom752</text:p>
          </table:table-cell>
          <table:table-cell table:formula="of:=ROW()" office:value-type="float" office:value="752" calcext:value-type="float">
            <text:p>752</text:p>
          </table:table-cell>
          <table:table-cell/>
          <table:table-cell table:formula="of:=&quot;array('nom' =&gt; '&quot;&amp;[.E752]&amp;&quot;' , 'prenom' =&gt; '&quot;&amp;[.F752]&amp;&quot;' , 'age' =&gt; &quot;&amp;[.G752]&amp;&quot; , 'id_formulaire' =&gt; 1 ),&quot;" office:value-type="string" office:string-value="array('nom' =&gt; 'nom752' , 'prenom' =&gt; 'prenom752' , 'age' =&gt; 752 , 'id_formulaire' =&gt; 1 )," calcext:value-type="string">
            <text:p>array('nom' =&gt; 'nom752' , 'prenom' =&gt; 'prenom752' , 'age' =&gt; 7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3" calcext:value-type="string">
            <text:p>nom753</text:p>
          </table:table-cell>
          <table:table-cell table:formula="of:=&quot;prenom&quot;&amp;ROW()" office:value-type="string" office:string-value="prenom753" calcext:value-type="string">
            <text:p>prenom753</text:p>
          </table:table-cell>
          <table:table-cell table:formula="of:=ROW()" office:value-type="float" office:value="753" calcext:value-type="float">
            <text:p>753</text:p>
          </table:table-cell>
          <table:table-cell/>
          <table:table-cell table:formula="of:=&quot;array('nom' =&gt; '&quot;&amp;[.E753]&amp;&quot;' , 'prenom' =&gt; '&quot;&amp;[.F753]&amp;&quot;' , 'age' =&gt; &quot;&amp;[.G753]&amp;&quot; , 'id_formulaire' =&gt; 1 ),&quot;" office:value-type="string" office:string-value="array('nom' =&gt; 'nom753' , 'prenom' =&gt; 'prenom753' , 'age' =&gt; 753 , 'id_formulaire' =&gt; 1 )," calcext:value-type="string">
            <text:p>array('nom' =&gt; 'nom753' , 'prenom' =&gt; 'prenom753' , 'age' =&gt; 7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4" calcext:value-type="string">
            <text:p>nom754</text:p>
          </table:table-cell>
          <table:table-cell table:formula="of:=&quot;prenom&quot;&amp;ROW()" office:value-type="string" office:string-value="prenom754" calcext:value-type="string">
            <text:p>prenom754</text:p>
          </table:table-cell>
          <table:table-cell table:formula="of:=ROW()" office:value-type="float" office:value="754" calcext:value-type="float">
            <text:p>754</text:p>
          </table:table-cell>
          <table:table-cell/>
          <table:table-cell table:formula="of:=&quot;array('nom' =&gt; '&quot;&amp;[.E754]&amp;&quot;' , 'prenom' =&gt; '&quot;&amp;[.F754]&amp;&quot;' , 'age' =&gt; &quot;&amp;[.G754]&amp;&quot; , 'id_formulaire' =&gt; 1 ),&quot;" office:value-type="string" office:string-value="array('nom' =&gt; 'nom754' , 'prenom' =&gt; 'prenom754' , 'age' =&gt; 754 , 'id_formulaire' =&gt; 1 )," calcext:value-type="string">
            <text:p>array('nom' =&gt; 'nom754' , 'prenom' =&gt; 'prenom754' , 'age' =&gt; 7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5" calcext:value-type="string">
            <text:p>nom755</text:p>
          </table:table-cell>
          <table:table-cell table:formula="of:=&quot;prenom&quot;&amp;ROW()" office:value-type="string" office:string-value="prenom755" calcext:value-type="string">
            <text:p>prenom755</text:p>
          </table:table-cell>
          <table:table-cell table:formula="of:=ROW()" office:value-type="float" office:value="755" calcext:value-type="float">
            <text:p>755</text:p>
          </table:table-cell>
          <table:table-cell/>
          <table:table-cell table:formula="of:=&quot;array('nom' =&gt; '&quot;&amp;[.E755]&amp;&quot;' , 'prenom' =&gt; '&quot;&amp;[.F755]&amp;&quot;' , 'age' =&gt; &quot;&amp;[.G755]&amp;&quot; , 'id_formulaire' =&gt; 1 ),&quot;" office:value-type="string" office:string-value="array('nom' =&gt; 'nom755' , 'prenom' =&gt; 'prenom755' , 'age' =&gt; 755 , 'id_formulaire' =&gt; 1 )," calcext:value-type="string">
            <text:p>array('nom' =&gt; 'nom755' , 'prenom' =&gt; 'prenom755' , 'age' =&gt; 7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6" calcext:value-type="string">
            <text:p>nom756</text:p>
          </table:table-cell>
          <table:table-cell table:formula="of:=&quot;prenom&quot;&amp;ROW()" office:value-type="string" office:string-value="prenom756" calcext:value-type="string">
            <text:p>prenom756</text:p>
          </table:table-cell>
          <table:table-cell table:formula="of:=ROW()" office:value-type="float" office:value="756" calcext:value-type="float">
            <text:p>756</text:p>
          </table:table-cell>
          <table:table-cell/>
          <table:table-cell table:formula="of:=&quot;array('nom' =&gt; '&quot;&amp;[.E756]&amp;&quot;' , 'prenom' =&gt; '&quot;&amp;[.F756]&amp;&quot;' , 'age' =&gt; &quot;&amp;[.G756]&amp;&quot; , 'id_formulaire' =&gt; 1 ),&quot;" office:value-type="string" office:string-value="array('nom' =&gt; 'nom756' , 'prenom' =&gt; 'prenom756' , 'age' =&gt; 756 , 'id_formulaire' =&gt; 1 )," calcext:value-type="string">
            <text:p>array('nom' =&gt; 'nom756' , 'prenom' =&gt; 'prenom756' , 'age' =&gt; 7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7" calcext:value-type="string">
            <text:p>nom757</text:p>
          </table:table-cell>
          <table:table-cell table:formula="of:=&quot;prenom&quot;&amp;ROW()" office:value-type="string" office:string-value="prenom757" calcext:value-type="string">
            <text:p>prenom757</text:p>
          </table:table-cell>
          <table:table-cell table:formula="of:=ROW()" office:value-type="float" office:value="757" calcext:value-type="float">
            <text:p>757</text:p>
          </table:table-cell>
          <table:table-cell/>
          <table:table-cell table:formula="of:=&quot;array('nom' =&gt; '&quot;&amp;[.E757]&amp;&quot;' , 'prenom' =&gt; '&quot;&amp;[.F757]&amp;&quot;' , 'age' =&gt; &quot;&amp;[.G757]&amp;&quot; , 'id_formulaire' =&gt; 1 ),&quot;" office:value-type="string" office:string-value="array('nom' =&gt; 'nom757' , 'prenom' =&gt; 'prenom757' , 'age' =&gt; 757 , 'id_formulaire' =&gt; 1 )," calcext:value-type="string">
            <text:p>array('nom' =&gt; 'nom757' , 'prenom' =&gt; 'prenom757' , 'age' =&gt; 7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8" calcext:value-type="string">
            <text:p>nom758</text:p>
          </table:table-cell>
          <table:table-cell table:formula="of:=&quot;prenom&quot;&amp;ROW()" office:value-type="string" office:string-value="prenom758" calcext:value-type="string">
            <text:p>prenom758</text:p>
          </table:table-cell>
          <table:table-cell table:formula="of:=ROW()" office:value-type="float" office:value="758" calcext:value-type="float">
            <text:p>758</text:p>
          </table:table-cell>
          <table:table-cell/>
          <table:table-cell table:formula="of:=&quot;array('nom' =&gt; '&quot;&amp;[.E758]&amp;&quot;' , 'prenom' =&gt; '&quot;&amp;[.F758]&amp;&quot;' , 'age' =&gt; &quot;&amp;[.G758]&amp;&quot; , 'id_formulaire' =&gt; 1 ),&quot;" office:value-type="string" office:string-value="array('nom' =&gt; 'nom758' , 'prenom' =&gt; 'prenom758' , 'age' =&gt; 758 , 'id_formulaire' =&gt; 1 )," calcext:value-type="string">
            <text:p>array('nom' =&gt; 'nom758' , 'prenom' =&gt; 'prenom758' , 'age' =&gt; 7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59" calcext:value-type="string">
            <text:p>nom759</text:p>
          </table:table-cell>
          <table:table-cell table:formula="of:=&quot;prenom&quot;&amp;ROW()" office:value-type="string" office:string-value="prenom759" calcext:value-type="string">
            <text:p>prenom759</text:p>
          </table:table-cell>
          <table:table-cell table:formula="of:=ROW()" office:value-type="float" office:value="759" calcext:value-type="float">
            <text:p>759</text:p>
          </table:table-cell>
          <table:table-cell/>
          <table:table-cell table:formula="of:=&quot;array('nom' =&gt; '&quot;&amp;[.E759]&amp;&quot;' , 'prenom' =&gt; '&quot;&amp;[.F759]&amp;&quot;' , 'age' =&gt; &quot;&amp;[.G759]&amp;&quot; , 'id_formulaire' =&gt; 1 ),&quot;" office:value-type="string" office:string-value="array('nom' =&gt; 'nom759' , 'prenom' =&gt; 'prenom759' , 'age' =&gt; 759 , 'id_formulaire' =&gt; 1 )," calcext:value-type="string">
            <text:p>array('nom' =&gt; 'nom759' , 'prenom' =&gt; 'prenom759' , 'age' =&gt; 7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0" calcext:value-type="string">
            <text:p>nom760</text:p>
          </table:table-cell>
          <table:table-cell table:formula="of:=&quot;prenom&quot;&amp;ROW()" office:value-type="string" office:string-value="prenom760" calcext:value-type="string">
            <text:p>prenom760</text:p>
          </table:table-cell>
          <table:table-cell table:formula="of:=ROW()" office:value-type="float" office:value="760" calcext:value-type="float">
            <text:p>760</text:p>
          </table:table-cell>
          <table:table-cell/>
          <table:table-cell table:formula="of:=&quot;array('nom' =&gt; '&quot;&amp;[.E760]&amp;&quot;' , 'prenom' =&gt; '&quot;&amp;[.F760]&amp;&quot;' , 'age' =&gt; &quot;&amp;[.G760]&amp;&quot; , 'id_formulaire' =&gt; 1 ),&quot;" office:value-type="string" office:string-value="array('nom' =&gt; 'nom760' , 'prenom' =&gt; 'prenom760' , 'age' =&gt; 760 , 'id_formulaire' =&gt; 1 )," calcext:value-type="string">
            <text:p>array('nom' =&gt; 'nom760' , 'prenom' =&gt; 'prenom760' , 'age' =&gt; 7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1" calcext:value-type="string">
            <text:p>nom761</text:p>
          </table:table-cell>
          <table:table-cell table:formula="of:=&quot;prenom&quot;&amp;ROW()" office:value-type="string" office:string-value="prenom761" calcext:value-type="string">
            <text:p>prenom761</text:p>
          </table:table-cell>
          <table:table-cell table:formula="of:=ROW()" office:value-type="float" office:value="761" calcext:value-type="float">
            <text:p>761</text:p>
          </table:table-cell>
          <table:table-cell/>
          <table:table-cell table:formula="of:=&quot;array('nom' =&gt; '&quot;&amp;[.E761]&amp;&quot;' , 'prenom' =&gt; '&quot;&amp;[.F761]&amp;&quot;' , 'age' =&gt; &quot;&amp;[.G761]&amp;&quot; , 'id_formulaire' =&gt; 1 ),&quot;" office:value-type="string" office:string-value="array('nom' =&gt; 'nom761' , 'prenom' =&gt; 'prenom761' , 'age' =&gt; 761 , 'id_formulaire' =&gt; 1 )," calcext:value-type="string">
            <text:p>array('nom' =&gt; 'nom761' , 'prenom' =&gt; 'prenom761' , 'age' =&gt; 7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2" calcext:value-type="string">
            <text:p>nom762</text:p>
          </table:table-cell>
          <table:table-cell table:formula="of:=&quot;prenom&quot;&amp;ROW()" office:value-type="string" office:string-value="prenom762" calcext:value-type="string">
            <text:p>prenom762</text:p>
          </table:table-cell>
          <table:table-cell table:formula="of:=ROW()" office:value-type="float" office:value="762" calcext:value-type="float">
            <text:p>762</text:p>
          </table:table-cell>
          <table:table-cell/>
          <table:table-cell table:formula="of:=&quot;array('nom' =&gt; '&quot;&amp;[.E762]&amp;&quot;' , 'prenom' =&gt; '&quot;&amp;[.F762]&amp;&quot;' , 'age' =&gt; &quot;&amp;[.G762]&amp;&quot; , 'id_formulaire' =&gt; 1 ),&quot;" office:value-type="string" office:string-value="array('nom' =&gt; 'nom762' , 'prenom' =&gt; 'prenom762' , 'age' =&gt; 762 , 'id_formulaire' =&gt; 1 )," calcext:value-type="string">
            <text:p>array('nom' =&gt; 'nom762' , 'prenom' =&gt; 'prenom762' , 'age' =&gt; 7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3" calcext:value-type="string">
            <text:p>nom763</text:p>
          </table:table-cell>
          <table:table-cell table:formula="of:=&quot;prenom&quot;&amp;ROW()" office:value-type="string" office:string-value="prenom763" calcext:value-type="string">
            <text:p>prenom763</text:p>
          </table:table-cell>
          <table:table-cell table:formula="of:=ROW()" office:value-type="float" office:value="763" calcext:value-type="float">
            <text:p>763</text:p>
          </table:table-cell>
          <table:table-cell/>
          <table:table-cell table:formula="of:=&quot;array('nom' =&gt; '&quot;&amp;[.E763]&amp;&quot;' , 'prenom' =&gt; '&quot;&amp;[.F763]&amp;&quot;' , 'age' =&gt; &quot;&amp;[.G763]&amp;&quot; , 'id_formulaire' =&gt; 1 ),&quot;" office:value-type="string" office:string-value="array('nom' =&gt; 'nom763' , 'prenom' =&gt; 'prenom763' , 'age' =&gt; 763 , 'id_formulaire' =&gt; 1 )," calcext:value-type="string">
            <text:p>array('nom' =&gt; 'nom763' , 'prenom' =&gt; 'prenom763' , 'age' =&gt; 7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4" calcext:value-type="string">
            <text:p>nom764</text:p>
          </table:table-cell>
          <table:table-cell table:formula="of:=&quot;prenom&quot;&amp;ROW()" office:value-type="string" office:string-value="prenom764" calcext:value-type="string">
            <text:p>prenom764</text:p>
          </table:table-cell>
          <table:table-cell table:formula="of:=ROW()" office:value-type="float" office:value="764" calcext:value-type="float">
            <text:p>764</text:p>
          </table:table-cell>
          <table:table-cell/>
          <table:table-cell table:formula="of:=&quot;array('nom' =&gt; '&quot;&amp;[.E764]&amp;&quot;' , 'prenom' =&gt; '&quot;&amp;[.F764]&amp;&quot;' , 'age' =&gt; &quot;&amp;[.G764]&amp;&quot; , 'id_formulaire' =&gt; 1 ),&quot;" office:value-type="string" office:string-value="array('nom' =&gt; 'nom764' , 'prenom' =&gt; 'prenom764' , 'age' =&gt; 764 , 'id_formulaire' =&gt; 1 )," calcext:value-type="string">
            <text:p>array('nom' =&gt; 'nom764' , 'prenom' =&gt; 'prenom764' , 'age' =&gt; 7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5" calcext:value-type="string">
            <text:p>nom765</text:p>
          </table:table-cell>
          <table:table-cell table:formula="of:=&quot;prenom&quot;&amp;ROW()" office:value-type="string" office:string-value="prenom765" calcext:value-type="string">
            <text:p>prenom765</text:p>
          </table:table-cell>
          <table:table-cell table:formula="of:=ROW()" office:value-type="float" office:value="765" calcext:value-type="float">
            <text:p>765</text:p>
          </table:table-cell>
          <table:table-cell/>
          <table:table-cell table:formula="of:=&quot;array('nom' =&gt; '&quot;&amp;[.E765]&amp;&quot;' , 'prenom' =&gt; '&quot;&amp;[.F765]&amp;&quot;' , 'age' =&gt; &quot;&amp;[.G765]&amp;&quot; , 'id_formulaire' =&gt; 1 ),&quot;" office:value-type="string" office:string-value="array('nom' =&gt; 'nom765' , 'prenom' =&gt; 'prenom765' , 'age' =&gt; 765 , 'id_formulaire' =&gt; 1 )," calcext:value-type="string">
            <text:p>array('nom' =&gt; 'nom765' , 'prenom' =&gt; 'prenom765' , 'age' =&gt; 7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6" calcext:value-type="string">
            <text:p>nom766</text:p>
          </table:table-cell>
          <table:table-cell table:formula="of:=&quot;prenom&quot;&amp;ROW()" office:value-type="string" office:string-value="prenom766" calcext:value-type="string">
            <text:p>prenom766</text:p>
          </table:table-cell>
          <table:table-cell table:formula="of:=ROW()" office:value-type="float" office:value="766" calcext:value-type="float">
            <text:p>766</text:p>
          </table:table-cell>
          <table:table-cell/>
          <table:table-cell table:formula="of:=&quot;array('nom' =&gt; '&quot;&amp;[.E766]&amp;&quot;' , 'prenom' =&gt; '&quot;&amp;[.F766]&amp;&quot;' , 'age' =&gt; &quot;&amp;[.G766]&amp;&quot; , 'id_formulaire' =&gt; 1 ),&quot;" office:value-type="string" office:string-value="array('nom' =&gt; 'nom766' , 'prenom' =&gt; 'prenom766' , 'age' =&gt; 766 , 'id_formulaire' =&gt; 1 )," calcext:value-type="string">
            <text:p>array('nom' =&gt; 'nom766' , 'prenom' =&gt; 'prenom766' , 'age' =&gt; 7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7" calcext:value-type="string">
            <text:p>nom767</text:p>
          </table:table-cell>
          <table:table-cell table:formula="of:=&quot;prenom&quot;&amp;ROW()" office:value-type="string" office:string-value="prenom767" calcext:value-type="string">
            <text:p>prenom767</text:p>
          </table:table-cell>
          <table:table-cell table:formula="of:=ROW()" office:value-type="float" office:value="767" calcext:value-type="float">
            <text:p>767</text:p>
          </table:table-cell>
          <table:table-cell/>
          <table:table-cell table:formula="of:=&quot;array('nom' =&gt; '&quot;&amp;[.E767]&amp;&quot;' , 'prenom' =&gt; '&quot;&amp;[.F767]&amp;&quot;' , 'age' =&gt; &quot;&amp;[.G767]&amp;&quot; , 'id_formulaire' =&gt; 1 ),&quot;" office:value-type="string" office:string-value="array('nom' =&gt; 'nom767' , 'prenom' =&gt; 'prenom767' , 'age' =&gt; 767 , 'id_formulaire' =&gt; 1 )," calcext:value-type="string">
            <text:p>array('nom' =&gt; 'nom767' , 'prenom' =&gt; 'prenom767' , 'age' =&gt; 7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8" calcext:value-type="string">
            <text:p>nom768</text:p>
          </table:table-cell>
          <table:table-cell table:formula="of:=&quot;prenom&quot;&amp;ROW()" office:value-type="string" office:string-value="prenom768" calcext:value-type="string">
            <text:p>prenom768</text:p>
          </table:table-cell>
          <table:table-cell table:formula="of:=ROW()" office:value-type="float" office:value="768" calcext:value-type="float">
            <text:p>768</text:p>
          </table:table-cell>
          <table:table-cell/>
          <table:table-cell table:formula="of:=&quot;array('nom' =&gt; '&quot;&amp;[.E768]&amp;&quot;' , 'prenom' =&gt; '&quot;&amp;[.F768]&amp;&quot;' , 'age' =&gt; &quot;&amp;[.G768]&amp;&quot; , 'id_formulaire' =&gt; 1 ),&quot;" office:value-type="string" office:string-value="array('nom' =&gt; 'nom768' , 'prenom' =&gt; 'prenom768' , 'age' =&gt; 768 , 'id_formulaire' =&gt; 1 )," calcext:value-type="string">
            <text:p>array('nom' =&gt; 'nom768' , 'prenom' =&gt; 'prenom768' , 'age' =&gt; 7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69" calcext:value-type="string">
            <text:p>nom769</text:p>
          </table:table-cell>
          <table:table-cell table:formula="of:=&quot;prenom&quot;&amp;ROW()" office:value-type="string" office:string-value="prenom769" calcext:value-type="string">
            <text:p>prenom769</text:p>
          </table:table-cell>
          <table:table-cell table:formula="of:=ROW()" office:value-type="float" office:value="769" calcext:value-type="float">
            <text:p>769</text:p>
          </table:table-cell>
          <table:table-cell/>
          <table:table-cell table:formula="of:=&quot;array('nom' =&gt; '&quot;&amp;[.E769]&amp;&quot;' , 'prenom' =&gt; '&quot;&amp;[.F769]&amp;&quot;' , 'age' =&gt; &quot;&amp;[.G769]&amp;&quot; , 'id_formulaire' =&gt; 1 ),&quot;" office:value-type="string" office:string-value="array('nom' =&gt; 'nom769' , 'prenom' =&gt; 'prenom769' , 'age' =&gt; 769 , 'id_formulaire' =&gt; 1 )," calcext:value-type="string">
            <text:p>array('nom' =&gt; 'nom769' , 'prenom' =&gt; 'prenom769' , 'age' =&gt; 7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0" calcext:value-type="string">
            <text:p>nom770</text:p>
          </table:table-cell>
          <table:table-cell table:formula="of:=&quot;prenom&quot;&amp;ROW()" office:value-type="string" office:string-value="prenom770" calcext:value-type="string">
            <text:p>prenom770</text:p>
          </table:table-cell>
          <table:table-cell table:formula="of:=ROW()" office:value-type="float" office:value="770" calcext:value-type="float">
            <text:p>770</text:p>
          </table:table-cell>
          <table:table-cell/>
          <table:table-cell table:formula="of:=&quot;array('nom' =&gt; '&quot;&amp;[.E770]&amp;&quot;' , 'prenom' =&gt; '&quot;&amp;[.F770]&amp;&quot;' , 'age' =&gt; &quot;&amp;[.G770]&amp;&quot; , 'id_formulaire' =&gt; 1 ),&quot;" office:value-type="string" office:string-value="array('nom' =&gt; 'nom770' , 'prenom' =&gt; 'prenom770' , 'age' =&gt; 770 , 'id_formulaire' =&gt; 1 )," calcext:value-type="string">
            <text:p>array('nom' =&gt; 'nom770' , 'prenom' =&gt; 'prenom770' , 'age' =&gt; 7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1" calcext:value-type="string">
            <text:p>nom771</text:p>
          </table:table-cell>
          <table:table-cell table:formula="of:=&quot;prenom&quot;&amp;ROW()" office:value-type="string" office:string-value="prenom771" calcext:value-type="string">
            <text:p>prenom771</text:p>
          </table:table-cell>
          <table:table-cell table:formula="of:=ROW()" office:value-type="float" office:value="771" calcext:value-type="float">
            <text:p>771</text:p>
          </table:table-cell>
          <table:table-cell/>
          <table:table-cell table:formula="of:=&quot;array('nom' =&gt; '&quot;&amp;[.E771]&amp;&quot;' , 'prenom' =&gt; '&quot;&amp;[.F771]&amp;&quot;' , 'age' =&gt; &quot;&amp;[.G771]&amp;&quot; , 'id_formulaire' =&gt; 1 ),&quot;" office:value-type="string" office:string-value="array('nom' =&gt; 'nom771' , 'prenom' =&gt; 'prenom771' , 'age' =&gt; 771 , 'id_formulaire' =&gt; 1 )," calcext:value-type="string">
            <text:p>array('nom' =&gt; 'nom771' , 'prenom' =&gt; 'prenom771' , 'age' =&gt; 7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2" calcext:value-type="string">
            <text:p>nom772</text:p>
          </table:table-cell>
          <table:table-cell table:formula="of:=&quot;prenom&quot;&amp;ROW()" office:value-type="string" office:string-value="prenom772" calcext:value-type="string">
            <text:p>prenom772</text:p>
          </table:table-cell>
          <table:table-cell table:formula="of:=ROW()" office:value-type="float" office:value="772" calcext:value-type="float">
            <text:p>772</text:p>
          </table:table-cell>
          <table:table-cell/>
          <table:table-cell table:formula="of:=&quot;array('nom' =&gt; '&quot;&amp;[.E772]&amp;&quot;' , 'prenom' =&gt; '&quot;&amp;[.F772]&amp;&quot;' , 'age' =&gt; &quot;&amp;[.G772]&amp;&quot; , 'id_formulaire' =&gt; 1 ),&quot;" office:value-type="string" office:string-value="array('nom' =&gt; 'nom772' , 'prenom' =&gt; 'prenom772' , 'age' =&gt; 772 , 'id_formulaire' =&gt; 1 )," calcext:value-type="string">
            <text:p>array('nom' =&gt; 'nom772' , 'prenom' =&gt; 'prenom772' , 'age' =&gt; 7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3" calcext:value-type="string">
            <text:p>nom773</text:p>
          </table:table-cell>
          <table:table-cell table:formula="of:=&quot;prenom&quot;&amp;ROW()" office:value-type="string" office:string-value="prenom773" calcext:value-type="string">
            <text:p>prenom773</text:p>
          </table:table-cell>
          <table:table-cell table:formula="of:=ROW()" office:value-type="float" office:value="773" calcext:value-type="float">
            <text:p>773</text:p>
          </table:table-cell>
          <table:table-cell/>
          <table:table-cell table:formula="of:=&quot;array('nom' =&gt; '&quot;&amp;[.E773]&amp;&quot;' , 'prenom' =&gt; '&quot;&amp;[.F773]&amp;&quot;' , 'age' =&gt; &quot;&amp;[.G773]&amp;&quot; , 'id_formulaire' =&gt; 1 ),&quot;" office:value-type="string" office:string-value="array('nom' =&gt; 'nom773' , 'prenom' =&gt; 'prenom773' , 'age' =&gt; 773 , 'id_formulaire' =&gt; 1 )," calcext:value-type="string">
            <text:p>array('nom' =&gt; 'nom773' , 'prenom' =&gt; 'prenom773' , 'age' =&gt; 7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4" calcext:value-type="string">
            <text:p>nom774</text:p>
          </table:table-cell>
          <table:table-cell table:formula="of:=&quot;prenom&quot;&amp;ROW()" office:value-type="string" office:string-value="prenom774" calcext:value-type="string">
            <text:p>prenom774</text:p>
          </table:table-cell>
          <table:table-cell table:formula="of:=ROW()" office:value-type="float" office:value="774" calcext:value-type="float">
            <text:p>774</text:p>
          </table:table-cell>
          <table:table-cell/>
          <table:table-cell table:formula="of:=&quot;array('nom' =&gt; '&quot;&amp;[.E774]&amp;&quot;' , 'prenom' =&gt; '&quot;&amp;[.F774]&amp;&quot;' , 'age' =&gt; &quot;&amp;[.G774]&amp;&quot; , 'id_formulaire' =&gt; 1 ),&quot;" office:value-type="string" office:string-value="array('nom' =&gt; 'nom774' , 'prenom' =&gt; 'prenom774' , 'age' =&gt; 774 , 'id_formulaire' =&gt; 1 )," calcext:value-type="string">
            <text:p>array('nom' =&gt; 'nom774' , 'prenom' =&gt; 'prenom774' , 'age' =&gt; 7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5" calcext:value-type="string">
            <text:p>nom775</text:p>
          </table:table-cell>
          <table:table-cell table:formula="of:=&quot;prenom&quot;&amp;ROW()" office:value-type="string" office:string-value="prenom775" calcext:value-type="string">
            <text:p>prenom775</text:p>
          </table:table-cell>
          <table:table-cell table:formula="of:=ROW()" office:value-type="float" office:value="775" calcext:value-type="float">
            <text:p>775</text:p>
          </table:table-cell>
          <table:table-cell/>
          <table:table-cell table:formula="of:=&quot;array('nom' =&gt; '&quot;&amp;[.E775]&amp;&quot;' , 'prenom' =&gt; '&quot;&amp;[.F775]&amp;&quot;' , 'age' =&gt; &quot;&amp;[.G775]&amp;&quot; , 'id_formulaire' =&gt; 1 ),&quot;" office:value-type="string" office:string-value="array('nom' =&gt; 'nom775' , 'prenom' =&gt; 'prenom775' , 'age' =&gt; 775 , 'id_formulaire' =&gt; 1 )," calcext:value-type="string">
            <text:p>array('nom' =&gt; 'nom775' , 'prenom' =&gt; 'prenom775' , 'age' =&gt; 7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6" calcext:value-type="string">
            <text:p>nom776</text:p>
          </table:table-cell>
          <table:table-cell table:formula="of:=&quot;prenom&quot;&amp;ROW()" office:value-type="string" office:string-value="prenom776" calcext:value-type="string">
            <text:p>prenom776</text:p>
          </table:table-cell>
          <table:table-cell table:formula="of:=ROW()" office:value-type="float" office:value="776" calcext:value-type="float">
            <text:p>776</text:p>
          </table:table-cell>
          <table:table-cell/>
          <table:table-cell table:formula="of:=&quot;array('nom' =&gt; '&quot;&amp;[.E776]&amp;&quot;' , 'prenom' =&gt; '&quot;&amp;[.F776]&amp;&quot;' , 'age' =&gt; &quot;&amp;[.G776]&amp;&quot; , 'id_formulaire' =&gt; 1 ),&quot;" office:value-type="string" office:string-value="array('nom' =&gt; 'nom776' , 'prenom' =&gt; 'prenom776' , 'age' =&gt; 776 , 'id_formulaire' =&gt; 1 )," calcext:value-type="string">
            <text:p>array('nom' =&gt; 'nom776' , 'prenom' =&gt; 'prenom776' , 'age' =&gt; 7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7" calcext:value-type="string">
            <text:p>nom777</text:p>
          </table:table-cell>
          <table:table-cell table:formula="of:=&quot;prenom&quot;&amp;ROW()" office:value-type="string" office:string-value="prenom777" calcext:value-type="string">
            <text:p>prenom777</text:p>
          </table:table-cell>
          <table:table-cell table:formula="of:=ROW()" office:value-type="float" office:value="777" calcext:value-type="float">
            <text:p>777</text:p>
          </table:table-cell>
          <table:table-cell/>
          <table:table-cell table:formula="of:=&quot;array('nom' =&gt; '&quot;&amp;[.E777]&amp;&quot;' , 'prenom' =&gt; '&quot;&amp;[.F777]&amp;&quot;' , 'age' =&gt; &quot;&amp;[.G777]&amp;&quot; , 'id_formulaire' =&gt; 1 ),&quot;" office:value-type="string" office:string-value="array('nom' =&gt; 'nom777' , 'prenom' =&gt; 'prenom777' , 'age' =&gt; 777 , 'id_formulaire' =&gt; 1 )," calcext:value-type="string">
            <text:p>array('nom' =&gt; 'nom777' , 'prenom' =&gt; 'prenom777' , 'age' =&gt; 7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8" calcext:value-type="string">
            <text:p>nom778</text:p>
          </table:table-cell>
          <table:table-cell table:formula="of:=&quot;prenom&quot;&amp;ROW()" office:value-type="string" office:string-value="prenom778" calcext:value-type="string">
            <text:p>prenom778</text:p>
          </table:table-cell>
          <table:table-cell table:formula="of:=ROW()" office:value-type="float" office:value="778" calcext:value-type="float">
            <text:p>778</text:p>
          </table:table-cell>
          <table:table-cell/>
          <table:table-cell table:formula="of:=&quot;array('nom' =&gt; '&quot;&amp;[.E778]&amp;&quot;' , 'prenom' =&gt; '&quot;&amp;[.F778]&amp;&quot;' , 'age' =&gt; &quot;&amp;[.G778]&amp;&quot; , 'id_formulaire' =&gt; 1 ),&quot;" office:value-type="string" office:string-value="array('nom' =&gt; 'nom778' , 'prenom' =&gt; 'prenom778' , 'age' =&gt; 778 , 'id_formulaire' =&gt; 1 )," calcext:value-type="string">
            <text:p>array('nom' =&gt; 'nom778' , 'prenom' =&gt; 'prenom778' , 'age' =&gt; 7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79" calcext:value-type="string">
            <text:p>nom779</text:p>
          </table:table-cell>
          <table:table-cell table:formula="of:=&quot;prenom&quot;&amp;ROW()" office:value-type="string" office:string-value="prenom779" calcext:value-type="string">
            <text:p>prenom779</text:p>
          </table:table-cell>
          <table:table-cell table:formula="of:=ROW()" office:value-type="float" office:value="779" calcext:value-type="float">
            <text:p>779</text:p>
          </table:table-cell>
          <table:table-cell/>
          <table:table-cell table:formula="of:=&quot;array('nom' =&gt; '&quot;&amp;[.E779]&amp;&quot;' , 'prenom' =&gt; '&quot;&amp;[.F779]&amp;&quot;' , 'age' =&gt; &quot;&amp;[.G779]&amp;&quot; , 'id_formulaire' =&gt; 1 ),&quot;" office:value-type="string" office:string-value="array('nom' =&gt; 'nom779' , 'prenom' =&gt; 'prenom779' , 'age' =&gt; 779 , 'id_formulaire' =&gt; 1 )," calcext:value-type="string">
            <text:p>array('nom' =&gt; 'nom779' , 'prenom' =&gt; 'prenom779' , 'age' =&gt; 7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0" calcext:value-type="string">
            <text:p>nom780</text:p>
          </table:table-cell>
          <table:table-cell table:formula="of:=&quot;prenom&quot;&amp;ROW()" office:value-type="string" office:string-value="prenom780" calcext:value-type="string">
            <text:p>prenom780</text:p>
          </table:table-cell>
          <table:table-cell table:formula="of:=ROW()" office:value-type="float" office:value="780" calcext:value-type="float">
            <text:p>780</text:p>
          </table:table-cell>
          <table:table-cell/>
          <table:table-cell table:formula="of:=&quot;array('nom' =&gt; '&quot;&amp;[.E780]&amp;&quot;' , 'prenom' =&gt; '&quot;&amp;[.F780]&amp;&quot;' , 'age' =&gt; &quot;&amp;[.G780]&amp;&quot; , 'id_formulaire' =&gt; 1 ),&quot;" office:value-type="string" office:string-value="array('nom' =&gt; 'nom780' , 'prenom' =&gt; 'prenom780' , 'age' =&gt; 780 , 'id_formulaire' =&gt; 1 )," calcext:value-type="string">
            <text:p>array('nom' =&gt; 'nom780' , 'prenom' =&gt; 'prenom780' , 'age' =&gt; 7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1" calcext:value-type="string">
            <text:p>nom781</text:p>
          </table:table-cell>
          <table:table-cell table:formula="of:=&quot;prenom&quot;&amp;ROW()" office:value-type="string" office:string-value="prenom781" calcext:value-type="string">
            <text:p>prenom781</text:p>
          </table:table-cell>
          <table:table-cell table:formula="of:=ROW()" office:value-type="float" office:value="781" calcext:value-type="float">
            <text:p>781</text:p>
          </table:table-cell>
          <table:table-cell/>
          <table:table-cell table:formula="of:=&quot;array('nom' =&gt; '&quot;&amp;[.E781]&amp;&quot;' , 'prenom' =&gt; '&quot;&amp;[.F781]&amp;&quot;' , 'age' =&gt; &quot;&amp;[.G781]&amp;&quot; , 'id_formulaire' =&gt; 1 ),&quot;" office:value-type="string" office:string-value="array('nom' =&gt; 'nom781' , 'prenom' =&gt; 'prenom781' , 'age' =&gt; 781 , 'id_formulaire' =&gt; 1 )," calcext:value-type="string">
            <text:p>array('nom' =&gt; 'nom781' , 'prenom' =&gt; 'prenom781' , 'age' =&gt; 7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2" calcext:value-type="string">
            <text:p>nom782</text:p>
          </table:table-cell>
          <table:table-cell table:formula="of:=&quot;prenom&quot;&amp;ROW()" office:value-type="string" office:string-value="prenom782" calcext:value-type="string">
            <text:p>prenom782</text:p>
          </table:table-cell>
          <table:table-cell table:formula="of:=ROW()" office:value-type="float" office:value="782" calcext:value-type="float">
            <text:p>782</text:p>
          </table:table-cell>
          <table:table-cell/>
          <table:table-cell table:formula="of:=&quot;array('nom' =&gt; '&quot;&amp;[.E782]&amp;&quot;' , 'prenom' =&gt; '&quot;&amp;[.F782]&amp;&quot;' , 'age' =&gt; &quot;&amp;[.G782]&amp;&quot; , 'id_formulaire' =&gt; 1 ),&quot;" office:value-type="string" office:string-value="array('nom' =&gt; 'nom782' , 'prenom' =&gt; 'prenom782' , 'age' =&gt; 782 , 'id_formulaire' =&gt; 1 )," calcext:value-type="string">
            <text:p>array('nom' =&gt; 'nom782' , 'prenom' =&gt; 'prenom782' , 'age' =&gt; 7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3" calcext:value-type="string">
            <text:p>nom783</text:p>
          </table:table-cell>
          <table:table-cell table:formula="of:=&quot;prenom&quot;&amp;ROW()" office:value-type="string" office:string-value="prenom783" calcext:value-type="string">
            <text:p>prenom783</text:p>
          </table:table-cell>
          <table:table-cell table:formula="of:=ROW()" office:value-type="float" office:value="783" calcext:value-type="float">
            <text:p>783</text:p>
          </table:table-cell>
          <table:table-cell/>
          <table:table-cell table:formula="of:=&quot;array('nom' =&gt; '&quot;&amp;[.E783]&amp;&quot;' , 'prenom' =&gt; '&quot;&amp;[.F783]&amp;&quot;' , 'age' =&gt; &quot;&amp;[.G783]&amp;&quot; , 'id_formulaire' =&gt; 1 ),&quot;" office:value-type="string" office:string-value="array('nom' =&gt; 'nom783' , 'prenom' =&gt; 'prenom783' , 'age' =&gt; 783 , 'id_formulaire' =&gt; 1 )," calcext:value-type="string">
            <text:p>array('nom' =&gt; 'nom783' , 'prenom' =&gt; 'prenom783' , 'age' =&gt; 7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4" calcext:value-type="string">
            <text:p>nom784</text:p>
          </table:table-cell>
          <table:table-cell table:formula="of:=&quot;prenom&quot;&amp;ROW()" office:value-type="string" office:string-value="prenom784" calcext:value-type="string">
            <text:p>prenom784</text:p>
          </table:table-cell>
          <table:table-cell table:formula="of:=ROW()" office:value-type="float" office:value="784" calcext:value-type="float">
            <text:p>784</text:p>
          </table:table-cell>
          <table:table-cell/>
          <table:table-cell table:formula="of:=&quot;array('nom' =&gt; '&quot;&amp;[.E784]&amp;&quot;' , 'prenom' =&gt; '&quot;&amp;[.F784]&amp;&quot;' , 'age' =&gt; &quot;&amp;[.G784]&amp;&quot; , 'id_formulaire' =&gt; 1 ),&quot;" office:value-type="string" office:string-value="array('nom' =&gt; 'nom784' , 'prenom' =&gt; 'prenom784' , 'age' =&gt; 784 , 'id_formulaire' =&gt; 1 )," calcext:value-type="string">
            <text:p>array('nom' =&gt; 'nom784' , 'prenom' =&gt; 'prenom784' , 'age' =&gt; 7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5" calcext:value-type="string">
            <text:p>nom785</text:p>
          </table:table-cell>
          <table:table-cell table:formula="of:=&quot;prenom&quot;&amp;ROW()" office:value-type="string" office:string-value="prenom785" calcext:value-type="string">
            <text:p>prenom785</text:p>
          </table:table-cell>
          <table:table-cell table:formula="of:=ROW()" office:value-type="float" office:value="785" calcext:value-type="float">
            <text:p>785</text:p>
          </table:table-cell>
          <table:table-cell/>
          <table:table-cell table:formula="of:=&quot;array('nom' =&gt; '&quot;&amp;[.E785]&amp;&quot;' , 'prenom' =&gt; '&quot;&amp;[.F785]&amp;&quot;' , 'age' =&gt; &quot;&amp;[.G785]&amp;&quot; , 'id_formulaire' =&gt; 1 ),&quot;" office:value-type="string" office:string-value="array('nom' =&gt; 'nom785' , 'prenom' =&gt; 'prenom785' , 'age' =&gt; 785 , 'id_formulaire' =&gt; 1 )," calcext:value-type="string">
            <text:p>array('nom' =&gt; 'nom785' , 'prenom' =&gt; 'prenom785' , 'age' =&gt; 7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6" calcext:value-type="string">
            <text:p>nom786</text:p>
          </table:table-cell>
          <table:table-cell table:formula="of:=&quot;prenom&quot;&amp;ROW()" office:value-type="string" office:string-value="prenom786" calcext:value-type="string">
            <text:p>prenom786</text:p>
          </table:table-cell>
          <table:table-cell table:formula="of:=ROW()" office:value-type="float" office:value="786" calcext:value-type="float">
            <text:p>786</text:p>
          </table:table-cell>
          <table:table-cell/>
          <table:table-cell table:formula="of:=&quot;array('nom' =&gt; '&quot;&amp;[.E786]&amp;&quot;' , 'prenom' =&gt; '&quot;&amp;[.F786]&amp;&quot;' , 'age' =&gt; &quot;&amp;[.G786]&amp;&quot; , 'id_formulaire' =&gt; 1 ),&quot;" office:value-type="string" office:string-value="array('nom' =&gt; 'nom786' , 'prenom' =&gt; 'prenom786' , 'age' =&gt; 786 , 'id_formulaire' =&gt; 1 )," calcext:value-type="string">
            <text:p>array('nom' =&gt; 'nom786' , 'prenom' =&gt; 'prenom786' , 'age' =&gt; 7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7" calcext:value-type="string">
            <text:p>nom787</text:p>
          </table:table-cell>
          <table:table-cell table:formula="of:=&quot;prenom&quot;&amp;ROW()" office:value-type="string" office:string-value="prenom787" calcext:value-type="string">
            <text:p>prenom787</text:p>
          </table:table-cell>
          <table:table-cell table:formula="of:=ROW()" office:value-type="float" office:value="787" calcext:value-type="float">
            <text:p>787</text:p>
          </table:table-cell>
          <table:table-cell/>
          <table:table-cell table:formula="of:=&quot;array('nom' =&gt; '&quot;&amp;[.E787]&amp;&quot;' , 'prenom' =&gt; '&quot;&amp;[.F787]&amp;&quot;' , 'age' =&gt; &quot;&amp;[.G787]&amp;&quot; , 'id_formulaire' =&gt; 1 ),&quot;" office:value-type="string" office:string-value="array('nom' =&gt; 'nom787' , 'prenom' =&gt; 'prenom787' , 'age' =&gt; 787 , 'id_formulaire' =&gt; 1 )," calcext:value-type="string">
            <text:p>array('nom' =&gt; 'nom787' , 'prenom' =&gt; 'prenom787' , 'age' =&gt; 7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8" calcext:value-type="string">
            <text:p>nom788</text:p>
          </table:table-cell>
          <table:table-cell table:formula="of:=&quot;prenom&quot;&amp;ROW()" office:value-type="string" office:string-value="prenom788" calcext:value-type="string">
            <text:p>prenom788</text:p>
          </table:table-cell>
          <table:table-cell table:formula="of:=ROW()" office:value-type="float" office:value="788" calcext:value-type="float">
            <text:p>788</text:p>
          </table:table-cell>
          <table:table-cell/>
          <table:table-cell table:formula="of:=&quot;array('nom' =&gt; '&quot;&amp;[.E788]&amp;&quot;' , 'prenom' =&gt; '&quot;&amp;[.F788]&amp;&quot;' , 'age' =&gt; &quot;&amp;[.G788]&amp;&quot; , 'id_formulaire' =&gt; 1 ),&quot;" office:value-type="string" office:string-value="array('nom' =&gt; 'nom788' , 'prenom' =&gt; 'prenom788' , 'age' =&gt; 788 , 'id_formulaire' =&gt; 1 )," calcext:value-type="string">
            <text:p>array('nom' =&gt; 'nom788' , 'prenom' =&gt; 'prenom788' , 'age' =&gt; 7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89" calcext:value-type="string">
            <text:p>nom789</text:p>
          </table:table-cell>
          <table:table-cell table:formula="of:=&quot;prenom&quot;&amp;ROW()" office:value-type="string" office:string-value="prenom789" calcext:value-type="string">
            <text:p>prenom789</text:p>
          </table:table-cell>
          <table:table-cell table:formula="of:=ROW()" office:value-type="float" office:value="789" calcext:value-type="float">
            <text:p>789</text:p>
          </table:table-cell>
          <table:table-cell/>
          <table:table-cell table:formula="of:=&quot;array('nom' =&gt; '&quot;&amp;[.E789]&amp;&quot;' , 'prenom' =&gt; '&quot;&amp;[.F789]&amp;&quot;' , 'age' =&gt; &quot;&amp;[.G789]&amp;&quot; , 'id_formulaire' =&gt; 1 ),&quot;" office:value-type="string" office:string-value="array('nom' =&gt; 'nom789' , 'prenom' =&gt; 'prenom789' , 'age' =&gt; 789 , 'id_formulaire' =&gt; 1 )," calcext:value-type="string">
            <text:p>array('nom' =&gt; 'nom789' , 'prenom' =&gt; 'prenom789' , 'age' =&gt; 7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0" calcext:value-type="string">
            <text:p>nom790</text:p>
          </table:table-cell>
          <table:table-cell table:formula="of:=&quot;prenom&quot;&amp;ROW()" office:value-type="string" office:string-value="prenom790" calcext:value-type="string">
            <text:p>prenom790</text:p>
          </table:table-cell>
          <table:table-cell table:formula="of:=ROW()" office:value-type="float" office:value="790" calcext:value-type="float">
            <text:p>790</text:p>
          </table:table-cell>
          <table:table-cell/>
          <table:table-cell table:formula="of:=&quot;array('nom' =&gt; '&quot;&amp;[.E790]&amp;&quot;' , 'prenom' =&gt; '&quot;&amp;[.F790]&amp;&quot;' , 'age' =&gt; &quot;&amp;[.G790]&amp;&quot; , 'id_formulaire' =&gt; 1 ),&quot;" office:value-type="string" office:string-value="array('nom' =&gt; 'nom790' , 'prenom' =&gt; 'prenom790' , 'age' =&gt; 790 , 'id_formulaire' =&gt; 1 )," calcext:value-type="string">
            <text:p>array('nom' =&gt; 'nom790' , 'prenom' =&gt; 'prenom790' , 'age' =&gt; 7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1" calcext:value-type="string">
            <text:p>nom791</text:p>
          </table:table-cell>
          <table:table-cell table:formula="of:=&quot;prenom&quot;&amp;ROW()" office:value-type="string" office:string-value="prenom791" calcext:value-type="string">
            <text:p>prenom791</text:p>
          </table:table-cell>
          <table:table-cell table:formula="of:=ROW()" office:value-type="float" office:value="791" calcext:value-type="float">
            <text:p>791</text:p>
          </table:table-cell>
          <table:table-cell/>
          <table:table-cell table:formula="of:=&quot;array('nom' =&gt; '&quot;&amp;[.E791]&amp;&quot;' , 'prenom' =&gt; '&quot;&amp;[.F791]&amp;&quot;' , 'age' =&gt; &quot;&amp;[.G791]&amp;&quot; , 'id_formulaire' =&gt; 1 ),&quot;" office:value-type="string" office:string-value="array('nom' =&gt; 'nom791' , 'prenom' =&gt; 'prenom791' , 'age' =&gt; 791 , 'id_formulaire' =&gt; 1 )," calcext:value-type="string">
            <text:p>array('nom' =&gt; 'nom791' , 'prenom' =&gt; 'prenom791' , 'age' =&gt; 7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2" calcext:value-type="string">
            <text:p>nom792</text:p>
          </table:table-cell>
          <table:table-cell table:formula="of:=&quot;prenom&quot;&amp;ROW()" office:value-type="string" office:string-value="prenom792" calcext:value-type="string">
            <text:p>prenom792</text:p>
          </table:table-cell>
          <table:table-cell table:formula="of:=ROW()" office:value-type="float" office:value="792" calcext:value-type="float">
            <text:p>792</text:p>
          </table:table-cell>
          <table:table-cell/>
          <table:table-cell table:formula="of:=&quot;array('nom' =&gt; '&quot;&amp;[.E792]&amp;&quot;' , 'prenom' =&gt; '&quot;&amp;[.F792]&amp;&quot;' , 'age' =&gt; &quot;&amp;[.G792]&amp;&quot; , 'id_formulaire' =&gt; 1 ),&quot;" office:value-type="string" office:string-value="array('nom' =&gt; 'nom792' , 'prenom' =&gt; 'prenom792' , 'age' =&gt; 792 , 'id_formulaire' =&gt; 1 )," calcext:value-type="string">
            <text:p>array('nom' =&gt; 'nom792' , 'prenom' =&gt; 'prenom792' , 'age' =&gt; 7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3" calcext:value-type="string">
            <text:p>nom793</text:p>
          </table:table-cell>
          <table:table-cell table:formula="of:=&quot;prenom&quot;&amp;ROW()" office:value-type="string" office:string-value="prenom793" calcext:value-type="string">
            <text:p>prenom793</text:p>
          </table:table-cell>
          <table:table-cell table:formula="of:=ROW()" office:value-type="float" office:value="793" calcext:value-type="float">
            <text:p>793</text:p>
          </table:table-cell>
          <table:table-cell/>
          <table:table-cell table:formula="of:=&quot;array('nom' =&gt; '&quot;&amp;[.E793]&amp;&quot;' , 'prenom' =&gt; '&quot;&amp;[.F793]&amp;&quot;' , 'age' =&gt; &quot;&amp;[.G793]&amp;&quot; , 'id_formulaire' =&gt; 1 ),&quot;" office:value-type="string" office:string-value="array('nom' =&gt; 'nom793' , 'prenom' =&gt; 'prenom793' , 'age' =&gt; 793 , 'id_formulaire' =&gt; 1 )," calcext:value-type="string">
            <text:p>array('nom' =&gt; 'nom793' , 'prenom' =&gt; 'prenom793' , 'age' =&gt; 7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4" calcext:value-type="string">
            <text:p>nom794</text:p>
          </table:table-cell>
          <table:table-cell table:formula="of:=&quot;prenom&quot;&amp;ROW()" office:value-type="string" office:string-value="prenom794" calcext:value-type="string">
            <text:p>prenom794</text:p>
          </table:table-cell>
          <table:table-cell table:formula="of:=ROW()" office:value-type="float" office:value="794" calcext:value-type="float">
            <text:p>794</text:p>
          </table:table-cell>
          <table:table-cell/>
          <table:table-cell table:formula="of:=&quot;array('nom' =&gt; '&quot;&amp;[.E794]&amp;&quot;' , 'prenom' =&gt; '&quot;&amp;[.F794]&amp;&quot;' , 'age' =&gt; &quot;&amp;[.G794]&amp;&quot; , 'id_formulaire' =&gt; 1 ),&quot;" office:value-type="string" office:string-value="array('nom' =&gt; 'nom794' , 'prenom' =&gt; 'prenom794' , 'age' =&gt; 794 , 'id_formulaire' =&gt; 1 )," calcext:value-type="string">
            <text:p>array('nom' =&gt; 'nom794' , 'prenom' =&gt; 'prenom794' , 'age' =&gt; 7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5" calcext:value-type="string">
            <text:p>nom795</text:p>
          </table:table-cell>
          <table:table-cell table:formula="of:=&quot;prenom&quot;&amp;ROW()" office:value-type="string" office:string-value="prenom795" calcext:value-type="string">
            <text:p>prenom795</text:p>
          </table:table-cell>
          <table:table-cell table:formula="of:=ROW()" office:value-type="float" office:value="795" calcext:value-type="float">
            <text:p>795</text:p>
          </table:table-cell>
          <table:table-cell/>
          <table:table-cell table:formula="of:=&quot;array('nom' =&gt; '&quot;&amp;[.E795]&amp;&quot;' , 'prenom' =&gt; '&quot;&amp;[.F795]&amp;&quot;' , 'age' =&gt; &quot;&amp;[.G795]&amp;&quot; , 'id_formulaire' =&gt; 1 ),&quot;" office:value-type="string" office:string-value="array('nom' =&gt; 'nom795' , 'prenom' =&gt; 'prenom795' , 'age' =&gt; 795 , 'id_formulaire' =&gt; 1 )," calcext:value-type="string">
            <text:p>array('nom' =&gt; 'nom795' , 'prenom' =&gt; 'prenom795' , 'age' =&gt; 7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6" calcext:value-type="string">
            <text:p>nom796</text:p>
          </table:table-cell>
          <table:table-cell table:formula="of:=&quot;prenom&quot;&amp;ROW()" office:value-type="string" office:string-value="prenom796" calcext:value-type="string">
            <text:p>prenom796</text:p>
          </table:table-cell>
          <table:table-cell table:formula="of:=ROW()" office:value-type="float" office:value="796" calcext:value-type="float">
            <text:p>796</text:p>
          </table:table-cell>
          <table:table-cell/>
          <table:table-cell table:formula="of:=&quot;array('nom' =&gt; '&quot;&amp;[.E796]&amp;&quot;' , 'prenom' =&gt; '&quot;&amp;[.F796]&amp;&quot;' , 'age' =&gt; &quot;&amp;[.G796]&amp;&quot; , 'id_formulaire' =&gt; 1 ),&quot;" office:value-type="string" office:string-value="array('nom' =&gt; 'nom796' , 'prenom' =&gt; 'prenom796' , 'age' =&gt; 796 , 'id_formulaire' =&gt; 1 )," calcext:value-type="string">
            <text:p>array('nom' =&gt; 'nom796' , 'prenom' =&gt; 'prenom796' , 'age' =&gt; 7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7" calcext:value-type="string">
            <text:p>nom797</text:p>
          </table:table-cell>
          <table:table-cell table:formula="of:=&quot;prenom&quot;&amp;ROW()" office:value-type="string" office:string-value="prenom797" calcext:value-type="string">
            <text:p>prenom797</text:p>
          </table:table-cell>
          <table:table-cell table:formula="of:=ROW()" office:value-type="float" office:value="797" calcext:value-type="float">
            <text:p>797</text:p>
          </table:table-cell>
          <table:table-cell/>
          <table:table-cell table:formula="of:=&quot;array('nom' =&gt; '&quot;&amp;[.E797]&amp;&quot;' , 'prenom' =&gt; '&quot;&amp;[.F797]&amp;&quot;' , 'age' =&gt; &quot;&amp;[.G797]&amp;&quot; , 'id_formulaire' =&gt; 1 ),&quot;" office:value-type="string" office:string-value="array('nom' =&gt; 'nom797' , 'prenom' =&gt; 'prenom797' , 'age' =&gt; 797 , 'id_formulaire' =&gt; 1 )," calcext:value-type="string">
            <text:p>array('nom' =&gt; 'nom797' , 'prenom' =&gt; 'prenom797' , 'age' =&gt; 7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8" calcext:value-type="string">
            <text:p>nom798</text:p>
          </table:table-cell>
          <table:table-cell table:formula="of:=&quot;prenom&quot;&amp;ROW()" office:value-type="string" office:string-value="prenom798" calcext:value-type="string">
            <text:p>prenom798</text:p>
          </table:table-cell>
          <table:table-cell table:formula="of:=ROW()" office:value-type="float" office:value="798" calcext:value-type="float">
            <text:p>798</text:p>
          </table:table-cell>
          <table:table-cell/>
          <table:table-cell table:formula="of:=&quot;array('nom' =&gt; '&quot;&amp;[.E798]&amp;&quot;' , 'prenom' =&gt; '&quot;&amp;[.F798]&amp;&quot;' , 'age' =&gt; &quot;&amp;[.G798]&amp;&quot; , 'id_formulaire' =&gt; 1 ),&quot;" office:value-type="string" office:string-value="array('nom' =&gt; 'nom798' , 'prenom' =&gt; 'prenom798' , 'age' =&gt; 798 , 'id_formulaire' =&gt; 1 )," calcext:value-type="string">
            <text:p>array('nom' =&gt; 'nom798' , 'prenom' =&gt; 'prenom798' , 'age' =&gt; 7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799" calcext:value-type="string">
            <text:p>nom799</text:p>
          </table:table-cell>
          <table:table-cell table:formula="of:=&quot;prenom&quot;&amp;ROW()" office:value-type="string" office:string-value="prenom799" calcext:value-type="string">
            <text:p>prenom799</text:p>
          </table:table-cell>
          <table:table-cell table:formula="of:=ROW()" office:value-type="float" office:value="799" calcext:value-type="float">
            <text:p>799</text:p>
          </table:table-cell>
          <table:table-cell/>
          <table:table-cell table:formula="of:=&quot;array('nom' =&gt; '&quot;&amp;[.E799]&amp;&quot;' , 'prenom' =&gt; '&quot;&amp;[.F799]&amp;&quot;' , 'age' =&gt; &quot;&amp;[.G799]&amp;&quot; , 'id_formulaire' =&gt; 1 ),&quot;" office:value-type="string" office:string-value="array('nom' =&gt; 'nom799' , 'prenom' =&gt; 'prenom799' , 'age' =&gt; 799 , 'id_formulaire' =&gt; 1 )," calcext:value-type="string">
            <text:p>array('nom' =&gt; 'nom799' , 'prenom' =&gt; 'prenom799' , 'age' =&gt; 7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0" calcext:value-type="string">
            <text:p>nom800</text:p>
          </table:table-cell>
          <table:table-cell table:formula="of:=&quot;prenom&quot;&amp;ROW()" office:value-type="string" office:string-value="prenom800" calcext:value-type="string">
            <text:p>prenom800</text:p>
          </table:table-cell>
          <table:table-cell table:formula="of:=ROW()" office:value-type="float" office:value="800" calcext:value-type="float">
            <text:p>800</text:p>
          </table:table-cell>
          <table:table-cell/>
          <table:table-cell table:formula="of:=&quot;array('nom' =&gt; '&quot;&amp;[.E800]&amp;&quot;' , 'prenom' =&gt; '&quot;&amp;[.F800]&amp;&quot;' , 'age' =&gt; &quot;&amp;[.G800]&amp;&quot; , 'id_formulaire' =&gt; 1 ),&quot;" office:value-type="string" office:string-value="array('nom' =&gt; 'nom800' , 'prenom' =&gt; 'prenom800' , 'age' =&gt; 800 , 'id_formulaire' =&gt; 1 )," calcext:value-type="string">
            <text:p>array('nom' =&gt; 'nom800' , 'prenom' =&gt; 'prenom800' , 'age' =&gt; 8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1" calcext:value-type="string">
            <text:p>nom801</text:p>
          </table:table-cell>
          <table:table-cell table:formula="of:=&quot;prenom&quot;&amp;ROW()" office:value-type="string" office:string-value="prenom801" calcext:value-type="string">
            <text:p>prenom801</text:p>
          </table:table-cell>
          <table:table-cell table:formula="of:=ROW()" office:value-type="float" office:value="801" calcext:value-type="float">
            <text:p>801</text:p>
          </table:table-cell>
          <table:table-cell/>
          <table:table-cell table:formula="of:=&quot;array('nom' =&gt; '&quot;&amp;[.E801]&amp;&quot;' , 'prenom' =&gt; '&quot;&amp;[.F801]&amp;&quot;' , 'age' =&gt; &quot;&amp;[.G801]&amp;&quot; , 'id_formulaire' =&gt; 1 ),&quot;" office:value-type="string" office:string-value="array('nom' =&gt; 'nom801' , 'prenom' =&gt; 'prenom801' , 'age' =&gt; 801 , 'id_formulaire' =&gt; 1 )," calcext:value-type="string">
            <text:p>array('nom' =&gt; 'nom801' , 'prenom' =&gt; 'prenom801' , 'age' =&gt; 8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2" calcext:value-type="string">
            <text:p>nom802</text:p>
          </table:table-cell>
          <table:table-cell table:formula="of:=&quot;prenom&quot;&amp;ROW()" office:value-type="string" office:string-value="prenom802" calcext:value-type="string">
            <text:p>prenom802</text:p>
          </table:table-cell>
          <table:table-cell table:formula="of:=ROW()" office:value-type="float" office:value="802" calcext:value-type="float">
            <text:p>802</text:p>
          </table:table-cell>
          <table:table-cell/>
          <table:table-cell table:formula="of:=&quot;array('nom' =&gt; '&quot;&amp;[.E802]&amp;&quot;' , 'prenom' =&gt; '&quot;&amp;[.F802]&amp;&quot;' , 'age' =&gt; &quot;&amp;[.G802]&amp;&quot; , 'id_formulaire' =&gt; 1 ),&quot;" office:value-type="string" office:string-value="array('nom' =&gt; 'nom802' , 'prenom' =&gt; 'prenom802' , 'age' =&gt; 802 , 'id_formulaire' =&gt; 1 )," calcext:value-type="string">
            <text:p>array('nom' =&gt; 'nom802' , 'prenom' =&gt; 'prenom802' , 'age' =&gt; 8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3" calcext:value-type="string">
            <text:p>nom803</text:p>
          </table:table-cell>
          <table:table-cell table:formula="of:=&quot;prenom&quot;&amp;ROW()" office:value-type="string" office:string-value="prenom803" calcext:value-type="string">
            <text:p>prenom803</text:p>
          </table:table-cell>
          <table:table-cell table:formula="of:=ROW()" office:value-type="float" office:value="803" calcext:value-type="float">
            <text:p>803</text:p>
          </table:table-cell>
          <table:table-cell/>
          <table:table-cell table:formula="of:=&quot;array('nom' =&gt; '&quot;&amp;[.E803]&amp;&quot;' , 'prenom' =&gt; '&quot;&amp;[.F803]&amp;&quot;' , 'age' =&gt; &quot;&amp;[.G803]&amp;&quot; , 'id_formulaire' =&gt; 1 ),&quot;" office:value-type="string" office:string-value="array('nom' =&gt; 'nom803' , 'prenom' =&gt; 'prenom803' , 'age' =&gt; 803 , 'id_formulaire' =&gt; 1 )," calcext:value-type="string">
            <text:p>array('nom' =&gt; 'nom803' , 'prenom' =&gt; 'prenom803' , 'age' =&gt; 8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4" calcext:value-type="string">
            <text:p>nom804</text:p>
          </table:table-cell>
          <table:table-cell table:formula="of:=&quot;prenom&quot;&amp;ROW()" office:value-type="string" office:string-value="prenom804" calcext:value-type="string">
            <text:p>prenom804</text:p>
          </table:table-cell>
          <table:table-cell table:formula="of:=ROW()" office:value-type="float" office:value="804" calcext:value-type="float">
            <text:p>804</text:p>
          </table:table-cell>
          <table:table-cell/>
          <table:table-cell table:formula="of:=&quot;array('nom' =&gt; '&quot;&amp;[.E804]&amp;&quot;' , 'prenom' =&gt; '&quot;&amp;[.F804]&amp;&quot;' , 'age' =&gt; &quot;&amp;[.G804]&amp;&quot; , 'id_formulaire' =&gt; 1 ),&quot;" office:value-type="string" office:string-value="array('nom' =&gt; 'nom804' , 'prenom' =&gt; 'prenom804' , 'age' =&gt; 804 , 'id_formulaire' =&gt; 1 )," calcext:value-type="string">
            <text:p>array('nom' =&gt; 'nom804' , 'prenom' =&gt; 'prenom804' , 'age' =&gt; 8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5" calcext:value-type="string">
            <text:p>nom805</text:p>
          </table:table-cell>
          <table:table-cell table:formula="of:=&quot;prenom&quot;&amp;ROW()" office:value-type="string" office:string-value="prenom805" calcext:value-type="string">
            <text:p>prenom805</text:p>
          </table:table-cell>
          <table:table-cell table:formula="of:=ROW()" office:value-type="float" office:value="805" calcext:value-type="float">
            <text:p>805</text:p>
          </table:table-cell>
          <table:table-cell/>
          <table:table-cell table:formula="of:=&quot;array('nom' =&gt; '&quot;&amp;[.E805]&amp;&quot;' , 'prenom' =&gt; '&quot;&amp;[.F805]&amp;&quot;' , 'age' =&gt; &quot;&amp;[.G805]&amp;&quot; , 'id_formulaire' =&gt; 1 ),&quot;" office:value-type="string" office:string-value="array('nom' =&gt; 'nom805' , 'prenom' =&gt; 'prenom805' , 'age' =&gt; 805 , 'id_formulaire' =&gt; 1 )," calcext:value-type="string">
            <text:p>array('nom' =&gt; 'nom805' , 'prenom' =&gt; 'prenom805' , 'age' =&gt; 8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6" calcext:value-type="string">
            <text:p>nom806</text:p>
          </table:table-cell>
          <table:table-cell table:formula="of:=&quot;prenom&quot;&amp;ROW()" office:value-type="string" office:string-value="prenom806" calcext:value-type="string">
            <text:p>prenom806</text:p>
          </table:table-cell>
          <table:table-cell table:formula="of:=ROW()" office:value-type="float" office:value="806" calcext:value-type="float">
            <text:p>806</text:p>
          </table:table-cell>
          <table:table-cell/>
          <table:table-cell table:formula="of:=&quot;array('nom' =&gt; '&quot;&amp;[.E806]&amp;&quot;' , 'prenom' =&gt; '&quot;&amp;[.F806]&amp;&quot;' , 'age' =&gt; &quot;&amp;[.G806]&amp;&quot; , 'id_formulaire' =&gt; 1 ),&quot;" office:value-type="string" office:string-value="array('nom' =&gt; 'nom806' , 'prenom' =&gt; 'prenom806' , 'age' =&gt; 806 , 'id_formulaire' =&gt; 1 )," calcext:value-type="string">
            <text:p>array('nom' =&gt; 'nom806' , 'prenom' =&gt; 'prenom806' , 'age' =&gt; 8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7" calcext:value-type="string">
            <text:p>nom807</text:p>
          </table:table-cell>
          <table:table-cell table:formula="of:=&quot;prenom&quot;&amp;ROW()" office:value-type="string" office:string-value="prenom807" calcext:value-type="string">
            <text:p>prenom807</text:p>
          </table:table-cell>
          <table:table-cell table:formula="of:=ROW()" office:value-type="float" office:value="807" calcext:value-type="float">
            <text:p>807</text:p>
          </table:table-cell>
          <table:table-cell/>
          <table:table-cell table:formula="of:=&quot;array('nom' =&gt; '&quot;&amp;[.E807]&amp;&quot;' , 'prenom' =&gt; '&quot;&amp;[.F807]&amp;&quot;' , 'age' =&gt; &quot;&amp;[.G807]&amp;&quot; , 'id_formulaire' =&gt; 1 ),&quot;" office:value-type="string" office:string-value="array('nom' =&gt; 'nom807' , 'prenom' =&gt; 'prenom807' , 'age' =&gt; 807 , 'id_formulaire' =&gt; 1 )," calcext:value-type="string">
            <text:p>array('nom' =&gt; 'nom807' , 'prenom' =&gt; 'prenom807' , 'age' =&gt; 8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8" calcext:value-type="string">
            <text:p>nom808</text:p>
          </table:table-cell>
          <table:table-cell table:formula="of:=&quot;prenom&quot;&amp;ROW()" office:value-type="string" office:string-value="prenom808" calcext:value-type="string">
            <text:p>prenom808</text:p>
          </table:table-cell>
          <table:table-cell table:formula="of:=ROW()" office:value-type="float" office:value="808" calcext:value-type="float">
            <text:p>808</text:p>
          </table:table-cell>
          <table:table-cell/>
          <table:table-cell table:formula="of:=&quot;array('nom' =&gt; '&quot;&amp;[.E808]&amp;&quot;' , 'prenom' =&gt; '&quot;&amp;[.F808]&amp;&quot;' , 'age' =&gt; &quot;&amp;[.G808]&amp;&quot; , 'id_formulaire' =&gt; 1 ),&quot;" office:value-type="string" office:string-value="array('nom' =&gt; 'nom808' , 'prenom' =&gt; 'prenom808' , 'age' =&gt; 808 , 'id_formulaire' =&gt; 1 )," calcext:value-type="string">
            <text:p>array('nom' =&gt; 'nom808' , 'prenom' =&gt; 'prenom808' , 'age' =&gt; 8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09" calcext:value-type="string">
            <text:p>nom809</text:p>
          </table:table-cell>
          <table:table-cell table:formula="of:=&quot;prenom&quot;&amp;ROW()" office:value-type="string" office:string-value="prenom809" calcext:value-type="string">
            <text:p>prenom809</text:p>
          </table:table-cell>
          <table:table-cell table:formula="of:=ROW()" office:value-type="float" office:value="809" calcext:value-type="float">
            <text:p>809</text:p>
          </table:table-cell>
          <table:table-cell/>
          <table:table-cell table:formula="of:=&quot;array('nom' =&gt; '&quot;&amp;[.E809]&amp;&quot;' , 'prenom' =&gt; '&quot;&amp;[.F809]&amp;&quot;' , 'age' =&gt; &quot;&amp;[.G809]&amp;&quot; , 'id_formulaire' =&gt; 1 ),&quot;" office:value-type="string" office:string-value="array('nom' =&gt; 'nom809' , 'prenom' =&gt; 'prenom809' , 'age' =&gt; 809 , 'id_formulaire' =&gt; 1 )," calcext:value-type="string">
            <text:p>array('nom' =&gt; 'nom809' , 'prenom' =&gt; 'prenom809' , 'age' =&gt; 8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0" calcext:value-type="string">
            <text:p>nom810</text:p>
          </table:table-cell>
          <table:table-cell table:formula="of:=&quot;prenom&quot;&amp;ROW()" office:value-type="string" office:string-value="prenom810" calcext:value-type="string">
            <text:p>prenom810</text:p>
          </table:table-cell>
          <table:table-cell table:formula="of:=ROW()" office:value-type="float" office:value="810" calcext:value-type="float">
            <text:p>810</text:p>
          </table:table-cell>
          <table:table-cell/>
          <table:table-cell table:formula="of:=&quot;array('nom' =&gt; '&quot;&amp;[.E810]&amp;&quot;' , 'prenom' =&gt; '&quot;&amp;[.F810]&amp;&quot;' , 'age' =&gt; &quot;&amp;[.G810]&amp;&quot; , 'id_formulaire' =&gt; 1 ),&quot;" office:value-type="string" office:string-value="array('nom' =&gt; 'nom810' , 'prenom' =&gt; 'prenom810' , 'age' =&gt; 810 , 'id_formulaire' =&gt; 1 )," calcext:value-type="string">
            <text:p>array('nom' =&gt; 'nom810' , 'prenom' =&gt; 'prenom810' , 'age' =&gt; 8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1" calcext:value-type="string">
            <text:p>nom811</text:p>
          </table:table-cell>
          <table:table-cell table:formula="of:=&quot;prenom&quot;&amp;ROW()" office:value-type="string" office:string-value="prenom811" calcext:value-type="string">
            <text:p>prenom811</text:p>
          </table:table-cell>
          <table:table-cell table:formula="of:=ROW()" office:value-type="float" office:value="811" calcext:value-type="float">
            <text:p>811</text:p>
          </table:table-cell>
          <table:table-cell/>
          <table:table-cell table:formula="of:=&quot;array('nom' =&gt; '&quot;&amp;[.E811]&amp;&quot;' , 'prenom' =&gt; '&quot;&amp;[.F811]&amp;&quot;' , 'age' =&gt; &quot;&amp;[.G811]&amp;&quot; , 'id_formulaire' =&gt; 1 ),&quot;" office:value-type="string" office:string-value="array('nom' =&gt; 'nom811' , 'prenom' =&gt; 'prenom811' , 'age' =&gt; 811 , 'id_formulaire' =&gt; 1 )," calcext:value-type="string">
            <text:p>array('nom' =&gt; 'nom811' , 'prenom' =&gt; 'prenom811' , 'age' =&gt; 8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2" calcext:value-type="string">
            <text:p>nom812</text:p>
          </table:table-cell>
          <table:table-cell table:formula="of:=&quot;prenom&quot;&amp;ROW()" office:value-type="string" office:string-value="prenom812" calcext:value-type="string">
            <text:p>prenom812</text:p>
          </table:table-cell>
          <table:table-cell table:formula="of:=ROW()" office:value-type="float" office:value="812" calcext:value-type="float">
            <text:p>812</text:p>
          </table:table-cell>
          <table:table-cell/>
          <table:table-cell table:formula="of:=&quot;array('nom' =&gt; '&quot;&amp;[.E812]&amp;&quot;' , 'prenom' =&gt; '&quot;&amp;[.F812]&amp;&quot;' , 'age' =&gt; &quot;&amp;[.G812]&amp;&quot; , 'id_formulaire' =&gt; 1 ),&quot;" office:value-type="string" office:string-value="array('nom' =&gt; 'nom812' , 'prenom' =&gt; 'prenom812' , 'age' =&gt; 812 , 'id_formulaire' =&gt; 1 )," calcext:value-type="string">
            <text:p>array('nom' =&gt; 'nom812' , 'prenom' =&gt; 'prenom812' , 'age' =&gt; 8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3" calcext:value-type="string">
            <text:p>nom813</text:p>
          </table:table-cell>
          <table:table-cell table:formula="of:=&quot;prenom&quot;&amp;ROW()" office:value-type="string" office:string-value="prenom813" calcext:value-type="string">
            <text:p>prenom813</text:p>
          </table:table-cell>
          <table:table-cell table:formula="of:=ROW()" office:value-type="float" office:value="813" calcext:value-type="float">
            <text:p>813</text:p>
          </table:table-cell>
          <table:table-cell/>
          <table:table-cell table:formula="of:=&quot;array('nom' =&gt; '&quot;&amp;[.E813]&amp;&quot;' , 'prenom' =&gt; '&quot;&amp;[.F813]&amp;&quot;' , 'age' =&gt; &quot;&amp;[.G813]&amp;&quot; , 'id_formulaire' =&gt; 1 ),&quot;" office:value-type="string" office:string-value="array('nom' =&gt; 'nom813' , 'prenom' =&gt; 'prenom813' , 'age' =&gt; 813 , 'id_formulaire' =&gt; 1 )," calcext:value-type="string">
            <text:p>array('nom' =&gt; 'nom813' , 'prenom' =&gt; 'prenom813' , 'age' =&gt; 8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4" calcext:value-type="string">
            <text:p>nom814</text:p>
          </table:table-cell>
          <table:table-cell table:formula="of:=&quot;prenom&quot;&amp;ROW()" office:value-type="string" office:string-value="prenom814" calcext:value-type="string">
            <text:p>prenom814</text:p>
          </table:table-cell>
          <table:table-cell table:formula="of:=ROW()" office:value-type="float" office:value="814" calcext:value-type="float">
            <text:p>814</text:p>
          </table:table-cell>
          <table:table-cell/>
          <table:table-cell table:formula="of:=&quot;array('nom' =&gt; '&quot;&amp;[.E814]&amp;&quot;' , 'prenom' =&gt; '&quot;&amp;[.F814]&amp;&quot;' , 'age' =&gt; &quot;&amp;[.G814]&amp;&quot; , 'id_formulaire' =&gt; 1 ),&quot;" office:value-type="string" office:string-value="array('nom' =&gt; 'nom814' , 'prenom' =&gt; 'prenom814' , 'age' =&gt; 814 , 'id_formulaire' =&gt; 1 )," calcext:value-type="string">
            <text:p>array('nom' =&gt; 'nom814' , 'prenom' =&gt; 'prenom814' , 'age' =&gt; 8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5" calcext:value-type="string">
            <text:p>nom815</text:p>
          </table:table-cell>
          <table:table-cell table:formula="of:=&quot;prenom&quot;&amp;ROW()" office:value-type="string" office:string-value="prenom815" calcext:value-type="string">
            <text:p>prenom815</text:p>
          </table:table-cell>
          <table:table-cell table:formula="of:=ROW()" office:value-type="float" office:value="815" calcext:value-type="float">
            <text:p>815</text:p>
          </table:table-cell>
          <table:table-cell/>
          <table:table-cell table:formula="of:=&quot;array('nom' =&gt; '&quot;&amp;[.E815]&amp;&quot;' , 'prenom' =&gt; '&quot;&amp;[.F815]&amp;&quot;' , 'age' =&gt; &quot;&amp;[.G815]&amp;&quot; , 'id_formulaire' =&gt; 1 ),&quot;" office:value-type="string" office:string-value="array('nom' =&gt; 'nom815' , 'prenom' =&gt; 'prenom815' , 'age' =&gt; 815 , 'id_formulaire' =&gt; 1 )," calcext:value-type="string">
            <text:p>array('nom' =&gt; 'nom815' , 'prenom' =&gt; 'prenom815' , 'age' =&gt; 8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6" calcext:value-type="string">
            <text:p>nom816</text:p>
          </table:table-cell>
          <table:table-cell table:formula="of:=&quot;prenom&quot;&amp;ROW()" office:value-type="string" office:string-value="prenom816" calcext:value-type="string">
            <text:p>prenom816</text:p>
          </table:table-cell>
          <table:table-cell table:formula="of:=ROW()" office:value-type="float" office:value="816" calcext:value-type="float">
            <text:p>816</text:p>
          </table:table-cell>
          <table:table-cell/>
          <table:table-cell table:formula="of:=&quot;array('nom' =&gt; '&quot;&amp;[.E816]&amp;&quot;' , 'prenom' =&gt; '&quot;&amp;[.F816]&amp;&quot;' , 'age' =&gt; &quot;&amp;[.G816]&amp;&quot; , 'id_formulaire' =&gt; 1 ),&quot;" office:value-type="string" office:string-value="array('nom' =&gt; 'nom816' , 'prenom' =&gt; 'prenom816' , 'age' =&gt; 816 , 'id_formulaire' =&gt; 1 )," calcext:value-type="string">
            <text:p>array('nom' =&gt; 'nom816' , 'prenom' =&gt; 'prenom816' , 'age' =&gt; 8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7" calcext:value-type="string">
            <text:p>nom817</text:p>
          </table:table-cell>
          <table:table-cell table:formula="of:=&quot;prenom&quot;&amp;ROW()" office:value-type="string" office:string-value="prenom817" calcext:value-type="string">
            <text:p>prenom817</text:p>
          </table:table-cell>
          <table:table-cell table:formula="of:=ROW()" office:value-type="float" office:value="817" calcext:value-type="float">
            <text:p>817</text:p>
          </table:table-cell>
          <table:table-cell/>
          <table:table-cell table:formula="of:=&quot;array('nom' =&gt; '&quot;&amp;[.E817]&amp;&quot;' , 'prenom' =&gt; '&quot;&amp;[.F817]&amp;&quot;' , 'age' =&gt; &quot;&amp;[.G817]&amp;&quot; , 'id_formulaire' =&gt; 1 ),&quot;" office:value-type="string" office:string-value="array('nom' =&gt; 'nom817' , 'prenom' =&gt; 'prenom817' , 'age' =&gt; 817 , 'id_formulaire' =&gt; 1 )," calcext:value-type="string">
            <text:p>array('nom' =&gt; 'nom817' , 'prenom' =&gt; 'prenom817' , 'age' =&gt; 8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8" calcext:value-type="string">
            <text:p>nom818</text:p>
          </table:table-cell>
          <table:table-cell table:formula="of:=&quot;prenom&quot;&amp;ROW()" office:value-type="string" office:string-value="prenom818" calcext:value-type="string">
            <text:p>prenom818</text:p>
          </table:table-cell>
          <table:table-cell table:formula="of:=ROW()" office:value-type="float" office:value="818" calcext:value-type="float">
            <text:p>818</text:p>
          </table:table-cell>
          <table:table-cell/>
          <table:table-cell table:formula="of:=&quot;array('nom' =&gt; '&quot;&amp;[.E818]&amp;&quot;' , 'prenom' =&gt; '&quot;&amp;[.F818]&amp;&quot;' , 'age' =&gt; &quot;&amp;[.G818]&amp;&quot; , 'id_formulaire' =&gt; 1 ),&quot;" office:value-type="string" office:string-value="array('nom' =&gt; 'nom818' , 'prenom' =&gt; 'prenom818' , 'age' =&gt; 818 , 'id_formulaire' =&gt; 1 )," calcext:value-type="string">
            <text:p>array('nom' =&gt; 'nom818' , 'prenom' =&gt; 'prenom818' , 'age' =&gt; 8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19" calcext:value-type="string">
            <text:p>nom819</text:p>
          </table:table-cell>
          <table:table-cell table:formula="of:=&quot;prenom&quot;&amp;ROW()" office:value-type="string" office:string-value="prenom819" calcext:value-type="string">
            <text:p>prenom819</text:p>
          </table:table-cell>
          <table:table-cell table:formula="of:=ROW()" office:value-type="float" office:value="819" calcext:value-type="float">
            <text:p>819</text:p>
          </table:table-cell>
          <table:table-cell/>
          <table:table-cell table:formula="of:=&quot;array('nom' =&gt; '&quot;&amp;[.E819]&amp;&quot;' , 'prenom' =&gt; '&quot;&amp;[.F819]&amp;&quot;' , 'age' =&gt; &quot;&amp;[.G819]&amp;&quot; , 'id_formulaire' =&gt; 1 ),&quot;" office:value-type="string" office:string-value="array('nom' =&gt; 'nom819' , 'prenom' =&gt; 'prenom819' , 'age' =&gt; 819 , 'id_formulaire' =&gt; 1 )," calcext:value-type="string">
            <text:p>array('nom' =&gt; 'nom819' , 'prenom' =&gt; 'prenom819' , 'age' =&gt; 8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0" calcext:value-type="string">
            <text:p>nom820</text:p>
          </table:table-cell>
          <table:table-cell table:formula="of:=&quot;prenom&quot;&amp;ROW()" office:value-type="string" office:string-value="prenom820" calcext:value-type="string">
            <text:p>prenom820</text:p>
          </table:table-cell>
          <table:table-cell table:formula="of:=ROW()" office:value-type="float" office:value="820" calcext:value-type="float">
            <text:p>820</text:p>
          </table:table-cell>
          <table:table-cell/>
          <table:table-cell table:formula="of:=&quot;array('nom' =&gt; '&quot;&amp;[.E820]&amp;&quot;' , 'prenom' =&gt; '&quot;&amp;[.F820]&amp;&quot;' , 'age' =&gt; &quot;&amp;[.G820]&amp;&quot; , 'id_formulaire' =&gt; 1 ),&quot;" office:value-type="string" office:string-value="array('nom' =&gt; 'nom820' , 'prenom' =&gt; 'prenom820' , 'age' =&gt; 820 , 'id_formulaire' =&gt; 1 )," calcext:value-type="string">
            <text:p>array('nom' =&gt; 'nom820' , 'prenom' =&gt; 'prenom820' , 'age' =&gt; 8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1" calcext:value-type="string">
            <text:p>nom821</text:p>
          </table:table-cell>
          <table:table-cell table:formula="of:=&quot;prenom&quot;&amp;ROW()" office:value-type="string" office:string-value="prenom821" calcext:value-type="string">
            <text:p>prenom821</text:p>
          </table:table-cell>
          <table:table-cell table:formula="of:=ROW()" office:value-type="float" office:value="821" calcext:value-type="float">
            <text:p>821</text:p>
          </table:table-cell>
          <table:table-cell/>
          <table:table-cell table:formula="of:=&quot;array('nom' =&gt; '&quot;&amp;[.E821]&amp;&quot;' , 'prenom' =&gt; '&quot;&amp;[.F821]&amp;&quot;' , 'age' =&gt; &quot;&amp;[.G821]&amp;&quot; , 'id_formulaire' =&gt; 1 ),&quot;" office:value-type="string" office:string-value="array('nom' =&gt; 'nom821' , 'prenom' =&gt; 'prenom821' , 'age' =&gt; 821 , 'id_formulaire' =&gt; 1 )," calcext:value-type="string">
            <text:p>array('nom' =&gt; 'nom821' , 'prenom' =&gt; 'prenom821' , 'age' =&gt; 8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2" calcext:value-type="string">
            <text:p>nom822</text:p>
          </table:table-cell>
          <table:table-cell table:formula="of:=&quot;prenom&quot;&amp;ROW()" office:value-type="string" office:string-value="prenom822" calcext:value-type="string">
            <text:p>prenom822</text:p>
          </table:table-cell>
          <table:table-cell table:formula="of:=ROW()" office:value-type="float" office:value="822" calcext:value-type="float">
            <text:p>822</text:p>
          </table:table-cell>
          <table:table-cell/>
          <table:table-cell table:formula="of:=&quot;array('nom' =&gt; '&quot;&amp;[.E822]&amp;&quot;' , 'prenom' =&gt; '&quot;&amp;[.F822]&amp;&quot;' , 'age' =&gt; &quot;&amp;[.G822]&amp;&quot; , 'id_formulaire' =&gt; 1 ),&quot;" office:value-type="string" office:string-value="array('nom' =&gt; 'nom822' , 'prenom' =&gt; 'prenom822' , 'age' =&gt; 822 , 'id_formulaire' =&gt; 1 )," calcext:value-type="string">
            <text:p>array('nom' =&gt; 'nom822' , 'prenom' =&gt; 'prenom822' , 'age' =&gt; 8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3" calcext:value-type="string">
            <text:p>nom823</text:p>
          </table:table-cell>
          <table:table-cell table:formula="of:=&quot;prenom&quot;&amp;ROW()" office:value-type="string" office:string-value="prenom823" calcext:value-type="string">
            <text:p>prenom823</text:p>
          </table:table-cell>
          <table:table-cell table:formula="of:=ROW()" office:value-type="float" office:value="823" calcext:value-type="float">
            <text:p>823</text:p>
          </table:table-cell>
          <table:table-cell/>
          <table:table-cell table:formula="of:=&quot;array('nom' =&gt; '&quot;&amp;[.E823]&amp;&quot;' , 'prenom' =&gt; '&quot;&amp;[.F823]&amp;&quot;' , 'age' =&gt; &quot;&amp;[.G823]&amp;&quot; , 'id_formulaire' =&gt; 1 ),&quot;" office:value-type="string" office:string-value="array('nom' =&gt; 'nom823' , 'prenom' =&gt; 'prenom823' , 'age' =&gt; 823 , 'id_formulaire' =&gt; 1 )," calcext:value-type="string">
            <text:p>array('nom' =&gt; 'nom823' , 'prenom' =&gt; 'prenom823' , 'age' =&gt; 8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4" calcext:value-type="string">
            <text:p>nom824</text:p>
          </table:table-cell>
          <table:table-cell table:formula="of:=&quot;prenom&quot;&amp;ROW()" office:value-type="string" office:string-value="prenom824" calcext:value-type="string">
            <text:p>prenom824</text:p>
          </table:table-cell>
          <table:table-cell table:formula="of:=ROW()" office:value-type="float" office:value="824" calcext:value-type="float">
            <text:p>824</text:p>
          </table:table-cell>
          <table:table-cell/>
          <table:table-cell table:formula="of:=&quot;array('nom' =&gt; '&quot;&amp;[.E824]&amp;&quot;' , 'prenom' =&gt; '&quot;&amp;[.F824]&amp;&quot;' , 'age' =&gt; &quot;&amp;[.G824]&amp;&quot; , 'id_formulaire' =&gt; 1 ),&quot;" office:value-type="string" office:string-value="array('nom' =&gt; 'nom824' , 'prenom' =&gt; 'prenom824' , 'age' =&gt; 824 , 'id_formulaire' =&gt; 1 )," calcext:value-type="string">
            <text:p>array('nom' =&gt; 'nom824' , 'prenom' =&gt; 'prenom824' , 'age' =&gt; 8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5" calcext:value-type="string">
            <text:p>nom825</text:p>
          </table:table-cell>
          <table:table-cell table:formula="of:=&quot;prenom&quot;&amp;ROW()" office:value-type="string" office:string-value="prenom825" calcext:value-type="string">
            <text:p>prenom825</text:p>
          </table:table-cell>
          <table:table-cell table:formula="of:=ROW()" office:value-type="float" office:value="825" calcext:value-type="float">
            <text:p>825</text:p>
          </table:table-cell>
          <table:table-cell/>
          <table:table-cell table:formula="of:=&quot;array('nom' =&gt; '&quot;&amp;[.E825]&amp;&quot;' , 'prenom' =&gt; '&quot;&amp;[.F825]&amp;&quot;' , 'age' =&gt; &quot;&amp;[.G825]&amp;&quot; , 'id_formulaire' =&gt; 1 ),&quot;" office:value-type="string" office:string-value="array('nom' =&gt; 'nom825' , 'prenom' =&gt; 'prenom825' , 'age' =&gt; 825 , 'id_formulaire' =&gt; 1 )," calcext:value-type="string">
            <text:p>array('nom' =&gt; 'nom825' , 'prenom' =&gt; 'prenom825' , 'age' =&gt; 8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6" calcext:value-type="string">
            <text:p>nom826</text:p>
          </table:table-cell>
          <table:table-cell table:formula="of:=&quot;prenom&quot;&amp;ROW()" office:value-type="string" office:string-value="prenom826" calcext:value-type="string">
            <text:p>prenom826</text:p>
          </table:table-cell>
          <table:table-cell table:formula="of:=ROW()" office:value-type="float" office:value="826" calcext:value-type="float">
            <text:p>826</text:p>
          </table:table-cell>
          <table:table-cell/>
          <table:table-cell table:formula="of:=&quot;array('nom' =&gt; '&quot;&amp;[.E826]&amp;&quot;' , 'prenom' =&gt; '&quot;&amp;[.F826]&amp;&quot;' , 'age' =&gt; &quot;&amp;[.G826]&amp;&quot; , 'id_formulaire' =&gt; 1 ),&quot;" office:value-type="string" office:string-value="array('nom' =&gt; 'nom826' , 'prenom' =&gt; 'prenom826' , 'age' =&gt; 826 , 'id_formulaire' =&gt; 1 )," calcext:value-type="string">
            <text:p>array('nom' =&gt; 'nom826' , 'prenom' =&gt; 'prenom826' , 'age' =&gt; 8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7" calcext:value-type="string">
            <text:p>nom827</text:p>
          </table:table-cell>
          <table:table-cell table:formula="of:=&quot;prenom&quot;&amp;ROW()" office:value-type="string" office:string-value="prenom827" calcext:value-type="string">
            <text:p>prenom827</text:p>
          </table:table-cell>
          <table:table-cell table:formula="of:=ROW()" office:value-type="float" office:value="827" calcext:value-type="float">
            <text:p>827</text:p>
          </table:table-cell>
          <table:table-cell/>
          <table:table-cell table:formula="of:=&quot;array('nom' =&gt; '&quot;&amp;[.E827]&amp;&quot;' , 'prenom' =&gt; '&quot;&amp;[.F827]&amp;&quot;' , 'age' =&gt; &quot;&amp;[.G827]&amp;&quot; , 'id_formulaire' =&gt; 1 ),&quot;" office:value-type="string" office:string-value="array('nom' =&gt; 'nom827' , 'prenom' =&gt; 'prenom827' , 'age' =&gt; 827 , 'id_formulaire' =&gt; 1 )," calcext:value-type="string">
            <text:p>array('nom' =&gt; 'nom827' , 'prenom' =&gt; 'prenom827' , 'age' =&gt; 8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8" calcext:value-type="string">
            <text:p>nom828</text:p>
          </table:table-cell>
          <table:table-cell table:formula="of:=&quot;prenom&quot;&amp;ROW()" office:value-type="string" office:string-value="prenom828" calcext:value-type="string">
            <text:p>prenom828</text:p>
          </table:table-cell>
          <table:table-cell table:formula="of:=ROW()" office:value-type="float" office:value="828" calcext:value-type="float">
            <text:p>828</text:p>
          </table:table-cell>
          <table:table-cell/>
          <table:table-cell table:formula="of:=&quot;array('nom' =&gt; '&quot;&amp;[.E828]&amp;&quot;' , 'prenom' =&gt; '&quot;&amp;[.F828]&amp;&quot;' , 'age' =&gt; &quot;&amp;[.G828]&amp;&quot; , 'id_formulaire' =&gt; 1 ),&quot;" office:value-type="string" office:string-value="array('nom' =&gt; 'nom828' , 'prenom' =&gt; 'prenom828' , 'age' =&gt; 828 , 'id_formulaire' =&gt; 1 )," calcext:value-type="string">
            <text:p>array('nom' =&gt; 'nom828' , 'prenom' =&gt; 'prenom828' , 'age' =&gt; 8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29" calcext:value-type="string">
            <text:p>nom829</text:p>
          </table:table-cell>
          <table:table-cell table:formula="of:=&quot;prenom&quot;&amp;ROW()" office:value-type="string" office:string-value="prenom829" calcext:value-type="string">
            <text:p>prenom829</text:p>
          </table:table-cell>
          <table:table-cell table:formula="of:=ROW()" office:value-type="float" office:value="829" calcext:value-type="float">
            <text:p>829</text:p>
          </table:table-cell>
          <table:table-cell/>
          <table:table-cell table:formula="of:=&quot;array('nom' =&gt; '&quot;&amp;[.E829]&amp;&quot;' , 'prenom' =&gt; '&quot;&amp;[.F829]&amp;&quot;' , 'age' =&gt; &quot;&amp;[.G829]&amp;&quot; , 'id_formulaire' =&gt; 1 ),&quot;" office:value-type="string" office:string-value="array('nom' =&gt; 'nom829' , 'prenom' =&gt; 'prenom829' , 'age' =&gt; 829 , 'id_formulaire' =&gt; 1 )," calcext:value-type="string">
            <text:p>array('nom' =&gt; 'nom829' , 'prenom' =&gt; 'prenom829' , 'age' =&gt; 8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0" calcext:value-type="string">
            <text:p>nom830</text:p>
          </table:table-cell>
          <table:table-cell table:formula="of:=&quot;prenom&quot;&amp;ROW()" office:value-type="string" office:string-value="prenom830" calcext:value-type="string">
            <text:p>prenom830</text:p>
          </table:table-cell>
          <table:table-cell table:formula="of:=ROW()" office:value-type="float" office:value="830" calcext:value-type="float">
            <text:p>830</text:p>
          </table:table-cell>
          <table:table-cell/>
          <table:table-cell table:formula="of:=&quot;array('nom' =&gt; '&quot;&amp;[.E830]&amp;&quot;' , 'prenom' =&gt; '&quot;&amp;[.F830]&amp;&quot;' , 'age' =&gt; &quot;&amp;[.G830]&amp;&quot; , 'id_formulaire' =&gt; 1 ),&quot;" office:value-type="string" office:string-value="array('nom' =&gt; 'nom830' , 'prenom' =&gt; 'prenom830' , 'age' =&gt; 830 , 'id_formulaire' =&gt; 1 )," calcext:value-type="string">
            <text:p>array('nom' =&gt; 'nom830' , 'prenom' =&gt; 'prenom830' , 'age' =&gt; 8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1" calcext:value-type="string">
            <text:p>nom831</text:p>
          </table:table-cell>
          <table:table-cell table:formula="of:=&quot;prenom&quot;&amp;ROW()" office:value-type="string" office:string-value="prenom831" calcext:value-type="string">
            <text:p>prenom831</text:p>
          </table:table-cell>
          <table:table-cell table:formula="of:=ROW()" office:value-type="float" office:value="831" calcext:value-type="float">
            <text:p>831</text:p>
          </table:table-cell>
          <table:table-cell/>
          <table:table-cell table:formula="of:=&quot;array('nom' =&gt; '&quot;&amp;[.E831]&amp;&quot;' , 'prenom' =&gt; '&quot;&amp;[.F831]&amp;&quot;' , 'age' =&gt; &quot;&amp;[.G831]&amp;&quot; , 'id_formulaire' =&gt; 1 ),&quot;" office:value-type="string" office:string-value="array('nom' =&gt; 'nom831' , 'prenom' =&gt; 'prenom831' , 'age' =&gt; 831 , 'id_formulaire' =&gt; 1 )," calcext:value-type="string">
            <text:p>array('nom' =&gt; 'nom831' , 'prenom' =&gt; 'prenom831' , 'age' =&gt; 8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2" calcext:value-type="string">
            <text:p>nom832</text:p>
          </table:table-cell>
          <table:table-cell table:formula="of:=&quot;prenom&quot;&amp;ROW()" office:value-type="string" office:string-value="prenom832" calcext:value-type="string">
            <text:p>prenom832</text:p>
          </table:table-cell>
          <table:table-cell table:formula="of:=ROW()" office:value-type="float" office:value="832" calcext:value-type="float">
            <text:p>832</text:p>
          </table:table-cell>
          <table:table-cell/>
          <table:table-cell table:formula="of:=&quot;array('nom' =&gt; '&quot;&amp;[.E832]&amp;&quot;' , 'prenom' =&gt; '&quot;&amp;[.F832]&amp;&quot;' , 'age' =&gt; &quot;&amp;[.G832]&amp;&quot; , 'id_formulaire' =&gt; 1 ),&quot;" office:value-type="string" office:string-value="array('nom' =&gt; 'nom832' , 'prenom' =&gt; 'prenom832' , 'age' =&gt; 832 , 'id_formulaire' =&gt; 1 )," calcext:value-type="string">
            <text:p>array('nom' =&gt; 'nom832' , 'prenom' =&gt; 'prenom832' , 'age' =&gt; 8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3" calcext:value-type="string">
            <text:p>nom833</text:p>
          </table:table-cell>
          <table:table-cell table:formula="of:=&quot;prenom&quot;&amp;ROW()" office:value-type="string" office:string-value="prenom833" calcext:value-type="string">
            <text:p>prenom833</text:p>
          </table:table-cell>
          <table:table-cell table:formula="of:=ROW()" office:value-type="float" office:value="833" calcext:value-type="float">
            <text:p>833</text:p>
          </table:table-cell>
          <table:table-cell/>
          <table:table-cell table:formula="of:=&quot;array('nom' =&gt; '&quot;&amp;[.E833]&amp;&quot;' , 'prenom' =&gt; '&quot;&amp;[.F833]&amp;&quot;' , 'age' =&gt; &quot;&amp;[.G833]&amp;&quot; , 'id_formulaire' =&gt; 1 ),&quot;" office:value-type="string" office:string-value="array('nom' =&gt; 'nom833' , 'prenom' =&gt; 'prenom833' , 'age' =&gt; 833 , 'id_formulaire' =&gt; 1 )," calcext:value-type="string">
            <text:p>array('nom' =&gt; 'nom833' , 'prenom' =&gt; 'prenom833' , 'age' =&gt; 8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4" calcext:value-type="string">
            <text:p>nom834</text:p>
          </table:table-cell>
          <table:table-cell table:formula="of:=&quot;prenom&quot;&amp;ROW()" office:value-type="string" office:string-value="prenom834" calcext:value-type="string">
            <text:p>prenom834</text:p>
          </table:table-cell>
          <table:table-cell table:formula="of:=ROW()" office:value-type="float" office:value="834" calcext:value-type="float">
            <text:p>834</text:p>
          </table:table-cell>
          <table:table-cell/>
          <table:table-cell table:formula="of:=&quot;array('nom' =&gt; '&quot;&amp;[.E834]&amp;&quot;' , 'prenom' =&gt; '&quot;&amp;[.F834]&amp;&quot;' , 'age' =&gt; &quot;&amp;[.G834]&amp;&quot; , 'id_formulaire' =&gt; 1 ),&quot;" office:value-type="string" office:string-value="array('nom' =&gt; 'nom834' , 'prenom' =&gt; 'prenom834' , 'age' =&gt; 834 , 'id_formulaire' =&gt; 1 )," calcext:value-type="string">
            <text:p>array('nom' =&gt; 'nom834' , 'prenom' =&gt; 'prenom834' , 'age' =&gt; 8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5" calcext:value-type="string">
            <text:p>nom835</text:p>
          </table:table-cell>
          <table:table-cell table:formula="of:=&quot;prenom&quot;&amp;ROW()" office:value-type="string" office:string-value="prenom835" calcext:value-type="string">
            <text:p>prenom835</text:p>
          </table:table-cell>
          <table:table-cell table:formula="of:=ROW()" office:value-type="float" office:value="835" calcext:value-type="float">
            <text:p>835</text:p>
          </table:table-cell>
          <table:table-cell/>
          <table:table-cell table:formula="of:=&quot;array('nom' =&gt; '&quot;&amp;[.E835]&amp;&quot;' , 'prenom' =&gt; '&quot;&amp;[.F835]&amp;&quot;' , 'age' =&gt; &quot;&amp;[.G835]&amp;&quot; , 'id_formulaire' =&gt; 1 ),&quot;" office:value-type="string" office:string-value="array('nom' =&gt; 'nom835' , 'prenom' =&gt; 'prenom835' , 'age' =&gt; 835 , 'id_formulaire' =&gt; 1 )," calcext:value-type="string">
            <text:p>array('nom' =&gt; 'nom835' , 'prenom' =&gt; 'prenom835' , 'age' =&gt; 8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6" calcext:value-type="string">
            <text:p>nom836</text:p>
          </table:table-cell>
          <table:table-cell table:formula="of:=&quot;prenom&quot;&amp;ROW()" office:value-type="string" office:string-value="prenom836" calcext:value-type="string">
            <text:p>prenom836</text:p>
          </table:table-cell>
          <table:table-cell table:formula="of:=ROW()" office:value-type="float" office:value="836" calcext:value-type="float">
            <text:p>836</text:p>
          </table:table-cell>
          <table:table-cell/>
          <table:table-cell table:formula="of:=&quot;array('nom' =&gt; '&quot;&amp;[.E836]&amp;&quot;' , 'prenom' =&gt; '&quot;&amp;[.F836]&amp;&quot;' , 'age' =&gt; &quot;&amp;[.G836]&amp;&quot; , 'id_formulaire' =&gt; 1 ),&quot;" office:value-type="string" office:string-value="array('nom' =&gt; 'nom836' , 'prenom' =&gt; 'prenom836' , 'age' =&gt; 836 , 'id_formulaire' =&gt; 1 )," calcext:value-type="string">
            <text:p>array('nom' =&gt; 'nom836' , 'prenom' =&gt; 'prenom836' , 'age' =&gt; 8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7" calcext:value-type="string">
            <text:p>nom837</text:p>
          </table:table-cell>
          <table:table-cell table:formula="of:=&quot;prenom&quot;&amp;ROW()" office:value-type="string" office:string-value="prenom837" calcext:value-type="string">
            <text:p>prenom837</text:p>
          </table:table-cell>
          <table:table-cell table:formula="of:=ROW()" office:value-type="float" office:value="837" calcext:value-type="float">
            <text:p>837</text:p>
          </table:table-cell>
          <table:table-cell/>
          <table:table-cell table:formula="of:=&quot;array('nom' =&gt; '&quot;&amp;[.E837]&amp;&quot;' , 'prenom' =&gt; '&quot;&amp;[.F837]&amp;&quot;' , 'age' =&gt; &quot;&amp;[.G837]&amp;&quot; , 'id_formulaire' =&gt; 1 ),&quot;" office:value-type="string" office:string-value="array('nom' =&gt; 'nom837' , 'prenom' =&gt; 'prenom837' , 'age' =&gt; 837 , 'id_formulaire' =&gt; 1 )," calcext:value-type="string">
            <text:p>array('nom' =&gt; 'nom837' , 'prenom' =&gt; 'prenom837' , 'age' =&gt; 8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8" calcext:value-type="string">
            <text:p>nom838</text:p>
          </table:table-cell>
          <table:table-cell table:formula="of:=&quot;prenom&quot;&amp;ROW()" office:value-type="string" office:string-value="prenom838" calcext:value-type="string">
            <text:p>prenom838</text:p>
          </table:table-cell>
          <table:table-cell table:formula="of:=ROW()" office:value-type="float" office:value="838" calcext:value-type="float">
            <text:p>838</text:p>
          </table:table-cell>
          <table:table-cell/>
          <table:table-cell table:formula="of:=&quot;array('nom' =&gt; '&quot;&amp;[.E838]&amp;&quot;' , 'prenom' =&gt; '&quot;&amp;[.F838]&amp;&quot;' , 'age' =&gt; &quot;&amp;[.G838]&amp;&quot; , 'id_formulaire' =&gt; 1 ),&quot;" office:value-type="string" office:string-value="array('nom' =&gt; 'nom838' , 'prenom' =&gt; 'prenom838' , 'age' =&gt; 838 , 'id_formulaire' =&gt; 1 )," calcext:value-type="string">
            <text:p>array('nom' =&gt; 'nom838' , 'prenom' =&gt; 'prenom838' , 'age' =&gt; 8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39" calcext:value-type="string">
            <text:p>nom839</text:p>
          </table:table-cell>
          <table:table-cell table:formula="of:=&quot;prenom&quot;&amp;ROW()" office:value-type="string" office:string-value="prenom839" calcext:value-type="string">
            <text:p>prenom839</text:p>
          </table:table-cell>
          <table:table-cell table:formula="of:=ROW()" office:value-type="float" office:value="839" calcext:value-type="float">
            <text:p>839</text:p>
          </table:table-cell>
          <table:table-cell/>
          <table:table-cell table:formula="of:=&quot;array('nom' =&gt; '&quot;&amp;[.E839]&amp;&quot;' , 'prenom' =&gt; '&quot;&amp;[.F839]&amp;&quot;' , 'age' =&gt; &quot;&amp;[.G839]&amp;&quot; , 'id_formulaire' =&gt; 1 ),&quot;" office:value-type="string" office:string-value="array('nom' =&gt; 'nom839' , 'prenom' =&gt; 'prenom839' , 'age' =&gt; 839 , 'id_formulaire' =&gt; 1 )," calcext:value-type="string">
            <text:p>array('nom' =&gt; 'nom839' , 'prenom' =&gt; 'prenom839' , 'age' =&gt; 8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0" calcext:value-type="string">
            <text:p>nom840</text:p>
          </table:table-cell>
          <table:table-cell table:formula="of:=&quot;prenom&quot;&amp;ROW()" office:value-type="string" office:string-value="prenom840" calcext:value-type="string">
            <text:p>prenom840</text:p>
          </table:table-cell>
          <table:table-cell table:formula="of:=ROW()" office:value-type="float" office:value="840" calcext:value-type="float">
            <text:p>840</text:p>
          </table:table-cell>
          <table:table-cell/>
          <table:table-cell table:formula="of:=&quot;array('nom' =&gt; '&quot;&amp;[.E840]&amp;&quot;' , 'prenom' =&gt; '&quot;&amp;[.F840]&amp;&quot;' , 'age' =&gt; &quot;&amp;[.G840]&amp;&quot; , 'id_formulaire' =&gt; 1 ),&quot;" office:value-type="string" office:string-value="array('nom' =&gt; 'nom840' , 'prenom' =&gt; 'prenom840' , 'age' =&gt; 840 , 'id_formulaire' =&gt; 1 )," calcext:value-type="string">
            <text:p>array('nom' =&gt; 'nom840' , 'prenom' =&gt; 'prenom840' , 'age' =&gt; 8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1" calcext:value-type="string">
            <text:p>nom841</text:p>
          </table:table-cell>
          <table:table-cell table:formula="of:=&quot;prenom&quot;&amp;ROW()" office:value-type="string" office:string-value="prenom841" calcext:value-type="string">
            <text:p>prenom841</text:p>
          </table:table-cell>
          <table:table-cell table:formula="of:=ROW()" office:value-type="float" office:value="841" calcext:value-type="float">
            <text:p>841</text:p>
          </table:table-cell>
          <table:table-cell/>
          <table:table-cell table:formula="of:=&quot;array('nom' =&gt; '&quot;&amp;[.E841]&amp;&quot;' , 'prenom' =&gt; '&quot;&amp;[.F841]&amp;&quot;' , 'age' =&gt; &quot;&amp;[.G841]&amp;&quot; , 'id_formulaire' =&gt; 1 ),&quot;" office:value-type="string" office:string-value="array('nom' =&gt; 'nom841' , 'prenom' =&gt; 'prenom841' , 'age' =&gt; 841 , 'id_formulaire' =&gt; 1 )," calcext:value-type="string">
            <text:p>array('nom' =&gt; 'nom841' , 'prenom' =&gt; 'prenom841' , 'age' =&gt; 8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2" calcext:value-type="string">
            <text:p>nom842</text:p>
          </table:table-cell>
          <table:table-cell table:formula="of:=&quot;prenom&quot;&amp;ROW()" office:value-type="string" office:string-value="prenom842" calcext:value-type="string">
            <text:p>prenom842</text:p>
          </table:table-cell>
          <table:table-cell table:formula="of:=ROW()" office:value-type="float" office:value="842" calcext:value-type="float">
            <text:p>842</text:p>
          </table:table-cell>
          <table:table-cell/>
          <table:table-cell table:formula="of:=&quot;array('nom' =&gt; '&quot;&amp;[.E842]&amp;&quot;' , 'prenom' =&gt; '&quot;&amp;[.F842]&amp;&quot;' , 'age' =&gt; &quot;&amp;[.G842]&amp;&quot; , 'id_formulaire' =&gt; 1 ),&quot;" office:value-type="string" office:string-value="array('nom' =&gt; 'nom842' , 'prenom' =&gt; 'prenom842' , 'age' =&gt; 842 , 'id_formulaire' =&gt; 1 )," calcext:value-type="string">
            <text:p>array('nom' =&gt; 'nom842' , 'prenom' =&gt; 'prenom842' , 'age' =&gt; 8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3" calcext:value-type="string">
            <text:p>nom843</text:p>
          </table:table-cell>
          <table:table-cell table:formula="of:=&quot;prenom&quot;&amp;ROW()" office:value-type="string" office:string-value="prenom843" calcext:value-type="string">
            <text:p>prenom843</text:p>
          </table:table-cell>
          <table:table-cell table:formula="of:=ROW()" office:value-type="float" office:value="843" calcext:value-type="float">
            <text:p>843</text:p>
          </table:table-cell>
          <table:table-cell/>
          <table:table-cell table:formula="of:=&quot;array('nom' =&gt; '&quot;&amp;[.E843]&amp;&quot;' , 'prenom' =&gt; '&quot;&amp;[.F843]&amp;&quot;' , 'age' =&gt; &quot;&amp;[.G843]&amp;&quot; , 'id_formulaire' =&gt; 1 ),&quot;" office:value-type="string" office:string-value="array('nom' =&gt; 'nom843' , 'prenom' =&gt; 'prenom843' , 'age' =&gt; 843 , 'id_formulaire' =&gt; 1 )," calcext:value-type="string">
            <text:p>array('nom' =&gt; 'nom843' , 'prenom' =&gt; 'prenom843' , 'age' =&gt; 8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4" calcext:value-type="string">
            <text:p>nom844</text:p>
          </table:table-cell>
          <table:table-cell table:formula="of:=&quot;prenom&quot;&amp;ROW()" office:value-type="string" office:string-value="prenom844" calcext:value-type="string">
            <text:p>prenom844</text:p>
          </table:table-cell>
          <table:table-cell table:formula="of:=ROW()" office:value-type="float" office:value="844" calcext:value-type="float">
            <text:p>844</text:p>
          </table:table-cell>
          <table:table-cell/>
          <table:table-cell table:formula="of:=&quot;array('nom' =&gt; '&quot;&amp;[.E844]&amp;&quot;' , 'prenom' =&gt; '&quot;&amp;[.F844]&amp;&quot;' , 'age' =&gt; &quot;&amp;[.G844]&amp;&quot; , 'id_formulaire' =&gt; 1 ),&quot;" office:value-type="string" office:string-value="array('nom' =&gt; 'nom844' , 'prenom' =&gt; 'prenom844' , 'age' =&gt; 844 , 'id_formulaire' =&gt; 1 )," calcext:value-type="string">
            <text:p>array('nom' =&gt; 'nom844' , 'prenom' =&gt; 'prenom844' , 'age' =&gt; 8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5" calcext:value-type="string">
            <text:p>nom845</text:p>
          </table:table-cell>
          <table:table-cell table:formula="of:=&quot;prenom&quot;&amp;ROW()" office:value-type="string" office:string-value="prenom845" calcext:value-type="string">
            <text:p>prenom845</text:p>
          </table:table-cell>
          <table:table-cell table:formula="of:=ROW()" office:value-type="float" office:value="845" calcext:value-type="float">
            <text:p>845</text:p>
          </table:table-cell>
          <table:table-cell/>
          <table:table-cell table:formula="of:=&quot;array('nom' =&gt; '&quot;&amp;[.E845]&amp;&quot;' , 'prenom' =&gt; '&quot;&amp;[.F845]&amp;&quot;' , 'age' =&gt; &quot;&amp;[.G845]&amp;&quot; , 'id_formulaire' =&gt; 1 ),&quot;" office:value-type="string" office:string-value="array('nom' =&gt; 'nom845' , 'prenom' =&gt; 'prenom845' , 'age' =&gt; 845 , 'id_formulaire' =&gt; 1 )," calcext:value-type="string">
            <text:p>array('nom' =&gt; 'nom845' , 'prenom' =&gt; 'prenom845' , 'age' =&gt; 8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6" calcext:value-type="string">
            <text:p>nom846</text:p>
          </table:table-cell>
          <table:table-cell table:formula="of:=&quot;prenom&quot;&amp;ROW()" office:value-type="string" office:string-value="prenom846" calcext:value-type="string">
            <text:p>prenom846</text:p>
          </table:table-cell>
          <table:table-cell table:formula="of:=ROW()" office:value-type="float" office:value="846" calcext:value-type="float">
            <text:p>846</text:p>
          </table:table-cell>
          <table:table-cell/>
          <table:table-cell table:formula="of:=&quot;array('nom' =&gt; '&quot;&amp;[.E846]&amp;&quot;' , 'prenom' =&gt; '&quot;&amp;[.F846]&amp;&quot;' , 'age' =&gt; &quot;&amp;[.G846]&amp;&quot; , 'id_formulaire' =&gt; 1 ),&quot;" office:value-type="string" office:string-value="array('nom' =&gt; 'nom846' , 'prenom' =&gt; 'prenom846' , 'age' =&gt; 846 , 'id_formulaire' =&gt; 1 )," calcext:value-type="string">
            <text:p>array('nom' =&gt; 'nom846' , 'prenom' =&gt; 'prenom846' , 'age' =&gt; 8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7" calcext:value-type="string">
            <text:p>nom847</text:p>
          </table:table-cell>
          <table:table-cell table:formula="of:=&quot;prenom&quot;&amp;ROW()" office:value-type="string" office:string-value="prenom847" calcext:value-type="string">
            <text:p>prenom847</text:p>
          </table:table-cell>
          <table:table-cell table:formula="of:=ROW()" office:value-type="float" office:value="847" calcext:value-type="float">
            <text:p>847</text:p>
          </table:table-cell>
          <table:table-cell/>
          <table:table-cell table:formula="of:=&quot;array('nom' =&gt; '&quot;&amp;[.E847]&amp;&quot;' , 'prenom' =&gt; '&quot;&amp;[.F847]&amp;&quot;' , 'age' =&gt; &quot;&amp;[.G847]&amp;&quot; , 'id_formulaire' =&gt; 1 ),&quot;" office:value-type="string" office:string-value="array('nom' =&gt; 'nom847' , 'prenom' =&gt; 'prenom847' , 'age' =&gt; 847 , 'id_formulaire' =&gt; 1 )," calcext:value-type="string">
            <text:p>array('nom' =&gt; 'nom847' , 'prenom' =&gt; 'prenom847' , 'age' =&gt; 8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8" calcext:value-type="string">
            <text:p>nom848</text:p>
          </table:table-cell>
          <table:table-cell table:formula="of:=&quot;prenom&quot;&amp;ROW()" office:value-type="string" office:string-value="prenom848" calcext:value-type="string">
            <text:p>prenom848</text:p>
          </table:table-cell>
          <table:table-cell table:formula="of:=ROW()" office:value-type="float" office:value="848" calcext:value-type="float">
            <text:p>848</text:p>
          </table:table-cell>
          <table:table-cell/>
          <table:table-cell table:formula="of:=&quot;array('nom' =&gt; '&quot;&amp;[.E848]&amp;&quot;' , 'prenom' =&gt; '&quot;&amp;[.F848]&amp;&quot;' , 'age' =&gt; &quot;&amp;[.G848]&amp;&quot; , 'id_formulaire' =&gt; 1 ),&quot;" office:value-type="string" office:string-value="array('nom' =&gt; 'nom848' , 'prenom' =&gt; 'prenom848' , 'age' =&gt; 848 , 'id_formulaire' =&gt; 1 )," calcext:value-type="string">
            <text:p>array('nom' =&gt; 'nom848' , 'prenom' =&gt; 'prenom848' , 'age' =&gt; 8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49" calcext:value-type="string">
            <text:p>nom849</text:p>
          </table:table-cell>
          <table:table-cell table:formula="of:=&quot;prenom&quot;&amp;ROW()" office:value-type="string" office:string-value="prenom849" calcext:value-type="string">
            <text:p>prenom849</text:p>
          </table:table-cell>
          <table:table-cell table:formula="of:=ROW()" office:value-type="float" office:value="849" calcext:value-type="float">
            <text:p>849</text:p>
          </table:table-cell>
          <table:table-cell/>
          <table:table-cell table:formula="of:=&quot;array('nom' =&gt; '&quot;&amp;[.E849]&amp;&quot;' , 'prenom' =&gt; '&quot;&amp;[.F849]&amp;&quot;' , 'age' =&gt; &quot;&amp;[.G849]&amp;&quot; , 'id_formulaire' =&gt; 1 ),&quot;" office:value-type="string" office:string-value="array('nom' =&gt; 'nom849' , 'prenom' =&gt; 'prenom849' , 'age' =&gt; 849 , 'id_formulaire' =&gt; 1 )," calcext:value-type="string">
            <text:p>array('nom' =&gt; 'nom849' , 'prenom' =&gt; 'prenom849' , 'age' =&gt; 8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0" calcext:value-type="string">
            <text:p>nom850</text:p>
          </table:table-cell>
          <table:table-cell table:formula="of:=&quot;prenom&quot;&amp;ROW()" office:value-type="string" office:string-value="prenom850" calcext:value-type="string">
            <text:p>prenom850</text:p>
          </table:table-cell>
          <table:table-cell table:formula="of:=ROW()" office:value-type="float" office:value="850" calcext:value-type="float">
            <text:p>850</text:p>
          </table:table-cell>
          <table:table-cell/>
          <table:table-cell table:formula="of:=&quot;array('nom' =&gt; '&quot;&amp;[.E850]&amp;&quot;' , 'prenom' =&gt; '&quot;&amp;[.F850]&amp;&quot;' , 'age' =&gt; &quot;&amp;[.G850]&amp;&quot; , 'id_formulaire' =&gt; 1 ),&quot;" office:value-type="string" office:string-value="array('nom' =&gt; 'nom850' , 'prenom' =&gt; 'prenom850' , 'age' =&gt; 850 , 'id_formulaire' =&gt; 1 )," calcext:value-type="string">
            <text:p>array('nom' =&gt; 'nom850' , 'prenom' =&gt; 'prenom850' , 'age' =&gt; 8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1" calcext:value-type="string">
            <text:p>nom851</text:p>
          </table:table-cell>
          <table:table-cell table:formula="of:=&quot;prenom&quot;&amp;ROW()" office:value-type="string" office:string-value="prenom851" calcext:value-type="string">
            <text:p>prenom851</text:p>
          </table:table-cell>
          <table:table-cell table:formula="of:=ROW()" office:value-type="float" office:value="851" calcext:value-type="float">
            <text:p>851</text:p>
          </table:table-cell>
          <table:table-cell/>
          <table:table-cell table:formula="of:=&quot;array('nom' =&gt; '&quot;&amp;[.E851]&amp;&quot;' , 'prenom' =&gt; '&quot;&amp;[.F851]&amp;&quot;' , 'age' =&gt; &quot;&amp;[.G851]&amp;&quot; , 'id_formulaire' =&gt; 1 ),&quot;" office:value-type="string" office:string-value="array('nom' =&gt; 'nom851' , 'prenom' =&gt; 'prenom851' , 'age' =&gt; 851 , 'id_formulaire' =&gt; 1 )," calcext:value-type="string">
            <text:p>array('nom' =&gt; 'nom851' , 'prenom' =&gt; 'prenom851' , 'age' =&gt; 8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2" calcext:value-type="string">
            <text:p>nom852</text:p>
          </table:table-cell>
          <table:table-cell table:formula="of:=&quot;prenom&quot;&amp;ROW()" office:value-type="string" office:string-value="prenom852" calcext:value-type="string">
            <text:p>prenom852</text:p>
          </table:table-cell>
          <table:table-cell table:formula="of:=ROW()" office:value-type="float" office:value="852" calcext:value-type="float">
            <text:p>852</text:p>
          </table:table-cell>
          <table:table-cell/>
          <table:table-cell table:formula="of:=&quot;array('nom' =&gt; '&quot;&amp;[.E852]&amp;&quot;' , 'prenom' =&gt; '&quot;&amp;[.F852]&amp;&quot;' , 'age' =&gt; &quot;&amp;[.G852]&amp;&quot; , 'id_formulaire' =&gt; 1 ),&quot;" office:value-type="string" office:string-value="array('nom' =&gt; 'nom852' , 'prenom' =&gt; 'prenom852' , 'age' =&gt; 852 , 'id_formulaire' =&gt; 1 )," calcext:value-type="string">
            <text:p>array('nom' =&gt; 'nom852' , 'prenom' =&gt; 'prenom852' , 'age' =&gt; 8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3" calcext:value-type="string">
            <text:p>nom853</text:p>
          </table:table-cell>
          <table:table-cell table:formula="of:=&quot;prenom&quot;&amp;ROW()" office:value-type="string" office:string-value="prenom853" calcext:value-type="string">
            <text:p>prenom853</text:p>
          </table:table-cell>
          <table:table-cell table:formula="of:=ROW()" office:value-type="float" office:value="853" calcext:value-type="float">
            <text:p>853</text:p>
          </table:table-cell>
          <table:table-cell/>
          <table:table-cell table:formula="of:=&quot;array('nom' =&gt; '&quot;&amp;[.E853]&amp;&quot;' , 'prenom' =&gt; '&quot;&amp;[.F853]&amp;&quot;' , 'age' =&gt; &quot;&amp;[.G853]&amp;&quot; , 'id_formulaire' =&gt; 1 ),&quot;" office:value-type="string" office:string-value="array('nom' =&gt; 'nom853' , 'prenom' =&gt; 'prenom853' , 'age' =&gt; 853 , 'id_formulaire' =&gt; 1 )," calcext:value-type="string">
            <text:p>array('nom' =&gt; 'nom853' , 'prenom' =&gt; 'prenom853' , 'age' =&gt; 8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4" calcext:value-type="string">
            <text:p>nom854</text:p>
          </table:table-cell>
          <table:table-cell table:formula="of:=&quot;prenom&quot;&amp;ROW()" office:value-type="string" office:string-value="prenom854" calcext:value-type="string">
            <text:p>prenom854</text:p>
          </table:table-cell>
          <table:table-cell table:formula="of:=ROW()" office:value-type="float" office:value="854" calcext:value-type="float">
            <text:p>854</text:p>
          </table:table-cell>
          <table:table-cell/>
          <table:table-cell table:formula="of:=&quot;array('nom' =&gt; '&quot;&amp;[.E854]&amp;&quot;' , 'prenom' =&gt; '&quot;&amp;[.F854]&amp;&quot;' , 'age' =&gt; &quot;&amp;[.G854]&amp;&quot; , 'id_formulaire' =&gt; 1 ),&quot;" office:value-type="string" office:string-value="array('nom' =&gt; 'nom854' , 'prenom' =&gt; 'prenom854' , 'age' =&gt; 854 , 'id_formulaire' =&gt; 1 )," calcext:value-type="string">
            <text:p>array('nom' =&gt; 'nom854' , 'prenom' =&gt; 'prenom854' , 'age' =&gt; 8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5" calcext:value-type="string">
            <text:p>nom855</text:p>
          </table:table-cell>
          <table:table-cell table:formula="of:=&quot;prenom&quot;&amp;ROW()" office:value-type="string" office:string-value="prenom855" calcext:value-type="string">
            <text:p>prenom855</text:p>
          </table:table-cell>
          <table:table-cell table:formula="of:=ROW()" office:value-type="float" office:value="855" calcext:value-type="float">
            <text:p>855</text:p>
          </table:table-cell>
          <table:table-cell/>
          <table:table-cell table:formula="of:=&quot;array('nom' =&gt; '&quot;&amp;[.E855]&amp;&quot;' , 'prenom' =&gt; '&quot;&amp;[.F855]&amp;&quot;' , 'age' =&gt; &quot;&amp;[.G855]&amp;&quot; , 'id_formulaire' =&gt; 1 ),&quot;" office:value-type="string" office:string-value="array('nom' =&gt; 'nom855' , 'prenom' =&gt; 'prenom855' , 'age' =&gt; 855 , 'id_formulaire' =&gt; 1 )," calcext:value-type="string">
            <text:p>array('nom' =&gt; 'nom855' , 'prenom' =&gt; 'prenom855' , 'age' =&gt; 8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6" calcext:value-type="string">
            <text:p>nom856</text:p>
          </table:table-cell>
          <table:table-cell table:formula="of:=&quot;prenom&quot;&amp;ROW()" office:value-type="string" office:string-value="prenom856" calcext:value-type="string">
            <text:p>prenom856</text:p>
          </table:table-cell>
          <table:table-cell table:formula="of:=ROW()" office:value-type="float" office:value="856" calcext:value-type="float">
            <text:p>856</text:p>
          </table:table-cell>
          <table:table-cell/>
          <table:table-cell table:formula="of:=&quot;array('nom' =&gt; '&quot;&amp;[.E856]&amp;&quot;' , 'prenom' =&gt; '&quot;&amp;[.F856]&amp;&quot;' , 'age' =&gt; &quot;&amp;[.G856]&amp;&quot; , 'id_formulaire' =&gt; 1 ),&quot;" office:value-type="string" office:string-value="array('nom' =&gt; 'nom856' , 'prenom' =&gt; 'prenom856' , 'age' =&gt; 856 , 'id_formulaire' =&gt; 1 )," calcext:value-type="string">
            <text:p>array('nom' =&gt; 'nom856' , 'prenom' =&gt; 'prenom856' , 'age' =&gt; 8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7" calcext:value-type="string">
            <text:p>nom857</text:p>
          </table:table-cell>
          <table:table-cell table:formula="of:=&quot;prenom&quot;&amp;ROW()" office:value-type="string" office:string-value="prenom857" calcext:value-type="string">
            <text:p>prenom857</text:p>
          </table:table-cell>
          <table:table-cell table:formula="of:=ROW()" office:value-type="float" office:value="857" calcext:value-type="float">
            <text:p>857</text:p>
          </table:table-cell>
          <table:table-cell/>
          <table:table-cell table:formula="of:=&quot;array('nom' =&gt; '&quot;&amp;[.E857]&amp;&quot;' , 'prenom' =&gt; '&quot;&amp;[.F857]&amp;&quot;' , 'age' =&gt; &quot;&amp;[.G857]&amp;&quot; , 'id_formulaire' =&gt; 1 ),&quot;" office:value-type="string" office:string-value="array('nom' =&gt; 'nom857' , 'prenom' =&gt; 'prenom857' , 'age' =&gt; 857 , 'id_formulaire' =&gt; 1 )," calcext:value-type="string">
            <text:p>array('nom' =&gt; 'nom857' , 'prenom' =&gt; 'prenom857' , 'age' =&gt; 8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8" calcext:value-type="string">
            <text:p>nom858</text:p>
          </table:table-cell>
          <table:table-cell table:formula="of:=&quot;prenom&quot;&amp;ROW()" office:value-type="string" office:string-value="prenom858" calcext:value-type="string">
            <text:p>prenom858</text:p>
          </table:table-cell>
          <table:table-cell table:formula="of:=ROW()" office:value-type="float" office:value="858" calcext:value-type="float">
            <text:p>858</text:p>
          </table:table-cell>
          <table:table-cell/>
          <table:table-cell table:formula="of:=&quot;array('nom' =&gt; '&quot;&amp;[.E858]&amp;&quot;' , 'prenom' =&gt; '&quot;&amp;[.F858]&amp;&quot;' , 'age' =&gt; &quot;&amp;[.G858]&amp;&quot; , 'id_formulaire' =&gt; 1 ),&quot;" office:value-type="string" office:string-value="array('nom' =&gt; 'nom858' , 'prenom' =&gt; 'prenom858' , 'age' =&gt; 858 , 'id_formulaire' =&gt; 1 )," calcext:value-type="string">
            <text:p>array('nom' =&gt; 'nom858' , 'prenom' =&gt; 'prenom858' , 'age' =&gt; 8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59" calcext:value-type="string">
            <text:p>nom859</text:p>
          </table:table-cell>
          <table:table-cell table:formula="of:=&quot;prenom&quot;&amp;ROW()" office:value-type="string" office:string-value="prenom859" calcext:value-type="string">
            <text:p>prenom859</text:p>
          </table:table-cell>
          <table:table-cell table:formula="of:=ROW()" office:value-type="float" office:value="859" calcext:value-type="float">
            <text:p>859</text:p>
          </table:table-cell>
          <table:table-cell/>
          <table:table-cell table:formula="of:=&quot;array('nom' =&gt; '&quot;&amp;[.E859]&amp;&quot;' , 'prenom' =&gt; '&quot;&amp;[.F859]&amp;&quot;' , 'age' =&gt; &quot;&amp;[.G859]&amp;&quot; , 'id_formulaire' =&gt; 1 ),&quot;" office:value-type="string" office:string-value="array('nom' =&gt; 'nom859' , 'prenom' =&gt; 'prenom859' , 'age' =&gt; 859 , 'id_formulaire' =&gt; 1 )," calcext:value-type="string">
            <text:p>array('nom' =&gt; 'nom859' , 'prenom' =&gt; 'prenom859' , 'age' =&gt; 8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0" calcext:value-type="string">
            <text:p>nom860</text:p>
          </table:table-cell>
          <table:table-cell table:formula="of:=&quot;prenom&quot;&amp;ROW()" office:value-type="string" office:string-value="prenom860" calcext:value-type="string">
            <text:p>prenom860</text:p>
          </table:table-cell>
          <table:table-cell table:formula="of:=ROW()" office:value-type="float" office:value="860" calcext:value-type="float">
            <text:p>860</text:p>
          </table:table-cell>
          <table:table-cell/>
          <table:table-cell table:formula="of:=&quot;array('nom' =&gt; '&quot;&amp;[.E860]&amp;&quot;' , 'prenom' =&gt; '&quot;&amp;[.F860]&amp;&quot;' , 'age' =&gt; &quot;&amp;[.G860]&amp;&quot; , 'id_formulaire' =&gt; 1 ),&quot;" office:value-type="string" office:string-value="array('nom' =&gt; 'nom860' , 'prenom' =&gt; 'prenom860' , 'age' =&gt; 860 , 'id_formulaire' =&gt; 1 )," calcext:value-type="string">
            <text:p>array('nom' =&gt; 'nom860' , 'prenom' =&gt; 'prenom860' , 'age' =&gt; 8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1" calcext:value-type="string">
            <text:p>nom861</text:p>
          </table:table-cell>
          <table:table-cell table:formula="of:=&quot;prenom&quot;&amp;ROW()" office:value-type="string" office:string-value="prenom861" calcext:value-type="string">
            <text:p>prenom861</text:p>
          </table:table-cell>
          <table:table-cell table:formula="of:=ROW()" office:value-type="float" office:value="861" calcext:value-type="float">
            <text:p>861</text:p>
          </table:table-cell>
          <table:table-cell/>
          <table:table-cell table:formula="of:=&quot;array('nom' =&gt; '&quot;&amp;[.E861]&amp;&quot;' , 'prenom' =&gt; '&quot;&amp;[.F861]&amp;&quot;' , 'age' =&gt; &quot;&amp;[.G861]&amp;&quot; , 'id_formulaire' =&gt; 1 ),&quot;" office:value-type="string" office:string-value="array('nom' =&gt; 'nom861' , 'prenom' =&gt; 'prenom861' , 'age' =&gt; 861 , 'id_formulaire' =&gt; 1 )," calcext:value-type="string">
            <text:p>array('nom' =&gt; 'nom861' , 'prenom' =&gt; 'prenom861' , 'age' =&gt; 8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2" calcext:value-type="string">
            <text:p>nom862</text:p>
          </table:table-cell>
          <table:table-cell table:formula="of:=&quot;prenom&quot;&amp;ROW()" office:value-type="string" office:string-value="prenom862" calcext:value-type="string">
            <text:p>prenom862</text:p>
          </table:table-cell>
          <table:table-cell table:formula="of:=ROW()" office:value-type="float" office:value="862" calcext:value-type="float">
            <text:p>862</text:p>
          </table:table-cell>
          <table:table-cell/>
          <table:table-cell table:formula="of:=&quot;array('nom' =&gt; '&quot;&amp;[.E862]&amp;&quot;' , 'prenom' =&gt; '&quot;&amp;[.F862]&amp;&quot;' , 'age' =&gt; &quot;&amp;[.G862]&amp;&quot; , 'id_formulaire' =&gt; 1 ),&quot;" office:value-type="string" office:string-value="array('nom' =&gt; 'nom862' , 'prenom' =&gt; 'prenom862' , 'age' =&gt; 862 , 'id_formulaire' =&gt; 1 )," calcext:value-type="string">
            <text:p>array('nom' =&gt; 'nom862' , 'prenom' =&gt; 'prenom862' , 'age' =&gt; 8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3" calcext:value-type="string">
            <text:p>nom863</text:p>
          </table:table-cell>
          <table:table-cell table:formula="of:=&quot;prenom&quot;&amp;ROW()" office:value-type="string" office:string-value="prenom863" calcext:value-type="string">
            <text:p>prenom863</text:p>
          </table:table-cell>
          <table:table-cell table:formula="of:=ROW()" office:value-type="float" office:value="863" calcext:value-type="float">
            <text:p>863</text:p>
          </table:table-cell>
          <table:table-cell/>
          <table:table-cell table:formula="of:=&quot;array('nom' =&gt; '&quot;&amp;[.E863]&amp;&quot;' , 'prenom' =&gt; '&quot;&amp;[.F863]&amp;&quot;' , 'age' =&gt; &quot;&amp;[.G863]&amp;&quot; , 'id_formulaire' =&gt; 1 ),&quot;" office:value-type="string" office:string-value="array('nom' =&gt; 'nom863' , 'prenom' =&gt; 'prenom863' , 'age' =&gt; 863 , 'id_formulaire' =&gt; 1 )," calcext:value-type="string">
            <text:p>array('nom' =&gt; 'nom863' , 'prenom' =&gt; 'prenom863' , 'age' =&gt; 8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4" calcext:value-type="string">
            <text:p>nom864</text:p>
          </table:table-cell>
          <table:table-cell table:formula="of:=&quot;prenom&quot;&amp;ROW()" office:value-type="string" office:string-value="prenom864" calcext:value-type="string">
            <text:p>prenom864</text:p>
          </table:table-cell>
          <table:table-cell table:formula="of:=ROW()" office:value-type="float" office:value="864" calcext:value-type="float">
            <text:p>864</text:p>
          </table:table-cell>
          <table:table-cell/>
          <table:table-cell table:formula="of:=&quot;array('nom' =&gt; '&quot;&amp;[.E864]&amp;&quot;' , 'prenom' =&gt; '&quot;&amp;[.F864]&amp;&quot;' , 'age' =&gt; &quot;&amp;[.G864]&amp;&quot; , 'id_formulaire' =&gt; 1 ),&quot;" office:value-type="string" office:string-value="array('nom' =&gt; 'nom864' , 'prenom' =&gt; 'prenom864' , 'age' =&gt; 864 , 'id_formulaire' =&gt; 1 )," calcext:value-type="string">
            <text:p>array('nom' =&gt; 'nom864' , 'prenom' =&gt; 'prenom864' , 'age' =&gt; 8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5" calcext:value-type="string">
            <text:p>nom865</text:p>
          </table:table-cell>
          <table:table-cell table:formula="of:=&quot;prenom&quot;&amp;ROW()" office:value-type="string" office:string-value="prenom865" calcext:value-type="string">
            <text:p>prenom865</text:p>
          </table:table-cell>
          <table:table-cell table:formula="of:=ROW()" office:value-type="float" office:value="865" calcext:value-type="float">
            <text:p>865</text:p>
          </table:table-cell>
          <table:table-cell/>
          <table:table-cell table:formula="of:=&quot;array('nom' =&gt; '&quot;&amp;[.E865]&amp;&quot;' , 'prenom' =&gt; '&quot;&amp;[.F865]&amp;&quot;' , 'age' =&gt; &quot;&amp;[.G865]&amp;&quot; , 'id_formulaire' =&gt; 1 ),&quot;" office:value-type="string" office:string-value="array('nom' =&gt; 'nom865' , 'prenom' =&gt; 'prenom865' , 'age' =&gt; 865 , 'id_formulaire' =&gt; 1 )," calcext:value-type="string">
            <text:p>array('nom' =&gt; 'nom865' , 'prenom' =&gt; 'prenom865' , 'age' =&gt; 8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6" calcext:value-type="string">
            <text:p>nom866</text:p>
          </table:table-cell>
          <table:table-cell table:formula="of:=&quot;prenom&quot;&amp;ROW()" office:value-type="string" office:string-value="prenom866" calcext:value-type="string">
            <text:p>prenom866</text:p>
          </table:table-cell>
          <table:table-cell table:formula="of:=ROW()" office:value-type="float" office:value="866" calcext:value-type="float">
            <text:p>866</text:p>
          </table:table-cell>
          <table:table-cell/>
          <table:table-cell table:formula="of:=&quot;array('nom' =&gt; '&quot;&amp;[.E866]&amp;&quot;' , 'prenom' =&gt; '&quot;&amp;[.F866]&amp;&quot;' , 'age' =&gt; &quot;&amp;[.G866]&amp;&quot; , 'id_formulaire' =&gt; 1 ),&quot;" office:value-type="string" office:string-value="array('nom' =&gt; 'nom866' , 'prenom' =&gt; 'prenom866' , 'age' =&gt; 866 , 'id_formulaire' =&gt; 1 )," calcext:value-type="string">
            <text:p>array('nom' =&gt; 'nom866' , 'prenom' =&gt; 'prenom866' , 'age' =&gt; 8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7" calcext:value-type="string">
            <text:p>nom867</text:p>
          </table:table-cell>
          <table:table-cell table:formula="of:=&quot;prenom&quot;&amp;ROW()" office:value-type="string" office:string-value="prenom867" calcext:value-type="string">
            <text:p>prenom867</text:p>
          </table:table-cell>
          <table:table-cell table:formula="of:=ROW()" office:value-type="float" office:value="867" calcext:value-type="float">
            <text:p>867</text:p>
          </table:table-cell>
          <table:table-cell/>
          <table:table-cell table:formula="of:=&quot;array('nom' =&gt; '&quot;&amp;[.E867]&amp;&quot;' , 'prenom' =&gt; '&quot;&amp;[.F867]&amp;&quot;' , 'age' =&gt; &quot;&amp;[.G867]&amp;&quot; , 'id_formulaire' =&gt; 1 ),&quot;" office:value-type="string" office:string-value="array('nom' =&gt; 'nom867' , 'prenom' =&gt; 'prenom867' , 'age' =&gt; 867 , 'id_formulaire' =&gt; 1 )," calcext:value-type="string">
            <text:p>array('nom' =&gt; 'nom867' , 'prenom' =&gt; 'prenom867' , 'age' =&gt; 8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8" calcext:value-type="string">
            <text:p>nom868</text:p>
          </table:table-cell>
          <table:table-cell table:formula="of:=&quot;prenom&quot;&amp;ROW()" office:value-type="string" office:string-value="prenom868" calcext:value-type="string">
            <text:p>prenom868</text:p>
          </table:table-cell>
          <table:table-cell table:formula="of:=ROW()" office:value-type="float" office:value="868" calcext:value-type="float">
            <text:p>868</text:p>
          </table:table-cell>
          <table:table-cell/>
          <table:table-cell table:formula="of:=&quot;array('nom' =&gt; '&quot;&amp;[.E868]&amp;&quot;' , 'prenom' =&gt; '&quot;&amp;[.F868]&amp;&quot;' , 'age' =&gt; &quot;&amp;[.G868]&amp;&quot; , 'id_formulaire' =&gt; 1 ),&quot;" office:value-type="string" office:string-value="array('nom' =&gt; 'nom868' , 'prenom' =&gt; 'prenom868' , 'age' =&gt; 868 , 'id_formulaire' =&gt; 1 )," calcext:value-type="string">
            <text:p>array('nom' =&gt; 'nom868' , 'prenom' =&gt; 'prenom868' , 'age' =&gt; 8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69" calcext:value-type="string">
            <text:p>nom869</text:p>
          </table:table-cell>
          <table:table-cell table:formula="of:=&quot;prenom&quot;&amp;ROW()" office:value-type="string" office:string-value="prenom869" calcext:value-type="string">
            <text:p>prenom869</text:p>
          </table:table-cell>
          <table:table-cell table:formula="of:=ROW()" office:value-type="float" office:value="869" calcext:value-type="float">
            <text:p>869</text:p>
          </table:table-cell>
          <table:table-cell/>
          <table:table-cell table:formula="of:=&quot;array('nom' =&gt; '&quot;&amp;[.E869]&amp;&quot;' , 'prenom' =&gt; '&quot;&amp;[.F869]&amp;&quot;' , 'age' =&gt; &quot;&amp;[.G869]&amp;&quot; , 'id_formulaire' =&gt; 1 ),&quot;" office:value-type="string" office:string-value="array('nom' =&gt; 'nom869' , 'prenom' =&gt; 'prenom869' , 'age' =&gt; 869 , 'id_formulaire' =&gt; 1 )," calcext:value-type="string">
            <text:p>array('nom' =&gt; 'nom869' , 'prenom' =&gt; 'prenom869' , 'age' =&gt; 8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0" calcext:value-type="string">
            <text:p>nom870</text:p>
          </table:table-cell>
          <table:table-cell table:formula="of:=&quot;prenom&quot;&amp;ROW()" office:value-type="string" office:string-value="prenom870" calcext:value-type="string">
            <text:p>prenom870</text:p>
          </table:table-cell>
          <table:table-cell table:formula="of:=ROW()" office:value-type="float" office:value="870" calcext:value-type="float">
            <text:p>870</text:p>
          </table:table-cell>
          <table:table-cell/>
          <table:table-cell table:formula="of:=&quot;array('nom' =&gt; '&quot;&amp;[.E870]&amp;&quot;' , 'prenom' =&gt; '&quot;&amp;[.F870]&amp;&quot;' , 'age' =&gt; &quot;&amp;[.G870]&amp;&quot; , 'id_formulaire' =&gt; 1 ),&quot;" office:value-type="string" office:string-value="array('nom' =&gt; 'nom870' , 'prenom' =&gt; 'prenom870' , 'age' =&gt; 870 , 'id_formulaire' =&gt; 1 )," calcext:value-type="string">
            <text:p>array('nom' =&gt; 'nom870' , 'prenom' =&gt; 'prenom870' , 'age' =&gt; 8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1" calcext:value-type="string">
            <text:p>nom871</text:p>
          </table:table-cell>
          <table:table-cell table:formula="of:=&quot;prenom&quot;&amp;ROW()" office:value-type="string" office:string-value="prenom871" calcext:value-type="string">
            <text:p>prenom871</text:p>
          </table:table-cell>
          <table:table-cell table:formula="of:=ROW()" office:value-type="float" office:value="871" calcext:value-type="float">
            <text:p>871</text:p>
          </table:table-cell>
          <table:table-cell/>
          <table:table-cell table:formula="of:=&quot;array('nom' =&gt; '&quot;&amp;[.E871]&amp;&quot;' , 'prenom' =&gt; '&quot;&amp;[.F871]&amp;&quot;' , 'age' =&gt; &quot;&amp;[.G871]&amp;&quot; , 'id_formulaire' =&gt; 1 ),&quot;" office:value-type="string" office:string-value="array('nom' =&gt; 'nom871' , 'prenom' =&gt; 'prenom871' , 'age' =&gt; 871 , 'id_formulaire' =&gt; 1 )," calcext:value-type="string">
            <text:p>array('nom' =&gt; 'nom871' , 'prenom' =&gt; 'prenom871' , 'age' =&gt; 8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2" calcext:value-type="string">
            <text:p>nom872</text:p>
          </table:table-cell>
          <table:table-cell table:formula="of:=&quot;prenom&quot;&amp;ROW()" office:value-type="string" office:string-value="prenom872" calcext:value-type="string">
            <text:p>prenom872</text:p>
          </table:table-cell>
          <table:table-cell table:formula="of:=ROW()" office:value-type="float" office:value="872" calcext:value-type="float">
            <text:p>872</text:p>
          </table:table-cell>
          <table:table-cell/>
          <table:table-cell table:formula="of:=&quot;array('nom' =&gt; '&quot;&amp;[.E872]&amp;&quot;' , 'prenom' =&gt; '&quot;&amp;[.F872]&amp;&quot;' , 'age' =&gt; &quot;&amp;[.G872]&amp;&quot; , 'id_formulaire' =&gt; 1 ),&quot;" office:value-type="string" office:string-value="array('nom' =&gt; 'nom872' , 'prenom' =&gt; 'prenom872' , 'age' =&gt; 872 , 'id_formulaire' =&gt; 1 )," calcext:value-type="string">
            <text:p>array('nom' =&gt; 'nom872' , 'prenom' =&gt; 'prenom872' , 'age' =&gt; 8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3" calcext:value-type="string">
            <text:p>nom873</text:p>
          </table:table-cell>
          <table:table-cell table:formula="of:=&quot;prenom&quot;&amp;ROW()" office:value-type="string" office:string-value="prenom873" calcext:value-type="string">
            <text:p>prenom873</text:p>
          </table:table-cell>
          <table:table-cell table:formula="of:=ROW()" office:value-type="float" office:value="873" calcext:value-type="float">
            <text:p>873</text:p>
          </table:table-cell>
          <table:table-cell/>
          <table:table-cell table:formula="of:=&quot;array('nom' =&gt; '&quot;&amp;[.E873]&amp;&quot;' , 'prenom' =&gt; '&quot;&amp;[.F873]&amp;&quot;' , 'age' =&gt; &quot;&amp;[.G873]&amp;&quot; , 'id_formulaire' =&gt; 1 ),&quot;" office:value-type="string" office:string-value="array('nom' =&gt; 'nom873' , 'prenom' =&gt; 'prenom873' , 'age' =&gt; 873 , 'id_formulaire' =&gt; 1 )," calcext:value-type="string">
            <text:p>array('nom' =&gt; 'nom873' , 'prenom' =&gt; 'prenom873' , 'age' =&gt; 8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4" calcext:value-type="string">
            <text:p>nom874</text:p>
          </table:table-cell>
          <table:table-cell table:formula="of:=&quot;prenom&quot;&amp;ROW()" office:value-type="string" office:string-value="prenom874" calcext:value-type="string">
            <text:p>prenom874</text:p>
          </table:table-cell>
          <table:table-cell table:formula="of:=ROW()" office:value-type="float" office:value="874" calcext:value-type="float">
            <text:p>874</text:p>
          </table:table-cell>
          <table:table-cell/>
          <table:table-cell table:formula="of:=&quot;array('nom' =&gt; '&quot;&amp;[.E874]&amp;&quot;' , 'prenom' =&gt; '&quot;&amp;[.F874]&amp;&quot;' , 'age' =&gt; &quot;&amp;[.G874]&amp;&quot; , 'id_formulaire' =&gt; 1 ),&quot;" office:value-type="string" office:string-value="array('nom' =&gt; 'nom874' , 'prenom' =&gt; 'prenom874' , 'age' =&gt; 874 , 'id_formulaire' =&gt; 1 )," calcext:value-type="string">
            <text:p>array('nom' =&gt; 'nom874' , 'prenom' =&gt; 'prenom874' , 'age' =&gt; 8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5" calcext:value-type="string">
            <text:p>nom875</text:p>
          </table:table-cell>
          <table:table-cell table:formula="of:=&quot;prenom&quot;&amp;ROW()" office:value-type="string" office:string-value="prenom875" calcext:value-type="string">
            <text:p>prenom875</text:p>
          </table:table-cell>
          <table:table-cell table:formula="of:=ROW()" office:value-type="float" office:value="875" calcext:value-type="float">
            <text:p>875</text:p>
          </table:table-cell>
          <table:table-cell/>
          <table:table-cell table:formula="of:=&quot;array('nom' =&gt; '&quot;&amp;[.E875]&amp;&quot;' , 'prenom' =&gt; '&quot;&amp;[.F875]&amp;&quot;' , 'age' =&gt; &quot;&amp;[.G875]&amp;&quot; , 'id_formulaire' =&gt; 1 ),&quot;" office:value-type="string" office:string-value="array('nom' =&gt; 'nom875' , 'prenom' =&gt; 'prenom875' , 'age' =&gt; 875 , 'id_formulaire' =&gt; 1 )," calcext:value-type="string">
            <text:p>array('nom' =&gt; 'nom875' , 'prenom' =&gt; 'prenom875' , 'age' =&gt; 8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6" calcext:value-type="string">
            <text:p>nom876</text:p>
          </table:table-cell>
          <table:table-cell table:formula="of:=&quot;prenom&quot;&amp;ROW()" office:value-type="string" office:string-value="prenom876" calcext:value-type="string">
            <text:p>prenom876</text:p>
          </table:table-cell>
          <table:table-cell table:formula="of:=ROW()" office:value-type="float" office:value="876" calcext:value-type="float">
            <text:p>876</text:p>
          </table:table-cell>
          <table:table-cell/>
          <table:table-cell table:formula="of:=&quot;array('nom' =&gt; '&quot;&amp;[.E876]&amp;&quot;' , 'prenom' =&gt; '&quot;&amp;[.F876]&amp;&quot;' , 'age' =&gt; &quot;&amp;[.G876]&amp;&quot; , 'id_formulaire' =&gt; 1 ),&quot;" office:value-type="string" office:string-value="array('nom' =&gt; 'nom876' , 'prenom' =&gt; 'prenom876' , 'age' =&gt; 876 , 'id_formulaire' =&gt; 1 )," calcext:value-type="string">
            <text:p>array('nom' =&gt; 'nom876' , 'prenom' =&gt; 'prenom876' , 'age' =&gt; 8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7" calcext:value-type="string">
            <text:p>nom877</text:p>
          </table:table-cell>
          <table:table-cell table:formula="of:=&quot;prenom&quot;&amp;ROW()" office:value-type="string" office:string-value="prenom877" calcext:value-type="string">
            <text:p>prenom877</text:p>
          </table:table-cell>
          <table:table-cell table:formula="of:=ROW()" office:value-type="float" office:value="877" calcext:value-type="float">
            <text:p>877</text:p>
          </table:table-cell>
          <table:table-cell/>
          <table:table-cell table:formula="of:=&quot;array('nom' =&gt; '&quot;&amp;[.E877]&amp;&quot;' , 'prenom' =&gt; '&quot;&amp;[.F877]&amp;&quot;' , 'age' =&gt; &quot;&amp;[.G877]&amp;&quot; , 'id_formulaire' =&gt; 1 ),&quot;" office:value-type="string" office:string-value="array('nom' =&gt; 'nom877' , 'prenom' =&gt; 'prenom877' , 'age' =&gt; 877 , 'id_formulaire' =&gt; 1 )," calcext:value-type="string">
            <text:p>array('nom' =&gt; 'nom877' , 'prenom' =&gt; 'prenom877' , 'age' =&gt; 8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8" calcext:value-type="string">
            <text:p>nom878</text:p>
          </table:table-cell>
          <table:table-cell table:formula="of:=&quot;prenom&quot;&amp;ROW()" office:value-type="string" office:string-value="prenom878" calcext:value-type="string">
            <text:p>prenom878</text:p>
          </table:table-cell>
          <table:table-cell table:formula="of:=ROW()" office:value-type="float" office:value="878" calcext:value-type="float">
            <text:p>878</text:p>
          </table:table-cell>
          <table:table-cell/>
          <table:table-cell table:formula="of:=&quot;array('nom' =&gt; '&quot;&amp;[.E878]&amp;&quot;' , 'prenom' =&gt; '&quot;&amp;[.F878]&amp;&quot;' , 'age' =&gt; &quot;&amp;[.G878]&amp;&quot; , 'id_formulaire' =&gt; 1 ),&quot;" office:value-type="string" office:string-value="array('nom' =&gt; 'nom878' , 'prenom' =&gt; 'prenom878' , 'age' =&gt; 878 , 'id_formulaire' =&gt; 1 )," calcext:value-type="string">
            <text:p>array('nom' =&gt; 'nom878' , 'prenom' =&gt; 'prenom878' , 'age' =&gt; 8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79" calcext:value-type="string">
            <text:p>nom879</text:p>
          </table:table-cell>
          <table:table-cell table:formula="of:=&quot;prenom&quot;&amp;ROW()" office:value-type="string" office:string-value="prenom879" calcext:value-type="string">
            <text:p>prenom879</text:p>
          </table:table-cell>
          <table:table-cell table:formula="of:=ROW()" office:value-type="float" office:value="879" calcext:value-type="float">
            <text:p>879</text:p>
          </table:table-cell>
          <table:table-cell/>
          <table:table-cell table:formula="of:=&quot;array('nom' =&gt; '&quot;&amp;[.E879]&amp;&quot;' , 'prenom' =&gt; '&quot;&amp;[.F879]&amp;&quot;' , 'age' =&gt; &quot;&amp;[.G879]&amp;&quot; , 'id_formulaire' =&gt; 1 ),&quot;" office:value-type="string" office:string-value="array('nom' =&gt; 'nom879' , 'prenom' =&gt; 'prenom879' , 'age' =&gt; 879 , 'id_formulaire' =&gt; 1 )," calcext:value-type="string">
            <text:p>array('nom' =&gt; 'nom879' , 'prenom' =&gt; 'prenom879' , 'age' =&gt; 8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0" calcext:value-type="string">
            <text:p>nom880</text:p>
          </table:table-cell>
          <table:table-cell table:formula="of:=&quot;prenom&quot;&amp;ROW()" office:value-type="string" office:string-value="prenom880" calcext:value-type="string">
            <text:p>prenom880</text:p>
          </table:table-cell>
          <table:table-cell table:formula="of:=ROW()" office:value-type="float" office:value="880" calcext:value-type="float">
            <text:p>880</text:p>
          </table:table-cell>
          <table:table-cell/>
          <table:table-cell table:formula="of:=&quot;array('nom' =&gt; '&quot;&amp;[.E880]&amp;&quot;' , 'prenom' =&gt; '&quot;&amp;[.F880]&amp;&quot;' , 'age' =&gt; &quot;&amp;[.G880]&amp;&quot; , 'id_formulaire' =&gt; 1 ),&quot;" office:value-type="string" office:string-value="array('nom' =&gt; 'nom880' , 'prenom' =&gt; 'prenom880' , 'age' =&gt; 880 , 'id_formulaire' =&gt; 1 )," calcext:value-type="string">
            <text:p>array('nom' =&gt; 'nom880' , 'prenom' =&gt; 'prenom880' , 'age' =&gt; 8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1" calcext:value-type="string">
            <text:p>nom881</text:p>
          </table:table-cell>
          <table:table-cell table:formula="of:=&quot;prenom&quot;&amp;ROW()" office:value-type="string" office:string-value="prenom881" calcext:value-type="string">
            <text:p>prenom881</text:p>
          </table:table-cell>
          <table:table-cell table:formula="of:=ROW()" office:value-type="float" office:value="881" calcext:value-type="float">
            <text:p>881</text:p>
          </table:table-cell>
          <table:table-cell/>
          <table:table-cell table:formula="of:=&quot;array('nom' =&gt; '&quot;&amp;[.E881]&amp;&quot;' , 'prenom' =&gt; '&quot;&amp;[.F881]&amp;&quot;' , 'age' =&gt; &quot;&amp;[.G881]&amp;&quot; , 'id_formulaire' =&gt; 1 ),&quot;" office:value-type="string" office:string-value="array('nom' =&gt; 'nom881' , 'prenom' =&gt; 'prenom881' , 'age' =&gt; 881 , 'id_formulaire' =&gt; 1 )," calcext:value-type="string">
            <text:p>array('nom' =&gt; 'nom881' , 'prenom' =&gt; 'prenom881' , 'age' =&gt; 8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2" calcext:value-type="string">
            <text:p>nom882</text:p>
          </table:table-cell>
          <table:table-cell table:formula="of:=&quot;prenom&quot;&amp;ROW()" office:value-type="string" office:string-value="prenom882" calcext:value-type="string">
            <text:p>prenom882</text:p>
          </table:table-cell>
          <table:table-cell table:formula="of:=ROW()" office:value-type="float" office:value="882" calcext:value-type="float">
            <text:p>882</text:p>
          </table:table-cell>
          <table:table-cell/>
          <table:table-cell table:formula="of:=&quot;array('nom' =&gt; '&quot;&amp;[.E882]&amp;&quot;' , 'prenom' =&gt; '&quot;&amp;[.F882]&amp;&quot;' , 'age' =&gt; &quot;&amp;[.G882]&amp;&quot; , 'id_formulaire' =&gt; 1 ),&quot;" office:value-type="string" office:string-value="array('nom' =&gt; 'nom882' , 'prenom' =&gt; 'prenom882' , 'age' =&gt; 882 , 'id_formulaire' =&gt; 1 )," calcext:value-type="string">
            <text:p>array('nom' =&gt; 'nom882' , 'prenom' =&gt; 'prenom882' , 'age' =&gt; 8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3" calcext:value-type="string">
            <text:p>nom883</text:p>
          </table:table-cell>
          <table:table-cell table:formula="of:=&quot;prenom&quot;&amp;ROW()" office:value-type="string" office:string-value="prenom883" calcext:value-type="string">
            <text:p>prenom883</text:p>
          </table:table-cell>
          <table:table-cell table:formula="of:=ROW()" office:value-type="float" office:value="883" calcext:value-type="float">
            <text:p>883</text:p>
          </table:table-cell>
          <table:table-cell/>
          <table:table-cell table:formula="of:=&quot;array('nom' =&gt; '&quot;&amp;[.E883]&amp;&quot;' , 'prenom' =&gt; '&quot;&amp;[.F883]&amp;&quot;' , 'age' =&gt; &quot;&amp;[.G883]&amp;&quot; , 'id_formulaire' =&gt; 1 ),&quot;" office:value-type="string" office:string-value="array('nom' =&gt; 'nom883' , 'prenom' =&gt; 'prenom883' , 'age' =&gt; 883 , 'id_formulaire' =&gt; 1 )," calcext:value-type="string">
            <text:p>array('nom' =&gt; 'nom883' , 'prenom' =&gt; 'prenom883' , 'age' =&gt; 8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4" calcext:value-type="string">
            <text:p>nom884</text:p>
          </table:table-cell>
          <table:table-cell table:formula="of:=&quot;prenom&quot;&amp;ROW()" office:value-type="string" office:string-value="prenom884" calcext:value-type="string">
            <text:p>prenom884</text:p>
          </table:table-cell>
          <table:table-cell table:formula="of:=ROW()" office:value-type="float" office:value="884" calcext:value-type="float">
            <text:p>884</text:p>
          </table:table-cell>
          <table:table-cell/>
          <table:table-cell table:formula="of:=&quot;array('nom' =&gt; '&quot;&amp;[.E884]&amp;&quot;' , 'prenom' =&gt; '&quot;&amp;[.F884]&amp;&quot;' , 'age' =&gt; &quot;&amp;[.G884]&amp;&quot; , 'id_formulaire' =&gt; 1 ),&quot;" office:value-type="string" office:string-value="array('nom' =&gt; 'nom884' , 'prenom' =&gt; 'prenom884' , 'age' =&gt; 884 , 'id_formulaire' =&gt; 1 )," calcext:value-type="string">
            <text:p>array('nom' =&gt; 'nom884' , 'prenom' =&gt; 'prenom884' , 'age' =&gt; 8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5" calcext:value-type="string">
            <text:p>nom885</text:p>
          </table:table-cell>
          <table:table-cell table:formula="of:=&quot;prenom&quot;&amp;ROW()" office:value-type="string" office:string-value="prenom885" calcext:value-type="string">
            <text:p>prenom885</text:p>
          </table:table-cell>
          <table:table-cell table:formula="of:=ROW()" office:value-type="float" office:value="885" calcext:value-type="float">
            <text:p>885</text:p>
          </table:table-cell>
          <table:table-cell/>
          <table:table-cell table:formula="of:=&quot;array('nom' =&gt; '&quot;&amp;[.E885]&amp;&quot;' , 'prenom' =&gt; '&quot;&amp;[.F885]&amp;&quot;' , 'age' =&gt; &quot;&amp;[.G885]&amp;&quot; , 'id_formulaire' =&gt; 1 ),&quot;" office:value-type="string" office:string-value="array('nom' =&gt; 'nom885' , 'prenom' =&gt; 'prenom885' , 'age' =&gt; 885 , 'id_formulaire' =&gt; 1 )," calcext:value-type="string">
            <text:p>array('nom' =&gt; 'nom885' , 'prenom' =&gt; 'prenom885' , 'age' =&gt; 8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6" calcext:value-type="string">
            <text:p>nom886</text:p>
          </table:table-cell>
          <table:table-cell table:formula="of:=&quot;prenom&quot;&amp;ROW()" office:value-type="string" office:string-value="prenom886" calcext:value-type="string">
            <text:p>prenom886</text:p>
          </table:table-cell>
          <table:table-cell table:formula="of:=ROW()" office:value-type="float" office:value="886" calcext:value-type="float">
            <text:p>886</text:p>
          </table:table-cell>
          <table:table-cell/>
          <table:table-cell table:formula="of:=&quot;array('nom' =&gt; '&quot;&amp;[.E886]&amp;&quot;' , 'prenom' =&gt; '&quot;&amp;[.F886]&amp;&quot;' , 'age' =&gt; &quot;&amp;[.G886]&amp;&quot; , 'id_formulaire' =&gt; 1 ),&quot;" office:value-type="string" office:string-value="array('nom' =&gt; 'nom886' , 'prenom' =&gt; 'prenom886' , 'age' =&gt; 886 , 'id_formulaire' =&gt; 1 )," calcext:value-type="string">
            <text:p>array('nom' =&gt; 'nom886' , 'prenom' =&gt; 'prenom886' , 'age' =&gt; 8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7" calcext:value-type="string">
            <text:p>nom887</text:p>
          </table:table-cell>
          <table:table-cell table:formula="of:=&quot;prenom&quot;&amp;ROW()" office:value-type="string" office:string-value="prenom887" calcext:value-type="string">
            <text:p>prenom887</text:p>
          </table:table-cell>
          <table:table-cell table:formula="of:=ROW()" office:value-type="float" office:value="887" calcext:value-type="float">
            <text:p>887</text:p>
          </table:table-cell>
          <table:table-cell/>
          <table:table-cell table:formula="of:=&quot;array('nom' =&gt; '&quot;&amp;[.E887]&amp;&quot;' , 'prenom' =&gt; '&quot;&amp;[.F887]&amp;&quot;' , 'age' =&gt; &quot;&amp;[.G887]&amp;&quot; , 'id_formulaire' =&gt; 1 ),&quot;" office:value-type="string" office:string-value="array('nom' =&gt; 'nom887' , 'prenom' =&gt; 'prenom887' , 'age' =&gt; 887 , 'id_formulaire' =&gt; 1 )," calcext:value-type="string">
            <text:p>array('nom' =&gt; 'nom887' , 'prenom' =&gt; 'prenom887' , 'age' =&gt; 8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8" calcext:value-type="string">
            <text:p>nom888</text:p>
          </table:table-cell>
          <table:table-cell table:formula="of:=&quot;prenom&quot;&amp;ROW()" office:value-type="string" office:string-value="prenom888" calcext:value-type="string">
            <text:p>prenom888</text:p>
          </table:table-cell>
          <table:table-cell table:formula="of:=ROW()" office:value-type="float" office:value="888" calcext:value-type="float">
            <text:p>888</text:p>
          </table:table-cell>
          <table:table-cell/>
          <table:table-cell table:formula="of:=&quot;array('nom' =&gt; '&quot;&amp;[.E888]&amp;&quot;' , 'prenom' =&gt; '&quot;&amp;[.F888]&amp;&quot;' , 'age' =&gt; &quot;&amp;[.G888]&amp;&quot; , 'id_formulaire' =&gt; 1 ),&quot;" office:value-type="string" office:string-value="array('nom' =&gt; 'nom888' , 'prenom' =&gt; 'prenom888' , 'age' =&gt; 888 , 'id_formulaire' =&gt; 1 )," calcext:value-type="string">
            <text:p>array('nom' =&gt; 'nom888' , 'prenom' =&gt; 'prenom888' , 'age' =&gt; 8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89" calcext:value-type="string">
            <text:p>nom889</text:p>
          </table:table-cell>
          <table:table-cell table:formula="of:=&quot;prenom&quot;&amp;ROW()" office:value-type="string" office:string-value="prenom889" calcext:value-type="string">
            <text:p>prenom889</text:p>
          </table:table-cell>
          <table:table-cell table:formula="of:=ROW()" office:value-type="float" office:value="889" calcext:value-type="float">
            <text:p>889</text:p>
          </table:table-cell>
          <table:table-cell/>
          <table:table-cell table:formula="of:=&quot;array('nom' =&gt; '&quot;&amp;[.E889]&amp;&quot;' , 'prenom' =&gt; '&quot;&amp;[.F889]&amp;&quot;' , 'age' =&gt; &quot;&amp;[.G889]&amp;&quot; , 'id_formulaire' =&gt; 1 ),&quot;" office:value-type="string" office:string-value="array('nom' =&gt; 'nom889' , 'prenom' =&gt; 'prenom889' , 'age' =&gt; 889 , 'id_formulaire' =&gt; 1 )," calcext:value-type="string">
            <text:p>array('nom' =&gt; 'nom889' , 'prenom' =&gt; 'prenom889' , 'age' =&gt; 8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0" calcext:value-type="string">
            <text:p>nom890</text:p>
          </table:table-cell>
          <table:table-cell table:formula="of:=&quot;prenom&quot;&amp;ROW()" office:value-type="string" office:string-value="prenom890" calcext:value-type="string">
            <text:p>prenom890</text:p>
          </table:table-cell>
          <table:table-cell table:formula="of:=ROW()" office:value-type="float" office:value="890" calcext:value-type="float">
            <text:p>890</text:p>
          </table:table-cell>
          <table:table-cell/>
          <table:table-cell table:formula="of:=&quot;array('nom' =&gt; '&quot;&amp;[.E890]&amp;&quot;' , 'prenom' =&gt; '&quot;&amp;[.F890]&amp;&quot;' , 'age' =&gt; &quot;&amp;[.G890]&amp;&quot; , 'id_formulaire' =&gt; 1 ),&quot;" office:value-type="string" office:string-value="array('nom' =&gt; 'nom890' , 'prenom' =&gt; 'prenom890' , 'age' =&gt; 890 , 'id_formulaire' =&gt; 1 )," calcext:value-type="string">
            <text:p>array('nom' =&gt; 'nom890' , 'prenom' =&gt; 'prenom890' , 'age' =&gt; 8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1" calcext:value-type="string">
            <text:p>nom891</text:p>
          </table:table-cell>
          <table:table-cell table:formula="of:=&quot;prenom&quot;&amp;ROW()" office:value-type="string" office:string-value="prenom891" calcext:value-type="string">
            <text:p>prenom891</text:p>
          </table:table-cell>
          <table:table-cell table:formula="of:=ROW()" office:value-type="float" office:value="891" calcext:value-type="float">
            <text:p>891</text:p>
          </table:table-cell>
          <table:table-cell/>
          <table:table-cell table:formula="of:=&quot;array('nom' =&gt; '&quot;&amp;[.E891]&amp;&quot;' , 'prenom' =&gt; '&quot;&amp;[.F891]&amp;&quot;' , 'age' =&gt; &quot;&amp;[.G891]&amp;&quot; , 'id_formulaire' =&gt; 1 ),&quot;" office:value-type="string" office:string-value="array('nom' =&gt; 'nom891' , 'prenom' =&gt; 'prenom891' , 'age' =&gt; 891 , 'id_formulaire' =&gt; 1 )," calcext:value-type="string">
            <text:p>array('nom' =&gt; 'nom891' , 'prenom' =&gt; 'prenom891' , 'age' =&gt; 8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2" calcext:value-type="string">
            <text:p>nom892</text:p>
          </table:table-cell>
          <table:table-cell table:formula="of:=&quot;prenom&quot;&amp;ROW()" office:value-type="string" office:string-value="prenom892" calcext:value-type="string">
            <text:p>prenom892</text:p>
          </table:table-cell>
          <table:table-cell table:formula="of:=ROW()" office:value-type="float" office:value="892" calcext:value-type="float">
            <text:p>892</text:p>
          </table:table-cell>
          <table:table-cell/>
          <table:table-cell table:formula="of:=&quot;array('nom' =&gt; '&quot;&amp;[.E892]&amp;&quot;' , 'prenom' =&gt; '&quot;&amp;[.F892]&amp;&quot;' , 'age' =&gt; &quot;&amp;[.G892]&amp;&quot; , 'id_formulaire' =&gt; 1 ),&quot;" office:value-type="string" office:string-value="array('nom' =&gt; 'nom892' , 'prenom' =&gt; 'prenom892' , 'age' =&gt; 892 , 'id_formulaire' =&gt; 1 )," calcext:value-type="string">
            <text:p>array('nom' =&gt; 'nom892' , 'prenom' =&gt; 'prenom892' , 'age' =&gt; 8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3" calcext:value-type="string">
            <text:p>nom893</text:p>
          </table:table-cell>
          <table:table-cell table:formula="of:=&quot;prenom&quot;&amp;ROW()" office:value-type="string" office:string-value="prenom893" calcext:value-type="string">
            <text:p>prenom893</text:p>
          </table:table-cell>
          <table:table-cell table:formula="of:=ROW()" office:value-type="float" office:value="893" calcext:value-type="float">
            <text:p>893</text:p>
          </table:table-cell>
          <table:table-cell/>
          <table:table-cell table:formula="of:=&quot;array('nom' =&gt; '&quot;&amp;[.E893]&amp;&quot;' , 'prenom' =&gt; '&quot;&amp;[.F893]&amp;&quot;' , 'age' =&gt; &quot;&amp;[.G893]&amp;&quot; , 'id_formulaire' =&gt; 1 ),&quot;" office:value-type="string" office:string-value="array('nom' =&gt; 'nom893' , 'prenom' =&gt; 'prenom893' , 'age' =&gt; 893 , 'id_formulaire' =&gt; 1 )," calcext:value-type="string">
            <text:p>array('nom' =&gt; 'nom893' , 'prenom' =&gt; 'prenom893' , 'age' =&gt; 8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4" calcext:value-type="string">
            <text:p>nom894</text:p>
          </table:table-cell>
          <table:table-cell table:formula="of:=&quot;prenom&quot;&amp;ROW()" office:value-type="string" office:string-value="prenom894" calcext:value-type="string">
            <text:p>prenom894</text:p>
          </table:table-cell>
          <table:table-cell table:formula="of:=ROW()" office:value-type="float" office:value="894" calcext:value-type="float">
            <text:p>894</text:p>
          </table:table-cell>
          <table:table-cell/>
          <table:table-cell table:formula="of:=&quot;array('nom' =&gt; '&quot;&amp;[.E894]&amp;&quot;' , 'prenom' =&gt; '&quot;&amp;[.F894]&amp;&quot;' , 'age' =&gt; &quot;&amp;[.G894]&amp;&quot; , 'id_formulaire' =&gt; 1 ),&quot;" office:value-type="string" office:string-value="array('nom' =&gt; 'nom894' , 'prenom' =&gt; 'prenom894' , 'age' =&gt; 894 , 'id_formulaire' =&gt; 1 )," calcext:value-type="string">
            <text:p>array('nom' =&gt; 'nom894' , 'prenom' =&gt; 'prenom894' , 'age' =&gt; 8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5" calcext:value-type="string">
            <text:p>nom895</text:p>
          </table:table-cell>
          <table:table-cell table:formula="of:=&quot;prenom&quot;&amp;ROW()" office:value-type="string" office:string-value="prenom895" calcext:value-type="string">
            <text:p>prenom895</text:p>
          </table:table-cell>
          <table:table-cell table:formula="of:=ROW()" office:value-type="float" office:value="895" calcext:value-type="float">
            <text:p>895</text:p>
          </table:table-cell>
          <table:table-cell/>
          <table:table-cell table:formula="of:=&quot;array('nom' =&gt; '&quot;&amp;[.E895]&amp;&quot;' , 'prenom' =&gt; '&quot;&amp;[.F895]&amp;&quot;' , 'age' =&gt; &quot;&amp;[.G895]&amp;&quot; , 'id_formulaire' =&gt; 1 ),&quot;" office:value-type="string" office:string-value="array('nom' =&gt; 'nom895' , 'prenom' =&gt; 'prenom895' , 'age' =&gt; 895 , 'id_formulaire' =&gt; 1 )," calcext:value-type="string">
            <text:p>array('nom' =&gt; 'nom895' , 'prenom' =&gt; 'prenom895' , 'age' =&gt; 8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6" calcext:value-type="string">
            <text:p>nom896</text:p>
          </table:table-cell>
          <table:table-cell table:formula="of:=&quot;prenom&quot;&amp;ROW()" office:value-type="string" office:string-value="prenom896" calcext:value-type="string">
            <text:p>prenom896</text:p>
          </table:table-cell>
          <table:table-cell table:formula="of:=ROW()" office:value-type="float" office:value="896" calcext:value-type="float">
            <text:p>896</text:p>
          </table:table-cell>
          <table:table-cell/>
          <table:table-cell table:formula="of:=&quot;array('nom' =&gt; '&quot;&amp;[.E896]&amp;&quot;' , 'prenom' =&gt; '&quot;&amp;[.F896]&amp;&quot;' , 'age' =&gt; &quot;&amp;[.G896]&amp;&quot; , 'id_formulaire' =&gt; 1 ),&quot;" office:value-type="string" office:string-value="array('nom' =&gt; 'nom896' , 'prenom' =&gt; 'prenom896' , 'age' =&gt; 896 , 'id_formulaire' =&gt; 1 )," calcext:value-type="string">
            <text:p>array('nom' =&gt; 'nom896' , 'prenom' =&gt; 'prenom896' , 'age' =&gt; 8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7" calcext:value-type="string">
            <text:p>nom897</text:p>
          </table:table-cell>
          <table:table-cell table:formula="of:=&quot;prenom&quot;&amp;ROW()" office:value-type="string" office:string-value="prenom897" calcext:value-type="string">
            <text:p>prenom897</text:p>
          </table:table-cell>
          <table:table-cell table:formula="of:=ROW()" office:value-type="float" office:value="897" calcext:value-type="float">
            <text:p>897</text:p>
          </table:table-cell>
          <table:table-cell/>
          <table:table-cell table:formula="of:=&quot;array('nom' =&gt; '&quot;&amp;[.E897]&amp;&quot;' , 'prenom' =&gt; '&quot;&amp;[.F897]&amp;&quot;' , 'age' =&gt; &quot;&amp;[.G897]&amp;&quot; , 'id_formulaire' =&gt; 1 ),&quot;" office:value-type="string" office:string-value="array('nom' =&gt; 'nom897' , 'prenom' =&gt; 'prenom897' , 'age' =&gt; 897 , 'id_formulaire' =&gt; 1 )," calcext:value-type="string">
            <text:p>array('nom' =&gt; 'nom897' , 'prenom' =&gt; 'prenom897' , 'age' =&gt; 8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8" calcext:value-type="string">
            <text:p>nom898</text:p>
          </table:table-cell>
          <table:table-cell table:formula="of:=&quot;prenom&quot;&amp;ROW()" office:value-type="string" office:string-value="prenom898" calcext:value-type="string">
            <text:p>prenom898</text:p>
          </table:table-cell>
          <table:table-cell table:formula="of:=ROW()" office:value-type="float" office:value="898" calcext:value-type="float">
            <text:p>898</text:p>
          </table:table-cell>
          <table:table-cell/>
          <table:table-cell table:formula="of:=&quot;array('nom' =&gt; '&quot;&amp;[.E898]&amp;&quot;' , 'prenom' =&gt; '&quot;&amp;[.F898]&amp;&quot;' , 'age' =&gt; &quot;&amp;[.G898]&amp;&quot; , 'id_formulaire' =&gt; 1 ),&quot;" office:value-type="string" office:string-value="array('nom' =&gt; 'nom898' , 'prenom' =&gt; 'prenom898' , 'age' =&gt; 898 , 'id_formulaire' =&gt; 1 )," calcext:value-type="string">
            <text:p>array('nom' =&gt; 'nom898' , 'prenom' =&gt; 'prenom898' , 'age' =&gt; 8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899" calcext:value-type="string">
            <text:p>nom899</text:p>
          </table:table-cell>
          <table:table-cell table:formula="of:=&quot;prenom&quot;&amp;ROW()" office:value-type="string" office:string-value="prenom899" calcext:value-type="string">
            <text:p>prenom899</text:p>
          </table:table-cell>
          <table:table-cell table:formula="of:=ROW()" office:value-type="float" office:value="899" calcext:value-type="float">
            <text:p>899</text:p>
          </table:table-cell>
          <table:table-cell/>
          <table:table-cell table:formula="of:=&quot;array('nom' =&gt; '&quot;&amp;[.E899]&amp;&quot;' , 'prenom' =&gt; '&quot;&amp;[.F899]&amp;&quot;' , 'age' =&gt; &quot;&amp;[.G899]&amp;&quot; , 'id_formulaire' =&gt; 1 ),&quot;" office:value-type="string" office:string-value="array('nom' =&gt; 'nom899' , 'prenom' =&gt; 'prenom899' , 'age' =&gt; 899 , 'id_formulaire' =&gt; 1 )," calcext:value-type="string">
            <text:p>array('nom' =&gt; 'nom899' , 'prenom' =&gt; 'prenom899' , 'age' =&gt; 8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0" calcext:value-type="string">
            <text:p>nom900</text:p>
          </table:table-cell>
          <table:table-cell table:formula="of:=&quot;prenom&quot;&amp;ROW()" office:value-type="string" office:string-value="prenom900" calcext:value-type="string">
            <text:p>prenom900</text:p>
          </table:table-cell>
          <table:table-cell table:formula="of:=ROW()" office:value-type="float" office:value="900" calcext:value-type="float">
            <text:p>900</text:p>
          </table:table-cell>
          <table:table-cell/>
          <table:table-cell table:formula="of:=&quot;array('nom' =&gt; '&quot;&amp;[.E900]&amp;&quot;' , 'prenom' =&gt; '&quot;&amp;[.F900]&amp;&quot;' , 'age' =&gt; &quot;&amp;[.G900]&amp;&quot; , 'id_formulaire' =&gt; 1 ),&quot;" office:value-type="string" office:string-value="array('nom' =&gt; 'nom900' , 'prenom' =&gt; 'prenom900' , 'age' =&gt; 900 , 'id_formulaire' =&gt; 1 )," calcext:value-type="string">
            <text:p>array('nom' =&gt; 'nom900' , 'prenom' =&gt; 'prenom900' , 'age' =&gt; 90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1" calcext:value-type="string">
            <text:p>nom901</text:p>
          </table:table-cell>
          <table:table-cell table:formula="of:=&quot;prenom&quot;&amp;ROW()" office:value-type="string" office:string-value="prenom901" calcext:value-type="string">
            <text:p>prenom901</text:p>
          </table:table-cell>
          <table:table-cell table:formula="of:=ROW()" office:value-type="float" office:value="901" calcext:value-type="float">
            <text:p>901</text:p>
          </table:table-cell>
          <table:table-cell/>
          <table:table-cell table:formula="of:=&quot;array('nom' =&gt; '&quot;&amp;[.E901]&amp;&quot;' , 'prenom' =&gt; '&quot;&amp;[.F901]&amp;&quot;' , 'age' =&gt; &quot;&amp;[.G901]&amp;&quot; , 'id_formulaire' =&gt; 1 ),&quot;" office:value-type="string" office:string-value="array('nom' =&gt; 'nom901' , 'prenom' =&gt; 'prenom901' , 'age' =&gt; 901 , 'id_formulaire' =&gt; 1 )," calcext:value-type="string">
            <text:p>array('nom' =&gt; 'nom901' , 'prenom' =&gt; 'prenom901' , 'age' =&gt; 90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2" calcext:value-type="string">
            <text:p>nom902</text:p>
          </table:table-cell>
          <table:table-cell table:formula="of:=&quot;prenom&quot;&amp;ROW()" office:value-type="string" office:string-value="prenom902" calcext:value-type="string">
            <text:p>prenom902</text:p>
          </table:table-cell>
          <table:table-cell table:formula="of:=ROW()" office:value-type="float" office:value="902" calcext:value-type="float">
            <text:p>902</text:p>
          </table:table-cell>
          <table:table-cell/>
          <table:table-cell table:formula="of:=&quot;array('nom' =&gt; '&quot;&amp;[.E902]&amp;&quot;' , 'prenom' =&gt; '&quot;&amp;[.F902]&amp;&quot;' , 'age' =&gt; &quot;&amp;[.G902]&amp;&quot; , 'id_formulaire' =&gt; 1 ),&quot;" office:value-type="string" office:string-value="array('nom' =&gt; 'nom902' , 'prenom' =&gt; 'prenom902' , 'age' =&gt; 902 , 'id_formulaire' =&gt; 1 )," calcext:value-type="string">
            <text:p>array('nom' =&gt; 'nom902' , 'prenom' =&gt; 'prenom902' , 'age' =&gt; 90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3" calcext:value-type="string">
            <text:p>nom903</text:p>
          </table:table-cell>
          <table:table-cell table:formula="of:=&quot;prenom&quot;&amp;ROW()" office:value-type="string" office:string-value="prenom903" calcext:value-type="string">
            <text:p>prenom903</text:p>
          </table:table-cell>
          <table:table-cell table:formula="of:=ROW()" office:value-type="float" office:value="903" calcext:value-type="float">
            <text:p>903</text:p>
          </table:table-cell>
          <table:table-cell/>
          <table:table-cell table:formula="of:=&quot;array('nom' =&gt; '&quot;&amp;[.E903]&amp;&quot;' , 'prenom' =&gt; '&quot;&amp;[.F903]&amp;&quot;' , 'age' =&gt; &quot;&amp;[.G903]&amp;&quot; , 'id_formulaire' =&gt; 1 ),&quot;" office:value-type="string" office:string-value="array('nom' =&gt; 'nom903' , 'prenom' =&gt; 'prenom903' , 'age' =&gt; 903 , 'id_formulaire' =&gt; 1 )," calcext:value-type="string">
            <text:p>array('nom' =&gt; 'nom903' , 'prenom' =&gt; 'prenom903' , 'age' =&gt; 90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4" calcext:value-type="string">
            <text:p>nom904</text:p>
          </table:table-cell>
          <table:table-cell table:formula="of:=&quot;prenom&quot;&amp;ROW()" office:value-type="string" office:string-value="prenom904" calcext:value-type="string">
            <text:p>prenom904</text:p>
          </table:table-cell>
          <table:table-cell table:formula="of:=ROW()" office:value-type="float" office:value="904" calcext:value-type="float">
            <text:p>904</text:p>
          </table:table-cell>
          <table:table-cell/>
          <table:table-cell table:formula="of:=&quot;array('nom' =&gt; '&quot;&amp;[.E904]&amp;&quot;' , 'prenom' =&gt; '&quot;&amp;[.F904]&amp;&quot;' , 'age' =&gt; &quot;&amp;[.G904]&amp;&quot; , 'id_formulaire' =&gt; 1 ),&quot;" office:value-type="string" office:string-value="array('nom' =&gt; 'nom904' , 'prenom' =&gt; 'prenom904' , 'age' =&gt; 904 , 'id_formulaire' =&gt; 1 )," calcext:value-type="string">
            <text:p>array('nom' =&gt; 'nom904' , 'prenom' =&gt; 'prenom904' , 'age' =&gt; 90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5" calcext:value-type="string">
            <text:p>nom905</text:p>
          </table:table-cell>
          <table:table-cell table:formula="of:=&quot;prenom&quot;&amp;ROW()" office:value-type="string" office:string-value="prenom905" calcext:value-type="string">
            <text:p>prenom905</text:p>
          </table:table-cell>
          <table:table-cell table:formula="of:=ROW()" office:value-type="float" office:value="905" calcext:value-type="float">
            <text:p>905</text:p>
          </table:table-cell>
          <table:table-cell/>
          <table:table-cell table:formula="of:=&quot;array('nom' =&gt; '&quot;&amp;[.E905]&amp;&quot;' , 'prenom' =&gt; '&quot;&amp;[.F905]&amp;&quot;' , 'age' =&gt; &quot;&amp;[.G905]&amp;&quot; , 'id_formulaire' =&gt; 1 ),&quot;" office:value-type="string" office:string-value="array('nom' =&gt; 'nom905' , 'prenom' =&gt; 'prenom905' , 'age' =&gt; 905 , 'id_formulaire' =&gt; 1 )," calcext:value-type="string">
            <text:p>array('nom' =&gt; 'nom905' , 'prenom' =&gt; 'prenom905' , 'age' =&gt; 90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6" calcext:value-type="string">
            <text:p>nom906</text:p>
          </table:table-cell>
          <table:table-cell table:formula="of:=&quot;prenom&quot;&amp;ROW()" office:value-type="string" office:string-value="prenom906" calcext:value-type="string">
            <text:p>prenom906</text:p>
          </table:table-cell>
          <table:table-cell table:formula="of:=ROW()" office:value-type="float" office:value="906" calcext:value-type="float">
            <text:p>906</text:p>
          </table:table-cell>
          <table:table-cell/>
          <table:table-cell table:formula="of:=&quot;array('nom' =&gt; '&quot;&amp;[.E906]&amp;&quot;' , 'prenom' =&gt; '&quot;&amp;[.F906]&amp;&quot;' , 'age' =&gt; &quot;&amp;[.G906]&amp;&quot; , 'id_formulaire' =&gt; 1 ),&quot;" office:value-type="string" office:string-value="array('nom' =&gt; 'nom906' , 'prenom' =&gt; 'prenom906' , 'age' =&gt; 906 , 'id_formulaire' =&gt; 1 )," calcext:value-type="string">
            <text:p>array('nom' =&gt; 'nom906' , 'prenom' =&gt; 'prenom906' , 'age' =&gt; 90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7" calcext:value-type="string">
            <text:p>nom907</text:p>
          </table:table-cell>
          <table:table-cell table:formula="of:=&quot;prenom&quot;&amp;ROW()" office:value-type="string" office:string-value="prenom907" calcext:value-type="string">
            <text:p>prenom907</text:p>
          </table:table-cell>
          <table:table-cell table:formula="of:=ROW()" office:value-type="float" office:value="907" calcext:value-type="float">
            <text:p>907</text:p>
          </table:table-cell>
          <table:table-cell/>
          <table:table-cell table:formula="of:=&quot;array('nom' =&gt; '&quot;&amp;[.E907]&amp;&quot;' , 'prenom' =&gt; '&quot;&amp;[.F907]&amp;&quot;' , 'age' =&gt; &quot;&amp;[.G907]&amp;&quot; , 'id_formulaire' =&gt; 1 ),&quot;" office:value-type="string" office:string-value="array('nom' =&gt; 'nom907' , 'prenom' =&gt; 'prenom907' , 'age' =&gt; 907 , 'id_formulaire' =&gt; 1 )," calcext:value-type="string">
            <text:p>array('nom' =&gt; 'nom907' , 'prenom' =&gt; 'prenom907' , 'age' =&gt; 90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8" calcext:value-type="string">
            <text:p>nom908</text:p>
          </table:table-cell>
          <table:table-cell table:formula="of:=&quot;prenom&quot;&amp;ROW()" office:value-type="string" office:string-value="prenom908" calcext:value-type="string">
            <text:p>prenom908</text:p>
          </table:table-cell>
          <table:table-cell table:formula="of:=ROW()" office:value-type="float" office:value="908" calcext:value-type="float">
            <text:p>908</text:p>
          </table:table-cell>
          <table:table-cell/>
          <table:table-cell table:formula="of:=&quot;array('nom' =&gt; '&quot;&amp;[.E908]&amp;&quot;' , 'prenom' =&gt; '&quot;&amp;[.F908]&amp;&quot;' , 'age' =&gt; &quot;&amp;[.G908]&amp;&quot; , 'id_formulaire' =&gt; 1 ),&quot;" office:value-type="string" office:string-value="array('nom' =&gt; 'nom908' , 'prenom' =&gt; 'prenom908' , 'age' =&gt; 908 , 'id_formulaire' =&gt; 1 )," calcext:value-type="string">
            <text:p>array('nom' =&gt; 'nom908' , 'prenom' =&gt; 'prenom908' , 'age' =&gt; 90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09" calcext:value-type="string">
            <text:p>nom909</text:p>
          </table:table-cell>
          <table:table-cell table:formula="of:=&quot;prenom&quot;&amp;ROW()" office:value-type="string" office:string-value="prenom909" calcext:value-type="string">
            <text:p>prenom909</text:p>
          </table:table-cell>
          <table:table-cell table:formula="of:=ROW()" office:value-type="float" office:value="909" calcext:value-type="float">
            <text:p>909</text:p>
          </table:table-cell>
          <table:table-cell/>
          <table:table-cell table:formula="of:=&quot;array('nom' =&gt; '&quot;&amp;[.E909]&amp;&quot;' , 'prenom' =&gt; '&quot;&amp;[.F909]&amp;&quot;' , 'age' =&gt; &quot;&amp;[.G909]&amp;&quot; , 'id_formulaire' =&gt; 1 ),&quot;" office:value-type="string" office:string-value="array('nom' =&gt; 'nom909' , 'prenom' =&gt; 'prenom909' , 'age' =&gt; 909 , 'id_formulaire' =&gt; 1 )," calcext:value-type="string">
            <text:p>array('nom' =&gt; 'nom909' , 'prenom' =&gt; 'prenom909' , 'age' =&gt; 90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0" calcext:value-type="string">
            <text:p>nom910</text:p>
          </table:table-cell>
          <table:table-cell table:formula="of:=&quot;prenom&quot;&amp;ROW()" office:value-type="string" office:string-value="prenom910" calcext:value-type="string">
            <text:p>prenom910</text:p>
          </table:table-cell>
          <table:table-cell table:formula="of:=ROW()" office:value-type="float" office:value="910" calcext:value-type="float">
            <text:p>910</text:p>
          </table:table-cell>
          <table:table-cell/>
          <table:table-cell table:formula="of:=&quot;array('nom' =&gt; '&quot;&amp;[.E910]&amp;&quot;' , 'prenom' =&gt; '&quot;&amp;[.F910]&amp;&quot;' , 'age' =&gt; &quot;&amp;[.G910]&amp;&quot; , 'id_formulaire' =&gt; 1 ),&quot;" office:value-type="string" office:string-value="array('nom' =&gt; 'nom910' , 'prenom' =&gt; 'prenom910' , 'age' =&gt; 910 , 'id_formulaire' =&gt; 1 )," calcext:value-type="string">
            <text:p>array('nom' =&gt; 'nom910' , 'prenom' =&gt; 'prenom910' , 'age' =&gt; 91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1" calcext:value-type="string">
            <text:p>nom911</text:p>
          </table:table-cell>
          <table:table-cell table:formula="of:=&quot;prenom&quot;&amp;ROW()" office:value-type="string" office:string-value="prenom911" calcext:value-type="string">
            <text:p>prenom911</text:p>
          </table:table-cell>
          <table:table-cell table:formula="of:=ROW()" office:value-type="float" office:value="911" calcext:value-type="float">
            <text:p>911</text:p>
          </table:table-cell>
          <table:table-cell/>
          <table:table-cell table:formula="of:=&quot;array('nom' =&gt; '&quot;&amp;[.E911]&amp;&quot;' , 'prenom' =&gt; '&quot;&amp;[.F911]&amp;&quot;' , 'age' =&gt; &quot;&amp;[.G911]&amp;&quot; , 'id_formulaire' =&gt; 1 ),&quot;" office:value-type="string" office:string-value="array('nom' =&gt; 'nom911' , 'prenom' =&gt; 'prenom911' , 'age' =&gt; 911 , 'id_formulaire' =&gt; 1 )," calcext:value-type="string">
            <text:p>array('nom' =&gt; 'nom911' , 'prenom' =&gt; 'prenom911' , 'age' =&gt; 91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2" calcext:value-type="string">
            <text:p>nom912</text:p>
          </table:table-cell>
          <table:table-cell table:formula="of:=&quot;prenom&quot;&amp;ROW()" office:value-type="string" office:string-value="prenom912" calcext:value-type="string">
            <text:p>prenom912</text:p>
          </table:table-cell>
          <table:table-cell table:formula="of:=ROW()" office:value-type="float" office:value="912" calcext:value-type="float">
            <text:p>912</text:p>
          </table:table-cell>
          <table:table-cell/>
          <table:table-cell table:formula="of:=&quot;array('nom' =&gt; '&quot;&amp;[.E912]&amp;&quot;' , 'prenom' =&gt; '&quot;&amp;[.F912]&amp;&quot;' , 'age' =&gt; &quot;&amp;[.G912]&amp;&quot; , 'id_formulaire' =&gt; 1 ),&quot;" office:value-type="string" office:string-value="array('nom' =&gt; 'nom912' , 'prenom' =&gt; 'prenom912' , 'age' =&gt; 912 , 'id_formulaire' =&gt; 1 )," calcext:value-type="string">
            <text:p>array('nom' =&gt; 'nom912' , 'prenom' =&gt; 'prenom912' , 'age' =&gt; 91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3" calcext:value-type="string">
            <text:p>nom913</text:p>
          </table:table-cell>
          <table:table-cell table:formula="of:=&quot;prenom&quot;&amp;ROW()" office:value-type="string" office:string-value="prenom913" calcext:value-type="string">
            <text:p>prenom913</text:p>
          </table:table-cell>
          <table:table-cell table:formula="of:=ROW()" office:value-type="float" office:value="913" calcext:value-type="float">
            <text:p>913</text:p>
          </table:table-cell>
          <table:table-cell/>
          <table:table-cell table:formula="of:=&quot;array('nom' =&gt; '&quot;&amp;[.E913]&amp;&quot;' , 'prenom' =&gt; '&quot;&amp;[.F913]&amp;&quot;' , 'age' =&gt; &quot;&amp;[.G913]&amp;&quot; , 'id_formulaire' =&gt; 1 ),&quot;" office:value-type="string" office:string-value="array('nom' =&gt; 'nom913' , 'prenom' =&gt; 'prenom913' , 'age' =&gt; 913 , 'id_formulaire' =&gt; 1 )," calcext:value-type="string">
            <text:p>array('nom' =&gt; 'nom913' , 'prenom' =&gt; 'prenom913' , 'age' =&gt; 91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4" calcext:value-type="string">
            <text:p>nom914</text:p>
          </table:table-cell>
          <table:table-cell table:formula="of:=&quot;prenom&quot;&amp;ROW()" office:value-type="string" office:string-value="prenom914" calcext:value-type="string">
            <text:p>prenom914</text:p>
          </table:table-cell>
          <table:table-cell table:formula="of:=ROW()" office:value-type="float" office:value="914" calcext:value-type="float">
            <text:p>914</text:p>
          </table:table-cell>
          <table:table-cell/>
          <table:table-cell table:formula="of:=&quot;array('nom' =&gt; '&quot;&amp;[.E914]&amp;&quot;' , 'prenom' =&gt; '&quot;&amp;[.F914]&amp;&quot;' , 'age' =&gt; &quot;&amp;[.G914]&amp;&quot; , 'id_formulaire' =&gt; 1 ),&quot;" office:value-type="string" office:string-value="array('nom' =&gt; 'nom914' , 'prenom' =&gt; 'prenom914' , 'age' =&gt; 914 , 'id_formulaire' =&gt; 1 )," calcext:value-type="string">
            <text:p>array('nom' =&gt; 'nom914' , 'prenom' =&gt; 'prenom914' , 'age' =&gt; 91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5" calcext:value-type="string">
            <text:p>nom915</text:p>
          </table:table-cell>
          <table:table-cell table:formula="of:=&quot;prenom&quot;&amp;ROW()" office:value-type="string" office:string-value="prenom915" calcext:value-type="string">
            <text:p>prenom915</text:p>
          </table:table-cell>
          <table:table-cell table:formula="of:=ROW()" office:value-type="float" office:value="915" calcext:value-type="float">
            <text:p>915</text:p>
          </table:table-cell>
          <table:table-cell/>
          <table:table-cell table:formula="of:=&quot;array('nom' =&gt; '&quot;&amp;[.E915]&amp;&quot;' , 'prenom' =&gt; '&quot;&amp;[.F915]&amp;&quot;' , 'age' =&gt; &quot;&amp;[.G915]&amp;&quot; , 'id_formulaire' =&gt; 1 ),&quot;" office:value-type="string" office:string-value="array('nom' =&gt; 'nom915' , 'prenom' =&gt; 'prenom915' , 'age' =&gt; 915 , 'id_formulaire' =&gt; 1 )," calcext:value-type="string">
            <text:p>array('nom' =&gt; 'nom915' , 'prenom' =&gt; 'prenom915' , 'age' =&gt; 91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6" calcext:value-type="string">
            <text:p>nom916</text:p>
          </table:table-cell>
          <table:table-cell table:formula="of:=&quot;prenom&quot;&amp;ROW()" office:value-type="string" office:string-value="prenom916" calcext:value-type="string">
            <text:p>prenom916</text:p>
          </table:table-cell>
          <table:table-cell table:formula="of:=ROW()" office:value-type="float" office:value="916" calcext:value-type="float">
            <text:p>916</text:p>
          </table:table-cell>
          <table:table-cell/>
          <table:table-cell table:formula="of:=&quot;array('nom' =&gt; '&quot;&amp;[.E916]&amp;&quot;' , 'prenom' =&gt; '&quot;&amp;[.F916]&amp;&quot;' , 'age' =&gt; &quot;&amp;[.G916]&amp;&quot; , 'id_formulaire' =&gt; 1 ),&quot;" office:value-type="string" office:string-value="array('nom' =&gt; 'nom916' , 'prenom' =&gt; 'prenom916' , 'age' =&gt; 916 , 'id_formulaire' =&gt; 1 )," calcext:value-type="string">
            <text:p>array('nom' =&gt; 'nom916' , 'prenom' =&gt; 'prenom916' , 'age' =&gt; 91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7" calcext:value-type="string">
            <text:p>nom917</text:p>
          </table:table-cell>
          <table:table-cell table:formula="of:=&quot;prenom&quot;&amp;ROW()" office:value-type="string" office:string-value="prenom917" calcext:value-type="string">
            <text:p>prenom917</text:p>
          </table:table-cell>
          <table:table-cell table:formula="of:=ROW()" office:value-type="float" office:value="917" calcext:value-type="float">
            <text:p>917</text:p>
          </table:table-cell>
          <table:table-cell/>
          <table:table-cell table:formula="of:=&quot;array('nom' =&gt; '&quot;&amp;[.E917]&amp;&quot;' , 'prenom' =&gt; '&quot;&amp;[.F917]&amp;&quot;' , 'age' =&gt; &quot;&amp;[.G917]&amp;&quot; , 'id_formulaire' =&gt; 1 ),&quot;" office:value-type="string" office:string-value="array('nom' =&gt; 'nom917' , 'prenom' =&gt; 'prenom917' , 'age' =&gt; 917 , 'id_formulaire' =&gt; 1 )," calcext:value-type="string">
            <text:p>array('nom' =&gt; 'nom917' , 'prenom' =&gt; 'prenom917' , 'age' =&gt; 91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8" calcext:value-type="string">
            <text:p>nom918</text:p>
          </table:table-cell>
          <table:table-cell table:formula="of:=&quot;prenom&quot;&amp;ROW()" office:value-type="string" office:string-value="prenom918" calcext:value-type="string">
            <text:p>prenom918</text:p>
          </table:table-cell>
          <table:table-cell table:formula="of:=ROW()" office:value-type="float" office:value="918" calcext:value-type="float">
            <text:p>918</text:p>
          </table:table-cell>
          <table:table-cell/>
          <table:table-cell table:formula="of:=&quot;array('nom' =&gt; '&quot;&amp;[.E918]&amp;&quot;' , 'prenom' =&gt; '&quot;&amp;[.F918]&amp;&quot;' , 'age' =&gt; &quot;&amp;[.G918]&amp;&quot; , 'id_formulaire' =&gt; 1 ),&quot;" office:value-type="string" office:string-value="array('nom' =&gt; 'nom918' , 'prenom' =&gt; 'prenom918' , 'age' =&gt; 918 , 'id_formulaire' =&gt; 1 )," calcext:value-type="string">
            <text:p>array('nom' =&gt; 'nom918' , 'prenom' =&gt; 'prenom918' , 'age' =&gt; 91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19" calcext:value-type="string">
            <text:p>nom919</text:p>
          </table:table-cell>
          <table:table-cell table:formula="of:=&quot;prenom&quot;&amp;ROW()" office:value-type="string" office:string-value="prenom919" calcext:value-type="string">
            <text:p>prenom919</text:p>
          </table:table-cell>
          <table:table-cell table:formula="of:=ROW()" office:value-type="float" office:value="919" calcext:value-type="float">
            <text:p>919</text:p>
          </table:table-cell>
          <table:table-cell/>
          <table:table-cell table:formula="of:=&quot;array('nom' =&gt; '&quot;&amp;[.E919]&amp;&quot;' , 'prenom' =&gt; '&quot;&amp;[.F919]&amp;&quot;' , 'age' =&gt; &quot;&amp;[.G919]&amp;&quot; , 'id_formulaire' =&gt; 1 ),&quot;" office:value-type="string" office:string-value="array('nom' =&gt; 'nom919' , 'prenom' =&gt; 'prenom919' , 'age' =&gt; 919 , 'id_formulaire' =&gt; 1 )," calcext:value-type="string">
            <text:p>array('nom' =&gt; 'nom919' , 'prenom' =&gt; 'prenom919' , 'age' =&gt; 91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0" calcext:value-type="string">
            <text:p>nom920</text:p>
          </table:table-cell>
          <table:table-cell table:formula="of:=&quot;prenom&quot;&amp;ROW()" office:value-type="string" office:string-value="prenom920" calcext:value-type="string">
            <text:p>prenom920</text:p>
          </table:table-cell>
          <table:table-cell table:formula="of:=ROW()" office:value-type="float" office:value="920" calcext:value-type="float">
            <text:p>920</text:p>
          </table:table-cell>
          <table:table-cell/>
          <table:table-cell table:formula="of:=&quot;array('nom' =&gt; '&quot;&amp;[.E920]&amp;&quot;' , 'prenom' =&gt; '&quot;&amp;[.F920]&amp;&quot;' , 'age' =&gt; &quot;&amp;[.G920]&amp;&quot; , 'id_formulaire' =&gt; 1 ),&quot;" office:value-type="string" office:string-value="array('nom' =&gt; 'nom920' , 'prenom' =&gt; 'prenom920' , 'age' =&gt; 920 , 'id_formulaire' =&gt; 1 )," calcext:value-type="string">
            <text:p>array('nom' =&gt; 'nom920' , 'prenom' =&gt; 'prenom920' , 'age' =&gt; 92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1" calcext:value-type="string">
            <text:p>nom921</text:p>
          </table:table-cell>
          <table:table-cell table:formula="of:=&quot;prenom&quot;&amp;ROW()" office:value-type="string" office:string-value="prenom921" calcext:value-type="string">
            <text:p>prenom921</text:p>
          </table:table-cell>
          <table:table-cell table:formula="of:=ROW()" office:value-type="float" office:value="921" calcext:value-type="float">
            <text:p>921</text:p>
          </table:table-cell>
          <table:table-cell/>
          <table:table-cell table:formula="of:=&quot;array('nom' =&gt; '&quot;&amp;[.E921]&amp;&quot;' , 'prenom' =&gt; '&quot;&amp;[.F921]&amp;&quot;' , 'age' =&gt; &quot;&amp;[.G921]&amp;&quot; , 'id_formulaire' =&gt; 1 ),&quot;" office:value-type="string" office:string-value="array('nom' =&gt; 'nom921' , 'prenom' =&gt; 'prenom921' , 'age' =&gt; 921 , 'id_formulaire' =&gt; 1 )," calcext:value-type="string">
            <text:p>array('nom' =&gt; 'nom921' , 'prenom' =&gt; 'prenom921' , 'age' =&gt; 92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2" calcext:value-type="string">
            <text:p>nom922</text:p>
          </table:table-cell>
          <table:table-cell table:formula="of:=&quot;prenom&quot;&amp;ROW()" office:value-type="string" office:string-value="prenom922" calcext:value-type="string">
            <text:p>prenom922</text:p>
          </table:table-cell>
          <table:table-cell table:formula="of:=ROW()" office:value-type="float" office:value="922" calcext:value-type="float">
            <text:p>922</text:p>
          </table:table-cell>
          <table:table-cell/>
          <table:table-cell table:formula="of:=&quot;array('nom' =&gt; '&quot;&amp;[.E922]&amp;&quot;' , 'prenom' =&gt; '&quot;&amp;[.F922]&amp;&quot;' , 'age' =&gt; &quot;&amp;[.G922]&amp;&quot; , 'id_formulaire' =&gt; 1 ),&quot;" office:value-type="string" office:string-value="array('nom' =&gt; 'nom922' , 'prenom' =&gt; 'prenom922' , 'age' =&gt; 922 , 'id_formulaire' =&gt; 1 )," calcext:value-type="string">
            <text:p>array('nom' =&gt; 'nom922' , 'prenom' =&gt; 'prenom922' , 'age' =&gt; 92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3" calcext:value-type="string">
            <text:p>nom923</text:p>
          </table:table-cell>
          <table:table-cell table:formula="of:=&quot;prenom&quot;&amp;ROW()" office:value-type="string" office:string-value="prenom923" calcext:value-type="string">
            <text:p>prenom923</text:p>
          </table:table-cell>
          <table:table-cell table:formula="of:=ROW()" office:value-type="float" office:value="923" calcext:value-type="float">
            <text:p>923</text:p>
          </table:table-cell>
          <table:table-cell/>
          <table:table-cell table:formula="of:=&quot;array('nom' =&gt; '&quot;&amp;[.E923]&amp;&quot;' , 'prenom' =&gt; '&quot;&amp;[.F923]&amp;&quot;' , 'age' =&gt; &quot;&amp;[.G923]&amp;&quot; , 'id_formulaire' =&gt; 1 ),&quot;" office:value-type="string" office:string-value="array('nom' =&gt; 'nom923' , 'prenom' =&gt; 'prenom923' , 'age' =&gt; 923 , 'id_formulaire' =&gt; 1 )," calcext:value-type="string">
            <text:p>array('nom' =&gt; 'nom923' , 'prenom' =&gt; 'prenom923' , 'age' =&gt; 92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4" calcext:value-type="string">
            <text:p>nom924</text:p>
          </table:table-cell>
          <table:table-cell table:formula="of:=&quot;prenom&quot;&amp;ROW()" office:value-type="string" office:string-value="prenom924" calcext:value-type="string">
            <text:p>prenom924</text:p>
          </table:table-cell>
          <table:table-cell table:formula="of:=ROW()" office:value-type="float" office:value="924" calcext:value-type="float">
            <text:p>924</text:p>
          </table:table-cell>
          <table:table-cell/>
          <table:table-cell table:formula="of:=&quot;array('nom' =&gt; '&quot;&amp;[.E924]&amp;&quot;' , 'prenom' =&gt; '&quot;&amp;[.F924]&amp;&quot;' , 'age' =&gt; &quot;&amp;[.G924]&amp;&quot; , 'id_formulaire' =&gt; 1 ),&quot;" office:value-type="string" office:string-value="array('nom' =&gt; 'nom924' , 'prenom' =&gt; 'prenom924' , 'age' =&gt; 924 , 'id_formulaire' =&gt; 1 )," calcext:value-type="string">
            <text:p>array('nom' =&gt; 'nom924' , 'prenom' =&gt; 'prenom924' , 'age' =&gt; 92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5" calcext:value-type="string">
            <text:p>nom925</text:p>
          </table:table-cell>
          <table:table-cell table:formula="of:=&quot;prenom&quot;&amp;ROW()" office:value-type="string" office:string-value="prenom925" calcext:value-type="string">
            <text:p>prenom925</text:p>
          </table:table-cell>
          <table:table-cell table:formula="of:=ROW()" office:value-type="float" office:value="925" calcext:value-type="float">
            <text:p>925</text:p>
          </table:table-cell>
          <table:table-cell/>
          <table:table-cell table:formula="of:=&quot;array('nom' =&gt; '&quot;&amp;[.E925]&amp;&quot;' , 'prenom' =&gt; '&quot;&amp;[.F925]&amp;&quot;' , 'age' =&gt; &quot;&amp;[.G925]&amp;&quot; , 'id_formulaire' =&gt; 1 ),&quot;" office:value-type="string" office:string-value="array('nom' =&gt; 'nom925' , 'prenom' =&gt; 'prenom925' , 'age' =&gt; 925 , 'id_formulaire' =&gt; 1 )," calcext:value-type="string">
            <text:p>array('nom' =&gt; 'nom925' , 'prenom' =&gt; 'prenom925' , 'age' =&gt; 92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6" calcext:value-type="string">
            <text:p>nom926</text:p>
          </table:table-cell>
          <table:table-cell table:formula="of:=&quot;prenom&quot;&amp;ROW()" office:value-type="string" office:string-value="prenom926" calcext:value-type="string">
            <text:p>prenom926</text:p>
          </table:table-cell>
          <table:table-cell table:formula="of:=ROW()" office:value-type="float" office:value="926" calcext:value-type="float">
            <text:p>926</text:p>
          </table:table-cell>
          <table:table-cell/>
          <table:table-cell table:formula="of:=&quot;array('nom' =&gt; '&quot;&amp;[.E926]&amp;&quot;' , 'prenom' =&gt; '&quot;&amp;[.F926]&amp;&quot;' , 'age' =&gt; &quot;&amp;[.G926]&amp;&quot; , 'id_formulaire' =&gt; 1 ),&quot;" office:value-type="string" office:string-value="array('nom' =&gt; 'nom926' , 'prenom' =&gt; 'prenom926' , 'age' =&gt; 926 , 'id_formulaire' =&gt; 1 )," calcext:value-type="string">
            <text:p>array('nom' =&gt; 'nom926' , 'prenom' =&gt; 'prenom926' , 'age' =&gt; 92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7" calcext:value-type="string">
            <text:p>nom927</text:p>
          </table:table-cell>
          <table:table-cell table:formula="of:=&quot;prenom&quot;&amp;ROW()" office:value-type="string" office:string-value="prenom927" calcext:value-type="string">
            <text:p>prenom927</text:p>
          </table:table-cell>
          <table:table-cell table:formula="of:=ROW()" office:value-type="float" office:value="927" calcext:value-type="float">
            <text:p>927</text:p>
          </table:table-cell>
          <table:table-cell/>
          <table:table-cell table:formula="of:=&quot;array('nom' =&gt; '&quot;&amp;[.E927]&amp;&quot;' , 'prenom' =&gt; '&quot;&amp;[.F927]&amp;&quot;' , 'age' =&gt; &quot;&amp;[.G927]&amp;&quot; , 'id_formulaire' =&gt; 1 ),&quot;" office:value-type="string" office:string-value="array('nom' =&gt; 'nom927' , 'prenom' =&gt; 'prenom927' , 'age' =&gt; 927 , 'id_formulaire' =&gt; 1 )," calcext:value-type="string">
            <text:p>array('nom' =&gt; 'nom927' , 'prenom' =&gt; 'prenom927' , 'age' =&gt; 92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8" calcext:value-type="string">
            <text:p>nom928</text:p>
          </table:table-cell>
          <table:table-cell table:formula="of:=&quot;prenom&quot;&amp;ROW()" office:value-type="string" office:string-value="prenom928" calcext:value-type="string">
            <text:p>prenom928</text:p>
          </table:table-cell>
          <table:table-cell table:formula="of:=ROW()" office:value-type="float" office:value="928" calcext:value-type="float">
            <text:p>928</text:p>
          </table:table-cell>
          <table:table-cell/>
          <table:table-cell table:formula="of:=&quot;array('nom' =&gt; '&quot;&amp;[.E928]&amp;&quot;' , 'prenom' =&gt; '&quot;&amp;[.F928]&amp;&quot;' , 'age' =&gt; &quot;&amp;[.G928]&amp;&quot; , 'id_formulaire' =&gt; 1 ),&quot;" office:value-type="string" office:string-value="array('nom' =&gt; 'nom928' , 'prenom' =&gt; 'prenom928' , 'age' =&gt; 928 , 'id_formulaire' =&gt; 1 )," calcext:value-type="string">
            <text:p>array('nom' =&gt; 'nom928' , 'prenom' =&gt; 'prenom928' , 'age' =&gt; 92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29" calcext:value-type="string">
            <text:p>nom929</text:p>
          </table:table-cell>
          <table:table-cell table:formula="of:=&quot;prenom&quot;&amp;ROW()" office:value-type="string" office:string-value="prenom929" calcext:value-type="string">
            <text:p>prenom929</text:p>
          </table:table-cell>
          <table:table-cell table:formula="of:=ROW()" office:value-type="float" office:value="929" calcext:value-type="float">
            <text:p>929</text:p>
          </table:table-cell>
          <table:table-cell/>
          <table:table-cell table:formula="of:=&quot;array('nom' =&gt; '&quot;&amp;[.E929]&amp;&quot;' , 'prenom' =&gt; '&quot;&amp;[.F929]&amp;&quot;' , 'age' =&gt; &quot;&amp;[.G929]&amp;&quot; , 'id_formulaire' =&gt; 1 ),&quot;" office:value-type="string" office:string-value="array('nom' =&gt; 'nom929' , 'prenom' =&gt; 'prenom929' , 'age' =&gt; 929 , 'id_formulaire' =&gt; 1 )," calcext:value-type="string">
            <text:p>array('nom' =&gt; 'nom929' , 'prenom' =&gt; 'prenom929' , 'age' =&gt; 92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0" calcext:value-type="string">
            <text:p>nom930</text:p>
          </table:table-cell>
          <table:table-cell table:formula="of:=&quot;prenom&quot;&amp;ROW()" office:value-type="string" office:string-value="prenom930" calcext:value-type="string">
            <text:p>prenom930</text:p>
          </table:table-cell>
          <table:table-cell table:formula="of:=ROW()" office:value-type="float" office:value="930" calcext:value-type="float">
            <text:p>930</text:p>
          </table:table-cell>
          <table:table-cell/>
          <table:table-cell table:formula="of:=&quot;array('nom' =&gt; '&quot;&amp;[.E930]&amp;&quot;' , 'prenom' =&gt; '&quot;&amp;[.F930]&amp;&quot;' , 'age' =&gt; &quot;&amp;[.G930]&amp;&quot; , 'id_formulaire' =&gt; 1 ),&quot;" office:value-type="string" office:string-value="array('nom' =&gt; 'nom930' , 'prenom' =&gt; 'prenom930' , 'age' =&gt; 930 , 'id_formulaire' =&gt; 1 )," calcext:value-type="string">
            <text:p>array('nom' =&gt; 'nom930' , 'prenom' =&gt; 'prenom930' , 'age' =&gt; 93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1" calcext:value-type="string">
            <text:p>nom931</text:p>
          </table:table-cell>
          <table:table-cell table:formula="of:=&quot;prenom&quot;&amp;ROW()" office:value-type="string" office:string-value="prenom931" calcext:value-type="string">
            <text:p>prenom931</text:p>
          </table:table-cell>
          <table:table-cell table:formula="of:=ROW()" office:value-type="float" office:value="931" calcext:value-type="float">
            <text:p>931</text:p>
          </table:table-cell>
          <table:table-cell/>
          <table:table-cell table:formula="of:=&quot;array('nom' =&gt; '&quot;&amp;[.E931]&amp;&quot;' , 'prenom' =&gt; '&quot;&amp;[.F931]&amp;&quot;' , 'age' =&gt; &quot;&amp;[.G931]&amp;&quot; , 'id_formulaire' =&gt; 1 ),&quot;" office:value-type="string" office:string-value="array('nom' =&gt; 'nom931' , 'prenom' =&gt; 'prenom931' , 'age' =&gt; 931 , 'id_formulaire' =&gt; 1 )," calcext:value-type="string">
            <text:p>array('nom' =&gt; 'nom931' , 'prenom' =&gt; 'prenom931' , 'age' =&gt; 93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2" calcext:value-type="string">
            <text:p>nom932</text:p>
          </table:table-cell>
          <table:table-cell table:formula="of:=&quot;prenom&quot;&amp;ROW()" office:value-type="string" office:string-value="prenom932" calcext:value-type="string">
            <text:p>prenom932</text:p>
          </table:table-cell>
          <table:table-cell table:formula="of:=ROW()" office:value-type="float" office:value="932" calcext:value-type="float">
            <text:p>932</text:p>
          </table:table-cell>
          <table:table-cell/>
          <table:table-cell table:formula="of:=&quot;array('nom' =&gt; '&quot;&amp;[.E932]&amp;&quot;' , 'prenom' =&gt; '&quot;&amp;[.F932]&amp;&quot;' , 'age' =&gt; &quot;&amp;[.G932]&amp;&quot; , 'id_formulaire' =&gt; 1 ),&quot;" office:value-type="string" office:string-value="array('nom' =&gt; 'nom932' , 'prenom' =&gt; 'prenom932' , 'age' =&gt; 932 , 'id_formulaire' =&gt; 1 )," calcext:value-type="string">
            <text:p>array('nom' =&gt; 'nom932' , 'prenom' =&gt; 'prenom932' , 'age' =&gt; 93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3" calcext:value-type="string">
            <text:p>nom933</text:p>
          </table:table-cell>
          <table:table-cell table:formula="of:=&quot;prenom&quot;&amp;ROW()" office:value-type="string" office:string-value="prenom933" calcext:value-type="string">
            <text:p>prenom933</text:p>
          </table:table-cell>
          <table:table-cell table:formula="of:=ROW()" office:value-type="float" office:value="933" calcext:value-type="float">
            <text:p>933</text:p>
          </table:table-cell>
          <table:table-cell/>
          <table:table-cell table:formula="of:=&quot;array('nom' =&gt; '&quot;&amp;[.E933]&amp;&quot;' , 'prenom' =&gt; '&quot;&amp;[.F933]&amp;&quot;' , 'age' =&gt; &quot;&amp;[.G933]&amp;&quot; , 'id_formulaire' =&gt; 1 ),&quot;" office:value-type="string" office:string-value="array('nom' =&gt; 'nom933' , 'prenom' =&gt; 'prenom933' , 'age' =&gt; 933 , 'id_formulaire' =&gt; 1 )," calcext:value-type="string">
            <text:p>array('nom' =&gt; 'nom933' , 'prenom' =&gt; 'prenom933' , 'age' =&gt; 93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4" calcext:value-type="string">
            <text:p>nom934</text:p>
          </table:table-cell>
          <table:table-cell table:formula="of:=&quot;prenom&quot;&amp;ROW()" office:value-type="string" office:string-value="prenom934" calcext:value-type="string">
            <text:p>prenom934</text:p>
          </table:table-cell>
          <table:table-cell table:formula="of:=ROW()" office:value-type="float" office:value="934" calcext:value-type="float">
            <text:p>934</text:p>
          </table:table-cell>
          <table:table-cell/>
          <table:table-cell table:formula="of:=&quot;array('nom' =&gt; '&quot;&amp;[.E934]&amp;&quot;' , 'prenom' =&gt; '&quot;&amp;[.F934]&amp;&quot;' , 'age' =&gt; &quot;&amp;[.G934]&amp;&quot; , 'id_formulaire' =&gt; 1 ),&quot;" office:value-type="string" office:string-value="array('nom' =&gt; 'nom934' , 'prenom' =&gt; 'prenom934' , 'age' =&gt; 934 , 'id_formulaire' =&gt; 1 )," calcext:value-type="string">
            <text:p>array('nom' =&gt; 'nom934' , 'prenom' =&gt; 'prenom934' , 'age' =&gt; 93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5" calcext:value-type="string">
            <text:p>nom935</text:p>
          </table:table-cell>
          <table:table-cell table:formula="of:=&quot;prenom&quot;&amp;ROW()" office:value-type="string" office:string-value="prenom935" calcext:value-type="string">
            <text:p>prenom935</text:p>
          </table:table-cell>
          <table:table-cell table:formula="of:=ROW()" office:value-type="float" office:value="935" calcext:value-type="float">
            <text:p>935</text:p>
          </table:table-cell>
          <table:table-cell/>
          <table:table-cell table:formula="of:=&quot;array('nom' =&gt; '&quot;&amp;[.E935]&amp;&quot;' , 'prenom' =&gt; '&quot;&amp;[.F935]&amp;&quot;' , 'age' =&gt; &quot;&amp;[.G935]&amp;&quot; , 'id_formulaire' =&gt; 1 ),&quot;" office:value-type="string" office:string-value="array('nom' =&gt; 'nom935' , 'prenom' =&gt; 'prenom935' , 'age' =&gt; 935 , 'id_formulaire' =&gt; 1 )," calcext:value-type="string">
            <text:p>array('nom' =&gt; 'nom935' , 'prenom' =&gt; 'prenom935' , 'age' =&gt; 93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6" calcext:value-type="string">
            <text:p>nom936</text:p>
          </table:table-cell>
          <table:table-cell table:formula="of:=&quot;prenom&quot;&amp;ROW()" office:value-type="string" office:string-value="prenom936" calcext:value-type="string">
            <text:p>prenom936</text:p>
          </table:table-cell>
          <table:table-cell table:formula="of:=ROW()" office:value-type="float" office:value="936" calcext:value-type="float">
            <text:p>936</text:p>
          </table:table-cell>
          <table:table-cell/>
          <table:table-cell table:formula="of:=&quot;array('nom' =&gt; '&quot;&amp;[.E936]&amp;&quot;' , 'prenom' =&gt; '&quot;&amp;[.F936]&amp;&quot;' , 'age' =&gt; &quot;&amp;[.G936]&amp;&quot; , 'id_formulaire' =&gt; 1 ),&quot;" office:value-type="string" office:string-value="array('nom' =&gt; 'nom936' , 'prenom' =&gt; 'prenom936' , 'age' =&gt; 936 , 'id_formulaire' =&gt; 1 )," calcext:value-type="string">
            <text:p>array('nom' =&gt; 'nom936' , 'prenom' =&gt; 'prenom936' , 'age' =&gt; 93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7" calcext:value-type="string">
            <text:p>nom937</text:p>
          </table:table-cell>
          <table:table-cell table:formula="of:=&quot;prenom&quot;&amp;ROW()" office:value-type="string" office:string-value="prenom937" calcext:value-type="string">
            <text:p>prenom937</text:p>
          </table:table-cell>
          <table:table-cell table:formula="of:=ROW()" office:value-type="float" office:value="937" calcext:value-type="float">
            <text:p>937</text:p>
          </table:table-cell>
          <table:table-cell/>
          <table:table-cell table:formula="of:=&quot;array('nom' =&gt; '&quot;&amp;[.E937]&amp;&quot;' , 'prenom' =&gt; '&quot;&amp;[.F937]&amp;&quot;' , 'age' =&gt; &quot;&amp;[.G937]&amp;&quot; , 'id_formulaire' =&gt; 1 ),&quot;" office:value-type="string" office:string-value="array('nom' =&gt; 'nom937' , 'prenom' =&gt; 'prenom937' , 'age' =&gt; 937 , 'id_formulaire' =&gt; 1 )," calcext:value-type="string">
            <text:p>array('nom' =&gt; 'nom937' , 'prenom' =&gt; 'prenom937' , 'age' =&gt; 93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8" calcext:value-type="string">
            <text:p>nom938</text:p>
          </table:table-cell>
          <table:table-cell table:formula="of:=&quot;prenom&quot;&amp;ROW()" office:value-type="string" office:string-value="prenom938" calcext:value-type="string">
            <text:p>prenom938</text:p>
          </table:table-cell>
          <table:table-cell table:formula="of:=ROW()" office:value-type="float" office:value="938" calcext:value-type="float">
            <text:p>938</text:p>
          </table:table-cell>
          <table:table-cell/>
          <table:table-cell table:formula="of:=&quot;array('nom' =&gt; '&quot;&amp;[.E938]&amp;&quot;' , 'prenom' =&gt; '&quot;&amp;[.F938]&amp;&quot;' , 'age' =&gt; &quot;&amp;[.G938]&amp;&quot; , 'id_formulaire' =&gt; 1 ),&quot;" office:value-type="string" office:string-value="array('nom' =&gt; 'nom938' , 'prenom' =&gt; 'prenom938' , 'age' =&gt; 938 , 'id_formulaire' =&gt; 1 )," calcext:value-type="string">
            <text:p>array('nom' =&gt; 'nom938' , 'prenom' =&gt; 'prenom938' , 'age' =&gt; 93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39" calcext:value-type="string">
            <text:p>nom939</text:p>
          </table:table-cell>
          <table:table-cell table:formula="of:=&quot;prenom&quot;&amp;ROW()" office:value-type="string" office:string-value="prenom939" calcext:value-type="string">
            <text:p>prenom939</text:p>
          </table:table-cell>
          <table:table-cell table:formula="of:=ROW()" office:value-type="float" office:value="939" calcext:value-type="float">
            <text:p>939</text:p>
          </table:table-cell>
          <table:table-cell/>
          <table:table-cell table:formula="of:=&quot;array('nom' =&gt; '&quot;&amp;[.E939]&amp;&quot;' , 'prenom' =&gt; '&quot;&amp;[.F939]&amp;&quot;' , 'age' =&gt; &quot;&amp;[.G939]&amp;&quot; , 'id_formulaire' =&gt; 1 ),&quot;" office:value-type="string" office:string-value="array('nom' =&gt; 'nom939' , 'prenom' =&gt; 'prenom939' , 'age' =&gt; 939 , 'id_formulaire' =&gt; 1 )," calcext:value-type="string">
            <text:p>array('nom' =&gt; 'nom939' , 'prenom' =&gt; 'prenom939' , 'age' =&gt; 93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0" calcext:value-type="string">
            <text:p>nom940</text:p>
          </table:table-cell>
          <table:table-cell table:formula="of:=&quot;prenom&quot;&amp;ROW()" office:value-type="string" office:string-value="prenom940" calcext:value-type="string">
            <text:p>prenom940</text:p>
          </table:table-cell>
          <table:table-cell table:formula="of:=ROW()" office:value-type="float" office:value="940" calcext:value-type="float">
            <text:p>940</text:p>
          </table:table-cell>
          <table:table-cell/>
          <table:table-cell table:formula="of:=&quot;array('nom' =&gt; '&quot;&amp;[.E940]&amp;&quot;' , 'prenom' =&gt; '&quot;&amp;[.F940]&amp;&quot;' , 'age' =&gt; &quot;&amp;[.G940]&amp;&quot; , 'id_formulaire' =&gt; 1 ),&quot;" office:value-type="string" office:string-value="array('nom' =&gt; 'nom940' , 'prenom' =&gt; 'prenom940' , 'age' =&gt; 940 , 'id_formulaire' =&gt; 1 )," calcext:value-type="string">
            <text:p>array('nom' =&gt; 'nom940' , 'prenom' =&gt; 'prenom940' , 'age' =&gt; 94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1" calcext:value-type="string">
            <text:p>nom941</text:p>
          </table:table-cell>
          <table:table-cell table:formula="of:=&quot;prenom&quot;&amp;ROW()" office:value-type="string" office:string-value="prenom941" calcext:value-type="string">
            <text:p>prenom941</text:p>
          </table:table-cell>
          <table:table-cell table:formula="of:=ROW()" office:value-type="float" office:value="941" calcext:value-type="float">
            <text:p>941</text:p>
          </table:table-cell>
          <table:table-cell/>
          <table:table-cell table:formula="of:=&quot;array('nom' =&gt; '&quot;&amp;[.E941]&amp;&quot;' , 'prenom' =&gt; '&quot;&amp;[.F941]&amp;&quot;' , 'age' =&gt; &quot;&amp;[.G941]&amp;&quot; , 'id_formulaire' =&gt; 1 ),&quot;" office:value-type="string" office:string-value="array('nom' =&gt; 'nom941' , 'prenom' =&gt; 'prenom941' , 'age' =&gt; 941 , 'id_formulaire' =&gt; 1 )," calcext:value-type="string">
            <text:p>array('nom' =&gt; 'nom941' , 'prenom' =&gt; 'prenom941' , 'age' =&gt; 94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2" calcext:value-type="string">
            <text:p>nom942</text:p>
          </table:table-cell>
          <table:table-cell table:formula="of:=&quot;prenom&quot;&amp;ROW()" office:value-type="string" office:string-value="prenom942" calcext:value-type="string">
            <text:p>prenom942</text:p>
          </table:table-cell>
          <table:table-cell table:formula="of:=ROW()" office:value-type="float" office:value="942" calcext:value-type="float">
            <text:p>942</text:p>
          </table:table-cell>
          <table:table-cell/>
          <table:table-cell table:formula="of:=&quot;array('nom' =&gt; '&quot;&amp;[.E942]&amp;&quot;' , 'prenom' =&gt; '&quot;&amp;[.F942]&amp;&quot;' , 'age' =&gt; &quot;&amp;[.G942]&amp;&quot; , 'id_formulaire' =&gt; 1 ),&quot;" office:value-type="string" office:string-value="array('nom' =&gt; 'nom942' , 'prenom' =&gt; 'prenom942' , 'age' =&gt; 942 , 'id_formulaire' =&gt; 1 )," calcext:value-type="string">
            <text:p>array('nom' =&gt; 'nom942' , 'prenom' =&gt; 'prenom942' , 'age' =&gt; 94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3" calcext:value-type="string">
            <text:p>nom943</text:p>
          </table:table-cell>
          <table:table-cell table:formula="of:=&quot;prenom&quot;&amp;ROW()" office:value-type="string" office:string-value="prenom943" calcext:value-type="string">
            <text:p>prenom943</text:p>
          </table:table-cell>
          <table:table-cell table:formula="of:=ROW()" office:value-type="float" office:value="943" calcext:value-type="float">
            <text:p>943</text:p>
          </table:table-cell>
          <table:table-cell/>
          <table:table-cell table:formula="of:=&quot;array('nom' =&gt; '&quot;&amp;[.E943]&amp;&quot;' , 'prenom' =&gt; '&quot;&amp;[.F943]&amp;&quot;' , 'age' =&gt; &quot;&amp;[.G943]&amp;&quot; , 'id_formulaire' =&gt; 1 ),&quot;" office:value-type="string" office:string-value="array('nom' =&gt; 'nom943' , 'prenom' =&gt; 'prenom943' , 'age' =&gt; 943 , 'id_formulaire' =&gt; 1 )," calcext:value-type="string">
            <text:p>array('nom' =&gt; 'nom943' , 'prenom' =&gt; 'prenom943' , 'age' =&gt; 94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4" calcext:value-type="string">
            <text:p>nom944</text:p>
          </table:table-cell>
          <table:table-cell table:formula="of:=&quot;prenom&quot;&amp;ROW()" office:value-type="string" office:string-value="prenom944" calcext:value-type="string">
            <text:p>prenom944</text:p>
          </table:table-cell>
          <table:table-cell table:formula="of:=ROW()" office:value-type="float" office:value="944" calcext:value-type="float">
            <text:p>944</text:p>
          </table:table-cell>
          <table:table-cell/>
          <table:table-cell table:formula="of:=&quot;array('nom' =&gt; '&quot;&amp;[.E944]&amp;&quot;' , 'prenom' =&gt; '&quot;&amp;[.F944]&amp;&quot;' , 'age' =&gt; &quot;&amp;[.G944]&amp;&quot; , 'id_formulaire' =&gt; 1 ),&quot;" office:value-type="string" office:string-value="array('nom' =&gt; 'nom944' , 'prenom' =&gt; 'prenom944' , 'age' =&gt; 944 , 'id_formulaire' =&gt; 1 )," calcext:value-type="string">
            <text:p>array('nom' =&gt; 'nom944' , 'prenom' =&gt; 'prenom944' , 'age' =&gt; 94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5" calcext:value-type="string">
            <text:p>nom945</text:p>
          </table:table-cell>
          <table:table-cell table:formula="of:=&quot;prenom&quot;&amp;ROW()" office:value-type="string" office:string-value="prenom945" calcext:value-type="string">
            <text:p>prenom945</text:p>
          </table:table-cell>
          <table:table-cell table:formula="of:=ROW()" office:value-type="float" office:value="945" calcext:value-type="float">
            <text:p>945</text:p>
          </table:table-cell>
          <table:table-cell/>
          <table:table-cell table:formula="of:=&quot;array('nom' =&gt; '&quot;&amp;[.E945]&amp;&quot;' , 'prenom' =&gt; '&quot;&amp;[.F945]&amp;&quot;' , 'age' =&gt; &quot;&amp;[.G945]&amp;&quot; , 'id_formulaire' =&gt; 1 ),&quot;" office:value-type="string" office:string-value="array('nom' =&gt; 'nom945' , 'prenom' =&gt; 'prenom945' , 'age' =&gt; 945 , 'id_formulaire' =&gt; 1 )," calcext:value-type="string">
            <text:p>array('nom' =&gt; 'nom945' , 'prenom' =&gt; 'prenom945' , 'age' =&gt; 94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6" calcext:value-type="string">
            <text:p>nom946</text:p>
          </table:table-cell>
          <table:table-cell table:formula="of:=&quot;prenom&quot;&amp;ROW()" office:value-type="string" office:string-value="prenom946" calcext:value-type="string">
            <text:p>prenom946</text:p>
          </table:table-cell>
          <table:table-cell table:formula="of:=ROW()" office:value-type="float" office:value="946" calcext:value-type="float">
            <text:p>946</text:p>
          </table:table-cell>
          <table:table-cell/>
          <table:table-cell table:formula="of:=&quot;array('nom' =&gt; '&quot;&amp;[.E946]&amp;&quot;' , 'prenom' =&gt; '&quot;&amp;[.F946]&amp;&quot;' , 'age' =&gt; &quot;&amp;[.G946]&amp;&quot; , 'id_formulaire' =&gt; 1 ),&quot;" office:value-type="string" office:string-value="array('nom' =&gt; 'nom946' , 'prenom' =&gt; 'prenom946' , 'age' =&gt; 946 , 'id_formulaire' =&gt; 1 )," calcext:value-type="string">
            <text:p>array('nom' =&gt; 'nom946' , 'prenom' =&gt; 'prenom946' , 'age' =&gt; 94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7" calcext:value-type="string">
            <text:p>nom947</text:p>
          </table:table-cell>
          <table:table-cell table:formula="of:=&quot;prenom&quot;&amp;ROW()" office:value-type="string" office:string-value="prenom947" calcext:value-type="string">
            <text:p>prenom947</text:p>
          </table:table-cell>
          <table:table-cell table:formula="of:=ROW()" office:value-type="float" office:value="947" calcext:value-type="float">
            <text:p>947</text:p>
          </table:table-cell>
          <table:table-cell/>
          <table:table-cell table:formula="of:=&quot;array('nom' =&gt; '&quot;&amp;[.E947]&amp;&quot;' , 'prenom' =&gt; '&quot;&amp;[.F947]&amp;&quot;' , 'age' =&gt; &quot;&amp;[.G947]&amp;&quot; , 'id_formulaire' =&gt; 1 ),&quot;" office:value-type="string" office:string-value="array('nom' =&gt; 'nom947' , 'prenom' =&gt; 'prenom947' , 'age' =&gt; 947 , 'id_formulaire' =&gt; 1 )," calcext:value-type="string">
            <text:p>array('nom' =&gt; 'nom947' , 'prenom' =&gt; 'prenom947' , 'age' =&gt; 94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8" calcext:value-type="string">
            <text:p>nom948</text:p>
          </table:table-cell>
          <table:table-cell table:formula="of:=&quot;prenom&quot;&amp;ROW()" office:value-type="string" office:string-value="prenom948" calcext:value-type="string">
            <text:p>prenom948</text:p>
          </table:table-cell>
          <table:table-cell table:formula="of:=ROW()" office:value-type="float" office:value="948" calcext:value-type="float">
            <text:p>948</text:p>
          </table:table-cell>
          <table:table-cell/>
          <table:table-cell table:formula="of:=&quot;array('nom' =&gt; '&quot;&amp;[.E948]&amp;&quot;' , 'prenom' =&gt; '&quot;&amp;[.F948]&amp;&quot;' , 'age' =&gt; &quot;&amp;[.G948]&amp;&quot; , 'id_formulaire' =&gt; 1 ),&quot;" office:value-type="string" office:string-value="array('nom' =&gt; 'nom948' , 'prenom' =&gt; 'prenom948' , 'age' =&gt; 948 , 'id_formulaire' =&gt; 1 )," calcext:value-type="string">
            <text:p>array('nom' =&gt; 'nom948' , 'prenom' =&gt; 'prenom948' , 'age' =&gt; 94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49" calcext:value-type="string">
            <text:p>nom949</text:p>
          </table:table-cell>
          <table:table-cell table:formula="of:=&quot;prenom&quot;&amp;ROW()" office:value-type="string" office:string-value="prenom949" calcext:value-type="string">
            <text:p>prenom949</text:p>
          </table:table-cell>
          <table:table-cell table:formula="of:=ROW()" office:value-type="float" office:value="949" calcext:value-type="float">
            <text:p>949</text:p>
          </table:table-cell>
          <table:table-cell/>
          <table:table-cell table:formula="of:=&quot;array('nom' =&gt; '&quot;&amp;[.E949]&amp;&quot;' , 'prenom' =&gt; '&quot;&amp;[.F949]&amp;&quot;' , 'age' =&gt; &quot;&amp;[.G949]&amp;&quot; , 'id_formulaire' =&gt; 1 ),&quot;" office:value-type="string" office:string-value="array('nom' =&gt; 'nom949' , 'prenom' =&gt; 'prenom949' , 'age' =&gt; 949 , 'id_formulaire' =&gt; 1 )," calcext:value-type="string">
            <text:p>array('nom' =&gt; 'nom949' , 'prenom' =&gt; 'prenom949' , 'age' =&gt; 94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0" calcext:value-type="string">
            <text:p>nom950</text:p>
          </table:table-cell>
          <table:table-cell table:formula="of:=&quot;prenom&quot;&amp;ROW()" office:value-type="string" office:string-value="prenom950" calcext:value-type="string">
            <text:p>prenom950</text:p>
          </table:table-cell>
          <table:table-cell table:formula="of:=ROW()" office:value-type="float" office:value="950" calcext:value-type="float">
            <text:p>950</text:p>
          </table:table-cell>
          <table:table-cell/>
          <table:table-cell table:formula="of:=&quot;array('nom' =&gt; '&quot;&amp;[.E950]&amp;&quot;' , 'prenom' =&gt; '&quot;&amp;[.F950]&amp;&quot;' , 'age' =&gt; &quot;&amp;[.G950]&amp;&quot; , 'id_formulaire' =&gt; 1 ),&quot;" office:value-type="string" office:string-value="array('nom' =&gt; 'nom950' , 'prenom' =&gt; 'prenom950' , 'age' =&gt; 950 , 'id_formulaire' =&gt; 1 )," calcext:value-type="string">
            <text:p>array('nom' =&gt; 'nom950' , 'prenom' =&gt; 'prenom950' , 'age' =&gt; 95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1" calcext:value-type="string">
            <text:p>nom951</text:p>
          </table:table-cell>
          <table:table-cell table:formula="of:=&quot;prenom&quot;&amp;ROW()" office:value-type="string" office:string-value="prenom951" calcext:value-type="string">
            <text:p>prenom951</text:p>
          </table:table-cell>
          <table:table-cell table:formula="of:=ROW()" office:value-type="float" office:value="951" calcext:value-type="float">
            <text:p>951</text:p>
          </table:table-cell>
          <table:table-cell/>
          <table:table-cell table:formula="of:=&quot;array('nom' =&gt; '&quot;&amp;[.E951]&amp;&quot;' , 'prenom' =&gt; '&quot;&amp;[.F951]&amp;&quot;' , 'age' =&gt; &quot;&amp;[.G951]&amp;&quot; , 'id_formulaire' =&gt; 1 ),&quot;" office:value-type="string" office:string-value="array('nom' =&gt; 'nom951' , 'prenom' =&gt; 'prenom951' , 'age' =&gt; 951 , 'id_formulaire' =&gt; 1 )," calcext:value-type="string">
            <text:p>array('nom' =&gt; 'nom951' , 'prenom' =&gt; 'prenom951' , 'age' =&gt; 95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2" calcext:value-type="string">
            <text:p>nom952</text:p>
          </table:table-cell>
          <table:table-cell table:formula="of:=&quot;prenom&quot;&amp;ROW()" office:value-type="string" office:string-value="prenom952" calcext:value-type="string">
            <text:p>prenom952</text:p>
          </table:table-cell>
          <table:table-cell table:formula="of:=ROW()" office:value-type="float" office:value="952" calcext:value-type="float">
            <text:p>952</text:p>
          </table:table-cell>
          <table:table-cell/>
          <table:table-cell table:formula="of:=&quot;array('nom' =&gt; '&quot;&amp;[.E952]&amp;&quot;' , 'prenom' =&gt; '&quot;&amp;[.F952]&amp;&quot;' , 'age' =&gt; &quot;&amp;[.G952]&amp;&quot; , 'id_formulaire' =&gt; 1 ),&quot;" office:value-type="string" office:string-value="array('nom' =&gt; 'nom952' , 'prenom' =&gt; 'prenom952' , 'age' =&gt; 952 , 'id_formulaire' =&gt; 1 )," calcext:value-type="string">
            <text:p>array('nom' =&gt; 'nom952' , 'prenom' =&gt; 'prenom952' , 'age' =&gt; 95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3" calcext:value-type="string">
            <text:p>nom953</text:p>
          </table:table-cell>
          <table:table-cell table:formula="of:=&quot;prenom&quot;&amp;ROW()" office:value-type="string" office:string-value="prenom953" calcext:value-type="string">
            <text:p>prenom953</text:p>
          </table:table-cell>
          <table:table-cell table:formula="of:=ROW()" office:value-type="float" office:value="953" calcext:value-type="float">
            <text:p>953</text:p>
          </table:table-cell>
          <table:table-cell/>
          <table:table-cell table:formula="of:=&quot;array('nom' =&gt; '&quot;&amp;[.E953]&amp;&quot;' , 'prenom' =&gt; '&quot;&amp;[.F953]&amp;&quot;' , 'age' =&gt; &quot;&amp;[.G953]&amp;&quot; , 'id_formulaire' =&gt; 1 ),&quot;" office:value-type="string" office:string-value="array('nom' =&gt; 'nom953' , 'prenom' =&gt; 'prenom953' , 'age' =&gt; 953 , 'id_formulaire' =&gt; 1 )," calcext:value-type="string">
            <text:p>array('nom' =&gt; 'nom953' , 'prenom' =&gt; 'prenom953' , 'age' =&gt; 95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4" calcext:value-type="string">
            <text:p>nom954</text:p>
          </table:table-cell>
          <table:table-cell table:formula="of:=&quot;prenom&quot;&amp;ROW()" office:value-type="string" office:string-value="prenom954" calcext:value-type="string">
            <text:p>prenom954</text:p>
          </table:table-cell>
          <table:table-cell table:formula="of:=ROW()" office:value-type="float" office:value="954" calcext:value-type="float">
            <text:p>954</text:p>
          </table:table-cell>
          <table:table-cell/>
          <table:table-cell table:formula="of:=&quot;array('nom' =&gt; '&quot;&amp;[.E954]&amp;&quot;' , 'prenom' =&gt; '&quot;&amp;[.F954]&amp;&quot;' , 'age' =&gt; &quot;&amp;[.G954]&amp;&quot; , 'id_formulaire' =&gt; 1 ),&quot;" office:value-type="string" office:string-value="array('nom' =&gt; 'nom954' , 'prenom' =&gt; 'prenom954' , 'age' =&gt; 954 , 'id_formulaire' =&gt; 1 )," calcext:value-type="string">
            <text:p>array('nom' =&gt; 'nom954' , 'prenom' =&gt; 'prenom954' , 'age' =&gt; 95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5" calcext:value-type="string">
            <text:p>nom955</text:p>
          </table:table-cell>
          <table:table-cell table:formula="of:=&quot;prenom&quot;&amp;ROW()" office:value-type="string" office:string-value="prenom955" calcext:value-type="string">
            <text:p>prenom955</text:p>
          </table:table-cell>
          <table:table-cell table:formula="of:=ROW()" office:value-type="float" office:value="955" calcext:value-type="float">
            <text:p>955</text:p>
          </table:table-cell>
          <table:table-cell/>
          <table:table-cell table:formula="of:=&quot;array('nom' =&gt; '&quot;&amp;[.E955]&amp;&quot;' , 'prenom' =&gt; '&quot;&amp;[.F955]&amp;&quot;' , 'age' =&gt; &quot;&amp;[.G955]&amp;&quot; , 'id_formulaire' =&gt; 1 ),&quot;" office:value-type="string" office:string-value="array('nom' =&gt; 'nom955' , 'prenom' =&gt; 'prenom955' , 'age' =&gt; 955 , 'id_formulaire' =&gt; 1 )," calcext:value-type="string">
            <text:p>array('nom' =&gt; 'nom955' , 'prenom' =&gt; 'prenom955' , 'age' =&gt; 95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6" calcext:value-type="string">
            <text:p>nom956</text:p>
          </table:table-cell>
          <table:table-cell table:formula="of:=&quot;prenom&quot;&amp;ROW()" office:value-type="string" office:string-value="prenom956" calcext:value-type="string">
            <text:p>prenom956</text:p>
          </table:table-cell>
          <table:table-cell table:formula="of:=ROW()" office:value-type="float" office:value="956" calcext:value-type="float">
            <text:p>956</text:p>
          </table:table-cell>
          <table:table-cell/>
          <table:table-cell table:formula="of:=&quot;array('nom' =&gt; '&quot;&amp;[.E956]&amp;&quot;' , 'prenom' =&gt; '&quot;&amp;[.F956]&amp;&quot;' , 'age' =&gt; &quot;&amp;[.G956]&amp;&quot; , 'id_formulaire' =&gt; 1 ),&quot;" office:value-type="string" office:string-value="array('nom' =&gt; 'nom956' , 'prenom' =&gt; 'prenom956' , 'age' =&gt; 956 , 'id_formulaire' =&gt; 1 )," calcext:value-type="string">
            <text:p>array('nom' =&gt; 'nom956' , 'prenom' =&gt; 'prenom956' , 'age' =&gt; 95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7" calcext:value-type="string">
            <text:p>nom957</text:p>
          </table:table-cell>
          <table:table-cell table:formula="of:=&quot;prenom&quot;&amp;ROW()" office:value-type="string" office:string-value="prenom957" calcext:value-type="string">
            <text:p>prenom957</text:p>
          </table:table-cell>
          <table:table-cell table:formula="of:=ROW()" office:value-type="float" office:value="957" calcext:value-type="float">
            <text:p>957</text:p>
          </table:table-cell>
          <table:table-cell/>
          <table:table-cell table:formula="of:=&quot;array('nom' =&gt; '&quot;&amp;[.E957]&amp;&quot;' , 'prenom' =&gt; '&quot;&amp;[.F957]&amp;&quot;' , 'age' =&gt; &quot;&amp;[.G957]&amp;&quot; , 'id_formulaire' =&gt; 1 ),&quot;" office:value-type="string" office:string-value="array('nom' =&gt; 'nom957' , 'prenom' =&gt; 'prenom957' , 'age' =&gt; 957 , 'id_formulaire' =&gt; 1 )," calcext:value-type="string">
            <text:p>array('nom' =&gt; 'nom957' , 'prenom' =&gt; 'prenom957' , 'age' =&gt; 95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8" calcext:value-type="string">
            <text:p>nom958</text:p>
          </table:table-cell>
          <table:table-cell table:formula="of:=&quot;prenom&quot;&amp;ROW()" office:value-type="string" office:string-value="prenom958" calcext:value-type="string">
            <text:p>prenom958</text:p>
          </table:table-cell>
          <table:table-cell table:formula="of:=ROW()" office:value-type="float" office:value="958" calcext:value-type="float">
            <text:p>958</text:p>
          </table:table-cell>
          <table:table-cell/>
          <table:table-cell table:formula="of:=&quot;array('nom' =&gt; '&quot;&amp;[.E958]&amp;&quot;' , 'prenom' =&gt; '&quot;&amp;[.F958]&amp;&quot;' , 'age' =&gt; &quot;&amp;[.G958]&amp;&quot; , 'id_formulaire' =&gt; 1 ),&quot;" office:value-type="string" office:string-value="array('nom' =&gt; 'nom958' , 'prenom' =&gt; 'prenom958' , 'age' =&gt; 958 , 'id_formulaire' =&gt; 1 )," calcext:value-type="string">
            <text:p>array('nom' =&gt; 'nom958' , 'prenom' =&gt; 'prenom958' , 'age' =&gt; 95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59" calcext:value-type="string">
            <text:p>nom959</text:p>
          </table:table-cell>
          <table:table-cell table:formula="of:=&quot;prenom&quot;&amp;ROW()" office:value-type="string" office:string-value="prenom959" calcext:value-type="string">
            <text:p>prenom959</text:p>
          </table:table-cell>
          <table:table-cell table:formula="of:=ROW()" office:value-type="float" office:value="959" calcext:value-type="float">
            <text:p>959</text:p>
          </table:table-cell>
          <table:table-cell/>
          <table:table-cell table:formula="of:=&quot;array('nom' =&gt; '&quot;&amp;[.E959]&amp;&quot;' , 'prenom' =&gt; '&quot;&amp;[.F959]&amp;&quot;' , 'age' =&gt; &quot;&amp;[.G959]&amp;&quot; , 'id_formulaire' =&gt; 1 ),&quot;" office:value-type="string" office:string-value="array('nom' =&gt; 'nom959' , 'prenom' =&gt; 'prenom959' , 'age' =&gt; 959 , 'id_formulaire' =&gt; 1 )," calcext:value-type="string">
            <text:p>array('nom' =&gt; 'nom959' , 'prenom' =&gt; 'prenom959' , 'age' =&gt; 95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0" calcext:value-type="string">
            <text:p>nom960</text:p>
          </table:table-cell>
          <table:table-cell table:formula="of:=&quot;prenom&quot;&amp;ROW()" office:value-type="string" office:string-value="prenom960" calcext:value-type="string">
            <text:p>prenom960</text:p>
          </table:table-cell>
          <table:table-cell table:formula="of:=ROW()" office:value-type="float" office:value="960" calcext:value-type="float">
            <text:p>960</text:p>
          </table:table-cell>
          <table:table-cell/>
          <table:table-cell table:formula="of:=&quot;array('nom' =&gt; '&quot;&amp;[.E960]&amp;&quot;' , 'prenom' =&gt; '&quot;&amp;[.F960]&amp;&quot;' , 'age' =&gt; &quot;&amp;[.G960]&amp;&quot; , 'id_formulaire' =&gt; 1 ),&quot;" office:value-type="string" office:string-value="array('nom' =&gt; 'nom960' , 'prenom' =&gt; 'prenom960' , 'age' =&gt; 960 , 'id_formulaire' =&gt; 1 )," calcext:value-type="string">
            <text:p>array('nom' =&gt; 'nom960' , 'prenom' =&gt; 'prenom960' , 'age' =&gt; 96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1" calcext:value-type="string">
            <text:p>nom961</text:p>
          </table:table-cell>
          <table:table-cell table:formula="of:=&quot;prenom&quot;&amp;ROW()" office:value-type="string" office:string-value="prenom961" calcext:value-type="string">
            <text:p>prenom961</text:p>
          </table:table-cell>
          <table:table-cell table:formula="of:=ROW()" office:value-type="float" office:value="961" calcext:value-type="float">
            <text:p>961</text:p>
          </table:table-cell>
          <table:table-cell/>
          <table:table-cell table:formula="of:=&quot;array('nom' =&gt; '&quot;&amp;[.E961]&amp;&quot;' , 'prenom' =&gt; '&quot;&amp;[.F961]&amp;&quot;' , 'age' =&gt; &quot;&amp;[.G961]&amp;&quot; , 'id_formulaire' =&gt; 1 ),&quot;" office:value-type="string" office:string-value="array('nom' =&gt; 'nom961' , 'prenom' =&gt; 'prenom961' , 'age' =&gt; 961 , 'id_formulaire' =&gt; 1 )," calcext:value-type="string">
            <text:p>array('nom' =&gt; 'nom961' , 'prenom' =&gt; 'prenom961' , 'age' =&gt; 96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2" calcext:value-type="string">
            <text:p>nom962</text:p>
          </table:table-cell>
          <table:table-cell table:formula="of:=&quot;prenom&quot;&amp;ROW()" office:value-type="string" office:string-value="prenom962" calcext:value-type="string">
            <text:p>prenom962</text:p>
          </table:table-cell>
          <table:table-cell table:formula="of:=ROW()" office:value-type="float" office:value="962" calcext:value-type="float">
            <text:p>962</text:p>
          </table:table-cell>
          <table:table-cell/>
          <table:table-cell table:formula="of:=&quot;array('nom' =&gt; '&quot;&amp;[.E962]&amp;&quot;' , 'prenom' =&gt; '&quot;&amp;[.F962]&amp;&quot;' , 'age' =&gt; &quot;&amp;[.G962]&amp;&quot; , 'id_formulaire' =&gt; 1 ),&quot;" office:value-type="string" office:string-value="array('nom' =&gt; 'nom962' , 'prenom' =&gt; 'prenom962' , 'age' =&gt; 962 , 'id_formulaire' =&gt; 1 )," calcext:value-type="string">
            <text:p>array('nom' =&gt; 'nom962' , 'prenom' =&gt; 'prenom962' , 'age' =&gt; 96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3" calcext:value-type="string">
            <text:p>nom963</text:p>
          </table:table-cell>
          <table:table-cell table:formula="of:=&quot;prenom&quot;&amp;ROW()" office:value-type="string" office:string-value="prenom963" calcext:value-type="string">
            <text:p>prenom963</text:p>
          </table:table-cell>
          <table:table-cell table:formula="of:=ROW()" office:value-type="float" office:value="963" calcext:value-type="float">
            <text:p>963</text:p>
          </table:table-cell>
          <table:table-cell/>
          <table:table-cell table:formula="of:=&quot;array('nom' =&gt; '&quot;&amp;[.E963]&amp;&quot;' , 'prenom' =&gt; '&quot;&amp;[.F963]&amp;&quot;' , 'age' =&gt; &quot;&amp;[.G963]&amp;&quot; , 'id_formulaire' =&gt; 1 ),&quot;" office:value-type="string" office:string-value="array('nom' =&gt; 'nom963' , 'prenom' =&gt; 'prenom963' , 'age' =&gt; 963 , 'id_formulaire' =&gt; 1 )," calcext:value-type="string">
            <text:p>array('nom' =&gt; 'nom963' , 'prenom' =&gt; 'prenom963' , 'age' =&gt; 96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4" calcext:value-type="string">
            <text:p>nom964</text:p>
          </table:table-cell>
          <table:table-cell table:formula="of:=&quot;prenom&quot;&amp;ROW()" office:value-type="string" office:string-value="prenom964" calcext:value-type="string">
            <text:p>prenom964</text:p>
          </table:table-cell>
          <table:table-cell table:formula="of:=ROW()" office:value-type="float" office:value="964" calcext:value-type="float">
            <text:p>964</text:p>
          </table:table-cell>
          <table:table-cell/>
          <table:table-cell table:formula="of:=&quot;array('nom' =&gt; '&quot;&amp;[.E964]&amp;&quot;' , 'prenom' =&gt; '&quot;&amp;[.F964]&amp;&quot;' , 'age' =&gt; &quot;&amp;[.G964]&amp;&quot; , 'id_formulaire' =&gt; 1 ),&quot;" office:value-type="string" office:string-value="array('nom' =&gt; 'nom964' , 'prenom' =&gt; 'prenom964' , 'age' =&gt; 964 , 'id_formulaire' =&gt; 1 )," calcext:value-type="string">
            <text:p>array('nom' =&gt; 'nom964' , 'prenom' =&gt; 'prenom964' , 'age' =&gt; 96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5" calcext:value-type="string">
            <text:p>nom965</text:p>
          </table:table-cell>
          <table:table-cell table:formula="of:=&quot;prenom&quot;&amp;ROW()" office:value-type="string" office:string-value="prenom965" calcext:value-type="string">
            <text:p>prenom965</text:p>
          </table:table-cell>
          <table:table-cell table:formula="of:=ROW()" office:value-type="float" office:value="965" calcext:value-type="float">
            <text:p>965</text:p>
          </table:table-cell>
          <table:table-cell/>
          <table:table-cell table:formula="of:=&quot;array('nom' =&gt; '&quot;&amp;[.E965]&amp;&quot;' , 'prenom' =&gt; '&quot;&amp;[.F965]&amp;&quot;' , 'age' =&gt; &quot;&amp;[.G965]&amp;&quot; , 'id_formulaire' =&gt; 1 ),&quot;" office:value-type="string" office:string-value="array('nom' =&gt; 'nom965' , 'prenom' =&gt; 'prenom965' , 'age' =&gt; 965 , 'id_formulaire' =&gt; 1 )," calcext:value-type="string">
            <text:p>array('nom' =&gt; 'nom965' , 'prenom' =&gt; 'prenom965' , 'age' =&gt; 96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6" calcext:value-type="string">
            <text:p>nom966</text:p>
          </table:table-cell>
          <table:table-cell table:formula="of:=&quot;prenom&quot;&amp;ROW()" office:value-type="string" office:string-value="prenom966" calcext:value-type="string">
            <text:p>prenom966</text:p>
          </table:table-cell>
          <table:table-cell table:formula="of:=ROW()" office:value-type="float" office:value="966" calcext:value-type="float">
            <text:p>966</text:p>
          </table:table-cell>
          <table:table-cell/>
          <table:table-cell table:formula="of:=&quot;array('nom' =&gt; '&quot;&amp;[.E966]&amp;&quot;' , 'prenom' =&gt; '&quot;&amp;[.F966]&amp;&quot;' , 'age' =&gt; &quot;&amp;[.G966]&amp;&quot; , 'id_formulaire' =&gt; 1 ),&quot;" office:value-type="string" office:string-value="array('nom' =&gt; 'nom966' , 'prenom' =&gt; 'prenom966' , 'age' =&gt; 966 , 'id_formulaire' =&gt; 1 )," calcext:value-type="string">
            <text:p>array('nom' =&gt; 'nom966' , 'prenom' =&gt; 'prenom966' , 'age' =&gt; 96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7" calcext:value-type="string">
            <text:p>nom967</text:p>
          </table:table-cell>
          <table:table-cell table:formula="of:=&quot;prenom&quot;&amp;ROW()" office:value-type="string" office:string-value="prenom967" calcext:value-type="string">
            <text:p>prenom967</text:p>
          </table:table-cell>
          <table:table-cell table:formula="of:=ROW()" office:value-type="float" office:value="967" calcext:value-type="float">
            <text:p>967</text:p>
          </table:table-cell>
          <table:table-cell/>
          <table:table-cell table:formula="of:=&quot;array('nom' =&gt; '&quot;&amp;[.E967]&amp;&quot;' , 'prenom' =&gt; '&quot;&amp;[.F967]&amp;&quot;' , 'age' =&gt; &quot;&amp;[.G967]&amp;&quot; , 'id_formulaire' =&gt; 1 ),&quot;" office:value-type="string" office:string-value="array('nom' =&gt; 'nom967' , 'prenom' =&gt; 'prenom967' , 'age' =&gt; 967 , 'id_formulaire' =&gt; 1 )," calcext:value-type="string">
            <text:p>array('nom' =&gt; 'nom967' , 'prenom' =&gt; 'prenom967' , 'age' =&gt; 96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8" calcext:value-type="string">
            <text:p>nom968</text:p>
          </table:table-cell>
          <table:table-cell table:formula="of:=&quot;prenom&quot;&amp;ROW()" office:value-type="string" office:string-value="prenom968" calcext:value-type="string">
            <text:p>prenom968</text:p>
          </table:table-cell>
          <table:table-cell table:formula="of:=ROW()" office:value-type="float" office:value="968" calcext:value-type="float">
            <text:p>968</text:p>
          </table:table-cell>
          <table:table-cell/>
          <table:table-cell table:formula="of:=&quot;array('nom' =&gt; '&quot;&amp;[.E968]&amp;&quot;' , 'prenom' =&gt; '&quot;&amp;[.F968]&amp;&quot;' , 'age' =&gt; &quot;&amp;[.G968]&amp;&quot; , 'id_formulaire' =&gt; 1 ),&quot;" office:value-type="string" office:string-value="array('nom' =&gt; 'nom968' , 'prenom' =&gt; 'prenom968' , 'age' =&gt; 968 , 'id_formulaire' =&gt; 1 )," calcext:value-type="string">
            <text:p>array('nom' =&gt; 'nom968' , 'prenom' =&gt; 'prenom968' , 'age' =&gt; 96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69" calcext:value-type="string">
            <text:p>nom969</text:p>
          </table:table-cell>
          <table:table-cell table:formula="of:=&quot;prenom&quot;&amp;ROW()" office:value-type="string" office:string-value="prenom969" calcext:value-type="string">
            <text:p>prenom969</text:p>
          </table:table-cell>
          <table:table-cell table:formula="of:=ROW()" office:value-type="float" office:value="969" calcext:value-type="float">
            <text:p>969</text:p>
          </table:table-cell>
          <table:table-cell/>
          <table:table-cell table:formula="of:=&quot;array('nom' =&gt; '&quot;&amp;[.E969]&amp;&quot;' , 'prenom' =&gt; '&quot;&amp;[.F969]&amp;&quot;' , 'age' =&gt; &quot;&amp;[.G969]&amp;&quot; , 'id_formulaire' =&gt; 1 ),&quot;" office:value-type="string" office:string-value="array('nom' =&gt; 'nom969' , 'prenom' =&gt; 'prenom969' , 'age' =&gt; 969 , 'id_formulaire' =&gt; 1 )," calcext:value-type="string">
            <text:p>array('nom' =&gt; 'nom969' , 'prenom' =&gt; 'prenom969' , 'age' =&gt; 96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0" calcext:value-type="string">
            <text:p>nom970</text:p>
          </table:table-cell>
          <table:table-cell table:formula="of:=&quot;prenom&quot;&amp;ROW()" office:value-type="string" office:string-value="prenom970" calcext:value-type="string">
            <text:p>prenom970</text:p>
          </table:table-cell>
          <table:table-cell table:formula="of:=ROW()" office:value-type="float" office:value="970" calcext:value-type="float">
            <text:p>970</text:p>
          </table:table-cell>
          <table:table-cell/>
          <table:table-cell table:formula="of:=&quot;array('nom' =&gt; '&quot;&amp;[.E970]&amp;&quot;' , 'prenom' =&gt; '&quot;&amp;[.F970]&amp;&quot;' , 'age' =&gt; &quot;&amp;[.G970]&amp;&quot; , 'id_formulaire' =&gt; 1 ),&quot;" office:value-type="string" office:string-value="array('nom' =&gt; 'nom970' , 'prenom' =&gt; 'prenom970' , 'age' =&gt; 970 , 'id_formulaire' =&gt; 1 )," calcext:value-type="string">
            <text:p>array('nom' =&gt; 'nom970' , 'prenom' =&gt; 'prenom970' , 'age' =&gt; 97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1" calcext:value-type="string">
            <text:p>nom971</text:p>
          </table:table-cell>
          <table:table-cell table:formula="of:=&quot;prenom&quot;&amp;ROW()" office:value-type="string" office:string-value="prenom971" calcext:value-type="string">
            <text:p>prenom971</text:p>
          </table:table-cell>
          <table:table-cell table:formula="of:=ROW()" office:value-type="float" office:value="971" calcext:value-type="float">
            <text:p>971</text:p>
          </table:table-cell>
          <table:table-cell/>
          <table:table-cell table:formula="of:=&quot;array('nom' =&gt; '&quot;&amp;[.E971]&amp;&quot;' , 'prenom' =&gt; '&quot;&amp;[.F971]&amp;&quot;' , 'age' =&gt; &quot;&amp;[.G971]&amp;&quot; , 'id_formulaire' =&gt; 1 ),&quot;" office:value-type="string" office:string-value="array('nom' =&gt; 'nom971' , 'prenom' =&gt; 'prenom971' , 'age' =&gt; 971 , 'id_formulaire' =&gt; 1 )," calcext:value-type="string">
            <text:p>array('nom' =&gt; 'nom971' , 'prenom' =&gt; 'prenom971' , 'age' =&gt; 97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2" calcext:value-type="string">
            <text:p>nom972</text:p>
          </table:table-cell>
          <table:table-cell table:formula="of:=&quot;prenom&quot;&amp;ROW()" office:value-type="string" office:string-value="prenom972" calcext:value-type="string">
            <text:p>prenom972</text:p>
          </table:table-cell>
          <table:table-cell table:formula="of:=ROW()" office:value-type="float" office:value="972" calcext:value-type="float">
            <text:p>972</text:p>
          </table:table-cell>
          <table:table-cell/>
          <table:table-cell table:formula="of:=&quot;array('nom' =&gt; '&quot;&amp;[.E972]&amp;&quot;' , 'prenom' =&gt; '&quot;&amp;[.F972]&amp;&quot;' , 'age' =&gt; &quot;&amp;[.G972]&amp;&quot; , 'id_formulaire' =&gt; 1 ),&quot;" office:value-type="string" office:string-value="array('nom' =&gt; 'nom972' , 'prenom' =&gt; 'prenom972' , 'age' =&gt; 972 , 'id_formulaire' =&gt; 1 )," calcext:value-type="string">
            <text:p>array('nom' =&gt; 'nom972' , 'prenom' =&gt; 'prenom972' , 'age' =&gt; 97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3" calcext:value-type="string">
            <text:p>nom973</text:p>
          </table:table-cell>
          <table:table-cell table:formula="of:=&quot;prenom&quot;&amp;ROW()" office:value-type="string" office:string-value="prenom973" calcext:value-type="string">
            <text:p>prenom973</text:p>
          </table:table-cell>
          <table:table-cell table:formula="of:=ROW()" office:value-type="float" office:value="973" calcext:value-type="float">
            <text:p>973</text:p>
          </table:table-cell>
          <table:table-cell/>
          <table:table-cell table:formula="of:=&quot;array('nom' =&gt; '&quot;&amp;[.E973]&amp;&quot;' , 'prenom' =&gt; '&quot;&amp;[.F973]&amp;&quot;' , 'age' =&gt; &quot;&amp;[.G973]&amp;&quot; , 'id_formulaire' =&gt; 1 ),&quot;" office:value-type="string" office:string-value="array('nom' =&gt; 'nom973' , 'prenom' =&gt; 'prenom973' , 'age' =&gt; 973 , 'id_formulaire' =&gt; 1 )," calcext:value-type="string">
            <text:p>array('nom' =&gt; 'nom973' , 'prenom' =&gt; 'prenom973' , 'age' =&gt; 97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4" calcext:value-type="string">
            <text:p>nom974</text:p>
          </table:table-cell>
          <table:table-cell table:formula="of:=&quot;prenom&quot;&amp;ROW()" office:value-type="string" office:string-value="prenom974" calcext:value-type="string">
            <text:p>prenom974</text:p>
          </table:table-cell>
          <table:table-cell table:formula="of:=ROW()" office:value-type="float" office:value="974" calcext:value-type="float">
            <text:p>974</text:p>
          </table:table-cell>
          <table:table-cell/>
          <table:table-cell table:formula="of:=&quot;array('nom' =&gt; '&quot;&amp;[.E974]&amp;&quot;' , 'prenom' =&gt; '&quot;&amp;[.F974]&amp;&quot;' , 'age' =&gt; &quot;&amp;[.G974]&amp;&quot; , 'id_formulaire' =&gt; 1 ),&quot;" office:value-type="string" office:string-value="array('nom' =&gt; 'nom974' , 'prenom' =&gt; 'prenom974' , 'age' =&gt; 974 , 'id_formulaire' =&gt; 1 )," calcext:value-type="string">
            <text:p>array('nom' =&gt; 'nom974' , 'prenom' =&gt; 'prenom974' , 'age' =&gt; 97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5" calcext:value-type="string">
            <text:p>nom975</text:p>
          </table:table-cell>
          <table:table-cell table:formula="of:=&quot;prenom&quot;&amp;ROW()" office:value-type="string" office:string-value="prenom975" calcext:value-type="string">
            <text:p>prenom975</text:p>
          </table:table-cell>
          <table:table-cell table:formula="of:=ROW()" office:value-type="float" office:value="975" calcext:value-type="float">
            <text:p>975</text:p>
          </table:table-cell>
          <table:table-cell/>
          <table:table-cell table:formula="of:=&quot;array('nom' =&gt; '&quot;&amp;[.E975]&amp;&quot;' , 'prenom' =&gt; '&quot;&amp;[.F975]&amp;&quot;' , 'age' =&gt; &quot;&amp;[.G975]&amp;&quot; , 'id_formulaire' =&gt; 1 ),&quot;" office:value-type="string" office:string-value="array('nom' =&gt; 'nom975' , 'prenom' =&gt; 'prenom975' , 'age' =&gt; 975 , 'id_formulaire' =&gt; 1 )," calcext:value-type="string">
            <text:p>array('nom' =&gt; 'nom975' , 'prenom' =&gt; 'prenom975' , 'age' =&gt; 97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6" calcext:value-type="string">
            <text:p>nom976</text:p>
          </table:table-cell>
          <table:table-cell table:formula="of:=&quot;prenom&quot;&amp;ROW()" office:value-type="string" office:string-value="prenom976" calcext:value-type="string">
            <text:p>prenom976</text:p>
          </table:table-cell>
          <table:table-cell table:formula="of:=ROW()" office:value-type="float" office:value="976" calcext:value-type="float">
            <text:p>976</text:p>
          </table:table-cell>
          <table:table-cell/>
          <table:table-cell table:formula="of:=&quot;array('nom' =&gt; '&quot;&amp;[.E976]&amp;&quot;' , 'prenom' =&gt; '&quot;&amp;[.F976]&amp;&quot;' , 'age' =&gt; &quot;&amp;[.G976]&amp;&quot; , 'id_formulaire' =&gt; 1 ),&quot;" office:value-type="string" office:string-value="array('nom' =&gt; 'nom976' , 'prenom' =&gt; 'prenom976' , 'age' =&gt; 976 , 'id_formulaire' =&gt; 1 )," calcext:value-type="string">
            <text:p>array('nom' =&gt; 'nom976' , 'prenom' =&gt; 'prenom976' , 'age' =&gt; 97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7" calcext:value-type="string">
            <text:p>nom977</text:p>
          </table:table-cell>
          <table:table-cell table:formula="of:=&quot;prenom&quot;&amp;ROW()" office:value-type="string" office:string-value="prenom977" calcext:value-type="string">
            <text:p>prenom977</text:p>
          </table:table-cell>
          <table:table-cell table:formula="of:=ROW()" office:value-type="float" office:value="977" calcext:value-type="float">
            <text:p>977</text:p>
          </table:table-cell>
          <table:table-cell/>
          <table:table-cell table:formula="of:=&quot;array('nom' =&gt; '&quot;&amp;[.E977]&amp;&quot;' , 'prenom' =&gt; '&quot;&amp;[.F977]&amp;&quot;' , 'age' =&gt; &quot;&amp;[.G977]&amp;&quot; , 'id_formulaire' =&gt; 1 ),&quot;" office:value-type="string" office:string-value="array('nom' =&gt; 'nom977' , 'prenom' =&gt; 'prenom977' , 'age' =&gt; 977 , 'id_formulaire' =&gt; 1 )," calcext:value-type="string">
            <text:p>array('nom' =&gt; 'nom977' , 'prenom' =&gt; 'prenom977' , 'age' =&gt; 97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8" calcext:value-type="string">
            <text:p>nom978</text:p>
          </table:table-cell>
          <table:table-cell table:formula="of:=&quot;prenom&quot;&amp;ROW()" office:value-type="string" office:string-value="prenom978" calcext:value-type="string">
            <text:p>prenom978</text:p>
          </table:table-cell>
          <table:table-cell table:formula="of:=ROW()" office:value-type="float" office:value="978" calcext:value-type="float">
            <text:p>978</text:p>
          </table:table-cell>
          <table:table-cell/>
          <table:table-cell table:formula="of:=&quot;array('nom' =&gt; '&quot;&amp;[.E978]&amp;&quot;' , 'prenom' =&gt; '&quot;&amp;[.F978]&amp;&quot;' , 'age' =&gt; &quot;&amp;[.G978]&amp;&quot; , 'id_formulaire' =&gt; 1 ),&quot;" office:value-type="string" office:string-value="array('nom' =&gt; 'nom978' , 'prenom' =&gt; 'prenom978' , 'age' =&gt; 978 , 'id_formulaire' =&gt; 1 )," calcext:value-type="string">
            <text:p>array('nom' =&gt; 'nom978' , 'prenom' =&gt; 'prenom978' , 'age' =&gt; 97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79" calcext:value-type="string">
            <text:p>nom979</text:p>
          </table:table-cell>
          <table:table-cell table:formula="of:=&quot;prenom&quot;&amp;ROW()" office:value-type="string" office:string-value="prenom979" calcext:value-type="string">
            <text:p>prenom979</text:p>
          </table:table-cell>
          <table:table-cell table:formula="of:=ROW()" office:value-type="float" office:value="979" calcext:value-type="float">
            <text:p>979</text:p>
          </table:table-cell>
          <table:table-cell/>
          <table:table-cell table:formula="of:=&quot;array('nom' =&gt; '&quot;&amp;[.E979]&amp;&quot;' , 'prenom' =&gt; '&quot;&amp;[.F979]&amp;&quot;' , 'age' =&gt; &quot;&amp;[.G979]&amp;&quot; , 'id_formulaire' =&gt; 1 ),&quot;" office:value-type="string" office:string-value="array('nom' =&gt; 'nom979' , 'prenom' =&gt; 'prenom979' , 'age' =&gt; 979 , 'id_formulaire' =&gt; 1 )," calcext:value-type="string">
            <text:p>array('nom' =&gt; 'nom979' , 'prenom' =&gt; 'prenom979' , 'age' =&gt; 97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0" calcext:value-type="string">
            <text:p>nom980</text:p>
          </table:table-cell>
          <table:table-cell table:formula="of:=&quot;prenom&quot;&amp;ROW()" office:value-type="string" office:string-value="prenom980" calcext:value-type="string">
            <text:p>prenom980</text:p>
          </table:table-cell>
          <table:table-cell table:formula="of:=ROW()" office:value-type="float" office:value="980" calcext:value-type="float">
            <text:p>980</text:p>
          </table:table-cell>
          <table:table-cell/>
          <table:table-cell table:formula="of:=&quot;array('nom' =&gt; '&quot;&amp;[.E980]&amp;&quot;' , 'prenom' =&gt; '&quot;&amp;[.F980]&amp;&quot;' , 'age' =&gt; &quot;&amp;[.G980]&amp;&quot; , 'id_formulaire' =&gt; 1 ),&quot;" office:value-type="string" office:string-value="array('nom' =&gt; 'nom980' , 'prenom' =&gt; 'prenom980' , 'age' =&gt; 980 , 'id_formulaire' =&gt; 1 )," calcext:value-type="string">
            <text:p>array('nom' =&gt; 'nom980' , 'prenom' =&gt; 'prenom980' , 'age' =&gt; 98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1" calcext:value-type="string">
            <text:p>nom981</text:p>
          </table:table-cell>
          <table:table-cell table:formula="of:=&quot;prenom&quot;&amp;ROW()" office:value-type="string" office:string-value="prenom981" calcext:value-type="string">
            <text:p>prenom981</text:p>
          </table:table-cell>
          <table:table-cell table:formula="of:=ROW()" office:value-type="float" office:value="981" calcext:value-type="float">
            <text:p>981</text:p>
          </table:table-cell>
          <table:table-cell/>
          <table:table-cell table:formula="of:=&quot;array('nom' =&gt; '&quot;&amp;[.E981]&amp;&quot;' , 'prenom' =&gt; '&quot;&amp;[.F981]&amp;&quot;' , 'age' =&gt; &quot;&amp;[.G981]&amp;&quot; , 'id_formulaire' =&gt; 1 ),&quot;" office:value-type="string" office:string-value="array('nom' =&gt; 'nom981' , 'prenom' =&gt; 'prenom981' , 'age' =&gt; 981 , 'id_formulaire' =&gt; 1 )," calcext:value-type="string">
            <text:p>array('nom' =&gt; 'nom981' , 'prenom' =&gt; 'prenom981' , 'age' =&gt; 98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2" calcext:value-type="string">
            <text:p>nom982</text:p>
          </table:table-cell>
          <table:table-cell table:formula="of:=&quot;prenom&quot;&amp;ROW()" office:value-type="string" office:string-value="prenom982" calcext:value-type="string">
            <text:p>prenom982</text:p>
          </table:table-cell>
          <table:table-cell table:formula="of:=ROW()" office:value-type="float" office:value="982" calcext:value-type="float">
            <text:p>982</text:p>
          </table:table-cell>
          <table:table-cell/>
          <table:table-cell table:formula="of:=&quot;array('nom' =&gt; '&quot;&amp;[.E982]&amp;&quot;' , 'prenom' =&gt; '&quot;&amp;[.F982]&amp;&quot;' , 'age' =&gt; &quot;&amp;[.G982]&amp;&quot; , 'id_formulaire' =&gt; 1 ),&quot;" office:value-type="string" office:string-value="array('nom' =&gt; 'nom982' , 'prenom' =&gt; 'prenom982' , 'age' =&gt; 982 , 'id_formulaire' =&gt; 1 )," calcext:value-type="string">
            <text:p>array('nom' =&gt; 'nom982' , 'prenom' =&gt; 'prenom982' , 'age' =&gt; 98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3" calcext:value-type="string">
            <text:p>nom983</text:p>
          </table:table-cell>
          <table:table-cell table:formula="of:=&quot;prenom&quot;&amp;ROW()" office:value-type="string" office:string-value="prenom983" calcext:value-type="string">
            <text:p>prenom983</text:p>
          </table:table-cell>
          <table:table-cell table:formula="of:=ROW()" office:value-type="float" office:value="983" calcext:value-type="float">
            <text:p>983</text:p>
          </table:table-cell>
          <table:table-cell/>
          <table:table-cell table:formula="of:=&quot;array('nom' =&gt; '&quot;&amp;[.E983]&amp;&quot;' , 'prenom' =&gt; '&quot;&amp;[.F983]&amp;&quot;' , 'age' =&gt; &quot;&amp;[.G983]&amp;&quot; , 'id_formulaire' =&gt; 1 ),&quot;" office:value-type="string" office:string-value="array('nom' =&gt; 'nom983' , 'prenom' =&gt; 'prenom983' , 'age' =&gt; 983 , 'id_formulaire' =&gt; 1 )," calcext:value-type="string">
            <text:p>array('nom' =&gt; 'nom983' , 'prenom' =&gt; 'prenom983' , 'age' =&gt; 98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4" calcext:value-type="string">
            <text:p>nom984</text:p>
          </table:table-cell>
          <table:table-cell table:formula="of:=&quot;prenom&quot;&amp;ROW()" office:value-type="string" office:string-value="prenom984" calcext:value-type="string">
            <text:p>prenom984</text:p>
          </table:table-cell>
          <table:table-cell table:formula="of:=ROW()" office:value-type="float" office:value="984" calcext:value-type="float">
            <text:p>984</text:p>
          </table:table-cell>
          <table:table-cell/>
          <table:table-cell table:formula="of:=&quot;array('nom' =&gt; '&quot;&amp;[.E984]&amp;&quot;' , 'prenom' =&gt; '&quot;&amp;[.F984]&amp;&quot;' , 'age' =&gt; &quot;&amp;[.G984]&amp;&quot; , 'id_formulaire' =&gt; 1 ),&quot;" office:value-type="string" office:string-value="array('nom' =&gt; 'nom984' , 'prenom' =&gt; 'prenom984' , 'age' =&gt; 984 , 'id_formulaire' =&gt; 1 )," calcext:value-type="string">
            <text:p>array('nom' =&gt; 'nom984' , 'prenom' =&gt; 'prenom984' , 'age' =&gt; 98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5" calcext:value-type="string">
            <text:p>nom985</text:p>
          </table:table-cell>
          <table:table-cell table:formula="of:=&quot;prenom&quot;&amp;ROW()" office:value-type="string" office:string-value="prenom985" calcext:value-type="string">
            <text:p>prenom985</text:p>
          </table:table-cell>
          <table:table-cell table:formula="of:=ROW()" office:value-type="float" office:value="985" calcext:value-type="float">
            <text:p>985</text:p>
          </table:table-cell>
          <table:table-cell/>
          <table:table-cell table:formula="of:=&quot;array('nom' =&gt; '&quot;&amp;[.E985]&amp;&quot;' , 'prenom' =&gt; '&quot;&amp;[.F985]&amp;&quot;' , 'age' =&gt; &quot;&amp;[.G985]&amp;&quot; , 'id_formulaire' =&gt; 1 ),&quot;" office:value-type="string" office:string-value="array('nom' =&gt; 'nom985' , 'prenom' =&gt; 'prenom985' , 'age' =&gt; 985 , 'id_formulaire' =&gt; 1 )," calcext:value-type="string">
            <text:p>array('nom' =&gt; 'nom985' , 'prenom' =&gt; 'prenom985' , 'age' =&gt; 98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6" calcext:value-type="string">
            <text:p>nom986</text:p>
          </table:table-cell>
          <table:table-cell table:formula="of:=&quot;prenom&quot;&amp;ROW()" office:value-type="string" office:string-value="prenom986" calcext:value-type="string">
            <text:p>prenom986</text:p>
          </table:table-cell>
          <table:table-cell table:formula="of:=ROW()" office:value-type="float" office:value="986" calcext:value-type="float">
            <text:p>986</text:p>
          </table:table-cell>
          <table:table-cell/>
          <table:table-cell table:formula="of:=&quot;array('nom' =&gt; '&quot;&amp;[.E986]&amp;&quot;' , 'prenom' =&gt; '&quot;&amp;[.F986]&amp;&quot;' , 'age' =&gt; &quot;&amp;[.G986]&amp;&quot; , 'id_formulaire' =&gt; 1 ),&quot;" office:value-type="string" office:string-value="array('nom' =&gt; 'nom986' , 'prenom' =&gt; 'prenom986' , 'age' =&gt; 986 , 'id_formulaire' =&gt; 1 )," calcext:value-type="string">
            <text:p>array('nom' =&gt; 'nom986' , 'prenom' =&gt; 'prenom986' , 'age' =&gt; 98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7" calcext:value-type="string">
            <text:p>nom987</text:p>
          </table:table-cell>
          <table:table-cell table:formula="of:=&quot;prenom&quot;&amp;ROW()" office:value-type="string" office:string-value="prenom987" calcext:value-type="string">
            <text:p>prenom987</text:p>
          </table:table-cell>
          <table:table-cell table:formula="of:=ROW()" office:value-type="float" office:value="987" calcext:value-type="float">
            <text:p>987</text:p>
          </table:table-cell>
          <table:table-cell/>
          <table:table-cell table:formula="of:=&quot;array('nom' =&gt; '&quot;&amp;[.E987]&amp;&quot;' , 'prenom' =&gt; '&quot;&amp;[.F987]&amp;&quot;' , 'age' =&gt; &quot;&amp;[.G987]&amp;&quot; , 'id_formulaire' =&gt; 1 ),&quot;" office:value-type="string" office:string-value="array('nom' =&gt; 'nom987' , 'prenom' =&gt; 'prenom987' , 'age' =&gt; 987 , 'id_formulaire' =&gt; 1 )," calcext:value-type="string">
            <text:p>array('nom' =&gt; 'nom987' , 'prenom' =&gt; 'prenom987' , 'age' =&gt; 98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8" calcext:value-type="string">
            <text:p>nom988</text:p>
          </table:table-cell>
          <table:table-cell table:formula="of:=&quot;prenom&quot;&amp;ROW()" office:value-type="string" office:string-value="prenom988" calcext:value-type="string">
            <text:p>prenom988</text:p>
          </table:table-cell>
          <table:table-cell table:formula="of:=ROW()" office:value-type="float" office:value="988" calcext:value-type="float">
            <text:p>988</text:p>
          </table:table-cell>
          <table:table-cell/>
          <table:table-cell table:formula="of:=&quot;array('nom' =&gt; '&quot;&amp;[.E988]&amp;&quot;' , 'prenom' =&gt; '&quot;&amp;[.F988]&amp;&quot;' , 'age' =&gt; &quot;&amp;[.G988]&amp;&quot; , 'id_formulaire' =&gt; 1 ),&quot;" office:value-type="string" office:string-value="array('nom' =&gt; 'nom988' , 'prenom' =&gt; 'prenom988' , 'age' =&gt; 988 , 'id_formulaire' =&gt; 1 )," calcext:value-type="string">
            <text:p>array('nom' =&gt; 'nom988' , 'prenom' =&gt; 'prenom988' , 'age' =&gt; 98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89" calcext:value-type="string">
            <text:p>nom989</text:p>
          </table:table-cell>
          <table:table-cell table:formula="of:=&quot;prenom&quot;&amp;ROW()" office:value-type="string" office:string-value="prenom989" calcext:value-type="string">
            <text:p>prenom989</text:p>
          </table:table-cell>
          <table:table-cell table:formula="of:=ROW()" office:value-type="float" office:value="989" calcext:value-type="float">
            <text:p>989</text:p>
          </table:table-cell>
          <table:table-cell/>
          <table:table-cell table:formula="of:=&quot;array('nom' =&gt; '&quot;&amp;[.E989]&amp;&quot;' , 'prenom' =&gt; '&quot;&amp;[.F989]&amp;&quot;' , 'age' =&gt; &quot;&amp;[.G989]&amp;&quot; , 'id_formulaire' =&gt; 1 ),&quot;" office:value-type="string" office:string-value="array('nom' =&gt; 'nom989' , 'prenom' =&gt; 'prenom989' , 'age' =&gt; 989 , 'id_formulaire' =&gt; 1 )," calcext:value-type="string">
            <text:p>array('nom' =&gt; 'nom989' , 'prenom' =&gt; 'prenom989' , 'age' =&gt; 98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0" calcext:value-type="string">
            <text:p>nom990</text:p>
          </table:table-cell>
          <table:table-cell table:formula="of:=&quot;prenom&quot;&amp;ROW()" office:value-type="string" office:string-value="prenom990" calcext:value-type="string">
            <text:p>prenom990</text:p>
          </table:table-cell>
          <table:table-cell table:formula="of:=ROW()" office:value-type="float" office:value="990" calcext:value-type="float">
            <text:p>990</text:p>
          </table:table-cell>
          <table:table-cell/>
          <table:table-cell table:formula="of:=&quot;array('nom' =&gt; '&quot;&amp;[.E990]&amp;&quot;' , 'prenom' =&gt; '&quot;&amp;[.F990]&amp;&quot;' , 'age' =&gt; &quot;&amp;[.G990]&amp;&quot; , 'id_formulaire' =&gt; 1 ),&quot;" office:value-type="string" office:string-value="array('nom' =&gt; 'nom990' , 'prenom' =&gt; 'prenom990' , 'age' =&gt; 990 , 'id_formulaire' =&gt; 1 )," calcext:value-type="string">
            <text:p>array('nom' =&gt; 'nom990' , 'prenom' =&gt; 'prenom990' , 'age' =&gt; 990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1" calcext:value-type="string">
            <text:p>nom991</text:p>
          </table:table-cell>
          <table:table-cell table:formula="of:=&quot;prenom&quot;&amp;ROW()" office:value-type="string" office:string-value="prenom991" calcext:value-type="string">
            <text:p>prenom991</text:p>
          </table:table-cell>
          <table:table-cell table:formula="of:=ROW()" office:value-type="float" office:value="991" calcext:value-type="float">
            <text:p>991</text:p>
          </table:table-cell>
          <table:table-cell/>
          <table:table-cell table:formula="of:=&quot;array('nom' =&gt; '&quot;&amp;[.E991]&amp;&quot;' , 'prenom' =&gt; '&quot;&amp;[.F991]&amp;&quot;' , 'age' =&gt; &quot;&amp;[.G991]&amp;&quot; , 'id_formulaire' =&gt; 1 ),&quot;" office:value-type="string" office:string-value="array('nom' =&gt; 'nom991' , 'prenom' =&gt; 'prenom991' , 'age' =&gt; 991 , 'id_formulaire' =&gt; 1 )," calcext:value-type="string">
            <text:p>array('nom' =&gt; 'nom991' , 'prenom' =&gt; 'prenom991' , 'age' =&gt; 991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2" calcext:value-type="string">
            <text:p>nom992</text:p>
          </table:table-cell>
          <table:table-cell table:formula="of:=&quot;prenom&quot;&amp;ROW()" office:value-type="string" office:string-value="prenom992" calcext:value-type="string">
            <text:p>prenom992</text:p>
          </table:table-cell>
          <table:table-cell table:formula="of:=ROW()" office:value-type="float" office:value="992" calcext:value-type="float">
            <text:p>992</text:p>
          </table:table-cell>
          <table:table-cell/>
          <table:table-cell table:formula="of:=&quot;array('nom' =&gt; '&quot;&amp;[.E992]&amp;&quot;' , 'prenom' =&gt; '&quot;&amp;[.F992]&amp;&quot;' , 'age' =&gt; &quot;&amp;[.G992]&amp;&quot; , 'id_formulaire' =&gt; 1 ),&quot;" office:value-type="string" office:string-value="array('nom' =&gt; 'nom992' , 'prenom' =&gt; 'prenom992' , 'age' =&gt; 992 , 'id_formulaire' =&gt; 1 )," calcext:value-type="string">
            <text:p>array('nom' =&gt; 'nom992' , 'prenom' =&gt; 'prenom992' , 'age' =&gt; 992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3" calcext:value-type="string">
            <text:p>nom993</text:p>
          </table:table-cell>
          <table:table-cell table:formula="of:=&quot;prenom&quot;&amp;ROW()" office:value-type="string" office:string-value="prenom993" calcext:value-type="string">
            <text:p>prenom993</text:p>
          </table:table-cell>
          <table:table-cell table:formula="of:=ROW()" office:value-type="float" office:value="993" calcext:value-type="float">
            <text:p>993</text:p>
          </table:table-cell>
          <table:table-cell/>
          <table:table-cell table:formula="of:=&quot;array('nom' =&gt; '&quot;&amp;[.E993]&amp;&quot;' , 'prenom' =&gt; '&quot;&amp;[.F993]&amp;&quot;' , 'age' =&gt; &quot;&amp;[.G993]&amp;&quot; , 'id_formulaire' =&gt; 1 ),&quot;" office:value-type="string" office:string-value="array('nom' =&gt; 'nom993' , 'prenom' =&gt; 'prenom993' , 'age' =&gt; 993 , 'id_formulaire' =&gt; 1 )," calcext:value-type="string">
            <text:p>array('nom' =&gt; 'nom993' , 'prenom' =&gt; 'prenom993' , 'age' =&gt; 993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4" calcext:value-type="string">
            <text:p>nom994</text:p>
          </table:table-cell>
          <table:table-cell table:formula="of:=&quot;prenom&quot;&amp;ROW()" office:value-type="string" office:string-value="prenom994" calcext:value-type="string">
            <text:p>prenom994</text:p>
          </table:table-cell>
          <table:table-cell table:formula="of:=ROW()" office:value-type="float" office:value="994" calcext:value-type="float">
            <text:p>994</text:p>
          </table:table-cell>
          <table:table-cell/>
          <table:table-cell table:formula="of:=&quot;array('nom' =&gt; '&quot;&amp;[.E994]&amp;&quot;' , 'prenom' =&gt; '&quot;&amp;[.F994]&amp;&quot;' , 'age' =&gt; &quot;&amp;[.G994]&amp;&quot; , 'id_formulaire' =&gt; 1 ),&quot;" office:value-type="string" office:string-value="array('nom' =&gt; 'nom994' , 'prenom' =&gt; 'prenom994' , 'age' =&gt; 994 , 'id_formulaire' =&gt; 1 )," calcext:value-type="string">
            <text:p>array('nom' =&gt; 'nom994' , 'prenom' =&gt; 'prenom994' , 'age' =&gt; 994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5" calcext:value-type="string">
            <text:p>nom995</text:p>
          </table:table-cell>
          <table:table-cell table:formula="of:=&quot;prenom&quot;&amp;ROW()" office:value-type="string" office:string-value="prenom995" calcext:value-type="string">
            <text:p>prenom995</text:p>
          </table:table-cell>
          <table:table-cell table:formula="of:=ROW()" office:value-type="float" office:value="995" calcext:value-type="float">
            <text:p>995</text:p>
          </table:table-cell>
          <table:table-cell/>
          <table:table-cell table:formula="of:=&quot;array('nom' =&gt; '&quot;&amp;[.E995]&amp;&quot;' , 'prenom' =&gt; '&quot;&amp;[.F995]&amp;&quot;' , 'age' =&gt; &quot;&amp;[.G995]&amp;&quot; , 'id_formulaire' =&gt; 1 ),&quot;" office:value-type="string" office:string-value="array('nom' =&gt; 'nom995' , 'prenom' =&gt; 'prenom995' , 'age' =&gt; 995 , 'id_formulaire' =&gt; 1 )," calcext:value-type="string">
            <text:p>array('nom' =&gt; 'nom995' , 'prenom' =&gt; 'prenom995' , 'age' =&gt; 995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6" calcext:value-type="string">
            <text:p>nom996</text:p>
          </table:table-cell>
          <table:table-cell table:formula="of:=&quot;prenom&quot;&amp;ROW()" office:value-type="string" office:string-value="prenom996" calcext:value-type="string">
            <text:p>prenom996</text:p>
          </table:table-cell>
          <table:table-cell table:formula="of:=ROW()" office:value-type="float" office:value="996" calcext:value-type="float">
            <text:p>996</text:p>
          </table:table-cell>
          <table:table-cell/>
          <table:table-cell table:formula="of:=&quot;array('nom' =&gt; '&quot;&amp;[.E996]&amp;&quot;' , 'prenom' =&gt; '&quot;&amp;[.F996]&amp;&quot;' , 'age' =&gt; &quot;&amp;[.G996]&amp;&quot; , 'id_formulaire' =&gt; 1 ),&quot;" office:value-type="string" office:string-value="array('nom' =&gt; 'nom996' , 'prenom' =&gt; 'prenom996' , 'age' =&gt; 996 , 'id_formulaire' =&gt; 1 )," calcext:value-type="string">
            <text:p>array('nom' =&gt; 'nom996' , 'prenom' =&gt; 'prenom996' , 'age' =&gt; 996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7" calcext:value-type="string">
            <text:p>nom997</text:p>
          </table:table-cell>
          <table:table-cell table:formula="of:=&quot;prenom&quot;&amp;ROW()" office:value-type="string" office:string-value="prenom997" calcext:value-type="string">
            <text:p>prenom997</text:p>
          </table:table-cell>
          <table:table-cell table:formula="of:=ROW()" office:value-type="float" office:value="997" calcext:value-type="float">
            <text:p>997</text:p>
          </table:table-cell>
          <table:table-cell/>
          <table:table-cell table:formula="of:=&quot;array('nom' =&gt; '&quot;&amp;[.E997]&amp;&quot;' , 'prenom' =&gt; '&quot;&amp;[.F997]&amp;&quot;' , 'age' =&gt; &quot;&amp;[.G997]&amp;&quot; , 'id_formulaire' =&gt; 1 ),&quot;" office:value-type="string" office:string-value="array('nom' =&gt; 'nom997' , 'prenom' =&gt; 'prenom997' , 'age' =&gt; 997 , 'id_formulaire' =&gt; 1 )," calcext:value-type="string">
            <text:p>array('nom' =&gt; 'nom997' , 'prenom' =&gt; 'prenom997' , 'age' =&gt; 997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8" calcext:value-type="string">
            <text:p>nom998</text:p>
          </table:table-cell>
          <table:table-cell table:formula="of:=&quot;prenom&quot;&amp;ROW()" office:value-type="string" office:string-value="prenom998" calcext:value-type="string">
            <text:p>prenom998</text:p>
          </table:table-cell>
          <table:table-cell table:formula="of:=ROW()" office:value-type="float" office:value="998" calcext:value-type="float">
            <text:p>998</text:p>
          </table:table-cell>
          <table:table-cell/>
          <table:table-cell table:formula="of:=&quot;array('nom' =&gt; '&quot;&amp;[.E998]&amp;&quot;' , 'prenom' =&gt; '&quot;&amp;[.F998]&amp;&quot;' , 'age' =&gt; &quot;&amp;[.G998]&amp;&quot; , 'id_formulaire' =&gt; 1 ),&quot;" office:value-type="string" office:string-value="array('nom' =&gt; 'nom998' , 'prenom' =&gt; 'prenom998' , 'age' =&gt; 998 , 'id_formulaire' =&gt; 1 )," calcext:value-type="string">
            <text:p>array('nom' =&gt; 'nom998' , 'prenom' =&gt; 'prenom998' , 'age' =&gt; 998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999" calcext:value-type="string">
            <text:p>nom999</text:p>
          </table:table-cell>
          <table:table-cell table:formula="of:=&quot;prenom&quot;&amp;ROW()" office:value-type="string" office:string-value="prenom999" calcext:value-type="string">
            <text:p>prenom999</text:p>
          </table:table-cell>
          <table:table-cell table:formula="of:=ROW()" office:value-type="float" office:value="999" calcext:value-type="float">
            <text:p>999</text:p>
          </table:table-cell>
          <table:table-cell/>
          <table:table-cell table:formula="of:=&quot;array('nom' =&gt; '&quot;&amp;[.E999]&amp;&quot;' , 'prenom' =&gt; '&quot;&amp;[.F999]&amp;&quot;' , 'age' =&gt; &quot;&amp;[.G999]&amp;&quot; , 'id_formulaire' =&gt; 1 ),&quot;" office:value-type="string" office:string-value="array('nom' =&gt; 'nom999' , 'prenom' =&gt; 'prenom999' , 'age' =&gt; 999 , 'id_formulaire' =&gt; 1 )," calcext:value-type="string">
            <text:p>array('nom' =&gt; 'nom999' , 'prenom' =&gt; 'prenom999' , 'age' =&gt; 999 , 'id_formulaire' =&gt; 1 ),</text:p>
          </table:table-cell>
        </table:table-row>
        <table:table-row table:style-name="ro1">
          <table:table-cell table:number-columns-repeated="4"/>
          <table:table-cell table:formula="of:=&quot;nom&quot; &amp; ROW()" office:value-type="string" office:string-value="nom1000" calcext:value-type="string">
            <text:p>nom1000</text:p>
          </table:table-cell>
          <table:table-cell table:formula="of:=&quot;prenom&quot;&amp;ROW()" office:value-type="string" office:string-value="prenom1000" calcext:value-type="string">
            <text:p>prenom1000</text:p>
          </table:table-cell>
          <table:table-cell table:formula="of:=ROW()" office:value-type="float" office:value="1000" calcext:value-type="float">
            <text:p>1000</text:p>
          </table:table-cell>
          <table:table-cell/>
          <table:table-cell table:formula="of:=&quot;array('nom' =&gt; '&quot;&amp;[.E1000]&amp;&quot;' , 'prenom' =&gt; '&quot;&amp;[.F1000]&amp;&quot;' , 'age' =&gt; &quot;&amp;[.G1000]&amp;&quot; , 'id_formulaire' =&gt; 1 ),&quot;" office:value-type="string" office:string-value="array('nom' =&gt; 'nom1000' , 'prenom' =&gt; 'prenom1000' , 'age' =&gt; 1000 , 'id_formulaire' =&gt; 1 )," calcext:value-type="string">
            <text:p>array('nom' =&gt; 'nom1000' , 'prenom' =&gt; 'prenom1000' , 'age' =&gt; 1000 , 'id_formulaire' =&gt; 1 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0:54:33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4T15:30:31.458000000</meta:creation-date>
    <dc:date>2019-09-15T14:22:38.848000000</dc:date>
    <meta:editing-duration>PT3H35M13S</meta:editing-duration>
    <meta:editing-cycles>3</meta:editing-cycles>
    <meta:generator>LibreOffice/6.3.0.4$Windows_X86_64 LibreOffice_project/057fc023c990d676a43019934386b85b21a9ee99</meta:generator>
    <meta:document-statistic meta:table-count="1" meta:cell-count="4000" meta:object-count="0"/>
  </office:meta>
</office:document-meta>
</file>